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CAA6F4CF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F000000DF15A66689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F000000DF15A66689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0D000000DD000000DD3F0040E4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1.1264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2.0756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1.7319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5728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5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Times New Roman"/>
    </style:style>
    <style:style style:name="ce12" style:family="table-cell" style:parent-style-name="Default" style:data-style-name="N126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25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6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6" style:family="table-cell" style:parent-style-name="Default" style:data-style-name="N127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7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8" style:family="table-cell" style:parent-style-name="Default" style:data-style-name="N126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center" fo:margin-left="0in"/>
      <style:text-properties style:font-name="Times New Roman"/>
    </style:style>
    <style:style style:name="ce22" style:family="table-cell" style:parent-style-name="Default" style:data-style-name="N127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ackground-color="#ffffff"/>
    </style:style>
    <style:style style:name="ce2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Times New Roman"/>
    </style:style>
    <style:style style:name="ce27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Times New Roman"/>
    </style:style>
    <style:style style:name="ce28" style:family="table-cell" style:parent-style-name="Default" style:data-style-name="N128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29" style:family="table-cell" style:parent-style-name="Default" style:data-style-name="N125"/>
    <style:style style:name="ce30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Times New Roman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3" style:family="table-cell" style:parent-style-name="Default" style:data-style-name="N125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7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8" style:family="table-cell" style:parent-style-name="Default" style:data-style-name="N12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imes New Roman"/>
    </style:style>
    <style:style style:name="ce40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42" style:family="table-cell" style:parent-style-name="Default" style:data-style-name="N2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Times New Roman1"/>
    </style:style>
  </office:automatic-styles>
  <office:body>
    <office:spreadsheet>
      <table:calculation-settings table:automatic-find-labels="false" table:use-regular-expressions="false"/>
      <table:table table:name="Лист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/>
          <table:table-cell table:style-name="ce1" table:number-columns-repeated="2"/>
          <table:table-cell table:style-name="ce11" table:number-columns-repeated="2"/>
          <table:table-cell table:style-name="ce20"/>
          <table:table-cell table:style-name="ce26"/>
          <table:table-cell table:style-name="ce19"/>
          <table:table-cell table:style-name="ce31" table:number-columns-repeated="4"/>
          <table:table-cell table:style-name="ce19"/>
          <table:table-cell table:style-name="ce31"/>
          <table:table-cell table:number-columns-repeated="6"/>
          <table:table-cell table:style-name="ce5"/>
          <table:table-cell table:number-columns-repeated="6"/>
          <table:table-cell table:style-name="ce24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2">
            <text:p>Объем насыщенного раствора БК, мл</text:p>
          </table:table-cell>
          <table:table-cell table:style-name="ce2" office:value-type="string" table:number-columns-spanned="1" table:number-rows-spanned="2">
            <text:p>Концентрация полученного раствора С<text:span text:style-name="T1">исх</text:span>, ммоль/л</text:p>
          </table:table-cell>
          <table:table-cell table:style-name="ce3" office:value-type="string" table:number-columns-spanned="2" table:number-rows-spanned="1">
            <text:p>Оптическая плотность D (<text:span text:style-name="T2">λ </text:span>= 273 нм)</text:p>
          </table:table-cell>
          <table:covered-table-cell table:style-name="ce3"/>
          <table:table-cell table:style-name="ce21" office:value-type="string" table:number-columns-spanned="1" table:number-rows-spanned="2">
            <text:p>Концентрация раствора после адсорбции С<text:span text:style-name="T1">равн</text:span>, ммоль/л</text:p>
          </table:table-cell>
          <table:table-cell table:style-name="ce27" office:value-type="string" table:number-columns-spanned="1" table:number-rows-spanned="2">
            <text:p>Г, моль/г</text:p>
          </table:table-cell>
          <table:table-cell table:style-name="ce19"/>
          <table:table-cell table:style-name="ce31" office:value-type="string">
            <text:p>Изотерма Генри</text:p>
          </table:table-cell>
          <table:table-cell table:style-name="ce31" table:number-columns-repeated="3"/>
          <table:table-cell table:style-name="ce19"/>
          <table:table-cell table:style-name="ce31" office:value-type="string">
            <text:p>Изотерма Ленгмюра</text:p>
          </table:table-cell>
          <table:table-cell table:number-columns-repeated="6"/>
          <table:table-cell table:style-name="ce5" office:value-type="string">
            <text:p>Изотерма Фрейндлиха</text:p>
          </table:table-cell>
          <table:table-cell table:number-columns-repeated="6"/>
          <table:table-cell table:style-name="ce24" table:number-columns-repeated="2"/>
        </table:table-row>
        <table:table-row table:style-name="ro1">
          <table:table-cell/>
          <table:covered-table-cell table:number-columns-repeated="2" table:style-name="ce3"/>
          <table:table-cell table:style-name="ce3" office:value-type="string">
            <text:p>До адсорбции</text:p>
          </table:table-cell>
          <table:table-cell table:style-name="ce3" office:value-type="string">
            <text:p>После адсорбции</text:p>
          </table:table-cell>
          <table:covered-table-cell table:style-name="ce3"/>
          <table:covered-table-cell table:style-name="ce4"/>
          <table:table-cell table:style-name="ce6"/>
          <table:table-cell table:style-name="ce4" office:value-type="string">
            <text:p>C. ммоль/л</text:p>
          </table:table-cell>
          <table:table-cell table:style-name="ce4" office:value-type="string">
            <text:p>Г. моль/г</text:p>
          </table:table-cell>
          <table:table-cell table:style-name="ce3" office:value-type="string">
            <text:p>k. л/г</text:p>
          </table:table-cell>
          <table:table-cell table:style-name="ce3" office:value-type="string">
            <text:p><text:span text:style-name="T2">σ</text:span>k</text:p>
          </table:table-cell>
          <table:table-cell table:style-name="ce19"/>
          <table:table-cell table:style-name="ce4" office:value-type="string">
            <text:p>1/C</text:p>
          </table:table-cell>
          <table:table-cell table:style-name="ce4" office:value-type="string">
            <text:p>1/Г</text:p>
          </table:table-cell>
          <table:table-cell table:style-name="ce4" office:value-type="string">
            <text:p>k</text:p>
          </table:table-cell>
          <table:table-cell table:style-name="ce40" office:value-type="string">
            <text:p><text:span text:style-name="T2">σ</text:span>k</text:p>
          </table:table-cell>
          <table:table-cell table:style-name="ce40" office:value-type="string">
            <text:p>b</text:p>
          </table:table-cell>
          <table:table-cell table:style-name="ce4" office:value-type="string">
            <text:p><text:span text:style-name="T2">σ</text:span>b</text:p>
          </table:table-cell>
          <table:table-cell table:style-name="ce6"/>
          <table:table-cell table:style-name="ce4" office:value-type="string">
            <text:p>ln C</text:p>
          </table:table-cell>
          <table:table-cell table:style-name="ce4" office:value-type="string">
            <text:p>ln Г</text:p>
          </table:table-cell>
          <table:table-cell table:style-name="ce4" office:value-type="string">
            <text:p>k</text:p>
          </table:table-cell>
          <table:table-cell table:style-name="ce4" office:value-type="string">
            <text:p><text:span text:style-name="T2">σ</text:span>k</text:p>
          </table:table-cell>
          <table:table-cell table:style-name="ce4" office:value-type="string">
            <text:p>b</text:p>
          </table:table-cell>
          <table:table-cell table:style-name="ce4" office:value-type="string">
            <text:p><text:span text:style-name="T2">σ</text:span>b</text:p>
          </table:table-cell>
          <table:table-cell/>
          <table:table-cell table:style-name="ce24" table:number-columns-repeated="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formula="of:=0.022*[.B4]*10" office:value-type="float" office:value="0.44">
            <text:p>0.44</text:p>
          </table:table-cell>
          <table:table-cell table:style-name="ce12" office:value-type="float" office:value="0.135732">
            <text:p>0.1357</text:p>
          </table:table-cell>
          <table:table-cell table:style-name="ce18" office:value-type="float" office:value="0.0937420000000001">
            <text:p>0.0937</text:p>
          </table:table-cell>
          <table:table-cell table:style-name="ce22" table:formula="of:=[.E4]*[.$F$13]" office:value-type="float" office:value="0.247708334359193">
            <text:p>0.248</text:p>
          </table:table-cell>
          <table:table-cell table:style-name="ce28" table:formula="of:=([.C4]-[.F4]) * 10^(-4) / 0.033" office:value-type="float" office:value="0.000582702017093355">
            <text:p>0.00058</text:p>
          </table:table-cell>
          <table:table-cell table:style-name="ce30"/>
          <table:table-cell table:style-name="ce16" table:formula="of:=[.F4]" office:value-type="float" office:value="0.247708334359193">
            <text:p>0.248</text:p>
          </table:table-cell>
          <table:table-cell table:style-name="ce28" table:formula="of:=[.G4]" office:value-type="float" office:value="0.000582702017093355">
            <text:p>0.00058</text:p>
          </table:table-cell>
          <table:table-cell table:style-name="ce35" office:value-type="float" office:value="11.6295897079277" table:number-columns-spanned="1" table:number-rows-spanned="6">
            <text:p>11.6</text:p>
          </table:table-cell>
          <table:table-cell table:style-name="ce35" office:value-type="float" office:value="0.551287311689282" table:number-columns-spanned="1" table:number-rows-spanned="6">
            <text:p>0.6</text:p>
          </table:table-cell>
          <table:table-cell table:style-name="ce30"/>
          <table:table-cell table:style-name="ce15" table:formula="of:=1000/[.F4]" office:value-type="float" office:value="4037.0058705814">
            <text:p>4037</text:p>
          </table:table-cell>
          <table:table-cell table:style-name="ce15" table:formula="of:=1/[.G4]" office:value-type="float" office:value="1716.14302107313">
            <text:p>1716</text:p>
          </table:table-cell>
          <table:table-cell table:style-name="ce38" office:value-type="float" office:value="0.0905821915983116" table:number-columns-spanned="1" table:number-rows-spanned="6">
            <text:p>0.091</text:p>
          </table:table-cell>
          <table:table-cell table:style-name="ce38" office:value-type="float" office:value="0.0129357439813982" table:number-columns-spanned="1" table:number-rows-spanned="6">
            <text:p>0.013</text:p>
          </table:table-cell>
          <table:table-cell table:style-name="ce8" office:value-type="float" office:value="31" table:number-columns-spanned="1" table:number-rows-spanned="6">
            <text:p>31</text:p>
          </table:table-cell>
          <table:table-cell table:style-name="ce8" office:value-type="float" office:value="5" table:number-columns-spanned="1" table:number-rows-spanned="6">
            <text:p>5</text:p>
          </table:table-cell>
          <table:table-cell table:style-name="ce6"/>
          <table:table-cell table:style-name="ce17" table:formula="of:=LN([.F4]*10^(-3))" office:value-type="float" office:value="-8.30325857504594">
            <text:p>-8.30</text:p>
          </table:table-cell>
          <table:table-cell table:style-name="ce17" table:formula="of:=LN([.G4])" office:value-type="float" office:value="-7.44783462218857">
            <text:p>-7.45</text:p>
          </table:table-cell>
          <table:table-cell table:style-name="ce42" office:value-type="float" office:value="1.01090901093101" table:number-columns-spanned="1" table:number-rows-spanned="6">
            <text:p>1.01</text:p>
          </table:table-cell>
          <table:table-cell table:style-name="ce42" office:value-type="float" office:value="0.0901115718693856" table:number-columns-spanned="1" table:number-rows-spanned="6">
            <text:p>0.09</text:p>
          </table:table-cell>
          <table:table-cell table:style-name="ce35" office:value-type="float" office:value="2.48106846723998" table:number-columns-spanned="1" table:number-rows-spanned="6">
            <text:p>2.5</text:p>
          </table:table-cell>
          <table:table-cell table:style-name="ce35" office:value-type="float" office:value="0.304788521280495" table:number-columns-spanned="1" table:number-rows-spanned="6">
            <text:p>0.3</text:p>
          </table:table-cell>
          <table:table-cell/>
          <table:table-cell table:style-name="ce24" table:number-columns-repeated="2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formula="of:=0.022*[.B5]*10" office:value-type="float" office:value="0.88">
            <text:p>0.88</text:p>
          </table:table-cell>
          <table:table-cell table:style-name="ce12" office:value-type="float" office:value="0.30383">
            <text:p>0.3038</text:p>
          </table:table-cell>
          <table:table-cell table:style-name="ce12" office:value-type="float" office:value="0.077788">
            <text:p>0.0778</text:p>
          </table:table-cell>
          <table:table-cell table:style-name="ce22" table:formula="of:=[.E5]*[.$F$13]" office:value-type="float" office:value="0.205550723401814">
            <text:p>0.206</text:p>
          </table:table-cell>
          <table:table-cell table:style-name="ce28" table:formula="of:=([.C5]-[.F5]) * 10^(-4) / 0.033" office:value-type="float" office:value="0.00204378568666117">
            <text:p>0.00204</text:p>
          </table:table-cell>
          <table:table-cell table:style-name="ce30"/>
          <table:table-cell table:style-name="ce16" table:formula="of:=[.F5]" office:value-type="float" office:value="0.205550723401814">
            <text:p>0.206</text:p>
          </table:table-cell>
          <table:table-cell table:style-name="ce28" table:formula="of:=[.G5]" office:value-type="float" office:value="0.00204378568666117">
            <text:p>0.00204</text:p>
          </table:table-cell>
          <table:covered-table-cell table:number-columns-repeated="2" table:style-name="ce28"/>
          <table:table-cell table:style-name="ce30"/>
          <table:table-cell table:style-name="ce15" table:formula="of:=1000/[.F5]" office:value-type="float" office:value="4864.97922970177">
            <text:p>4865</text:p>
          </table:table-cell>
          <table:table-cell table:style-name="ce15" table:formula="of:=1/[.G5]" office:value-type="float" office:value="489.288092448504">
            <text:p>489</text:p>
          </table:table-cell>
          <table:covered-table-cell table:number-columns-repeated="2" table:style-name="ce39"/>
          <table:covered-table-cell table:number-columns-repeated="2" table:style-name="ce8"/>
          <table:table-cell table:style-name="ce6"/>
          <table:table-cell table:style-name="ce17" table:formula="of:=LN([.F5]*10^(-3))" office:value-type="float" office:value="-8.48981772527939">
            <text:p>-8.49</text:p>
          </table:table-cell>
          <table:table-cell table:style-name="ce17" table:formula="of:=LN([.G5])" office:value-type="float" office:value="-6.1929514621079">
            <text:p>-6.19</text:p>
          </table:table-cell>
          <table:covered-table-cell table:number-columns-repeated="4" table:style-name="ce8"/>
          <table:table-cell table:number-columns-repeated="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formula="of:=0.022*[.B6]*10" office:value-type="float" office:value="1.32">
            <text:p>1.32</text:p>
          </table:table-cell>
          <table:table-cell table:style-name="ce12" office:value-type="float" office:value="0.469793">
            <text:p>0.4698</text:p>
          </table:table-cell>
          <table:table-cell table:style-name="ce12" office:value-type="float" office:value="0.0953">
            <text:p>0.0953</text:p>
          </table:table-cell>
          <table:table-cell table:style-name="ce22" table:formula="of:=[.E6]*[.$F$13]" office:value-type="float" office:value="0.251825267910126">
            <text:p>0.252</text:p>
          </table:table-cell>
          <table:table-cell table:style-name="ce28" table:formula="of:=([.C6]-[.F6]) * 10^(-4) / 0.033" office:value-type="float" office:value="0.00323689312754507">
            <text:p>0.00324</text:p>
          </table:table-cell>
          <table:table-cell table:style-name="ce30"/>
          <table:table-cell table:style-name="ce16" table:formula="of:=[.F6]" office:value-type="float" office:value="0.251825267910126">
            <text:p>0.252</text:p>
          </table:table-cell>
          <table:table-cell table:style-name="ce28" table:formula="of:=[.G6]" office:value-type="float" office:value="0.00323689312754507">
            <text:p>0.00324</text:p>
          </table:table-cell>
          <table:covered-table-cell table:number-columns-repeated="2" table:style-name="ce28"/>
          <table:table-cell table:style-name="ce30"/>
          <table:table-cell table:style-name="ce15" table:formula="of:=1000/[.F6]" office:value-type="float" office:value="3971.00739055657">
            <text:p>3971</text:p>
          </table:table-cell>
          <table:table-cell table:style-name="ce15" table:formula="of:=1/[.G6]" office:value-type="float" office:value="308.938219643483">
            <text:p>309</text:p>
          </table:table-cell>
          <table:covered-table-cell table:number-columns-repeated="2" table:style-name="ce39"/>
          <table:covered-table-cell table:number-columns-repeated="2" table:style-name="ce8"/>
          <table:table-cell table:style-name="ce6"/>
          <table:table-cell table:style-name="ce17" table:formula="of:=LN([.F6]*10^(-3))" office:value-type="float" office:value="-8.28677509226187">
            <text:p>-8.29</text:p>
          </table:table-cell>
          <table:table-cell table:style-name="ce17" table:formula="of:=LN([.G6])" office:value-type="float" office:value="-5.73314132047894">
            <text:p>-5.73</text:p>
          </table:table-cell>
          <table:covered-table-cell table:number-columns-repeated="4" table:style-name="ce8"/>
          <table:table-cell table:number-columns-repeated="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formula="of:=0.022*[.B7]*10" office:value-type="float" office:value="1.76">
            <text:p>1.76</text:p>
          </table:table-cell>
          <table:table-cell table:style-name="ce12" office:value-type="float" office:value="0.633193">
            <text:p>0.6332</text:p>
          </table:table-cell>
          <table:table-cell table:style-name="ce12" office:value-type="float" office:value="0.149269">
            <text:p>0.1493</text:p>
          </table:table-cell>
          <table:table-cell table:style-name="ce22" table:formula="of:=[.E7]*[.$F$13]" office:value-type="float" office:value="0.394435529020741">
            <text:p>0.394</text:p>
          </table:table-cell>
          <table:table-cell table:style-name="ce28" table:formula="of:=([.C7]-[.F7]) * 10^(-4) / 0.033" office:value-type="float" office:value="0.0041380741544826">
            <text:p>0.00414</text:p>
          </table:table-cell>
          <table:table-cell table:style-name="ce30"/>
          <table:table-cell table:style-name="ce16" table:formula="of:=[.F7]" office:value-type="float" office:value="0.394435529020741">
            <text:p>0.394</text:p>
          </table:table-cell>
          <table:table-cell table:style-name="ce28" table:formula="of:=[.G7]" office:value-type="float" office:value="0.0041380741544826">
            <text:p>0.00414</text:p>
          </table:table-cell>
          <table:covered-table-cell table:number-columns-repeated="2" table:style-name="ce28"/>
          <table:table-cell table:style-name="ce30"/>
          <table:table-cell table:style-name="ce15" table:formula="of:=1000/[.F7]" office:value-type="float" office:value="2535.26857096947">
            <text:p>2535</text:p>
          </table:table-cell>
          <table:table-cell table:style-name="ce15" table:formula="of:=1/[.G7]" office:value-type="float" office:value="241.658308350212">
            <text:p>242</text:p>
          </table:table-cell>
          <table:covered-table-cell table:number-columns-repeated="2" table:style-name="ce39"/>
          <table:covered-table-cell table:number-columns-repeated="2" table:style-name="ce8"/>
          <table:table-cell table:style-name="ce6"/>
          <table:table-cell table:style-name="ce17" table:formula="of:=LN([.F7]*10^(-3))" office:value-type="float" office:value="-7.8380548555691">
            <text:p>-7.84</text:p>
          </table:table-cell>
          <table:table-cell table:style-name="ce17" table:formula="of:=LN([.G7])" office:value-type="float" office:value="-5.4875247794514">
            <text:p>-5.49</text:p>
          </table:table-cell>
          <table:covered-table-cell table:number-columns-repeated="4" table:style-name="ce8"/>
          <table:table-cell table:number-columns-repeated="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formula="of:=0.022*[.B8]*10" office:value-type="float" office:value="2.2">
            <text:p>2.2</text:p>
          </table:table-cell>
          <table:table-cell table:style-name="ce12" office:value-type="float" office:value="0.817807">
            <text:p>0.8178</text:p>
          </table:table-cell>
          <table:table-cell table:style-name="ce12" office:value-type="float" office:value="0.1885">
            <text:p>0.1885</text:p>
          </table:table-cell>
          <table:table-cell table:style-name="ce22" table:formula="of:=[.E8]*[.$F$13]" office:value-type="float" office:value="0.498101395603974">
            <text:p>0.498</text:p>
          </table:table-cell>
          <table:table-cell table:style-name="ce28" table:formula="of:=([.C8]-[.F8]) * 10^(-4) / 0.033" office:value-type="float" office:value="0.00515726849816977">
            <text:p>0.00516</text:p>
          </table:table-cell>
          <table:table-cell table:style-name="ce30"/>
          <table:table-cell table:style-name="ce16" table:formula="of:=[.F8]" office:value-type="float" office:value="0.498101395603974">
            <text:p>0.498</text:p>
          </table:table-cell>
          <table:table-cell table:style-name="ce28" table:formula="of:=[.G8]" office:value-type="float" office:value="0.00515726849816977">
            <text:p>0.00516</text:p>
          </table:table-cell>
          <table:covered-table-cell table:number-columns-repeated="2" table:style-name="ce28"/>
          <table:table-cell table:style-name="ce30"/>
          <table:table-cell table:style-name="ce15" table:formula="of:=1000/[.F8]" office:value-type="float" office:value="2007.62336509306">
            <text:p>2008</text:p>
          </table:table-cell>
          <table:table-cell table:style-name="ce15" table:formula="of:=1/[.G8]" office:value-type="float" office:value="193.90109325409">
            <text:p>194</text:p>
          </table:table-cell>
          <table:covered-table-cell table:number-columns-repeated="2" table:style-name="ce39"/>
          <table:covered-table-cell table:number-columns-repeated="2" table:style-name="ce8"/>
          <table:table-cell table:style-name="ce6"/>
          <table:table-cell table:style-name="ce17" table:formula="of:=LN([.F8]*10^(-3))" office:value-type="float" office:value="-7.60470689603396">
            <text:p>-7.60</text:p>
          </table:table-cell>
          <table:table-cell table:style-name="ce17" table:formula="of:=LN([.G8])" office:value-type="float" office:value="-5.26734820046938">
            <text:p>-5.27</text:p>
          </table:table-cell>
          <table:covered-table-cell table:number-columns-repeated="4" table:style-name="ce8"/>
          <table:table-cell table:number-columns-repeated="3"/>
        </table:table-row>
        <table:table-row table:style-name="ro1">
          <table:table-cell/>
          <table:table-cell table:style-name="ce4" office:value-type="float" office:value="25">
            <text:p>25</text:p>
          </table:table-cell>
          <table:table-cell table:formula="of:=0.022*[.B9]*10" office:value-type="float" office:value="5.5">
            <text:p>5.5</text:p>
          </table:table-cell>
          <table:table-cell table:style-name="ce12" office:value-type="float" office:value="2.062595">
            <text:p>2.0626</text:p>
          </table:table-cell>
          <table:table-cell table:style-name="ce12" office:value-type="float" office:value="0.43327">
            <text:p>0.4333</text:p>
          </table:table-cell>
          <table:table-cell table:style-name="ce22" table:formula="of:=[.E9]*[.$F$13]" office:value-type="float" office:value="1.14489332452697">
            <text:p>1.145</text:p>
          </table:table-cell>
          <table:table-cell table:style-name="ce28" table:formula="of:=([.C9]-[.F9]) * 10^(-4) / 0.033" office:value-type="float" office:value="0.0131972929559789">
            <text:p>0.01320</text:p>
          </table:table-cell>
          <table:table-cell table:style-name="ce30"/>
          <table:table-cell table:style-name="ce16" table:formula="of:=[.F9]" office:value-type="float" office:value="1.14489332452697">
            <text:p>1.145</text:p>
          </table:table-cell>
          <table:table-cell table:style-name="ce28" table:formula="of:=[.G9]" office:value-type="float" office:value="0.0131972929559789">
            <text:p>0.01320</text:p>
          </table:table-cell>
          <table:covered-table-cell table:number-columns-repeated="2" table:style-name="ce28"/>
          <table:table-cell table:style-name="ce30"/>
          <table:table-cell table:style-name="ce15" table:formula="of:=1000/[.F9]" office:value-type="float" office:value="873.443820989317">
            <text:p>873</text:p>
          </table:table-cell>
          <table:table-cell table:style-name="ce15" table:formula="of:=1/[.G9]" office:value-type="float" office:value="75.7731152392857">
            <text:p>76</text:p>
          </table:table-cell>
          <table:covered-table-cell table:number-columns-repeated="2" table:style-name="ce39"/>
          <table:covered-table-cell table:number-columns-repeated="2" table:style-name="ce8"/>
          <table:table-cell table:style-name="ce6"/>
          <table:table-cell table:style-name="ce17" table:formula="of:=LN([.F9]*10^(-3))" office:value-type="float" office:value="-6.77244381266818">
            <text:p>-6.77</text:p>
          </table:table-cell>
          <table:table-cell table:style-name="ce17" table:formula="of:=LN([.G9])" office:value-type="float" office:value="-4.32774354951391">
            <text:p>-4.33</text:p>
          </table:table-cell>
          <table:covered-table-cell table:number-columns-repeated="4" table:style-name="ce8"/>
          <table:table-cell table:number-columns-repeated="3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table:style-name="ce6" table:number-columns-repeated="4"/>
          <table:table-cell/>
          <table:table-cell table:style-name="ce6" table:number-columns-repeated="13"/>
          <table:table-cell table:number-columns-repeated="3"/>
        </table:table-row>
        <table:table-row table:style-name="ro1">
          <table:table-cell/>
          <table:table-cell table:style-name="ce6"/>
          <table:table-cell table:style-name="ce9"/>
          <table:table-cell table:style-name="ce5" table:number-columns-repeated="2"/>
          <table:table-cell table:style-name="ce23"/>
          <table:table-cell table:number-columns-repeated="2"/>
          <table:table-cell table:style-name="ce6" office:value-type="string">
            <text:p>Kн</text:p>
          </table:table-cell>
          <table:table-cell table:style-name="ce33" office:value-type="float" office:value="11.6295897079277">
            <text:p>11.6</text:p>
          </table:table-cell>
          <table:table-cell table:style-name="ce6" table:number-columns-repeated="2"/>
          <table:table-cell/>
          <table:table-cell table:style-name="ce6" office:value-type="string">
            <text:p>Kл</text:p>
          </table:table-cell>
          <table:table-cell table:style-name="ce36" table:formula="of:=[.R4]/[.P4]" office:value-type="float" office:value="342.230624508072">
            <text:p>342</text:p>
          </table:table-cell>
          <table:table-cell table:number-columns-repeated="5"/>
          <table:table-cell table:style-name="ce6" office:value-type="string">
            <text:p>Kф</text:p>
          </table:table-cell>
          <table:table-cell table:style-name="ce36" table:formula="of:=EXP([.Y4])" office:value-type="float" office:value="11.9540300863183">
            <text:p>12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ce19"/>
          <table:table-cell table:style-name="ce24"/>
          <table:table-cell table:style-name="ce29" table:number-columns-repeated="2"/>
          <table:table-cell table:style-name="ce32" office:value-type="string">
            <text:p><text:span text:style-name="T2">σ</text:span>Kн</text:p>
          </table:table-cell>
          <table:table-cell table:style-name="ce33" office:value-type="float" office:value="0.551287311689282">
            <text:p>0.6</text:p>
          </table:table-cell>
          <table:table-cell table:style-name="ce6" table:number-columns-repeated="2"/>
          <table:table-cell/>
          <table:table-cell table:style-name="ce6" office:value-type="string">
            <text:p><text:span text:style-name="T2">σ</text:span>Kл</text:p>
          </table:table-cell>
          <table:table-cell table:style-name="ce36" table:formula="of:=[.O11] * (([.Q4]/[.P4])^2 + ([.S4]/[.R4])^2) ^ 0.5" office:value-type="float" office:value="73.7253432407925">
            <text:p>74</text:p>
          </table:table-cell>
          <table:table-cell table:number-columns-repeated="5"/>
          <table:table-cell table:style-name="ce6" office:value-type="string">
            <text:p><text:span text:style-name="T2">σ</text:span>Kф</text:p>
          </table:table-cell>
          <table:table-cell table:style-name="ce36" table:formula="of:=[.V11]*[.Z4]" office:value-type="float" office:value="3.64345115335151">
            <text:p>4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" office:value-type="string">
            <text:p>k</text:p>
          </table:table-cell>
          <table:table-cell table:style-name="ce25" office:value-type="float" office:value="2.642447722037">
            <text:p>2.64</text:p>
          </table:table-cell>
          <table:table-cell table:style-name="ce29" table:number-columns-repeated="2"/>
          <table:table-cell table:style-name="ce32" office:value-type="string">
            <text:p>R^2</text:p>
          </table:table-cell>
          <table:table-cell table:style-name="ce34" office:value-type="float" office:value="0.99774593627916">
            <text:p>0.9977</text:p>
          </table:table-cell>
          <table:table-cell table:style-name="ce6" table:number-columns-repeated="2"/>
          <table:table-cell/>
          <table:table-cell table:style-name="ce6" office:value-type="string">
            <text:p>Гmax</text:p>
          </table:table-cell>
          <table:table-cell table:style-name="ce37" table:formula="of:=1/[.R4]" office:value-type="float" office:value="0.032258064516129">
            <text:p>0.032</text:p>
          </table:table-cell>
          <table:table-cell table:number-columns-repeated="5"/>
          <table:table-cell table:style-name="ce6" office:value-type="string">
            <text:p>n</text:p>
          </table:table-cell>
          <table:table-cell table:style-name="ce41" table:formula="of:=[.W4]" office:value-type="float" office:value="1.01090901093101">
            <text:p>1.01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" office:value-type="string">
            <text:p><text:span text:style-name="T2">σ</text:span>k</text:p>
          </table:table-cell>
          <table:table-cell table:style-name="ce25" office:value-type="float" office:value="0.0204094840112793">
            <text:p>0.02</text:p>
          </table:table-cell>
          <table:table-cell table:style-name="ce29" table:number-columns-repeated="4"/>
          <table:table-cell table:number-columns-repeated="3"/>
          <table:table-cell table:style-name="ce6" office:value-type="string">
            <text:p><text:span text:style-name="T2">σ</text:span>Гmax</text:p>
          </table:table-cell>
          <table:table-cell table:style-name="ce37" table:formula="of:=[.O13] * [.S4]/[.R4]" office:value-type="float" office:value="0.00520291363163372">
            <text:p>0.005</text:p>
          </table:table-cell>
          <table:table-cell table:number-columns-repeated="5"/>
          <table:table-cell table:style-name="ce6" office:value-type="string">
            <text:p><text:span text:style-name="T2">σ</text:span>n</text:p>
          </table:table-cell>
          <table:table-cell table:style-name="ce41" table:formula="of:=[.X4]" office:value-type="float" office:value="0.0901115718693856">
            <text:p>0.09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23"/>
          <table:table-cell table:style-name="ce29" table:number-columns-repeated="4"/>
          <table:table-cell table:number-columns-repeated="3"/>
          <table:table-cell table:style-name="ce6" office:value-type="string">
            <text:p>R^2</text:p>
          </table:table-cell>
          <table:table-cell table:style-name="ce34" office:value-type="float" office:value="0.973347174868659">
            <text:p>0.9733</text:p>
          </table:table-cell>
          <table:table-cell table:number-columns-repeated="5"/>
          <table:table-cell table:style-name="ce6" office:value-type="string">
            <text:p>R^2</text:p>
          </table:table-cell>
          <table:table-cell table:style-name="ce34" office:value-type="float" office:value="0.999700268618734">
            <text:p>0.9997</text:p>
          </table:table-cell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3"/>
          <table:table-cell table:style-name="ce29" table:number-columns-repeated="2"/>
          <table:table-cell table:style-name="ce29">
            <draw:frame table:end-cell-address="Лист1.L35" table:end-x="1.2732in" table:end-y="0.1354in" draw:z-index="0" draw:style-name="gr1" draw:text-style-name="P1" svg:width="6.4378in" svg:height="3.4697in" svg:x="0.0118in" svg:y="0.0441in">
              <draw:object draw:notify-on-update-of-ranges="Лист1.F3:Лист1.F3 Лист1.I4:Лист1.I9 Лист1.J4:Лист1.J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9"/>
          <table:table-cell table:number-columns-repeated="19"/>
        </table:table-row>
        <table:table-row table:style-name="ro1">
          <table:table-cell/>
          <table:table-cell table:style-name="ce4" office:value-type="string">
            <text:p>Уравнение</text:p>
          </table:table-cell>
          <table:table-cell office:value-type="string">
            <text:p>Параметр</text:p>
          </table:table-cell>
          <table:table-cell table:style-name="ce4" office:value-type="string">
            <text:p>Значение</text:p>
          </table:table-cell>
          <table:table-cell/>
          <table:table-cell table:style-name="ce23"/>
          <table:table-cell table:style-name="ce29" table:number-columns-repeated="4"/>
          <table:table-cell table:number-columns-repeated="19"/>
        </table:table-row>
        <table:table-row table:style-name="ro1">
          <table:table-cell/>
          <table:table-cell office:value-type="string" table:number-columns-spanned="1" table:number-rows-spanned="3">
            <text:p>Генри</text:p>
          </table:table-cell>
          <table:table-cell office:value-type="string">
            <text:p>Kн, л/г</text:p>
          </table:table-cell>
          <table:table-cell table:style-name="ce13" office:value-type="float" office:value="11.6295897079277">
            <text:p>11.6</text:p>
          </table:table-cell>
          <table:table-cell table:number-columns-repeated="9"/>
          <table:table-cell>
            <draw:frame table:end-cell-address="Лист1.R38" table:end-x="1.4071in" table:end-y="0.0197in" draw:z-index="1" draw:style-name="gr1" draw:text-style-name="P1" svg:width="8.0472in" svg:height="3.5398in" svg:x="0.2618in" svg:y="0.0362in">
              <draw:object draw:notify-on-update-of-ranges="Лист1.N4:Лист1.N9 Лист1.O4:Лист1.O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Лист1.X37" table:end-x="1.7701in" table:end-y="0.0453in" draw:z-index="2" draw:style-name="gr1" draw:text-style-name="P1" svg:width="6.2961in" svg:height="3.3677in" svg:x="0.6504in" svg:y="0.0559in">
              <draw:object draw:notify-on-update-of-ranges="Лист1.U4:Лист1.U9 Лист1.V4:Лист1.V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10" office:value-type="string">
            <text:p><text:span text:style-name="T2">σ</text:span>Kн</text:p>
          </table:table-cell>
          <table:table-cell table:style-name="ce13" office:value-type="float" office:value="0.551287311689282">
            <text:p>0.6</text:p>
          </table:table-cell>
          <table:table-cell table:number-columns-repeated="25"/>
        </table:table-row>
        <table:table-row table:style-name="ro1">
          <table:table-cell/>
          <table:covered-table-cell/>
          <table:table-cell table:style-name="ce10" office:value-type="string">
            <text:p>R^2</text:p>
          </table:table-cell>
          <table:table-cell table:style-name="ce14" office:value-type="float" office:value="0.99774593627916">
            <text:p>0.9977</text:p>
          </table:table-cell>
          <table:table-cell table:number-columns-repeated="25"/>
        </table:table-row>
        <table:table-row table:style-name="ro1">
          <table:table-cell/>
          <table:table-cell office:value-type="string" table:number-columns-spanned="1" table:number-rows-spanned="5">
            <text:p>Ленгмюра</text:p>
          </table:table-cell>
          <table:table-cell office:value-type="string">
            <text:p>Kл, л/моль</text:p>
          </table:table-cell>
          <table:table-cell table:style-name="ce15" office:value-type="float" office:value="342.230624508072">
            <text:p>342</text:p>
          </table:table-cell>
          <table:table-cell table:number-columns-repeated="25"/>
        </table:table-row>
        <table:table-row table:style-name="ro1">
          <table:table-cell/>
          <table:covered-table-cell/>
          <table:table-cell office:value-type="string">
            <text:p><text:span text:style-name="T2">σ</text:span>Kл</text:p>
          </table:table-cell>
          <table:table-cell table:style-name="ce15" office:value-type="float" office:value="73.7253432407925">
            <text:p>7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covered-table-cell/>
          <table:table-cell office:value-type="string">
            <text:p>Гmax, моль/г</text:p>
          </table:table-cell>
          <table:table-cell table:style-name="ce16" office:value-type="float" office:value="0.032258064516129">
            <text:p>0.032</text:p>
          </table:table-cell>
          <table:table-cell/>
          <table:table-cell table:style-name="ce4" office:value-type="float" office:value="0.44">
            <text:p>0.44</text:p>
          </table:table-cell>
          <table:table-cell table:style-name="ce12" office:value-type="float" office:value="0.135732">
            <text:p>0.1357</text:p>
          </table:table-cell>
          <table:table-cell table:number-columns-repeated="22"/>
        </table:table-row>
        <table:table-row table:style-name="ro1">
          <table:table-cell/>
          <table:covered-table-cell/>
          <table:table-cell office:value-type="string">
            <text:p><text:span text:style-name="T2">σ</text:span>Гmax</text:p>
          </table:table-cell>
          <table:table-cell table:style-name="ce16" office:value-type="float" office:value="0.00520291363163372">
            <text:p>0.005</text:p>
          </table:table-cell>
          <table:table-cell/>
          <table:table-cell table:style-name="ce4" office:value-type="float" office:value="0.88">
            <text:p>0.88</text:p>
          </table:table-cell>
          <table:table-cell table:style-name="ce12" office:value-type="float" office:value="0.30383">
            <text:p>0.3038</text:p>
          </table:table-cell>
          <table:table-cell table:number-columns-repeated="22"/>
        </table:table-row>
        <table:table-row table:style-name="ro1">
          <table:table-cell/>
          <table:covered-table-cell/>
          <table:table-cell office:value-type="string">
            <text:p>R^2</text:p>
          </table:table-cell>
          <table:table-cell table:style-name="ce14" office:value-type="float" office:value="0.973347174868659">
            <text:p>0.9733</text:p>
          </table:table-cell>
          <table:table-cell/>
          <table:table-cell table:style-name="ce4" office:value-type="float" office:value="1.32">
            <text:p>1.32</text:p>
          </table:table-cell>
          <table:table-cell table:style-name="ce12" office:value-type="float" office:value="0.469793">
            <text:p>0.4698</text:p>
          </table:table-cell>
          <table:table-cell table:number-columns-repeated="22"/>
        </table:table-row>
        <table:table-row table:style-name="ro1">
          <table:table-cell/>
          <table:table-cell office:value-type="string" table:number-columns-spanned="1" table:number-rows-spanned="5">
            <text:p>Фрейндлиха</text:p>
          </table:table-cell>
          <table:table-cell office:value-type="string">
            <text:p>Kф</text:p>
          </table:table-cell>
          <table:table-cell table:style-name="ce15" office:value-type="float" office:value="11.9540300863183">
            <text:p>12</text:p>
          </table:table-cell>
          <table:table-cell/>
          <table:table-cell table:style-name="ce4" office:value-type="float" office:value="1.76">
            <text:p>1.76</text:p>
          </table:table-cell>
          <table:table-cell table:style-name="ce12" office:value-type="float" office:value="0.633193">
            <text:p>0.6332</text:p>
          </table:table-cell>
          <table:table-cell table:number-columns-repeated="22"/>
        </table:table-row>
        <table:table-row table:style-name="ro1">
          <table:table-cell/>
          <table:covered-table-cell/>
          <table:table-cell office:value-type="string">
            <text:p><text:span text:style-name="T2">σ</text:span>Kф</text:p>
          </table:table-cell>
          <table:table-cell table:style-name="ce15" office:value-type="float" office:value="3.64345115335151">
            <text:p>4</text:p>
          </table:table-cell>
          <table:table-cell/>
          <table:table-cell table:style-name="ce4" office:value-type="float" office:value="2.2">
            <text:p>2.2</text:p>
          </table:table-cell>
          <table:table-cell table:style-name="ce12" office:value-type="float" office:value="0.817807">
            <text:p>0.8178</text:p>
          </table:table-cell>
          <table:table-cell table:number-columns-repeated="22"/>
        </table:table-row>
        <table:table-row table:style-name="ro1">
          <table:table-cell/>
          <table:covered-table-cell/>
          <table:table-cell office:value-type="string">
            <text:p>n</text:p>
          </table:table-cell>
          <table:table-cell table:style-name="ce17" office:value-type="float" office:value="1.01090901093101">
            <text:p>1.01</text:p>
          </table:table-cell>
          <table:table-cell/>
          <table:table-cell table:style-name="ce4" office:value-type="float" office:value="5.5">
            <text:p>5.5</text:p>
          </table:table-cell>
          <table:table-cell table:style-name="ce12" office:value-type="float" office:value="2.062595">
            <text:p>2.0626</text:p>
          </table:table-cell>
          <table:table-cell table:number-columns-repeated="22"/>
        </table:table-row>
        <table:table-row table:style-name="ro1">
          <table:table-cell/>
          <table:covered-table-cell/>
          <table:table-cell office:value-type="string">
            <text:p><text:span text:style-name="T2">σ</text:span>n</text:p>
          </table:table-cell>
          <table:table-cell table:style-name="ce17" office:value-type="float" office:value="0.0901115718693856">
            <text:p>0.09</text:p>
          </table:table-cell>
          <table:table-cell table:number-columns-repeated="25"/>
        </table:table-row>
        <table:table-row table:style-name="ro1">
          <table:table-cell/>
          <table:covered-table-cell/>
          <table:table-cell office:value-type="string">
            <text:p>R^2</text:p>
          </table:table-cell>
          <table:table-cell table:style-name="ce14" office:value-type="float" office:value="0.999700268618734">
            <text:p>0.9997</text:p>
          </table:table-cell>
          <table:table-cell table:number-columns-repeated="2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>
            <draw:frame table:end-cell-address="Лист1.G53" table:end-x="0.5858in" table:end-y="0.0732in" draw:z-index="3" draw:style-name="gr1" draw:text-style-name="P1" svg:width="6.2937in" svg:height="3.535in" svg:x="0.6177in" svg:y="0.0941in">
              <draw:object draw:notify-on-update-of-ranges="Лист1.G22:Лист1.G28 Лист1.F22:Лист1.F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6"/>
        </table:table-row>
      </table:table>
      <table:table table:name="Лист2" table:style-name="ta1" table:print="false">
        <table:table-column table:style-name="co1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2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390753">
            <text:p>3.390753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665075">
            <text:p>2.665075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627569">
            <text:p>2.627569</text:p>
          </table:table-cell>
          <table:table-cell table:number-columns-repeated="3"/>
          <table:table-cell>
            <draw:frame table:end-cell-address="Лист2.N33" table:end-x="0.5488in" table:end-y="0.1256in" draw:z-index="0" draw:style-name="gr1" draw:text-style-name="P1" svg:width="7.6213in" svg:height="4.7094in" svg:x="0.0398in" svg:y="0.0394in">
              <draw:object draw:notify-on-update-of-ranges="Лист2.A5:Лист2.A205 Лист2.A3:Лист2.A3 Лист2.B5:Лист2.B205 Лист2.A209:Лист2.A409 Лист2.A207:Лист2.A207 Лист2.B209:Лист2.B409 Лист2.A413:Лист2.A613 Лист2.A411:Лист2.A411 Лист2.B413:Лист2.B613 Лист2.A617:Лист2.A817 Лист2.A615:Лист2.A615 Лист2.B617:Лист2.B817 Лист2.A821:Лист2.A1021 Лист2.A819:Лист2.A819 Лист2.B821:Лист2.B1021 Лист2.A1025:Лист2.A1225 Лист2.A1023:Лист2.A1023 Лист2.B1025:Лист2.B122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206365">
            <text:p>2.206365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762414">
            <text:p>1.762414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418127">
            <text:p>1.418127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187488">
            <text:p>1.187488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046553">
            <text:p>1.046553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96126">
            <text:p>0.96126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902202">
            <text:p>0.902202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863685">
            <text:p>0.863685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851199">
            <text:p>0.851199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854854">
            <text:p>0.854854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871062">
            <text:p>0.87106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903862">
            <text:p>0.903862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957137">
            <text:p>0.95713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024647">
            <text:p>1.024647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097454">
            <text:p>1.097454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181294">
            <text:p>1.18129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264658">
            <text:p>1.264658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35029">
            <text:p>1.35029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448861">
            <text:p>1.448861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539957">
            <text:p>1.53995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612075">
            <text:p>1.612075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685414">
            <text:p>1.68541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754428">
            <text:p>1.75442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788527">
            <text:p>1.78852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796851">
            <text:p>1.79685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785127">
            <text:p>1.785127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780241">
            <text:p>1.78024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.786509">
            <text:p>1.78650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758998">
            <text:p>1.758998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692764">
            <text:p>1.692764</text:p>
          </table:table-cell>
          <table:table-cell table:number-columns-repeated="2"/>
          <table:table-cell>
            <draw:frame table:end-cell-address="Лист2.N62" table:end-x="0.4508in" table:end-y="0.0315in" draw:z-index="1" draw:style-name="gr1" draw:text-style-name="P1" svg:width="7.6657in" svg:height="4.3118in" svg:x="0.7862in" svg:y="0.165in">
              <draw:object draw:notify-on-update-of-ranges="Лист2.A1841:Лист2.A2041 Лист2.A1839:Лист2.A1839 Лист2.B1841:Лист2.B2041 Лист2.A2045:Лист2.A2245 Лист2.A2043:Лист2.A2043 Лист2.B2045:Лист2.B2245 Лист2.A2249:Лист2.A2449 Лист2.A2247:Лист2.A2247 Лист2.B2249:Лист2.B2449 Лист2.A1229:Лист2.A1429 Лист2.A1227:Лист2.A1227 Лист2.B1229:Лист2.B1429 Лист2.A1433:Лист2.A1633 Лист2.A1431:Лист2.A1431 Лист2.B1433:Лист2.B1633 Лист2.A1637:Лист2.A1837 Лист2.A1635:Лист2.A1635 Лист2.B1637:Лист2.B183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616915">
            <text:p>1.61691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535288">
            <text:p>1.535288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455547">
            <text:p>1.455547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369016">
            <text:p>1.369016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.26913">
            <text:p>1.2691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165574">
            <text:p>1.16557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.048253">
            <text:p>1.04825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930682">
            <text:p>0.930682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819376">
            <text:p>0.819376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718302">
            <text:p>0.71830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638506">
            <text:p>0.63850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62357">
            <text:p>0.56235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7404">
            <text:p>0.4740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393081">
            <text:p>0.39308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336196">
            <text:p>0.33619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99507">
            <text:p>0.29950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67017">
            <text:p>0.26701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33926">
            <text:p>0.23392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05888">
            <text:p>0.205888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83175">
            <text:p>0.18317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6799">
            <text:p>0.16679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4306">
            <text:p>0.15430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42117">
            <text:p>0.142117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33414">
            <text:p>0.13341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28017">
            <text:p>0.12801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23042">
            <text:p>0.12304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20531">
            <text:p>0.12053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19931">
            <text:p>0.119931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20378">
            <text:p>0.12037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20479">
            <text:p>0.12047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21447">
            <text:p>0.121447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22526">
            <text:p>0.122526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24123">
            <text:p>0.124123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26851">
            <text:p>0.12685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30099">
            <text:p>0.13009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33102">
            <text:p>0.133102</text:p>
          </table:table-cell>
          <table:table-cell table:number-columns-repeated="3"/>
          <table:table-cell>
            <draw:frame table:end-cell-address="Лист2.N96" table:end-x="0.4622in" table:end-y="0.1673in" draw:z-index="2" draw:style-name="gr1" draw:text-style-name="P1" svg:width="7.3988in" svg:height="4.1516in" svg:x="0.1756in" svg:y="0.1051in">
              <draw:object draw:notify-on-update-of-ranges="Лист2.A1839:Лист2.A1839 Лист2.C1841:Лист2.C2041 Лист2.A1841:Лист2.A2041 Лист2.A2043:Лист2.A2043 Лист2.C2045:Лист2.C2245 Лист2.A2045:Лист2.A2245 Лист2.A2247:Лист2.A2247 Лист2.C2249:Лист2.C2449 Лист2.A2249:Лист2.A2449 Лист2.A1227:Лист2.A1227 Лист2.C1229:Лист2.C1429 Лист2.A1229:Лист2.A1429 Лист2.A1431:Лист2.A1431 Лист2.C1433:Лист2.C1633 Лист2.A1433:Лист2.A1633 Лист2.A1635:Лист2.A1635 Лист2.C1637:Лист2.C1837 Лист2.A1637:Лист2.A183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34853">
            <text:p>0.13485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36468">
            <text:p>0.13646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36681">
            <text:p>0.136681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36618">
            <text:p>0.13661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35732">
            <text:p>0.135732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34292">
            <text:p>0.134292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32131">
            <text:p>0.132131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29335">
            <text:p>0.129335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25663">
            <text:p>0.125663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21528">
            <text:p>0.12152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17814">
            <text:p>0.11781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12472">
            <text:p>0.112472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04695">
            <text:p>0.10469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95852">
            <text:p>0.095852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85846">
            <text:p>0.08584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76473">
            <text:p>0.076473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6774">
            <text:p>0.0677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57031">
            <text:p>0.057031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45299">
            <text:p>0.04529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35603">
            <text:p>0.03560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27098">
            <text:p>0.027098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18903">
            <text:p>0.018903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2861">
            <text:p>0.012861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8726">
            <text:p>0.008726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5273">
            <text:p>0.00527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2657">
            <text:p>0.002657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0675">
            <text:p>0.000675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001156">
            <text:p>-0.001156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0.001786">
            <text:p>-0.001786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001867">
            <text:p>-0.00186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002768">
            <text:p>-0.002768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2764">
            <text:p>-0.00276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0278">
            <text:p>-0.00278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03115">
            <text:p>-0.00311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2285">
            <text:p>-0.00228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01781">
            <text:p>-0.00178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02175">
            <text:p>-0.00217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3255">
            <text:p>-0.003255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0345">
            <text:p>-0.0034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02416">
            <text:p>-0.002416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001766">
            <text:p>-0.001766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001837">
            <text:p>-0.001837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002315">
            <text:p>-0.002315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02873">
            <text:p>-0.002873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02374">
            <text:p>-0.002374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0273">
            <text:p>-0.00273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03165">
            <text:p>-0.003165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02585">
            <text:p>-0.002585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255">
            <text:p>-0.00255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02281">
            <text:p>-0.002281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02431">
            <text:p>-0.002431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02149">
            <text:p>-0.002149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02169">
            <text:p>-0.002169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2499">
            <text:p>-0.00249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01946">
            <text:p>-0.001946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02078">
            <text:p>-0.002078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02021">
            <text:p>-0.002021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0111">
            <text:p>-0.00111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006">
            <text:p>-0.0006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1521">
            <text:p>-0.001521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1914">
            <text:p>-0.001914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1589">
            <text:p>-0.001589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02555">
            <text:p>-0.002555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02738">
            <text:p>-0.002738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1984">
            <text:p>-0.00198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1791">
            <text:p>-0.001791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1202">
            <text:p>-0.001202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1788">
            <text:p>-0.001788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338">
            <text:p>-0.00338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3271">
            <text:p>-0.003271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02104">
            <text:p>-0.00210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1394">
            <text:p>-0.001394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1745">
            <text:p>-0.001745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1119">
            <text:p>-0.001119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057">
            <text:p>-0.00057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0528">
            <text:p>-0.000528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0555">
            <text:p>-0.000555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1214">
            <text:p>-0.001214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01859">
            <text:p>-0.001859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0223">
            <text:p>-0.00223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01711">
            <text:p>-0.00171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1129">
            <text:p>-0.001129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01105">
            <text:p>-0.001105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1599">
            <text:p>-0.001599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01431">
            <text:p>-0.001431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01776">
            <text:p>-0.001776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23">
            <text:p>-0.0023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01656">
            <text:p>-0.001656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01189">
            <text:p>-0.001189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0113">
            <text:p>-0.0011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2032">
            <text:p>-0.002032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2104">
            <text:p>-0.00210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013">
            <text:p>-0.0013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0171">
            <text:p>-0.00171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01878">
            <text:p>-0.001878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01949">
            <text:p>-0.001949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02479">
            <text:p>-0.002479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02712">
            <text:p>-0.002712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002158">
            <text:p>-0.002158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00139">
            <text:p>-0.00139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1287">
            <text:p>-0.001287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001252">
            <text:p>-0.001252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001297">
            <text:p>-0.001297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001931">
            <text:p>-0.001931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00177">
            <text:p>-0.00177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001269">
            <text:p>-0.001269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001613">
            <text:p>-0.001613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001406">
            <text:p>-0.001406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001243">
            <text:p>-0.00124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001884">
            <text:p>-0.001884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002102">
            <text:p>-0.002102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001294">
            <text:p>-0.001294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1718">
            <text:p>-0.001718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002378">
            <text:p>-0.002378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001595">
            <text:p>-0.001595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001439">
            <text:p>-0.001439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1331">
            <text:p>-0.001331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000495">
            <text:p>-0.00049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000031">
            <text:p>-0.000031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000431">
            <text:p>-0.000431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000867">
            <text:p>-0.000867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001118">
            <text:p>-0.001118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001445">
            <text:p>-0.001445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0.001554">
            <text:p>-0.001554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0.001309">
            <text:p>-0.001309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0.000892">
            <text:p>-0.000892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0.000498">
            <text:p>-0.000498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0.000682">
            <text:p>-0.000682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0.001407">
            <text:p>-0.001407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0.001668">
            <text:p>-0.001668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0.00145">
            <text:p>-0.0014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0.001378">
            <text:p>-0.00137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4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401499">
            <text:p>3.401499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.436644">
            <text:p>3.436644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9395">
            <text:p>2.939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829847">
            <text:p>2.829847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546421">
            <text:p>2.546421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251966">
            <text:p>2.251966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027353">
            <text:p>2.02735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850411">
            <text:p>1.85041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71313">
            <text:p>1.71313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646307">
            <text:p>1.64630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621094">
            <text:p>1.621094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596232">
            <text:p>1.59623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599804">
            <text:p>1.599804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635952">
            <text:p>1.63595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718029">
            <text:p>1.71802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849202">
            <text:p>1.84920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998108">
            <text:p>1.998108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122937">
            <text:p>2.12293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27907">
            <text:p>2.2790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39786">
            <text:p>2.39786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510684">
            <text:p>2.51068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801938">
            <text:p>2.80193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.19012">
            <text:p>3.1901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168083">
            <text:p>3.16808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.01925">
            <text:p>3.0192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179592">
            <text:p>3.179592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.601046">
            <text:p>3.60104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.813421">
            <text:p>3.81342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.917833">
            <text:p>3.91783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.171985">
            <text:p>4.17198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527053">
            <text:p>3.52705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.392267">
            <text:p>3.39226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390864">
            <text:p>3.39086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351077">
            <text:p>3.35107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490213">
            <text:p>3.490213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999792">
            <text:p>2.999792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829169">
            <text:p>2.82916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.688221">
            <text:p>2.688221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45645">
            <text:p>2.45645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.237079">
            <text:p>2.23707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001055">
            <text:p>2.00105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.749623">
            <text:p>1.749623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.535256">
            <text:p>1.53525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.380961">
            <text:p>1.38096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211669">
            <text:p>1.21166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006497">
            <text:p>1.00649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831446">
            <text:p>0.83144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714018">
            <text:p>0.71401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632549">
            <text:p>0.632549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559404">
            <text:p>0.559404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8703">
            <text:p>0.4870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426069">
            <text:p>0.42606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378506">
            <text:p>0.37850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345168">
            <text:p>0.345168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320581">
            <text:p>0.320581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96816">
            <text:p>0.2968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79283">
            <text:p>0.279283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67978">
            <text:p>0.26797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60345">
            <text:p>0.26034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57035">
            <text:p>0.257035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54492">
            <text:p>0.25449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53713">
            <text:p>0.25371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56091">
            <text:p>0.256091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60308">
            <text:p>0.26030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64268">
            <text:p>0.26426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69657">
            <text:p>0.26965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76828">
            <text:p>0.276828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83333">
            <text:p>0.28333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89466">
            <text:p>0.28946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9522">
            <text:p>0.2952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99594">
            <text:p>0.29959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301979">
            <text:p>0.30197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304079">
            <text:p>0.30407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30383">
            <text:p>0.3038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30155">
            <text:p>0.3015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98673">
            <text:p>0.29867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93804">
            <text:p>0.29380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86086">
            <text:p>0.286086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76772">
            <text:p>0.27677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66427">
            <text:p>0.26642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54491">
            <text:p>0.25449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39982">
            <text:p>0.23998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23649">
            <text:p>0.22364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04915">
            <text:p>0.20491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8546">
            <text:p>0.1854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5216">
            <text:p>0.16521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40675">
            <text:p>0.140675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14295">
            <text:p>0.114295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90095">
            <text:p>0.090095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68766">
            <text:p>0.068766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50142">
            <text:p>0.050142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35125">
            <text:p>0.035125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24165">
            <text:p>0.02416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16846">
            <text:p>0.016846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9753">
            <text:p>0.009753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5142">
            <text:p>0.005142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3267">
            <text:p>0.003267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0699">
            <text:p>0.000699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00127">
            <text:p>-0.0012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003079">
            <text:p>-0.003079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3667">
            <text:p>-0.003667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03545">
            <text:p>-0.00354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02705">
            <text:p>-0.00270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2126">
            <text:p>-0.00212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02522">
            <text:p>-0.00252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02556">
            <text:p>-0.002556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3381">
            <text:p>-0.003381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03825">
            <text:p>-0.00382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03663">
            <text:p>-0.003663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003375">
            <text:p>-0.003375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003055">
            <text:p>-0.003055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003232">
            <text:p>-0.00323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03371">
            <text:p>-0.003371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02847">
            <text:p>-0.00284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02753">
            <text:p>-0.002753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02588">
            <text:p>-0.00258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02129">
            <text:p>-0.002129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2547">
            <text:p>-0.002547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02323">
            <text:p>-0.002323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02429">
            <text:p>-0.002429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02457">
            <text:p>-0.002457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02796">
            <text:p>-0.002796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3625">
            <text:p>-0.003625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02893">
            <text:p>-0.00289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02905">
            <text:p>-0.00290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03332">
            <text:p>-0.00333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02771">
            <text:p>-0.002771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02799">
            <text:p>-0.00279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309">
            <text:p>-0.00309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3046">
            <text:p>-0.00304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2716">
            <text:p>-0.002716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0292">
            <text:p>-0.00292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02959">
            <text:p>-0.002959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2354">
            <text:p>-0.00235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2253">
            <text:p>-0.002253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2308">
            <text:p>-0.002308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2462">
            <text:p>-0.002462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2673">
            <text:p>-0.002673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2735">
            <text:p>-0.002735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01514">
            <text:p>-0.00151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0806">
            <text:p>-0.000806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1764">
            <text:p>-0.001764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1578">
            <text:p>-0.001578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1138">
            <text:p>-0.001138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0781">
            <text:p>-0.000781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0146">
            <text:p>-0.000146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0867">
            <text:p>-0.000867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02024">
            <text:p>-0.002024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02575">
            <text:p>-0.002575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01945">
            <text:p>-0.00194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1244">
            <text:p>-0.001244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00939">
            <text:p>-0.000939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0369">
            <text:p>-0.000369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00603">
            <text:p>-0.000603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0139">
            <text:p>-0.0013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1666">
            <text:p>-0.001666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01244">
            <text:p>-0.001244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00715">
            <text:p>-0.000715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00326">
            <text:p>-0.000326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086">
            <text:p>-0.00086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1887">
            <text:p>-0.001887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01863">
            <text:p>-0.001863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01573">
            <text:p>-0.001573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01785">
            <text:p>-0.001785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01176">
            <text:p>-0.001176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0057">
            <text:p>-0.00057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01422">
            <text:p>-0.001422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001534">
            <text:p>-0.001534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000167">
            <text:p>-0.000167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0192">
            <text:p>-0.000192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000125">
            <text:p>-0.000125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000566">
            <text:p>-0.000566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00188">
            <text:p>-0.00188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001423">
            <text:p>-0.001423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001078">
            <text:p>-0.00107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000833">
            <text:p>-0.000833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000016">
            <text:p>-0.000016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000188">
            <text:p>-0.000188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001214">
            <text:p>-0.001214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001291">
            <text:p>-0.001291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0006">
            <text:p>-0.0006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091">
            <text:p>-0.00091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001128">
            <text:p>-0.001128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136">
            <text:p>0.000136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4">
            <text:p>0.0004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0229">
            <text:p>-0.000229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000255">
            <text:p>-0.00025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0255">
            <text:p>0.000255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0248">
            <text:p>0.000248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000365">
            <text:p>-0.000365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001014">
            <text:p>-0.001014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001142">
            <text:p>-0.001142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0.0008">
            <text:p>-0.0008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0.000131">
            <text:p>-0.000131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1027">
            <text:p>0.001027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1227">
            <text:p>0.0012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1139">
            <text:p>0.001139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0629">
            <text:p>0.000629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0353">
            <text:p>0.000353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0958">
            <text:p>0.000958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116">
            <text:p>0.001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6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387186">
            <text:p>3.387186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556412">
            <text:p>2.556412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389025">
            <text:p>2.38902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374239">
            <text:p>2.374239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446856">
            <text:p>2.446856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674034">
            <text:p>2.67403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500095">
            <text:p>2.500095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429019">
            <text:p>2.429019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350731">
            <text:p>2.350731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31368">
            <text:p>2.31368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345991">
            <text:p>2.345991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266444">
            <text:p>2.266444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292081">
            <text:p>2.29208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377966">
            <text:p>2.37796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459568">
            <text:p>2.45956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73125">
            <text:p>2.7312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.141051">
            <text:p>3.141051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96769">
            <text:p>2.96769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929002">
            <text:p>2.92900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.113047">
            <text:p>3.113047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98994">
            <text:p>2.9899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123558">
            <text:p>3.12355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.553847">
            <text:p>3.55384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910316">
            <text:p>3.91031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.157198">
            <text:p>4.157198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672248">
            <text:p>3.67224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.05498">
            <text:p>3.05498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.024607">
            <text:p>3.02460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.223997">
            <text:p>3.223997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322538">
            <text:p>3.322538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733307">
            <text:p>3.733307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.060307">
            <text:p>4.06030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528078">
            <text:p>3.52807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437614">
            <text:p>3.43761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761493">
            <text:p>3.761493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615564">
            <text:p>3.61556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617225">
            <text:p>3.61722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622009">
            <text:p>3.622009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.452601">
            <text:p>3.45260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.43829">
            <text:p>3.4382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.263036">
            <text:p>3.26303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814622">
            <text:p>2.81462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.449176">
            <text:p>2.44917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155791">
            <text:p>2.155791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849523">
            <text:p>1.84952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534189">
            <text:p>1.53418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27337">
            <text:p>1.2733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097043">
            <text:p>1.097043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972198">
            <text:p>0.972198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85675">
            <text:p>0.8567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39281">
            <text:p>0.73928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641586">
            <text:p>0.64158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569845">
            <text:p>0.56984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518734">
            <text:p>0.51873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79036">
            <text:p>0.479036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443424">
            <text:p>0.443424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416138">
            <text:p>0.41613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398164">
            <text:p>0.39816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385158">
            <text:p>0.385158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379164">
            <text:p>0.37916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37769">
            <text:p>0.37769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377838">
            <text:p>0.37783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381649">
            <text:p>0.38164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388792">
            <text:p>0.388792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395789">
            <text:p>0.39578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404187">
            <text:p>0.40418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415549">
            <text:p>0.41554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427486">
            <text:p>0.427486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438703">
            <text:p>0.438703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447678">
            <text:p>0.447678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455335">
            <text:p>0.455335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462449">
            <text:p>0.46244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68379">
            <text:p>0.46837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469793">
            <text:p>0.46979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67804">
            <text:p>0.467804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463293">
            <text:p>0.46329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456203">
            <text:p>0.45620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445878">
            <text:p>0.44587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431524">
            <text:p>0.43152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416177">
            <text:p>0.41617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399504">
            <text:p>0.39950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378701">
            <text:p>0.37870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355358">
            <text:p>0.35535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32898">
            <text:p>0.3289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99333">
            <text:p>0.299333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65984">
            <text:p>0.26598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26507">
            <text:p>0.22650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8602">
            <text:p>0.1860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47583">
            <text:p>0.14758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12892">
            <text:p>0.11289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82167">
            <text:p>0.082167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57284">
            <text:p>0.05728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39475">
            <text:p>0.03947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26188">
            <text:p>0.026188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15539">
            <text:p>0.015539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8174">
            <text:p>0.00817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3995">
            <text:p>0.00399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0111">
            <text:p>0.000111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001698">
            <text:p>-0.001698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003409">
            <text:p>-0.003409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4756">
            <text:p>-0.004756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05011">
            <text:p>-0.00501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05868">
            <text:p>-0.005868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5201">
            <text:p>-0.00520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04885">
            <text:p>-0.00488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0552">
            <text:p>-0.00552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5473">
            <text:p>-0.005473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04661">
            <text:p>-0.00466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04627">
            <text:p>-0.00462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00501">
            <text:p>-0.0050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004678">
            <text:p>-0.004678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005294">
            <text:p>-0.00529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05642">
            <text:p>-0.005642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04561">
            <text:p>-0.004561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05037">
            <text:p>-0.005037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05429">
            <text:p>-0.005429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04966">
            <text:p>-0.004966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5379">
            <text:p>-0.005379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0426">
            <text:p>-0.00426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03328">
            <text:p>-0.003328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03719">
            <text:p>-0.003719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04129">
            <text:p>-0.004129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389">
            <text:p>-0.0038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03454">
            <text:p>-0.00345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03701">
            <text:p>-0.003701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03818">
            <text:p>-0.00381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03196">
            <text:p>-0.003196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02762">
            <text:p>-0.00276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4005">
            <text:p>-0.00400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4633">
            <text:p>-0.00463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3305">
            <text:p>-0.003305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03527">
            <text:p>-0.003527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04234">
            <text:p>-0.004234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396">
            <text:p>-0.00396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3774">
            <text:p>-0.003774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3499">
            <text:p>-0.003499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3636">
            <text:p>-0.003636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378">
            <text:p>-0.00378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3834">
            <text:p>-0.003834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03267">
            <text:p>-0.003267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2541">
            <text:p>-0.00254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3032">
            <text:p>-0.003032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2908">
            <text:p>-0.002908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2913">
            <text:p>-0.002913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2787">
            <text:p>-0.002787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2449">
            <text:p>-0.002449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3344">
            <text:p>-0.003344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03839">
            <text:p>-0.003839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03832">
            <text:p>-0.003832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02911">
            <text:p>-0.00291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2083">
            <text:p>-0.002083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02493">
            <text:p>-0.00249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2682">
            <text:p>-0.002682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02474">
            <text:p>-0.002474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02972">
            <text:p>-0.002972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3374">
            <text:p>-0.003374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02706">
            <text:p>-0.002706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026">
            <text:p>-0.002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02649">
            <text:p>-0.002649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2502">
            <text:p>-0.002502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2785">
            <text:p>-0.002785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0271">
            <text:p>-0.00271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02926">
            <text:p>-0.002926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03421">
            <text:p>-0.003421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02934">
            <text:p>-0.002934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02444">
            <text:p>-0.002444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02713">
            <text:p>-0.00271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002727">
            <text:p>-0.002727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002086">
            <text:p>-0.00208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2256">
            <text:p>-0.002256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001839">
            <text:p>-0.001839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001632">
            <text:p>-0.001632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002345">
            <text:p>-0.002345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001821">
            <text:p>-0.001821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002081">
            <text:p>-0.002081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002726">
            <text:p>-0.002726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002282">
            <text:p>-0.002282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001953">
            <text:p>-0.00195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002065">
            <text:p>-0.002065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002246">
            <text:p>-0.002246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002083">
            <text:p>-0.002083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1919">
            <text:p>-0.001919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002437">
            <text:p>-0.002437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001913">
            <text:p>-0.001913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001198">
            <text:p>-0.00119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1673">
            <text:p>-0.00167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001429">
            <text:p>-0.001429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000576">
            <text:p>-0.000576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000819">
            <text:p>-0.000819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000941">
            <text:p>-0.000941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00086">
            <text:p>-0.00086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001128">
            <text:p>-0.001128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0.001107">
            <text:p>-0.00110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0.000812">
            <text:p>-0.000812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0.000004">
            <text:p>-0.000004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0.000069">
            <text:p>-0.000069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0.000901">
            <text:p>-0.000901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0.001166">
            <text:p>-0.001166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0.001258">
            <text:p>-0.001258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0.001321">
            <text:p>-0.00132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0.001342">
            <text:p>-0.0013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8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082732">
            <text:p>2.082732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537658">
            <text:p>2.537658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372471">
            <text:p>2.372471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34308">
            <text:p>2.34308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793568">
            <text:p>2.793568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.167954">
            <text:p>3.16795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764737">
            <text:p>2.764737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704219">
            <text:p>2.704219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.007385">
            <text:p>3.00738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.032816">
            <text:p>3.03281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622234">
            <text:p>2.622234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59408">
            <text:p>2.59408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821542">
            <text:p>2.821542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743558">
            <text:p>2.743558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829698">
            <text:p>2.82969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137499">
            <text:p>3.137499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.55927">
            <text:p>3.55927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904507">
            <text:p>3.904507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30591">
            <text:p>3.30591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.215378">
            <text:p>3.215378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551083">
            <text:p>3.55108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496459">
            <text:p>3.496459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.550927">
            <text:p>3.550927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910369">
            <text:p>3.910369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.158989">
            <text:p>4.158989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.269244">
            <text:p>4.26924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.291625">
            <text:p>4.291625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.315198">
            <text:p>3.315198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.200597">
            <text:p>3.200597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619912">
            <text:p>3.619912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723033">
            <text:p>3.72303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.40909">
            <text:p>3.4090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430131">
            <text:p>3.430131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496633">
            <text:p>3.49663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524264">
            <text:p>3.524264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899289">
            <text:p>3.899289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82108">
            <text:p>3.82108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798298">
            <text:p>3.79829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.955867">
            <text:p>3.95586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.280205">
            <text:p>3.28020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.020566">
            <text:p>3.0205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.017525">
            <text:p>3.01752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021549">
            <text:p>3.02154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882025">
            <text:p>2.88202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.433736">
            <text:p>2.43373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009949">
            <text:p>2.00994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6567">
            <text:p>1.656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426742">
            <text:p>1.426742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.269495">
            <text:p>1.269495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.119501">
            <text:p>1.11950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966695">
            <text:p>0.96669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842093">
            <text:p>0.84209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750721">
            <text:p>0.750721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684616">
            <text:p>0.68461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632567">
            <text:p>0.63256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585928">
            <text:p>0.585928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550672">
            <text:p>0.55067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527615">
            <text:p>0.52761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512616">
            <text:p>0.51261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504658">
            <text:p>0.504658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5017">
            <text:p>0.5017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501738">
            <text:p>0.50173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506523">
            <text:p>0.50652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51678">
            <text:p>0.5167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527628">
            <text:p>0.52762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540193">
            <text:p>0.540193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555873">
            <text:p>0.55587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570848">
            <text:p>0.570848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584636">
            <text:p>0.58463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597603">
            <text:p>0.59760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609105">
            <text:p>0.609105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619411">
            <text:p>0.619411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628471">
            <text:p>0.628471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633193">
            <text:p>0.63319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631761">
            <text:p>0.631761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626505">
            <text:p>0.62650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616314">
            <text:p>0.61631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601023">
            <text:p>0.601023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582645">
            <text:p>0.58264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562335">
            <text:p>0.562335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540876">
            <text:p>0.540876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513842">
            <text:p>0.51384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483819">
            <text:p>0.48381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44893">
            <text:p>0.4489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408982">
            <text:p>0.408982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364116">
            <text:p>0.36411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309256">
            <text:p>0.30925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52601">
            <text:p>0.252601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01292">
            <text:p>0.201292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6388">
            <text:p>0.156388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15948">
            <text:p>0.115948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82088">
            <text:p>0.082088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57818">
            <text:p>0.057818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40587">
            <text:p>0.040587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27148">
            <text:p>0.027148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1669">
            <text:p>0.01669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9938">
            <text:p>0.009938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5091">
            <text:p>0.005091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1618">
            <text:p>0.001618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001443">
            <text:p>-0.00144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2165">
            <text:p>-0.00216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02124">
            <text:p>-0.00212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02835">
            <text:p>-0.002835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2381">
            <text:p>-0.00238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02194">
            <text:p>-0.002194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02154">
            <text:p>-0.002154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2454">
            <text:p>-0.00245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02613">
            <text:p>-0.002613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02541">
            <text:p>-0.002541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002422">
            <text:p>-0.00242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002271">
            <text:p>-0.00227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002636">
            <text:p>-0.002636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02436">
            <text:p>-0.002436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01967">
            <text:p>-0.00196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02237">
            <text:p>-0.002237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02329">
            <text:p>-0.002329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02444">
            <text:p>-0.00244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3156">
            <text:p>-0.003156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03269">
            <text:p>-0.003269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02778">
            <text:p>-0.002778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02312">
            <text:p>-0.002312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02663">
            <text:p>-0.002663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2914">
            <text:p>-0.002914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02829">
            <text:p>-0.002829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02635">
            <text:p>-0.002635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02513">
            <text:p>-0.002513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0294">
            <text:p>-0.0029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03123">
            <text:p>-0.00312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3307">
            <text:p>-0.003307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3016">
            <text:p>-0.00301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2161">
            <text:p>-0.002161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02045">
            <text:p>-0.002045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02433">
            <text:p>-0.002433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215">
            <text:p>-0.0021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2052">
            <text:p>-0.002052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2283">
            <text:p>-0.00228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2129">
            <text:p>-0.002129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2882">
            <text:p>-0.002882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3462">
            <text:p>-0.003462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02714">
            <text:p>-0.00271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1937">
            <text:p>-0.001937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1889">
            <text:p>-0.001889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2241">
            <text:p>-0.002241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1693">
            <text:p>-0.001693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1152">
            <text:p>-0.001152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1242">
            <text:p>-0.001242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1534">
            <text:p>-0.001534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02436">
            <text:p>-0.002436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02751">
            <text:p>-0.002751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01425">
            <text:p>-0.00142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0862">
            <text:p>-0.000862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01416">
            <text:p>-0.00141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156">
            <text:p>-0.00156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01403">
            <text:p>-0.001403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01999">
            <text:p>-0.00199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2064">
            <text:p>-0.002064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01636">
            <text:p>-0.001636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01605">
            <text:p>-0.001605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01281">
            <text:p>-0.001281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155">
            <text:p>-0.0015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2279">
            <text:p>-0.002279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01777">
            <text:p>-0.001777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01565">
            <text:p>-0.001565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02401">
            <text:p>-0.002401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02425">
            <text:p>-0.002425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0225">
            <text:p>-0.00225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02441">
            <text:p>-0.002441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002269">
            <text:p>-0.00226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001535">
            <text:p>-0.001535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1553">
            <text:p>-0.001553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001482">
            <text:p>-0.001482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001138">
            <text:p>-0.001138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000783">
            <text:p>-0.000783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000565">
            <text:p>-0.000565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000809">
            <text:p>-0.000809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001">
            <text:p>-0.001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000909">
            <text:p>-0.000909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001371">
            <text:p>-0.001371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00216">
            <text:p>-0.00216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001999">
            <text:p>-0.001999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001389">
            <text:p>-0.001389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1489">
            <text:p>-0.001489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002123">
            <text:p>-0.002123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001753">
            <text:p>-0.001753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001247">
            <text:p>-0.001247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0966">
            <text:p>-0.000966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000628">
            <text:p>-0.000628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00053">
            <text:p>-0.00053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000732">
            <text:p>-0.000732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000927">
            <text:p>-0.000927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000861">
            <text:p>-0.000861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001022">
            <text:p>-0.001022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0.001363">
            <text:p>-0.00136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0.001484">
            <text:p>-0.001484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0.001112">
            <text:p>-0.001112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0.00047">
            <text:p>-0.0004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0.000472">
            <text:p>-0.000472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0.000615">
            <text:p>-0.000615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0.000621">
            <text:p>-0.000621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0.000904">
            <text:p>-0.000904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0.000998">
            <text:p>-0.00099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894178">
            <text:p>1.894178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351137">
            <text:p>2.351137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622975">
            <text:p>2.62297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791932">
            <text:p>2.791932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899891">
            <text:p>2.899891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982412">
            <text:p>2.98241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757538">
            <text:p>2.757538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711879">
            <text:p>2.711879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.148518">
            <text:p>3.148518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.121006">
            <text:p>3.12100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888889">
            <text:p>2.888889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998665">
            <text:p>2.99866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.419533">
            <text:p>3.419533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.455056">
            <text:p>3.45505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.401992">
            <text:p>3.401992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637441">
            <text:p>3.637441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.949639">
            <text:p>3.949639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440618">
            <text:p>3.440618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277634">
            <text:p>3.27763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.173823">
            <text:p>3.17382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100836">
            <text:p>3.100836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337635">
            <text:p>3.337635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.738988">
            <text:p>3.738988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.044187">
            <text:p>4.044187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.255386">
            <text:p>3.255386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01511">
            <text:p>3.01511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.214953">
            <text:p>3.21495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.100683">
            <text:p>3.100683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928151">
            <text:p>2.928151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125887">
            <text:p>3.12588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559624">
            <text:p>3.55962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.931966">
            <text:p>3.93196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248265">
            <text:p>3.248265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149123">
            <text:p>3.14912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581756">
            <text:p>3.58175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273084">
            <text:p>3.27308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20624">
            <text:p>3.2062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382072">
            <text:p>3.382072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.461967">
            <text:p>3.46196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.847219">
            <text:p>3.84721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.121495">
            <text:p>4.12149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.235028">
            <text:p>4.235028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.266577">
            <text:p>4.26657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.348189">
            <text:p>4.348189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.168869">
            <text:p>3.168869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466474">
            <text:p>2.46647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.053257">
            <text:p>2.053257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802301">
            <text:p>1.80230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.602373">
            <text:p>1.60237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.412365">
            <text:p>1.41236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223711">
            <text:p>1.22371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.068801">
            <text:p>1.068801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951985">
            <text:p>0.951985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866865">
            <text:p>0.866865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801712">
            <text:p>0.8017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744974">
            <text:p>0.744974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700412">
            <text:p>0.70041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671011">
            <text:p>0.6710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653119">
            <text:p>0.653119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643753">
            <text:p>0.64375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640132">
            <text:p>0.64013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640713">
            <text:p>0.640713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646963">
            <text:p>0.64696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66003">
            <text:p>0.6600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674572">
            <text:p>0.674572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691175">
            <text:p>0.69117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711641">
            <text:p>0.711641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731402">
            <text:p>0.731402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749815">
            <text:p>0.749815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767056">
            <text:p>0.767056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783779">
            <text:p>0.78377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798965">
            <text:p>0.798965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811677">
            <text:p>0.81167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817807">
            <text:p>0.81780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818375">
            <text:p>0.81837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811645">
            <text:p>0.811645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797186">
            <text:p>0.79718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77812">
            <text:p>0.7781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754164">
            <text:p>0.75416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729157">
            <text:p>0.72915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701174">
            <text:p>0.70117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666835">
            <text:p>0.66683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630866">
            <text:p>0.630866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58794">
            <text:p>0.58794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536379">
            <text:p>0.53637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476134">
            <text:p>0.47613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405916">
            <text:p>0.405916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335249">
            <text:p>0.33524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67183">
            <text:p>0.267183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05955">
            <text:p>0.20595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2414">
            <text:p>0.15241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07562">
            <text:p>0.10756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75527">
            <text:p>0.075527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5322">
            <text:p>0.05322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35202">
            <text:p>0.03520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21695">
            <text:p>0.021695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13743">
            <text:p>0.013743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7704">
            <text:p>0.007704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3943">
            <text:p>0.00394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1183">
            <text:p>0.00118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0457">
            <text:p>-0.000457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01179">
            <text:p>-0.001179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02178">
            <text:p>-0.002178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1841">
            <text:p>-0.0018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01623">
            <text:p>-0.00162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02121">
            <text:p>-0.00212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2931">
            <text:p>-0.002931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03226">
            <text:p>-0.00322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02604">
            <text:p>-0.002604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001941">
            <text:p>-0.00194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002305">
            <text:p>-0.002305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003277">
            <text:p>-0.003277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03164">
            <text:p>-0.00316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02518">
            <text:p>-0.002518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03189">
            <text:p>-0.003189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03333">
            <text:p>-0.003333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02905">
            <text:p>-0.002905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3193">
            <text:p>-0.003193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02647">
            <text:p>-0.002647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02243">
            <text:p>-0.00224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0238">
            <text:p>-0.00238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02464">
            <text:p>-0.002464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2527">
            <text:p>-0.002527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02208">
            <text:p>-0.002208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01844">
            <text:p>-0.001844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02005">
            <text:p>-0.002005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02231">
            <text:p>-0.002231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02563">
            <text:p>-0.00256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3356">
            <text:p>-0.003356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2676">
            <text:p>-0.00267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1404">
            <text:p>-0.001404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01642">
            <text:p>-0.001642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02611">
            <text:p>-0.002611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2184">
            <text:p>-0.00218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1573">
            <text:p>-0.001573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1277">
            <text:p>-0.001277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1581">
            <text:p>-0.00158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3286">
            <text:p>-0.003286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3699">
            <text:p>-0.003699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02397">
            <text:p>-0.002397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1541">
            <text:p>-0.00154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1498">
            <text:p>-0.001498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1497">
            <text:p>-0.001497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1675">
            <text:p>-0.001675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1543">
            <text:p>-0.001543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1714">
            <text:p>-0.001714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1577">
            <text:p>-0.001577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01309">
            <text:p>-0.001309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02018">
            <text:p>-0.002018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01624">
            <text:p>-0.001624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0813">
            <text:p>-0.000813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01274">
            <text:p>-0.001274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1451">
            <text:p>-0.001451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01451">
            <text:p>-0.001451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01749">
            <text:p>-0.00174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2095">
            <text:p>-0.002095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01884">
            <text:p>-0.001884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01757">
            <text:p>-0.001757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01463">
            <text:p>-0.00146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1971">
            <text:p>-0.001971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2652">
            <text:p>-0.002652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02214">
            <text:p>-0.002214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02222">
            <text:p>-0.002222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01863">
            <text:p>-0.001863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01453">
            <text:p>-0.00145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01819">
            <text:p>-0.001819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02165">
            <text:p>-0.002165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001537">
            <text:p>-0.001537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001526">
            <text:p>-0.00152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2266">
            <text:p>-0.002266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001872">
            <text:p>-0.001872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001577">
            <text:p>-0.001577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002076">
            <text:p>-0.002076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001854">
            <text:p>-0.001854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000974">
            <text:p>-0.000974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000857">
            <text:p>-0.000857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000405">
            <text:p>-0.000405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000632">
            <text:p>-0.000632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001738">
            <text:p>-0.001738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00197">
            <text:p>-0.00197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001659">
            <text:p>-0.001659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1857">
            <text:p>-0.001857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001945">
            <text:p>-0.001945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00114">
            <text:p>-0.00114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001111">
            <text:p>-0.001111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0995">
            <text:p>-0.000995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00088">
            <text:p>-0.00088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000446">
            <text:p>-0.000446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000565">
            <text:p>-0.000565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001016">
            <text:p>-0.001016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000975">
            <text:p>-0.00097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001687">
            <text:p>-0.001687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0.0018">
            <text:p>-0.0018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0.00148">
            <text:p>-0.00148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0.001177">
            <text:p>-0.001177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0.000896">
            <text:p>-0.000896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0.000855">
            <text:p>-0.000855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0.001172">
            <text:p>-0.001172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0.001">
            <text:p>-0.001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0.000242">
            <text:p>-0.000242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11">
            <text:p>0.00001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5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403444">
            <text:p>3.403444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503062">
            <text:p>2.503062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503704">
            <text:p>2.503704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583203">
            <text:p>2.583203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809063">
            <text:p>2.809063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911692">
            <text:p>2.91169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.270722">
            <text:p>3.27072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.218621">
            <text:p>3.21862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988177">
            <text:p>2.988177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.091126">
            <text:p>3.09112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.374125">
            <text:p>3.374125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.373374">
            <text:p>3.373374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.372927">
            <text:p>3.372927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.547885">
            <text:p>3.547885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992653">
            <text:p>2.992653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894741">
            <text:p>2.894741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.261003">
            <text:p>3.261003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570986">
            <text:p>3.570986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21386">
            <text:p>3.21386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.1451">
            <text:p>3.1451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523987">
            <text:p>3.523987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093946">
            <text:p>3.093946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922289">
            <text:p>2.922289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166336">
            <text:p>3.16633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.598704">
            <text:p>3.59870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635076">
            <text:p>3.63507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.645358">
            <text:p>3.645358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.111634">
            <text:p>3.111634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965505">
            <text:p>2.96550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287213">
            <text:p>3.28721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702509">
            <text:p>3.70250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.038408">
            <text:p>4.038408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563869">
            <text:p>3.563869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478198">
            <text:p>3.478198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862166">
            <text:p>3.86216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214049">
            <text:p>3.214049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107641">
            <text:p>3.10764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522654">
            <text:p>3.522654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.892897">
            <text:p>3.89289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.898056">
            <text:p>3.898056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.399689">
            <text:p>3.399689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.364081">
            <text:p>3.364081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753898">
            <text:p>3.75389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.058855">
            <text:p>4.05885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.152841">
            <text:p>4.152841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.068946">
            <text:p>4.068946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.808489">
            <text:p>3.808489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083486">
            <text:p>3.08348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.898622">
            <text:p>2.89862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.933981">
            <text:p>2.93398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45836">
            <text:p>2.84583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.535864">
            <text:p>2.53586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.222973">
            <text:p>2.22297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.061757">
            <text:p>2.06175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.943252">
            <text:p>1.94325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.790166">
            <text:p>1.79016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.686451">
            <text:p>1.686451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.630687">
            <text:p>1.63068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.587608">
            <text:p>1.587608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.563863">
            <text:p>1.563863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.546406">
            <text:p>1.546406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.54495">
            <text:p>1.5449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.569187">
            <text:p>1.56918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.6059">
            <text:p>1.6059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.652742">
            <text:p>1.652742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.710149">
            <text:p>1.71014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.769892">
            <text:p>1.76989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.826319">
            <text:p>1.826319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.866565">
            <text:p>1.866565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.897573">
            <text:p>1.89757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955517">
            <text:p>1.955517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.984415">
            <text:p>1.984415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.010348">
            <text:p>2.01034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.062595">
            <text:p>2.062595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.083654">
            <text:p>2.083654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.060739">
            <text:p>2.060739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.029733">
            <text:p>2.02973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.999729">
            <text:p>1.999729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.933807">
            <text:p>1.93380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.85996">
            <text:p>1.8599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793075">
            <text:p>1.79307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.707533">
            <text:p>1.70753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.616739">
            <text:p>1.61673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.514041">
            <text:p>1.514041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.38339">
            <text:p>1.3833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.218495">
            <text:p>1.218495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.031144">
            <text:p>1.03114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849541">
            <text:p>0.849541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675186">
            <text:p>0.67518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519682">
            <text:p>0.51968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386285">
            <text:p>0.386285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77929">
            <text:p>0.277929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98432">
            <text:p>0.198432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40709">
            <text:p>0.140709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96015">
            <text:p>0.09601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62511">
            <text:p>0.06251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40339">
            <text:p>0.040339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25165">
            <text:p>0.02516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6324">
            <text:p>0.01632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10263">
            <text:p>0.01026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6267">
            <text:p>0.006267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04474">
            <text:p>0.00447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02172">
            <text:p>0.002172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02134">
            <text:p>0.002134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1585">
            <text:p>0.00158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0461">
            <text:p>0.000461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">
            <text:p>-0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00904">
            <text:p>-0.000904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00999">
            <text:p>-0.00099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000721">
            <text:p>-0.00072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000561">
            <text:p>-0.00056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001214">
            <text:p>-0.00121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01907">
            <text:p>-0.001907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01234">
            <text:p>-0.001234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01309">
            <text:p>-0.001309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01451">
            <text:p>-0.001451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01303">
            <text:p>-0.001303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1774">
            <text:p>-0.001774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00878">
            <text:p>-0.000878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01018">
            <text:p>-0.001018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01655">
            <text:p>-0.001655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01902">
            <text:p>-0.00190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1587">
            <text:p>-0.001587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0108">
            <text:p>-0.00108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02041">
            <text:p>-0.002041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02218">
            <text:p>-0.00221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01667">
            <text:p>-0.001667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01608">
            <text:p>-0.001608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2035">
            <text:p>-0.00203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2416">
            <text:p>-0.00241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1642">
            <text:p>-0.001642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0157">
            <text:p>-0.00157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01925">
            <text:p>-0.001925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1599">
            <text:p>-0.001599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1002">
            <text:p>-0.001002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0616">
            <text:p>-0.000616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1285">
            <text:p>-0.00128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2686">
            <text:p>-0.002686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2978">
            <text:p>-0.002978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0198">
            <text:p>-0.0019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1381">
            <text:p>-0.00138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1122">
            <text:p>-0.001122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0621">
            <text:p>-0.000621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0142">
            <text:p>-0.000142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0262">
            <text:p>-0.000262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0008">
            <text:p>-0.000008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0193">
            <text:p>-0.000193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01352">
            <text:p>-0.001352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01485">
            <text:p>-0.001485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007">
            <text:p>-0.0007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0549">
            <text:p>-0.000549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01189">
            <text:p>-0.001189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1601">
            <text:p>-0.001601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01061">
            <text:p>-0.001061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00953">
            <text:p>-0.000953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109">
            <text:p>-0.00109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01023">
            <text:p>-0.001023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00705">
            <text:p>-0.000705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00043">
            <text:p>-0.00004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0313">
            <text:p>-0.000313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0714">
            <text:p>-0.00071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0088">
            <text:p>-0.00088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0087">
            <text:p>-0.00087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00901">
            <text:p>-0.000901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00503">
            <text:p>-0.00050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00488">
            <text:p>-0.000488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01312">
            <text:p>-0.001312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000631">
            <text:p>-0.000631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000197">
            <text:p>-0.000197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0479">
            <text:p>-0.000479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0455">
            <text:p>0.000455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0226">
            <text:p>0.000226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000306">
            <text:p>-0.000306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0289">
            <text:p>0.000289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006">
            <text:p>0.00006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000045">
            <text:p>-0.000045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0301">
            <text:p>0.000301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0122">
            <text:p>0.000122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000296">
            <text:p>-0.000296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000475">
            <text:p>-0.000475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000253">
            <text:p>-0.000253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0277">
            <text:p>-0.000277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000493">
            <text:p>-0.000493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524">
            <text:p>0.000524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812">
            <text:p>0.000812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0026">
            <text:p>0.000026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0399">
            <text:p>0.000399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1421">
            <text:p>0.001421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1555">
            <text:p>0.001555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0742">
            <text:p>0.000742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000125">
            <text:p>-0.00012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0.000093">
            <text:p>-0.000093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041">
            <text:p>0.00041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0382">
            <text:p>0.000382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0863">
            <text:p>0.000863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0927">
            <text:p>0.0009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0595">
            <text:p>0.000595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0184">
            <text:p>0.00018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0049">
            <text:p>0.000049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0594">
            <text:p>0.000594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775">
            <text:p>0.0007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8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386378">
            <text:p>3.386378</text:p>
          </table:table-cell>
          <table:table-cell table:formula="of:=[.B1229]-[.$B$1329]" office:value-type="float" office:value="3.325741">
            <text:p>3.325741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.422774">
            <text:p>3.422774</text:p>
          </table:table-cell>
          <table:table-cell table:formula="of:=[.B1230]-[.$B$1329]" office:value-type="float" office:value="3.362137">
            <text:p>3.362137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.475372">
            <text:p>3.475372</text:p>
          </table:table-cell>
          <table:table-cell table:formula="of:=[.B1231]-[.$B$1329]" office:value-type="float" office:value="3.414735">
            <text:p>3.414735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.556148">
            <text:p>3.556148</text:p>
          </table:table-cell>
          <table:table-cell table:formula="of:=[.B1232]-[.$B$1329]" office:value-type="float" office:value="3.495511">
            <text:p>3.495511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.639128">
            <text:p>3.639128</text:p>
          </table:table-cell>
          <table:table-cell table:formula="of:=[.B1233]-[.$B$1329]" office:value-type="float" office:value="3.578491">
            <text:p>3.578491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557749">
            <text:p>2.557749</text:p>
          </table:table-cell>
          <table:table-cell table:formula="of:=[.B1234]-[.$B$1329]" office:value-type="float" office:value="2.497112">
            <text:p>2.497112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226057">
            <text:p>2.226057</text:p>
          </table:table-cell>
          <table:table-cell table:formula="of:=[.B1235]-[.$B$1329]" office:value-type="float" office:value="2.16542">
            <text:p>2.16542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092422">
            <text:p>2.092422</text:p>
          </table:table-cell>
          <table:table-cell table:formula="of:=[.B1236]-[.$B$1329]" office:value-type="float" office:value="2.031785">
            <text:p>2.031785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025124">
            <text:p>2.025124</text:p>
          </table:table-cell>
          <table:table-cell table:formula="of:=[.B1237]-[.$B$1329]" office:value-type="float" office:value="1.964487">
            <text:p>1.964487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989881">
            <text:p>1.989881</text:p>
          </table:table-cell>
          <table:table-cell table:formula="of:=[.B1238]-[.$B$1329]" office:value-type="float" office:value="1.929244">
            <text:p>1.92924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950076">
            <text:p>1.950076</text:p>
          </table:table-cell>
          <table:table-cell table:formula="of:=[.B1239]-[.$B$1329]" office:value-type="float" office:value="1.889439">
            <text:p>1.889439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927235">
            <text:p>1.927235</text:p>
          </table:table-cell>
          <table:table-cell table:formula="of:=[.B1240]-[.$B$1329]" office:value-type="float" office:value="1.866598">
            <text:p>1.866598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901012">
            <text:p>1.901012</text:p>
          </table:table-cell>
          <table:table-cell table:formula="of:=[.B1241]-[.$B$1329]" office:value-type="float" office:value="1.840375">
            <text:p>1.840375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880916">
            <text:p>1.880916</text:p>
          </table:table-cell>
          <table:table-cell table:formula="of:=[.B1242]-[.$B$1329]" office:value-type="float" office:value="1.820279">
            <text:p>1.820279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890419">
            <text:p>1.890419</text:p>
          </table:table-cell>
          <table:table-cell table:formula="of:=[.B1243]-[.$B$1329]" office:value-type="float" office:value="1.829782">
            <text:p>1.829782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906915">
            <text:p>1.906915</text:p>
          </table:table-cell>
          <table:table-cell table:formula="of:=[.B1244]-[.$B$1329]" office:value-type="float" office:value="1.846278">
            <text:p>1.846278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964593">
            <text:p>1.964593</text:p>
          </table:table-cell>
          <table:table-cell table:formula="of:=[.B1245]-[.$B$1329]" office:value-type="float" office:value="1.903956">
            <text:p>1.903956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077309">
            <text:p>2.077309</text:p>
          </table:table-cell>
          <table:table-cell table:formula="of:=[.B1246]-[.$B$1329]" office:value-type="float" office:value="2.016672">
            <text:p>2.016672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148786">
            <text:p>2.148786</text:p>
          </table:table-cell>
          <table:table-cell table:formula="of:=[.B1247]-[.$B$1329]" office:value-type="float" office:value="2.088149">
            <text:p>2.088149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247235">
            <text:p>2.247235</text:p>
          </table:table-cell>
          <table:table-cell table:formula="of:=[.B1248]-[.$B$1329]" office:value-type="float" office:value="2.186598">
            <text:p>2.186598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340515">
            <text:p>2.340515</text:p>
          </table:table-cell>
          <table:table-cell table:formula="of:=[.B1249]-[.$B$1329]" office:value-type="float" office:value="2.279878">
            <text:p>2.279878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41392">
            <text:p>2.41392</text:p>
          </table:table-cell>
          <table:table-cell table:formula="of:=[.B1250]-[.$B$1329]" office:value-type="float" office:value="2.353283">
            <text:p>2.353283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480795">
            <text:p>2.480795</text:p>
          </table:table-cell>
          <table:table-cell table:formula="of:=[.B1251]-[.$B$1329]" office:value-type="float" office:value="2.420158">
            <text:p>2.420158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.52306">
            <text:p>2.52306</text:p>
          </table:table-cell>
          <table:table-cell table:formula="of:=[.B1252]-[.$B$1329]" office:value-type="float" office:value="2.462423">
            <text:p>2.462423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.538294">
            <text:p>2.538294</text:p>
          </table:table-cell>
          <table:table-cell table:formula="of:=[.B1253]-[.$B$1329]" office:value-type="float" office:value="2.477657">
            <text:p>2.477657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.430401">
            <text:p>2.430401</text:p>
          </table:table-cell>
          <table:table-cell table:formula="of:=[.B1254]-[.$B$1329]" office:value-type="float" office:value="2.369764">
            <text:p>2.369764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.407644">
            <text:p>2.407644</text:p>
          </table:table-cell>
          <table:table-cell table:formula="of:=[.B1255]-[.$B$1329]" office:value-type="float" office:value="2.347007">
            <text:p>2.347007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448237">
            <text:p>2.448237</text:p>
          </table:table-cell>
          <table:table-cell table:formula="of:=[.B1256]-[.$B$1329]" office:value-type="float" office:value="2.3876">
            <text:p>2.3876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411952">
            <text:p>2.411952</text:p>
          </table:table-cell>
          <table:table-cell table:formula="of:=[.B1257]-[.$B$1329]" office:value-type="float" office:value="2.351315">
            <text:p>2.35131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307933">
            <text:p>2.307933</text:p>
          </table:table-cell>
          <table:table-cell table:formula="of:=[.B1258]-[.$B$1329]" office:value-type="float" office:value="2.247296">
            <text:p>2.247296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201822">
            <text:p>2.201822</text:p>
          </table:table-cell>
          <table:table-cell table:formula="of:=[.B1259]-[.$B$1329]" office:value-type="float" office:value="2.141185">
            <text:p>2.141185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.068783">
            <text:p>2.068783</text:p>
          </table:table-cell>
          <table:table-cell table:formula="of:=[.B1260]-[.$B$1329]" office:value-type="float" office:value="2.008146">
            <text:p>2.008146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936136">
            <text:p>1.936136</text:p>
          </table:table-cell>
          <table:table-cell table:formula="of:=[.B1261]-[.$B$1329]" office:value-type="float" office:value="1.875499">
            <text:p>1.875499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807357">
            <text:p>1.807357</text:p>
          </table:table-cell>
          <table:table-cell table:formula="of:=[.B1262]-[.$B$1329]" office:value-type="float" office:value="1.74672">
            <text:p>1.74672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659352">
            <text:p>1.659352</text:p>
          </table:table-cell>
          <table:table-cell table:formula="of:=[.B1263]-[.$B$1329]" office:value-type="float" office:value="1.598715">
            <text:p>1.598715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524907">
            <text:p>1.524907</text:p>
          </table:table-cell>
          <table:table-cell table:formula="of:=[.B1264]-[.$B$1329]" office:value-type="float" office:value="1.46427">
            <text:p>1.46427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401566">
            <text:p>1.401566</text:p>
          </table:table-cell>
          <table:table-cell table:formula="of:=[.B1265]-[.$B$1329]" office:value-type="float" office:value="1.340929">
            <text:p>1.340929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.267666">
            <text:p>1.267666</text:p>
          </table:table-cell>
          <table:table-cell table:formula="of:=[.B1266]-[.$B$1329]" office:value-type="float" office:value="1.207029">
            <text:p>1.207029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131609">
            <text:p>1.131609</text:p>
          </table:table-cell>
          <table:table-cell table:formula="of:=[.B1267]-[.$B$1329]" office:value-type="float" office:value="1.070972">
            <text:p>1.070972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994079">
            <text:p>0.994079</text:p>
          </table:table-cell>
          <table:table-cell table:formula="of:=[.B1268]-[.$B$1329]" office:value-type="float" office:value="0.933442">
            <text:p>0.933442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869048">
            <text:p>0.869048</text:p>
          </table:table-cell>
          <table:table-cell table:formula="of:=[.B1269]-[.$B$1329]" office:value-type="float" office:value="0.808411">
            <text:p>0.808411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766938">
            <text:p>0.766938</text:p>
          </table:table-cell>
          <table:table-cell table:formula="of:=[.B1270]-[.$B$1329]" office:value-type="float" office:value="0.706301">
            <text:p>0.706301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683619">
            <text:p>0.683619</text:p>
          </table:table-cell>
          <table:table-cell table:formula="of:=[.B1271]-[.$B$1329]" office:value-type="float" office:value="0.622982">
            <text:p>0.622982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620212">
            <text:p>0.620212</text:p>
          </table:table-cell>
          <table:table-cell table:formula="of:=[.B1272]-[.$B$1329]" office:value-type="float" office:value="0.559575">
            <text:p>0.559575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66531">
            <text:p>0.566531</text:p>
          </table:table-cell>
          <table:table-cell table:formula="of:=[.B1273]-[.$B$1329]" office:value-type="float" office:value="0.505894">
            <text:p>0.505894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512316">
            <text:p>0.512316</text:p>
          </table:table-cell>
          <table:table-cell table:formula="of:=[.B1274]-[.$B$1329]" office:value-type="float" office:value="0.451679">
            <text:p>0.451679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461506">
            <text:p>0.461506</text:p>
          </table:table-cell>
          <table:table-cell table:formula="of:=[.B1275]-[.$B$1329]" office:value-type="float" office:value="0.400869">
            <text:p>0.400869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424413">
            <text:p>0.424413</text:p>
          </table:table-cell>
          <table:table-cell table:formula="of:=[.B1276]-[.$B$1329]" office:value-type="float" office:value="0.363776">
            <text:p>0.363776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398255">
            <text:p>0.398255</text:p>
          </table:table-cell>
          <table:table-cell table:formula="of:=[.B1277]-[.$B$1329]" office:value-type="float" office:value="0.337618">
            <text:p>0.337618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377457">
            <text:p>0.377457</text:p>
          </table:table-cell>
          <table:table-cell table:formula="of:=[.B1278]-[.$B$1329]" office:value-type="float" office:value="0.31682">
            <text:p>0.31682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5629">
            <text:p>0.35629</text:p>
          </table:table-cell>
          <table:table-cell table:formula="of:=[.B1279]-[.$B$1329]" office:value-type="float" office:value="0.295653">
            <text:p>0.295653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334608">
            <text:p>0.334608</text:p>
          </table:table-cell>
          <table:table-cell table:formula="of:=[.B1280]-[.$B$1329]" office:value-type="float" office:value="0.273971">
            <text:p>0.273971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318073">
            <text:p>0.318073</text:p>
          </table:table-cell>
          <table:table-cell table:formula="of:=[.B1281]-[.$B$1329]" office:value-type="float" office:value="0.257436">
            <text:p>0.257436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304895">
            <text:p>0.304895</text:p>
          </table:table-cell>
          <table:table-cell table:formula="of:=[.B1282]-[.$B$1329]" office:value-type="float" office:value="0.244258">
            <text:p>0.244258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9344">
            <text:p>0.29344</text:p>
          </table:table-cell>
          <table:table-cell table:formula="of:=[.B1283]-[.$B$1329]" office:value-type="float" office:value="0.232803">
            <text:p>0.232803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82356">
            <text:p>0.282356</text:p>
          </table:table-cell>
          <table:table-cell table:formula="of:=[.B1284]-[.$B$1329]" office:value-type="float" office:value="0.221719">
            <text:p>0.221719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71797">
            <text:p>0.271797</text:p>
          </table:table-cell>
          <table:table-cell table:formula="of:=[.B1285]-[.$B$1329]" office:value-type="float" office:value="0.21116">
            <text:p>0.21116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62652">
            <text:p>0.262652</text:p>
          </table:table-cell>
          <table:table-cell table:formula="of:=[.B1286]-[.$B$1329]" office:value-type="float" office:value="0.202015">
            <text:p>0.202015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55344">
            <text:p>0.255344</text:p>
          </table:table-cell>
          <table:table-cell table:formula="of:=[.B1287]-[.$B$1329]" office:value-type="float" office:value="0.194707">
            <text:p>0.194707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50218">
            <text:p>0.250218</text:p>
          </table:table-cell>
          <table:table-cell table:formula="of:=[.B1288]-[.$B$1329]" office:value-type="float" office:value="0.189581">
            <text:p>0.189581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47828">
            <text:p>0.247828</text:p>
          </table:table-cell>
          <table:table-cell table:formula="of:=[.B1289]-[.$B$1329]" office:value-type="float" office:value="0.187191">
            <text:p>0.187191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45334">
            <text:p>0.245334</text:p>
          </table:table-cell>
          <table:table-cell table:formula="of:=[.B1290]-[.$B$1329]" office:value-type="float" office:value="0.184697">
            <text:p>0.184697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43073">
            <text:p>0.243073</text:p>
          </table:table-cell>
          <table:table-cell table:formula="of:=[.B1291]-[.$B$1329]" office:value-type="float" office:value="0.182436">
            <text:p>0.182436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41218">
            <text:p>0.241218</text:p>
          </table:table-cell>
          <table:table-cell table:formula="of:=[.B1292]-[.$B$1329]" office:value-type="float" office:value="0.180581">
            <text:p>0.180581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40048">
            <text:p>0.240048</text:p>
          </table:table-cell>
          <table:table-cell table:formula="of:=[.B1293]-[.$B$1329]" office:value-type="float" office:value="0.179411">
            <text:p>0.179411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38572">
            <text:p>0.238572</text:p>
          </table:table-cell>
          <table:table-cell table:formula="of:=[.B1294]-[.$B$1329]" office:value-type="float" office:value="0.177935">
            <text:p>0.177935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3559">
            <text:p>0.23559</text:p>
          </table:table-cell>
          <table:table-cell table:formula="of:=[.B1295]-[.$B$1329]" office:value-type="float" office:value="0.174953">
            <text:p>0.174953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34592">
            <text:p>0.234592</text:p>
          </table:table-cell>
          <table:table-cell table:formula="of:=[.B1296]-[.$B$1329]" office:value-type="float" office:value="0.173955">
            <text:p>0.173955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35103">
            <text:p>0.235103</text:p>
          </table:table-cell>
          <table:table-cell table:formula="of:=[.B1297]-[.$B$1329]" office:value-type="float" office:value="0.174466">
            <text:p>0.174466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34815">
            <text:p>0.234815</text:p>
          </table:table-cell>
          <table:table-cell table:formula="of:=[.B1298]-[.$B$1329]" office:value-type="float" office:value="0.174178">
            <text:p>0.174178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33277">
            <text:p>0.233277</text:p>
          </table:table-cell>
          <table:table-cell table:formula="of:=[.B1299]-[.$B$1329]" office:value-type="float" office:value="0.17264">
            <text:p>0.17264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27963">
            <text:p>0.227963</text:p>
          </table:table-cell>
          <table:table-cell table:formula="of:=[.B1300]-[.$B$1329]" office:value-type="float" office:value="0.167326">
            <text:p>0.167326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18928">
            <text:p>0.218928</text:p>
          </table:table-cell>
          <table:table-cell table:formula="of:=[.B1301]-[.$B$1329]" office:value-type="float" office:value="0.158291">
            <text:p>0.158291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09906">
            <text:p>0.209906</text:p>
          </table:table-cell>
          <table:table-cell table:formula="of:=[.B1302]-[.$B$1329]" office:value-type="float" office:value="0.149269">
            <text:p>0.149269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02051">
            <text:p>0.202051</text:p>
          </table:table-cell>
          <table:table-cell table:formula="of:=[.B1303]-[.$B$1329]" office:value-type="float" office:value="0.141414">
            <text:p>0.141414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96008">
            <text:p>0.196008</text:p>
          </table:table-cell>
          <table:table-cell table:formula="of:=[.B1304]-[.$B$1329]" office:value-type="float" office:value="0.135371">
            <text:p>0.135371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91091">
            <text:p>0.191091</text:p>
          </table:table-cell>
          <table:table-cell table:formula="of:=[.B1305]-[.$B$1329]" office:value-type="float" office:value="0.130454">
            <text:p>0.130454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8599">
            <text:p>0.18599</text:p>
          </table:table-cell>
          <table:table-cell table:formula="of:=[.B1306]-[.$B$1329]" office:value-type="float" office:value="0.125353">
            <text:p>0.125353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79891">
            <text:p>0.179891</text:p>
          </table:table-cell>
          <table:table-cell table:formula="of:=[.B1307]-[.$B$1329]" office:value-type="float" office:value="0.119254">
            <text:p>0.119254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72496">
            <text:p>0.172496</text:p>
          </table:table-cell>
          <table:table-cell table:formula="of:=[.B1308]-[.$B$1329]" office:value-type="float" office:value="0.111859">
            <text:p>0.111859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1754">
            <text:p>0.161754</text:p>
          </table:table-cell>
          <table:table-cell table:formula="of:=[.B1309]-[.$B$1329]" office:value-type="float" office:value="0.101117">
            <text:p>0.101117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44661">
            <text:p>0.144661</text:p>
          </table:table-cell>
          <table:table-cell table:formula="of:=[.B1310]-[.$B$1329]" office:value-type="float" office:value="0.084024">
            <text:p>0.084024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27097">
            <text:p>0.127097</text:p>
          </table:table-cell>
          <table:table-cell table:formula="of:=[.B1311]-[.$B$1329]" office:value-type="float" office:value="0.06646">
            <text:p>0.06646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1204">
            <text:p>0.11204</text:p>
          </table:table-cell>
          <table:table-cell table:formula="of:=[.B1312]-[.$B$1329]" office:value-type="float" office:value="0.051403">
            <text:p>0.051403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98518">
            <text:p>0.098518</text:p>
          </table:table-cell>
          <table:table-cell table:formula="of:=[.B1313]-[.$B$1329]" office:value-type="float" office:value="0.037881">
            <text:p>0.037881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88069">
            <text:p>0.088069</text:p>
          </table:table-cell>
          <table:table-cell table:formula="of:=[.B1314]-[.$B$1329]" office:value-type="float" office:value="0.027432">
            <text:p>0.027432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80928">
            <text:p>0.080928</text:p>
          </table:table-cell>
          <table:table-cell table:formula="of:=[.B1315]-[.$B$1329]" office:value-type="float" office:value="0.020291">
            <text:p>0.020291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75757">
            <text:p>0.075757</text:p>
          </table:table-cell>
          <table:table-cell table:formula="of:=[.B1316]-[.$B$1329]" office:value-type="float" office:value="0.01512">
            <text:p>0.01512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71731">
            <text:p>0.071731</text:p>
          </table:table-cell>
          <table:table-cell table:formula="of:=[.B1317]-[.$B$1329]" office:value-type="float" office:value="0.011094">
            <text:p>0.011094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69411">
            <text:p>0.069411</text:p>
          </table:table-cell>
          <table:table-cell table:formula="of:=[.B1318]-[.$B$1329]" office:value-type="float" office:value="0.008774">
            <text:p>0.008774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67997">
            <text:p>0.067997</text:p>
          </table:table-cell>
          <table:table-cell table:formula="of:=[.B1319]-[.$B$1329]" office:value-type="float" office:value="0.00736000000000001">
            <text:p>0.00736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66429">
            <text:p>0.066429</text:p>
          </table:table-cell>
          <table:table-cell table:formula="of:=[.B1320]-[.$B$1329]" office:value-type="float" office:value="0.00579200000000001">
            <text:p>0.005792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64293">
            <text:p>0.064293</text:p>
          </table:table-cell>
          <table:table-cell table:formula="of:=[.B1321]-[.$B$1329]" office:value-type="float" office:value="0.00365600000000001">
            <text:p>0.003656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62673">
            <text:p>0.062673</text:p>
          </table:table-cell>
          <table:table-cell table:formula="of:=[.B1322]-[.$B$1329]" office:value-type="float" office:value="0.002036">
            <text:p>0.002036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621">
            <text:p>0.0621</text:p>
          </table:table-cell>
          <table:table-cell table:formula="of:=[.B1323]-[.$B$1329]" office:value-type="float" office:value="0.00146300000000001">
            <text:p>0.001463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63783">
            <text:p>0.063783</text:p>
          </table:table-cell>
          <table:table-cell table:formula="of:=[.B1324]-[.$B$1329]" office:value-type="float" office:value="0.003146">
            <text:p>0.003146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64009">
            <text:p>0.064009</text:p>
          </table:table-cell>
          <table:table-cell table:formula="of:=[.B1325]-[.$B$1329]" office:value-type="float" office:value="0.003372">
            <text:p>0.003372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61782">
            <text:p>0.061782</text:p>
          </table:table-cell>
          <table:table-cell table:formula="of:=[.B1326]-[.$B$1329]" office:value-type="float" office:value="0.001145">
            <text:p>0.001145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61291">
            <text:p>0.061291</text:p>
          </table:table-cell>
          <table:table-cell table:formula="of:=[.B1327]-[.$B$1329]" office:value-type="float" office:value="0.000654000000000002">
            <text:p>0.000654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61394">
            <text:p>0.061394</text:p>
          </table:table-cell>
          <table:table-cell table:formula="of:=[.B1328]-[.$B$1329]" office:value-type="float" office:value="0.000757000000000001">
            <text:p>0.000757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60637">
            <text:p>0.060637</text:p>
          </table:table-cell>
          <table:table-cell table:formula="of:=[.B1329]-[.$B$132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60673">
            <text:p>0.060673</text:p>
          </table:table-cell>
          <table:table-cell table:formula="of:=[.B1330]-[.$B$1329]" office:value-type="float" office:value="0.0000360000000000013">
            <text:p>0.000036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60478">
            <text:p>0.060478</text:p>
          </table:table-cell>
          <table:table-cell table:formula="of:=[.B1331]-[.$B$1329]" office:value-type="float" office:value="-0.000158999999999999">
            <text:p>-0.000159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59282">
            <text:p>0.059282</text:p>
          </table:table-cell>
          <table:table-cell table:formula="of:=[.B1332]-[.$B$1329]" office:value-type="float" office:value="-0.001355">
            <text:p>-0.001355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58536">
            <text:p>0.058536</text:p>
          </table:table-cell>
          <table:table-cell table:formula="of:=[.B1333]-[.$B$1329]" office:value-type="float" office:value="-0.002101">
            <text:p>-0.002101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58762">
            <text:p>0.058762</text:p>
          </table:table-cell>
          <table:table-cell table:formula="of:=[.B1334]-[.$B$1329]" office:value-type="float" office:value="-0.001875">
            <text:p>-0.001875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58815">
            <text:p>0.058815</text:p>
          </table:table-cell>
          <table:table-cell table:formula="of:=[.B1335]-[.$B$1329]" office:value-type="float" office:value="-0.001822">
            <text:p>-0.001822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57817">
            <text:p>0.057817</text:p>
          </table:table-cell>
          <table:table-cell table:formula="of:=[.B1336]-[.$B$1329]" office:value-type="float" office:value="-0.00282">
            <text:p>-0.00282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7339">
            <text:p>0.057339</text:p>
          </table:table-cell>
          <table:table-cell table:formula="of:=[.B1337]-[.$B$1329]" office:value-type="float" office:value="-0.003298">
            <text:p>-0.003298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57434">
            <text:p>0.057434</text:p>
          </table:table-cell>
          <table:table-cell table:formula="of:=[.B1338]-[.$B$1329]" office:value-type="float" office:value="-0.003203">
            <text:p>-0.003203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57834">
            <text:p>0.057834</text:p>
          </table:table-cell>
          <table:table-cell table:formula="of:=[.B1339]-[.$B$1329]" office:value-type="float" office:value="-0.002803">
            <text:p>-0.002803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57345">
            <text:p>0.057345</text:p>
          </table:table-cell>
          <table:table-cell table:formula="of:=[.B1340]-[.$B$1329]" office:value-type="float" office:value="-0.003292">
            <text:p>-0.003292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56197">
            <text:p>0.056197</text:p>
          </table:table-cell>
          <table:table-cell table:formula="of:=[.B1341]-[.$B$1329]" office:value-type="float" office:value="-0.00444">
            <text:p>-0.00444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55234">
            <text:p>0.055234</text:p>
          </table:table-cell>
          <table:table-cell table:formula="of:=[.B1342]-[.$B$1329]" office:value-type="float" office:value="-0.005403">
            <text:p>-0.005403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54912">
            <text:p>0.054912</text:p>
          </table:table-cell>
          <table:table-cell table:formula="of:=[.B1343]-[.$B$1329]" office:value-type="float" office:value="-0.005725">
            <text:p>-0.005725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54796">
            <text:p>0.054796</text:p>
          </table:table-cell>
          <table:table-cell table:formula="of:=[.B1344]-[.$B$1329]" office:value-type="float" office:value="-0.005841">
            <text:p>-0.005841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54346">
            <text:p>0.054346</text:p>
          </table:table-cell>
          <table:table-cell table:formula="of:=[.B1345]-[.$B$1329]" office:value-type="float" office:value="-0.006291">
            <text:p>-0.006291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54715">
            <text:p>0.054715</text:p>
          </table:table-cell>
          <table:table-cell table:formula="of:=[.B1346]-[.$B$1329]" office:value-type="float" office:value="-0.005922">
            <text:p>-0.005922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54971">
            <text:p>0.054971</text:p>
          </table:table-cell>
          <table:table-cell table:formula="of:=[.B1347]-[.$B$1329]" office:value-type="float" office:value="-0.005666">
            <text:p>-0.005666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54178">
            <text:p>0.054178</text:p>
          </table:table-cell>
          <table:table-cell table:formula="of:=[.B1348]-[.$B$1329]" office:value-type="float" office:value="-0.006459">
            <text:p>-0.006459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53353">
            <text:p>0.053353</text:p>
          </table:table-cell>
          <table:table-cell table:formula="of:=[.B1349]-[.$B$1329]" office:value-type="float" office:value="-0.007284">
            <text:p>-0.007284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53435">
            <text:p>0.053435</text:p>
          </table:table-cell>
          <table:table-cell table:formula="of:=[.B1350]-[.$B$1329]" office:value-type="float" office:value="-0.007202">
            <text:p>-0.007202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53388">
            <text:p>0.053388</text:p>
          </table:table-cell>
          <table:table-cell table:formula="of:=[.B1351]-[.$B$1329]" office:value-type="float" office:value="-0.007249">
            <text:p>-0.007249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53602">
            <text:p>0.053602</text:p>
          </table:table-cell>
          <table:table-cell table:formula="of:=[.B1352]-[.$B$1329]" office:value-type="float" office:value="-0.007035">
            <text:p>-0.007035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53736">
            <text:p>0.053736</text:p>
          </table:table-cell>
          <table:table-cell table:formula="of:=[.B1353]-[.$B$1329]" office:value-type="float" office:value="-0.006901">
            <text:p>-0.006901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53325">
            <text:p>0.053325</text:p>
          </table:table-cell>
          <table:table-cell table:formula="of:=[.B1354]-[.$B$1329]" office:value-type="float" office:value="-0.007312">
            <text:p>-0.007312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53002">
            <text:p>0.053002</text:p>
          </table:table-cell>
          <table:table-cell table:formula="of:=[.B1355]-[.$B$1329]" office:value-type="float" office:value="-0.007635">
            <text:p>-0.007635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52061">
            <text:p>0.052061</text:p>
          </table:table-cell>
          <table:table-cell table:formula="of:=[.B1356]-[.$B$1329]" office:value-type="float" office:value="-0.008576">
            <text:p>-0.008576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51108">
            <text:p>0.051108</text:p>
          </table:table-cell>
          <table:table-cell table:formula="of:=[.B1357]-[.$B$1329]" office:value-type="float" office:value="-0.009529">
            <text:p>-0.009529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5046">
            <text:p>0.05046</text:p>
          </table:table-cell>
          <table:table-cell table:formula="of:=[.B1358]-[.$B$1329]" office:value-type="float" office:value="-0.010177">
            <text:p>-0.010177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51205">
            <text:p>0.051205</text:p>
          </table:table-cell>
          <table:table-cell table:formula="of:=[.B1359]-[.$B$1329]" office:value-type="float" office:value="-0.009432">
            <text:p>-0.009432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51892">
            <text:p>0.051892</text:p>
          </table:table-cell>
          <table:table-cell table:formula="of:=[.B1360]-[.$B$1329]" office:value-type="float" office:value="-0.008745">
            <text:p>-0.008745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51916">
            <text:p>0.051916</text:p>
          </table:table-cell>
          <table:table-cell table:formula="of:=[.B1361]-[.$B$1329]" office:value-type="float" office:value="-0.008721">
            <text:p>-0.008721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519">
            <text:p>0.0519</text:p>
          </table:table-cell>
          <table:table-cell table:formula="of:=[.B1362]-[.$B$1329]" office:value-type="float" office:value="-0.008737">
            <text:p>-0.008737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51119">
            <text:p>0.051119</text:p>
          </table:table-cell>
          <table:table-cell table:formula="of:=[.B1363]-[.$B$1329]" office:value-type="float" office:value="-0.009518">
            <text:p>-0.009518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51">
            <text:p>0.051</text:p>
          </table:table-cell>
          <table:table-cell table:formula="of:=[.B1364]-[.$B$1329]" office:value-type="float" office:value="-0.00963699999999999">
            <text:p>-0.009637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51414">
            <text:p>0.051414</text:p>
          </table:table-cell>
          <table:table-cell table:formula="of:=[.B1365]-[.$B$1329]" office:value-type="float" office:value="-0.009223">
            <text:p>-0.009223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5118">
            <text:p>0.05118</text:p>
          </table:table-cell>
          <table:table-cell table:formula="of:=[.B1366]-[.$B$1329]" office:value-type="float" office:value="-0.00945699999999999">
            <text:p>-0.009457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0594">
            <text:p>0.050594</text:p>
          </table:table-cell>
          <table:table-cell table:formula="of:=[.B1367]-[.$B$1329]" office:value-type="float" office:value="-0.010043">
            <text:p>-0.010043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49735">
            <text:p>0.049735</text:p>
          </table:table-cell>
          <table:table-cell table:formula="of:=[.B1368]-[.$B$1329]" office:value-type="float" office:value="-0.010902">
            <text:p>-0.010902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48751">
            <text:p>0.048751</text:p>
          </table:table-cell>
          <table:table-cell table:formula="of:=[.B1369]-[.$B$1329]" office:value-type="float" office:value="-0.011886">
            <text:p>-0.011886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48334">
            <text:p>0.048334</text:p>
          </table:table-cell>
          <table:table-cell table:formula="of:=[.B1370]-[.$B$1329]" office:value-type="float" office:value="-0.012303">
            <text:p>-0.012303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47856">
            <text:p>0.047856</text:p>
          </table:table-cell>
          <table:table-cell table:formula="of:=[.B1371]-[.$B$1329]" office:value-type="float" office:value="-0.012781">
            <text:p>-0.012781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48324">
            <text:p>0.048324</text:p>
          </table:table-cell>
          <table:table-cell table:formula="of:=[.B1372]-[.$B$1329]" office:value-type="float" office:value="-0.012313">
            <text:p>-0.012313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49307">
            <text:p>0.049307</text:p>
          </table:table-cell>
          <table:table-cell table:formula="of:=[.B1373]-[.$B$1329]" office:value-type="float" office:value="-0.01133">
            <text:p>-0.01133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49198">
            <text:p>0.049198</text:p>
          </table:table-cell>
          <table:table-cell table:formula="of:=[.B1374]-[.$B$1329]" office:value-type="float" office:value="-0.011439">
            <text:p>-0.011439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49042">
            <text:p>0.049042</text:p>
          </table:table-cell>
          <table:table-cell table:formula="of:=[.B1375]-[.$B$1329]" office:value-type="float" office:value="-0.011595">
            <text:p>-0.011595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48782">
            <text:p>0.048782</text:p>
          </table:table-cell>
          <table:table-cell table:formula="of:=[.B1376]-[.$B$1329]" office:value-type="float" office:value="-0.011855">
            <text:p>-0.011855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48262">
            <text:p>0.048262</text:p>
          </table:table-cell>
          <table:table-cell table:formula="of:=[.B1377]-[.$B$1329]" office:value-type="float" office:value="-0.012375">
            <text:p>-0.012375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48235">
            <text:p>0.048235</text:p>
          </table:table-cell>
          <table:table-cell table:formula="of:=[.B1378]-[.$B$1329]" office:value-type="float" office:value="-0.012402">
            <text:p>-0.012402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48139">
            <text:p>0.048139</text:p>
          </table:table-cell>
          <table:table-cell table:formula="of:=[.B1379]-[.$B$1329]" office:value-type="float" office:value="-0.012498">
            <text:p>-0.012498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47327">
            <text:p>0.047327</text:p>
          </table:table-cell>
          <table:table-cell table:formula="of:=[.B1380]-[.$B$1329]" office:value-type="float" office:value="-0.01331">
            <text:p>-0.01331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47533">
            <text:p>0.047533</text:p>
          </table:table-cell>
          <table:table-cell table:formula="of:=[.B1381]-[.$B$1329]" office:value-type="float" office:value="-0.013104">
            <text:p>-0.013104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7855">
            <text:p>0.047855</text:p>
          </table:table-cell>
          <table:table-cell table:formula="of:=[.B1382]-[.$B$1329]" office:value-type="float" office:value="-0.012782">
            <text:p>-0.012782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46827">
            <text:p>0.046827</text:p>
          </table:table-cell>
          <table:table-cell table:formula="of:=[.B1383]-[.$B$1329]" office:value-type="float" office:value="-0.01381">
            <text:p>-0.01381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46566">
            <text:p>0.046566</text:p>
          </table:table-cell>
          <table:table-cell table:formula="of:=[.B1384]-[.$B$1329]" office:value-type="float" office:value="-0.014071">
            <text:p>-0.014071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47096">
            <text:p>0.047096</text:p>
          </table:table-cell>
          <table:table-cell table:formula="of:=[.B1385]-[.$B$1329]" office:value-type="float" office:value="-0.013541">
            <text:p>-0.013541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46531">
            <text:p>0.046531</text:p>
          </table:table-cell>
          <table:table-cell table:formula="of:=[.B1386]-[.$B$1329]" office:value-type="float" office:value="-0.014106">
            <text:p>-0.014106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45975">
            <text:p>0.045975</text:p>
          </table:table-cell>
          <table:table-cell table:formula="of:=[.B1387]-[.$B$1329]" office:value-type="float" office:value="-0.014662">
            <text:p>-0.014662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45985">
            <text:p>0.045985</text:p>
          </table:table-cell>
          <table:table-cell table:formula="of:=[.B1388]-[.$B$1329]" office:value-type="float" office:value="-0.014652">
            <text:p>-0.014652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45452">
            <text:p>0.045452</text:p>
          </table:table-cell>
          <table:table-cell table:formula="of:=[.B1389]-[.$B$1329]" office:value-type="float" office:value="-0.015185">
            <text:p>-0.015185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45355">
            <text:p>0.045355</text:p>
          </table:table-cell>
          <table:table-cell table:formula="of:=[.B1390]-[.$B$1329]" office:value-type="float" office:value="-0.015282">
            <text:p>-0.015282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45731">
            <text:p>0.045731</text:p>
          </table:table-cell>
          <table:table-cell table:formula="of:=[.B1391]-[.$B$1329]" office:value-type="float" office:value="-0.014906">
            <text:p>-0.014906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4589">
            <text:p>0.04589</text:p>
          </table:table-cell>
          <table:table-cell table:formula="of:=[.B1392]-[.$B$1329]" office:value-type="float" office:value="-0.014747">
            <text:p>-0.014747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45825">
            <text:p>0.045825</text:p>
          </table:table-cell>
          <table:table-cell table:formula="of:=[.B1393]-[.$B$1329]" office:value-type="float" office:value="-0.014812">
            <text:p>-0.014812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45701">
            <text:p>0.045701</text:p>
          </table:table-cell>
          <table:table-cell table:formula="of:=[.B1394]-[.$B$1329]" office:value-type="float" office:value="-0.014936">
            <text:p>-0.014936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45173">
            <text:p>0.045173</text:p>
          </table:table-cell>
          <table:table-cell table:formula="of:=[.B1395]-[.$B$1329]" office:value-type="float" office:value="-0.015464">
            <text:p>-0.015464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45309">
            <text:p>0.045309</text:p>
          </table:table-cell>
          <table:table-cell table:formula="of:=[.B1396]-[.$B$1329]" office:value-type="float" office:value="-0.015328">
            <text:p>-0.015328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45163">
            <text:p>0.045163</text:p>
          </table:table-cell>
          <table:table-cell table:formula="of:=[.B1397]-[.$B$1329]" office:value-type="float" office:value="-0.015474">
            <text:p>-0.015474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44298">
            <text:p>0.044298</text:p>
          </table:table-cell>
          <table:table-cell table:formula="of:=[.B1398]-[.$B$1329]" office:value-type="float" office:value="-0.016339">
            <text:p>-0.016339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44865">
            <text:p>0.044865</text:p>
          </table:table-cell>
          <table:table-cell table:formula="of:=[.B1399]-[.$B$1329]" office:value-type="float" office:value="-0.015772">
            <text:p>-0.015772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45564">
            <text:p>0.045564</text:p>
          </table:table-cell>
          <table:table-cell table:formula="of:=[.B1400]-[.$B$1329]" office:value-type="float" office:value="-0.015073">
            <text:p>-0.015073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45264">
            <text:p>0.045264</text:p>
          </table:table-cell>
          <table:table-cell table:formula="of:=[.B1401]-[.$B$1329]" office:value-type="float" office:value="-0.015373">
            <text:p>-0.015373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44932">
            <text:p>0.044932</text:p>
          </table:table-cell>
          <table:table-cell table:formula="of:=[.B1402]-[.$B$1329]" office:value-type="float" office:value="-0.015705">
            <text:p>-0.015705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44544">
            <text:p>0.044544</text:p>
          </table:table-cell>
          <table:table-cell table:formula="of:=[.B1403]-[.$B$1329]" office:value-type="float" office:value="-0.016093">
            <text:p>-0.016093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43482">
            <text:p>0.043482</text:p>
          </table:table-cell>
          <table:table-cell table:formula="of:=[.B1404]-[.$B$1329]" office:value-type="float" office:value="-0.017155">
            <text:p>-0.017155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42899">
            <text:p>0.042899</text:p>
          </table:table-cell>
          <table:table-cell table:formula="of:=[.B1405]-[.$B$1329]" office:value-type="float" office:value="-0.017738">
            <text:p>-0.017738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43095">
            <text:p>0.043095</text:p>
          </table:table-cell>
          <table:table-cell table:formula="of:=[.B1406]-[.$B$1329]" office:value-type="float" office:value="-0.017542">
            <text:p>-0.017542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43226">
            <text:p>0.043226</text:p>
          </table:table-cell>
          <table:table-cell table:formula="of:=[.B1407]-[.$B$1329]" office:value-type="float" office:value="-0.017411">
            <text:p>-0.017411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43064">
            <text:p>0.043064</text:p>
          </table:table-cell>
          <table:table-cell table:formula="of:=[.B1408]-[.$B$1329]" office:value-type="float" office:value="-0.017573">
            <text:p>-0.017573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43147">
            <text:p>0.043147</text:p>
          </table:table-cell>
          <table:table-cell table:formula="of:=[.B1409]-[.$B$1329]" office:value-type="float" office:value="-0.01749">
            <text:p>-0.01749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43511">
            <text:p>0.043511</text:p>
          </table:table-cell>
          <table:table-cell table:formula="of:=[.B1410]-[.$B$1329]" office:value-type="float" office:value="-0.017126">
            <text:p>-0.017126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43143">
            <text:p>0.043143</text:p>
          </table:table-cell>
          <table:table-cell table:formula="of:=[.B1411]-[.$B$1329]" office:value-type="float" office:value="-0.017494">
            <text:p>-0.017494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42641">
            <text:p>0.042641</text:p>
          </table:table-cell>
          <table:table-cell table:formula="of:=[.B1412]-[.$B$1329]" office:value-type="float" office:value="-0.017996">
            <text:p>-0.017996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42813">
            <text:p>0.042813</text:p>
          </table:table-cell>
          <table:table-cell table:formula="of:=[.B1413]-[.$B$1329]" office:value-type="float" office:value="-0.017824">
            <text:p>-0.017824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42786">
            <text:p>0.042786</text:p>
          </table:table-cell>
          <table:table-cell table:formula="of:=[.B1414]-[.$B$1329]" office:value-type="float" office:value="-0.017851">
            <text:p>-0.017851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42869">
            <text:p>0.042869</text:p>
          </table:table-cell>
          <table:table-cell table:formula="of:=[.B1415]-[.$B$1329]" office:value-type="float" office:value="-0.017768">
            <text:p>-0.017768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42413">
            <text:p>0.042413</text:p>
          </table:table-cell>
          <table:table-cell table:formula="of:=[.B1416]-[.$B$1329]" office:value-type="float" office:value="-0.018224">
            <text:p>-0.018224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4222">
            <text:p>0.04222</text:p>
          </table:table-cell>
          <table:table-cell table:formula="of:=[.B1417]-[.$B$1329]" office:value-type="float" office:value="-0.018417">
            <text:p>-0.018417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42857">
            <text:p>0.042857</text:p>
          </table:table-cell>
          <table:table-cell table:formula="of:=[.B1418]-[.$B$1329]" office:value-type="float" office:value="-0.01778">
            <text:p>-0.01778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42328">
            <text:p>0.042328</text:p>
          </table:table-cell>
          <table:table-cell table:formula="of:=[.B1419]-[.$B$1329]" office:value-type="float" office:value="-0.018309">
            <text:p>-0.018309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42376">
            <text:p>0.042376</text:p>
          </table:table-cell>
          <table:table-cell table:formula="of:=[.B1420]-[.$B$1329]" office:value-type="float" office:value="-0.018261">
            <text:p>-0.018261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42851">
            <text:p>0.042851</text:p>
          </table:table-cell>
          <table:table-cell table:formula="of:=[.B1421]-[.$B$1329]" office:value-type="float" office:value="-0.017786">
            <text:p>-0.017786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41877">
            <text:p>0.041877</text:p>
          </table:table-cell>
          <table:table-cell table:formula="of:=[.B1422]-[.$B$1329]" office:value-type="float" office:value="-0.01876">
            <text:p>-0.01876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41446">
            <text:p>0.041446</text:p>
          </table:table-cell>
          <table:table-cell table:formula="of:=[.B1423]-[.$B$1329]" office:value-type="float" office:value="-0.019191">
            <text:p>-0.019191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4182">
            <text:p>0.04182</text:p>
          </table:table-cell>
          <table:table-cell table:formula="of:=[.B1424]-[.$B$1329]" office:value-type="float" office:value="-0.018817">
            <text:p>-0.018817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41935">
            <text:p>0.041935</text:p>
          </table:table-cell>
          <table:table-cell table:formula="of:=[.B1425]-[.$B$1329]" office:value-type="float" office:value="-0.018702">
            <text:p>-0.018702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41759">
            <text:p>0.041759</text:p>
          </table:table-cell>
          <table:table-cell table:formula="of:=[.B1426]-[.$B$1329]" office:value-type="float" office:value="-0.018878">
            <text:p>-0.018878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1394">
            <text:p>0.041394</text:p>
          </table:table-cell>
          <table:table-cell table:formula="of:=[.B1427]-[.$B$1329]" office:value-type="float" office:value="-0.019243">
            <text:p>-0.019243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41298">
            <text:p>0.041298</text:p>
          </table:table-cell>
          <table:table-cell table:formula="of:=[.B1428]-[.$B$1329]" office:value-type="float" office:value="-0.019339">
            <text:p>-0.01933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41265">
            <text:p>0.041265</text:p>
          </table:table-cell>
          <table:table-cell table:formula="of:=[.B1429]-[.$B$1329]" office:value-type="float" office:value="-0.019372">
            <text:p>-0.0193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402226">
            <text:p>3.402226</text:p>
          </table:table-cell>
          <table:table-cell table:formula="of:=[.B1433]-[.$B$1533]" office:value-type="float" office:value="2.96806">
            <text:p>2.96806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571794">
            <text:p>2.571794</text:p>
          </table:table-cell>
          <table:table-cell table:formula="of:=[.B1434]-[.$B$1533]" office:value-type="float" office:value="2.137628">
            <text:p>2.137628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969776">
            <text:p>2.969776</text:p>
          </table:table-cell>
          <table:table-cell table:formula="of:=[.B1435]-[.$B$1533]" office:value-type="float" office:value="2.53561">
            <text:p>2.53561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.288171">
            <text:p>3.288171</text:p>
          </table:table-cell>
          <table:table-cell table:formula="of:=[.B1436]-[.$B$1533]" office:value-type="float" office:value="2.854005">
            <text:p>2.854005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816022">
            <text:p>2.816022</text:p>
          </table:table-cell>
          <table:table-cell table:formula="of:=[.B1437]-[.$B$1533]" office:value-type="float" office:value="2.381856">
            <text:p>2.381856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68416">
            <text:p>2.68416</text:p>
          </table:table-cell>
          <table:table-cell table:formula="of:=[.B1438]-[.$B$1533]" office:value-type="float" office:value="2.249994">
            <text:p>2.249994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887392">
            <text:p>2.887392</text:p>
          </table:table-cell>
          <table:table-cell table:formula="of:=[.B1439]-[.$B$1533]" office:value-type="float" office:value="2.453226">
            <text:p>2.453226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.111197">
            <text:p>3.111197</text:p>
          </table:table-cell>
          <table:table-cell table:formula="of:=[.B1440]-[.$B$1533]" office:value-type="float" office:value="2.677031">
            <text:p>2.677031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737949">
            <text:p>2.737949</text:p>
          </table:table-cell>
          <table:table-cell table:formula="of:=[.B1441]-[.$B$1533]" office:value-type="float" office:value="2.303783">
            <text:p>2.303783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56677">
            <text:p>2.56677</text:p>
          </table:table-cell>
          <table:table-cell table:formula="of:=[.B1442]-[.$B$1533]" office:value-type="float" office:value="2.132604">
            <text:p>2.13260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532883">
            <text:p>2.532883</text:p>
          </table:table-cell>
          <table:table-cell table:formula="of:=[.B1443]-[.$B$1533]" office:value-type="float" office:value="2.098717">
            <text:p>2.098717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559553">
            <text:p>2.559553</text:p>
          </table:table-cell>
          <table:table-cell table:formula="of:=[.B1444]-[.$B$1533]" office:value-type="float" office:value="2.125387">
            <text:p>2.125387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700597">
            <text:p>2.700597</text:p>
          </table:table-cell>
          <table:table-cell table:formula="of:=[.B1445]-[.$B$1533]" office:value-type="float" office:value="2.266431">
            <text:p>2.266431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839849">
            <text:p>2.839849</text:p>
          </table:table-cell>
          <table:table-cell table:formula="of:=[.B1446]-[.$B$1533]" office:value-type="float" office:value="2.405683">
            <text:p>2.40568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894129">
            <text:p>2.894129</text:p>
          </table:table-cell>
          <table:table-cell table:formula="of:=[.B1447]-[.$B$1533]" office:value-type="float" office:value="2.459963">
            <text:p>2.459963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832859">
            <text:p>2.832859</text:p>
          </table:table-cell>
          <table:table-cell table:formula="of:=[.B1448]-[.$B$1533]" office:value-type="float" office:value="2.398693">
            <text:p>2.398693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941786">
            <text:p>2.941786</text:p>
          </table:table-cell>
          <table:table-cell table:formula="of:=[.B1449]-[.$B$1533]" office:value-type="float" office:value="2.50762">
            <text:p>2.50762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154716">
            <text:p>3.154716</text:p>
          </table:table-cell>
          <table:table-cell table:formula="of:=[.B1450]-[.$B$1533]" office:value-type="float" office:value="2.72055">
            <text:p>2.72055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158369">
            <text:p>3.158369</text:p>
          </table:table-cell>
          <table:table-cell table:formula="of:=[.B1451]-[.$B$1533]" office:value-type="float" office:value="2.724203">
            <text:p>2.724203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.074123">
            <text:p>3.074123</text:p>
          </table:table-cell>
          <table:table-cell table:formula="of:=[.B1452]-[.$B$1533]" office:value-type="float" office:value="2.639957">
            <text:p>2.639957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092745">
            <text:p>3.092745</text:p>
          </table:table-cell>
          <table:table-cell table:formula="of:=[.B1453]-[.$B$1533]" office:value-type="float" office:value="2.658579">
            <text:p>2.658579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04849">
            <text:p>3.04849</text:p>
          </table:table-cell>
          <table:table-cell table:formula="of:=[.B1454]-[.$B$1533]" office:value-type="float" office:value="2.614324">
            <text:p>2.614324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988426">
            <text:p>2.988426</text:p>
          </table:table-cell>
          <table:table-cell table:formula="of:=[.B1455]-[.$B$1533]" office:value-type="float" office:value="2.55426">
            <text:p>2.55426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090935">
            <text:p>3.090935</text:p>
          </table:table-cell>
          <table:table-cell table:formula="of:=[.B1456]-[.$B$1533]" office:value-type="float" office:value="2.656769">
            <text:p>2.656769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.527091">
            <text:p>3.527091</text:p>
          </table:table-cell>
          <table:table-cell table:formula="of:=[.B1457]-[.$B$1533]" office:value-type="float" office:value="3.092925">
            <text:p>3.092925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889318">
            <text:p>3.889318</text:p>
          </table:table-cell>
          <table:table-cell table:formula="of:=[.B1458]-[.$B$1533]" office:value-type="float" office:value="3.455152">
            <text:p>3.455152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.47242">
            <text:p>3.47242</text:p>
          </table:table-cell>
          <table:table-cell table:formula="of:=[.B1459]-[.$B$1533]" office:value-type="float" office:value="3.038254">
            <text:p>3.038254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.074992">
            <text:p>3.074992</text:p>
          </table:table-cell>
          <table:table-cell table:formula="of:=[.B1460]-[.$B$1533]" office:value-type="float" office:value="2.640826">
            <text:p>2.640826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.05636">
            <text:p>3.05636</text:p>
          </table:table-cell>
          <table:table-cell table:formula="of:=[.B1461]-[.$B$1533]" office:value-type="float" office:value="2.622194">
            <text:p>2.622194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098798">
            <text:p>3.098798</text:p>
          </table:table-cell>
          <table:table-cell table:formula="of:=[.B1462]-[.$B$1533]" office:value-type="float" office:value="2.664632">
            <text:p>2.664632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124489">
            <text:p>3.124489</text:p>
          </table:table-cell>
          <table:table-cell table:formula="of:=[.B1463]-[.$B$1533]" office:value-type="float" office:value="2.690323">
            <text:p>2.690323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.120994">
            <text:p>3.120994</text:p>
          </table:table-cell>
          <table:table-cell table:formula="of:=[.B1464]-[.$B$1533]" office:value-type="float" office:value="2.686828">
            <text:p>2.686828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.833617">
            <text:p>2.833617</text:p>
          </table:table-cell>
          <table:table-cell table:formula="of:=[.B1465]-[.$B$1533]" office:value-type="float" office:value="2.399451">
            <text:p>2.399451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578879">
            <text:p>2.578879</text:p>
          </table:table-cell>
          <table:table-cell table:formula="of:=[.B1466]-[.$B$1533]" office:value-type="float" office:value="2.144713">
            <text:p>2.144713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423133">
            <text:p>2.423133</text:p>
          </table:table-cell>
          <table:table-cell table:formula="of:=[.B1467]-[.$B$1533]" office:value-type="float" office:value="1.988967">
            <text:p>1.988967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267625">
            <text:p>2.267625</text:p>
          </table:table-cell>
          <table:table-cell table:formula="of:=[.B1468]-[.$B$1533]" office:value-type="float" office:value="1.833459">
            <text:p>1.833459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068107">
            <text:p>2.068107</text:p>
          </table:table-cell>
          <table:table-cell table:formula="of:=[.B1469]-[.$B$1533]" office:value-type="float" office:value="1.633941">
            <text:p>1.633941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.893266">
            <text:p>1.893266</text:p>
          </table:table-cell>
          <table:table-cell table:formula="of:=[.B1470]-[.$B$1533]" office:value-type="float" office:value="1.4591">
            <text:p>1.4591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748666">
            <text:p>1.748666</text:p>
          </table:table-cell>
          <table:table-cell table:formula="of:=[.B1471]-[.$B$1533]" office:value-type="float" office:value="1.3145">
            <text:p>1.3145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.590502">
            <text:p>1.590502</text:p>
          </table:table-cell>
          <table:table-cell table:formula="of:=[.B1472]-[.$B$1533]" office:value-type="float" office:value="1.156336">
            <text:p>1.156336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.434722">
            <text:p>1.434722</text:p>
          </table:table-cell>
          <table:table-cell table:formula="of:=[.B1473]-[.$B$1533]" office:value-type="float" office:value="1.000556">
            <text:p>1.000556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.301962">
            <text:p>1.301962</text:p>
          </table:table-cell>
          <table:table-cell table:formula="of:=[.B1474]-[.$B$1533]" office:value-type="float" office:value="0.867796">
            <text:p>0.867796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.194094">
            <text:p>1.194094</text:p>
          </table:table-cell>
          <table:table-cell table:formula="of:=[.B1475]-[.$B$1533]" office:value-type="float" office:value="0.759928">
            <text:p>0.759928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.114908">
            <text:p>1.114908</text:p>
          </table:table-cell>
          <table:table-cell table:formula="of:=[.B1476]-[.$B$1533]" office:value-type="float" office:value="0.680742">
            <text:p>0.680742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048716">
            <text:p>1.048716</text:p>
          </table:table-cell>
          <table:table-cell table:formula="of:=[.B1477]-[.$B$1533]" office:value-type="float" office:value="0.61455">
            <text:p>0.61455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980372">
            <text:p>0.980372</text:p>
          </table:table-cell>
          <table:table-cell table:formula="of:=[.B1478]-[.$B$1533]" office:value-type="float" office:value="0.546206">
            <text:p>0.546206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916132">
            <text:p>0.916132</text:p>
          </table:table-cell>
          <table:table-cell table:formula="of:=[.B1479]-[.$B$1533]" office:value-type="float" office:value="0.481966">
            <text:p>0.481966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870282">
            <text:p>0.870282</text:p>
          </table:table-cell>
          <table:table-cell table:formula="of:=[.B1480]-[.$B$1533]" office:value-type="float" office:value="0.436116">
            <text:p>0.436116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839956">
            <text:p>0.839956</text:p>
          </table:table-cell>
          <table:table-cell table:formula="of:=[.B1481]-[.$B$1533]" office:value-type="float" office:value="0.40579">
            <text:p>0.40579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813085">
            <text:p>0.813085</text:p>
          </table:table-cell>
          <table:table-cell table:formula="of:=[.B1482]-[.$B$1533]" office:value-type="float" office:value="0.378919">
            <text:p>0.378919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86377">
            <text:p>0.786377</text:p>
          </table:table-cell>
          <table:table-cell table:formula="of:=[.B1483]-[.$B$1533]" office:value-type="float" office:value="0.352211">
            <text:p>0.352211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762712">
            <text:p>0.762712</text:p>
          </table:table-cell>
          <table:table-cell table:formula="of:=[.B1484]-[.$B$1533]" office:value-type="float" office:value="0.328546">
            <text:p>0.328546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745701">
            <text:p>0.745701</text:p>
          </table:table-cell>
          <table:table-cell table:formula="of:=[.B1485]-[.$B$1533]" office:value-type="float" office:value="0.311535">
            <text:p>0.311535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730825">
            <text:p>0.730825</text:p>
          </table:table-cell>
          <table:table-cell table:formula="of:=[.B1486]-[.$B$1533]" office:value-type="float" office:value="0.296659">
            <text:p>0.296659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715957">
            <text:p>0.715957</text:p>
          </table:table-cell>
          <table:table-cell table:formula="of:=[.B1487]-[.$B$1533]" office:value-type="float" office:value="0.281791">
            <text:p>0.281791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702115">
            <text:p>0.702115</text:p>
          </table:table-cell>
          <table:table-cell table:formula="of:=[.B1488]-[.$B$1533]" office:value-type="float" office:value="0.267949">
            <text:p>0.267949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690466">
            <text:p>0.690466</text:p>
          </table:table-cell>
          <table:table-cell table:formula="of:=[.B1489]-[.$B$1533]" office:value-type="float" office:value="0.2563">
            <text:p>0.2563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680535">
            <text:p>0.680535</text:p>
          </table:table-cell>
          <table:table-cell table:formula="of:=[.B1490]-[.$B$1533]" office:value-type="float" office:value="0.246369">
            <text:p>0.246369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672521">
            <text:p>0.672521</text:p>
          </table:table-cell>
          <table:table-cell table:formula="of:=[.B1491]-[.$B$1533]" office:value-type="float" office:value="0.238355">
            <text:p>0.238355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666783">
            <text:p>0.666783</text:p>
          </table:table-cell>
          <table:table-cell table:formula="of:=[.B1492]-[.$B$1533]" office:value-type="float" office:value="0.232617">
            <text:p>0.232617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662287">
            <text:p>0.662287</text:p>
          </table:table-cell>
          <table:table-cell table:formula="of:=[.B1493]-[.$B$1533]" office:value-type="float" office:value="0.228121">
            <text:p>0.228121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660115">
            <text:p>0.660115</text:p>
          </table:table-cell>
          <table:table-cell table:formula="of:=[.B1494]-[.$B$1533]" office:value-type="float" office:value="0.225949">
            <text:p>0.225949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658705">
            <text:p>0.658705</text:p>
          </table:table-cell>
          <table:table-cell table:formula="of:=[.B1495]-[.$B$1533]" office:value-type="float" office:value="0.224539">
            <text:p>0.224539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655817">
            <text:p>0.655817</text:p>
          </table:table-cell>
          <table:table-cell table:formula="of:=[.B1496]-[.$B$1533]" office:value-type="float" office:value="0.221651">
            <text:p>0.221651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653697">
            <text:p>0.653697</text:p>
          </table:table-cell>
          <table:table-cell table:formula="of:=[.B1497]-[.$B$1533]" office:value-type="float" office:value="0.219531">
            <text:p>0.219531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651797">
            <text:p>0.651797</text:p>
          </table:table-cell>
          <table:table-cell table:formula="of:=[.B1498]-[.$B$1533]" office:value-type="float" office:value="0.217631">
            <text:p>0.217631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650133">
            <text:p>0.650133</text:p>
          </table:table-cell>
          <table:table-cell table:formula="of:=[.B1499]-[.$B$1533]" office:value-type="float" office:value="0.215967">
            <text:p>0.215967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649732">
            <text:p>0.649732</text:p>
          </table:table-cell>
          <table:table-cell table:formula="of:=[.B1500]-[.$B$1533]" office:value-type="float" office:value="0.215566">
            <text:p>0.215566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650551">
            <text:p>0.650551</text:p>
          </table:table-cell>
          <table:table-cell table:formula="of:=[.B1501]-[.$B$1533]" office:value-type="float" office:value="0.216385">
            <text:p>0.216385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650442">
            <text:p>0.650442</text:p>
          </table:table-cell>
          <table:table-cell table:formula="of:=[.B1502]-[.$B$1533]" office:value-type="float" office:value="0.216276">
            <text:p>0.216276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647823">
            <text:p>0.647823</text:p>
          </table:table-cell>
          <table:table-cell table:formula="of:=[.B1503]-[.$B$1533]" office:value-type="float" office:value="0.213657">
            <text:p>0.213657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64284">
            <text:p>0.64284</text:p>
          </table:table-cell>
          <table:table-cell table:formula="of:=[.B1504]-[.$B$1533]" office:value-type="float" office:value="0.208674">
            <text:p>0.208674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633761">
            <text:p>0.633761</text:p>
          </table:table-cell>
          <table:table-cell table:formula="of:=[.B1505]-[.$B$1533]" office:value-type="float" office:value="0.199595">
            <text:p>0.199595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622666">
            <text:p>0.622666</text:p>
          </table:table-cell>
          <table:table-cell table:formula="of:=[.B1506]-[.$B$1533]" office:value-type="float" office:value="0.1885">
            <text:p>0.1885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611756">
            <text:p>0.611756</text:p>
          </table:table-cell>
          <table:table-cell table:formula="of:=[.B1507]-[.$B$1533]" office:value-type="float" office:value="0.17759">
            <text:p>0.17759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604084">
            <text:p>0.604084</text:p>
          </table:table-cell>
          <table:table-cell table:formula="of:=[.B1508]-[.$B$1533]" office:value-type="float" office:value="0.169918">
            <text:p>0.169918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59763">
            <text:p>0.59763</text:p>
          </table:table-cell>
          <table:table-cell table:formula="of:=[.B1509]-[.$B$1533]" office:value-type="float" office:value="0.163464">
            <text:p>0.163464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590697">
            <text:p>0.590697</text:p>
          </table:table-cell>
          <table:table-cell table:formula="of:=[.B1510]-[.$B$1533]" office:value-type="float" office:value="0.156531">
            <text:p>0.156531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583957">
            <text:p>0.583957</text:p>
          </table:table-cell>
          <table:table-cell table:formula="of:=[.B1511]-[.$B$1533]" office:value-type="float" office:value="0.149791">
            <text:p>0.149791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574244">
            <text:p>0.574244</text:p>
          </table:table-cell>
          <table:table-cell table:formula="of:=[.B1512]-[.$B$1533]" office:value-type="float" office:value="0.140078">
            <text:p>0.140078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559731">
            <text:p>0.559731</text:p>
          </table:table-cell>
          <table:table-cell table:formula="of:=[.B1513]-[.$B$1533]" office:value-type="float" office:value="0.125565">
            <text:p>0.125565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539374">
            <text:p>0.539374</text:p>
          </table:table-cell>
          <table:table-cell table:formula="of:=[.B1514]-[.$B$1533]" office:value-type="float" office:value="0.105208">
            <text:p>0.105208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51755">
            <text:p>0.51755</text:p>
          </table:table-cell>
          <table:table-cell table:formula="of:=[.B1515]-[.$B$1533]" office:value-type="float" office:value="0.0833840000000001">
            <text:p>0.083384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497537">
            <text:p>0.497537</text:p>
          </table:table-cell>
          <table:table-cell table:formula="of:=[.B1516]-[.$B$1533]" office:value-type="float" office:value="0.063371">
            <text:p>0.063371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481469">
            <text:p>0.481469</text:p>
          </table:table-cell>
          <table:table-cell table:formula="of:=[.B1517]-[.$B$1533]" office:value-type="float" office:value="0.047303">
            <text:p>0.047303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468794">
            <text:p>0.468794</text:p>
          </table:table-cell>
          <table:table-cell table:formula="of:=[.B1518]-[.$B$1533]" office:value-type="float" office:value="0.034628">
            <text:p>0.034628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45975">
            <text:p>0.45975</text:p>
          </table:table-cell>
          <table:table-cell table:formula="of:=[.B1519]-[.$B$1533]" office:value-type="float" office:value="0.025584">
            <text:p>0.025584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4537">
            <text:p>0.4537</text:p>
          </table:table-cell>
          <table:table-cell table:formula="of:=[.B1520]-[.$B$1533]" office:value-type="float" office:value="0.0195340000000001">
            <text:p>0.019534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448574">
            <text:p>0.448574</text:p>
          </table:table-cell>
          <table:table-cell table:formula="of:=[.B1521]-[.$B$1533]" office:value-type="float" office:value="0.014408">
            <text:p>0.014408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445622">
            <text:p>0.445622</text:p>
          </table:table-cell>
          <table:table-cell table:formula="of:=[.B1522]-[.$B$1533]" office:value-type="float" office:value="0.011456">
            <text:p>0.011456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444001">
            <text:p>0.444001</text:p>
          </table:table-cell>
          <table:table-cell table:formula="of:=[.B1523]-[.$B$1533]" office:value-type="float" office:value="0.00983499999999998">
            <text:p>0.009835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442284">
            <text:p>0.442284</text:p>
          </table:table-cell>
          <table:table-cell table:formula="of:=[.B1524]-[.$B$1533]" office:value-type="float" office:value="0.00811799999999996">
            <text:p>0.008118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439715">
            <text:p>0.439715</text:p>
          </table:table-cell>
          <table:table-cell table:formula="of:=[.B1525]-[.$B$1533]" office:value-type="float" office:value="0.00554899999999997">
            <text:p>0.005549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43727">
            <text:p>0.43727</text:p>
          </table:table-cell>
          <table:table-cell table:formula="of:=[.B1526]-[.$B$1533]" office:value-type="float" office:value="0.00310400000000005">
            <text:p>0.003104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436053">
            <text:p>0.436053</text:p>
          </table:table-cell>
          <table:table-cell table:formula="of:=[.B1527]-[.$B$1533]" office:value-type="float" office:value="0.00188699999999997">
            <text:p>0.001887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436812">
            <text:p>0.436812</text:p>
          </table:table-cell>
          <table:table-cell table:formula="of:=[.B1528]-[.$B$1533]" office:value-type="float" office:value="0.00264599999999998">
            <text:p>0.002646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436008">
            <text:p>0.436008</text:p>
          </table:table-cell>
          <table:table-cell table:formula="of:=[.B1529]-[.$B$1533]" office:value-type="float" office:value="0.00184200000000001">
            <text:p>0.001842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434527">
            <text:p>0.434527</text:p>
          </table:table-cell>
          <table:table-cell table:formula="of:=[.B1530]-[.$B$1533]" office:value-type="float" office:value="0.000361">
            <text:p>0.000361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435009">
            <text:p>0.435009</text:p>
          </table:table-cell>
          <table:table-cell table:formula="of:=[.B1531]-[.$B$1533]" office:value-type="float" office:value="0.000842999999999983">
            <text:p>0.000843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434788">
            <text:p>0.434788</text:p>
          </table:table-cell>
          <table:table-cell table:formula="of:=[.B1532]-[.$B$1533]" office:value-type="float" office:value="0.000622000000000011">
            <text:p>0.000622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4166">
            <text:p>0.434166</text:p>
          </table:table-cell>
          <table:table-cell table:formula="of:=[.B1533]-[.$B$153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433823">
            <text:p>0.433823</text:p>
          </table:table-cell>
          <table:table-cell table:formula="of:=[.B1534]-[.$B$1533]" office:value-type="float" office:value="-0.000343000000000038">
            <text:p>-0.000343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432319">
            <text:p>0.432319</text:p>
          </table:table-cell>
          <table:table-cell table:formula="of:=[.B1535]-[.$B$1533]" office:value-type="float" office:value="-0.00184700000000004">
            <text:p>-0.001847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43129">
            <text:p>0.43129</text:p>
          </table:table-cell>
          <table:table-cell table:formula="of:=[.B1536]-[.$B$1533]" office:value-type="float" office:value="-0.00287599999999993">
            <text:p>-0.002876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430794">
            <text:p>0.430794</text:p>
          </table:table-cell>
          <table:table-cell table:formula="of:=[.B1537]-[.$B$1533]" office:value-type="float" office:value="-0.00337200000000004">
            <text:p>-0.003372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430445">
            <text:p>0.430445</text:p>
          </table:table-cell>
          <table:table-cell table:formula="of:=[.B1538]-[.$B$1533]" office:value-type="float" office:value="-0.00372100000000003">
            <text:p>-0.003721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430038">
            <text:p>0.430038</text:p>
          </table:table-cell>
          <table:table-cell table:formula="of:=[.B1539]-[.$B$1533]" office:value-type="float" office:value="-0.00412800000000002">
            <text:p>-0.004128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429061">
            <text:p>0.429061</text:p>
          </table:table-cell>
          <table:table-cell table:formula="of:=[.B1540]-[.$B$1533]" office:value-type="float" office:value="-0.00510500000000003">
            <text:p>-0.005105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28641">
            <text:p>0.428641</text:p>
          </table:table-cell>
          <table:table-cell table:formula="of:=[.B1541]-[.$B$1533]" office:value-type="float" office:value="-0.005525">
            <text:p>-0.005525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28639">
            <text:p>0.428639</text:p>
          </table:table-cell>
          <table:table-cell table:formula="of:=[.B1542]-[.$B$1533]" office:value-type="float" office:value="-0.005527">
            <text:p>-0.005527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428963">
            <text:p>0.428963</text:p>
          </table:table-cell>
          <table:table-cell table:formula="of:=[.B1543]-[.$B$1533]" office:value-type="float" office:value="-0.00520300000000001">
            <text:p>-0.005203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428691">
            <text:p>0.428691</text:p>
          </table:table-cell>
          <table:table-cell table:formula="of:=[.B1544]-[.$B$1533]" office:value-type="float" office:value="-0.00547500000000001">
            <text:p>-0.005475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427387">
            <text:p>0.427387</text:p>
          </table:table-cell>
          <table:table-cell table:formula="of:=[.B1545]-[.$B$1533]" office:value-type="float" office:value="-0.00677900000000003">
            <text:p>-0.006779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426137">
            <text:p>0.426137</text:p>
          </table:table-cell>
          <table:table-cell table:formula="of:=[.B1546]-[.$B$1533]" office:value-type="float" office:value="-0.00802900000000001">
            <text:p>-0.008029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425758">
            <text:p>0.425758</text:p>
          </table:table-cell>
          <table:table-cell table:formula="of:=[.B1547]-[.$B$1533]" office:value-type="float" office:value="-0.00840800000000003">
            <text:p>-0.008408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425456">
            <text:p>0.425456</text:p>
          </table:table-cell>
          <table:table-cell table:formula="of:=[.B1548]-[.$B$1533]" office:value-type="float" office:value="-0.00871">
            <text:p>-0.00871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424531">
            <text:p>0.424531</text:p>
          </table:table-cell>
          <table:table-cell table:formula="of:=[.B1549]-[.$B$1533]" office:value-type="float" office:value="-0.00963500000000001">
            <text:p>-0.009635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424356">
            <text:p>0.424356</text:p>
          </table:table-cell>
          <table:table-cell table:formula="of:=[.B1550]-[.$B$1533]" office:value-type="float" office:value="-0.00981000000000004">
            <text:p>-0.00981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24389">
            <text:p>0.424389</text:p>
          </table:table-cell>
          <table:table-cell table:formula="of:=[.B1551]-[.$B$1533]" office:value-type="float" office:value="-0.00977700000000004">
            <text:p>-0.009777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423163">
            <text:p>0.423163</text:p>
          </table:table-cell>
          <table:table-cell table:formula="of:=[.B1552]-[.$B$1533]" office:value-type="float" office:value="-0.011003">
            <text:p>-0.011003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42242">
            <text:p>0.42242</text:p>
          </table:table-cell>
          <table:table-cell table:formula="of:=[.B1553]-[.$B$1533]" office:value-type="float" office:value="-0.011746">
            <text:p>-0.011746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422492">
            <text:p>0.422492</text:p>
          </table:table-cell>
          <table:table-cell table:formula="of:=[.B1554]-[.$B$1533]" office:value-type="float" office:value="-0.011674">
            <text:p>-0.011674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422152">
            <text:p>0.422152</text:p>
          </table:table-cell>
          <table:table-cell table:formula="of:=[.B1555]-[.$B$1533]" office:value-type="float" office:value="-0.012014">
            <text:p>-0.012014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21718">
            <text:p>0.421718</text:p>
          </table:table-cell>
          <table:table-cell table:formula="of:=[.B1556]-[.$B$1533]" office:value-type="float" office:value="-0.012448">
            <text:p>-0.012448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421528">
            <text:p>0.421528</text:p>
          </table:table-cell>
          <table:table-cell table:formula="of:=[.B1557]-[.$B$1533]" office:value-type="float" office:value="-0.012638">
            <text:p>-0.012638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421241">
            <text:p>0.421241</text:p>
          </table:table-cell>
          <table:table-cell table:formula="of:=[.B1558]-[.$B$1533]" office:value-type="float" office:value="-0.012925">
            <text:p>-0.012925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420387">
            <text:p>0.420387</text:p>
          </table:table-cell>
          <table:table-cell table:formula="of:=[.B1559]-[.$B$1533]" office:value-type="float" office:value="-0.013779">
            <text:p>-0.013779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419034">
            <text:p>0.419034</text:p>
          </table:table-cell>
          <table:table-cell table:formula="of:=[.B1560]-[.$B$1533]" office:value-type="float" office:value="-0.015132">
            <text:p>-0.015132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18209">
            <text:p>0.418209</text:p>
          </table:table-cell>
          <table:table-cell table:formula="of:=[.B1561]-[.$B$1533]" office:value-type="float" office:value="-0.015957">
            <text:p>-0.015957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417769">
            <text:p>0.417769</text:p>
          </table:table-cell>
          <table:table-cell table:formula="of:=[.B1562]-[.$B$1533]" office:value-type="float" office:value="-0.016397">
            <text:p>-0.016397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41829">
            <text:p>0.41829</text:p>
          </table:table-cell>
          <table:table-cell table:formula="of:=[.B1563]-[.$B$1533]" office:value-type="float" office:value="-0.0158759999999999">
            <text:p>-0.015876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418875">
            <text:p>0.418875</text:p>
          </table:table-cell>
          <table:table-cell table:formula="of:=[.B1564]-[.$B$1533]" office:value-type="float" office:value="-0.015291">
            <text:p>-0.015291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418232">
            <text:p>0.418232</text:p>
          </table:table-cell>
          <table:table-cell table:formula="of:=[.B1565]-[.$B$1533]" office:value-type="float" office:value="-0.015934">
            <text:p>-0.015934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17725">
            <text:p>0.417725</text:p>
          </table:table-cell>
          <table:table-cell table:formula="of:=[.B1566]-[.$B$1533]" office:value-type="float" office:value="-0.016441">
            <text:p>-0.016441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417206">
            <text:p>0.417206</text:p>
          </table:table-cell>
          <table:table-cell table:formula="of:=[.B1567]-[.$B$1533]" office:value-type="float" office:value="-0.01696">
            <text:p>-0.01696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417298">
            <text:p>0.417298</text:p>
          </table:table-cell>
          <table:table-cell table:formula="of:=[.B1568]-[.$B$1533]" office:value-type="float" office:value="-0.016868">
            <text:p>-0.016868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417319">
            <text:p>0.417319</text:p>
          </table:table-cell>
          <table:table-cell table:formula="of:=[.B1569]-[.$B$1533]" office:value-type="float" office:value="-0.016847">
            <text:p>-0.016847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416926">
            <text:p>0.416926</text:p>
          </table:table-cell>
          <table:table-cell table:formula="of:=[.B1570]-[.$B$1533]" office:value-type="float" office:value="-0.01724">
            <text:p>-0.01724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16207">
            <text:p>0.416207</text:p>
          </table:table-cell>
          <table:table-cell table:formula="of:=[.B1571]-[.$B$1533]" office:value-type="float" office:value="-0.017959">
            <text:p>-0.017959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415536">
            <text:p>0.415536</text:p>
          </table:table-cell>
          <table:table-cell table:formula="of:=[.B1572]-[.$B$1533]" office:value-type="float" office:value="-0.01863">
            <text:p>-0.01863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414594">
            <text:p>0.414594</text:p>
          </table:table-cell>
          <table:table-cell table:formula="of:=[.B1573]-[.$B$1533]" office:value-type="float" office:value="-0.019572">
            <text:p>-0.019572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413398">
            <text:p>0.413398</text:p>
          </table:table-cell>
          <table:table-cell table:formula="of:=[.B1574]-[.$B$1533]" office:value-type="float" office:value="-0.020768">
            <text:p>-0.020768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41333">
            <text:p>0.41333</text:p>
          </table:table-cell>
          <table:table-cell table:formula="of:=[.B1575]-[.$B$1533]" office:value-type="float" office:value="-0.020836">
            <text:p>-0.020836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13538">
            <text:p>0.413538</text:p>
          </table:table-cell>
          <table:table-cell table:formula="of:=[.B1576]-[.$B$1533]" office:value-type="float" office:value="-0.020628">
            <text:p>-0.020628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413656">
            <text:p>0.413656</text:p>
          </table:table-cell>
          <table:table-cell table:formula="of:=[.B1577]-[.$B$1533]" office:value-type="float" office:value="-0.02051">
            <text:p>-0.02051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413831">
            <text:p>0.413831</text:p>
          </table:table-cell>
          <table:table-cell table:formula="of:=[.B1578]-[.$B$1533]" office:value-type="float" office:value="-0.020335">
            <text:p>-0.020335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413533">
            <text:p>0.413533</text:p>
          </table:table-cell>
          <table:table-cell table:formula="of:=[.B1579]-[.$B$1533]" office:value-type="float" office:value="-0.020633">
            <text:p>-0.020633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412597">
            <text:p>0.412597</text:p>
          </table:table-cell>
          <table:table-cell table:formula="of:=[.B1580]-[.$B$1533]" office:value-type="float" office:value="-0.021569">
            <text:p>-0.021569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412569">
            <text:p>0.412569</text:p>
          </table:table-cell>
          <table:table-cell table:formula="of:=[.B1581]-[.$B$1533]" office:value-type="float" office:value="-0.021597">
            <text:p>-0.021597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412801">
            <text:p>0.412801</text:p>
          </table:table-cell>
          <table:table-cell table:formula="of:=[.B1582]-[.$B$1533]" office:value-type="float" office:value="-0.021365">
            <text:p>-0.021365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412107">
            <text:p>0.412107</text:p>
          </table:table-cell>
          <table:table-cell table:formula="of:=[.B1583]-[.$B$1533]" office:value-type="float" office:value="-0.022059">
            <text:p>-0.022059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411474">
            <text:p>0.411474</text:p>
          </table:table-cell>
          <table:table-cell table:formula="of:=[.B1584]-[.$B$1533]" office:value-type="float" office:value="-0.022692">
            <text:p>-0.022692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411429">
            <text:p>0.411429</text:p>
          </table:table-cell>
          <table:table-cell table:formula="of:=[.B1585]-[.$B$1533]" office:value-type="float" office:value="-0.022737">
            <text:p>-0.022737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1208">
            <text:p>0.411208</text:p>
          </table:table-cell>
          <table:table-cell table:formula="of:=[.B1586]-[.$B$1533]" office:value-type="float" office:value="-0.022958">
            <text:p>-0.022958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410469">
            <text:p>0.410469</text:p>
          </table:table-cell>
          <table:table-cell table:formula="of:=[.B1587]-[.$B$1533]" office:value-type="float" office:value="-0.023697">
            <text:p>-0.023697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410293">
            <text:p>0.410293</text:p>
          </table:table-cell>
          <table:table-cell table:formula="of:=[.B1588]-[.$B$1533]" office:value-type="float" office:value="-0.023873">
            <text:p>-0.023873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410439">
            <text:p>0.410439</text:p>
          </table:table-cell>
          <table:table-cell table:formula="of:=[.B1589]-[.$B$1533]" office:value-type="float" office:value="-0.023727">
            <text:p>-0.023727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409919">
            <text:p>0.409919</text:p>
          </table:table-cell>
          <table:table-cell table:formula="of:=[.B1590]-[.$B$1533]" office:value-type="float" office:value="-0.024247">
            <text:p>-0.024247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409353">
            <text:p>0.409353</text:p>
          </table:table-cell>
          <table:table-cell table:formula="of:=[.B1591]-[.$B$1533]" office:value-type="float" office:value="-0.024813">
            <text:p>-0.024813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409154">
            <text:p>0.409154</text:p>
          </table:table-cell>
          <table:table-cell table:formula="of:=[.B1592]-[.$B$1533]" office:value-type="float" office:value="-0.025012">
            <text:p>-0.025012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408886">
            <text:p>0.408886</text:p>
          </table:table-cell>
          <table:table-cell table:formula="of:=[.B1593]-[.$B$1533]" office:value-type="float" office:value="-0.02528">
            <text:p>-0.02528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408719">
            <text:p>0.408719</text:p>
          </table:table-cell>
          <table:table-cell table:formula="of:=[.B1594]-[.$B$1533]" office:value-type="float" office:value="-0.025447">
            <text:p>-0.025447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408996">
            <text:p>0.408996</text:p>
          </table:table-cell>
          <table:table-cell table:formula="of:=[.B1595]-[.$B$1533]" office:value-type="float" office:value="-0.02517">
            <text:p>-0.02517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09139">
            <text:p>0.409139</text:p>
          </table:table-cell>
          <table:table-cell table:formula="of:=[.B1596]-[.$B$1533]" office:value-type="float" office:value="-0.025027">
            <text:p>-0.025027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408783">
            <text:p>0.408783</text:p>
          </table:table-cell>
          <table:table-cell table:formula="of:=[.B1597]-[.$B$1533]" office:value-type="float" office:value="-0.025383">
            <text:p>-0.025383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40842">
            <text:p>0.40842</text:p>
          </table:table-cell>
          <table:table-cell table:formula="of:=[.B1598]-[.$B$1533]" office:value-type="float" office:value="-0.0257459999999999">
            <text:p>-0.025746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407547">
            <text:p>0.407547</text:p>
          </table:table-cell>
          <table:table-cell table:formula="of:=[.B1599]-[.$B$1533]" office:value-type="float" office:value="-0.026619">
            <text:p>-0.026619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406561">
            <text:p>0.406561</text:p>
          </table:table-cell>
          <table:table-cell table:formula="of:=[.B1600]-[.$B$1533]" office:value-type="float" office:value="-0.027605">
            <text:p>-0.027605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05761">
            <text:p>0.405761</text:p>
          </table:table-cell>
          <table:table-cell table:formula="of:=[.B1601]-[.$B$1533]" office:value-type="float" office:value="-0.028405">
            <text:p>-0.028405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405261">
            <text:p>0.405261</text:p>
          </table:table-cell>
          <table:table-cell table:formula="of:=[.B1602]-[.$B$1533]" office:value-type="float" office:value="-0.028905">
            <text:p>-0.028905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405467">
            <text:p>0.405467</text:p>
          </table:table-cell>
          <table:table-cell table:formula="of:=[.B1603]-[.$B$1533]" office:value-type="float" office:value="-0.028699">
            <text:p>-0.028699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405918">
            <text:p>0.405918</text:p>
          </table:table-cell>
          <table:table-cell table:formula="of:=[.B1604]-[.$B$1533]" office:value-type="float" office:value="-0.028248">
            <text:p>-0.028248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406172">
            <text:p>0.406172</text:p>
          </table:table-cell>
          <table:table-cell table:formula="of:=[.B1605]-[.$B$1533]" office:value-type="float" office:value="-0.027994">
            <text:p>-0.027994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05775">
            <text:p>0.405775</text:p>
          </table:table-cell>
          <table:table-cell table:formula="of:=[.B1606]-[.$B$1533]" office:value-type="float" office:value="-0.028391">
            <text:p>-0.028391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404847">
            <text:p>0.404847</text:p>
          </table:table-cell>
          <table:table-cell table:formula="of:=[.B1607]-[.$B$1533]" office:value-type="float" office:value="-0.029319">
            <text:p>-0.029319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40383">
            <text:p>0.40383</text:p>
          </table:table-cell>
          <table:table-cell table:formula="of:=[.B1608]-[.$B$1533]" office:value-type="float" office:value="-0.030336">
            <text:p>-0.030336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402999">
            <text:p>0.402999</text:p>
          </table:table-cell>
          <table:table-cell table:formula="of:=[.B1609]-[.$B$1533]" office:value-type="float" office:value="-0.031167">
            <text:p>-0.031167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402817">
            <text:p>0.402817</text:p>
          </table:table-cell>
          <table:table-cell table:formula="of:=[.B1610]-[.$B$1533]" office:value-type="float" office:value="-0.031349">
            <text:p>-0.031349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02896">
            <text:p>0.402896</text:p>
          </table:table-cell>
          <table:table-cell table:formula="of:=[.B1611]-[.$B$1533]" office:value-type="float" office:value="-0.03127">
            <text:p>-0.03127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402693">
            <text:p>0.402693</text:p>
          </table:table-cell>
          <table:table-cell table:formula="of:=[.B1612]-[.$B$1533]" office:value-type="float" office:value="-0.031473">
            <text:p>-0.031473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402711">
            <text:p>0.402711</text:p>
          </table:table-cell>
          <table:table-cell table:formula="of:=[.B1613]-[.$B$1533]" office:value-type="float" office:value="-0.031455">
            <text:p>-0.031455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403008">
            <text:p>0.403008</text:p>
          </table:table-cell>
          <table:table-cell table:formula="of:=[.B1614]-[.$B$1533]" office:value-type="float" office:value="-0.031158">
            <text:p>-0.031158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402704">
            <text:p>0.402704</text:p>
          </table:table-cell>
          <table:table-cell table:formula="of:=[.B1615]-[.$B$1533]" office:value-type="float" office:value="-0.031462">
            <text:p>-0.031462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01903">
            <text:p>0.401903</text:p>
          </table:table-cell>
          <table:table-cell table:formula="of:=[.B1616]-[.$B$1533]" office:value-type="float" office:value="-0.032263">
            <text:p>-0.032263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401553">
            <text:p>0.401553</text:p>
          </table:table-cell>
          <table:table-cell table:formula="of:=[.B1617]-[.$B$1533]" office:value-type="float" office:value="-0.032613">
            <text:p>-0.032613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401232">
            <text:p>0.401232</text:p>
          </table:table-cell>
          <table:table-cell table:formula="of:=[.B1618]-[.$B$1533]" office:value-type="float" office:value="-0.032934">
            <text:p>-0.032934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401026">
            <text:p>0.401026</text:p>
          </table:table-cell>
          <table:table-cell table:formula="of:=[.B1619]-[.$B$1533]" office:value-type="float" office:value="-0.03314">
            <text:p>-0.03314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400537">
            <text:p>0.400537</text:p>
          </table:table-cell>
          <table:table-cell table:formula="of:=[.B1620]-[.$B$1533]" office:value-type="float" office:value="-0.033629">
            <text:p>-0.033629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9979">
            <text:p>0.39979</text:p>
          </table:table-cell>
          <table:table-cell table:formula="of:=[.B1621]-[.$B$1533]" office:value-type="float" office:value="-0.034376">
            <text:p>-0.034376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399852">
            <text:p>0.399852</text:p>
          </table:table-cell>
          <table:table-cell table:formula="of:=[.B1622]-[.$B$1533]" office:value-type="float" office:value="-0.034314">
            <text:p>-0.034314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399469">
            <text:p>0.399469</text:p>
          </table:table-cell>
          <table:table-cell table:formula="of:=[.B1623]-[.$B$1533]" office:value-type="float" office:value="-0.034697">
            <text:p>-0.034697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399351">
            <text:p>0.399351</text:p>
          </table:table-cell>
          <table:table-cell table:formula="of:=[.B1624]-[.$B$1533]" office:value-type="float" office:value="-0.034815">
            <text:p>-0.034815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399257">
            <text:p>0.399257</text:p>
          </table:table-cell>
          <table:table-cell table:formula="of:=[.B1625]-[.$B$1533]" office:value-type="float" office:value="-0.034909">
            <text:p>-0.034909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398637">
            <text:p>0.398637</text:p>
          </table:table-cell>
          <table:table-cell table:formula="of:=[.B1626]-[.$B$1533]" office:value-type="float" office:value="-0.035529">
            <text:p>-0.035529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398118">
            <text:p>0.398118</text:p>
          </table:table-cell>
          <table:table-cell table:formula="of:=[.B1627]-[.$B$1533]" office:value-type="float" office:value="-0.036048">
            <text:p>-0.036048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397701">
            <text:p>0.397701</text:p>
          </table:table-cell>
          <table:table-cell table:formula="of:=[.B1628]-[.$B$1533]" office:value-type="float" office:value="-0.036465">
            <text:p>-0.036465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397889">
            <text:p>0.397889</text:p>
          </table:table-cell>
          <table:table-cell table:formula="of:=[.B1629]-[.$B$1533]" office:value-type="float" office:value="-0.036277">
            <text:p>-0.036277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39733">
            <text:p>0.39733</text:p>
          </table:table-cell>
          <table:table-cell table:formula="of:=[.B1630]-[.$B$1533]" office:value-type="float" office:value="-0.036836">
            <text:p>-0.036836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6698">
            <text:p>0.396698</text:p>
          </table:table-cell>
          <table:table-cell table:formula="of:=[.B1631]-[.$B$1533]" office:value-type="float" office:value="-0.037468">
            <text:p>-0.037468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396578">
            <text:p>0.396578</text:p>
          </table:table-cell>
          <table:table-cell table:formula="of:=[.B1632]-[.$B$1533]" office:value-type="float" office:value="-0.037588">
            <text:p>-0.037588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96538">
            <text:p>0.396538</text:p>
          </table:table-cell>
          <table:table-cell table:formula="of:=[.B1633]-[.$B$1533]" office:value-type="float" office:value="-0.037628">
            <text:p>-0.0376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5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402018">
            <text:p>3.402018</text:p>
          </table:table-cell>
          <table:table-cell table:formula="of:=[.B1637]-[.$B$1737]" office:value-type="float" office:value="3.386192">
            <text:p>3.386192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836753">
            <text:p>2.836753</text:p>
          </table:table-cell>
          <table:table-cell table:formula="of:=[.B1638]-[.$B$1737]" office:value-type="float" office:value="2.820927">
            <text:p>2.820927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490477">
            <text:p>2.490477</text:p>
          </table:table-cell>
          <table:table-cell table:formula="of:=[.B1639]-[.$B$1737]" office:value-type="float" office:value="2.474651">
            <text:p>2.474651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571993">
            <text:p>2.571993</text:p>
          </table:table-cell>
          <table:table-cell table:formula="of:=[.B1640]-[.$B$1737]" office:value-type="float" office:value="2.556167">
            <text:p>2.556167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994385">
            <text:p>2.994385</text:p>
          </table:table-cell>
          <table:table-cell table:formula="of:=[.B1641]-[.$B$1737]" office:value-type="float" office:value="2.978559">
            <text:p>2.978559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.220661">
            <text:p>3.220661</text:p>
          </table:table-cell>
          <table:table-cell table:formula="of:=[.B1642]-[.$B$1737]" office:value-type="float" office:value="3.204835">
            <text:p>3.204835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.351747">
            <text:p>3.351747</text:p>
          </table:table-cell>
          <table:table-cell table:formula="of:=[.B1643]-[.$B$1737]" office:value-type="float" office:value="3.335921">
            <text:p>3.335921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.364711">
            <text:p>3.364711</text:p>
          </table:table-cell>
          <table:table-cell table:formula="of:=[.B1644]-[.$B$1737]" office:value-type="float" office:value="3.348885">
            <text:p>3.348885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.273463">
            <text:p>3.273463</text:p>
          </table:table-cell>
          <table:table-cell table:formula="of:=[.B1645]-[.$B$1737]" office:value-type="float" office:value="3.257637">
            <text:p>3.257637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.442037">
            <text:p>3.442037</text:p>
          </table:table-cell>
          <table:table-cell table:formula="of:=[.B1646]-[.$B$1737]" office:value-type="float" office:value="3.426211">
            <text:p>3.426211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99596">
            <text:p>2.99596</text:p>
          </table:table-cell>
          <table:table-cell table:formula="of:=[.B1647]-[.$B$1737]" office:value-type="float" office:value="2.980134">
            <text:p>2.980134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921762">
            <text:p>2.921762</text:p>
          </table:table-cell>
          <table:table-cell table:formula="of:=[.B1648]-[.$B$1737]" office:value-type="float" office:value="2.905936">
            <text:p>2.905936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.35023">
            <text:p>3.35023</text:p>
          </table:table-cell>
          <table:table-cell table:formula="of:=[.B1649]-[.$B$1737]" office:value-type="float" office:value="3.334404">
            <text:p>3.334404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.709352">
            <text:p>3.709352</text:p>
          </table:table-cell>
          <table:table-cell table:formula="of:=[.B1650]-[.$B$1737]" office:value-type="float" office:value="3.693526">
            <text:p>3.693526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.962263">
            <text:p>3.962263</text:p>
          </table:table-cell>
          <table:table-cell table:formula="of:=[.B1651]-[.$B$1737]" office:value-type="float" office:value="3.946437">
            <text:p>3.946437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539146">
            <text:p>3.539146</text:p>
          </table:table-cell>
          <table:table-cell table:formula="of:=[.B1652]-[.$B$1737]" office:value-type="float" office:value="3.52332">
            <text:p>3.52332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.466931">
            <text:p>3.466931</text:p>
          </table:table-cell>
          <table:table-cell table:formula="of:=[.B1653]-[.$B$1737]" office:value-type="float" office:value="3.451105">
            <text:p>3.451105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318557">
            <text:p>3.318557</text:p>
          </table:table-cell>
          <table:table-cell table:formula="of:=[.B1654]-[.$B$1737]" office:value-type="float" office:value="3.302731">
            <text:p>3.302731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287391">
            <text:p>3.287391</text:p>
          </table:table-cell>
          <table:table-cell table:formula="of:=[.B1655]-[.$B$1737]" office:value-type="float" office:value="3.271565">
            <text:p>3.271565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.693573">
            <text:p>3.693573</text:p>
          </table:table-cell>
          <table:table-cell table:formula="of:=[.B1656]-[.$B$1737]" office:value-type="float" office:value="3.677747">
            <text:p>3.677747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.996266">
            <text:p>3.996266</text:p>
          </table:table-cell>
          <table:table-cell table:formula="of:=[.B1657]-[.$B$1737]" office:value-type="float" office:value="3.98044">
            <text:p>3.98044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.181758">
            <text:p>4.181758</text:p>
          </table:table-cell>
          <table:table-cell table:formula="of:=[.B1658]-[.$B$1737]" office:value-type="float" office:value="4.165932">
            <text:p>4.165932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.269075">
            <text:p>4.269075</text:p>
          </table:table-cell>
          <table:table-cell table:formula="of:=[.B1659]-[.$B$1737]" office:value-type="float" office:value="4.253249">
            <text:p>4.253249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.300565">
            <text:p>4.300565</text:p>
          </table:table-cell>
          <table:table-cell table:formula="of:=[.B1660]-[.$B$1737]" office:value-type="float" office:value="4.284739">
            <text:p>4.284739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.333841">
            <text:p>4.333841</text:p>
          </table:table-cell>
          <table:table-cell table:formula="of:=[.B1661]-[.$B$1737]" office:value-type="float" office:value="4.318015">
            <text:p>4.318015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.326537">
            <text:p>4.326537</text:p>
          </table:table-cell>
          <table:table-cell table:formula="of:=[.B1662]-[.$B$1737]" office:value-type="float" office:value="4.310711">
            <text:p>4.310711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.281441">
            <text:p>4.281441</text:p>
          </table:table-cell>
          <table:table-cell table:formula="of:=[.B1663]-[.$B$1737]" office:value-type="float" office:value="4.265615">
            <text:p>4.265615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.248954">
            <text:p>4.248954</text:p>
          </table:table-cell>
          <table:table-cell table:formula="of:=[.B1664]-[.$B$1737]" office:value-type="float" office:value="4.233128">
            <text:p>4.233128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.78358">
            <text:p>3.78358</text:p>
          </table:table-cell>
          <table:table-cell table:formula="of:=[.B1665]-[.$B$1737]" office:value-type="float" office:value="3.767754">
            <text:p>3.767754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715018">
            <text:p>3.715018</text:p>
          </table:table-cell>
          <table:table-cell table:formula="of:=[.B1666]-[.$B$1737]" office:value-type="float" office:value="3.699192">
            <text:p>3.699192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.044164">
            <text:p>4.044164</text:p>
          </table:table-cell>
          <table:table-cell table:formula="of:=[.B1667]-[.$B$1737]" office:value-type="float" office:value="4.028338">
            <text:p>4.028338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.245765">
            <text:p>4.245765</text:p>
          </table:table-cell>
          <table:table-cell table:formula="of:=[.B1668]-[.$B$1737]" office:value-type="float" office:value="4.229939">
            <text:p>4.229939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369837">
            <text:p>3.369837</text:p>
          </table:table-cell>
          <table:table-cell table:formula="of:=[.B1669]-[.$B$1737]" office:value-type="float" office:value="3.354011">
            <text:p>3.354011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262371">
            <text:p>3.262371</text:p>
          </table:table-cell>
          <table:table-cell table:formula="of:=[.B1670]-[.$B$1737]" office:value-type="float" office:value="3.246545">
            <text:p>3.246545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679612">
            <text:p>3.679612</text:p>
          </table:table-cell>
          <table:table-cell table:formula="of:=[.B1671]-[.$B$1737]" office:value-type="float" office:value="3.663786">
            <text:p>3.663786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24531">
            <text:p>3.24531</text:p>
          </table:table-cell>
          <table:table-cell table:formula="of:=[.B1672]-[.$B$1737]" office:value-type="float" office:value="3.229484">
            <text:p>3.229484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164551">
            <text:p>3.164551</text:p>
          </table:table-cell>
          <table:table-cell table:formula="of:=[.B1673]-[.$B$1737]" office:value-type="float" office:value="3.148725">
            <text:p>3.148725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111501">
            <text:p>3.111501</text:p>
          </table:table-cell>
          <table:table-cell table:formula="of:=[.B1674]-[.$B$1737]" office:value-type="float" office:value="3.095675">
            <text:p>3.095675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910382">
            <text:p>2.910382</text:p>
          </table:table-cell>
          <table:table-cell table:formula="of:=[.B1675]-[.$B$1737]" office:value-type="float" office:value="2.894556">
            <text:p>2.894556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.730959">
            <text:p>2.730959</text:p>
          </table:table-cell>
          <table:table-cell table:formula="of:=[.B1676]-[.$B$1737]" office:value-type="float" office:value="2.715133">
            <text:p>2.715133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415662">
            <text:p>2.415662</text:p>
          </table:table-cell>
          <table:table-cell table:formula="of:=[.B1677]-[.$B$1737]" office:value-type="float" office:value="2.399836">
            <text:p>2.399836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11892">
            <text:p>2.11892</text:p>
          </table:table-cell>
          <table:table-cell table:formula="of:=[.B1678]-[.$B$1737]" office:value-type="float" office:value="2.103094">
            <text:p>2.103094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.866154">
            <text:p>1.866154</text:p>
          </table:table-cell>
          <table:table-cell table:formula="of:=[.B1679]-[.$B$1737]" office:value-type="float" office:value="1.850328">
            <text:p>1.850328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.674066">
            <text:p>1.674066</text:p>
          </table:table-cell>
          <table:table-cell table:formula="of:=[.B1680]-[.$B$1737]" office:value-type="float" office:value="1.65824">
            <text:p>1.65824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504027">
            <text:p>1.504027</text:p>
          </table:table-cell>
          <table:table-cell table:formula="of:=[.B1681]-[.$B$1737]" office:value-type="float" office:value="1.488201">
            <text:p>1.488201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323926">
            <text:p>1.323926</text:p>
          </table:table-cell>
          <table:table-cell table:formula="of:=[.B1682]-[.$B$1737]" office:value-type="float" office:value="1.3081">
            <text:p>1.3081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159439">
            <text:p>1.159439</text:p>
          </table:table-cell>
          <table:table-cell table:formula="of:=[.B1683]-[.$B$1737]" office:value-type="float" office:value="1.143613">
            <text:p>1.143613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048904">
            <text:p>1.048904</text:p>
          </table:table-cell>
          <table:table-cell table:formula="of:=[.B1684]-[.$B$1737]" office:value-type="float" office:value="1.033078">
            <text:p>1.033078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976452">
            <text:p>0.976452</text:p>
          </table:table-cell>
          <table:table-cell table:formula="of:=[.B1685]-[.$B$1737]" office:value-type="float" office:value="0.960626">
            <text:p>0.960626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910787">
            <text:p>0.910787</text:p>
          </table:table-cell>
          <table:table-cell table:formula="of:=[.B1686]-[.$B$1737]" office:value-type="float" office:value="0.894961">
            <text:p>0.894961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842268">
            <text:p>0.842268</text:p>
          </table:table-cell>
          <table:table-cell table:formula="of:=[.B1687]-[.$B$1737]" office:value-type="float" office:value="0.826442">
            <text:p>0.826442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776765">
            <text:p>0.776765</text:p>
          </table:table-cell>
          <table:table-cell table:formula="of:=[.B1688]-[.$B$1737]" office:value-type="float" office:value="0.760939">
            <text:p>0.760939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725099">
            <text:p>0.725099</text:p>
          </table:table-cell>
          <table:table-cell table:formula="of:=[.B1689]-[.$B$1737]" office:value-type="float" office:value="0.709273">
            <text:p>0.709273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686427">
            <text:p>0.686427</text:p>
          </table:table-cell>
          <table:table-cell table:formula="of:=[.B1690]-[.$B$1737]" office:value-type="float" office:value="0.670601">
            <text:p>0.670601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653366">
            <text:p>0.653366</text:p>
          </table:table-cell>
          <table:table-cell table:formula="of:=[.B1691]-[.$B$1737]" office:value-type="float" office:value="0.63754">
            <text:p>0.63754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621068">
            <text:p>0.621068</text:p>
          </table:table-cell>
          <table:table-cell table:formula="of:=[.B1692]-[.$B$1737]" office:value-type="float" office:value="0.605242">
            <text:p>0.605242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592582">
            <text:p>0.592582</text:p>
          </table:table-cell>
          <table:table-cell table:formula="of:=[.B1693]-[.$B$1737]" office:value-type="float" office:value="0.576756">
            <text:p>0.576756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56888">
            <text:p>0.56888</text:p>
          </table:table-cell>
          <table:table-cell table:formula="of:=[.B1694]-[.$B$1737]" office:value-type="float" office:value="0.553054">
            <text:p>0.553054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549581">
            <text:p>0.549581</text:p>
          </table:table-cell>
          <table:table-cell table:formula="of:=[.B1695]-[.$B$1737]" office:value-type="float" office:value="0.533755">
            <text:p>0.533755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536762">
            <text:p>0.536762</text:p>
          </table:table-cell>
          <table:table-cell table:formula="of:=[.B1696]-[.$B$1737]" office:value-type="float" office:value="0.520936">
            <text:p>0.520936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529197">
            <text:p>0.529197</text:p>
          </table:table-cell>
          <table:table-cell table:formula="of:=[.B1697]-[.$B$1737]" office:value-type="float" office:value="0.513371">
            <text:p>0.513371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524245">
            <text:p>0.524245</text:p>
          </table:table-cell>
          <table:table-cell table:formula="of:=[.B1698]-[.$B$1737]" office:value-type="float" office:value="0.508419">
            <text:p>0.508419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52095">
            <text:p>0.52095</text:p>
          </table:table-cell>
          <table:table-cell table:formula="of:=[.B1699]-[.$B$1737]" office:value-type="float" office:value="0.505124">
            <text:p>0.505124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517211">
            <text:p>0.517211</text:p>
          </table:table-cell>
          <table:table-cell table:formula="of:=[.B1700]-[.$B$1737]" office:value-type="float" office:value="0.501385">
            <text:p>0.501385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512803">
            <text:p>0.512803</text:p>
          </table:table-cell>
          <table:table-cell table:formula="of:=[.B1701]-[.$B$1737]" office:value-type="float" office:value="0.496977">
            <text:p>0.496977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508894">
            <text:p>0.508894</text:p>
          </table:table-cell>
          <table:table-cell table:formula="of:=[.B1702]-[.$B$1737]" office:value-type="float" office:value="0.493068">
            <text:p>0.493068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506402">
            <text:p>0.506402</text:p>
          </table:table-cell>
          <table:table-cell table:formula="of:=[.B1703]-[.$B$1737]" office:value-type="float" office:value="0.490576">
            <text:p>0.490576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505774">
            <text:p>0.505774</text:p>
          </table:table-cell>
          <table:table-cell table:formula="of:=[.B1704]-[.$B$1737]" office:value-type="float" office:value="0.489948">
            <text:p>0.489948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507994">
            <text:p>0.507994</text:p>
          </table:table-cell>
          <table:table-cell table:formula="of:=[.B1705]-[.$B$1737]" office:value-type="float" office:value="0.492168">
            <text:p>0.492168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510725">
            <text:p>0.510725</text:p>
          </table:table-cell>
          <table:table-cell table:formula="of:=[.B1706]-[.$B$1737]" office:value-type="float" office:value="0.494899">
            <text:p>0.494899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507555">
            <text:p>0.507555</text:p>
          </table:table-cell>
          <table:table-cell table:formula="of:=[.B1707]-[.$B$1737]" office:value-type="float" office:value="0.491729">
            <text:p>0.491729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494731">
            <text:p>0.494731</text:p>
          </table:table-cell>
          <table:table-cell table:formula="of:=[.B1708]-[.$B$1737]" office:value-type="float" office:value="0.478905">
            <text:p>0.478905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73367">
            <text:p>0.473367</text:p>
          </table:table-cell>
          <table:table-cell table:formula="of:=[.B1709]-[.$B$1737]" office:value-type="float" office:value="0.457541">
            <text:p>0.457541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449096">
            <text:p>0.449096</text:p>
          </table:table-cell>
          <table:table-cell table:formula="of:=[.B1710]-[.$B$1737]" office:value-type="float" office:value="0.43327">
            <text:p>0.43327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26549">
            <text:p>0.426549</text:p>
          </table:table-cell>
          <table:table-cell table:formula="of:=[.B1711]-[.$B$1737]" office:value-type="float" office:value="0.410723">
            <text:p>0.410723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408935">
            <text:p>0.408935</text:p>
          </table:table-cell>
          <table:table-cell table:formula="of:=[.B1712]-[.$B$1737]" office:value-type="float" office:value="0.393109">
            <text:p>0.393109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394851">
            <text:p>0.394851</text:p>
          </table:table-cell>
          <table:table-cell table:formula="of:=[.B1713]-[.$B$1737]" office:value-type="float" office:value="0.379025">
            <text:p>0.379025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381167">
            <text:p>0.381167</text:p>
          </table:table-cell>
          <table:table-cell table:formula="of:=[.B1714]-[.$B$1737]" office:value-type="float" office:value="0.365341">
            <text:p>0.365341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365044">
            <text:p>0.365044</text:p>
          </table:table-cell>
          <table:table-cell table:formula="of:=[.B1715]-[.$B$1737]" office:value-type="float" office:value="0.349218">
            <text:p>0.349218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342497">
            <text:p>0.342497</text:p>
          </table:table-cell>
          <table:table-cell table:formula="of:=[.B1716]-[.$B$1737]" office:value-type="float" office:value="0.326671">
            <text:p>0.326671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309735">
            <text:p>0.309735</text:p>
          </table:table-cell>
          <table:table-cell table:formula="of:=[.B1717]-[.$B$1737]" office:value-type="float" office:value="0.293909">
            <text:p>0.293909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64056">
            <text:p>0.264056</text:p>
          </table:table-cell>
          <table:table-cell table:formula="of:=[.B1718]-[.$B$1737]" office:value-type="float" office:value="0.24823">
            <text:p>0.24823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17356">
            <text:p>0.217356</text:p>
          </table:table-cell>
          <table:table-cell table:formula="of:=[.B1719]-[.$B$1737]" office:value-type="float" office:value="0.20153">
            <text:p>0.20153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7432">
            <text:p>0.17432</text:p>
          </table:table-cell>
          <table:table-cell table:formula="of:=[.B1720]-[.$B$1737]" office:value-type="float" office:value="0.158494">
            <text:p>0.158494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36827">
            <text:p>0.136827</text:p>
          </table:table-cell>
          <table:table-cell table:formula="of:=[.B1721]-[.$B$1737]" office:value-type="float" office:value="0.121001">
            <text:p>0.121001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08447">
            <text:p>0.108447</text:p>
          </table:table-cell>
          <table:table-cell table:formula="of:=[.B1722]-[.$B$1737]" office:value-type="float" office:value="0.092621">
            <text:p>0.092621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85763">
            <text:p>0.085763</text:p>
          </table:table-cell>
          <table:table-cell table:formula="of:=[.B1723]-[.$B$1737]" office:value-type="float" office:value="0.069937">
            <text:p>0.069937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68005">
            <text:p>0.068005</text:p>
          </table:table-cell>
          <table:table-cell table:formula="of:=[.B1724]-[.$B$1737]" office:value-type="float" office:value="0.052179">
            <text:p>0.052179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55108">
            <text:p>0.055108</text:p>
          </table:table-cell>
          <table:table-cell table:formula="of:=[.B1725]-[.$B$1737]" office:value-type="float" office:value="0.039282">
            <text:p>0.039282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45722">
            <text:p>0.045722</text:p>
          </table:table-cell>
          <table:table-cell table:formula="of:=[.B1726]-[.$B$1737]" office:value-type="float" office:value="0.029896">
            <text:p>0.029896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38299">
            <text:p>0.038299</text:p>
          </table:table-cell>
          <table:table-cell table:formula="of:=[.B1727]-[.$B$1737]" office:value-type="float" office:value="0.022473">
            <text:p>0.022473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31579">
            <text:p>0.031579</text:p>
          </table:table-cell>
          <table:table-cell table:formula="of:=[.B1728]-[.$B$1737]" office:value-type="float" office:value="0.015753">
            <text:p>0.015753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26146">
            <text:p>0.026146</text:p>
          </table:table-cell>
          <table:table-cell table:formula="of:=[.B1729]-[.$B$1737]" office:value-type="float" office:value="0.01032">
            <text:p>0.01032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21811">
            <text:p>0.021811</text:p>
          </table:table-cell>
          <table:table-cell table:formula="of:=[.B1730]-[.$B$1737]" office:value-type="float" office:value="0.005985">
            <text:p>0.005985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19688">
            <text:p>0.019688</text:p>
          </table:table-cell>
          <table:table-cell table:formula="of:=[.B1731]-[.$B$1737]" office:value-type="float" office:value="0.003862">
            <text:p>0.003862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20406">
            <text:p>0.020406</text:p>
          </table:table-cell>
          <table:table-cell table:formula="of:=[.B1732]-[.$B$1737]" office:value-type="float" office:value="0.00458">
            <text:p>0.00458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19407">
            <text:p>0.019407</text:p>
          </table:table-cell>
          <table:table-cell table:formula="of:=[.B1733]-[.$B$1737]" office:value-type="float" office:value="0.003581">
            <text:p>0.003581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17206">
            <text:p>0.017206</text:p>
          </table:table-cell>
          <table:table-cell table:formula="of:=[.B1734]-[.$B$1737]" office:value-type="float" office:value="0.00138">
            <text:p>0.00138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6765">
            <text:p>0.016765</text:p>
          </table:table-cell>
          <table:table-cell table:formula="of:=[.B1735]-[.$B$1737]" office:value-type="float" office:value="0.000938999999999999">
            <text:p>0.000939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16339">
            <text:p>0.016339</text:p>
          </table:table-cell>
          <table:table-cell table:formula="of:=[.B1736]-[.$B$1737]" office:value-type="float" office:value="0.000513">
            <text:p>0.00051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5826">
            <text:p>0.015826</text:p>
          </table:table-cell>
          <table:table-cell table:formula="of:=[.B1737]-[.$B$173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16232">
            <text:p>0.016232</text:p>
          </table:table-cell>
          <table:table-cell table:formula="of:=[.B1738]-[.$B$1737]" office:value-type="float" office:value="0.000406">
            <text:p>0.000406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5722">
            <text:p>0.015722</text:p>
          </table:table-cell>
          <table:table-cell table:formula="of:=[.B1739]-[.$B$1737]" office:value-type="float" office:value="-0.000104">
            <text:p>-0.000104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14647">
            <text:p>0.014647</text:p>
          </table:table-cell>
          <table:table-cell table:formula="of:=[.B1740]-[.$B$1737]" office:value-type="float" office:value="-0.001179">
            <text:p>-0.001179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14196">
            <text:p>0.014196</text:p>
          </table:table-cell>
          <table:table-cell table:formula="of:=[.B1741]-[.$B$1737]" office:value-type="float" office:value="-0.00163">
            <text:p>-0.00163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14167">
            <text:p>0.014167</text:p>
          </table:table-cell>
          <table:table-cell table:formula="of:=[.B1742]-[.$B$1737]" office:value-type="float" office:value="-0.001659">
            <text:p>-0.001659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14065">
            <text:p>0.014065</text:p>
          </table:table-cell>
          <table:table-cell table:formula="of:=[.B1743]-[.$B$1737]" office:value-type="float" office:value="-0.001761">
            <text:p>-0.001761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13696">
            <text:p>0.013696</text:p>
          </table:table-cell>
          <table:table-cell table:formula="of:=[.B1744]-[.$B$1737]" office:value-type="float" office:value="-0.00213">
            <text:p>-0.00213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3366">
            <text:p>0.013366</text:p>
          </table:table-cell>
          <table:table-cell table:formula="of:=[.B1745]-[.$B$1737]" office:value-type="float" office:value="-0.00246">
            <text:p>-0.00246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4189">
            <text:p>0.014189</text:p>
          </table:table-cell>
          <table:table-cell table:formula="of:=[.B1746]-[.$B$1737]" office:value-type="float" office:value="-0.001637">
            <text:p>-0.001637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14618">
            <text:p>0.014618</text:p>
          </table:table-cell>
          <table:table-cell table:formula="of:=[.B1747]-[.$B$1737]" office:value-type="float" office:value="-0.001208">
            <text:p>-0.001208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4139">
            <text:p>0.014139</text:p>
          </table:table-cell>
          <table:table-cell table:formula="of:=[.B1748]-[.$B$1737]" office:value-type="float" office:value="-0.001687">
            <text:p>-0.001687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13239">
            <text:p>0.013239</text:p>
          </table:table-cell>
          <table:table-cell table:formula="of:=[.B1749]-[.$B$1737]" office:value-type="float" office:value="-0.002587">
            <text:p>-0.002587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12587">
            <text:p>0.012587</text:p>
          </table:table-cell>
          <table:table-cell table:formula="of:=[.B1750]-[.$B$1737]" office:value-type="float" office:value="-0.003239">
            <text:p>-0.003239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12755">
            <text:p>0.012755</text:p>
          </table:table-cell>
          <table:table-cell table:formula="of:=[.B1751]-[.$B$1737]" office:value-type="float" office:value="-0.003071">
            <text:p>-0.003071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2148">
            <text:p>0.012148</text:p>
          </table:table-cell>
          <table:table-cell table:formula="of:=[.B1752]-[.$B$1737]" office:value-type="float" office:value="-0.003678">
            <text:p>-0.003678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11754">
            <text:p>0.011754</text:p>
          </table:table-cell>
          <table:table-cell table:formula="of:=[.B1753]-[.$B$1737]" office:value-type="float" office:value="-0.004072">
            <text:p>-0.004072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11906">
            <text:p>0.011906</text:p>
          </table:table-cell>
          <table:table-cell table:formula="of:=[.B1754]-[.$B$1737]" office:value-type="float" office:value="-0.00392">
            <text:p>-0.00392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11993">
            <text:p>0.011993</text:p>
          </table:table-cell>
          <table:table-cell table:formula="of:=[.B1755]-[.$B$1737]" office:value-type="float" office:value="-0.003833">
            <text:p>-0.003833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11126">
            <text:p>0.011126</text:p>
          </table:table-cell>
          <table:table-cell table:formula="of:=[.B1756]-[.$B$1737]" office:value-type="float" office:value="-0.0047">
            <text:p>-0.0047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0693">
            <text:p>0.010693</text:p>
          </table:table-cell>
          <table:table-cell table:formula="of:=[.B1757]-[.$B$1737]" office:value-type="float" office:value="-0.005133">
            <text:p>-0.005133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11318">
            <text:p>0.011318</text:p>
          </table:table-cell>
          <table:table-cell table:formula="of:=[.B1758]-[.$B$1737]" office:value-type="float" office:value="-0.004508">
            <text:p>-0.004508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11676">
            <text:p>0.011676</text:p>
          </table:table-cell>
          <table:table-cell table:formula="of:=[.B1759]-[.$B$1737]" office:value-type="float" office:value="-0.00415">
            <text:p>-0.00415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11775">
            <text:p>0.011775</text:p>
          </table:table-cell>
          <table:table-cell table:formula="of:=[.B1760]-[.$B$1737]" office:value-type="float" office:value="-0.004051">
            <text:p>-0.004051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1385">
            <text:p>0.011385</text:p>
          </table:table-cell>
          <table:table-cell table:formula="of:=[.B1761]-[.$B$1737]" office:value-type="float" office:value="-0.004441">
            <text:p>-0.004441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1494">
            <text:p>0.011494</text:p>
          </table:table-cell>
          <table:table-cell table:formula="of:=[.B1762]-[.$B$1737]" office:value-type="float" office:value="-0.004332">
            <text:p>-0.004332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1151">
            <text:p>0.011151</text:p>
          </table:table-cell>
          <table:table-cell table:formula="of:=[.B1763]-[.$B$1737]" office:value-type="float" office:value="-0.004675">
            <text:p>-0.004675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0001">
            <text:p>0.010001</text:p>
          </table:table-cell>
          <table:table-cell table:formula="of:=[.B1764]-[.$B$1737]" office:value-type="float" office:value="-0.005825">
            <text:p>-0.005825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9589">
            <text:p>0.009589</text:p>
          </table:table-cell>
          <table:table-cell table:formula="of:=[.B1765]-[.$B$1737]" office:value-type="float" office:value="-0.006237">
            <text:p>-0.006237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0997">
            <text:p>0.00997</text:p>
          </table:table-cell>
          <table:table-cell table:formula="of:=[.B1766]-[.$B$1737]" office:value-type="float" office:value="-0.005856">
            <text:p>-0.005856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0732">
            <text:p>0.010732</text:p>
          </table:table-cell>
          <table:table-cell table:formula="of:=[.B1767]-[.$B$1737]" office:value-type="float" office:value="-0.005094">
            <text:p>-0.005094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1109">
            <text:p>0.011109</text:p>
          </table:table-cell>
          <table:table-cell table:formula="of:=[.B1768]-[.$B$1737]" office:value-type="float" office:value="-0.004717">
            <text:p>-0.004717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11237">
            <text:p>0.011237</text:p>
          </table:table-cell>
          <table:table-cell table:formula="of:=[.B1769]-[.$B$1737]" office:value-type="float" office:value="-0.004589">
            <text:p>-0.004589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11121">
            <text:p>0.011121</text:p>
          </table:table-cell>
          <table:table-cell table:formula="of:=[.B1770]-[.$B$1737]" office:value-type="float" office:value="-0.004705">
            <text:p>-0.004705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0747">
            <text:p>0.010747</text:p>
          </table:table-cell>
          <table:table-cell table:formula="of:=[.B1771]-[.$B$1737]" office:value-type="float" office:value="-0.005079">
            <text:p>-0.005079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10683">
            <text:p>0.010683</text:p>
          </table:table-cell>
          <table:table-cell table:formula="of:=[.B1772]-[.$B$1737]" office:value-type="float" office:value="-0.005143">
            <text:p>-0.005143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11037">
            <text:p>0.011037</text:p>
          </table:table-cell>
          <table:table-cell table:formula="of:=[.B1773]-[.$B$1737]" office:value-type="float" office:value="-0.004789">
            <text:p>-0.004789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1126">
            <text:p>0.01126</text:p>
          </table:table-cell>
          <table:table-cell table:formula="of:=[.B1774]-[.$B$1737]" office:value-type="float" office:value="-0.004566">
            <text:p>-0.004566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10987">
            <text:p>0.010987</text:p>
          </table:table-cell>
          <table:table-cell table:formula="of:=[.B1775]-[.$B$1737]" office:value-type="float" office:value="-0.004839">
            <text:p>-0.004839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10694">
            <text:p>0.010694</text:p>
          </table:table-cell>
          <table:table-cell table:formula="of:=[.B1776]-[.$B$1737]" office:value-type="float" office:value="-0.005132">
            <text:p>-0.005132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9921">
            <text:p>0.009921</text:p>
          </table:table-cell>
          <table:table-cell table:formula="of:=[.B1777]-[.$B$1737]" office:value-type="float" office:value="-0.005905">
            <text:p>-0.005905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0897">
            <text:p>0.00897</text:p>
          </table:table-cell>
          <table:table-cell table:formula="of:=[.B1778]-[.$B$1737]" office:value-type="float" office:value="-0.006856">
            <text:p>-0.006856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9038">
            <text:p>0.009038</text:p>
          </table:table-cell>
          <table:table-cell table:formula="of:=[.B1779]-[.$B$1737]" office:value-type="float" office:value="-0.006788">
            <text:p>-0.006788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9925">
            <text:p>0.009925</text:p>
          </table:table-cell>
          <table:table-cell table:formula="of:=[.B1780]-[.$B$1737]" office:value-type="float" office:value="-0.005901">
            <text:p>-0.005901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09961">
            <text:p>0.009961</text:p>
          </table:table-cell>
          <table:table-cell table:formula="of:=[.B1781]-[.$B$1737]" office:value-type="float" office:value="-0.005865">
            <text:p>-0.005865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10707">
            <text:p>0.010707</text:p>
          </table:table-cell>
          <table:table-cell table:formula="of:=[.B1782]-[.$B$1737]" office:value-type="float" office:value="-0.005119">
            <text:p>-0.005119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11121">
            <text:p>0.011121</text:p>
          </table:table-cell>
          <table:table-cell table:formula="of:=[.B1783]-[.$B$1737]" office:value-type="float" office:value="-0.004705">
            <text:p>-0.004705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0014">
            <text:p>0.010014</text:p>
          </table:table-cell>
          <table:table-cell table:formula="of:=[.B1784]-[.$B$1737]" office:value-type="float" office:value="-0.005812">
            <text:p>-0.005812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09912">
            <text:p>0.009912</text:p>
          </table:table-cell>
          <table:table-cell table:formula="of:=[.B1785]-[.$B$1737]" office:value-type="float" office:value="-0.005914">
            <text:p>-0.005914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09973">
            <text:p>0.009973</text:p>
          </table:table-cell>
          <table:table-cell table:formula="of:=[.B1786]-[.$B$1737]" office:value-type="float" office:value="-0.005853">
            <text:p>-0.005853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09521">
            <text:p>0.009521</text:p>
          </table:table-cell>
          <table:table-cell table:formula="of:=[.B1787]-[.$B$1737]" office:value-type="float" office:value="-0.006305">
            <text:p>-0.006305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0867">
            <text:p>0.00867</text:p>
          </table:table-cell>
          <table:table-cell table:formula="of:=[.B1788]-[.$B$1737]" office:value-type="float" office:value="-0.007156">
            <text:p>-0.007156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08577">
            <text:p>0.008577</text:p>
          </table:table-cell>
          <table:table-cell table:formula="of:=[.B1789]-[.$B$1737]" office:value-type="float" office:value="-0.007249">
            <text:p>-0.007249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9292">
            <text:p>0.009292</text:p>
          </table:table-cell>
          <table:table-cell table:formula="of:=[.B1790]-[.$B$1737]" office:value-type="float" office:value="-0.006534">
            <text:p>-0.006534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09278">
            <text:p>0.009278</text:p>
          </table:table-cell>
          <table:table-cell table:formula="of:=[.B1791]-[.$B$1737]" office:value-type="float" office:value="-0.006548">
            <text:p>-0.006548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09444">
            <text:p>0.009444</text:p>
          </table:table-cell>
          <table:table-cell table:formula="of:=[.B1792]-[.$B$1737]" office:value-type="float" office:value="-0.006382">
            <text:p>-0.006382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9906">
            <text:p>0.009906</text:p>
          </table:table-cell>
          <table:table-cell table:formula="of:=[.B1793]-[.$B$1737]" office:value-type="float" office:value="-0.00592">
            <text:p>-0.00592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9829">
            <text:p>0.009829</text:p>
          </table:table-cell>
          <table:table-cell table:formula="of:=[.B1794]-[.$B$1737]" office:value-type="float" office:value="-0.005997">
            <text:p>-0.005997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8883">
            <text:p>0.008883</text:p>
          </table:table-cell>
          <table:table-cell table:formula="of:=[.B1795]-[.$B$1737]" office:value-type="float" office:value="-0.006943">
            <text:p>-0.006943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0845">
            <text:p>0.00845</text:p>
          </table:table-cell>
          <table:table-cell table:formula="of:=[.B1796]-[.$B$1737]" office:value-type="float" office:value="-0.007376">
            <text:p>-0.007376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8913">
            <text:p>0.008913</text:p>
          </table:table-cell>
          <table:table-cell table:formula="of:=[.B1797]-[.$B$1737]" office:value-type="float" office:value="-0.006913">
            <text:p>-0.006913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9386">
            <text:p>0.009386</text:p>
          </table:table-cell>
          <table:table-cell table:formula="of:=[.B1798]-[.$B$1737]" office:value-type="float" office:value="-0.00644">
            <text:p>-0.00644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9522">
            <text:p>0.009522</text:p>
          </table:table-cell>
          <table:table-cell table:formula="of:=[.B1799]-[.$B$1737]" office:value-type="float" office:value="-0.006304">
            <text:p>-0.006304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9719">
            <text:p>0.009719</text:p>
          </table:table-cell>
          <table:table-cell table:formula="of:=[.B1800]-[.$B$1737]" office:value-type="float" office:value="-0.006107">
            <text:p>-0.006107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9727">
            <text:p>0.009727</text:p>
          </table:table-cell>
          <table:table-cell table:formula="of:=[.B1801]-[.$B$1737]" office:value-type="float" office:value="-0.006099">
            <text:p>-0.006099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9537">
            <text:p>0.009537</text:p>
          </table:table-cell>
          <table:table-cell table:formula="of:=[.B1802]-[.$B$1737]" office:value-type="float" office:value="-0.006289">
            <text:p>-0.006289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9227">
            <text:p>0.009227</text:p>
          </table:table-cell>
          <table:table-cell table:formula="of:=[.B1803]-[.$B$1737]" office:value-type="float" office:value="-0.006599">
            <text:p>-0.006599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9276">
            <text:p>0.009276</text:p>
          </table:table-cell>
          <table:table-cell table:formula="of:=[.B1804]-[.$B$1737]" office:value-type="float" office:value="-0.00655">
            <text:p>-0.00655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955">
            <text:p>0.00955</text:p>
          </table:table-cell>
          <table:table-cell table:formula="of:=[.B1805]-[.$B$1737]" office:value-type="float" office:value="-0.006276">
            <text:p>-0.006276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9479">
            <text:p>0.009479</text:p>
          </table:table-cell>
          <table:table-cell table:formula="of:=[.B1806]-[.$B$1737]" office:value-type="float" office:value="-0.006347">
            <text:p>-0.006347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9715">
            <text:p>0.009715</text:p>
          </table:table-cell>
          <table:table-cell table:formula="of:=[.B1807]-[.$B$1737]" office:value-type="float" office:value="-0.006111">
            <text:p>-0.006111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9824">
            <text:p>0.009824</text:p>
          </table:table-cell>
          <table:table-cell table:formula="of:=[.B1808]-[.$B$1737]" office:value-type="float" office:value="-0.006002">
            <text:p>-0.006002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10217">
            <text:p>0.010217</text:p>
          </table:table-cell>
          <table:table-cell table:formula="of:=[.B1809]-[.$B$1737]" office:value-type="float" office:value="-0.005609">
            <text:p>-0.005609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10252">
            <text:p>0.010252</text:p>
          </table:table-cell>
          <table:table-cell table:formula="of:=[.B1810]-[.$B$1737]" office:value-type="float" office:value="-0.005574">
            <text:p>-0.005574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9481">
            <text:p>0.009481</text:p>
          </table:table-cell>
          <table:table-cell table:formula="of:=[.B1811]-[.$B$1737]" office:value-type="float" office:value="-0.006345">
            <text:p>-0.006345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8855">
            <text:p>0.008855</text:p>
          </table:table-cell>
          <table:table-cell table:formula="of:=[.B1812]-[.$B$1737]" office:value-type="float" office:value="-0.006971">
            <text:p>-0.006971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8339">
            <text:p>0.008339</text:p>
          </table:table-cell>
          <table:table-cell table:formula="of:=[.B1813]-[.$B$1737]" office:value-type="float" office:value="-0.007487">
            <text:p>-0.007487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8871">
            <text:p>0.008871</text:p>
          </table:table-cell>
          <table:table-cell table:formula="of:=[.B1814]-[.$B$1737]" office:value-type="float" office:value="-0.006955">
            <text:p>-0.006955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9304">
            <text:p>0.009304</text:p>
          </table:table-cell>
          <table:table-cell table:formula="of:=[.B1815]-[.$B$1737]" office:value-type="float" office:value="-0.006522">
            <text:p>-0.006522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9485">
            <text:p>0.009485</text:p>
          </table:table-cell>
          <table:table-cell table:formula="of:=[.B1816]-[.$B$1737]" office:value-type="float" office:value="-0.006341">
            <text:p>-0.006341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9647">
            <text:p>0.009647</text:p>
          </table:table-cell>
          <table:table-cell table:formula="of:=[.B1817]-[.$B$1737]" office:value-type="float" office:value="-0.006179">
            <text:p>-0.006179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9359">
            <text:p>0.009359</text:p>
          </table:table-cell>
          <table:table-cell table:formula="of:=[.B1818]-[.$B$1737]" office:value-type="float" office:value="-0.006467">
            <text:p>-0.006467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9229">
            <text:p>0.009229</text:p>
          </table:table-cell>
          <table:table-cell table:formula="of:=[.B1819]-[.$B$1737]" office:value-type="float" office:value="-0.006597">
            <text:p>-0.006597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9056">
            <text:p>0.009056</text:p>
          </table:table-cell>
          <table:table-cell table:formula="of:=[.B1820]-[.$B$1737]" office:value-type="float" office:value="-0.00677">
            <text:p>-0.00677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9135">
            <text:p>0.009135</text:p>
          </table:table-cell>
          <table:table-cell table:formula="of:=[.B1821]-[.$B$1737]" office:value-type="float" office:value="-0.006691">
            <text:p>-0.006691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8649">
            <text:p>0.008649</text:p>
          </table:table-cell>
          <table:table-cell table:formula="of:=[.B1822]-[.$B$1737]" office:value-type="float" office:value="-0.007177">
            <text:p>-0.007177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8565">
            <text:p>0.008565</text:p>
          </table:table-cell>
          <table:table-cell table:formula="of:=[.B1823]-[.$B$1737]" office:value-type="float" office:value="-0.007261">
            <text:p>-0.007261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8771">
            <text:p>0.008771</text:p>
          </table:table-cell>
          <table:table-cell table:formula="of:=[.B1824]-[.$B$1737]" office:value-type="float" office:value="-0.007055">
            <text:p>-0.007055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8503">
            <text:p>0.008503</text:p>
          </table:table-cell>
          <table:table-cell table:formula="of:=[.B1825]-[.$B$1737]" office:value-type="float" office:value="-0.007323">
            <text:p>-0.007323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8519">
            <text:p>0.008519</text:p>
          </table:table-cell>
          <table:table-cell table:formula="of:=[.B1826]-[.$B$1737]" office:value-type="float" office:value="-0.007307">
            <text:p>-0.007307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8352">
            <text:p>0.008352</text:p>
          </table:table-cell>
          <table:table-cell table:formula="of:=[.B1827]-[.$B$1737]" office:value-type="float" office:value="-0.007474">
            <text:p>-0.007474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8817">
            <text:p>0.008817</text:p>
          </table:table-cell>
          <table:table-cell table:formula="of:=[.B1828]-[.$B$1737]" office:value-type="float" office:value="-0.007009">
            <text:p>-0.007009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9086">
            <text:p>0.009086</text:p>
          </table:table-cell>
          <table:table-cell table:formula="of:=[.B1829]-[.$B$1737]" office:value-type="float" office:value="-0.00674">
            <text:p>-0.00674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841">
            <text:p>0.00841</text:p>
          </table:table-cell>
          <table:table-cell table:formula="of:=[.B1830]-[.$B$1737]" office:value-type="float" office:value="-0.007416">
            <text:p>-0.007416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8087">
            <text:p>0.008087</text:p>
          </table:table-cell>
          <table:table-cell table:formula="of:=[.B1831]-[.$B$1737]" office:value-type="float" office:value="-0.007739">
            <text:p>-0.007739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8029">
            <text:p>0.008029</text:p>
          </table:table-cell>
          <table:table-cell table:formula="of:=[.B1832]-[.$B$1737]" office:value-type="float" office:value="-0.007797">
            <text:p>-0.007797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8642">
            <text:p>0.008642</text:p>
          </table:table-cell>
          <table:table-cell table:formula="of:=[.B1833]-[.$B$1737]" office:value-type="float" office:value="-0.007184">
            <text:p>-0.007184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8857">
            <text:p>0.008857</text:p>
          </table:table-cell>
          <table:table-cell table:formula="of:=[.B1834]-[.$B$1737]" office:value-type="float" office:value="-0.006969">
            <text:p>-0.006969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8438">
            <text:p>0.008438</text:p>
          </table:table-cell>
          <table:table-cell table:formula="of:=[.B1835]-[.$B$1737]" office:value-type="float" office:value="-0.007388">
            <text:p>-0.007388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8202">
            <text:p>0.008202</text:p>
          </table:table-cell>
          <table:table-cell table:formula="of:=[.B1836]-[.$B$1737]" office:value-type="float" office:value="-0.007624">
            <text:p>-0.007624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8123">
            <text:p>0.008123</text:p>
          </table:table-cell>
          <table:table-cell table:formula="of:=[.B1837]-[.$B$1737]" office:value-type="float" office:value="-0.007703">
            <text:p>-0.00770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78324">
            <text:p>2.78324</text:p>
          </table:table-cell>
          <table:table-cell table:formula="of:=[.B1841]-[.$B$1941]" office:value-type="float" office:value="2.492816">
            <text:p>2.492816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02694">
            <text:p>2.02694</text:p>
          </table:table-cell>
          <table:table-cell table:formula="of:=[.B1842]-[.$B$1941]" office:value-type="float" office:value="1.736516">
            <text:p>1.736516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.845867">
            <text:p>1.845867</text:p>
          </table:table-cell>
          <table:table-cell table:formula="of:=[.B1843]-[.$B$1941]" office:value-type="float" office:value="1.555443">
            <text:p>1.555443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635545">
            <text:p>1.635545</text:p>
          </table:table-cell>
          <table:table-cell table:formula="of:=[.B1844]-[.$B$1941]" office:value-type="float" office:value="1.345121">
            <text:p>1.345121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528233">
            <text:p>1.528233</text:p>
          </table:table-cell>
          <table:table-cell table:formula="of:=[.B1845]-[.$B$1941]" office:value-type="float" office:value="1.237809">
            <text:p>1.237809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441963">
            <text:p>1.441963</text:p>
          </table:table-cell>
          <table:table-cell table:formula="of:=[.B1846]-[.$B$1941]" office:value-type="float" office:value="1.151539">
            <text:p>1.151539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356774">
            <text:p>1.356774</text:p>
          </table:table-cell>
          <table:table-cell table:formula="of:=[.B1847]-[.$B$1941]" office:value-type="float" office:value="1.06635">
            <text:p>1.06635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286554">
            <text:p>1.286554</text:p>
          </table:table-cell>
          <table:table-cell table:formula="of:=[.B1848]-[.$B$1941]" office:value-type="float" office:value="0.99613">
            <text:p>0.99613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242404">
            <text:p>1.242404</text:p>
          </table:table-cell>
          <table:table-cell table:formula="of:=[.B1849]-[.$B$1941]" office:value-type="float" office:value="0.95198">
            <text:p>0.95198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202059">
            <text:p>1.202059</text:p>
          </table:table-cell>
          <table:table-cell table:formula="of:=[.B1850]-[.$B$1941]" office:value-type="float" office:value="0.911635">
            <text:p>0.911635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164792">
            <text:p>1.164792</text:p>
          </table:table-cell>
          <table:table-cell table:formula="of:=[.B1851]-[.$B$1941]" office:value-type="float" office:value="0.874368">
            <text:p>0.874368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144254">
            <text:p>1.144254</text:p>
          </table:table-cell>
          <table:table-cell table:formula="of:=[.B1852]-[.$B$1941]" office:value-type="float" office:value="0.85383">
            <text:p>0.85383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119385">
            <text:p>1.119385</text:p>
          </table:table-cell>
          <table:table-cell table:formula="of:=[.B1853]-[.$B$1941]" office:value-type="float" office:value="0.828961">
            <text:p>0.828961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095856">
            <text:p>1.095856</text:p>
          </table:table-cell>
          <table:table-cell table:formula="of:=[.B1854]-[.$B$1941]" office:value-type="float" office:value="0.805432">
            <text:p>0.805432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083029">
            <text:p>1.083029</text:p>
          </table:table-cell>
          <table:table-cell table:formula="of:=[.B1855]-[.$B$1941]" office:value-type="float" office:value="0.792605">
            <text:p>0.792605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077047">
            <text:p>1.077047</text:p>
          </table:table-cell>
          <table:table-cell table:formula="of:=[.B1856]-[.$B$1941]" office:value-type="float" office:value="0.786623">
            <text:p>0.786623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070586">
            <text:p>1.070586</text:p>
          </table:table-cell>
          <table:table-cell table:formula="of:=[.B1857]-[.$B$1941]" office:value-type="float" office:value="0.780162">
            <text:p>0.780162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067001">
            <text:p>1.067001</text:p>
          </table:table-cell>
          <table:table-cell table:formula="of:=[.B1858]-[.$B$1941]" office:value-type="float" office:value="0.776577">
            <text:p>0.776577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067482">
            <text:p>1.067482</text:p>
          </table:table-cell>
          <table:table-cell table:formula="of:=[.B1859]-[.$B$1941]" office:value-type="float" office:value="0.777058">
            <text:p>0.777058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069207">
            <text:p>1.069207</text:p>
          </table:table-cell>
          <table:table-cell table:formula="of:=[.B1860]-[.$B$1941]" office:value-type="float" office:value="0.778783">
            <text:p>0.778783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06777">
            <text:p>1.06777</text:p>
          </table:table-cell>
          <table:table-cell table:formula="of:=[.B1861]-[.$B$1941]" office:value-type="float" office:value="0.777346">
            <text:p>0.777346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061723">
            <text:p>1.061723</text:p>
          </table:table-cell>
          <table:table-cell table:formula="of:=[.B1862]-[.$B$1941]" office:value-type="float" office:value="0.771299">
            <text:p>0.771299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053482">
            <text:p>1.053482</text:p>
          </table:table-cell>
          <table:table-cell table:formula="of:=[.B1863]-[.$B$1941]" office:value-type="float" office:value="0.763058">
            <text:p>0.763058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043594">
            <text:p>1.043594</text:p>
          </table:table-cell>
          <table:table-cell table:formula="of:=[.B1864]-[.$B$1941]" office:value-type="float" office:value="0.75317">
            <text:p>0.75317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031208">
            <text:p>1.031208</text:p>
          </table:table-cell>
          <table:table-cell table:formula="of:=[.B1865]-[.$B$1941]" office:value-type="float" office:value="0.740784">
            <text:p>0.740784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01383">
            <text:p>1.01383</text:p>
          </table:table-cell>
          <table:table-cell table:formula="of:=[.B1866]-[.$B$1941]" office:value-type="float" office:value="0.723406">
            <text:p>0.723406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991437">
            <text:p>0.991437</text:p>
          </table:table-cell>
          <table:table-cell table:formula="of:=[.B1867]-[.$B$1941]" office:value-type="float" office:value="0.701013">
            <text:p>0.701013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968424">
            <text:p>0.968424</text:p>
          </table:table-cell>
          <table:table-cell table:formula="of:=[.B1868]-[.$B$1941]" office:value-type="float" office:value="0.678">
            <text:p>0.678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945429">
            <text:p>0.945429</text:p>
          </table:table-cell>
          <table:table-cell table:formula="of:=[.B1869]-[.$B$1941]" office:value-type="float" office:value="0.655005">
            <text:p>0.65500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925538">
            <text:p>0.925538</text:p>
          </table:table-cell>
          <table:table-cell table:formula="of:=[.B1870]-[.$B$1941]" office:value-type="float" office:value="0.635114">
            <text:p>0.635114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905476">
            <text:p>0.905476</text:p>
          </table:table-cell>
          <table:table-cell table:formula="of:=[.B1871]-[.$B$1941]" office:value-type="float" office:value="0.615052">
            <text:p>0.615052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877186">
            <text:p>0.877186</text:p>
          </table:table-cell>
          <table:table-cell table:formula="of:=[.B1872]-[.$B$1941]" office:value-type="float" office:value="0.586762">
            <text:p>0.586762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844092">
            <text:p>0.844092</text:p>
          </table:table-cell>
          <table:table-cell table:formula="of:=[.B1873]-[.$B$1941]" office:value-type="float" office:value="0.553668">
            <text:p>0.553668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808262">
            <text:p>0.808262</text:p>
          </table:table-cell>
          <table:table-cell table:formula="of:=[.B1874]-[.$B$1941]" office:value-type="float" office:value="0.517838">
            <text:p>0.517838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772022">
            <text:p>0.772022</text:p>
          </table:table-cell>
          <table:table-cell table:formula="of:=[.B1875]-[.$B$1941]" office:value-type="float" office:value="0.481598">
            <text:p>0.481598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739641">
            <text:p>0.739641</text:p>
          </table:table-cell>
          <table:table-cell table:formula="of:=[.B1876]-[.$B$1941]" office:value-type="float" office:value="0.449217">
            <text:p>0.449217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70921">
            <text:p>0.70921</text:p>
          </table:table-cell>
          <table:table-cell table:formula="of:=[.B1877]-[.$B$1941]" office:value-type="float" office:value="0.418786">
            <text:p>0.418786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676756">
            <text:p>0.676756</text:p>
          </table:table-cell>
          <table:table-cell table:formula="of:=[.B1878]-[.$B$1941]" office:value-type="float" office:value="0.386332">
            <text:p>0.386332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644303">
            <text:p>0.644303</text:p>
          </table:table-cell>
          <table:table-cell table:formula="of:=[.B1879]-[.$B$1941]" office:value-type="float" office:value="0.353879">
            <text:p>0.353879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614379">
            <text:p>0.614379</text:p>
          </table:table-cell>
          <table:table-cell table:formula="of:=[.B1880]-[.$B$1941]" office:value-type="float" office:value="0.323955">
            <text:p>0.323955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585299">
            <text:p>0.585299</text:p>
          </table:table-cell>
          <table:table-cell table:formula="of:=[.B1881]-[.$B$1941]" office:value-type="float" office:value="0.294875">
            <text:p>0.294875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557678">
            <text:p>0.557678</text:p>
          </table:table-cell>
          <table:table-cell table:formula="of:=[.B1882]-[.$B$1941]" office:value-type="float" office:value="0.267254">
            <text:p>0.267254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535328">
            <text:p>0.535328</text:p>
          </table:table-cell>
          <table:table-cell table:formula="of:=[.B1883]-[.$B$1941]" office:value-type="float" office:value="0.244904">
            <text:p>0.244904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519413">
            <text:p>0.519413</text:p>
          </table:table-cell>
          <table:table-cell table:formula="of:=[.B1884]-[.$B$1941]" office:value-type="float" office:value="0.228989">
            <text:p>0.228989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06557">
            <text:p>0.506557</text:p>
          </table:table-cell>
          <table:table-cell table:formula="of:=[.B1885]-[.$B$1941]" office:value-type="float" office:value="0.216133">
            <text:p>0.216133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926">
            <text:p>0.4926</text:p>
          </table:table-cell>
          <table:table-cell table:formula="of:=[.B1886]-[.$B$1941]" office:value-type="float" office:value="0.202176">
            <text:p>0.202176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476026">
            <text:p>0.476026</text:p>
          </table:table-cell>
          <table:table-cell table:formula="of:=[.B1887]-[.$B$1941]" office:value-type="float" office:value="0.185602">
            <text:p>0.185602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465177">
            <text:p>0.465177</text:p>
          </table:table-cell>
          <table:table-cell table:formula="of:=[.B1888]-[.$B$1941]" office:value-type="float" office:value="0.174753">
            <text:p>0.174753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461137">
            <text:p>0.461137</text:p>
          </table:table-cell>
          <table:table-cell table:formula="of:=[.B1889]-[.$B$1941]" office:value-type="float" office:value="0.170713">
            <text:p>0.170713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457613">
            <text:p>0.457613</text:p>
          </table:table-cell>
          <table:table-cell table:formula="of:=[.B1890]-[.$B$1941]" office:value-type="float" office:value="0.167189">
            <text:p>0.167189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51781">
            <text:p>0.451781</text:p>
          </table:table-cell>
          <table:table-cell table:formula="of:=[.B1891]-[.$B$1941]" office:value-type="float" office:value="0.161357">
            <text:p>0.161357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444621">
            <text:p>0.444621</text:p>
          </table:table-cell>
          <table:table-cell table:formula="of:=[.B1892]-[.$B$1941]" office:value-type="float" office:value="0.154197">
            <text:p>0.154197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44034">
            <text:p>0.44034</text:p>
          </table:table-cell>
          <table:table-cell table:formula="of:=[.B1893]-[.$B$1941]" office:value-type="float" office:value="0.149916">
            <text:p>0.149916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436646">
            <text:p>0.436646</text:p>
          </table:table-cell>
          <table:table-cell table:formula="of:=[.B1894]-[.$B$1941]" office:value-type="float" office:value="0.146222">
            <text:p>0.146222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31006">
            <text:p>0.431006</text:p>
          </table:table-cell>
          <table:table-cell table:formula="of:=[.B1895]-[.$B$1941]" office:value-type="float" office:value="0.140582">
            <text:p>0.140582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426071">
            <text:p>0.426071</text:p>
          </table:table-cell>
          <table:table-cell table:formula="of:=[.B1896]-[.$B$1941]" office:value-type="float" office:value="0.135647">
            <text:p>0.135647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422436">
            <text:p>0.422436</text:p>
          </table:table-cell>
          <table:table-cell table:formula="of:=[.B1897]-[.$B$1941]" office:value-type="float" office:value="0.132012">
            <text:p>0.132012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418028">
            <text:p>0.418028</text:p>
          </table:table-cell>
          <table:table-cell table:formula="of:=[.B1898]-[.$B$1941]" office:value-type="float" office:value="0.127604">
            <text:p>0.127604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415716">
            <text:p>0.415716</text:p>
          </table:table-cell>
          <table:table-cell table:formula="of:=[.B1899]-[.$B$1941]" office:value-type="float" office:value="0.125292">
            <text:p>0.125292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414212">
            <text:p>0.414212</text:p>
          </table:table-cell>
          <table:table-cell table:formula="of:=[.B1900]-[.$B$1941]" office:value-type="float" office:value="0.123788">
            <text:p>0.123788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10398">
            <text:p>0.410398</text:p>
          </table:table-cell>
          <table:table-cell table:formula="of:=[.B1901]-[.$B$1941]" office:value-type="float" office:value="0.119974">
            <text:p>0.119974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407316">
            <text:p>0.407316</text:p>
          </table:table-cell>
          <table:table-cell table:formula="of:=[.B1902]-[.$B$1941]" office:value-type="float" office:value="0.116892">
            <text:p>0.116892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40618">
            <text:p>0.40618</text:p>
          </table:table-cell>
          <table:table-cell table:formula="of:=[.B1903]-[.$B$1941]" office:value-type="float" office:value="0.115756">
            <text:p>0.115756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404762">
            <text:p>0.404762</text:p>
          </table:table-cell>
          <table:table-cell table:formula="of:=[.B1904]-[.$B$1941]" office:value-type="float" office:value="0.114338">
            <text:p>0.114338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403564">
            <text:p>0.403564</text:p>
          </table:table-cell>
          <table:table-cell table:formula="of:=[.B1905]-[.$B$1941]" office:value-type="float" office:value="0.11314">
            <text:p>0.11314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402143">
            <text:p>0.402143</text:p>
          </table:table-cell>
          <table:table-cell table:formula="of:=[.B1906]-[.$B$1941]" office:value-type="float" office:value="0.111719">
            <text:p>0.111719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399588">
            <text:p>0.399588</text:p>
          </table:table-cell>
          <table:table-cell table:formula="of:=[.B1907]-[.$B$1941]" office:value-type="float" office:value="0.109164">
            <text:p>0.109164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398457">
            <text:p>0.398457</text:p>
          </table:table-cell>
          <table:table-cell table:formula="of:=[.B1908]-[.$B$1941]" office:value-type="float" office:value="0.108033">
            <text:p>0.108033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397782">
            <text:p>0.397782</text:p>
          </table:table-cell>
          <table:table-cell table:formula="of:=[.B1909]-[.$B$1941]" office:value-type="float" office:value="0.107358">
            <text:p>0.107358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395396">
            <text:p>0.395396</text:p>
          </table:table-cell>
          <table:table-cell table:formula="of:=[.B1910]-[.$B$1941]" office:value-type="float" office:value="0.104972">
            <text:p>0.104972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392903">
            <text:p>0.392903</text:p>
          </table:table-cell>
          <table:table-cell table:formula="of:=[.B1911]-[.$B$1941]" office:value-type="float" office:value="0.102479">
            <text:p>0.102479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390468">
            <text:p>0.390468</text:p>
          </table:table-cell>
          <table:table-cell table:formula="of:=[.B1912]-[.$B$1941]" office:value-type="float" office:value="0.100044">
            <text:p>0.100044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387103">
            <text:p>0.387103</text:p>
          </table:table-cell>
          <table:table-cell table:formula="of:=[.B1913]-[.$B$1941]" office:value-type="float" office:value="0.096679">
            <text:p>0.096679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384166">
            <text:p>0.384166</text:p>
          </table:table-cell>
          <table:table-cell table:formula="of:=[.B1914]-[.$B$1941]" office:value-type="float" office:value="0.0937420000000001">
            <text:p>0.093742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380805">
            <text:p>0.380805</text:p>
          </table:table-cell>
          <table:table-cell table:formula="of:=[.B1915]-[.$B$1941]" office:value-type="float" office:value="0.090381">
            <text:p>0.090381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377464">
            <text:p>0.377464</text:p>
          </table:table-cell>
          <table:table-cell table:formula="of:=[.B1916]-[.$B$1941]" office:value-type="float" office:value="0.08704">
            <text:p>0.08704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374641">
            <text:p>0.374641</text:p>
          </table:table-cell>
          <table:table-cell table:formula="of:=[.B1917]-[.$B$1941]" office:value-type="float" office:value="0.0842170000000001">
            <text:p>0.084217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371205">
            <text:p>0.371205</text:p>
          </table:table-cell>
          <table:table-cell table:formula="of:=[.B1918]-[.$B$1941]" office:value-type="float" office:value="0.080781">
            <text:p>0.080781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368003">
            <text:p>0.368003</text:p>
          </table:table-cell>
          <table:table-cell table:formula="of:=[.B1919]-[.$B$1941]" office:value-type="float" office:value="0.077579">
            <text:p>0.077579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364911">
            <text:p>0.364911</text:p>
          </table:table-cell>
          <table:table-cell table:formula="of:=[.B1920]-[.$B$1941]" office:value-type="float" office:value="0.074487">
            <text:p>0.074487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361428">
            <text:p>0.361428</text:p>
          </table:table-cell>
          <table:table-cell table:formula="of:=[.B1921]-[.$B$1941]" office:value-type="float" office:value="0.071004">
            <text:p>0.071004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355387">
            <text:p>0.355387</text:p>
          </table:table-cell>
          <table:table-cell table:formula="of:=[.B1922]-[.$B$1941]" office:value-type="float" office:value="0.0649630000000001">
            <text:p>0.064963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349265">
            <text:p>0.349265</text:p>
          </table:table-cell>
          <table:table-cell table:formula="of:=[.B1923]-[.$B$1941]" office:value-type="float" office:value="0.058841">
            <text:p>0.058841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344018">
            <text:p>0.344018</text:p>
          </table:table-cell>
          <table:table-cell table:formula="of:=[.B1924]-[.$B$1941]" office:value-type="float" office:value="0.053594">
            <text:p>0.053594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338489">
            <text:p>0.338489</text:p>
          </table:table-cell>
          <table:table-cell table:formula="of:=[.B1925]-[.$B$1941]" office:value-type="float" office:value="0.048065">
            <text:p>0.048065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333348">
            <text:p>0.333348</text:p>
          </table:table-cell>
          <table:table-cell table:formula="of:=[.B1926]-[.$B$1941]" office:value-type="float" office:value="0.042924">
            <text:p>0.042924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329467">
            <text:p>0.329467</text:p>
          </table:table-cell>
          <table:table-cell table:formula="of:=[.B1927]-[.$B$1941]" office:value-type="float" office:value="0.039043">
            <text:p>0.039043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326502">
            <text:p>0.326502</text:p>
          </table:table-cell>
          <table:table-cell table:formula="of:=[.B1928]-[.$B$1941]" office:value-type="float" office:value="0.036078">
            <text:p>0.036078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323149">
            <text:p>0.323149</text:p>
          </table:table-cell>
          <table:table-cell table:formula="of:=[.B1929]-[.$B$1941]" office:value-type="float" office:value="0.032725">
            <text:p>0.032725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320623">
            <text:p>0.320623</text:p>
          </table:table-cell>
          <table:table-cell table:formula="of:=[.B1930]-[.$B$1941]" office:value-type="float" office:value="0.030199">
            <text:p>0.030199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317927">
            <text:p>0.317927</text:p>
          </table:table-cell>
          <table:table-cell table:formula="of:=[.B1931]-[.$B$1941]" office:value-type="float" office:value="0.027503">
            <text:p>0.027503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314529">
            <text:p>0.314529</text:p>
          </table:table-cell>
          <table:table-cell table:formula="of:=[.B1932]-[.$B$1941]" office:value-type="float" office:value="0.024105">
            <text:p>0.024105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310751">
            <text:p>0.310751</text:p>
          </table:table-cell>
          <table:table-cell table:formula="of:=[.B1933]-[.$B$1941]" office:value-type="float" office:value="0.020327">
            <text:p>0.020327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307031">
            <text:p>0.307031</text:p>
          </table:table-cell>
          <table:table-cell table:formula="of:=[.B1934]-[.$B$1941]" office:value-type="float" office:value="0.016607">
            <text:p>0.016607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304253">
            <text:p>0.304253</text:p>
          </table:table-cell>
          <table:table-cell table:formula="of:=[.B1935]-[.$B$1941]" office:value-type="float" office:value="0.013829">
            <text:p>0.013829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302662">
            <text:p>0.302662</text:p>
          </table:table-cell>
          <table:table-cell table:formula="of:=[.B1936]-[.$B$1941]" office:value-type="float" office:value="0.012238">
            <text:p>0.012238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30061">
            <text:p>0.30061</text:p>
          </table:table-cell>
          <table:table-cell table:formula="of:=[.B1937]-[.$B$1941]" office:value-type="float" office:value="0.0101860000000001">
            <text:p>0.010186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96751">
            <text:p>0.296751</text:p>
          </table:table-cell>
          <table:table-cell table:formula="of:=[.B1938]-[.$B$1941]" office:value-type="float" office:value="0.00632700000000003">
            <text:p>0.006327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94405">
            <text:p>0.294405</text:p>
          </table:table-cell>
          <table:table-cell table:formula="of:=[.B1939]-[.$B$1941]" office:value-type="float" office:value="0.00398100000000001">
            <text:p>0.003981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9278">
            <text:p>0.29278</text:p>
          </table:table-cell>
          <table:table-cell table:formula="of:=[.B1940]-[.$B$1941]" office:value-type="float" office:value="0.00235600000000008">
            <text:p>0.002356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90424">
            <text:p>0.290424</text:p>
          </table:table-cell>
          <table:table-cell table:formula="of:=[.B1941]-[.$B$194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88749">
            <text:p>0.288749</text:p>
          </table:table-cell>
          <table:table-cell table:formula="of:=[.B1942]-[.$B$1941]" office:value-type="float" office:value="-0.00167499999999998">
            <text:p>-0.001675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86473">
            <text:p>0.286473</text:p>
          </table:table-cell>
          <table:table-cell table:formula="of:=[.B1943]-[.$B$1941]" office:value-type="float" office:value="-0.00395099999999998">
            <text:p>-0.003951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84098">
            <text:p>0.284098</text:p>
          </table:table-cell>
          <table:table-cell table:formula="of:=[.B1944]-[.$B$1941]" office:value-type="float" office:value="-0.006326">
            <text:p>-0.006326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81708">
            <text:p>0.281708</text:p>
          </table:table-cell>
          <table:table-cell table:formula="of:=[.B1945]-[.$B$1941]" office:value-type="float" office:value="-0.00871599999999995">
            <text:p>-0.008716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79956">
            <text:p>0.279956</text:p>
          </table:table-cell>
          <table:table-cell table:formula="of:=[.B1946]-[.$B$1941]" office:value-type="float" office:value="-0.010468">
            <text:p>-0.010468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78571">
            <text:p>0.278571</text:p>
          </table:table-cell>
          <table:table-cell table:formula="of:=[.B1947]-[.$B$1941]" office:value-type="float" office:value="-0.0118529999999999">
            <text:p>-0.011853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76274">
            <text:p>0.276274</text:p>
          </table:table-cell>
          <table:table-cell table:formula="of:=[.B1948]-[.$B$1941]" office:value-type="float" office:value="-0.01415">
            <text:p>-0.01415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4152">
            <text:p>0.274152</text:p>
          </table:table-cell>
          <table:table-cell table:formula="of:=[.B1949]-[.$B$1941]" office:value-type="float" office:value="-0.016272">
            <text:p>-0.016272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73024">
            <text:p>0.273024</text:p>
          </table:table-cell>
          <table:table-cell table:formula="of:=[.B1950]-[.$B$1941]" office:value-type="float" office:value="-0.0174">
            <text:p>-0.0174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72174">
            <text:p>0.272174</text:p>
          </table:table-cell>
          <table:table-cell table:formula="of:=[.B1951]-[.$B$1941]" office:value-type="float" office:value="-0.01825">
            <text:p>-0.01825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70345">
            <text:p>0.270345</text:p>
          </table:table-cell>
          <table:table-cell table:formula="of:=[.B1952]-[.$B$1941]" office:value-type="float" office:value="-0.020079">
            <text:p>-0.020079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68128">
            <text:p>0.268128</text:p>
          </table:table-cell>
          <table:table-cell table:formula="of:=[.B1953]-[.$B$1941]" office:value-type="float" office:value="-0.022296">
            <text:p>-0.022296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66575">
            <text:p>0.266575</text:p>
          </table:table-cell>
          <table:table-cell table:formula="of:=[.B1954]-[.$B$1941]" office:value-type="float" office:value="-0.023849">
            <text:p>-0.023849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65325">
            <text:p>0.265325</text:p>
          </table:table-cell>
          <table:table-cell table:formula="of:=[.B1955]-[.$B$1941]" office:value-type="float" office:value="-0.025099">
            <text:p>-0.025099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63313">
            <text:p>0.263313</text:p>
          </table:table-cell>
          <table:table-cell table:formula="of:=[.B1956]-[.$B$1941]" office:value-type="float" office:value="-0.027111">
            <text:p>-0.027111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61626">
            <text:p>0.261626</text:p>
          </table:table-cell>
          <table:table-cell table:formula="of:=[.B1957]-[.$B$1941]" office:value-type="float" office:value="-0.028798">
            <text:p>-0.028798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60588">
            <text:p>0.260588</text:p>
          </table:table-cell>
          <table:table-cell table:formula="of:=[.B1958]-[.$B$1941]" office:value-type="float" office:value="-0.029836">
            <text:p>-0.029836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59728">
            <text:p>0.259728</text:p>
          </table:table-cell>
          <table:table-cell table:formula="of:=[.B1959]-[.$B$1941]" office:value-type="float" office:value="-0.0306959999999999">
            <text:p>-0.030696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58366">
            <text:p>0.258366</text:p>
          </table:table-cell>
          <table:table-cell table:formula="of:=[.B1960]-[.$B$1941]" office:value-type="float" office:value="-0.032058">
            <text:p>-0.032058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56592">
            <text:p>0.256592</text:p>
          </table:table-cell>
          <table:table-cell table:formula="of:=[.B1961]-[.$B$1941]" office:value-type="float" office:value="-0.033832">
            <text:p>-0.033832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55328">
            <text:p>0.255328</text:p>
          </table:table-cell>
          <table:table-cell table:formula="of:=[.B1962]-[.$B$1941]" office:value-type="float" office:value="-0.035096">
            <text:p>-0.035096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54043">
            <text:p>0.254043</text:p>
          </table:table-cell>
          <table:table-cell table:formula="of:=[.B1963]-[.$B$1941]" office:value-type="float" office:value="-0.036381">
            <text:p>-0.036381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52852">
            <text:p>0.252852</text:p>
          </table:table-cell>
          <table:table-cell table:formula="of:=[.B1964]-[.$B$1941]" office:value-type="float" office:value="-0.037572">
            <text:p>-0.037572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51451">
            <text:p>0.251451</text:p>
          </table:table-cell>
          <table:table-cell table:formula="of:=[.B1965]-[.$B$1941]" office:value-type="float" office:value="-0.038973">
            <text:p>-0.038973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49928">
            <text:p>0.249928</text:p>
          </table:table-cell>
          <table:table-cell table:formula="of:=[.B1966]-[.$B$1941]" office:value-type="float" office:value="-0.040496">
            <text:p>-0.040496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48217">
            <text:p>0.248217</text:p>
          </table:table-cell>
          <table:table-cell table:formula="of:=[.B1967]-[.$B$1941]" office:value-type="float" office:value="-0.042207">
            <text:p>-0.042207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46063">
            <text:p>0.246063</text:p>
          </table:table-cell>
          <table:table-cell table:formula="of:=[.B1968]-[.$B$1941]" office:value-type="float" office:value="-0.044361">
            <text:p>-0.044361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43981">
            <text:p>0.243981</text:p>
          </table:table-cell>
          <table:table-cell table:formula="of:=[.B1969]-[.$B$1941]" office:value-type="float" office:value="-0.046443">
            <text:p>-0.046443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42849">
            <text:p>0.242849</text:p>
          </table:table-cell>
          <table:table-cell table:formula="of:=[.B1970]-[.$B$1941]" office:value-type="float" office:value="-0.047575">
            <text:p>-0.047575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42192">
            <text:p>0.242192</text:p>
          </table:table-cell>
          <table:table-cell table:formula="of:=[.B1971]-[.$B$1941]" office:value-type="float" office:value="-0.048232">
            <text:p>-0.048232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41151">
            <text:p>0.241151</text:p>
          </table:table-cell>
          <table:table-cell table:formula="of:=[.B1972]-[.$B$1941]" office:value-type="float" office:value="-0.049273">
            <text:p>-0.049273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39498">
            <text:p>0.239498</text:p>
          </table:table-cell>
          <table:table-cell table:formula="of:=[.B1973]-[.$B$1941]" office:value-type="float" office:value="-0.050926">
            <text:p>-0.050926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3805">
            <text:p>0.23805</text:p>
          </table:table-cell>
          <table:table-cell table:formula="of:=[.B1974]-[.$B$1941]" office:value-type="float" office:value="-0.052374">
            <text:p>-0.052374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36524">
            <text:p>0.236524</text:p>
          </table:table-cell>
          <table:table-cell table:formula="of:=[.B1975]-[.$B$1941]" office:value-type="float" office:value="-0.0539">
            <text:p>-0.0539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34953">
            <text:p>0.234953</text:p>
          </table:table-cell>
          <table:table-cell table:formula="of:=[.B1976]-[.$B$1941]" office:value-type="float" office:value="-0.055471">
            <text:p>-0.055471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33711">
            <text:p>0.233711</text:p>
          </table:table-cell>
          <table:table-cell table:formula="of:=[.B1977]-[.$B$1941]" office:value-type="float" office:value="-0.056713">
            <text:p>-0.056713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32647">
            <text:p>0.232647</text:p>
          </table:table-cell>
          <table:table-cell table:formula="of:=[.B1978]-[.$B$1941]" office:value-type="float" office:value="-0.057777">
            <text:p>-0.057777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30936">
            <text:p>0.230936</text:p>
          </table:table-cell>
          <table:table-cell table:formula="of:=[.B1979]-[.$B$1941]" office:value-type="float" office:value="-0.059488">
            <text:p>-0.059488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28709">
            <text:p>0.228709</text:p>
          </table:table-cell>
          <table:table-cell table:formula="of:=[.B1980]-[.$B$1941]" office:value-type="float" office:value="-0.061715">
            <text:p>-0.061715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26515">
            <text:p>0.226515</text:p>
          </table:table-cell>
          <table:table-cell table:formula="of:=[.B1981]-[.$B$1941]" office:value-type="float" office:value="-0.063909">
            <text:p>-0.063909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24338">
            <text:p>0.224338</text:p>
          </table:table-cell>
          <table:table-cell table:formula="of:=[.B1982]-[.$B$1941]" office:value-type="float" office:value="-0.066086">
            <text:p>-0.066086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23455">
            <text:p>0.223455</text:p>
          </table:table-cell>
          <table:table-cell table:formula="of:=[.B1983]-[.$B$1941]" office:value-type="float" office:value="-0.066969">
            <text:p>-0.066969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22426">
            <text:p>0.222426</text:p>
          </table:table-cell>
          <table:table-cell table:formula="of:=[.B1984]-[.$B$1941]" office:value-type="float" office:value="-0.067998">
            <text:p>-0.067998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21495">
            <text:p>0.221495</text:p>
          </table:table-cell>
          <table:table-cell table:formula="of:=[.B1985]-[.$B$1941]" office:value-type="float" office:value="-0.068929">
            <text:p>-0.068929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20616">
            <text:p>0.220616</text:p>
          </table:table-cell>
          <table:table-cell table:formula="of:=[.B1986]-[.$B$1941]" office:value-type="float" office:value="-0.069808">
            <text:p>-0.069808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19348">
            <text:p>0.219348</text:p>
          </table:table-cell>
          <table:table-cell table:formula="of:=[.B1987]-[.$B$1941]" office:value-type="float" office:value="-0.071076">
            <text:p>-0.071076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18089">
            <text:p>0.218089</text:p>
          </table:table-cell>
          <table:table-cell table:formula="of:=[.B1988]-[.$B$1941]" office:value-type="float" office:value="-0.072335">
            <text:p>-0.072335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1657">
            <text:p>0.21657</text:p>
          </table:table-cell>
          <table:table-cell table:formula="of:=[.B1989]-[.$B$1941]" office:value-type="float" office:value="-0.0738539999999999">
            <text:p>-0.073854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15572">
            <text:p>0.215572</text:p>
          </table:table-cell>
          <table:table-cell table:formula="of:=[.B1990]-[.$B$1941]" office:value-type="float" office:value="-0.074852">
            <text:p>-0.074852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14435">
            <text:p>0.214435</text:p>
          </table:table-cell>
          <table:table-cell table:formula="of:=[.B1991]-[.$B$1941]" office:value-type="float" office:value="-0.075989">
            <text:p>-0.075989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12858">
            <text:p>0.212858</text:p>
          </table:table-cell>
          <table:table-cell table:formula="of:=[.B1992]-[.$B$1941]" office:value-type="float" office:value="-0.077566">
            <text:p>-0.077566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12102">
            <text:p>0.212102</text:p>
          </table:table-cell>
          <table:table-cell table:formula="of:=[.B1993]-[.$B$1941]" office:value-type="float" office:value="-0.078322">
            <text:p>-0.078322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1663">
            <text:p>0.211663</text:p>
          </table:table-cell>
          <table:table-cell table:formula="of:=[.B1994]-[.$B$1941]" office:value-type="float" office:value="-0.078761">
            <text:p>-0.078761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10703">
            <text:p>0.210703</text:p>
          </table:table-cell>
          <table:table-cell table:formula="of:=[.B1995]-[.$B$1941]" office:value-type="float" office:value="-0.079721">
            <text:p>-0.079721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10236">
            <text:p>0.210236</text:p>
          </table:table-cell>
          <table:table-cell table:formula="of:=[.B1996]-[.$B$1941]" office:value-type="float" office:value="-0.080188">
            <text:p>-0.080188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09679">
            <text:p>0.209679</text:p>
          </table:table-cell>
          <table:table-cell table:formula="of:=[.B1997]-[.$B$1941]" office:value-type="float" office:value="-0.080745">
            <text:p>-0.080745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08444">
            <text:p>0.208444</text:p>
          </table:table-cell>
          <table:table-cell table:formula="of:=[.B1998]-[.$B$1941]" office:value-type="float" office:value="-0.08198">
            <text:p>-0.08198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07167">
            <text:p>0.207167</text:p>
          </table:table-cell>
          <table:table-cell table:formula="of:=[.B1999]-[.$B$1941]" office:value-type="float" office:value="-0.083257">
            <text:p>-0.083257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07046">
            <text:p>0.207046</text:p>
          </table:table-cell>
          <table:table-cell table:formula="of:=[.B2000]-[.$B$1941]" office:value-type="float" office:value="-0.083378">
            <text:p>-0.083378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206726">
            <text:p>0.206726</text:p>
          </table:table-cell>
          <table:table-cell table:formula="of:=[.B2001]-[.$B$1941]" office:value-type="float" office:value="-0.083698">
            <text:p>-0.083698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206111">
            <text:p>0.206111</text:p>
          </table:table-cell>
          <table:table-cell table:formula="of:=[.B2002]-[.$B$1941]" office:value-type="float" office:value="-0.084313">
            <text:p>-0.084313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205767">
            <text:p>0.205767</text:p>
          </table:table-cell>
          <table:table-cell table:formula="of:=[.B2003]-[.$B$1941]" office:value-type="float" office:value="-0.084657">
            <text:p>-0.084657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04861">
            <text:p>0.204861</text:p>
          </table:table-cell>
          <table:table-cell table:formula="of:=[.B2004]-[.$B$1941]" office:value-type="float" office:value="-0.085563">
            <text:p>-0.085563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204281">
            <text:p>0.204281</text:p>
          </table:table-cell>
          <table:table-cell table:formula="of:=[.B2005]-[.$B$1941]" office:value-type="float" office:value="-0.086143">
            <text:p>-0.086143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203504">
            <text:p>0.203504</text:p>
          </table:table-cell>
          <table:table-cell table:formula="of:=[.B2006]-[.$B$1941]" office:value-type="float" office:value="-0.08692">
            <text:p>-0.08692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202203">
            <text:p>0.202203</text:p>
          </table:table-cell>
          <table:table-cell table:formula="of:=[.B2007]-[.$B$1941]" office:value-type="float" office:value="-0.088221">
            <text:p>-0.088221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201725">
            <text:p>0.201725</text:p>
          </table:table-cell>
          <table:table-cell table:formula="of:=[.B2008]-[.$B$1941]" office:value-type="float" office:value="-0.088699">
            <text:p>-0.088699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00728">
            <text:p>0.200728</text:p>
          </table:table-cell>
          <table:table-cell table:formula="of:=[.B2009]-[.$B$1941]" office:value-type="float" office:value="-0.089696">
            <text:p>-0.089696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199421">
            <text:p>0.199421</text:p>
          </table:table-cell>
          <table:table-cell table:formula="of:=[.B2010]-[.$B$1941]" office:value-type="float" office:value="-0.091003">
            <text:p>-0.091003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198681">
            <text:p>0.198681</text:p>
          </table:table-cell>
          <table:table-cell table:formula="of:=[.B2011]-[.$B$1941]" office:value-type="float" office:value="-0.091743">
            <text:p>-0.091743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197916">
            <text:p>0.197916</text:p>
          </table:table-cell>
          <table:table-cell table:formula="of:=[.B2012]-[.$B$1941]" office:value-type="float" office:value="-0.092508">
            <text:p>-0.092508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197405">
            <text:p>0.197405</text:p>
          </table:table-cell>
          <table:table-cell table:formula="of:=[.B2013]-[.$B$1941]" office:value-type="float" office:value="-0.093019">
            <text:p>-0.093019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9626">
            <text:p>0.19626</text:p>
          </table:table-cell>
          <table:table-cell table:formula="of:=[.B2014]-[.$B$1941]" office:value-type="float" office:value="-0.0941639999999999">
            <text:p>-0.094164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194638">
            <text:p>0.194638</text:p>
          </table:table-cell>
          <table:table-cell table:formula="of:=[.B2015]-[.$B$1941]" office:value-type="float" office:value="-0.095786">
            <text:p>-0.095786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192647">
            <text:p>0.192647</text:p>
          </table:table-cell>
          <table:table-cell table:formula="of:=[.B2016]-[.$B$1941]" office:value-type="float" office:value="-0.097777">
            <text:p>-0.097777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190881">
            <text:p>0.190881</text:p>
          </table:table-cell>
          <table:table-cell table:formula="of:=[.B2017]-[.$B$1941]" office:value-type="float" office:value="-0.099543">
            <text:p>-0.099543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189721">
            <text:p>0.189721</text:p>
          </table:table-cell>
          <table:table-cell table:formula="of:=[.B2018]-[.$B$1941]" office:value-type="float" office:value="-0.100703">
            <text:p>-0.100703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88559">
            <text:p>0.188559</text:p>
          </table:table-cell>
          <table:table-cell table:formula="of:=[.B2019]-[.$B$1941]" office:value-type="float" office:value="-0.101865">
            <text:p>-0.101865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187345">
            <text:p>0.187345</text:p>
          </table:table-cell>
          <table:table-cell table:formula="of:=[.B2020]-[.$B$1941]" office:value-type="float" office:value="-0.103079">
            <text:p>-0.103079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186266">
            <text:p>0.186266</text:p>
          </table:table-cell>
          <table:table-cell table:formula="of:=[.B2021]-[.$B$1941]" office:value-type="float" office:value="-0.104158">
            <text:p>-0.104158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185819">
            <text:p>0.185819</text:p>
          </table:table-cell>
          <table:table-cell table:formula="of:=[.B2022]-[.$B$1941]" office:value-type="float" office:value="-0.104605">
            <text:p>-0.104605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185127">
            <text:p>0.185127</text:p>
          </table:table-cell>
          <table:table-cell table:formula="of:=[.B2023]-[.$B$1941]" office:value-type="float" office:value="-0.105297">
            <text:p>-0.105297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83958">
            <text:p>0.183958</text:p>
          </table:table-cell>
          <table:table-cell table:formula="of:=[.B2024]-[.$B$1941]" office:value-type="float" office:value="-0.106466">
            <text:p>-0.106466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182631">
            <text:p>0.182631</text:p>
          </table:table-cell>
          <table:table-cell table:formula="of:=[.B2025]-[.$B$1941]" office:value-type="float" office:value="-0.107793">
            <text:p>-0.107793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180975">
            <text:p>0.180975</text:p>
          </table:table-cell>
          <table:table-cell table:formula="of:=[.B2026]-[.$B$1941]" office:value-type="float" office:value="-0.109449">
            <text:p>-0.109449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180036">
            <text:p>0.180036</text:p>
          </table:table-cell>
          <table:table-cell table:formula="of:=[.B2027]-[.$B$1941]" office:value-type="float" office:value="-0.110388">
            <text:p>-0.110388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179194">
            <text:p>0.179194</text:p>
          </table:table-cell>
          <table:table-cell table:formula="of:=[.B2028]-[.$B$1941]" office:value-type="float" office:value="-0.11123">
            <text:p>-0.11123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78146">
            <text:p>0.178146</text:p>
          </table:table-cell>
          <table:table-cell table:formula="of:=[.B2029]-[.$B$1941]" office:value-type="float" office:value="-0.112278">
            <text:p>-0.112278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17723">
            <text:p>0.17723</text:p>
          </table:table-cell>
          <table:table-cell table:formula="of:=[.B2030]-[.$B$1941]" office:value-type="float" office:value="-0.113194">
            <text:p>-0.113194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176512">
            <text:p>0.176512</text:p>
          </table:table-cell>
          <table:table-cell table:formula="of:=[.B2031]-[.$B$1941]" office:value-type="float" office:value="-0.113912">
            <text:p>-0.113912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176045">
            <text:p>0.176045</text:p>
          </table:table-cell>
          <table:table-cell table:formula="of:=[.B2032]-[.$B$1941]" office:value-type="float" office:value="-0.114379">
            <text:p>-0.114379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175458">
            <text:p>0.175458</text:p>
          </table:table-cell>
          <table:table-cell table:formula="of:=[.B2033]-[.$B$1941]" office:value-type="float" office:value="-0.114966">
            <text:p>-0.114966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174778">
            <text:p>0.174778</text:p>
          </table:table-cell>
          <table:table-cell table:formula="of:=[.B2034]-[.$B$1941]" office:value-type="float" office:value="-0.115646">
            <text:p>-0.115646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173739">
            <text:p>0.173739</text:p>
          </table:table-cell>
          <table:table-cell table:formula="of:=[.B2035]-[.$B$1941]" office:value-type="float" office:value="-0.116685">
            <text:p>-0.116685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172527">
            <text:p>0.172527</text:p>
          </table:table-cell>
          <table:table-cell table:formula="of:=[.B2036]-[.$B$1941]" office:value-type="float" office:value="-0.117897">
            <text:p>-0.117897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171755">
            <text:p>0.171755</text:p>
          </table:table-cell>
          <table:table-cell table:formula="of:=[.B2037]-[.$B$1941]" office:value-type="float" office:value="-0.118669">
            <text:p>-0.118669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170981">
            <text:p>0.170981</text:p>
          </table:table-cell>
          <table:table-cell table:formula="of:=[.B2038]-[.$B$1941]" office:value-type="float" office:value="-0.119443">
            <text:p>-0.119443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0424">
            <text:p>0.170424</text:p>
          </table:table-cell>
          <table:table-cell table:formula="of:=[.B2039]-[.$B$1941]" office:value-type="float" office:value="-0.12">
            <text:p>-0.12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170313">
            <text:p>0.170313</text:p>
          </table:table-cell>
          <table:table-cell table:formula="of:=[.B2040]-[.$B$1941]" office:value-type="float" office:value="-0.120111">
            <text:p>-0.120111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70276">
            <text:p>0.170276</text:p>
          </table:table-cell>
          <table:table-cell table:formula="of:=[.B2041]-[.$B$1941]" office:value-type="float" office:value="-0.120148">
            <text:p>-0.12014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4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413693">
            <text:p>2.413693</text:p>
          </table:table-cell>
          <table:table-cell table:formula="of:=[.B2045]-[.$B$2145]" office:value-type="float" office:value="2.052377">
            <text:p>2.052377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174369">
            <text:p>2.174369</text:p>
          </table:table-cell>
          <table:table-cell table:formula="of:=[.B2046]-[.$B$2145]" office:value-type="float" office:value="1.813053">
            <text:p>1.813053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114281">
            <text:p>2.114281</text:p>
          </table:table-cell>
          <table:table-cell table:formula="of:=[.B2047]-[.$B$2145]" office:value-type="float" office:value="1.752965">
            <text:p>1.752965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968332">
            <text:p>1.968332</text:p>
          </table:table-cell>
          <table:table-cell table:formula="of:=[.B2048]-[.$B$2145]" office:value-type="float" office:value="1.607016">
            <text:p>1.607016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74856">
            <text:p>1.74856</text:p>
          </table:table-cell>
          <table:table-cell table:formula="of:=[.B2049]-[.$B$2145]" office:value-type="float" office:value="1.387244">
            <text:p>1.387244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548026">
            <text:p>1.548026</text:p>
          </table:table-cell>
          <table:table-cell table:formula="of:=[.B2050]-[.$B$2145]" office:value-type="float" office:value="1.18671">
            <text:p>1.18671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428855">
            <text:p>1.428855</text:p>
          </table:table-cell>
          <table:table-cell table:formula="of:=[.B2051]-[.$B$2145]" office:value-type="float" office:value="1.067539">
            <text:p>1.067539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355338">
            <text:p>1.355338</text:p>
          </table:table-cell>
          <table:table-cell table:formula="of:=[.B2052]-[.$B$2145]" office:value-type="float" office:value="0.994022">
            <text:p>0.994022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294995">
            <text:p>1.294995</text:p>
          </table:table-cell>
          <table:table-cell table:formula="of:=[.B2053]-[.$B$2145]" office:value-type="float" office:value="0.933679">
            <text:p>0.933679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236635">
            <text:p>1.236635</text:p>
          </table:table-cell>
          <table:table-cell table:formula="of:=[.B2054]-[.$B$2145]" office:value-type="float" office:value="0.875319">
            <text:p>0.875319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197051">
            <text:p>1.197051</text:p>
          </table:table-cell>
          <table:table-cell table:formula="of:=[.B2055]-[.$B$2145]" office:value-type="float" office:value="0.835735">
            <text:p>0.835735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181568">
            <text:p>1.181568</text:p>
          </table:table-cell>
          <table:table-cell table:formula="of:=[.B2056]-[.$B$2145]" office:value-type="float" office:value="0.820252">
            <text:p>0.820252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177439">
            <text:p>1.177439</text:p>
          </table:table-cell>
          <table:table-cell table:formula="of:=[.B2057]-[.$B$2145]" office:value-type="float" office:value="0.816123">
            <text:p>0.816123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171472">
            <text:p>1.171472</text:p>
          </table:table-cell>
          <table:table-cell table:formula="of:=[.B2058]-[.$B$2145]" office:value-type="float" office:value="0.810156">
            <text:p>0.810156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176813">
            <text:p>1.176813</text:p>
          </table:table-cell>
          <table:table-cell table:formula="of:=[.B2059]-[.$B$2145]" office:value-type="float" office:value="0.815497">
            <text:p>0.815497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204805">
            <text:p>1.204805</text:p>
          </table:table-cell>
          <table:table-cell table:formula="of:=[.B2060]-[.$B$2145]" office:value-type="float" office:value="0.843489">
            <text:p>0.843489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235085">
            <text:p>1.235085</text:p>
          </table:table-cell>
          <table:table-cell table:formula="of:=[.B2061]-[.$B$2145]" office:value-type="float" office:value="0.873769">
            <text:p>0.873769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269626">
            <text:p>1.269626</text:p>
          </table:table-cell>
          <table:table-cell table:formula="of:=[.B2062]-[.$B$2145]" office:value-type="float" office:value="0.90831">
            <text:p>0.90831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31844">
            <text:p>1.31844</text:p>
          </table:table-cell>
          <table:table-cell table:formula="of:=[.B2063]-[.$B$2145]" office:value-type="float" office:value="0.957124">
            <text:p>0.957124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362007">
            <text:p>1.362007</text:p>
          </table:table-cell>
          <table:table-cell table:formula="of:=[.B2064]-[.$B$2145]" office:value-type="float" office:value="1.000691">
            <text:p>1.000691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401897">
            <text:p>1.401897</text:p>
          </table:table-cell>
          <table:table-cell table:formula="of:=[.B2065]-[.$B$2145]" office:value-type="float" office:value="1.040581">
            <text:p>1.040581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433067">
            <text:p>1.433067</text:p>
          </table:table-cell>
          <table:table-cell table:formula="of:=[.B2066]-[.$B$2145]" office:value-type="float" office:value="1.071751">
            <text:p>1.071751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462">
            <text:p>1.462</text:p>
          </table:table-cell>
          <table:table-cell table:formula="of:=[.B2067]-[.$B$2145]" office:value-type="float" office:value="1.100684">
            <text:p>1.100684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482959">
            <text:p>1.482959</text:p>
          </table:table-cell>
          <table:table-cell table:formula="of:=[.B2068]-[.$B$2145]" office:value-type="float" office:value="1.121643">
            <text:p>1.121643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494602">
            <text:p>1.494602</text:p>
          </table:table-cell>
          <table:table-cell table:formula="of:=[.B2069]-[.$B$2145]" office:value-type="float" office:value="1.133286">
            <text:p>1.133286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496861">
            <text:p>1.496861</text:p>
          </table:table-cell>
          <table:table-cell table:formula="of:=[.B2070]-[.$B$2145]" office:value-type="float" office:value="1.135545">
            <text:p>1.135545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481659">
            <text:p>1.481659</text:p>
          </table:table-cell>
          <table:table-cell table:formula="of:=[.B2071]-[.$B$2145]" office:value-type="float" office:value="1.120343">
            <text:p>1.120343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451008">
            <text:p>1.451008</text:p>
          </table:table-cell>
          <table:table-cell table:formula="of:=[.B2072]-[.$B$2145]" office:value-type="float" office:value="1.089692">
            <text:p>1.089692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415481">
            <text:p>1.415481</text:p>
          </table:table-cell>
          <table:table-cell table:formula="of:=[.B2073]-[.$B$2145]" office:value-type="float" office:value="1.054165">
            <text:p>1.05416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388186">
            <text:p>1.388186</text:p>
          </table:table-cell>
          <table:table-cell table:formula="of:=[.B2074]-[.$B$2145]" office:value-type="float" office:value="1.02687">
            <text:p>1.02687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.360505">
            <text:p>1.360505</text:p>
          </table:table-cell>
          <table:table-cell table:formula="of:=[.B2075]-[.$B$2145]" office:value-type="float" office:value="0.999189">
            <text:p>0.999189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313976">
            <text:p>1.313976</text:p>
          </table:table-cell>
          <table:table-cell table:formula="of:=[.B2076]-[.$B$2145]" office:value-type="float" office:value="0.95266">
            <text:p>0.95266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252237">
            <text:p>1.252237</text:p>
          </table:table-cell>
          <table:table-cell table:formula="of:=[.B2077]-[.$B$2145]" office:value-type="float" office:value="0.890921">
            <text:p>0.890921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183831">
            <text:p>1.183831</text:p>
          </table:table-cell>
          <table:table-cell table:formula="of:=[.B2078]-[.$B$2145]" office:value-type="float" office:value="0.822515">
            <text:p>0.822515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11893">
            <text:p>1.11893</text:p>
          </table:table-cell>
          <table:table-cell table:formula="of:=[.B2079]-[.$B$2145]" office:value-type="float" office:value="0.757614">
            <text:p>0.757614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057357">
            <text:p>1.057357</text:p>
          </table:table-cell>
          <table:table-cell table:formula="of:=[.B2080]-[.$B$2145]" office:value-type="float" office:value="0.696041">
            <text:p>0.696041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996256">
            <text:p>0.996256</text:p>
          </table:table-cell>
          <table:table-cell table:formula="of:=[.B2081]-[.$B$2145]" office:value-type="float" office:value="0.63494">
            <text:p>0.63494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932062">
            <text:p>0.932062</text:p>
          </table:table-cell>
          <table:table-cell table:formula="of:=[.B2082]-[.$B$2145]" office:value-type="float" office:value="0.570746">
            <text:p>0.570746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867494">
            <text:p>0.867494</text:p>
          </table:table-cell>
          <table:table-cell table:formula="of:=[.B2083]-[.$B$2145]" office:value-type="float" office:value="0.506178">
            <text:p>0.506178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804278">
            <text:p>0.804278</text:p>
          </table:table-cell>
          <table:table-cell table:formula="of:=[.B2084]-[.$B$2145]" office:value-type="float" office:value="0.442962">
            <text:p>0.442962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43296">
            <text:p>0.743296</text:p>
          </table:table-cell>
          <table:table-cell table:formula="of:=[.B2085]-[.$B$2145]" office:value-type="float" office:value="0.38198">
            <text:p>0.38198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692135">
            <text:p>0.692135</text:p>
          </table:table-cell>
          <table:table-cell table:formula="of:=[.B2086]-[.$B$2145]" office:value-type="float" office:value="0.330819">
            <text:p>0.330819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649889">
            <text:p>0.649889</text:p>
          </table:table-cell>
          <table:table-cell table:formula="of:=[.B2087]-[.$B$2145]" office:value-type="float" office:value="0.288573">
            <text:p>0.288573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617368">
            <text:p>0.617368</text:p>
          </table:table-cell>
          <table:table-cell table:formula="of:=[.B2088]-[.$B$2145]" office:value-type="float" office:value="0.256052">
            <text:p>0.256052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91251">
            <text:p>0.591251</text:p>
          </table:table-cell>
          <table:table-cell table:formula="of:=[.B2089]-[.$B$2145]" office:value-type="float" office:value="0.229935">
            <text:p>0.229935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565116">
            <text:p>0.565116</text:p>
          </table:table-cell>
          <table:table-cell table:formula="of:=[.B2090]-[.$B$2145]" office:value-type="float" office:value="0.2038">
            <text:p>0.2038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541793">
            <text:p>0.541793</text:p>
          </table:table-cell>
          <table:table-cell table:formula="of:=[.B2091]-[.$B$2145]" office:value-type="float" office:value="0.180477">
            <text:p>0.180477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526339">
            <text:p>0.526339</text:p>
          </table:table-cell>
          <table:table-cell table:formula="of:=[.B2092]-[.$B$2145]" office:value-type="float" office:value="0.165023">
            <text:p>0.165023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515233">
            <text:p>0.515233</text:p>
          </table:table-cell>
          <table:table-cell table:formula="of:=[.B2093]-[.$B$2145]" office:value-type="float" office:value="0.153917">
            <text:p>0.153917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505937">
            <text:p>0.505937</text:p>
          </table:table-cell>
          <table:table-cell table:formula="of:=[.B2094]-[.$B$2145]" office:value-type="float" office:value="0.144621">
            <text:p>0.144621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9736">
            <text:p>0.49736</text:p>
          </table:table-cell>
          <table:table-cell table:formula="of:=[.B2095]-[.$B$2145]" office:value-type="float" office:value="0.136044">
            <text:p>0.136044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488751">
            <text:p>0.488751</text:p>
          </table:table-cell>
          <table:table-cell table:formula="of:=[.B2096]-[.$B$2145]" office:value-type="float" office:value="0.127435">
            <text:p>0.127435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482335">
            <text:p>0.482335</text:p>
          </table:table-cell>
          <table:table-cell table:formula="of:=[.B2097]-[.$B$2145]" office:value-type="float" office:value="0.121019">
            <text:p>0.121019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476697">
            <text:p>0.476697</text:p>
          </table:table-cell>
          <table:table-cell table:formula="of:=[.B2098]-[.$B$2145]" office:value-type="float" office:value="0.115381">
            <text:p>0.115381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70182">
            <text:p>0.470182</text:p>
          </table:table-cell>
          <table:table-cell table:formula="of:=[.B2099]-[.$B$2145]" office:value-type="float" office:value="0.108866">
            <text:p>0.108866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464365">
            <text:p>0.464365</text:p>
          </table:table-cell>
          <table:table-cell table:formula="of:=[.B2100]-[.$B$2145]" office:value-type="float" office:value="0.103049">
            <text:p>0.103049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460633">
            <text:p>0.460633</text:p>
          </table:table-cell>
          <table:table-cell table:formula="of:=[.B2101]-[.$B$2145]" office:value-type="float" office:value="0.099317">
            <text:p>0.099317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457884">
            <text:p>0.457884</text:p>
          </table:table-cell>
          <table:table-cell table:formula="of:=[.B2102]-[.$B$2145]" office:value-type="float" office:value="0.096568">
            <text:p>0.096568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45633">
            <text:p>0.45633</text:p>
          </table:table-cell>
          <table:table-cell table:formula="of:=[.B2103]-[.$B$2145]" office:value-type="float" office:value="0.095014">
            <text:p>0.095014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455615">
            <text:p>0.455615</text:p>
          </table:table-cell>
          <table:table-cell table:formula="of:=[.B2104]-[.$B$2145]" office:value-type="float" office:value="0.094299">
            <text:p>0.094299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54868">
            <text:p>0.454868</text:p>
          </table:table-cell>
          <table:table-cell table:formula="of:=[.B2105]-[.$B$2145]" office:value-type="float" office:value="0.093552">
            <text:p>0.093552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453363">
            <text:p>0.453363</text:p>
          </table:table-cell>
          <table:table-cell table:formula="of:=[.B2106]-[.$B$2145]" office:value-type="float" office:value="0.092047">
            <text:p>0.092047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451788">
            <text:p>0.451788</text:p>
          </table:table-cell>
          <table:table-cell table:formula="of:=[.B2107]-[.$B$2145]" office:value-type="float" office:value="0.090472">
            <text:p>0.090472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449459">
            <text:p>0.449459</text:p>
          </table:table-cell>
          <table:table-cell table:formula="of:=[.B2108]-[.$B$2145]" office:value-type="float" office:value="0.088143">
            <text:p>0.088143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449091">
            <text:p>0.449091</text:p>
          </table:table-cell>
          <table:table-cell table:formula="of:=[.B2109]-[.$B$2145]" office:value-type="float" office:value="0.087775">
            <text:p>0.087775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450017">
            <text:p>0.450017</text:p>
          </table:table-cell>
          <table:table-cell table:formula="of:=[.B2110]-[.$B$2145]" office:value-type="float" office:value="0.088701">
            <text:p>0.088701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448841">
            <text:p>0.448841</text:p>
          </table:table-cell>
          <table:table-cell table:formula="of:=[.B2111]-[.$B$2145]" office:value-type="float" office:value="0.087525">
            <text:p>0.087525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44876">
            <text:p>0.44876</text:p>
          </table:table-cell>
          <table:table-cell table:formula="of:=[.B2112]-[.$B$2145]" office:value-type="float" office:value="0.0874440000000001">
            <text:p>0.087444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450085">
            <text:p>0.450085</text:p>
          </table:table-cell>
          <table:table-cell table:formula="of:=[.B2113]-[.$B$2145]" office:value-type="float" office:value="0.088769">
            <text:p>0.088769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449116">
            <text:p>0.449116</text:p>
          </table:table-cell>
          <table:table-cell table:formula="of:=[.B2114]-[.$B$2145]" office:value-type="float" office:value="0.0878">
            <text:p>0.0878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447126">
            <text:p>0.447126</text:p>
          </table:table-cell>
          <table:table-cell table:formula="of:=[.B2115]-[.$B$2145]" office:value-type="float" office:value="0.08581">
            <text:p>0.08581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445037">
            <text:p>0.445037</text:p>
          </table:table-cell>
          <table:table-cell table:formula="of:=[.B2116]-[.$B$2145]" office:value-type="float" office:value="0.083721">
            <text:p>0.083721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442206">
            <text:p>0.442206</text:p>
          </table:table-cell>
          <table:table-cell table:formula="of:=[.B2117]-[.$B$2145]" office:value-type="float" office:value="0.08089">
            <text:p>0.08089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439104">
            <text:p>0.439104</text:p>
          </table:table-cell>
          <table:table-cell table:formula="of:=[.B2118]-[.$B$2145]" office:value-type="float" office:value="0.077788">
            <text:p>0.077788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435313">
            <text:p>0.435313</text:p>
          </table:table-cell>
          <table:table-cell table:formula="of:=[.B2119]-[.$B$2145]" office:value-type="float" office:value="0.073997">
            <text:p>0.073997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432729">
            <text:p>0.432729</text:p>
          </table:table-cell>
          <table:table-cell table:formula="of:=[.B2120]-[.$B$2145]" office:value-type="float" office:value="0.071413">
            <text:p>0.071413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429808">
            <text:p>0.429808</text:p>
          </table:table-cell>
          <table:table-cell table:formula="of:=[.B2121]-[.$B$2145]" office:value-type="float" office:value="0.068492">
            <text:p>0.068492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426311">
            <text:p>0.426311</text:p>
          </table:table-cell>
          <table:table-cell table:formula="of:=[.B2122]-[.$B$2145]" office:value-type="float" office:value="0.064995">
            <text:p>0.064995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423758">
            <text:p>0.423758</text:p>
          </table:table-cell>
          <table:table-cell table:formula="of:=[.B2123]-[.$B$2145]" office:value-type="float" office:value="0.062442">
            <text:p>0.062442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420852">
            <text:p>0.420852</text:p>
          </table:table-cell>
          <table:table-cell table:formula="of:=[.B2124]-[.$B$2145]" office:value-type="float" office:value="0.059536">
            <text:p>0.059536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416091">
            <text:p>0.416091</text:p>
          </table:table-cell>
          <table:table-cell table:formula="of:=[.B2125]-[.$B$2145]" office:value-type="float" office:value="0.054775">
            <text:p>0.054775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407693">
            <text:p>0.407693</text:p>
          </table:table-cell>
          <table:table-cell table:formula="of:=[.B2126]-[.$B$2145]" office:value-type="float" office:value="0.046377">
            <text:p>0.046377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398568">
            <text:p>0.398568</text:p>
          </table:table-cell>
          <table:table-cell table:formula="of:=[.B2127]-[.$B$2145]" office:value-type="float" office:value="0.037252">
            <text:p>0.037252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39108">
            <text:p>0.39108</text:p>
          </table:table-cell>
          <table:table-cell table:formula="of:=[.B2128]-[.$B$2145]" office:value-type="float" office:value="0.0297640000000001">
            <text:p>0.029764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384743">
            <text:p>0.384743</text:p>
          </table:table-cell>
          <table:table-cell table:formula="of:=[.B2129]-[.$B$2145]" office:value-type="float" office:value="0.023427">
            <text:p>0.023427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378963">
            <text:p>0.378963</text:p>
          </table:table-cell>
          <table:table-cell table:formula="of:=[.B2130]-[.$B$2145]" office:value-type="float" office:value="0.017647">
            <text:p>0.017647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375115">
            <text:p>0.375115</text:p>
          </table:table-cell>
          <table:table-cell table:formula="of:=[.B2131]-[.$B$2145]" office:value-type="float" office:value="0.013799">
            <text:p>0.013799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372791">
            <text:p>0.372791</text:p>
          </table:table-cell>
          <table:table-cell table:formula="of:=[.B2132]-[.$B$2145]" office:value-type="float" office:value="0.011475">
            <text:p>0.011475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370117">
            <text:p>0.370117</text:p>
          </table:table-cell>
          <table:table-cell table:formula="of:=[.B2133]-[.$B$2145]" office:value-type="float" office:value="0.008801">
            <text:p>0.008801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368598">
            <text:p>0.368598</text:p>
          </table:table-cell>
          <table:table-cell table:formula="of:=[.B2134]-[.$B$2145]" office:value-type="float" office:value="0.00728200000000001">
            <text:p>0.007282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367619">
            <text:p>0.367619</text:p>
          </table:table-cell>
          <table:table-cell table:formula="of:=[.B2135]-[.$B$2145]" office:value-type="float" office:value="0.006303">
            <text:p>0.006303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365584">
            <text:p>0.365584</text:p>
          </table:table-cell>
          <table:table-cell table:formula="of:=[.B2136]-[.$B$2145]" office:value-type="float" office:value="0.00426799999999999">
            <text:p>0.004268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363063">
            <text:p>0.363063</text:p>
          </table:table-cell>
          <table:table-cell table:formula="of:=[.B2137]-[.$B$2145]" office:value-type="float" office:value="0.001747">
            <text:p>0.001747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36123">
            <text:p>0.36123</text:p>
          </table:table-cell>
          <table:table-cell table:formula="of:=[.B2138]-[.$B$2145]" office:value-type="float" office:value="-0.0000859999999999195">
            <text:p>-0.000086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360436">
            <text:p>0.360436</text:p>
          </table:table-cell>
          <table:table-cell table:formula="of:=[.B2139]-[.$B$2145]" office:value-type="float" office:value="-0.000879999999999992">
            <text:p>-0.00088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361679">
            <text:p>0.361679</text:p>
          </table:table-cell>
          <table:table-cell table:formula="of:=[.B2140]-[.$B$2145]" office:value-type="float" office:value="0.000363000000000002">
            <text:p>0.000363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362273">
            <text:p>0.362273</text:p>
          </table:table-cell>
          <table:table-cell table:formula="of:=[.B2141]-[.$B$2145]" office:value-type="float" office:value="0.000956999999999986">
            <text:p>0.000957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361827">
            <text:p>0.361827</text:p>
          </table:table-cell>
          <table:table-cell table:formula="of:=[.B2142]-[.$B$2145]" office:value-type="float" office:value="0.000511000000000039">
            <text:p>0.000511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361817">
            <text:p>0.361817</text:p>
          </table:table-cell>
          <table:table-cell table:formula="of:=[.B2143]-[.$B$2145]" office:value-type="float" office:value="0.000501000000000029">
            <text:p>0.000501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361351">
            <text:p>0.361351</text:p>
          </table:table-cell>
          <table:table-cell table:formula="of:=[.B2144]-[.$B$2145]" office:value-type="float" office:value="0.0000350000000000072">
            <text:p>0.00003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61316">
            <text:p>0.361316</text:p>
          </table:table-cell>
          <table:table-cell table:formula="of:=[.B2145]-[.$B$214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361913">
            <text:p>0.361913</text:p>
          </table:table-cell>
          <table:table-cell table:formula="of:=[.B2146]-[.$B$2145]" office:value-type="float" office:value="0.000597000000000014">
            <text:p>0.000597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361736">
            <text:p>0.361736</text:p>
          </table:table-cell>
          <table:table-cell table:formula="of:=[.B2147]-[.$B$2145]" office:value-type="float" office:value="0.000420000000000031">
            <text:p>0.00042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361202">
            <text:p>0.361202</text:p>
          </table:table-cell>
          <table:table-cell table:formula="of:=[.B2148]-[.$B$2145]" office:value-type="float" office:value="-0.000114000000000003">
            <text:p>-0.000114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360589">
            <text:p>0.360589</text:p>
          </table:table-cell>
          <table:table-cell table:formula="of:=[.B2149]-[.$B$2145]" office:value-type="float" office:value="-0.000726999999999978">
            <text:p>-0.000727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360604">
            <text:p>0.360604</text:p>
          </table:table-cell>
          <table:table-cell table:formula="of:=[.B2150]-[.$B$2145]" office:value-type="float" office:value="-0.00071199999999999">
            <text:p>-0.000712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361182">
            <text:p>0.361182</text:p>
          </table:table-cell>
          <table:table-cell table:formula="of:=[.B2151]-[.$B$2145]" office:value-type="float" office:value="-0.000133999999999967">
            <text:p>-0.000134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360575">
            <text:p>0.360575</text:p>
          </table:table-cell>
          <table:table-cell table:formula="of:=[.B2152]-[.$B$2145]" office:value-type="float" office:value="-0.000740999999999992">
            <text:p>-0.000741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0243">
            <text:p>0.360243</text:p>
          </table:table-cell>
          <table:table-cell table:formula="of:=[.B2153]-[.$B$2145]" office:value-type="float" office:value="-0.00107299999999999">
            <text:p>-0.001073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60863">
            <text:p>0.360863</text:p>
          </table:table-cell>
          <table:table-cell table:formula="of:=[.B2154]-[.$B$2145]" office:value-type="float" office:value="-0.000452999999999981">
            <text:p>-0.000453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361268">
            <text:p>0.361268</text:p>
          </table:table-cell>
          <table:table-cell table:formula="of:=[.B2155]-[.$B$2145]" office:value-type="float" office:value="-0.0000479999999999925">
            <text:p>-0.000048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360851">
            <text:p>0.360851</text:p>
          </table:table-cell>
          <table:table-cell table:formula="of:=[.B2156]-[.$B$2145]" office:value-type="float" office:value="-0.000464999999999993">
            <text:p>-0.000465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359989">
            <text:p>0.359989</text:p>
          </table:table-cell>
          <table:table-cell table:formula="of:=[.B2157]-[.$B$2145]" office:value-type="float" office:value="-0.00132699999999997">
            <text:p>-0.001327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359224">
            <text:p>0.359224</text:p>
          </table:table-cell>
          <table:table-cell table:formula="of:=[.B2158]-[.$B$2145]" office:value-type="float" office:value="-0.00209199999999998">
            <text:p>-0.002092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358872">
            <text:p>0.358872</text:p>
          </table:table-cell>
          <table:table-cell table:formula="of:=[.B2159]-[.$B$2145]" office:value-type="float" office:value="-0.002444">
            <text:p>-0.002444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358349">
            <text:p>0.358349</text:p>
          </table:table-cell>
          <table:table-cell table:formula="of:=[.B2160]-[.$B$2145]" office:value-type="float" office:value="-0.002967">
            <text:p>-0.002967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357763">
            <text:p>0.357763</text:p>
          </table:table-cell>
          <table:table-cell table:formula="of:=[.B2161]-[.$B$2145]" office:value-type="float" office:value="-0.00355299999999997">
            <text:p>-0.003553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35782">
            <text:p>0.35782</text:p>
          </table:table-cell>
          <table:table-cell table:formula="of:=[.B2162]-[.$B$2145]" office:value-type="float" office:value="-0.00349599999999994">
            <text:p>-0.003496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57593">
            <text:p>0.357593</text:p>
          </table:table-cell>
          <table:table-cell table:formula="of:=[.B2163]-[.$B$2145]" office:value-type="float" office:value="-0.00372299999999998">
            <text:p>-0.003723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356271">
            <text:p>0.356271</text:p>
          </table:table-cell>
          <table:table-cell table:formula="of:=[.B2164]-[.$B$2145]" office:value-type="float" office:value="-0.00504499999999997">
            <text:p>-0.005045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355767">
            <text:p>0.355767</text:p>
          </table:table-cell>
          <table:table-cell table:formula="of:=[.B2165]-[.$B$2145]" office:value-type="float" office:value="-0.00554899999999997">
            <text:p>-0.005549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355897">
            <text:p>0.355897</text:p>
          </table:table-cell>
          <table:table-cell table:formula="of:=[.B2166]-[.$B$2145]" office:value-type="float" office:value="-0.00541900000000001">
            <text:p>-0.005419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355633">
            <text:p>0.355633</text:p>
          </table:table-cell>
          <table:table-cell table:formula="of:=[.B2167]-[.$B$2145]" office:value-type="float" office:value="-0.00568299999999999">
            <text:p>-0.005683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55765">
            <text:p>0.355765</text:p>
          </table:table-cell>
          <table:table-cell table:formula="of:=[.B2168]-[.$B$2145]" office:value-type="float" office:value="-0.00555099999999997">
            <text:p>-0.005551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355904">
            <text:p>0.355904</text:p>
          </table:table-cell>
          <table:table-cell table:formula="of:=[.B2169]-[.$B$2145]" office:value-type="float" office:value="-0.00541199999999997">
            <text:p>-0.005412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355842">
            <text:p>0.355842</text:p>
          </table:table-cell>
          <table:table-cell table:formula="of:=[.B2170]-[.$B$2145]" office:value-type="float" office:value="-0.00547399999999998">
            <text:p>-0.005474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355405">
            <text:p>0.355405</text:p>
          </table:table-cell>
          <table:table-cell table:formula="of:=[.B2171]-[.$B$2145]" office:value-type="float" office:value="-0.005911">
            <text:p>-0.005911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354345">
            <text:p>0.354345</text:p>
          </table:table-cell>
          <table:table-cell table:formula="of:=[.B2172]-[.$B$2145]" office:value-type="float" office:value="-0.006971">
            <text:p>-0.006971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5355">
            <text:p>0.35355</text:p>
          </table:table-cell>
          <table:table-cell table:formula="of:=[.B2173]-[.$B$2145]" office:value-type="float" office:value="-0.00776599999999994">
            <text:p>-0.007766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353274">
            <text:p>0.353274</text:p>
          </table:table-cell>
          <table:table-cell table:formula="of:=[.B2174]-[.$B$2145]" office:value-type="float" office:value="-0.00804199999999999">
            <text:p>-0.008042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353631">
            <text:p>0.353631</text:p>
          </table:table-cell>
          <table:table-cell table:formula="of:=[.B2175]-[.$B$2145]" office:value-type="float" office:value="-0.007685">
            <text:p>-0.007685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353736">
            <text:p>0.353736</text:p>
          </table:table-cell>
          <table:table-cell table:formula="of:=[.B2176]-[.$B$2145]" office:value-type="float" office:value="-0.00757999999999998">
            <text:p>-0.00758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353513">
            <text:p>0.353513</text:p>
          </table:table-cell>
          <table:table-cell table:formula="of:=[.B2177]-[.$B$2145]" office:value-type="float" office:value="-0.007803">
            <text:p>-0.007803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53485">
            <text:p>0.353485</text:p>
          </table:table-cell>
          <table:table-cell table:formula="of:=[.B2178]-[.$B$2145]" office:value-type="float" office:value="-0.00783099999999998">
            <text:p>-0.007831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353329">
            <text:p>0.353329</text:p>
          </table:table-cell>
          <table:table-cell table:formula="of:=[.B2179]-[.$B$2145]" office:value-type="float" office:value="-0.00798699999999997">
            <text:p>-0.007987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35366">
            <text:p>0.35366</text:p>
          </table:table-cell>
          <table:table-cell table:formula="of:=[.B2180]-[.$B$2145]" office:value-type="float" office:value="-0.00765599999999994">
            <text:p>-0.007656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353463">
            <text:p>0.353463</text:p>
          </table:table-cell>
          <table:table-cell table:formula="of:=[.B2181]-[.$B$2145]" office:value-type="float" office:value="-0.007853">
            <text:p>-0.007853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352948">
            <text:p>0.352948</text:p>
          </table:table-cell>
          <table:table-cell table:formula="of:=[.B2182]-[.$B$2145]" office:value-type="float" office:value="-0.00836799999999999">
            <text:p>-0.008368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52226">
            <text:p>0.352226</text:p>
          </table:table-cell>
          <table:table-cell table:formula="of:=[.B2183]-[.$B$2145]" office:value-type="float" office:value="-0.00908999999999999">
            <text:p>-0.00909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351349">
            <text:p>0.351349</text:p>
          </table:table-cell>
          <table:table-cell table:formula="of:=[.B2184]-[.$B$2145]" office:value-type="float" office:value="-0.009967">
            <text:p>-0.009967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35017">
            <text:p>0.35017</text:p>
          </table:table-cell>
          <table:table-cell table:formula="of:=[.B2185]-[.$B$2145]" office:value-type="float" office:value="-0.0111459999999999">
            <text:p>-0.011146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349054">
            <text:p>0.349054</text:p>
          </table:table-cell>
          <table:table-cell table:formula="of:=[.B2186]-[.$B$2145]" office:value-type="float" office:value="-0.012262">
            <text:p>-0.012262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349237">
            <text:p>0.349237</text:p>
          </table:table-cell>
          <table:table-cell table:formula="of:=[.B2187]-[.$B$2145]" office:value-type="float" office:value="-0.012079">
            <text:p>-0.012079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49707">
            <text:p>0.349707</text:p>
          </table:table-cell>
          <table:table-cell table:formula="of:=[.B2188]-[.$B$2145]" office:value-type="float" office:value="-0.011609">
            <text:p>-0.011609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350006">
            <text:p>0.350006</text:p>
          </table:table-cell>
          <table:table-cell table:formula="of:=[.B2189]-[.$B$2145]" office:value-type="float" office:value="-0.01131">
            <text:p>-0.01131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350168">
            <text:p>0.350168</text:p>
          </table:table-cell>
          <table:table-cell table:formula="of:=[.B2190]-[.$B$2145]" office:value-type="float" office:value="-0.011148">
            <text:p>-0.011148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349773">
            <text:p>0.349773</text:p>
          </table:table-cell>
          <table:table-cell table:formula="of:=[.B2191]-[.$B$2145]" office:value-type="float" office:value="-0.011543">
            <text:p>-0.011543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348992">
            <text:p>0.348992</text:p>
          </table:table-cell>
          <table:table-cell table:formula="of:=[.B2192]-[.$B$2145]" office:value-type="float" office:value="-0.012324">
            <text:p>-0.012324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348609">
            <text:p>0.348609</text:p>
          </table:table-cell>
          <table:table-cell table:formula="of:=[.B2193]-[.$B$2145]" office:value-type="float" office:value="-0.012707">
            <text:p>-0.012707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348474">
            <text:p>0.348474</text:p>
          </table:table-cell>
          <table:table-cell table:formula="of:=[.B2194]-[.$B$2145]" office:value-type="float" office:value="-0.012842">
            <text:p>-0.012842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347868">
            <text:p>0.347868</text:p>
          </table:table-cell>
          <table:table-cell table:formula="of:=[.B2195]-[.$B$2145]" office:value-type="float" office:value="-0.013448">
            <text:p>-0.013448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347189">
            <text:p>0.347189</text:p>
          </table:table-cell>
          <table:table-cell table:formula="of:=[.B2196]-[.$B$2145]" office:value-type="float" office:value="-0.014127">
            <text:p>-0.014127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347181">
            <text:p>0.347181</text:p>
          </table:table-cell>
          <table:table-cell table:formula="of:=[.B2197]-[.$B$2145]" office:value-type="float" office:value="-0.014135">
            <text:p>-0.014135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7349">
            <text:p>0.347349</text:p>
          </table:table-cell>
          <table:table-cell table:formula="of:=[.B2198]-[.$B$2145]" office:value-type="float" office:value="-0.013967">
            <text:p>-0.013967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346958">
            <text:p>0.346958</text:p>
          </table:table-cell>
          <table:table-cell table:formula="of:=[.B2199]-[.$B$2145]" office:value-type="float" office:value="-0.014358">
            <text:p>-0.014358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347101">
            <text:p>0.347101</text:p>
          </table:table-cell>
          <table:table-cell table:formula="of:=[.B2200]-[.$B$2145]" office:value-type="float" office:value="-0.014215">
            <text:p>-0.014215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346927">
            <text:p>0.346927</text:p>
          </table:table-cell>
          <table:table-cell table:formula="of:=[.B2201]-[.$B$2145]" office:value-type="float" office:value="-0.014389">
            <text:p>-0.014389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346086">
            <text:p>0.346086</text:p>
          </table:table-cell>
          <table:table-cell table:formula="of:=[.B2202]-[.$B$2145]" office:value-type="float" office:value="-0.01523">
            <text:p>-0.01523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345558">
            <text:p>0.345558</text:p>
          </table:table-cell>
          <table:table-cell table:formula="of:=[.B2203]-[.$B$2145]" office:value-type="float" office:value="-0.015758">
            <text:p>-0.015758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345358">
            <text:p>0.345358</text:p>
          </table:table-cell>
          <table:table-cell table:formula="of:=[.B2204]-[.$B$2145]" office:value-type="float" office:value="-0.015958">
            <text:p>-0.015958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34537">
            <text:p>0.34537</text:p>
          </table:table-cell>
          <table:table-cell table:formula="of:=[.B2205]-[.$B$2145]" office:value-type="float" office:value="-0.015946">
            <text:p>-0.015946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345505">
            <text:p>0.345505</text:p>
          </table:table-cell>
          <table:table-cell table:formula="of:=[.B2206]-[.$B$2145]" office:value-type="float" office:value="-0.015811">
            <text:p>-0.015811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345612">
            <text:p>0.345612</text:p>
          </table:table-cell>
          <table:table-cell table:formula="of:=[.B2207]-[.$B$2145]" office:value-type="float" office:value="-0.015704">
            <text:p>-0.015704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45478">
            <text:p>0.345478</text:p>
          </table:table-cell>
          <table:table-cell table:formula="of:=[.B2208]-[.$B$2145]" office:value-type="float" office:value="-0.015838">
            <text:p>-0.015838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345045">
            <text:p>0.345045</text:p>
          </table:table-cell>
          <table:table-cell table:formula="of:=[.B2209]-[.$B$2145]" office:value-type="float" office:value="-0.016271">
            <text:p>-0.016271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344563">
            <text:p>0.344563</text:p>
          </table:table-cell>
          <table:table-cell table:formula="of:=[.B2210]-[.$B$2145]" office:value-type="float" office:value="-0.016753">
            <text:p>-0.016753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34392">
            <text:p>0.34392</text:p>
          </table:table-cell>
          <table:table-cell table:formula="of:=[.B2211]-[.$B$2145]" office:value-type="float" office:value="-0.017396">
            <text:p>-0.017396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343618">
            <text:p>0.343618</text:p>
          </table:table-cell>
          <table:table-cell table:formula="of:=[.B2212]-[.$B$2145]" office:value-type="float" office:value="-0.017698">
            <text:p>-0.017698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43285">
            <text:p>0.343285</text:p>
          </table:table-cell>
          <table:table-cell table:formula="of:=[.B2213]-[.$B$2145]" office:value-type="float" office:value="-0.018031">
            <text:p>-0.018031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342738">
            <text:p>0.342738</text:p>
          </table:table-cell>
          <table:table-cell table:formula="of:=[.B2214]-[.$B$2145]" office:value-type="float" office:value="-0.018578">
            <text:p>-0.018578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342555">
            <text:p>0.342555</text:p>
          </table:table-cell>
          <table:table-cell table:formula="of:=[.B2215]-[.$B$2145]" office:value-type="float" office:value="-0.018761">
            <text:p>-0.018761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342892">
            <text:p>0.342892</text:p>
          </table:table-cell>
          <table:table-cell table:formula="of:=[.B2216]-[.$B$2145]" office:value-type="float" office:value="-0.018424">
            <text:p>-0.018424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343255">
            <text:p>0.343255</text:p>
          </table:table-cell>
          <table:table-cell table:formula="of:=[.B2217]-[.$B$2145]" office:value-type="float" office:value="-0.018061">
            <text:p>-0.018061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43291">
            <text:p>0.343291</text:p>
          </table:table-cell>
          <table:table-cell table:formula="of:=[.B2218]-[.$B$2145]" office:value-type="float" office:value="-0.018025">
            <text:p>-0.018025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342815">
            <text:p>0.342815</text:p>
          </table:table-cell>
          <table:table-cell table:formula="of:=[.B2219]-[.$B$2145]" office:value-type="float" office:value="-0.018501">
            <text:p>-0.018501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341454">
            <text:p>0.341454</text:p>
          </table:table-cell>
          <table:table-cell table:formula="of:=[.B2220]-[.$B$2145]" office:value-type="float" office:value="-0.019862">
            <text:p>-0.019862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340317">
            <text:p>0.340317</text:p>
          </table:table-cell>
          <table:table-cell table:formula="of:=[.B2221]-[.$B$2145]" office:value-type="float" office:value="-0.020999">
            <text:p>-0.020999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339907">
            <text:p>0.339907</text:p>
          </table:table-cell>
          <table:table-cell table:formula="of:=[.B2222]-[.$B$2145]" office:value-type="float" office:value="-0.021409">
            <text:p>-0.021409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40114">
            <text:p>0.340114</text:p>
          </table:table-cell>
          <table:table-cell table:formula="of:=[.B2223]-[.$B$2145]" office:value-type="float" office:value="-0.021202">
            <text:p>-0.021202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340225">
            <text:p>0.340225</text:p>
          </table:table-cell>
          <table:table-cell table:formula="of:=[.B2224]-[.$B$2145]" office:value-type="float" office:value="-0.021091">
            <text:p>-0.021091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339967">
            <text:p>0.339967</text:p>
          </table:table-cell>
          <table:table-cell table:formula="of:=[.B2225]-[.$B$2145]" office:value-type="float" office:value="-0.021349">
            <text:p>-0.021349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340055">
            <text:p>0.340055</text:p>
          </table:table-cell>
          <table:table-cell table:formula="of:=[.B2226]-[.$B$2145]" office:value-type="float" office:value="-0.021261">
            <text:p>-0.021261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339981">
            <text:p>0.339981</text:p>
          </table:table-cell>
          <table:table-cell table:formula="of:=[.B2227]-[.$B$2145]" office:value-type="float" office:value="-0.021335">
            <text:p>-0.021335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39717">
            <text:p>0.339717</text:p>
          </table:table-cell>
          <table:table-cell table:formula="of:=[.B2228]-[.$B$2145]" office:value-type="float" office:value="-0.021599">
            <text:p>-0.021599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3396">
            <text:p>0.3396</text:p>
          </table:table-cell>
          <table:table-cell table:formula="of:=[.B2229]-[.$B$2145]" office:value-type="float" office:value="-0.021716">
            <text:p>-0.021716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33906">
            <text:p>0.33906</text:p>
          </table:table-cell>
          <table:table-cell table:formula="of:=[.B2230]-[.$B$2145]" office:value-type="float" office:value="-0.0222559999999999">
            <text:p>-0.022256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338934">
            <text:p>0.338934</text:p>
          </table:table-cell>
          <table:table-cell table:formula="of:=[.B2231]-[.$B$2145]" office:value-type="float" office:value="-0.022382">
            <text:p>-0.022382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33888">
            <text:p>0.33888</text:p>
          </table:table-cell>
          <table:table-cell table:formula="of:=[.B2232]-[.$B$2145]" office:value-type="float" office:value="-0.022436">
            <text:p>-0.022436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38209">
            <text:p>0.338209</text:p>
          </table:table-cell>
          <table:table-cell table:formula="of:=[.B2233]-[.$B$2145]" office:value-type="float" office:value="-0.023107">
            <text:p>-0.023107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337675">
            <text:p>0.337675</text:p>
          </table:table-cell>
          <table:table-cell table:formula="of:=[.B2234]-[.$B$2145]" office:value-type="float" office:value="-0.023641">
            <text:p>-0.023641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337466">
            <text:p>0.337466</text:p>
          </table:table-cell>
          <table:table-cell table:formula="of:=[.B2235]-[.$B$2145]" office:value-type="float" office:value="-0.02385">
            <text:p>-0.02385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337606">
            <text:p>0.337606</text:p>
          </table:table-cell>
          <table:table-cell table:formula="of:=[.B2236]-[.$B$2145]" office:value-type="float" office:value="-0.02371">
            <text:p>-0.02371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33764">
            <text:p>0.33764</text:p>
          </table:table-cell>
          <table:table-cell table:formula="of:=[.B2237]-[.$B$2145]" office:value-type="float" office:value="-0.0236759999999999">
            <text:p>-0.023676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337077">
            <text:p>0.337077</text:p>
          </table:table-cell>
          <table:table-cell table:formula="of:=[.B2238]-[.$B$2145]" office:value-type="float" office:value="-0.024239">
            <text:p>-0.024239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336406">
            <text:p>0.336406</text:p>
          </table:table-cell>
          <table:table-cell table:formula="of:=[.B2239]-[.$B$2145]" office:value-type="float" office:value="-0.02491">
            <text:p>-0.02491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336046">
            <text:p>0.336046</text:p>
          </table:table-cell>
          <table:table-cell table:formula="of:=[.B2240]-[.$B$2145]" office:value-type="float" office:value="-0.02527">
            <text:p>-0.02527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336069">
            <text:p>0.336069</text:p>
          </table:table-cell>
          <table:table-cell table:formula="of:=[.B2241]-[.$B$2145]" office:value-type="float" office:value="-0.025247">
            <text:p>-0.025247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335671">
            <text:p>0.335671</text:p>
          </table:table-cell>
          <table:table-cell table:formula="of:=[.B2242]-[.$B$2145]" office:value-type="float" office:value="-0.025645">
            <text:p>-0.025645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5314">
            <text:p>0.335314</text:p>
          </table:table-cell>
          <table:table-cell table:formula="of:=[.B2243]-[.$B$2145]" office:value-type="float" office:value="-0.026002">
            <text:p>-0.026002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335344">
            <text:p>0.335344</text:p>
          </table:table-cell>
          <table:table-cell table:formula="of:=[.B2244]-[.$B$2145]" office:value-type="float" office:value="-0.025972">
            <text:p>-0.025972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35355">
            <text:p>0.335355</text:p>
          </table:table-cell>
          <table:table-cell table:formula="of:=[.B2245]-[.$B$2145]" office:value-type="float" office:value="-0.025961">
            <text:p>-0.02596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6 мл</text:p>
          </table:table-cell>
          <table:table-cell table:number-columns-repeated="5"/>
        </table:table-row>
        <table:table-row table:style-name="ro1"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566975">
            <text:p>2.566975</text:p>
          </table:table-cell>
          <table:table-cell table:formula="of:=[.B2249]-[.$B$2349]" office:value-type="float" office:value="2.379955">
            <text:p>2.379955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949208">
            <text:p>2.949208</text:p>
          </table:table-cell>
          <table:table-cell table:formula="of:=[.B2250]-[.$B$2349]" office:value-type="float" office:value="2.762188">
            <text:p>2.762188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.240268">
            <text:p>3.240268</text:p>
          </table:table-cell>
          <table:table-cell table:formula="of:=[.B2251]-[.$B$2349]" office:value-type="float" office:value="3.053248">
            <text:p>3.053248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328325">
            <text:p>2.328325</text:p>
          </table:table-cell>
          <table:table-cell table:formula="of:=[.B2252]-[.$B$2349]" office:value-type="float" office:value="2.141305">
            <text:p>2.141305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983958">
            <text:p>1.983958</text:p>
          </table:table-cell>
          <table:table-cell table:formula="of:=[.B2253]-[.$B$2349]" office:value-type="float" office:value="1.796938">
            <text:p>1.796938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80772">
            <text:p>1.80772</text:p>
          </table:table-cell>
          <table:table-cell table:formula="of:=[.B2254]-[.$B$2349]" office:value-type="float" office:value="1.6207">
            <text:p>1.6207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669389">
            <text:p>1.669389</text:p>
          </table:table-cell>
          <table:table-cell table:formula="of:=[.B2255]-[.$B$2349]" office:value-type="float" office:value="1.482369">
            <text:p>1.482369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564326">
            <text:p>1.564326</text:p>
          </table:table-cell>
          <table:table-cell table:formula="of:=[.B2256]-[.$B$2349]" office:value-type="float" office:value="1.377306">
            <text:p>1.377306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482574">
            <text:p>1.482574</text:p>
          </table:table-cell>
          <table:table-cell table:formula="of:=[.B2257]-[.$B$2349]" office:value-type="float" office:value="1.295554">
            <text:p>1.295554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425185">
            <text:p>1.425185</text:p>
          </table:table-cell>
          <table:table-cell table:formula="of:=[.B2258]-[.$B$2349]" office:value-type="float" office:value="1.238165">
            <text:p>1.238165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389364">
            <text:p>1.389364</text:p>
          </table:table-cell>
          <table:table-cell table:formula="of:=[.B2259]-[.$B$2349]" office:value-type="float" office:value="1.202344">
            <text:p>1.202344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367875">
            <text:p>1.367875</text:p>
          </table:table-cell>
          <table:table-cell table:formula="of:=[.B2260]-[.$B$2349]" office:value-type="float" office:value="1.180855">
            <text:p>1.180855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352992">
            <text:p>1.352992</text:p>
          </table:table-cell>
          <table:table-cell table:formula="of:=[.B2261]-[.$B$2349]" office:value-type="float" office:value="1.165972">
            <text:p>1.16597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351923">
            <text:p>1.351923</text:p>
          </table:table-cell>
          <table:table-cell table:formula="of:=[.B2262]-[.$B$2349]" office:value-type="float" office:value="1.164903">
            <text:p>1.16490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364059">
            <text:p>1.364059</text:p>
          </table:table-cell>
          <table:table-cell table:formula="of:=[.B2263]-[.$B$2349]" office:value-type="float" office:value="1.177039">
            <text:p>1.177039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39331">
            <text:p>1.39331</text:p>
          </table:table-cell>
          <table:table-cell table:formula="of:=[.B2264]-[.$B$2349]" office:value-type="float" office:value="1.20629">
            <text:p>1.20629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436354">
            <text:p>1.436354</text:p>
          </table:table-cell>
          <table:table-cell table:formula="of:=[.B2265]-[.$B$2349]" office:value-type="float" office:value="1.249334">
            <text:p>1.249334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483188">
            <text:p>1.483188</text:p>
          </table:table-cell>
          <table:table-cell table:formula="of:=[.B2266]-[.$B$2349]" office:value-type="float" office:value="1.296168">
            <text:p>1.296168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541683">
            <text:p>1.541683</text:p>
          </table:table-cell>
          <table:table-cell table:formula="of:=[.B2267]-[.$B$2349]" office:value-type="float" office:value="1.354663">
            <text:p>1.354663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611906">
            <text:p>1.611906</text:p>
          </table:table-cell>
          <table:table-cell table:formula="of:=[.B2268]-[.$B$2349]" office:value-type="float" office:value="1.424886">
            <text:p>1.424886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673724">
            <text:p>1.673724</text:p>
          </table:table-cell>
          <table:table-cell table:formula="of:=[.B2269]-[.$B$2349]" office:value-type="float" office:value="1.486704">
            <text:p>1.486704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724827">
            <text:p>1.724827</text:p>
          </table:table-cell>
          <table:table-cell table:formula="of:=[.B2270]-[.$B$2349]" office:value-type="float" office:value="1.537807">
            <text:p>1.537807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765054">
            <text:p>1.765054</text:p>
          </table:table-cell>
          <table:table-cell table:formula="of:=[.B2271]-[.$B$2349]" office:value-type="float" office:value="1.578034">
            <text:p>1.578034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790926">
            <text:p>1.790926</text:p>
          </table:table-cell>
          <table:table-cell table:formula="of:=[.B2272]-[.$B$2349]" office:value-type="float" office:value="1.603906">
            <text:p>1.603906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78369">
            <text:p>1.78369</text:p>
          </table:table-cell>
          <table:table-cell table:formula="of:=[.B2273]-[.$B$2349]" office:value-type="float" office:value="1.59667">
            <text:p>1.59667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77705">
            <text:p>1.77705</text:p>
          </table:table-cell>
          <table:table-cell table:formula="of:=[.B2274]-[.$B$2349]" office:value-type="float" office:value="1.59003">
            <text:p>1.59003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775408">
            <text:p>1.775408</text:p>
          </table:table-cell>
          <table:table-cell table:formula="of:=[.B2275]-[.$B$2349]" office:value-type="float" office:value="1.588388">
            <text:p>1.588388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745073">
            <text:p>1.745073</text:p>
          </table:table-cell>
          <table:table-cell table:formula="of:=[.B2276]-[.$B$2349]" office:value-type="float" office:value="1.558053">
            <text:p>1.558053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702189">
            <text:p>1.702189</text:p>
          </table:table-cell>
          <table:table-cell table:formula="of:=[.B2277]-[.$B$2349]" office:value-type="float" office:value="1.515169">
            <text:p>1.515169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659124">
            <text:p>1.659124</text:p>
          </table:table-cell>
          <table:table-cell table:formula="of:=[.B2278]-[.$B$2349]" office:value-type="float" office:value="1.472104">
            <text:p>1.472104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.596826">
            <text:p>1.596826</text:p>
          </table:table-cell>
          <table:table-cell table:formula="of:=[.B2279]-[.$B$2349]" office:value-type="float" office:value="1.409806">
            <text:p>1.409806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519203">
            <text:p>1.519203</text:p>
          </table:table-cell>
          <table:table-cell table:formula="of:=[.B2280]-[.$B$2349]" office:value-type="float" office:value="1.332183">
            <text:p>1.332183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43424">
            <text:p>1.43424</text:p>
          </table:table-cell>
          <table:table-cell table:formula="of:=[.B2281]-[.$B$2349]" office:value-type="float" office:value="1.24722">
            <text:p>1.24722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343141">
            <text:p>1.343141</text:p>
          </table:table-cell>
          <table:table-cell table:formula="of:=[.B2282]-[.$B$2349]" office:value-type="float" office:value="1.156121">
            <text:p>1.156121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251514">
            <text:p>1.251514</text:p>
          </table:table-cell>
          <table:table-cell table:formula="of:=[.B2283]-[.$B$2349]" office:value-type="float" office:value="1.064494">
            <text:p>1.064494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162041">
            <text:p>1.162041</text:p>
          </table:table-cell>
          <table:table-cell table:formula="of:=[.B2284]-[.$B$2349]" office:value-type="float" office:value="0.975021">
            <text:p>0.975021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076786">
            <text:p>1.076786</text:p>
          </table:table-cell>
          <table:table-cell table:formula="of:=[.B2285]-[.$B$2349]" office:value-type="float" office:value="0.889766">
            <text:p>0.889766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987133">
            <text:p>0.987133</text:p>
          </table:table-cell>
          <table:table-cell table:formula="of:=[.B2286]-[.$B$2349]" office:value-type="float" office:value="0.800113">
            <text:p>0.800113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895478">
            <text:p>0.895478</text:p>
          </table:table-cell>
          <table:table-cell table:formula="of:=[.B2287]-[.$B$2349]" office:value-type="float" office:value="0.708458">
            <text:p>0.708458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803076">
            <text:p>0.803076</text:p>
          </table:table-cell>
          <table:table-cell table:formula="of:=[.B2288]-[.$B$2349]" office:value-type="float" office:value="0.616056">
            <text:p>0.616056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17311">
            <text:p>0.717311</text:p>
          </table:table-cell>
          <table:table-cell table:formula="of:=[.B2289]-[.$B$2349]" office:value-type="float" office:value="0.530291">
            <text:p>0.530291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647326">
            <text:p>0.647326</text:p>
          </table:table-cell>
          <table:table-cell table:formula="of:=[.B2290]-[.$B$2349]" office:value-type="float" office:value="0.460306">
            <text:p>0.460306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590727">
            <text:p>0.590727</text:p>
          </table:table-cell>
          <table:table-cell table:formula="of:=[.B2291]-[.$B$2349]" office:value-type="float" office:value="0.403707">
            <text:p>0.403707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546656">
            <text:p>0.546656</text:p>
          </table:table-cell>
          <table:table-cell table:formula="of:=[.B2292]-[.$B$2349]" office:value-type="float" office:value="0.359636">
            <text:p>0.359636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09805">
            <text:p>0.509805</text:p>
          </table:table-cell>
          <table:table-cell table:formula="of:=[.B2293]-[.$B$2349]" office:value-type="float" office:value="0.322785">
            <text:p>0.322785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72241">
            <text:p>0.472241</text:p>
          </table:table-cell>
          <table:table-cell table:formula="of:=[.B2294]-[.$B$2349]" office:value-type="float" office:value="0.285221">
            <text:p>0.285221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436481">
            <text:p>0.436481</text:p>
          </table:table-cell>
          <table:table-cell table:formula="of:=[.B2295]-[.$B$2349]" office:value-type="float" office:value="0.249461">
            <text:p>0.249461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412054">
            <text:p>0.412054</text:p>
          </table:table-cell>
          <table:table-cell table:formula="of:=[.B2296]-[.$B$2349]" office:value-type="float" office:value="0.225034">
            <text:p>0.225034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396326">
            <text:p>0.396326</text:p>
          </table:table-cell>
          <table:table-cell table:formula="of:=[.B2297]-[.$B$2349]" office:value-type="float" office:value="0.209306">
            <text:p>0.209306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3832">
            <text:p>0.3832</text:p>
          </table:table-cell>
          <table:table-cell table:formula="of:=[.B2298]-[.$B$2349]" office:value-type="float" office:value="0.19618">
            <text:p>0.19618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69167">
            <text:p>0.369167</text:p>
          </table:table-cell>
          <table:table-cell table:formula="of:=[.B2299]-[.$B$2349]" office:value-type="float" office:value="0.182147">
            <text:p>0.182147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355334">
            <text:p>0.355334</text:p>
          </table:table-cell>
          <table:table-cell table:formula="of:=[.B2300]-[.$B$2349]" office:value-type="float" office:value="0.168314">
            <text:p>0.168314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346747">
            <text:p>0.346747</text:p>
          </table:table-cell>
          <table:table-cell table:formula="of:=[.B2301]-[.$B$2349]" office:value-type="float" office:value="0.159727">
            <text:p>0.159727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339246">
            <text:p>0.339246</text:p>
          </table:table-cell>
          <table:table-cell table:formula="of:=[.B2302]-[.$B$2349]" office:value-type="float" office:value="0.152226">
            <text:p>0.152226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330724">
            <text:p>0.330724</text:p>
          </table:table-cell>
          <table:table-cell table:formula="of:=[.B2303]-[.$B$2349]" office:value-type="float" office:value="0.143704">
            <text:p>0.143704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322987">
            <text:p>0.322987</text:p>
          </table:table-cell>
          <table:table-cell table:formula="of:=[.B2304]-[.$B$2349]" office:value-type="float" office:value="0.135967">
            <text:p>0.135967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316436">
            <text:p>0.316436</text:p>
          </table:table-cell>
          <table:table-cell table:formula="of:=[.B2305]-[.$B$2349]" office:value-type="float" office:value="0.129416">
            <text:p>0.129416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311609">
            <text:p>0.311609</text:p>
          </table:table-cell>
          <table:table-cell table:formula="of:=[.B2306]-[.$B$2349]" office:value-type="float" office:value="0.124589">
            <text:p>0.124589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309192">
            <text:p>0.309192</text:p>
          </table:table-cell>
          <table:table-cell table:formula="of:=[.B2307]-[.$B$2349]" office:value-type="float" office:value="0.122172">
            <text:p>0.122172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307191">
            <text:p>0.307191</text:p>
          </table:table-cell>
          <table:table-cell table:formula="of:=[.B2308]-[.$B$2349]" office:value-type="float" office:value="0.120171">
            <text:p>0.120171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304353">
            <text:p>0.304353</text:p>
          </table:table-cell>
          <table:table-cell table:formula="of:=[.B2309]-[.$B$2349]" office:value-type="float" office:value="0.117333">
            <text:p>0.117333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302004">
            <text:p>0.302004</text:p>
          </table:table-cell>
          <table:table-cell table:formula="of:=[.B2310]-[.$B$2349]" office:value-type="float" office:value="0.114984">
            <text:p>0.114984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301224">
            <text:p>0.301224</text:p>
          </table:table-cell>
          <table:table-cell table:formula="of:=[.B2311]-[.$B$2349]" office:value-type="float" office:value="0.114204">
            <text:p>0.114204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30078">
            <text:p>0.30078</text:p>
          </table:table-cell>
          <table:table-cell table:formula="of:=[.B2312]-[.$B$2349]" office:value-type="float" office:value="0.11376">
            <text:p>0.11376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300999">
            <text:p>0.300999</text:p>
          </table:table-cell>
          <table:table-cell table:formula="of:=[.B2313]-[.$B$2349]" office:value-type="float" office:value="0.113979">
            <text:p>0.113979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300617">
            <text:p>0.300617</text:p>
          </table:table-cell>
          <table:table-cell table:formula="of:=[.B2314]-[.$B$2349]" office:value-type="float" office:value="0.113597">
            <text:p>0.113597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98826">
            <text:p>0.298826</text:p>
          </table:table-cell>
          <table:table-cell table:formula="of:=[.B2315]-[.$B$2349]" office:value-type="float" office:value="0.111806">
            <text:p>0.111806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98333">
            <text:p>0.298333</text:p>
          </table:table-cell>
          <table:table-cell table:formula="of:=[.B2316]-[.$B$2349]" office:value-type="float" office:value="0.111313">
            <text:p>0.111313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98737">
            <text:p>0.298737</text:p>
          </table:table-cell>
          <table:table-cell table:formula="of:=[.B2317]-[.$B$2349]" office:value-type="float" office:value="0.111717">
            <text:p>0.111717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99468">
            <text:p>0.299468</text:p>
          </table:table-cell>
          <table:table-cell table:formula="of:=[.B2318]-[.$B$2349]" office:value-type="float" office:value="0.112448">
            <text:p>0.112448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99035">
            <text:p>0.299035</text:p>
          </table:table-cell>
          <table:table-cell table:formula="of:=[.B2319]-[.$B$2349]" office:value-type="float" office:value="0.112015">
            <text:p>0.112015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95779">
            <text:p>0.295779</text:p>
          </table:table-cell>
          <table:table-cell table:formula="of:=[.B2320]-[.$B$2349]" office:value-type="float" office:value="0.108759">
            <text:p>0.108759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89492">
            <text:p>0.289492</text:p>
          </table:table-cell>
          <table:table-cell table:formula="of:=[.B2321]-[.$B$2349]" office:value-type="float" office:value="0.102472">
            <text:p>0.102472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8232">
            <text:p>0.28232</text:p>
          </table:table-cell>
          <table:table-cell table:formula="of:=[.B2322]-[.$B$2349]" office:value-type="float" office:value="0.0953">
            <text:p>0.0953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76718">
            <text:p>0.276718</text:p>
          </table:table-cell>
          <table:table-cell table:formula="of:=[.B2323]-[.$B$2349]" office:value-type="float" office:value="0.0896979999999999">
            <text:p>0.089698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7461">
            <text:p>0.27461</text:p>
          </table:table-cell>
          <table:table-cell table:formula="of:=[.B2324]-[.$B$2349]" office:value-type="float" office:value="0.08759">
            <text:p>0.08759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72682">
            <text:p>0.272682</text:p>
          </table:table-cell>
          <table:table-cell table:formula="of:=[.B2325]-[.$B$2349]" office:value-type="float" office:value="0.085662">
            <text:p>0.085662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68416">
            <text:p>0.268416</text:p>
          </table:table-cell>
          <table:table-cell table:formula="of:=[.B2326]-[.$B$2349]" office:value-type="float" office:value="0.081396">
            <text:p>0.081396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63733">
            <text:p>0.263733</text:p>
          </table:table-cell>
          <table:table-cell table:formula="of:=[.B2327]-[.$B$2349]" office:value-type="float" office:value="0.076713">
            <text:p>0.076713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57972">
            <text:p>0.257972</text:p>
          </table:table-cell>
          <table:table-cell table:formula="of:=[.B2328]-[.$B$2349]" office:value-type="float" office:value="0.070952">
            <text:p>0.070952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50273">
            <text:p>0.250273</text:p>
          </table:table-cell>
          <table:table-cell table:formula="of:=[.B2329]-[.$B$2349]" office:value-type="float" office:value="0.063253">
            <text:p>0.063253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40437">
            <text:p>0.240437</text:p>
          </table:table-cell>
          <table:table-cell table:formula="of:=[.B2330]-[.$B$2349]" office:value-type="float" office:value="0.053417">
            <text:p>0.053417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29912">
            <text:p>0.229912</text:p>
          </table:table-cell>
          <table:table-cell table:formula="of:=[.B2331]-[.$B$2349]" office:value-type="float" office:value="0.042892">
            <text:p>0.042892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18605">
            <text:p>0.218605</text:p>
          </table:table-cell>
          <table:table-cell table:formula="of:=[.B2332]-[.$B$2349]" office:value-type="float" office:value="0.031585">
            <text:p>0.031585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09578">
            <text:p>0.209578</text:p>
          </table:table-cell>
          <table:table-cell table:formula="of:=[.B2333]-[.$B$2349]" office:value-type="float" office:value="0.022558">
            <text:p>0.022558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0276">
            <text:p>0.20276</text:p>
          </table:table-cell>
          <table:table-cell table:formula="of:=[.B2334]-[.$B$2349]" office:value-type="float" office:value="0.01574">
            <text:p>0.01574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97958">
            <text:p>0.197958</text:p>
          </table:table-cell>
          <table:table-cell table:formula="of:=[.B2335]-[.$B$2349]" office:value-type="float" office:value="0.010938">
            <text:p>0.010938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9546">
            <text:p>0.19546</text:p>
          </table:table-cell>
          <table:table-cell table:formula="of:=[.B2336]-[.$B$2349]" office:value-type="float" office:value="0.00844">
            <text:p>0.00844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93323">
            <text:p>0.193323</text:p>
          </table:table-cell>
          <table:table-cell table:formula="of:=[.B2337]-[.$B$2349]" office:value-type="float" office:value="0.00630299999999998">
            <text:p>0.006303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92578">
            <text:p>0.192578</text:p>
          </table:table-cell>
          <table:table-cell table:formula="of:=[.B2338]-[.$B$2349]" office:value-type="float" office:value="0.00555799999999998">
            <text:p>0.005558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91569">
            <text:p>0.191569</text:p>
          </table:table-cell>
          <table:table-cell table:formula="of:=[.B2339]-[.$B$2349]" office:value-type="float" office:value="0.00454899999999997">
            <text:p>0.004549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8986">
            <text:p>0.18986</text:p>
          </table:table-cell>
          <table:table-cell table:formula="of:=[.B2340]-[.$B$2349]" office:value-type="float" office:value="0.00284000000000001">
            <text:p>0.00284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88688">
            <text:p>0.188688</text:p>
          </table:table-cell>
          <table:table-cell table:formula="of:=[.B2341]-[.$B$2349]" office:value-type="float" office:value="0.00166799999999998">
            <text:p>0.001668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88165">
            <text:p>0.188165</text:p>
          </table:table-cell>
          <table:table-cell table:formula="of:=[.B2342]-[.$B$2349]" office:value-type="float" office:value="0.00114499999999998">
            <text:p>0.001145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88324">
            <text:p>0.188324</text:p>
          </table:table-cell>
          <table:table-cell table:formula="of:=[.B2343]-[.$B$2349]" office:value-type="float" office:value="0.00130399999999997">
            <text:p>0.001304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89285">
            <text:p>0.189285</text:p>
          </table:table-cell>
          <table:table-cell table:formula="of:=[.B2344]-[.$B$2349]" office:value-type="float" office:value="0.00226499999999996">
            <text:p>0.002265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88638">
            <text:p>0.188638</text:p>
          </table:table-cell>
          <table:table-cell table:formula="of:=[.B2345]-[.$B$2349]" office:value-type="float" office:value="0.00161799999999998">
            <text:p>0.001618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87286">
            <text:p>0.187286</text:p>
          </table:table-cell>
          <table:table-cell table:formula="of:=[.B2346]-[.$B$2349]" office:value-type="float" office:value="0.000265999999999961">
            <text:p>0.000266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87347">
            <text:p>0.187347</text:p>
          </table:table-cell>
          <table:table-cell table:formula="of:=[.B2347]-[.$B$2349]" office:value-type="float" office:value="0.000326999999999966">
            <text:p>0.000327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8739">
            <text:p>0.18739</text:p>
          </table:table-cell>
          <table:table-cell table:formula="of:=[.B2348]-[.$B$2349]" office:value-type="float" office:value="0.000370000000000009">
            <text:p>0.00037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8702">
            <text:p>0.18702</text:p>
          </table:table-cell>
          <table:table-cell table:formula="of:=[.B2349]-[.$B$234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86779">
            <text:p>0.186779</text:p>
          </table:table-cell>
          <table:table-cell table:formula="of:=[.B2350]-[.$B$2349]" office:value-type="float" office:value="-0.000241000000000019">
            <text:p>-0.000241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86876">
            <text:p>0.186876</text:p>
          </table:table-cell>
          <table:table-cell table:formula="of:=[.B2351]-[.$B$2349]" office:value-type="float" office:value="-0.000144000000000033">
            <text:p>-0.000144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86373">
            <text:p>0.186373</text:p>
          </table:table-cell>
          <table:table-cell table:formula="of:=[.B2352]-[.$B$2349]" office:value-type="float" office:value="-0.000647000000000036">
            <text:p>-0.000647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85495">
            <text:p>0.185495</text:p>
          </table:table-cell>
          <table:table-cell table:formula="of:=[.B2353]-[.$B$2349]" office:value-type="float" office:value="-0.00152500000000003">
            <text:p>-0.001525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85567">
            <text:p>0.185567</text:p>
          </table:table-cell>
          <table:table-cell table:formula="of:=[.B2354]-[.$B$2349]" office:value-type="float" office:value="-0.00145300000000004">
            <text:p>-0.001453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85471">
            <text:p>0.185471</text:p>
          </table:table-cell>
          <table:table-cell table:formula="of:=[.B2355]-[.$B$2349]" office:value-type="float" office:value="-0.00154900000000002">
            <text:p>-0.001549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85532">
            <text:p>0.185532</text:p>
          </table:table-cell>
          <table:table-cell table:formula="of:=[.B2356]-[.$B$2349]" office:value-type="float" office:value="-0.00148800000000002">
            <text:p>-0.001488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85532">
            <text:p>0.185532</text:p>
          </table:table-cell>
          <table:table-cell table:formula="of:=[.B2357]-[.$B$2349]" office:value-type="float" office:value="-0.00148800000000002">
            <text:p>-0.001488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85248">
            <text:p>0.185248</text:p>
          </table:table-cell>
          <table:table-cell table:formula="of:=[.B2358]-[.$B$2349]" office:value-type="float" office:value="-0.00177200000000002">
            <text:p>-0.001772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85676">
            <text:p>0.185676</text:p>
          </table:table-cell>
          <table:table-cell table:formula="of:=[.B2359]-[.$B$2349]" office:value-type="float" office:value="-0.00134400000000004">
            <text:p>-0.001344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85947">
            <text:p>0.185947</text:p>
          </table:table-cell>
          <table:table-cell table:formula="of:=[.B2360]-[.$B$2349]" office:value-type="float" office:value="-0.00107300000000002">
            <text:p>-0.001073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85165">
            <text:p>0.185165</text:p>
          </table:table-cell>
          <table:table-cell table:formula="of:=[.B2361]-[.$B$2349]" office:value-type="float" office:value="-0.00185500000000002">
            <text:p>-0.001855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84634">
            <text:p>0.184634</text:p>
          </table:table-cell>
          <table:table-cell table:formula="of:=[.B2362]-[.$B$2349]" office:value-type="float" office:value="-0.00238600000000003">
            <text:p>-0.002386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85005">
            <text:p>0.185005</text:p>
          </table:table-cell>
          <table:table-cell table:formula="of:=[.B2363]-[.$B$2349]" office:value-type="float" office:value="-0.00201500000000002">
            <text:p>-0.002015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84151">
            <text:p>0.184151</text:p>
          </table:table-cell>
          <table:table-cell table:formula="of:=[.B2364]-[.$B$2349]" office:value-type="float" office:value="-0.00286900000000004">
            <text:p>-0.002869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83806">
            <text:p>0.183806</text:p>
          </table:table-cell>
          <table:table-cell table:formula="of:=[.B2365]-[.$B$2349]" office:value-type="float" office:value="-0.00321400000000002">
            <text:p>-0.003214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84233">
            <text:p>0.184233</text:p>
          </table:table-cell>
          <table:table-cell table:formula="of:=[.B2366]-[.$B$2349]" office:value-type="float" office:value="-0.00278700000000004">
            <text:p>-0.002787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84089">
            <text:p>0.184089</text:p>
          </table:table-cell>
          <table:table-cell table:formula="of:=[.B2367]-[.$B$2349]" office:value-type="float" office:value="-0.00293100000000002">
            <text:p>-0.002931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83225">
            <text:p>0.183225</text:p>
          </table:table-cell>
          <table:table-cell table:formula="of:=[.B2368]-[.$B$2349]" office:value-type="float" office:value="-0.00379500000000002">
            <text:p>-0.003795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83176">
            <text:p>0.183176</text:p>
          </table:table-cell>
          <table:table-cell table:formula="of:=[.B2369]-[.$B$2349]" office:value-type="float" office:value="-0.00384400000000001">
            <text:p>-0.003844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83615">
            <text:p>0.183615</text:p>
          </table:table-cell>
          <table:table-cell table:formula="of:=[.B2370]-[.$B$2349]" office:value-type="float" office:value="-0.00340500000000002">
            <text:p>-0.003405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82818">
            <text:p>0.182818</text:p>
          </table:table-cell>
          <table:table-cell table:formula="of:=[.B2371]-[.$B$2349]" office:value-type="float" office:value="-0.00420200000000004">
            <text:p>-0.004202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82918">
            <text:p>0.182918</text:p>
          </table:table-cell>
          <table:table-cell table:formula="of:=[.B2372]-[.$B$2349]" office:value-type="float" office:value="-0.00410200000000002">
            <text:p>-0.004102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83404">
            <text:p>0.183404</text:p>
          </table:table-cell>
          <table:table-cell table:formula="of:=[.B2373]-[.$B$2349]" office:value-type="float" office:value="-0.00361600000000004">
            <text:p>-0.003616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8316">
            <text:p>0.18316</text:p>
          </table:table-cell>
          <table:table-cell table:formula="of:=[.B2374]-[.$B$2349]" office:value-type="float" office:value="-0.00386">
            <text:p>-0.00386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82992">
            <text:p>0.182992</text:p>
          </table:table-cell>
          <table:table-cell table:formula="of:=[.B2375]-[.$B$2349]" office:value-type="float" office:value="-0.00402800000000003">
            <text:p>-0.004028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82346">
            <text:p>0.182346</text:p>
          </table:table-cell>
          <table:table-cell table:formula="of:=[.B2376]-[.$B$2349]" office:value-type="float" office:value="-0.00467400000000004">
            <text:p>-0.004674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81616">
            <text:p>0.181616</text:p>
          </table:table-cell>
          <table:table-cell table:formula="of:=[.B2377]-[.$B$2349]" office:value-type="float" office:value="-0.00540400000000002">
            <text:p>-0.005404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81243">
            <text:p>0.181243</text:p>
          </table:table-cell>
          <table:table-cell table:formula="of:=[.B2378]-[.$B$2349]" office:value-type="float" office:value="-0.00577700000000003">
            <text:p>-0.005777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81766">
            <text:p>0.181766</text:p>
          </table:table-cell>
          <table:table-cell table:formula="of:=[.B2379]-[.$B$2349]" office:value-type="float" office:value="-0.00525400000000004">
            <text:p>-0.005254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82389">
            <text:p>0.182389</text:p>
          </table:table-cell>
          <table:table-cell table:formula="of:=[.B2380]-[.$B$2349]" office:value-type="float" office:value="-0.00463100000000002">
            <text:p>-0.004631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81938">
            <text:p>0.181938</text:p>
          </table:table-cell>
          <table:table-cell table:formula="of:=[.B2381]-[.$B$2349]" office:value-type="float" office:value="-0.00508200000000003">
            <text:p>-0.005082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82133">
            <text:p>0.182133</text:p>
          </table:table-cell>
          <table:table-cell table:formula="of:=[.B2382]-[.$B$2349]" office:value-type="float" office:value="-0.00488700000000003">
            <text:p>-0.004887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81925">
            <text:p>0.181925</text:p>
          </table:table-cell>
          <table:table-cell table:formula="of:=[.B2383]-[.$B$2349]" office:value-type="float" office:value="-0.00509500000000002">
            <text:p>-0.005095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81669">
            <text:p>0.181669</text:p>
          </table:table-cell>
          <table:table-cell table:formula="of:=[.B2384]-[.$B$2349]" office:value-type="float" office:value="-0.00535100000000002">
            <text:p>-0.005351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81805">
            <text:p>0.181805</text:p>
          </table:table-cell>
          <table:table-cell table:formula="of:=[.B2385]-[.$B$2349]" office:value-type="float" office:value="-0.00521500000000003">
            <text:p>-0.005215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8194">
            <text:p>0.18194</text:p>
          </table:table-cell>
          <table:table-cell table:formula="of:=[.B2386]-[.$B$2349]" office:value-type="float" office:value="-0.00508">
            <text:p>-0.00508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81859">
            <text:p>0.181859</text:p>
          </table:table-cell>
          <table:table-cell table:formula="of:=[.B2387]-[.$B$2349]" office:value-type="float" office:value="-0.00516100000000003">
            <text:p>-0.005161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81537">
            <text:p>0.181537</text:p>
          </table:table-cell>
          <table:table-cell table:formula="of:=[.B2388]-[.$B$2349]" office:value-type="float" office:value="-0.00548300000000002">
            <text:p>-0.005483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80975">
            <text:p>0.180975</text:p>
          </table:table-cell>
          <table:table-cell table:formula="of:=[.B2389]-[.$B$2349]" office:value-type="float" office:value="-0.00604500000000002">
            <text:p>-0.006045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79591">
            <text:p>0.179591</text:p>
          </table:table-cell>
          <table:table-cell table:formula="of:=[.B2390]-[.$B$2349]" office:value-type="float" office:value="-0.00742900000000002">
            <text:p>-0.007429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79743">
            <text:p>0.179743</text:p>
          </table:table-cell>
          <table:table-cell table:formula="of:=[.B2391]-[.$B$2349]" office:value-type="float" office:value="-0.00727700000000003">
            <text:p>-0.007277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80264">
            <text:p>0.180264</text:p>
          </table:table-cell>
          <table:table-cell table:formula="of:=[.B2392]-[.$B$2349]" office:value-type="float" office:value="-0.00675600000000004">
            <text:p>-0.006756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80854">
            <text:p>0.180854</text:p>
          </table:table-cell>
          <table:table-cell table:formula="of:=[.B2393]-[.$B$2349]" office:value-type="float" office:value="-0.00616600000000003">
            <text:p>-0.006166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81483">
            <text:p>0.181483</text:p>
          </table:table-cell>
          <table:table-cell table:formula="of:=[.B2394]-[.$B$2349]" office:value-type="float" office:value="-0.00553700000000001">
            <text:p>-0.005537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8163">
            <text:p>0.18163</text:p>
          </table:table-cell>
          <table:table-cell table:formula="of:=[.B2395]-[.$B$2349]" office:value-type="float" office:value="-0.00539000000000001">
            <text:p>-0.00539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81293">
            <text:p>0.181293</text:p>
          </table:table-cell>
          <table:table-cell table:formula="of:=[.B2396]-[.$B$2349]" office:value-type="float" office:value="-0.00572700000000004">
            <text:p>-0.005727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80519">
            <text:p>0.180519</text:p>
          </table:table-cell>
          <table:table-cell table:formula="of:=[.B2397]-[.$B$2349]" office:value-type="float" office:value="-0.00650100000000003">
            <text:p>-0.006501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80165">
            <text:p>0.180165</text:p>
          </table:table-cell>
          <table:table-cell table:formula="of:=[.B2398]-[.$B$2349]" office:value-type="float" office:value="-0.00685500000000003">
            <text:p>-0.006855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79355">
            <text:p>0.179355</text:p>
          </table:table-cell>
          <table:table-cell table:formula="of:=[.B2399]-[.$B$2349]" office:value-type="float" office:value="-0.00766500000000003">
            <text:p>-0.007665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78728">
            <text:p>0.178728</text:p>
          </table:table-cell>
          <table:table-cell table:formula="of:=[.B2400]-[.$B$2349]" office:value-type="float" office:value="-0.00829200000000002">
            <text:p>-0.008292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79064">
            <text:p>0.179064</text:p>
          </table:table-cell>
          <table:table-cell table:formula="of:=[.B2401]-[.$B$2349]" office:value-type="float" office:value="-0.00795600000000002">
            <text:p>-0.007956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9342">
            <text:p>0.179342</text:p>
          </table:table-cell>
          <table:table-cell table:formula="of:=[.B2402]-[.$B$2349]" office:value-type="float" office:value="-0.00767800000000002">
            <text:p>-0.007678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7862">
            <text:p>0.17862</text:p>
          </table:table-cell>
          <table:table-cell table:formula="of:=[.B2403]-[.$B$2349]" office:value-type="float" office:value="-0.00840000000000002">
            <text:p>-0.0084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78508">
            <text:p>0.178508</text:p>
          </table:table-cell>
          <table:table-cell table:formula="of:=[.B2404]-[.$B$2349]" office:value-type="float" office:value="-0.00851200000000002">
            <text:p>-0.008512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79139">
            <text:p>0.179139</text:p>
          </table:table-cell>
          <table:table-cell table:formula="of:=[.B2405]-[.$B$2349]" office:value-type="float" office:value="-0.00788100000000003">
            <text:p>-0.007881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78939">
            <text:p>0.178939</text:p>
          </table:table-cell>
          <table:table-cell table:formula="of:=[.B2406]-[.$B$2349]" office:value-type="float" office:value="-0.00808100000000003">
            <text:p>-0.008081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78929">
            <text:p>0.178929</text:p>
          </table:table-cell>
          <table:table-cell table:formula="of:=[.B2407]-[.$B$2349]" office:value-type="float" office:value="-0.00809100000000002">
            <text:p>-0.008091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78851">
            <text:p>0.178851</text:p>
          </table:table-cell>
          <table:table-cell table:formula="of:=[.B2408]-[.$B$2349]" office:value-type="float" office:value="-0.00816900000000004">
            <text:p>-0.008169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178198">
            <text:p>0.178198</text:p>
          </table:table-cell>
          <table:table-cell table:formula="of:=[.B2409]-[.$B$2349]" office:value-type="float" office:value="-0.00882200000000002">
            <text:p>-0.008822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178422">
            <text:p>0.178422</text:p>
          </table:table-cell>
          <table:table-cell table:formula="of:=[.B2410]-[.$B$2349]" office:value-type="float" office:value="-0.00859800000000002">
            <text:p>-0.008598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178909">
            <text:p>0.178909</text:p>
          </table:table-cell>
          <table:table-cell table:formula="of:=[.B2411]-[.$B$2349]" office:value-type="float" office:value="-0.00811100000000003">
            <text:p>-0.008111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78917">
            <text:p>0.178917</text:p>
          </table:table-cell>
          <table:table-cell table:formula="of:=[.B2412]-[.$B$2349]" office:value-type="float" office:value="-0.00810300000000003">
            <text:p>-0.008103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17905">
            <text:p>0.17905</text:p>
          </table:table-cell>
          <table:table-cell table:formula="of:=[.B2413]-[.$B$2349]" office:value-type="float" office:value="-0.00797000000000001">
            <text:p>-0.00797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178722">
            <text:p>0.178722</text:p>
          </table:table-cell>
          <table:table-cell table:formula="of:=[.B2414]-[.$B$2349]" office:value-type="float" office:value="-0.00829800000000003">
            <text:p>-0.008298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178092">
            <text:p>0.178092</text:p>
          </table:table-cell>
          <table:table-cell table:formula="of:=[.B2415]-[.$B$2349]" office:value-type="float" office:value="-0.00892800000000002">
            <text:p>-0.008928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177863">
            <text:p>0.177863</text:p>
          </table:table-cell>
          <table:table-cell table:formula="of:=[.B2416]-[.$B$2349]" office:value-type="float" office:value="-0.00915700000000003">
            <text:p>-0.009157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77362">
            <text:p>0.177362</text:p>
          </table:table-cell>
          <table:table-cell table:formula="of:=[.B2417]-[.$B$2349]" office:value-type="float" office:value="-0.00965800000000003">
            <text:p>-0.009658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176918">
            <text:p>0.176918</text:p>
          </table:table-cell>
          <table:table-cell table:formula="of:=[.B2418]-[.$B$2349]" office:value-type="float" office:value="-0.010102">
            <text:p>-0.010102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177091">
            <text:p>0.177091</text:p>
          </table:table-cell>
          <table:table-cell table:formula="of:=[.B2419]-[.$B$2349]" office:value-type="float" office:value="-0.00992900000000002">
            <text:p>-0.009929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177815">
            <text:p>0.177815</text:p>
          </table:table-cell>
          <table:table-cell table:formula="of:=[.B2420]-[.$B$2349]" office:value-type="float" office:value="-0.00920500000000002">
            <text:p>-0.009205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17812">
            <text:p>0.17812</text:p>
          </table:table-cell>
          <table:table-cell table:formula="of:=[.B2421]-[.$B$2349]" office:value-type="float" office:value="-0.00889999999999999">
            <text:p>-0.0089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78003">
            <text:p>0.178003</text:p>
          </table:table-cell>
          <table:table-cell table:formula="of:=[.B2422]-[.$B$2349]" office:value-type="float" office:value="-0.00901700000000002">
            <text:p>-0.009017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177803">
            <text:p>0.177803</text:p>
          </table:table-cell>
          <table:table-cell table:formula="of:=[.B2423]-[.$B$2349]" office:value-type="float" office:value="-0.00921700000000003">
            <text:p>-0.009217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176819">
            <text:p>0.176819</text:p>
          </table:table-cell>
          <table:table-cell table:formula="of:=[.B2424]-[.$B$2349]" office:value-type="float" office:value="-0.010201">
            <text:p>-0.010201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175985">
            <text:p>0.175985</text:p>
          </table:table-cell>
          <table:table-cell table:formula="of:=[.B2425]-[.$B$2349]" office:value-type="float" office:value="-0.011035">
            <text:p>-0.011035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175689">
            <text:p>0.175689</text:p>
          </table:table-cell>
          <table:table-cell table:formula="of:=[.B2426]-[.$B$2349]" office:value-type="float" office:value="-0.011331">
            <text:p>-0.011331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75861">
            <text:p>0.175861</text:p>
          </table:table-cell>
          <table:table-cell table:formula="of:=[.B2427]-[.$B$2349]" office:value-type="float" office:value="-0.011159">
            <text:p>-0.011159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176194">
            <text:p>0.176194</text:p>
          </table:table-cell>
          <table:table-cell table:formula="of:=[.B2428]-[.$B$2349]" office:value-type="float" office:value="-0.010826">
            <text:p>-0.010826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175731">
            <text:p>0.175731</text:p>
          </table:table-cell>
          <table:table-cell table:formula="of:=[.B2429]-[.$B$2349]" office:value-type="float" office:value="-0.011289">
            <text:p>-0.011289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17609">
            <text:p>0.17609</text:p>
          </table:table-cell>
          <table:table-cell table:formula="of:=[.B2430]-[.$B$2349]" office:value-type="float" office:value="-0.01093">
            <text:p>-0.01093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17643">
            <text:p>0.17643</text:p>
          </table:table-cell>
          <table:table-cell table:formula="of:=[.B2431]-[.$B$2349]" office:value-type="float" office:value="-0.01059">
            <text:p>-0.01059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75872">
            <text:p>0.175872</text:p>
          </table:table-cell>
          <table:table-cell table:formula="of:=[.B2432]-[.$B$2349]" office:value-type="float" office:value="-0.011148">
            <text:p>-0.011148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176138">
            <text:p>0.176138</text:p>
          </table:table-cell>
          <table:table-cell table:formula="of:=[.B2433]-[.$B$2349]" office:value-type="float" office:value="-0.010882">
            <text:p>-0.010882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176102">
            <text:p>0.176102</text:p>
          </table:table-cell>
          <table:table-cell table:formula="of:=[.B2434]-[.$B$2349]" office:value-type="float" office:value="-0.010918">
            <text:p>-0.010918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175575">
            <text:p>0.175575</text:p>
          </table:table-cell>
          <table:table-cell table:formula="of:=[.B2435]-[.$B$2349]" office:value-type="float" office:value="-0.011445">
            <text:p>-0.011445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175088">
            <text:p>0.175088</text:p>
          </table:table-cell>
          <table:table-cell table:formula="of:=[.B2436]-[.$B$2349]" office:value-type="float" office:value="-0.011932">
            <text:p>-0.011932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74758">
            <text:p>0.174758</text:p>
          </table:table-cell>
          <table:table-cell table:formula="of:=[.B2437]-[.$B$2349]" office:value-type="float" office:value="-0.012262">
            <text:p>-0.012262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175426">
            <text:p>0.175426</text:p>
          </table:table-cell>
          <table:table-cell table:formula="of:=[.B2438]-[.$B$2349]" office:value-type="float" office:value="-0.011594">
            <text:p>-0.011594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175287">
            <text:p>0.175287</text:p>
          </table:table-cell>
          <table:table-cell table:formula="of:=[.B2439]-[.$B$2349]" office:value-type="float" office:value="-0.011733">
            <text:p>-0.011733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174678">
            <text:p>0.174678</text:p>
          </table:table-cell>
          <table:table-cell table:formula="of:=[.B2440]-[.$B$2349]" office:value-type="float" office:value="-0.012342">
            <text:p>-0.012342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174523">
            <text:p>0.174523</text:p>
          </table:table-cell>
          <table:table-cell table:formula="of:=[.B2441]-[.$B$2349]" office:value-type="float" office:value="-0.012497">
            <text:p>-0.012497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173986">
            <text:p>0.173986</text:p>
          </table:table-cell>
          <table:table-cell table:formula="of:=[.B2442]-[.$B$2349]" office:value-type="float" office:value="-0.013034">
            <text:p>-0.013034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173833">
            <text:p>0.173833</text:p>
          </table:table-cell>
          <table:table-cell table:formula="of:=[.B2443]-[.$B$2349]" office:value-type="float" office:value="-0.013187">
            <text:p>-0.013187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173717">
            <text:p>0.173717</text:p>
          </table:table-cell>
          <table:table-cell table:formula="of:=[.B2444]-[.$B$2349]" office:value-type="float" office:value="-0.013303">
            <text:p>-0.013303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173998">
            <text:p>0.173998</text:p>
          </table:table-cell>
          <table:table-cell table:formula="of:=[.B2445]-[.$B$2349]" office:value-type="float" office:value="-0.013022">
            <text:p>-0.013022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173988">
            <text:p>0.173988</text:p>
          </table:table-cell>
          <table:table-cell table:formula="of:=[.B2446]-[.$B$2349]" office:value-type="float" office:value="-0.013032">
            <text:p>-0.013032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3242">
            <text:p>0.173242</text:p>
          </table:table-cell>
          <table:table-cell table:formula="of:=[.B2447]-[.$B$2349]" office:value-type="float" office:value="-0.013778">
            <text:p>-0.013778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172877">
            <text:p>0.172877</text:p>
          </table:table-cell>
          <table:table-cell table:formula="of:=[.B2448]-[.$B$2349]" office:value-type="float" office:value="-0.014143">
            <text:p>-0.01414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72756">
            <text:p>0.172756</text:p>
          </table:table-cell>
          <table:table-cell table:formula="of:=[.B2449]-[.$B$2349]" office:value-type="float" office:value="-0.014264">
            <text:p>-0.01426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8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7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6">02/16/2024</text:date>, <text:time>00:19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9T12:24:31.063000000</meta:creation-date>
    <dc:date>2024-02-16T00:19:44.97</dc:date>
    <meta:editing-duration>PT6H46M50S</meta:editing-duration>
    <meta:editing-cycles>8</meta:editing-cycles>
    <meta:generator>OpenOffice/4.1.14$Win32 OpenOffice.org_project/4114m1$Build-9811</meta:generator>
    <meta:document-statistic meta:table-count="2" meta:cell-count="6239" meta:object-count="7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CAA6F4CF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>
        <chart:symbol-image xlink:href="Pictures/2000000D000000DD000000DDCAA6F4CF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8cm" xlink:href=".." xlink:type="simple" chart:class="chart:scatter" chart:column-mapping="1 0" chart:style-name="ch1">
        <chart:plot-area chart:style-name="ch2" table:cell-range-address="Лист1.F22:Лист1.G28" svg:x="1.452cm" svg:y="0.851cm" svg:width="13.897cm" svg:height="6.847cm">
          <chartooo:coordinate-region svg:x="1.888cm" svg:y="1.063cm" svg:width="13.221cm" svg:height="5.962cm"/>
          <chart:axis chart:dimension="x" chart:name="primary-x" chart:style-name="ch3">
            <chart:title svg:x="6.068cm" svg:y="7.877cm" chart:style-name="ch4">
              <text:p>Оптическая плотность D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3">
            <chart:title svg:x="0.451cm" svg:y="7.876cm" chart:style-name="ch6">
              <text:p>Концентрация раствора БК C, ммоль/л</text:p>
            </chart:title>
            <chart:grid chart:style-name="ch5" chart:class="major"/>
            <chart:grid chart:style-name="ch5" chart:class="minor"/>
          </chart:axis>
          <chart:series chart:style-name="ch7" chart:values-cell-range-address="Лист1.F22:Лист1.F28" chart:class="chart:scatter">
            <chart:domain table:cell-range-address="Лист1.G22:Лист1.G2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G22:Лист1.G28</svg:desc>
                </draw:g>
              </table:table-cell>
              <table:table-cell office:value-type="float" office:value="0">
                <text:p>0</text:p>
                <draw:g>
                  <svg:desc>Лист1.F22:Лист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732">
                <text:p>0.13573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83">
                <text:p>0.3038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9793">
                <text:p>0.4697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3193">
                <text:p>0.63319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7807">
                <text:p>0.8178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2595">
                <text:p>2.062595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5">
      <number:number number:decimal-places="1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F000000DF15A66689.svm" xlink:type="simple" xlink:actuate="onLoad"/>
      </style:chart-properties>
    </style:style>
    <style:style style:name="ch3" style:family="chart" style:data-style-name="N125">
      <style:chart-properties chart:display-label="true" chart:logarithmic="false" chart:reverse-direction="false" text:line-break="false" chart:link-data-style-to-source="false" chart:axis-position="0"/>
      <style:graphic-properties svg:stroke-color="#666666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false" chart:axis-position="0"/>
      <style:graphic-properties svg:stroke-color="#666666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127">
      <style:chart-properties chart:symbol-type="named-symbol" chart:symbol-name="diamond" chart:symbol-width="0.25cm" chart:symbol-height="0.25cm">
        <chart:symbol-image xlink:href="Pictures/2000000D000000DF000000DF15A66689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53cm" svg:height="8.814cm" xlink:href=".." xlink:type="simple" chart:class="chart:scatter" chart:column-mapping="0" chart:style-name="ch1">
        <chart:plot-area chart:style-name="ch2" table:cell-range-address="Лист1.F3:Лист1.F3 Лист1.I4:Лист1.J9" chart:data-source-has-labels="column" svg:x="1.46cm" svg:y="0.839cm" svg:width="14.239cm" svg:height="6.696cm">
          <chartooo:coordinate-region svg:x="2.558cm" svg:y="1.051cm" svg:width="12.901cm" svg:height="5.811cm"/>
          <chart:axis chart:dimension="x" chart:name="primary-x" chart:style-name="ch3" chartooo:axis-type="auto">
            <chart:title svg:x="4.527cm" svg:y="7.711cm" chart:style-name="ch4">
              <text:p>Равновесная концентрация Сравн, ммоль/л</text:p>
            </chart:title>
            <chart:categories table:cell-range-address="Лист1.F3:Лист1.F3"/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451cm" svg:y="6.096cm" chart:style-name="ch7">
              <text:p>Адсорбция Г, моль/г</text:p>
            </chart:title>
            <chart:grid chart:style-name="ch5" chart:class="major"/>
            <chart:grid chart:style-name="ch5" chart:class="minor"/>
          </chart:axis>
          <chart:series chart:style-name="ch8" chart:values-cell-range-address="Лист1.J4:Лист1.J9" chart:class="chart:scatter">
            <chart:domain table:cell-range-address="Лист1.I4:Лист1.I9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Лист1.F3:Лист1.F3</svg:desc>
                </draw:g>
              </table:table-cell>
              <table:table-cell office:value-type="float" office:value="0.247708334359193">
                <text:p>0.247708334359193</text:p>
                <draw:g>
                  <svg:desc>Лист1.I4:Лист1.I9</svg:desc>
                </draw:g>
              </table:table-cell>
              <table:table-cell office:value-type="float" office:value="0.000582702017093355">
                <text:p>0.000582702017093355</text:p>
                <draw:g>
                  <svg:desc>Лист1.J4:Лист1.J9</svg:desc>
                </draw:g>
              </table:table-cell>
            </table:table-row>
            <table:table-row>
              <table:table-cell office:value-type="string"/>
              <table:table-cell office:value-type="float" office:value="0.205550723401814">
                <text:p>0.205550723401814</text:p>
              </table:table-cell>
              <table:table-cell office:value-type="float" office:value="0.00204378568666117">
                <text:p>0.00204378568666117</text:p>
              </table:table-cell>
            </table:table-row>
            <table:table-row>
              <table:table-cell office:value-type="string"/>
              <table:table-cell office:value-type="float" office:value="0.251825267910126">
                <text:p>0.251825267910126</text:p>
              </table:table-cell>
              <table:table-cell office:value-type="float" office:value="0.00323689312754507">
                <text:p>0.00323689312754507</text:p>
              </table:table-cell>
            </table:table-row>
            <table:table-row>
              <table:table-cell office:value-type="string"/>
              <table:table-cell office:value-type="float" office:value="0.394435529020741">
                <text:p>0.394435529020741</text:p>
              </table:table-cell>
              <table:table-cell office:value-type="float" office:value="0.0041380741544826">
                <text:p>0.0041380741544826</text:p>
              </table:table-cell>
            </table:table-row>
            <table:table-row>
              <table:table-cell office:value-type="string"/>
              <table:table-cell office:value-type="float" office:value="0.498101395603974">
                <text:p>0.498101395603974</text:p>
              </table:table-cell>
              <table:table-cell office:value-type="float" office:value="0.00515726849816977">
                <text:p>0.00515726849816977</text:p>
              </table:table-cell>
            </table:table-row>
            <table:table-row>
              <table:table-cell office:value-type="string"/>
              <table:table-cell office:value-type="float" office:value="1.14489332452697">
                <text:p>1.14489332452697</text:p>
              </table:table-cell>
              <table:table-cell office:value-type="float" office:value="0.0131972929559789">
                <text:p>0.013197292955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F000000DF15A66689.svm" xlink:type="simple" xlink:actuate="onLoad"/>
      </style:chart-properties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1">
      <style:chart-properties chart:symbol-type="named-symbol" chart:symbol-name="diamond" chart:symbol-width="0.25cm" chart:symbol-height="0.25cm">
        <chart:symbol-image xlink:href="Pictures/2000000D000000DF000000DF15A66689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41cm" svg:height="8.992cm" xlink:href=".." xlink:type="simple" chart:class="chart:scatter" chart:style-name="ch1">
        <chart:plot-area chart:style-name="ch2" table:cell-range-address="Лист1.N4:Лист1.O9" svg:x="1.541cm" svg:y="0.851cm" svg:width="18.084cm" svg:height="6.859cm">
          <chartooo:coordinate-region svg:x="2.533cm" svg:y="1.064cm" svg:width="16.72cm" svg:height="5.973cm"/>
          <chart:axis chart:dimension="x" chart:name="primary-x" chart:style-name="ch3">
            <chart:title svg:x="9.071cm" svg:y="7.889cm" chart:style-name="ch4">
              <text:p>1/Cравн, л/моль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3">
            <chart:title svg:x="0.451cm" svg:y="5.29cm" chart:style-name="ch6">
              <text:p>1/Г, г/моль</text:p>
            </chart:title>
            <chart:grid chart:style-name="ch5" chart:class="major"/>
            <chart:grid chart:style-name="ch5" chart:class="minor"/>
          </chart:axis>
          <chart:series chart:style-name="ch7" chart:values-cell-range-address="Лист1.O4:Лист1.O9" chart:class="chart:scatter">
            <chart:domain table:cell-range-address="Лист1.N4:Лист1.N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N</text:p>
              </table:table-cell>
              <table:table-cell office:value-type="string">
                <text:p>Столбец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37.0058705814">
                <text:p>4037.0058705814</text:p>
                <draw:g>
                  <svg:desc>Лист1.N4:Лист1.N9</svg:desc>
                </draw:g>
              </table:table-cell>
              <table:table-cell office:value-type="float" office:value="1716.14302107313">
                <text:p>1716.14302107313</text:p>
                <draw:g>
                  <svg:desc>Лист1.O4:Лист1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4.97922970177">
                <text:p>4864.97922970177</text:p>
              </table:table-cell>
              <table:table-cell office:value-type="float" office:value="489.288092448504">
                <text:p>489.288092448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1.00739055657">
                <text:p>3971.00739055657</text:p>
              </table:table-cell>
              <table:table-cell office:value-type="float" office:value="308.938219643483">
                <text:p>308.938219643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5.26857096947">
                <text:p>2535.26857096947</text:p>
              </table:table-cell>
              <table:table-cell office:value-type="float" office:value="241.658308350212">
                <text:p>241.658308350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7.62336509306">
                <text:p>2007.62336509306</text:p>
              </table:table-cell>
              <table:table-cell office:value-type="float" office:value="193.90109325409">
                <text:p>193.90109325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3.443820989317">
                <text:p>873.443820989317</text:p>
              </table:table-cell>
              <table:table-cell office:value-type="float" office:value="75.7731152392857">
                <text:p>75.773115239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555cm" xlink:href=".." xlink:type="simple" chart:class="chart:scatter" chart:style-name="ch1">
        <chart:plot-area chart:style-name="ch2" table:cell-range-address="Лист1.U4:Лист1.V9" svg:x="1.452cm" svg:y="0.819cm" svg:width="13.903cm" svg:height="6.462cm">
          <chartooo:coordinate-region svg:x="1.836cm" svg:y="1.031cm" svg:width="13.135cm" svg:height="6.038cm"/>
          <chart:axis chart:dimension="x" chart:name="primary-x" chart:style-name="ch3">
            <chart:title svg:x="7.989cm" svg:y="7.452cm" chart:style-name="ch4">
              <text:p>ln С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3">
            <chart:title svg:x="0.451cm" svg:y="4.425cm" chart:style-name="ch6">
              <text:p>ln Г</text:p>
            </chart:title>
            <chart:grid chart:style-name="ch5" chart:class="major"/>
            <chart:grid chart:style-name="ch5" chart:class="minor"/>
          </chart:axis>
          <chart:series chart:style-name="ch7" chart:values-cell-range-address="Лист1.V4:Лист1.V9" chart:class="chart:scatter">
            <chart:domain table:cell-range-address="Лист1.U4:Лист1.U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U</text:p>
              </table:table-cell>
              <table:table-cell office:value-type="string">
                <text:p>Столбец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30325857504594">
                <text:p>-8.30325857504594</text:p>
                <draw:g>
                  <svg:desc>Лист1.U4:Лист1.U9</svg:desc>
                </draw:g>
              </table:table-cell>
              <table:table-cell office:value-type="float" office:value="-7.44783462218857">
                <text:p>-7.44783462218857</text:p>
                <draw:g>
                  <svg:desc>Лист1.V4:Лист1.V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48981772527939">
                <text:p>-8.48981772527939</text:p>
              </table:table-cell>
              <table:table-cell office:value-type="float" office:value="-6.1929514621079">
                <text:p>-6.1929514621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677509226187">
                <text:p>-8.28677509226187</text:p>
              </table:table-cell>
              <table:table-cell office:value-type="float" office:value="-5.73314132047894">
                <text:p>-5.73314132047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8380548555691">
                <text:p>-7.8380548555691</text:p>
              </table:table-cell>
              <table:table-cell office:value-type="float" office:value="-5.4875247794514">
                <text:p>-5.4875247794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60470689603396">
                <text:p>-7.60470689603396</text:p>
              </table:table-cell>
              <table:table-cell office:value-type="float" office:value="-5.26734820046938">
                <text:p>-5.26734820046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77244381266818">
                <text:p>-6.77244381266818</text:p>
              </table:table-cell>
              <table:table-cell office:value-type="float" office:value="-4.32774354951391">
                <text:p>-4.327743549513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400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0.5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0">
      <style:chart-properties chart:symbol-type="none">
        <chart:symbol-image xlink:href="Pictures/2000000D000000DD000000DD3F0040E4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59cm" svg:height="11.963cm" xlink:href=".." xlink:type="simple" chart:class="chart:scatter" chart:style-name="ch1">
        <chart:legend chart:legend-position="end" svg:x="17.115cm" svg:y="4.359cm" style:legend-expansion="high" chart:style-name="ch2"/>
        <chart:plot-area chart:style-name="ch3" table:cell-range-address="Лист2.A5:Лист2.B205 Лист2.A3:Лист2.A3 Лист2.A207:Лист2.A207 Лист2.B209:Лист2.B409 Лист2.A411:Лист2.A411 Лист2.B413:Лист2.B613 Лист2.A615:Лист2.A615 Лист2.B617:Лист2.B817 Лист2.A819:Лист2.A819 Лист2.B821:Лист2.B1021 Лист2.A1023:Лист2.A1023 Лист2.B1025:Лист2.B1225" chart:data-source-has-labels="row" svg:x="1.97cm" svg:y="1.091cm" svg:width="14.477cm" svg:height="9.53cm">
          <chartooo:coordinate-region svg:x="2.803cm" svg:y="1.303cm" svg:width="13.364cm" svg:height="9.106cm"/>
          <chart:axis chart:dimension="x" chart:name="primary-x" chart:style-name="ch4">
            <chart:title svg:x="7.418cm" svg:y="10.86cm" chart:style-name="ch5">
              <text:p>Длина волны λ, нм 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9.075cm" chart:style-name="ch8">
              <text:p>Оптическая плотность раствора D
</text:p>
            </chart:title>
            <chart:grid chart:style-name="ch6" chart:class="major"/>
            <chart:grid chart:style-name="ch6" chart:class="minor"/>
          </chart:axis>
          <chart:series chart:style-name="ch9" chart:values-cell-range-address="Лист2.B5:Лист2.B205" chart:label-cell-address="Лист2.A3:Лист2.A3" chart:class="chart:scatter">
            <chart:domain table:cell-range-address="Лист2.A5:Лист2.A205"/>
            <chart:data-point chart:repeated="201"/>
          </chart:series>
          <chart:series chart:style-name="ch10" chart:values-cell-range-address="Лист2.B209:Лист2.B409" chart:label-cell-address="Лист2.A207:Лист2.A207" chart:class="chart:scatter">
            <chart:domain table:cell-range-address="Лист2.A209:Лист2.A409"/>
            <chart:data-point chart:repeated="201"/>
          </chart:series>
          <chart:series chart:style-name="ch11" chart:values-cell-range-address="Лист2.B413:Лист2.B613" chart:label-cell-address="Лист2.A411:Лист2.A411" chart:class="chart:scatter">
            <chart:domain table:cell-range-address="Лист2.A413:Лист2.A613"/>
            <chart:data-point chart:repeated="201"/>
          </chart:series>
          <chart:series chart:style-name="ch12" chart:values-cell-range-address="Лист2.B617:Лист2.B817" chart:label-cell-address="Лист2.A615:Лист2.A615" chart:class="chart:scatter">
            <chart:domain table:cell-range-address="Лист2.A617:Лист2.A817"/>
            <chart:data-point chart:repeated="201"/>
          </chart:series>
          <chart:series chart:style-name="ch13" chart:values-cell-range-address="Лист2.B821:Лист2.B1021" chart:label-cell-address="Лист2.A819:Лист2.A819" chart:class="chart:scatter">
            <chart:domain table:cell-range-address="Лист2.A821:Лист2.A1021"/>
            <chart:data-point chart:repeated="201"/>
          </chart:series>
          <chart:series chart:style-name="ch14" chart:values-cell-range-address="Лист2.B1025:Лист2.B1225" chart:label-cell-address="Лист2.A1023:Лист2.A1023" chart:class="chart:scatter">
            <chart:domain table:cell-range-address="Лист2.A1025:Лист2.A1225"/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2 мл</text:p>
                <draw:g>
                  <svg:desc>Лист2.A3:Лист2.A3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4 мл</text:p>
                <draw:g>
                  <svg:desc>Лист2.A207:Лист2.A207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6 мл</text:p>
                <draw:g>
                  <svg:desc>Лист2.A411:Лист2.A41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8 мл</text:p>
                <draw:g>
                  <svg:desc>Лист2.A615:Лист2.A615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10 мл</text:p>
                <draw:g>
                  <svg:desc>Лист2.A819:Лист2.A819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25 мл</text:p>
                <draw:g>
                  <svg:desc>Лист2.A1023:Лист2.A10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Лист2.A5:Лист2.A205</svg:desc>
                </draw:g>
              </table:table-cell>
              <table:table-cell office:value-type="float" office:value="3.390753">
                <text:p>3.390753</text:p>
                <draw:g>
                  <svg:desc>Лист2.B5:Лист2.B205</svg:desc>
                </draw:g>
              </table:table-cell>
              <table:table-cell office:value-type="float" office:value="200">
                <text:p>200</text:p>
                <draw:g>
                  <svg:desc>Лист2.A209:Лист2.A409</svg:desc>
                </draw:g>
              </table:table-cell>
              <table:table-cell office:value-type="float" office:value="3.401499">
                <text:p>3.401499</text:p>
                <draw:g>
                  <svg:desc>Лист2.B209:Лист2.B409</svg:desc>
                </draw:g>
              </table:table-cell>
              <table:table-cell office:value-type="float" office:value="200">
                <text:p>200</text:p>
                <draw:g>
                  <svg:desc>Лист2.A413:Лист2.A613</svg:desc>
                </draw:g>
              </table:table-cell>
              <table:table-cell office:value-type="float" office:value="3.387186">
                <text:p>3.387186</text:p>
                <draw:g>
                  <svg:desc>Лист2.B413:Лист2.B613</svg:desc>
                </draw:g>
              </table:table-cell>
              <table:table-cell office:value-type="float" office:value="200">
                <text:p>200</text:p>
                <draw:g>
                  <svg:desc>Лист2.A617:Лист2.A817</svg:desc>
                </draw:g>
              </table:table-cell>
              <table:table-cell office:value-type="float" office:value="2.082732">
                <text:p>2.082732</text:p>
                <draw:g>
                  <svg:desc>Лист2.B617:Лист2.B817</svg:desc>
                </draw:g>
              </table:table-cell>
              <table:table-cell office:value-type="float" office:value="200">
                <text:p>200</text:p>
                <draw:g>
                  <svg:desc>Лист2.A821:Лист2.A1021</svg:desc>
                </draw:g>
              </table:table-cell>
              <table:table-cell office:value-type="float" office:value="1.894178">
                <text:p>1.894178</text:p>
                <draw:g>
                  <svg:desc>Лист2.B821:Лист2.B1021</svg:desc>
                </draw:g>
              </table:table-cell>
              <table:table-cell office:value-type="float" office:value="200">
                <text:p>200</text:p>
                <draw:g>
                  <svg:desc>Лист2.A1025:Лист2.A1225</svg:desc>
                </draw:g>
              </table:table-cell>
              <table:table-cell office:value-type="float" office:value="3.403444">
                <text:p>3.403444</text:p>
                <draw:g>
                  <svg:desc>Лист2.B1025:Лист2.B1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2.665075">
                <text:p>2.665075</text:p>
              </table:table-cell>
              <table:table-cell office:value-type="float" office:value="201">
                <text:p>201</text:p>
              </table:table-cell>
              <table:table-cell office:value-type="float" office:value="3.436644">
                <text:p>3.436644</text:p>
              </table:table-cell>
              <table:table-cell office:value-type="float" office:value="201">
                <text:p>201</text:p>
              </table:table-cell>
              <table:table-cell office:value-type="float" office:value="2.556412">
                <text:p>2.556412</text:p>
              </table:table-cell>
              <table:table-cell office:value-type="float" office:value="201">
                <text:p>201</text:p>
              </table:table-cell>
              <table:table-cell office:value-type="float" office:value="2.537658">
                <text:p>2.537658</text:p>
              </table:table-cell>
              <table:table-cell office:value-type="float" office:value="201">
                <text:p>201</text:p>
              </table:table-cell>
              <table:table-cell office:value-type="float" office:value="2.351137">
                <text:p>2.351137</text:p>
              </table:table-cell>
              <table:table-cell office:value-type="float" office:value="201">
                <text:p>201</text:p>
              </table:table-cell>
              <table:table-cell office:value-type="float" office:value="2.503062">
                <text:p>2.50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2.627569">
                <text:p>2.627569</text:p>
              </table:table-cell>
              <table:table-cell office:value-type="float" office:value="202">
                <text:p>202</text:p>
              </table:table-cell>
              <table:table-cell office:value-type="float" office:value="2.9395">
                <text:p>2.9395</text:p>
              </table:table-cell>
              <table:table-cell office:value-type="float" office:value="202">
                <text:p>202</text:p>
              </table:table-cell>
              <table:table-cell office:value-type="float" office:value="2.389025">
                <text:p>2.389025</text:p>
              </table:table-cell>
              <table:table-cell office:value-type="float" office:value="202">
                <text:p>202</text:p>
              </table:table-cell>
              <table:table-cell office:value-type="float" office:value="2.372471">
                <text:p>2.372471</text:p>
              </table:table-cell>
              <table:table-cell office:value-type="float" office:value="202">
                <text:p>202</text:p>
              </table:table-cell>
              <table:table-cell office:value-type="float" office:value="2.622975">
                <text:p>2.622975</text:p>
              </table:table-cell>
              <table:table-cell office:value-type="float" office:value="202">
                <text:p>202</text:p>
              </table:table-cell>
              <table:table-cell office:value-type="float" office:value="2.503704">
                <text:p>2.503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2.206365">
                <text:p>2.206365</text:p>
              </table:table-cell>
              <table:table-cell office:value-type="float" office:value="203">
                <text:p>203</text:p>
              </table:table-cell>
              <table:table-cell office:value-type="float" office:value="2.829847">
                <text:p>2.829847</text:p>
              </table:table-cell>
              <table:table-cell office:value-type="float" office:value="203">
                <text:p>203</text:p>
              </table:table-cell>
              <table:table-cell office:value-type="float" office:value="2.374239">
                <text:p>2.374239</text:p>
              </table:table-cell>
              <table:table-cell office:value-type="float" office:value="203">
                <text:p>203</text:p>
              </table:table-cell>
              <table:table-cell office:value-type="float" office:value="2.34308">
                <text:p>2.34308</text:p>
              </table:table-cell>
              <table:table-cell office:value-type="float" office:value="203">
                <text:p>203</text:p>
              </table:table-cell>
              <table:table-cell office:value-type="float" office:value="2.791932">
                <text:p>2.791932</text:p>
              </table:table-cell>
              <table:table-cell office:value-type="float" office:value="203">
                <text:p>203</text:p>
              </table:table-cell>
              <table:table-cell office:value-type="float" office:value="2.583203">
                <text:p>2.583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1.762414">
                <text:p>1.762414</text:p>
              </table:table-cell>
              <table:table-cell office:value-type="float" office:value="204">
                <text:p>204</text:p>
              </table:table-cell>
              <table:table-cell office:value-type="float" office:value="2.546421">
                <text:p>2.546421</text:p>
              </table:table-cell>
              <table:table-cell office:value-type="float" office:value="204">
                <text:p>204</text:p>
              </table:table-cell>
              <table:table-cell office:value-type="float" office:value="2.446856">
                <text:p>2.446856</text:p>
              </table:table-cell>
              <table:table-cell office:value-type="float" office:value="204">
                <text:p>204</text:p>
              </table:table-cell>
              <table:table-cell office:value-type="float" office:value="2.793568">
                <text:p>2.793568</text:p>
              </table:table-cell>
              <table:table-cell office:value-type="float" office:value="204">
                <text:p>204</text:p>
              </table:table-cell>
              <table:table-cell office:value-type="float" office:value="2.899891">
                <text:p>2.899891</text:p>
              </table:table-cell>
              <table:table-cell office:value-type="float" office:value="204">
                <text:p>204</text:p>
              </table:table-cell>
              <table:table-cell office:value-type="float" office:value="2.809063">
                <text:p>2.809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1.418127">
                <text:p>1.418127</text:p>
              </table:table-cell>
              <table:table-cell office:value-type="float" office:value="205">
                <text:p>205</text:p>
              </table:table-cell>
              <table:table-cell office:value-type="float" office:value="2.251966">
                <text:p>2.251966</text:p>
              </table:table-cell>
              <table:table-cell office:value-type="float" office:value="205">
                <text:p>205</text:p>
              </table:table-cell>
              <table:table-cell office:value-type="float" office:value="2.674034">
                <text:p>2.674034</text:p>
              </table:table-cell>
              <table:table-cell office:value-type="float" office:value="205">
                <text:p>205</text:p>
              </table:table-cell>
              <table:table-cell office:value-type="float" office:value="3.167954">
                <text:p>3.167954</text:p>
              </table:table-cell>
              <table:table-cell office:value-type="float" office:value="205">
                <text:p>205</text:p>
              </table:table-cell>
              <table:table-cell office:value-type="float" office:value="2.982412">
                <text:p>2.982412</text:p>
              </table:table-cell>
              <table:table-cell office:value-type="float" office:value="205">
                <text:p>205</text:p>
              </table:table-cell>
              <table:table-cell office:value-type="float" office:value="2.911692">
                <text:p>2.911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1.187488">
                <text:p>1.187488</text:p>
              </table:table-cell>
              <table:table-cell office:value-type="float" office:value="206">
                <text:p>206</text:p>
              </table:table-cell>
              <table:table-cell office:value-type="float" office:value="2.027353">
                <text:p>2.027353</text:p>
              </table:table-cell>
              <table:table-cell office:value-type="float" office:value="206">
                <text:p>206</text:p>
              </table:table-cell>
              <table:table-cell office:value-type="float" office:value="2.500095">
                <text:p>2.500095</text:p>
              </table:table-cell>
              <table:table-cell office:value-type="float" office:value="206">
                <text:p>206</text:p>
              </table:table-cell>
              <table:table-cell office:value-type="float" office:value="2.764737">
                <text:p>2.764737</text:p>
              </table:table-cell>
              <table:table-cell office:value-type="float" office:value="206">
                <text:p>206</text:p>
              </table:table-cell>
              <table:table-cell office:value-type="float" office:value="2.757538">
                <text:p>2.757538</text:p>
              </table:table-cell>
              <table:table-cell office:value-type="float" office:value="206">
                <text:p>206</text:p>
              </table:table-cell>
              <table:table-cell office:value-type="float" office:value="3.270722">
                <text:p>3.270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1.046553">
                <text:p>1.046553</text:p>
              </table:table-cell>
              <table:table-cell office:value-type="float" office:value="207">
                <text:p>207</text:p>
              </table:table-cell>
              <table:table-cell office:value-type="float" office:value="1.850411">
                <text:p>1.850411</text:p>
              </table:table-cell>
              <table:table-cell office:value-type="float" office:value="207">
                <text:p>207</text:p>
              </table:table-cell>
              <table:table-cell office:value-type="float" office:value="2.429019">
                <text:p>2.429019</text:p>
              </table:table-cell>
              <table:table-cell office:value-type="float" office:value="207">
                <text:p>207</text:p>
              </table:table-cell>
              <table:table-cell office:value-type="float" office:value="2.704219">
                <text:p>2.704219</text:p>
              </table:table-cell>
              <table:table-cell office:value-type="float" office:value="207">
                <text:p>207</text:p>
              </table:table-cell>
              <table:table-cell office:value-type="float" office:value="2.711879">
                <text:p>2.711879</text:p>
              </table:table-cell>
              <table:table-cell office:value-type="float" office:value="207">
                <text:p>207</text:p>
              </table:table-cell>
              <table:table-cell office:value-type="float" office:value="3.218621">
                <text:p>3.218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0.96126">
                <text:p>0.96126</text:p>
              </table:table-cell>
              <table:table-cell office:value-type="float" office:value="208">
                <text:p>208</text:p>
              </table:table-cell>
              <table:table-cell office:value-type="float" office:value="1.71313">
                <text:p>1.71313</text:p>
              </table:table-cell>
              <table:table-cell office:value-type="float" office:value="208">
                <text:p>208</text:p>
              </table:table-cell>
              <table:table-cell office:value-type="float" office:value="2.350731">
                <text:p>2.350731</text:p>
              </table:table-cell>
              <table:table-cell office:value-type="float" office:value="208">
                <text:p>208</text:p>
              </table:table-cell>
              <table:table-cell office:value-type="float" office:value="3.007385">
                <text:p>3.007385</text:p>
              </table:table-cell>
              <table:table-cell office:value-type="float" office:value="208">
                <text:p>208</text:p>
              </table:table-cell>
              <table:table-cell office:value-type="float" office:value="3.148518">
                <text:p>3.148518</text:p>
              </table:table-cell>
              <table:table-cell office:value-type="float" office:value="208">
                <text:p>208</text:p>
              </table:table-cell>
              <table:table-cell office:value-type="float" office:value="2.988177">
                <text:p>2.988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0.902202">
                <text:p>0.902202</text:p>
              </table:table-cell>
              <table:table-cell office:value-type="float" office:value="209">
                <text:p>209</text:p>
              </table:table-cell>
              <table:table-cell office:value-type="float" office:value="1.646307">
                <text:p>1.646307</text:p>
              </table:table-cell>
              <table:table-cell office:value-type="float" office:value="209">
                <text:p>209</text:p>
              </table:table-cell>
              <table:table-cell office:value-type="float" office:value="2.31368">
                <text:p>2.31368</text:p>
              </table:table-cell>
              <table:table-cell office:value-type="float" office:value="209">
                <text:p>209</text:p>
              </table:table-cell>
              <table:table-cell office:value-type="float" office:value="3.032816">
                <text:p>3.032816</text:p>
              </table:table-cell>
              <table:table-cell office:value-type="float" office:value="209">
                <text:p>209</text:p>
              </table:table-cell>
              <table:table-cell office:value-type="float" office:value="3.121006">
                <text:p>3.121006</text:p>
              </table:table-cell>
              <table:table-cell office:value-type="float" office:value="209">
                <text:p>209</text:p>
              </table:table-cell>
              <table:table-cell office:value-type="float" office:value="3.091126">
                <text:p>3.09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0.863685">
                <text:p>0.863685</text:p>
              </table:table-cell>
              <table:table-cell office:value-type="float" office:value="210">
                <text:p>210</text:p>
              </table:table-cell>
              <table:table-cell office:value-type="float" office:value="1.621094">
                <text:p>1.621094</text:p>
              </table:table-cell>
              <table:table-cell office:value-type="float" office:value="210">
                <text:p>210</text:p>
              </table:table-cell>
              <table:table-cell office:value-type="float" office:value="2.345991">
                <text:p>2.345991</text:p>
              </table:table-cell>
              <table:table-cell office:value-type="float" office:value="210">
                <text:p>210</text:p>
              </table:table-cell>
              <table:table-cell office:value-type="float" office:value="2.622234">
                <text:p>2.622234</text:p>
              </table:table-cell>
              <table:table-cell office:value-type="float" office:value="210">
                <text:p>210</text:p>
              </table:table-cell>
              <table:table-cell office:value-type="float" office:value="2.888889">
                <text:p>2.888889</text:p>
              </table:table-cell>
              <table:table-cell office:value-type="float" office:value="210">
                <text:p>210</text:p>
              </table:table-cell>
              <table:table-cell office:value-type="float" office:value="3.374125">
                <text:p>3.374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851199">
                <text:p>0.851199</text:p>
              </table:table-cell>
              <table:table-cell office:value-type="float" office:value="211">
                <text:p>211</text:p>
              </table:table-cell>
              <table:table-cell office:value-type="float" office:value="1.596232">
                <text:p>1.596232</text:p>
              </table:table-cell>
              <table:table-cell office:value-type="float" office:value="211">
                <text:p>211</text:p>
              </table:table-cell>
              <table:table-cell office:value-type="float" office:value="2.266444">
                <text:p>2.266444</text:p>
              </table:table-cell>
              <table:table-cell office:value-type="float" office:value="211">
                <text:p>211</text:p>
              </table:table-cell>
              <table:table-cell office:value-type="float" office:value="2.59408">
                <text:p>2.59408</text:p>
              </table:table-cell>
              <table:table-cell office:value-type="float" office:value="211">
                <text:p>211</text:p>
              </table:table-cell>
              <table:table-cell office:value-type="float" office:value="2.998665">
                <text:p>2.998665</text:p>
              </table:table-cell>
              <table:table-cell office:value-type="float" office:value="211">
                <text:p>211</text:p>
              </table:table-cell>
              <table:table-cell office:value-type="float" office:value="3.373374">
                <text:p>3.373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0.854854">
                <text:p>0.854854</text:p>
              </table:table-cell>
              <table:table-cell office:value-type="float" office:value="212">
                <text:p>212</text:p>
              </table:table-cell>
              <table:table-cell office:value-type="float" office:value="1.599804">
                <text:p>1.599804</text:p>
              </table:table-cell>
              <table:table-cell office:value-type="float" office:value="212">
                <text:p>212</text:p>
              </table:table-cell>
              <table:table-cell office:value-type="float" office:value="2.292081">
                <text:p>2.292081</text:p>
              </table:table-cell>
              <table:table-cell office:value-type="float" office:value="212">
                <text:p>212</text:p>
              </table:table-cell>
              <table:table-cell office:value-type="float" office:value="2.821542">
                <text:p>2.821542</text:p>
              </table:table-cell>
              <table:table-cell office:value-type="float" office:value="212">
                <text:p>212</text:p>
              </table:table-cell>
              <table:table-cell office:value-type="float" office:value="3.419533">
                <text:p>3.419533</text:p>
              </table:table-cell>
              <table:table-cell office:value-type="float" office:value="212">
                <text:p>212</text:p>
              </table:table-cell>
              <table:table-cell office:value-type="float" office:value="3.372927">
                <text:p>3.372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">
                <text:p>213</text:p>
              </table:table-cell>
              <table:table-cell office:value-type="float" office:value="0.871062">
                <text:p>0.871062</text:p>
              </table:table-cell>
              <table:table-cell office:value-type="float" office:value="213">
                <text:p>213</text:p>
              </table:table-cell>
              <table:table-cell office:value-type="float" office:value="1.635952">
                <text:p>1.635952</text:p>
              </table:table-cell>
              <table:table-cell office:value-type="float" office:value="213">
                <text:p>213</text:p>
              </table:table-cell>
              <table:table-cell office:value-type="float" office:value="2.377966">
                <text:p>2.377966</text:p>
              </table:table-cell>
              <table:table-cell office:value-type="float" office:value="213">
                <text:p>213</text:p>
              </table:table-cell>
              <table:table-cell office:value-type="float" office:value="2.743558">
                <text:p>2.743558</text:p>
              </table:table-cell>
              <table:table-cell office:value-type="float" office:value="213">
                <text:p>213</text:p>
              </table:table-cell>
              <table:table-cell office:value-type="float" office:value="3.455056">
                <text:p>3.455056</text:p>
              </table:table-cell>
              <table:table-cell office:value-type="float" office:value="213">
                <text:p>213</text:p>
              </table:table-cell>
              <table:table-cell office:value-type="float" office:value="3.547885">
                <text:p>3.547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">
                <text:p>214</text:p>
              </table:table-cell>
              <table:table-cell office:value-type="float" office:value="0.903862">
                <text:p>0.903862</text:p>
              </table:table-cell>
              <table:table-cell office:value-type="float" office:value="214">
                <text:p>214</text:p>
              </table:table-cell>
              <table:table-cell office:value-type="float" office:value="1.718029">
                <text:p>1.718029</text:p>
              </table:table-cell>
              <table:table-cell office:value-type="float" office:value="214">
                <text:p>214</text:p>
              </table:table-cell>
              <table:table-cell office:value-type="float" office:value="2.459568">
                <text:p>2.459568</text:p>
              </table:table-cell>
              <table:table-cell office:value-type="float" office:value="214">
                <text:p>214</text:p>
              </table:table-cell>
              <table:table-cell office:value-type="float" office:value="2.829698">
                <text:p>2.829698</text:p>
              </table:table-cell>
              <table:table-cell office:value-type="float" office:value="214">
                <text:p>214</text:p>
              </table:table-cell>
              <table:table-cell office:value-type="float" office:value="3.401992">
                <text:p>3.401992</text:p>
              </table:table-cell>
              <table:table-cell office:value-type="float" office:value="214">
                <text:p>214</text:p>
              </table:table-cell>
              <table:table-cell office:value-type="float" office:value="2.992653">
                <text:p>2.992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">
                <text:p>215</text:p>
              </table:table-cell>
              <table:table-cell office:value-type="float" office:value="0.957137">
                <text:p>0.957137</text:p>
              </table:table-cell>
              <table:table-cell office:value-type="float" office:value="215">
                <text:p>215</text:p>
              </table:table-cell>
              <table:table-cell office:value-type="float" office:value="1.849202">
                <text:p>1.849202</text:p>
              </table:table-cell>
              <table:table-cell office:value-type="float" office:value="215">
                <text:p>215</text:p>
              </table:table-cell>
              <table:table-cell office:value-type="float" office:value="2.73125">
                <text:p>2.73125</text:p>
              </table:table-cell>
              <table:table-cell office:value-type="float" office:value="215">
                <text:p>215</text:p>
              </table:table-cell>
              <table:table-cell office:value-type="float" office:value="3.137499">
                <text:p>3.137499</text:p>
              </table:table-cell>
              <table:table-cell office:value-type="float" office:value="215">
                <text:p>215</text:p>
              </table:table-cell>
              <table:table-cell office:value-type="float" office:value="3.637441">
                <text:p>3.637441</text:p>
              </table:table-cell>
              <table:table-cell office:value-type="float" office:value="215">
                <text:p>215</text:p>
              </table:table-cell>
              <table:table-cell office:value-type="float" office:value="2.894741">
                <text:p>2.894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1.024647">
                <text:p>1.024647</text:p>
              </table:table-cell>
              <table:table-cell office:value-type="float" office:value="216">
                <text:p>216</text:p>
              </table:table-cell>
              <table:table-cell office:value-type="float" office:value="1.998108">
                <text:p>1.998108</text:p>
              </table:table-cell>
              <table:table-cell office:value-type="float" office:value="216">
                <text:p>216</text:p>
              </table:table-cell>
              <table:table-cell office:value-type="float" office:value="3.141051">
                <text:p>3.141051</text:p>
              </table:table-cell>
              <table:table-cell office:value-type="float" office:value="216">
                <text:p>216</text:p>
              </table:table-cell>
              <table:table-cell office:value-type="float" office:value="3.55927">
                <text:p>3.55927</text:p>
              </table:table-cell>
              <table:table-cell office:value-type="float" office:value="216">
                <text:p>216</text:p>
              </table:table-cell>
              <table:table-cell office:value-type="float" office:value="3.949639">
                <text:p>3.949639</text:p>
              </table:table-cell>
              <table:table-cell office:value-type="float" office:value="216">
                <text:p>216</text:p>
              </table:table-cell>
              <table:table-cell office:value-type="float" office:value="3.261003">
                <text:p>3.261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  <table:table-cell office:value-type="float" office:value="1.097454">
                <text:p>1.097454</text:p>
              </table:table-cell>
              <table:table-cell office:value-type="float" office:value="217">
                <text:p>217</text:p>
              </table:table-cell>
              <table:table-cell office:value-type="float" office:value="2.122937">
                <text:p>2.122937</text:p>
              </table:table-cell>
              <table:table-cell office:value-type="float" office:value="217">
                <text:p>217</text:p>
              </table:table-cell>
              <table:table-cell office:value-type="float" office:value="2.96769">
                <text:p>2.96769</text:p>
              </table:table-cell>
              <table:table-cell office:value-type="float" office:value="217">
                <text:p>217</text:p>
              </table:table-cell>
              <table:table-cell office:value-type="float" office:value="3.904507">
                <text:p>3.904507</text:p>
              </table:table-cell>
              <table:table-cell office:value-type="float" office:value="217">
                <text:p>217</text:p>
              </table:table-cell>
              <table:table-cell office:value-type="float" office:value="3.440618">
                <text:p>3.440618</text:p>
              </table:table-cell>
              <table:table-cell office:value-type="float" office:value="217">
                <text:p>217</text:p>
              </table:table-cell>
              <table:table-cell office:value-type="float" office:value="3.570986">
                <text:p>3.570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1.181294">
                <text:p>1.181294</text:p>
              </table:table-cell>
              <table:table-cell office:value-type="float" office:value="218">
                <text:p>218</text:p>
              </table:table-cell>
              <table:table-cell office:value-type="float" office:value="2.27907">
                <text:p>2.27907</text:p>
              </table:table-cell>
              <table:table-cell office:value-type="float" office:value="218">
                <text:p>218</text:p>
              </table:table-cell>
              <table:table-cell office:value-type="float" office:value="2.929002">
                <text:p>2.929002</text:p>
              </table:table-cell>
              <table:table-cell office:value-type="float" office:value="218">
                <text:p>218</text:p>
              </table:table-cell>
              <table:table-cell office:value-type="float" office:value="3.30591">
                <text:p>3.30591</text:p>
              </table:table-cell>
              <table:table-cell office:value-type="float" office:value="218">
                <text:p>218</text:p>
              </table:table-cell>
              <table:table-cell office:value-type="float" office:value="3.277634">
                <text:p>3.277634</text:p>
              </table:table-cell>
              <table:table-cell office:value-type="float" office:value="218">
                <text:p>218</text:p>
              </table:table-cell>
              <table:table-cell office:value-type="float" office:value="3.21386">
                <text:p>3.21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1.264658">
                <text:p>1.264658</text:p>
              </table:table-cell>
              <table:table-cell office:value-type="float" office:value="219">
                <text:p>219</text:p>
              </table:table-cell>
              <table:table-cell office:value-type="float" office:value="2.39786">
                <text:p>2.39786</text:p>
              </table:table-cell>
              <table:table-cell office:value-type="float" office:value="219">
                <text:p>219</text:p>
              </table:table-cell>
              <table:table-cell office:value-type="float" office:value="3.113047">
                <text:p>3.113047</text:p>
              </table:table-cell>
              <table:table-cell office:value-type="float" office:value="219">
                <text:p>219</text:p>
              </table:table-cell>
              <table:table-cell office:value-type="float" office:value="3.215378">
                <text:p>3.215378</text:p>
              </table:table-cell>
              <table:table-cell office:value-type="float" office:value="219">
                <text:p>219</text:p>
              </table:table-cell>
              <table:table-cell office:value-type="float" office:value="3.173823">
                <text:p>3.173823</text:p>
              </table:table-cell>
              <table:table-cell office:value-type="float" office:value="219">
                <text:p>219</text:p>
              </table:table-cell>
              <table:table-cell office:value-type="float" office:value="3.1451">
                <text:p>3.1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1.35029">
                <text:p>1.35029</text:p>
              </table:table-cell>
              <table:table-cell office:value-type="float" office:value="220">
                <text:p>220</text:p>
              </table:table-cell>
              <table:table-cell office:value-type="float" office:value="2.510684">
                <text:p>2.510684</text:p>
              </table:table-cell>
              <table:table-cell office:value-type="float" office:value="220">
                <text:p>220</text:p>
              </table:table-cell>
              <table:table-cell office:value-type="float" office:value="2.98994">
                <text:p>2.98994</text:p>
              </table:table-cell>
              <table:table-cell office:value-type="float" office:value="220">
                <text:p>220</text:p>
              </table:table-cell>
              <table:table-cell office:value-type="float" office:value="3.551083">
                <text:p>3.551083</text:p>
              </table:table-cell>
              <table:table-cell office:value-type="float" office:value="220">
                <text:p>220</text:p>
              </table:table-cell>
              <table:table-cell office:value-type="float" office:value="3.100836">
                <text:p>3.100836</text:p>
              </table:table-cell>
              <table:table-cell office:value-type="float" office:value="220">
                <text:p>220</text:p>
              </table:table-cell>
              <table:table-cell office:value-type="float" office:value="3.523987">
                <text:p>3.523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1.448861">
                <text:p>1.448861</text:p>
              </table:table-cell>
              <table:table-cell office:value-type="float" office:value="221">
                <text:p>221</text:p>
              </table:table-cell>
              <table:table-cell office:value-type="float" office:value="2.801938">
                <text:p>2.801938</text:p>
              </table:table-cell>
              <table:table-cell office:value-type="float" office:value="221">
                <text:p>221</text:p>
              </table:table-cell>
              <table:table-cell office:value-type="float" office:value="3.123558">
                <text:p>3.123558</text:p>
              </table:table-cell>
              <table:table-cell office:value-type="float" office:value="221">
                <text:p>221</text:p>
              </table:table-cell>
              <table:table-cell office:value-type="float" office:value="3.496459">
                <text:p>3.496459</text:p>
              </table:table-cell>
              <table:table-cell office:value-type="float" office:value="221">
                <text:p>221</text:p>
              </table:table-cell>
              <table:table-cell office:value-type="float" office:value="3.337635">
                <text:p>3.337635</text:p>
              </table:table-cell>
              <table:table-cell office:value-type="float" office:value="221">
                <text:p>221</text:p>
              </table:table-cell>
              <table:table-cell office:value-type="float" office:value="3.093946">
                <text:p>3.093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  <table:table-cell office:value-type="float" office:value="1.539957">
                <text:p>1.539957</text:p>
              </table:table-cell>
              <table:table-cell office:value-type="float" office:value="222">
                <text:p>222</text:p>
              </table:table-cell>
              <table:table-cell office:value-type="float" office:value="3.19012">
                <text:p>3.19012</text:p>
              </table:table-cell>
              <table:table-cell office:value-type="float" office:value="222">
                <text:p>222</text:p>
              </table:table-cell>
              <table:table-cell office:value-type="float" office:value="3.553847">
                <text:p>3.553847</text:p>
              </table:table-cell>
              <table:table-cell office:value-type="float" office:value="222">
                <text:p>222</text:p>
              </table:table-cell>
              <table:table-cell office:value-type="float" office:value="3.550927">
                <text:p>3.550927</text:p>
              </table:table-cell>
              <table:table-cell office:value-type="float" office:value="222">
                <text:p>222</text:p>
              </table:table-cell>
              <table:table-cell office:value-type="float" office:value="3.738988">
                <text:p>3.738988</text:p>
              </table:table-cell>
              <table:table-cell office:value-type="float" office:value="222">
                <text:p>222</text:p>
              </table:table-cell>
              <table:table-cell office:value-type="float" office:value="2.922289">
                <text:p>2.922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">
                <text:p>223</text:p>
              </table:table-cell>
              <table:table-cell office:value-type="float" office:value="1.612075">
                <text:p>1.612075</text:p>
              </table:table-cell>
              <table:table-cell office:value-type="float" office:value="223">
                <text:p>223</text:p>
              </table:table-cell>
              <table:table-cell office:value-type="float" office:value="3.168083">
                <text:p>3.168083</text:p>
              </table:table-cell>
              <table:table-cell office:value-type="float" office:value="223">
                <text:p>223</text:p>
              </table:table-cell>
              <table:table-cell office:value-type="float" office:value="3.910316">
                <text:p>3.910316</text:p>
              </table:table-cell>
              <table:table-cell office:value-type="float" office:value="223">
                <text:p>223</text:p>
              </table:table-cell>
              <table:table-cell office:value-type="float" office:value="3.910369">
                <text:p>3.910369</text:p>
              </table:table-cell>
              <table:table-cell office:value-type="float" office:value="223">
                <text:p>223</text:p>
              </table:table-cell>
              <table:table-cell office:value-type="float" office:value="4.044187">
                <text:p>4.044187</text:p>
              </table:table-cell>
              <table:table-cell office:value-type="float" office:value="223">
                <text:p>223</text:p>
              </table:table-cell>
              <table:table-cell office:value-type="float" office:value="3.166336">
                <text:p>3.166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1.685414">
                <text:p>1.685414</text:p>
              </table:table-cell>
              <table:table-cell office:value-type="float" office:value="224">
                <text:p>224</text:p>
              </table:table-cell>
              <table:table-cell office:value-type="float" office:value="3.01925">
                <text:p>3.01925</text:p>
              </table:table-cell>
              <table:table-cell office:value-type="float" office:value="224">
                <text:p>224</text:p>
              </table:table-cell>
              <table:table-cell office:value-type="float" office:value="4.157198">
                <text:p>4.157198</text:p>
              </table:table-cell>
              <table:table-cell office:value-type="float" office:value="224">
                <text:p>224</text:p>
              </table:table-cell>
              <table:table-cell office:value-type="float" office:value="4.158989">
                <text:p>4.158989</text:p>
              </table:table-cell>
              <table:table-cell office:value-type="float" office:value="224">
                <text:p>224</text:p>
              </table:table-cell>
              <table:table-cell office:value-type="float" office:value="3.255386">
                <text:p>3.255386</text:p>
              </table:table-cell>
              <table:table-cell office:value-type="float" office:value="224">
                <text:p>224</text:p>
              </table:table-cell>
              <table:table-cell office:value-type="float" office:value="3.598704">
                <text:p>3.598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1.754428">
                <text:p>1.754428</text:p>
              </table:table-cell>
              <table:table-cell office:value-type="float" office:value="225">
                <text:p>225</text:p>
              </table:table-cell>
              <table:table-cell office:value-type="float" office:value="3.179592">
                <text:p>3.179592</text:p>
              </table:table-cell>
              <table:table-cell office:value-type="float" office:value="225">
                <text:p>225</text:p>
              </table:table-cell>
              <table:table-cell office:value-type="float" office:value="3.672248">
                <text:p>3.672248</text:p>
              </table:table-cell>
              <table:table-cell office:value-type="float" office:value="225">
                <text:p>225</text:p>
              </table:table-cell>
              <table:table-cell office:value-type="float" office:value="4.269244">
                <text:p>4.269244</text:p>
              </table:table-cell>
              <table:table-cell office:value-type="float" office:value="225">
                <text:p>225</text:p>
              </table:table-cell>
              <table:table-cell office:value-type="float" office:value="3.01511">
                <text:p>3.01511</text:p>
              </table:table-cell>
              <table:table-cell office:value-type="float" office:value="225">
                <text:p>225</text:p>
              </table:table-cell>
              <table:table-cell office:value-type="float" office:value="3.635076">
                <text:p>3.635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1.788527">
                <text:p>1.788527</text:p>
              </table:table-cell>
              <table:table-cell office:value-type="float" office:value="226">
                <text:p>226</text:p>
              </table:table-cell>
              <table:table-cell office:value-type="float" office:value="3.601046">
                <text:p>3.601046</text:p>
              </table:table-cell>
              <table:table-cell office:value-type="float" office:value="226">
                <text:p>226</text:p>
              </table:table-cell>
              <table:table-cell office:value-type="float" office:value="3.05498">
                <text:p>3.05498</text:p>
              </table:table-cell>
              <table:table-cell office:value-type="float" office:value="226">
                <text:p>226</text:p>
              </table:table-cell>
              <table:table-cell office:value-type="float" office:value="4.291625">
                <text:p>4.291625</text:p>
              </table:table-cell>
              <table:table-cell office:value-type="float" office:value="226">
                <text:p>226</text:p>
              </table:table-cell>
              <table:table-cell office:value-type="float" office:value="3.214953">
                <text:p>3.214953</text:p>
              </table:table-cell>
              <table:table-cell office:value-type="float" office:value="226">
                <text:p>226</text:p>
              </table:table-cell>
              <table:table-cell office:value-type="float" office:value="3.645358">
                <text:p>3.645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1.796851">
                <text:p>1.796851</text:p>
              </table:table-cell>
              <table:table-cell office:value-type="float" office:value="227">
                <text:p>227</text:p>
              </table:table-cell>
              <table:table-cell office:value-type="float" office:value="3.813421">
                <text:p>3.813421</text:p>
              </table:table-cell>
              <table:table-cell office:value-type="float" office:value="227">
                <text:p>227</text:p>
              </table:table-cell>
              <table:table-cell office:value-type="float" office:value="3.024607">
                <text:p>3.024607</text:p>
              </table:table-cell>
              <table:table-cell office:value-type="float" office:value="227">
                <text:p>227</text:p>
              </table:table-cell>
              <table:table-cell office:value-type="float" office:value="3.315198">
                <text:p>3.315198</text:p>
              </table:table-cell>
              <table:table-cell office:value-type="float" office:value="227">
                <text:p>227</text:p>
              </table:table-cell>
              <table:table-cell office:value-type="float" office:value="3.100683">
                <text:p>3.100683</text:p>
              </table:table-cell>
              <table:table-cell office:value-type="float" office:value="227">
                <text:p>227</text:p>
              </table:table-cell>
              <table:table-cell office:value-type="float" office:value="3.111634">
                <text:p>3.111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">
                <text:p>228</text:p>
              </table:table-cell>
              <table:table-cell office:value-type="float" office:value="1.785127">
                <text:p>1.785127</text:p>
              </table:table-cell>
              <table:table-cell office:value-type="float" office:value="228">
                <text:p>228</text:p>
              </table:table-cell>
              <table:table-cell office:value-type="float" office:value="3.917833">
                <text:p>3.917833</text:p>
              </table:table-cell>
              <table:table-cell office:value-type="float" office:value="228">
                <text:p>228</text:p>
              </table:table-cell>
              <table:table-cell office:value-type="float" office:value="3.223997">
                <text:p>3.223997</text:p>
              </table:table-cell>
              <table:table-cell office:value-type="float" office:value="228">
                <text:p>228</text:p>
              </table:table-cell>
              <table:table-cell office:value-type="float" office:value="3.200597">
                <text:p>3.200597</text:p>
              </table:table-cell>
              <table:table-cell office:value-type="float" office:value="228">
                <text:p>228</text:p>
              </table:table-cell>
              <table:table-cell office:value-type="float" office:value="2.928151">
                <text:p>2.928151</text:p>
              </table:table-cell>
              <table:table-cell office:value-type="float" office:value="228">
                <text:p>228</text:p>
              </table:table-cell>
              <table:table-cell office:value-type="float" office:value="2.965505">
                <text:p>2.965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1.780241">
                <text:p>1.780241</text:p>
              </table:table-cell>
              <table:table-cell office:value-type="float" office:value="229">
                <text:p>229</text:p>
              </table:table-cell>
              <table:table-cell office:value-type="float" office:value="4.171985">
                <text:p>4.171985</text:p>
              </table:table-cell>
              <table:table-cell office:value-type="float" office:value="229">
                <text:p>229</text:p>
              </table:table-cell>
              <table:table-cell office:value-type="float" office:value="3.322538">
                <text:p>3.322538</text:p>
              </table:table-cell>
              <table:table-cell office:value-type="float" office:value="229">
                <text:p>229</text:p>
              </table:table-cell>
              <table:table-cell office:value-type="float" office:value="3.619912">
                <text:p>3.619912</text:p>
              </table:table-cell>
              <table:table-cell office:value-type="float" office:value="229">
                <text:p>229</text:p>
              </table:table-cell>
              <table:table-cell office:value-type="float" office:value="3.125887">
                <text:p>3.125887</text:p>
              </table:table-cell>
              <table:table-cell office:value-type="float" office:value="229">
                <text:p>229</text:p>
              </table:table-cell>
              <table:table-cell office:value-type="float" office:value="3.287213">
                <text:p>3.287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1.786509">
                <text:p>1.786509</text:p>
              </table:table-cell>
              <table:table-cell office:value-type="float" office:value="230">
                <text:p>230</text:p>
              </table:table-cell>
              <table:table-cell office:value-type="float" office:value="3.527053">
                <text:p>3.527053</text:p>
              </table:table-cell>
              <table:table-cell office:value-type="float" office:value="230">
                <text:p>230</text:p>
              </table:table-cell>
              <table:table-cell office:value-type="float" office:value="3.733307">
                <text:p>3.733307</text:p>
              </table:table-cell>
              <table:table-cell office:value-type="float" office:value="230">
                <text:p>230</text:p>
              </table:table-cell>
              <table:table-cell office:value-type="float" office:value="3.723033">
                <text:p>3.723033</text:p>
              </table:table-cell>
              <table:table-cell office:value-type="float" office:value="230">
                <text:p>230</text:p>
              </table:table-cell>
              <table:table-cell office:value-type="float" office:value="3.559624">
                <text:p>3.559624</text:p>
              </table:table-cell>
              <table:table-cell office:value-type="float" office:value="230">
                <text:p>230</text:p>
              </table:table-cell>
              <table:table-cell office:value-type="float" office:value="3.702509">
                <text:p>3.702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">
                <text:p>231</text:p>
              </table:table-cell>
              <table:table-cell office:value-type="float" office:value="1.758998">
                <text:p>1.758998</text:p>
              </table:table-cell>
              <table:table-cell office:value-type="float" office:value="231">
                <text:p>231</text:p>
              </table:table-cell>
              <table:table-cell office:value-type="float" office:value="3.392267">
                <text:p>3.392267</text:p>
              </table:table-cell>
              <table:table-cell office:value-type="float" office:value="231">
                <text:p>231</text:p>
              </table:table-cell>
              <table:table-cell office:value-type="float" office:value="4.060307">
                <text:p>4.060307</text:p>
              </table:table-cell>
              <table:table-cell office:value-type="float" office:value="231">
                <text:p>231</text:p>
              </table:table-cell>
              <table:table-cell office:value-type="float" office:value="3.40909">
                <text:p>3.40909</text:p>
              </table:table-cell>
              <table:table-cell office:value-type="float" office:value="231">
                <text:p>231</text:p>
              </table:table-cell>
              <table:table-cell office:value-type="float" office:value="3.931966">
                <text:p>3.931966</text:p>
              </table:table-cell>
              <table:table-cell office:value-type="float" office:value="231">
                <text:p>231</text:p>
              </table:table-cell>
              <table:table-cell office:value-type="float" office:value="4.038408">
                <text:p>4.038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  <table:table-cell office:value-type="float" office:value="1.692764">
                <text:p>1.692764</text:p>
              </table:table-cell>
              <table:table-cell office:value-type="float" office:value="232">
                <text:p>232</text:p>
              </table:table-cell>
              <table:table-cell office:value-type="float" office:value="3.390864">
                <text:p>3.390864</text:p>
              </table:table-cell>
              <table:table-cell office:value-type="float" office:value="232">
                <text:p>232</text:p>
              </table:table-cell>
              <table:table-cell office:value-type="float" office:value="3.528078">
                <text:p>3.528078</text:p>
              </table:table-cell>
              <table:table-cell office:value-type="float" office:value="232">
                <text:p>232</text:p>
              </table:table-cell>
              <table:table-cell office:value-type="float" office:value="3.430131">
                <text:p>3.430131</text:p>
              </table:table-cell>
              <table:table-cell office:value-type="float" office:value="232">
                <text:p>232</text:p>
              </table:table-cell>
              <table:table-cell office:value-type="float" office:value="3.248265">
                <text:p>3.248265</text:p>
              </table:table-cell>
              <table:table-cell office:value-type="float" office:value="232">
                <text:p>232</text:p>
              </table:table-cell>
              <table:table-cell office:value-type="float" office:value="3.563869">
                <text:p>3.563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">
                <text:p>233</text:p>
              </table:table-cell>
              <table:table-cell office:value-type="float" office:value="1.616915">
                <text:p>1.616915</text:p>
              </table:table-cell>
              <table:table-cell office:value-type="float" office:value="233">
                <text:p>233</text:p>
              </table:table-cell>
              <table:table-cell office:value-type="float" office:value="3.351077">
                <text:p>3.351077</text:p>
              </table:table-cell>
              <table:table-cell office:value-type="float" office:value="233">
                <text:p>233</text:p>
              </table:table-cell>
              <table:table-cell office:value-type="float" office:value="3.437614">
                <text:p>3.437614</text:p>
              </table:table-cell>
              <table:table-cell office:value-type="float" office:value="233">
                <text:p>233</text:p>
              </table:table-cell>
              <table:table-cell office:value-type="float" office:value="3.496633">
                <text:p>3.496633</text:p>
              </table:table-cell>
              <table:table-cell office:value-type="float" office:value="233">
                <text:p>233</text:p>
              </table:table-cell>
              <table:table-cell office:value-type="float" office:value="3.149123">
                <text:p>3.149123</text:p>
              </table:table-cell>
              <table:table-cell office:value-type="float" office:value="233">
                <text:p>233</text:p>
              </table:table-cell>
              <table:table-cell office:value-type="float" office:value="3.478198">
                <text:p>3.478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">
                <text:p>234</text:p>
              </table:table-cell>
              <table:table-cell office:value-type="float" office:value="1.535288">
                <text:p>1.535288</text:p>
              </table:table-cell>
              <table:table-cell office:value-type="float" office:value="234">
                <text:p>234</text:p>
              </table:table-cell>
              <table:table-cell office:value-type="float" office:value="3.490213">
                <text:p>3.490213</text:p>
              </table:table-cell>
              <table:table-cell office:value-type="float" office:value="234">
                <text:p>234</text:p>
              </table:table-cell>
              <table:table-cell office:value-type="float" office:value="3.761493">
                <text:p>3.761493</text:p>
              </table:table-cell>
              <table:table-cell office:value-type="float" office:value="234">
                <text:p>234</text:p>
              </table:table-cell>
              <table:table-cell office:value-type="float" office:value="3.524264">
                <text:p>3.524264</text:p>
              </table:table-cell>
              <table:table-cell office:value-type="float" office:value="234">
                <text:p>234</text:p>
              </table:table-cell>
              <table:table-cell office:value-type="float" office:value="3.581756">
                <text:p>3.581756</text:p>
              </table:table-cell>
              <table:table-cell office:value-type="float" office:value="234">
                <text:p>234</text:p>
              </table:table-cell>
              <table:table-cell office:value-type="float" office:value="3.862166">
                <text:p>3.862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">
                <text:p>235</text:p>
              </table:table-cell>
              <table:table-cell office:value-type="float" office:value="1.455547">
                <text:p>1.455547</text:p>
              </table:table-cell>
              <table:table-cell office:value-type="float" office:value="235">
                <text:p>235</text:p>
              </table:table-cell>
              <table:table-cell office:value-type="float" office:value="2.999792">
                <text:p>2.999792</text:p>
              </table:table-cell>
              <table:table-cell office:value-type="float" office:value="235">
                <text:p>235</text:p>
              </table:table-cell>
              <table:table-cell office:value-type="float" office:value="3.615564">
                <text:p>3.615564</text:p>
              </table:table-cell>
              <table:table-cell office:value-type="float" office:value="235">
                <text:p>235</text:p>
              </table:table-cell>
              <table:table-cell office:value-type="float" office:value="3.899289">
                <text:p>3.899289</text:p>
              </table:table-cell>
              <table:table-cell office:value-type="float" office:value="235">
                <text:p>235</text:p>
              </table:table-cell>
              <table:table-cell office:value-type="float" office:value="3.273084">
                <text:p>3.273084</text:p>
              </table:table-cell>
              <table:table-cell office:value-type="float" office:value="235">
                <text:p>235</text:p>
              </table:table-cell>
              <table:table-cell office:value-type="float" office:value="3.214049">
                <text:p>3.214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">
                <text:p>236</text:p>
              </table:table-cell>
              <table:table-cell office:value-type="float" office:value="1.369016">
                <text:p>1.369016</text:p>
              </table:table-cell>
              <table:table-cell office:value-type="float" office:value="236">
                <text:p>236</text:p>
              </table:table-cell>
              <table:table-cell office:value-type="float" office:value="2.829169">
                <text:p>2.829169</text:p>
              </table:table-cell>
              <table:table-cell office:value-type="float" office:value="236">
                <text:p>236</text:p>
              </table:table-cell>
              <table:table-cell office:value-type="float" office:value="3.617225">
                <text:p>3.617225</text:p>
              </table:table-cell>
              <table:table-cell office:value-type="float" office:value="236">
                <text:p>236</text:p>
              </table:table-cell>
              <table:table-cell office:value-type="float" office:value="3.82108">
                <text:p>3.82108</text:p>
              </table:table-cell>
              <table:table-cell office:value-type="float" office:value="236">
                <text:p>236</text:p>
              </table:table-cell>
              <table:table-cell office:value-type="float" office:value="3.20624">
                <text:p>3.20624</text:p>
              </table:table-cell>
              <table:table-cell office:value-type="float" office:value="236">
                <text:p>236</text:p>
              </table:table-cell>
              <table:table-cell office:value-type="float" office:value="3.107641">
                <text:p>3.10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">
                <text:p>237</text:p>
              </table:table-cell>
              <table:table-cell office:value-type="float" office:value="1.26913">
                <text:p>1.26913</text:p>
              </table:table-cell>
              <table:table-cell office:value-type="float" office:value="237">
                <text:p>237</text:p>
              </table:table-cell>
              <table:table-cell office:value-type="float" office:value="2.688221">
                <text:p>2.688221</text:p>
              </table:table-cell>
              <table:table-cell office:value-type="float" office:value="237">
                <text:p>237</text:p>
              </table:table-cell>
              <table:table-cell office:value-type="float" office:value="3.622009">
                <text:p>3.622009</text:p>
              </table:table-cell>
              <table:table-cell office:value-type="float" office:value="237">
                <text:p>237</text:p>
              </table:table-cell>
              <table:table-cell office:value-type="float" office:value="3.798298">
                <text:p>3.798298</text:p>
              </table:table-cell>
              <table:table-cell office:value-type="float" office:value="237">
                <text:p>237</text:p>
              </table:table-cell>
              <table:table-cell office:value-type="float" office:value="3.382072">
                <text:p>3.382072</text:p>
              </table:table-cell>
              <table:table-cell office:value-type="float" office:value="237">
                <text:p>237</text:p>
              </table:table-cell>
              <table:table-cell office:value-type="float" office:value="3.522654">
                <text:p>3.522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1.165574">
                <text:p>1.165574</text:p>
              </table:table-cell>
              <table:table-cell office:value-type="float" office:value="238">
                <text:p>238</text:p>
              </table:table-cell>
              <table:table-cell office:value-type="float" office:value="2.45645">
                <text:p>2.45645</text:p>
              </table:table-cell>
              <table:table-cell office:value-type="float" office:value="238">
                <text:p>238</text:p>
              </table:table-cell>
              <table:table-cell office:value-type="float" office:value="3.452601">
                <text:p>3.452601</text:p>
              </table:table-cell>
              <table:table-cell office:value-type="float" office:value="238">
                <text:p>238</text:p>
              </table:table-cell>
              <table:table-cell office:value-type="float" office:value="3.955867">
                <text:p>3.955867</text:p>
              </table:table-cell>
              <table:table-cell office:value-type="float" office:value="238">
                <text:p>238</text:p>
              </table:table-cell>
              <table:table-cell office:value-type="float" office:value="3.461967">
                <text:p>3.461967</text:p>
              </table:table-cell>
              <table:table-cell office:value-type="float" office:value="238">
                <text:p>238</text:p>
              </table:table-cell>
              <table:table-cell office:value-type="float" office:value="3.892897">
                <text:p>3.892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1.048253">
                <text:p>1.048253</text:p>
              </table:table-cell>
              <table:table-cell office:value-type="float" office:value="239">
                <text:p>239</text:p>
              </table:table-cell>
              <table:table-cell office:value-type="float" office:value="2.237079">
                <text:p>2.237079</text:p>
              </table:table-cell>
              <table:table-cell office:value-type="float" office:value="239">
                <text:p>239</text:p>
              </table:table-cell>
              <table:table-cell office:value-type="float" office:value="3.43829">
                <text:p>3.43829</text:p>
              </table:table-cell>
              <table:table-cell office:value-type="float" office:value="239">
                <text:p>239</text:p>
              </table:table-cell>
              <table:table-cell office:value-type="float" office:value="3.280205">
                <text:p>3.280205</text:p>
              </table:table-cell>
              <table:table-cell office:value-type="float" office:value="239">
                <text:p>239</text:p>
              </table:table-cell>
              <table:table-cell office:value-type="float" office:value="3.847219">
                <text:p>3.847219</text:p>
              </table:table-cell>
              <table:table-cell office:value-type="float" office:value="239">
                <text:p>239</text:p>
              </table:table-cell>
              <table:table-cell office:value-type="float" office:value="3.898056">
                <text:p>3.898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930682">
                <text:p>0.930682</text:p>
              </table:table-cell>
              <table:table-cell office:value-type="float" office:value="240">
                <text:p>240</text:p>
              </table:table-cell>
              <table:table-cell office:value-type="float" office:value="2.001055">
                <text:p>2.001055</text:p>
              </table:table-cell>
              <table:table-cell office:value-type="float" office:value="240">
                <text:p>240</text:p>
              </table:table-cell>
              <table:table-cell office:value-type="float" office:value="3.263036">
                <text:p>3.263036</text:p>
              </table:table-cell>
              <table:table-cell office:value-type="float" office:value="240">
                <text:p>240</text:p>
              </table:table-cell>
              <table:table-cell office:value-type="float" office:value="3.020566">
                <text:p>3.020566</text:p>
              </table:table-cell>
              <table:table-cell office:value-type="float" office:value="240">
                <text:p>240</text:p>
              </table:table-cell>
              <table:table-cell office:value-type="float" office:value="4.121495">
                <text:p>4.121495</text:p>
              </table:table-cell>
              <table:table-cell office:value-type="float" office:value="240">
                <text:p>240</text:p>
              </table:table-cell>
              <table:table-cell office:value-type="float" office:value="3.399689">
                <text:p>3.3996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">
                <text:p>241</text:p>
              </table:table-cell>
              <table:table-cell office:value-type="float" office:value="0.819376">
                <text:p>0.819376</text:p>
              </table:table-cell>
              <table:table-cell office:value-type="float" office:value="241">
                <text:p>241</text:p>
              </table:table-cell>
              <table:table-cell office:value-type="float" office:value="1.749623">
                <text:p>1.749623</text:p>
              </table:table-cell>
              <table:table-cell office:value-type="float" office:value="241">
                <text:p>241</text:p>
              </table:table-cell>
              <table:table-cell office:value-type="float" office:value="2.814622">
                <text:p>2.814622</text:p>
              </table:table-cell>
              <table:table-cell office:value-type="float" office:value="241">
                <text:p>241</text:p>
              </table:table-cell>
              <table:table-cell office:value-type="float" office:value="3.017525">
                <text:p>3.017525</text:p>
              </table:table-cell>
              <table:table-cell office:value-type="float" office:value="241">
                <text:p>241</text:p>
              </table:table-cell>
              <table:table-cell office:value-type="float" office:value="4.235028">
                <text:p>4.235028</text:p>
              </table:table-cell>
              <table:table-cell office:value-type="float" office:value="241">
                <text:p>241</text:p>
              </table:table-cell>
              <table:table-cell office:value-type="float" office:value="3.364081">
                <text:p>3.364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">
                <text:p>242</text:p>
              </table:table-cell>
              <table:table-cell office:value-type="float" office:value="0.718302">
                <text:p>0.718302</text:p>
              </table:table-cell>
              <table:table-cell office:value-type="float" office:value="242">
                <text:p>242</text:p>
              </table:table-cell>
              <table:table-cell office:value-type="float" office:value="1.535256">
                <text:p>1.535256</text:p>
              </table:table-cell>
              <table:table-cell office:value-type="float" office:value="242">
                <text:p>242</text:p>
              </table:table-cell>
              <table:table-cell office:value-type="float" office:value="2.449176">
                <text:p>2.449176</text:p>
              </table:table-cell>
              <table:table-cell office:value-type="float" office:value="242">
                <text:p>242</text:p>
              </table:table-cell>
              <table:table-cell office:value-type="float" office:value="3.021549">
                <text:p>3.021549</text:p>
              </table:table-cell>
              <table:table-cell office:value-type="float" office:value="242">
                <text:p>242</text:p>
              </table:table-cell>
              <table:table-cell office:value-type="float" office:value="4.266577">
                <text:p>4.266577</text:p>
              </table:table-cell>
              <table:table-cell office:value-type="float" office:value="242">
                <text:p>242</text:p>
              </table:table-cell>
              <table:table-cell office:value-type="float" office:value="3.753898">
                <text:p>3.753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">
                <text:p>243</text:p>
              </table:table-cell>
              <table:table-cell office:value-type="float" office:value="0.638506">
                <text:p>0.638506</text:p>
              </table:table-cell>
              <table:table-cell office:value-type="float" office:value="243">
                <text:p>243</text:p>
              </table:table-cell>
              <table:table-cell office:value-type="float" office:value="1.380961">
                <text:p>1.380961</text:p>
              </table:table-cell>
              <table:table-cell office:value-type="float" office:value="243">
                <text:p>243</text:p>
              </table:table-cell>
              <table:table-cell office:value-type="float" office:value="2.155791">
                <text:p>2.155791</text:p>
              </table:table-cell>
              <table:table-cell office:value-type="float" office:value="243">
                <text:p>243</text:p>
              </table:table-cell>
              <table:table-cell office:value-type="float" office:value="2.882025">
                <text:p>2.882025</text:p>
              </table:table-cell>
              <table:table-cell office:value-type="float" office:value="243">
                <text:p>243</text:p>
              </table:table-cell>
              <table:table-cell office:value-type="float" office:value="4.348189">
                <text:p>4.348189</text:p>
              </table:table-cell>
              <table:table-cell office:value-type="float" office:value="243">
                <text:p>243</text:p>
              </table:table-cell>
              <table:table-cell office:value-type="float" office:value="4.058855">
                <text:p>4.058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">
                <text:p>244</text:p>
              </table:table-cell>
              <table:table-cell office:value-type="float" office:value="0.562357">
                <text:p>0.562357</text:p>
              </table:table-cell>
              <table:table-cell office:value-type="float" office:value="244">
                <text:p>244</text:p>
              </table:table-cell>
              <table:table-cell office:value-type="float" office:value="1.211669">
                <text:p>1.211669</text:p>
              </table:table-cell>
              <table:table-cell office:value-type="float" office:value="244">
                <text:p>244</text:p>
              </table:table-cell>
              <table:table-cell office:value-type="float" office:value="1.849523">
                <text:p>1.849523</text:p>
              </table:table-cell>
              <table:table-cell office:value-type="float" office:value="244">
                <text:p>244</text:p>
              </table:table-cell>
              <table:table-cell office:value-type="float" office:value="2.433736">
                <text:p>2.433736</text:p>
              </table:table-cell>
              <table:table-cell office:value-type="float" office:value="244">
                <text:p>244</text:p>
              </table:table-cell>
              <table:table-cell office:value-type="float" office:value="3.168869">
                <text:p>3.168869</text:p>
              </table:table-cell>
              <table:table-cell office:value-type="float" office:value="244">
                <text:p>244</text:p>
              </table:table-cell>
              <table:table-cell office:value-type="float" office:value="4.152841">
                <text:p>4.152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">
                <text:p>245</text:p>
              </table:table-cell>
              <table:table-cell office:value-type="float" office:value="0.47404">
                <text:p>0.47404</text:p>
              </table:table-cell>
              <table:table-cell office:value-type="float" office:value="245">
                <text:p>245</text:p>
              </table:table-cell>
              <table:table-cell office:value-type="float" office:value="1.006497">
                <text:p>1.006497</text:p>
              </table:table-cell>
              <table:table-cell office:value-type="float" office:value="245">
                <text:p>245</text:p>
              </table:table-cell>
              <table:table-cell office:value-type="float" office:value="1.534189">
                <text:p>1.534189</text:p>
              </table:table-cell>
              <table:table-cell office:value-type="float" office:value="245">
                <text:p>245</text:p>
              </table:table-cell>
              <table:table-cell office:value-type="float" office:value="2.009949">
                <text:p>2.009949</text:p>
              </table:table-cell>
              <table:table-cell office:value-type="float" office:value="245">
                <text:p>245</text:p>
              </table:table-cell>
              <table:table-cell office:value-type="float" office:value="2.466474">
                <text:p>2.466474</text:p>
              </table:table-cell>
              <table:table-cell office:value-type="float" office:value="245">
                <text:p>245</text:p>
              </table:table-cell>
              <table:table-cell office:value-type="float" office:value="4.068946">
                <text:p>4.068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6">
                <text:p>246</text:p>
              </table:table-cell>
              <table:table-cell office:value-type="float" office:value="0.393081">
                <text:p>0.393081</text:p>
              </table:table-cell>
              <table:table-cell office:value-type="float" office:value="246">
                <text:p>246</text:p>
              </table:table-cell>
              <table:table-cell office:value-type="float" office:value="0.831446">
                <text:p>0.831446</text:p>
              </table:table-cell>
              <table:table-cell office:value-type="float" office:value="246">
                <text:p>246</text:p>
              </table:table-cell>
              <table:table-cell office:value-type="float" office:value="1.27337">
                <text:p>1.27337</text:p>
              </table:table-cell>
              <table:table-cell office:value-type="float" office:value="246">
                <text:p>246</text:p>
              </table:table-cell>
              <table:table-cell office:value-type="float" office:value="1.6567">
                <text:p>1.6567</text:p>
              </table:table-cell>
              <table:table-cell office:value-type="float" office:value="246">
                <text:p>246</text:p>
              </table:table-cell>
              <table:table-cell office:value-type="float" office:value="2.053257">
                <text:p>2.053257</text:p>
              </table:table-cell>
              <table:table-cell office:value-type="float" office:value="246">
                <text:p>246</text:p>
              </table:table-cell>
              <table:table-cell office:value-type="float" office:value="3.808489">
                <text:p>3.808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">
                <text:p>247</text:p>
              </table:table-cell>
              <table:table-cell office:value-type="float" office:value="0.336196">
                <text:p>0.336196</text:p>
              </table:table-cell>
              <table:table-cell office:value-type="float" office:value="247">
                <text:p>247</text:p>
              </table:table-cell>
              <table:table-cell office:value-type="float" office:value="0.714018">
                <text:p>0.714018</text:p>
              </table:table-cell>
              <table:table-cell office:value-type="float" office:value="247">
                <text:p>247</text:p>
              </table:table-cell>
              <table:table-cell office:value-type="float" office:value="1.097043">
                <text:p>1.097043</text:p>
              </table:table-cell>
              <table:table-cell office:value-type="float" office:value="247">
                <text:p>247</text:p>
              </table:table-cell>
              <table:table-cell office:value-type="float" office:value="1.426742">
                <text:p>1.426742</text:p>
              </table:table-cell>
              <table:table-cell office:value-type="float" office:value="247">
                <text:p>247</text:p>
              </table:table-cell>
              <table:table-cell office:value-type="float" office:value="1.802301">
                <text:p>1.802301</text:p>
              </table:table-cell>
              <table:table-cell office:value-type="float" office:value="247">
                <text:p>247</text:p>
              </table:table-cell>
              <table:table-cell office:value-type="float" office:value="3.083486">
                <text:p>3.083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">
                <text:p>248</text:p>
              </table:table-cell>
              <table:table-cell office:value-type="float" office:value="0.299507">
                <text:p>0.299507</text:p>
              </table:table-cell>
              <table:table-cell office:value-type="float" office:value="248">
                <text:p>248</text:p>
              </table:table-cell>
              <table:table-cell office:value-type="float" office:value="0.632549">
                <text:p>0.632549</text:p>
              </table:table-cell>
              <table:table-cell office:value-type="float" office:value="248">
                <text:p>248</text:p>
              </table:table-cell>
              <table:table-cell office:value-type="float" office:value="0.972198">
                <text:p>0.972198</text:p>
              </table:table-cell>
              <table:table-cell office:value-type="float" office:value="248">
                <text:p>248</text:p>
              </table:table-cell>
              <table:table-cell office:value-type="float" office:value="1.269495">
                <text:p>1.269495</text:p>
              </table:table-cell>
              <table:table-cell office:value-type="float" office:value="248">
                <text:p>248</text:p>
              </table:table-cell>
              <table:table-cell office:value-type="float" office:value="1.602373">
                <text:p>1.602373</text:p>
              </table:table-cell>
              <table:table-cell office:value-type="float" office:value="248">
                <text:p>248</text:p>
              </table:table-cell>
              <table:table-cell office:value-type="float" office:value="2.898622">
                <text:p>2.898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0.267017">
                <text:p>0.267017</text:p>
              </table:table-cell>
              <table:table-cell office:value-type="float" office:value="249">
                <text:p>249</text:p>
              </table:table-cell>
              <table:table-cell office:value-type="float" office:value="0.559404">
                <text:p>0.559404</text:p>
              </table:table-cell>
              <table:table-cell office:value-type="float" office:value="249">
                <text:p>249</text:p>
              </table:table-cell>
              <table:table-cell office:value-type="float" office:value="0.85675">
                <text:p>0.85675</text:p>
              </table:table-cell>
              <table:table-cell office:value-type="float" office:value="249">
                <text:p>249</text:p>
              </table:table-cell>
              <table:table-cell office:value-type="float" office:value="1.119501">
                <text:p>1.119501</text:p>
              </table:table-cell>
              <table:table-cell office:value-type="float" office:value="249">
                <text:p>249</text:p>
              </table:table-cell>
              <table:table-cell office:value-type="float" office:value="1.412365">
                <text:p>1.412365</text:p>
              </table:table-cell>
              <table:table-cell office:value-type="float" office:value="249">
                <text:p>249</text:p>
              </table:table-cell>
              <table:table-cell office:value-type="float" office:value="2.933981">
                <text:p>2.933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233926">
                <text:p>0.233926</text:p>
              </table:table-cell>
              <table:table-cell office:value-type="float" office:value="250">
                <text:p>250</text:p>
              </table:table-cell>
              <table:table-cell office:value-type="float" office:value="0.48703">
                <text:p>0.48703</text:p>
              </table:table-cell>
              <table:table-cell office:value-type="float" office:value="250">
                <text:p>250</text:p>
              </table:table-cell>
              <table:table-cell office:value-type="float" office:value="0.739281">
                <text:p>0.739281</text:p>
              </table:table-cell>
              <table:table-cell office:value-type="float" office:value="250">
                <text:p>250</text:p>
              </table:table-cell>
              <table:table-cell office:value-type="float" office:value="0.966695">
                <text:p>0.966695</text:p>
              </table:table-cell>
              <table:table-cell office:value-type="float" office:value="250">
                <text:p>250</text:p>
              </table:table-cell>
              <table:table-cell office:value-type="float" office:value="1.223711">
                <text:p>1.223711</text:p>
              </table:table-cell>
              <table:table-cell office:value-type="float" office:value="250">
                <text:p>250</text:p>
              </table:table-cell>
              <table:table-cell office:value-type="float" office:value="2.845836">
                <text:p>2.845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  <table:table-cell office:value-type="float" office:value="0.205888">
                <text:p>0.205888</text:p>
              </table:table-cell>
              <table:table-cell office:value-type="float" office:value="251">
                <text:p>251</text:p>
              </table:table-cell>
              <table:table-cell office:value-type="float" office:value="0.426069">
                <text:p>0.426069</text:p>
              </table:table-cell>
              <table:table-cell office:value-type="float" office:value="251">
                <text:p>251</text:p>
              </table:table-cell>
              <table:table-cell office:value-type="float" office:value="0.641586">
                <text:p>0.641586</text:p>
              </table:table-cell>
              <table:table-cell office:value-type="float" office:value="251">
                <text:p>251</text:p>
              </table:table-cell>
              <table:table-cell office:value-type="float" office:value="0.842093">
                <text:p>0.842093</text:p>
              </table:table-cell>
              <table:table-cell office:value-type="float" office:value="251">
                <text:p>251</text:p>
              </table:table-cell>
              <table:table-cell office:value-type="float" office:value="1.068801">
                <text:p>1.068801</text:p>
              </table:table-cell>
              <table:table-cell office:value-type="float" office:value="251">
                <text:p>251</text:p>
              </table:table-cell>
              <table:table-cell office:value-type="float" office:value="2.535864">
                <text:p>2.535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  <table:table-cell office:value-type="float" office:value="0.183175">
                <text:p>0.183175</text:p>
              </table:table-cell>
              <table:table-cell office:value-type="float" office:value="252">
                <text:p>252</text:p>
              </table:table-cell>
              <table:table-cell office:value-type="float" office:value="0.378506">
                <text:p>0.378506</text:p>
              </table:table-cell>
              <table:table-cell office:value-type="float" office:value="252">
                <text:p>252</text:p>
              </table:table-cell>
              <table:table-cell office:value-type="float" office:value="0.569845">
                <text:p>0.569845</text:p>
              </table:table-cell>
              <table:table-cell office:value-type="float" office:value="252">
                <text:p>252</text:p>
              </table:table-cell>
              <table:table-cell office:value-type="float" office:value="0.750721">
                <text:p>0.750721</text:p>
              </table:table-cell>
              <table:table-cell office:value-type="float" office:value="252">
                <text:p>252</text:p>
              </table:table-cell>
              <table:table-cell office:value-type="float" office:value="0.951985">
                <text:p>0.951985</text:p>
              </table:table-cell>
              <table:table-cell office:value-type="float" office:value="252">
                <text:p>252</text:p>
              </table:table-cell>
              <table:table-cell office:value-type="float" office:value="2.222973">
                <text:p>2.222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">
                <text:p>253</text:p>
              </table:table-cell>
              <table:table-cell office:value-type="float" office:value="0.166799">
                <text:p>0.166799</text:p>
              </table:table-cell>
              <table:table-cell office:value-type="float" office:value="253">
                <text:p>253</text:p>
              </table:table-cell>
              <table:table-cell office:value-type="float" office:value="0.345168">
                <text:p>0.345168</text:p>
              </table:table-cell>
              <table:table-cell office:value-type="float" office:value="253">
                <text:p>253</text:p>
              </table:table-cell>
              <table:table-cell office:value-type="float" office:value="0.518734">
                <text:p>0.518734</text:p>
              </table:table-cell>
              <table:table-cell office:value-type="float" office:value="253">
                <text:p>253</text:p>
              </table:table-cell>
              <table:table-cell office:value-type="float" office:value="0.684616">
                <text:p>0.684616</text:p>
              </table:table-cell>
              <table:table-cell office:value-type="float" office:value="253">
                <text:p>253</text:p>
              </table:table-cell>
              <table:table-cell office:value-type="float" office:value="0.866865">
                <text:p>0.866865</text:p>
              </table:table-cell>
              <table:table-cell office:value-type="float" office:value="253">
                <text:p>253</text:p>
              </table:table-cell>
              <table:table-cell office:value-type="float" office:value="2.061757">
                <text:p>2.061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  <table:table-cell office:value-type="float" office:value="0.154306">
                <text:p>0.154306</text:p>
              </table:table-cell>
              <table:table-cell office:value-type="float" office:value="254">
                <text:p>254</text:p>
              </table:table-cell>
              <table:table-cell office:value-type="float" office:value="0.320581">
                <text:p>0.320581</text:p>
              </table:table-cell>
              <table:table-cell office:value-type="float" office:value="254">
                <text:p>254</text:p>
              </table:table-cell>
              <table:table-cell office:value-type="float" office:value="0.479036">
                <text:p>0.479036</text:p>
              </table:table-cell>
              <table:table-cell office:value-type="float" office:value="254">
                <text:p>254</text:p>
              </table:table-cell>
              <table:table-cell office:value-type="float" office:value="0.632567">
                <text:p>0.632567</text:p>
              </table:table-cell>
              <table:table-cell office:value-type="float" office:value="254">
                <text:p>254</text:p>
              </table:table-cell>
              <table:table-cell office:value-type="float" office:value="0.801712">
                <text:p>0.801712</text:p>
              </table:table-cell>
              <table:table-cell office:value-type="float" office:value="254">
                <text:p>254</text:p>
              </table:table-cell>
              <table:table-cell office:value-type="float" office:value="1.943252">
                <text:p>1.9432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0.142117">
                <text:p>0.142117</text:p>
              </table:table-cell>
              <table:table-cell office:value-type="float" office:value="255">
                <text:p>255</text:p>
              </table:table-cell>
              <table:table-cell office:value-type="float" office:value="0.296816">
                <text:p>0.296816</text:p>
              </table:table-cell>
              <table:table-cell office:value-type="float" office:value="255">
                <text:p>255</text:p>
              </table:table-cell>
              <table:table-cell office:value-type="float" office:value="0.443424">
                <text:p>0.443424</text:p>
              </table:table-cell>
              <table:table-cell office:value-type="float" office:value="255">
                <text:p>255</text:p>
              </table:table-cell>
              <table:table-cell office:value-type="float" office:value="0.585928">
                <text:p>0.585928</text:p>
              </table:table-cell>
              <table:table-cell office:value-type="float" office:value="255">
                <text:p>255</text:p>
              </table:table-cell>
              <table:table-cell office:value-type="float" office:value="0.744974">
                <text:p>0.744974</text:p>
              </table:table-cell>
              <table:table-cell office:value-type="float" office:value="255">
                <text:p>255</text:p>
              </table:table-cell>
              <table:table-cell office:value-type="float" office:value="1.790166">
                <text:p>1.7901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133414">
                <text:p>0.133414</text:p>
              </table:table-cell>
              <table:table-cell office:value-type="float" office:value="256">
                <text:p>256</text:p>
              </table:table-cell>
              <table:table-cell office:value-type="float" office:value="0.279283">
                <text:p>0.279283</text:p>
              </table:table-cell>
              <table:table-cell office:value-type="float" office:value="256">
                <text:p>256</text:p>
              </table:table-cell>
              <table:table-cell office:value-type="float" office:value="0.416138">
                <text:p>0.416138</text:p>
              </table:table-cell>
              <table:table-cell office:value-type="float" office:value="256">
                <text:p>256</text:p>
              </table:table-cell>
              <table:table-cell office:value-type="float" office:value="0.550672">
                <text:p>0.550672</text:p>
              </table:table-cell>
              <table:table-cell office:value-type="float" office:value="256">
                <text:p>256</text:p>
              </table:table-cell>
              <table:table-cell office:value-type="float" office:value="0.700412">
                <text:p>0.700412</text:p>
              </table:table-cell>
              <table:table-cell office:value-type="float" office:value="256">
                <text:p>256</text:p>
              </table:table-cell>
              <table:table-cell office:value-type="float" office:value="1.686451">
                <text:p>1.686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">
                <text:p>257</text:p>
              </table:table-cell>
              <table:table-cell office:value-type="float" office:value="0.128017">
                <text:p>0.128017</text:p>
              </table:table-cell>
              <table:table-cell office:value-type="float" office:value="257">
                <text:p>257</text:p>
              </table:table-cell>
              <table:table-cell office:value-type="float" office:value="0.267978">
                <text:p>0.267978</text:p>
              </table:table-cell>
              <table:table-cell office:value-type="float" office:value="257">
                <text:p>257</text:p>
              </table:table-cell>
              <table:table-cell office:value-type="float" office:value="0.398164">
                <text:p>0.398164</text:p>
              </table:table-cell>
              <table:table-cell office:value-type="float" office:value="257">
                <text:p>257</text:p>
              </table:table-cell>
              <table:table-cell office:value-type="float" office:value="0.527615">
                <text:p>0.527615</text:p>
              </table:table-cell>
              <table:table-cell office:value-type="float" office:value="257">
                <text:p>257</text:p>
              </table:table-cell>
              <table:table-cell office:value-type="float" office:value="0.671011">
                <text:p>0.671011</text:p>
              </table:table-cell>
              <table:table-cell office:value-type="float" office:value="257">
                <text:p>257</text:p>
              </table:table-cell>
              <table:table-cell office:value-type="float" office:value="1.630687">
                <text:p>1.630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">
                <text:p>258</text:p>
              </table:table-cell>
              <table:table-cell office:value-type="float" office:value="0.123042">
                <text:p>0.123042</text:p>
              </table:table-cell>
              <table:table-cell office:value-type="float" office:value="258">
                <text:p>258</text:p>
              </table:table-cell>
              <table:table-cell office:value-type="float" office:value="0.260345">
                <text:p>0.260345</text:p>
              </table:table-cell>
              <table:table-cell office:value-type="float" office:value="258">
                <text:p>258</text:p>
              </table:table-cell>
              <table:table-cell office:value-type="float" office:value="0.385158">
                <text:p>0.385158</text:p>
              </table:table-cell>
              <table:table-cell office:value-type="float" office:value="258">
                <text:p>258</text:p>
              </table:table-cell>
              <table:table-cell office:value-type="float" office:value="0.512616">
                <text:p>0.512616</text:p>
              </table:table-cell>
              <table:table-cell office:value-type="float" office:value="258">
                <text:p>258</text:p>
              </table:table-cell>
              <table:table-cell office:value-type="float" office:value="0.653119">
                <text:p>0.653119</text:p>
              </table:table-cell>
              <table:table-cell office:value-type="float" office:value="258">
                <text:p>258</text:p>
              </table:table-cell>
              <table:table-cell office:value-type="float" office:value="1.587608">
                <text:p>1.587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9">
                <text:p>259</text:p>
              </table:table-cell>
              <table:table-cell office:value-type="float" office:value="0.120531">
                <text:p>0.120531</text:p>
              </table:table-cell>
              <table:table-cell office:value-type="float" office:value="259">
                <text:p>259</text:p>
              </table:table-cell>
              <table:table-cell office:value-type="float" office:value="0.257035">
                <text:p>0.257035</text:p>
              </table:table-cell>
              <table:table-cell office:value-type="float" office:value="259">
                <text:p>259</text:p>
              </table:table-cell>
              <table:table-cell office:value-type="float" office:value="0.379164">
                <text:p>0.379164</text:p>
              </table:table-cell>
              <table:table-cell office:value-type="float" office:value="259">
                <text:p>259</text:p>
              </table:table-cell>
              <table:table-cell office:value-type="float" office:value="0.504658">
                <text:p>0.504658</text:p>
              </table:table-cell>
              <table:table-cell office:value-type="float" office:value="259">
                <text:p>259</text:p>
              </table:table-cell>
              <table:table-cell office:value-type="float" office:value="0.643753">
                <text:p>0.643753</text:p>
              </table:table-cell>
              <table:table-cell office:value-type="float" office:value="259">
                <text:p>259</text:p>
              </table:table-cell>
              <table:table-cell office:value-type="float" office:value="1.563863">
                <text:p>1.563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0.119931">
                <text:p>0.119931</text:p>
              </table:table-cell>
              <table:table-cell office:value-type="float" office:value="260">
                <text:p>260</text:p>
              </table:table-cell>
              <table:table-cell office:value-type="float" office:value="0.254492">
                <text:p>0.254492</text:p>
              </table:table-cell>
              <table:table-cell office:value-type="float" office:value="260">
                <text:p>260</text:p>
              </table:table-cell>
              <table:table-cell office:value-type="float" office:value="0.37769">
                <text:p>0.37769</text:p>
              </table:table-cell>
              <table:table-cell office:value-type="float" office:value="260">
                <text:p>260</text:p>
              </table:table-cell>
              <table:table-cell office:value-type="float" office:value="0.5017">
                <text:p>0.5017</text:p>
              </table:table-cell>
              <table:table-cell office:value-type="float" office:value="260">
                <text:p>260</text:p>
              </table:table-cell>
              <table:table-cell office:value-type="float" office:value="0.640132">
                <text:p>0.640132</text:p>
              </table:table-cell>
              <table:table-cell office:value-type="float" office:value="260">
                <text:p>260</text:p>
              </table:table-cell>
              <table:table-cell office:value-type="float" office:value="1.546406">
                <text:p>1.546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  <table:table-cell office:value-type="float" office:value="0.120378">
                <text:p>0.120378</text:p>
              </table:table-cell>
              <table:table-cell office:value-type="float" office:value="261">
                <text:p>261</text:p>
              </table:table-cell>
              <table:table-cell office:value-type="float" office:value="0.253713">
                <text:p>0.253713</text:p>
              </table:table-cell>
              <table:table-cell office:value-type="float" office:value="261">
                <text:p>261</text:p>
              </table:table-cell>
              <table:table-cell office:value-type="float" office:value="0.377838">
                <text:p>0.377838</text:p>
              </table:table-cell>
              <table:table-cell office:value-type="float" office:value="261">
                <text:p>261</text:p>
              </table:table-cell>
              <table:table-cell office:value-type="float" office:value="0.501738">
                <text:p>0.501738</text:p>
              </table:table-cell>
              <table:table-cell office:value-type="float" office:value="261">
                <text:p>261</text:p>
              </table:table-cell>
              <table:table-cell office:value-type="float" office:value="0.640713">
                <text:p>0.640713</text:p>
              </table:table-cell>
              <table:table-cell office:value-type="float" office:value="261">
                <text:p>261</text:p>
              </table:table-cell>
              <table:table-cell office:value-type="float" office:value="1.54495">
                <text:p>1.54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">
                <text:p>262</text:p>
              </table:table-cell>
              <table:table-cell office:value-type="float" office:value="0.120479">
                <text:p>0.120479</text:p>
              </table:table-cell>
              <table:table-cell office:value-type="float" office:value="262">
                <text:p>262</text:p>
              </table:table-cell>
              <table:table-cell office:value-type="float" office:value="0.256091">
                <text:p>0.256091</text:p>
              </table:table-cell>
              <table:table-cell office:value-type="float" office:value="262">
                <text:p>262</text:p>
              </table:table-cell>
              <table:table-cell office:value-type="float" office:value="0.381649">
                <text:p>0.381649</text:p>
              </table:table-cell>
              <table:table-cell office:value-type="float" office:value="262">
                <text:p>262</text:p>
              </table:table-cell>
              <table:table-cell office:value-type="float" office:value="0.506523">
                <text:p>0.506523</text:p>
              </table:table-cell>
              <table:table-cell office:value-type="float" office:value="262">
                <text:p>262</text:p>
              </table:table-cell>
              <table:table-cell office:value-type="float" office:value="0.646963">
                <text:p>0.646963</text:p>
              </table:table-cell>
              <table:table-cell office:value-type="float" office:value="262">
                <text:p>262</text:p>
              </table:table-cell>
              <table:table-cell office:value-type="float" office:value="1.569187">
                <text:p>1.569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0.121447">
                <text:p>0.121447</text:p>
              </table:table-cell>
              <table:table-cell office:value-type="float" office:value="263">
                <text:p>263</text:p>
              </table:table-cell>
              <table:table-cell office:value-type="float" office:value="0.260308">
                <text:p>0.260308</text:p>
              </table:table-cell>
              <table:table-cell office:value-type="float" office:value="263">
                <text:p>263</text:p>
              </table:table-cell>
              <table:table-cell office:value-type="float" office:value="0.388792">
                <text:p>0.388792</text:p>
              </table:table-cell>
              <table:table-cell office:value-type="float" office:value="263">
                <text:p>263</text:p>
              </table:table-cell>
              <table:table-cell office:value-type="float" office:value="0.51678">
                <text:p>0.51678</text:p>
              </table:table-cell>
              <table:table-cell office:value-type="float" office:value="263">
                <text:p>263</text:p>
              </table:table-cell>
              <table:table-cell office:value-type="float" office:value="0.66003">
                <text:p>0.66003</text:p>
              </table:table-cell>
              <table:table-cell office:value-type="float" office:value="263">
                <text:p>263</text:p>
              </table:table-cell>
              <table:table-cell office:value-type="float" office:value="1.6059">
                <text:p>1.6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122526">
                <text:p>0.122526</text:p>
              </table:table-cell>
              <table:table-cell office:value-type="float" office:value="264">
                <text:p>264</text:p>
              </table:table-cell>
              <table:table-cell office:value-type="float" office:value="0.264268">
                <text:p>0.264268</text:p>
              </table:table-cell>
              <table:table-cell office:value-type="float" office:value="264">
                <text:p>264</text:p>
              </table:table-cell>
              <table:table-cell office:value-type="float" office:value="0.395789">
                <text:p>0.395789</text:p>
              </table:table-cell>
              <table:table-cell office:value-type="float" office:value="264">
                <text:p>264</text:p>
              </table:table-cell>
              <table:table-cell office:value-type="float" office:value="0.527628">
                <text:p>0.527628</text:p>
              </table:table-cell>
              <table:table-cell office:value-type="float" office:value="264">
                <text:p>264</text:p>
              </table:table-cell>
              <table:table-cell office:value-type="float" office:value="0.674572">
                <text:p>0.674572</text:p>
              </table:table-cell>
              <table:table-cell office:value-type="float" office:value="264">
                <text:p>264</text:p>
              </table:table-cell>
              <table:table-cell office:value-type="float" office:value="1.652742">
                <text:p>1.652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">
                <text:p>265</text:p>
              </table:table-cell>
              <table:table-cell office:value-type="float" office:value="0.124123">
                <text:p>0.124123</text:p>
              </table:table-cell>
              <table:table-cell office:value-type="float" office:value="265">
                <text:p>265</text:p>
              </table:table-cell>
              <table:table-cell office:value-type="float" office:value="0.269657">
                <text:p>0.269657</text:p>
              </table:table-cell>
              <table:table-cell office:value-type="float" office:value="265">
                <text:p>265</text:p>
              </table:table-cell>
              <table:table-cell office:value-type="float" office:value="0.404187">
                <text:p>0.404187</text:p>
              </table:table-cell>
              <table:table-cell office:value-type="float" office:value="265">
                <text:p>265</text:p>
              </table:table-cell>
              <table:table-cell office:value-type="float" office:value="0.540193">
                <text:p>0.540193</text:p>
              </table:table-cell>
              <table:table-cell office:value-type="float" office:value="265">
                <text:p>265</text:p>
              </table:table-cell>
              <table:table-cell office:value-type="float" office:value="0.691175">
                <text:p>0.691175</text:p>
              </table:table-cell>
              <table:table-cell office:value-type="float" office:value="265">
                <text:p>265</text:p>
              </table:table-cell>
              <table:table-cell office:value-type="float" office:value="1.710149">
                <text:p>1.710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0.126851">
                <text:p>0.126851</text:p>
              </table:table-cell>
              <table:table-cell office:value-type="float" office:value="266">
                <text:p>266</text:p>
              </table:table-cell>
              <table:table-cell office:value-type="float" office:value="0.276828">
                <text:p>0.276828</text:p>
              </table:table-cell>
              <table:table-cell office:value-type="float" office:value="266">
                <text:p>266</text:p>
              </table:table-cell>
              <table:table-cell office:value-type="float" office:value="0.415549">
                <text:p>0.415549</text:p>
              </table:table-cell>
              <table:table-cell office:value-type="float" office:value="266">
                <text:p>266</text:p>
              </table:table-cell>
              <table:table-cell office:value-type="float" office:value="0.555873">
                <text:p>0.555873</text:p>
              </table:table-cell>
              <table:table-cell office:value-type="float" office:value="266">
                <text:p>266</text:p>
              </table:table-cell>
              <table:table-cell office:value-type="float" office:value="0.711641">
                <text:p>0.711641</text:p>
              </table:table-cell>
              <table:table-cell office:value-type="float" office:value="266">
                <text:p>266</text:p>
              </table:table-cell>
              <table:table-cell office:value-type="float" office:value="1.769892">
                <text:p>1.769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">
                <text:p>267</text:p>
              </table:table-cell>
              <table:table-cell office:value-type="float" office:value="0.130099">
                <text:p>0.130099</text:p>
              </table:table-cell>
              <table:table-cell office:value-type="float" office:value="267">
                <text:p>267</text:p>
              </table:table-cell>
              <table:table-cell office:value-type="float" office:value="0.283333">
                <text:p>0.283333</text:p>
              </table:table-cell>
              <table:table-cell office:value-type="float" office:value="267">
                <text:p>267</text:p>
              </table:table-cell>
              <table:table-cell office:value-type="float" office:value="0.427486">
                <text:p>0.427486</text:p>
              </table:table-cell>
              <table:table-cell office:value-type="float" office:value="267">
                <text:p>267</text:p>
              </table:table-cell>
              <table:table-cell office:value-type="float" office:value="0.570848">
                <text:p>0.570848</text:p>
              </table:table-cell>
              <table:table-cell office:value-type="float" office:value="267">
                <text:p>267</text:p>
              </table:table-cell>
              <table:table-cell office:value-type="float" office:value="0.731402">
                <text:p>0.731402</text:p>
              </table:table-cell>
              <table:table-cell office:value-type="float" office:value="267">
                <text:p>267</text:p>
              </table:table-cell>
              <table:table-cell office:value-type="float" office:value="1.826319">
                <text:p>1.826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">
                <text:p>268</text:p>
              </table:table-cell>
              <table:table-cell office:value-type="float" office:value="0.133102">
                <text:p>0.133102</text:p>
              </table:table-cell>
              <table:table-cell office:value-type="float" office:value="268">
                <text:p>268</text:p>
              </table:table-cell>
              <table:table-cell office:value-type="float" office:value="0.289466">
                <text:p>0.289466</text:p>
              </table:table-cell>
              <table:table-cell office:value-type="float" office:value="268">
                <text:p>268</text:p>
              </table:table-cell>
              <table:table-cell office:value-type="float" office:value="0.438703">
                <text:p>0.438703</text:p>
              </table:table-cell>
              <table:table-cell office:value-type="float" office:value="268">
                <text:p>268</text:p>
              </table:table-cell>
              <table:table-cell office:value-type="float" office:value="0.584636">
                <text:p>0.584636</text:p>
              </table:table-cell>
              <table:table-cell office:value-type="float" office:value="268">
                <text:p>268</text:p>
              </table:table-cell>
              <table:table-cell office:value-type="float" office:value="0.749815">
                <text:p>0.749815</text:p>
              </table:table-cell>
              <table:table-cell office:value-type="float" office:value="268">
                <text:p>268</text:p>
              </table:table-cell>
              <table:table-cell office:value-type="float" office:value="1.866565">
                <text:p>1.866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0.134853">
                <text:p>0.134853</text:p>
              </table:table-cell>
              <table:table-cell office:value-type="float" office:value="269">
                <text:p>269</text:p>
              </table:table-cell>
              <table:table-cell office:value-type="float" office:value="0.29522">
                <text:p>0.29522</text:p>
              </table:table-cell>
              <table:table-cell office:value-type="float" office:value="269">
                <text:p>269</text:p>
              </table:table-cell>
              <table:table-cell office:value-type="float" office:value="0.447678">
                <text:p>0.447678</text:p>
              </table:table-cell>
              <table:table-cell office:value-type="float" office:value="269">
                <text:p>269</text:p>
              </table:table-cell>
              <table:table-cell office:value-type="float" office:value="0.597603">
                <text:p>0.597603</text:p>
              </table:table-cell>
              <table:table-cell office:value-type="float" office:value="269">
                <text:p>269</text:p>
              </table:table-cell>
              <table:table-cell office:value-type="float" office:value="0.767056">
                <text:p>0.767056</text:p>
              </table:table-cell>
              <table:table-cell office:value-type="float" office:value="269">
                <text:p>269</text:p>
              </table:table-cell>
              <table:table-cell office:value-type="float" office:value="1.897573">
                <text:p>1.897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">
                <text:p>270</text:p>
              </table:table-cell>
              <table:table-cell office:value-type="float" office:value="0.136468">
                <text:p>0.136468</text:p>
              </table:table-cell>
              <table:table-cell office:value-type="float" office:value="270">
                <text:p>270</text:p>
              </table:table-cell>
              <table:table-cell office:value-type="float" office:value="0.299594">
                <text:p>0.299594</text:p>
              </table:table-cell>
              <table:table-cell office:value-type="float" office:value="270">
                <text:p>270</text:p>
              </table:table-cell>
              <table:table-cell office:value-type="float" office:value="0.455335">
                <text:p>0.455335</text:p>
              </table:table-cell>
              <table:table-cell office:value-type="float" office:value="270">
                <text:p>270</text:p>
              </table:table-cell>
              <table:table-cell office:value-type="float" office:value="0.609105">
                <text:p>0.609105</text:p>
              </table:table-cell>
              <table:table-cell office:value-type="float" office:value="270">
                <text:p>270</text:p>
              </table:table-cell>
              <table:table-cell office:value-type="float" office:value="0.783779">
                <text:p>0.783779</text:p>
              </table:table-cell>
              <table:table-cell office:value-type="float" office:value="270">
                <text:p>270</text:p>
              </table:table-cell>
              <table:table-cell office:value-type="float" office:value="1.955517">
                <text:p>1.95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1">
                <text:p>271</text:p>
              </table:table-cell>
              <table:table-cell office:value-type="float" office:value="0.136681">
                <text:p>0.136681</text:p>
              </table:table-cell>
              <table:table-cell office:value-type="float" office:value="271">
                <text:p>271</text:p>
              </table:table-cell>
              <table:table-cell office:value-type="float" office:value="0.301979">
                <text:p>0.301979</text:p>
              </table:table-cell>
              <table:table-cell office:value-type="float" office:value="271">
                <text:p>271</text:p>
              </table:table-cell>
              <table:table-cell office:value-type="float" office:value="0.462449">
                <text:p>0.462449</text:p>
              </table:table-cell>
              <table:table-cell office:value-type="float" office:value="271">
                <text:p>271</text:p>
              </table:table-cell>
              <table:table-cell office:value-type="float" office:value="0.619411">
                <text:p>0.619411</text:p>
              </table:table-cell>
              <table:table-cell office:value-type="float" office:value="271">
                <text:p>271</text:p>
              </table:table-cell>
              <table:table-cell office:value-type="float" office:value="0.798965">
                <text:p>0.798965</text:p>
              </table:table-cell>
              <table:table-cell office:value-type="float" office:value="271">
                <text:p>271</text:p>
              </table:table-cell>
              <table:table-cell office:value-type="float" office:value="1.984415">
                <text:p>1.9844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  <table:table-cell office:value-type="float" office:value="0.136618">
                <text:p>0.136618</text:p>
              </table:table-cell>
              <table:table-cell office:value-type="float" office:value="272">
                <text:p>272</text:p>
              </table:table-cell>
              <table:table-cell office:value-type="float" office:value="0.304079">
                <text:p>0.304079</text:p>
              </table:table-cell>
              <table:table-cell office:value-type="float" office:value="272">
                <text:p>272</text:p>
              </table:table-cell>
              <table:table-cell office:value-type="float" office:value="0.468379">
                <text:p>0.468379</text:p>
              </table:table-cell>
              <table:table-cell office:value-type="float" office:value="272">
                <text:p>272</text:p>
              </table:table-cell>
              <table:table-cell office:value-type="float" office:value="0.628471">
                <text:p>0.628471</text:p>
              </table:table-cell>
              <table:table-cell office:value-type="float" office:value="272">
                <text:p>272</text:p>
              </table:table-cell>
              <table:table-cell office:value-type="float" office:value="0.811677">
                <text:p>0.811677</text:p>
              </table:table-cell>
              <table:table-cell office:value-type="float" office:value="272">
                <text:p>272</text:p>
              </table:table-cell>
              <table:table-cell office:value-type="float" office:value="2.010348">
                <text:p>2.010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">
                <text:p>273</text:p>
              </table:table-cell>
              <table:table-cell office:value-type="float" office:value="0.135732">
                <text:p>0.135732</text:p>
              </table:table-cell>
              <table:table-cell office:value-type="float" office:value="273">
                <text:p>273</text:p>
              </table:table-cell>
              <table:table-cell office:value-type="float" office:value="0.30383">
                <text:p>0.30383</text:p>
              </table:table-cell>
              <table:table-cell office:value-type="float" office:value="273">
                <text:p>273</text:p>
              </table:table-cell>
              <table:table-cell office:value-type="float" office:value="0.469793">
                <text:p>0.469793</text:p>
              </table:table-cell>
              <table:table-cell office:value-type="float" office:value="273">
                <text:p>273</text:p>
              </table:table-cell>
              <table:table-cell office:value-type="float" office:value="0.633193">
                <text:p>0.633193</text:p>
              </table:table-cell>
              <table:table-cell office:value-type="float" office:value="273">
                <text:p>273</text:p>
              </table:table-cell>
              <table:table-cell office:value-type="float" office:value="0.817807">
                <text:p>0.817807</text:p>
              </table:table-cell>
              <table:table-cell office:value-type="float" office:value="273">
                <text:p>273</text:p>
              </table:table-cell>
              <table:table-cell office:value-type="float" office:value="2.062595">
                <text:p>2.062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4">
                <text:p>274</text:p>
              </table:table-cell>
              <table:table-cell office:value-type="float" office:value="0.134292">
                <text:p>0.134292</text:p>
              </table:table-cell>
              <table:table-cell office:value-type="float" office:value="274">
                <text:p>274</text:p>
              </table:table-cell>
              <table:table-cell office:value-type="float" office:value="0.30155">
                <text:p>0.30155</text:p>
              </table:table-cell>
              <table:table-cell office:value-type="float" office:value="274">
                <text:p>274</text:p>
              </table:table-cell>
              <table:table-cell office:value-type="float" office:value="0.467804">
                <text:p>0.467804</text:p>
              </table:table-cell>
              <table:table-cell office:value-type="float" office:value="274">
                <text:p>274</text:p>
              </table:table-cell>
              <table:table-cell office:value-type="float" office:value="0.631761">
                <text:p>0.631761</text:p>
              </table:table-cell>
              <table:table-cell office:value-type="float" office:value="274">
                <text:p>274</text:p>
              </table:table-cell>
              <table:table-cell office:value-type="float" office:value="0.818375">
                <text:p>0.818375</text:p>
              </table:table-cell>
              <table:table-cell office:value-type="float" office:value="274">
                <text:p>274</text:p>
              </table:table-cell>
              <table:table-cell office:value-type="float" office:value="2.083654">
                <text:p>2.083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">
                <text:p>275</text:p>
              </table:table-cell>
              <table:table-cell office:value-type="float" office:value="0.132131">
                <text:p>0.132131</text:p>
              </table:table-cell>
              <table:table-cell office:value-type="float" office:value="275">
                <text:p>275</text:p>
              </table:table-cell>
              <table:table-cell office:value-type="float" office:value="0.298673">
                <text:p>0.298673</text:p>
              </table:table-cell>
              <table:table-cell office:value-type="float" office:value="275">
                <text:p>275</text:p>
              </table:table-cell>
              <table:table-cell office:value-type="float" office:value="0.463293">
                <text:p>0.463293</text:p>
              </table:table-cell>
              <table:table-cell office:value-type="float" office:value="275">
                <text:p>275</text:p>
              </table:table-cell>
              <table:table-cell office:value-type="float" office:value="0.626505">
                <text:p>0.626505</text:p>
              </table:table-cell>
              <table:table-cell office:value-type="float" office:value="275">
                <text:p>275</text:p>
              </table:table-cell>
              <table:table-cell office:value-type="float" office:value="0.811645">
                <text:p>0.811645</text:p>
              </table:table-cell>
              <table:table-cell office:value-type="float" office:value="275">
                <text:p>275</text:p>
              </table:table-cell>
              <table:table-cell office:value-type="float" office:value="2.060739">
                <text:p>2.060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">
                <text:p>276</text:p>
              </table:table-cell>
              <table:table-cell office:value-type="float" office:value="0.129335">
                <text:p>0.129335</text:p>
              </table:table-cell>
              <table:table-cell office:value-type="float" office:value="276">
                <text:p>276</text:p>
              </table:table-cell>
              <table:table-cell office:value-type="float" office:value="0.293804">
                <text:p>0.293804</text:p>
              </table:table-cell>
              <table:table-cell office:value-type="float" office:value="276">
                <text:p>276</text:p>
              </table:table-cell>
              <table:table-cell office:value-type="float" office:value="0.456203">
                <text:p>0.456203</text:p>
              </table:table-cell>
              <table:table-cell office:value-type="float" office:value="276">
                <text:p>276</text:p>
              </table:table-cell>
              <table:table-cell office:value-type="float" office:value="0.616314">
                <text:p>0.616314</text:p>
              </table:table-cell>
              <table:table-cell office:value-type="float" office:value="276">
                <text:p>276</text:p>
              </table:table-cell>
              <table:table-cell office:value-type="float" office:value="0.797186">
                <text:p>0.797186</text:p>
              </table:table-cell>
              <table:table-cell office:value-type="float" office:value="276">
                <text:p>276</text:p>
              </table:table-cell>
              <table:table-cell office:value-type="float" office:value="2.029733">
                <text:p>2.029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">
                <text:p>277</text:p>
              </table:table-cell>
              <table:table-cell office:value-type="float" office:value="0.125663">
                <text:p>0.125663</text:p>
              </table:table-cell>
              <table:table-cell office:value-type="float" office:value="277">
                <text:p>277</text:p>
              </table:table-cell>
              <table:table-cell office:value-type="float" office:value="0.286086">
                <text:p>0.286086</text:p>
              </table:table-cell>
              <table:table-cell office:value-type="float" office:value="277">
                <text:p>277</text:p>
              </table:table-cell>
              <table:table-cell office:value-type="float" office:value="0.445878">
                <text:p>0.445878</text:p>
              </table:table-cell>
              <table:table-cell office:value-type="float" office:value="277">
                <text:p>277</text:p>
              </table:table-cell>
              <table:table-cell office:value-type="float" office:value="0.601023">
                <text:p>0.601023</text:p>
              </table:table-cell>
              <table:table-cell office:value-type="float" office:value="277">
                <text:p>277</text:p>
              </table:table-cell>
              <table:table-cell office:value-type="float" office:value="0.77812">
                <text:p>0.77812</text:p>
              </table:table-cell>
              <table:table-cell office:value-type="float" office:value="277">
                <text:p>277</text:p>
              </table:table-cell>
              <table:table-cell office:value-type="float" office:value="1.999729">
                <text:p>1.999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8">
                <text:p>278</text:p>
              </table:table-cell>
              <table:table-cell office:value-type="float" office:value="0.121528">
                <text:p>0.121528</text:p>
              </table:table-cell>
              <table:table-cell office:value-type="float" office:value="278">
                <text:p>278</text:p>
              </table:table-cell>
              <table:table-cell office:value-type="float" office:value="0.276772">
                <text:p>0.276772</text:p>
              </table:table-cell>
              <table:table-cell office:value-type="float" office:value="278">
                <text:p>278</text:p>
              </table:table-cell>
              <table:table-cell office:value-type="float" office:value="0.431524">
                <text:p>0.431524</text:p>
              </table:table-cell>
              <table:table-cell office:value-type="float" office:value="278">
                <text:p>278</text:p>
              </table:table-cell>
              <table:table-cell office:value-type="float" office:value="0.582645">
                <text:p>0.582645</text:p>
              </table:table-cell>
              <table:table-cell office:value-type="float" office:value="278">
                <text:p>278</text:p>
              </table:table-cell>
              <table:table-cell office:value-type="float" office:value="0.754164">
                <text:p>0.754164</text:p>
              </table:table-cell>
              <table:table-cell office:value-type="float" office:value="278">
                <text:p>278</text:p>
              </table:table-cell>
              <table:table-cell office:value-type="float" office:value="1.933807">
                <text:p>1.933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0.117814">
                <text:p>0.117814</text:p>
              </table:table-cell>
              <table:table-cell office:value-type="float" office:value="279">
                <text:p>279</text:p>
              </table:table-cell>
              <table:table-cell office:value-type="float" office:value="0.266427">
                <text:p>0.266427</text:p>
              </table:table-cell>
              <table:table-cell office:value-type="float" office:value="279">
                <text:p>279</text:p>
              </table:table-cell>
              <table:table-cell office:value-type="float" office:value="0.416177">
                <text:p>0.416177</text:p>
              </table:table-cell>
              <table:table-cell office:value-type="float" office:value="279">
                <text:p>279</text:p>
              </table:table-cell>
              <table:table-cell office:value-type="float" office:value="0.562335">
                <text:p>0.562335</text:p>
              </table:table-cell>
              <table:table-cell office:value-type="float" office:value="279">
                <text:p>279</text:p>
              </table:table-cell>
              <table:table-cell office:value-type="float" office:value="0.729157">
                <text:p>0.729157</text:p>
              </table:table-cell>
              <table:table-cell office:value-type="float" office:value="279">
                <text:p>279</text:p>
              </table:table-cell>
              <table:table-cell office:value-type="float" office:value="1.85996">
                <text:p>1.85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  <table:table-cell office:value-type="float" office:value="0.112472">
                <text:p>0.112472</text:p>
              </table:table-cell>
              <table:table-cell office:value-type="float" office:value="280">
                <text:p>280</text:p>
              </table:table-cell>
              <table:table-cell office:value-type="float" office:value="0.254491">
                <text:p>0.254491</text:p>
              </table:table-cell>
              <table:table-cell office:value-type="float" office:value="280">
                <text:p>280</text:p>
              </table:table-cell>
              <table:table-cell office:value-type="float" office:value="0.399504">
                <text:p>0.399504</text:p>
              </table:table-cell>
              <table:table-cell office:value-type="float" office:value="280">
                <text:p>280</text:p>
              </table:table-cell>
              <table:table-cell office:value-type="float" office:value="0.540876">
                <text:p>0.540876</text:p>
              </table:table-cell>
              <table:table-cell office:value-type="float" office:value="280">
                <text:p>280</text:p>
              </table:table-cell>
              <table:table-cell office:value-type="float" office:value="0.701174">
                <text:p>0.701174</text:p>
              </table:table-cell>
              <table:table-cell office:value-type="float" office:value="280">
                <text:p>280</text:p>
              </table:table-cell>
              <table:table-cell office:value-type="float" office:value="1.793075">
                <text:p>1.793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0.104695">
                <text:p>0.104695</text:p>
              </table:table-cell>
              <table:table-cell office:value-type="float" office:value="281">
                <text:p>281</text:p>
              </table:table-cell>
              <table:table-cell office:value-type="float" office:value="0.239982">
                <text:p>0.239982</text:p>
              </table:table-cell>
              <table:table-cell office:value-type="float" office:value="281">
                <text:p>281</text:p>
              </table:table-cell>
              <table:table-cell office:value-type="float" office:value="0.378701">
                <text:p>0.378701</text:p>
              </table:table-cell>
              <table:table-cell office:value-type="float" office:value="281">
                <text:p>281</text:p>
              </table:table-cell>
              <table:table-cell office:value-type="float" office:value="0.513842">
                <text:p>0.513842</text:p>
              </table:table-cell>
              <table:table-cell office:value-type="float" office:value="281">
                <text:p>281</text:p>
              </table:table-cell>
              <table:table-cell office:value-type="float" office:value="0.666835">
                <text:p>0.666835</text:p>
              </table:table-cell>
              <table:table-cell office:value-type="float" office:value="281">
                <text:p>281</text:p>
              </table:table-cell>
              <table:table-cell office:value-type="float" office:value="1.707533">
                <text:p>1.707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0.095852">
                <text:p>0.095852</text:p>
              </table:table-cell>
              <table:table-cell office:value-type="float" office:value="282">
                <text:p>282</text:p>
              </table:table-cell>
              <table:table-cell office:value-type="float" office:value="0.223649">
                <text:p>0.223649</text:p>
              </table:table-cell>
              <table:table-cell office:value-type="float" office:value="282">
                <text:p>282</text:p>
              </table:table-cell>
              <table:table-cell office:value-type="float" office:value="0.355358">
                <text:p>0.355358</text:p>
              </table:table-cell>
              <table:table-cell office:value-type="float" office:value="282">
                <text:p>282</text:p>
              </table:table-cell>
              <table:table-cell office:value-type="float" office:value="0.483819">
                <text:p>0.483819</text:p>
              </table:table-cell>
              <table:table-cell office:value-type="float" office:value="282">
                <text:p>282</text:p>
              </table:table-cell>
              <table:table-cell office:value-type="float" office:value="0.630866">
                <text:p>0.630866</text:p>
              </table:table-cell>
              <table:table-cell office:value-type="float" office:value="282">
                <text:p>282</text:p>
              </table:table-cell>
              <table:table-cell office:value-type="float" office:value="1.616739">
                <text:p>1.616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">
                <text:p>283</text:p>
              </table:table-cell>
              <table:table-cell office:value-type="float" office:value="0.085846">
                <text:p>0.085846</text:p>
              </table:table-cell>
              <table:table-cell office:value-type="float" office:value="283">
                <text:p>283</text:p>
              </table:table-cell>
              <table:table-cell office:value-type="float" office:value="0.204915">
                <text:p>0.204915</text:p>
              </table:table-cell>
              <table:table-cell office:value-type="float" office:value="283">
                <text:p>283</text:p>
              </table:table-cell>
              <table:table-cell office:value-type="float" office:value="0.32898">
                <text:p>0.32898</text:p>
              </table:table-cell>
              <table:table-cell office:value-type="float" office:value="283">
                <text:p>283</text:p>
              </table:table-cell>
              <table:table-cell office:value-type="float" office:value="0.44893">
                <text:p>0.44893</text:p>
              </table:table-cell>
              <table:table-cell office:value-type="float" office:value="283">
                <text:p>283</text:p>
              </table:table-cell>
              <table:table-cell office:value-type="float" office:value="0.58794">
                <text:p>0.58794</text:p>
              </table:table-cell>
              <table:table-cell office:value-type="float" office:value="283">
                <text:p>283</text:p>
              </table:table-cell>
              <table:table-cell office:value-type="float" office:value="1.514041">
                <text:p>1.5140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  <table:table-cell office:value-type="float" office:value="0.076473">
                <text:p>0.076473</text:p>
              </table:table-cell>
              <table:table-cell office:value-type="float" office:value="284">
                <text:p>284</text:p>
              </table:table-cell>
              <table:table-cell office:value-type="float" office:value="0.18546">
                <text:p>0.18546</text:p>
              </table:table-cell>
              <table:table-cell office:value-type="float" office:value="284">
                <text:p>284</text:p>
              </table:table-cell>
              <table:table-cell office:value-type="float" office:value="0.299333">
                <text:p>0.299333</text:p>
              </table:table-cell>
              <table:table-cell office:value-type="float" office:value="284">
                <text:p>284</text:p>
              </table:table-cell>
              <table:table-cell office:value-type="float" office:value="0.408982">
                <text:p>0.408982</text:p>
              </table:table-cell>
              <table:table-cell office:value-type="float" office:value="284">
                <text:p>284</text:p>
              </table:table-cell>
              <table:table-cell office:value-type="float" office:value="0.536379">
                <text:p>0.536379</text:p>
              </table:table-cell>
              <table:table-cell office:value-type="float" office:value="284">
                <text:p>284</text:p>
              </table:table-cell>
              <table:table-cell office:value-type="float" office:value="1.38339">
                <text:p>1.38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0.06774">
                <text:p>0.06774</text:p>
              </table:table-cell>
              <table:table-cell office:value-type="float" office:value="285">
                <text:p>285</text:p>
              </table:table-cell>
              <table:table-cell office:value-type="float" office:value="0.165216">
                <text:p>0.165216</text:p>
              </table:table-cell>
              <table:table-cell office:value-type="float" office:value="285">
                <text:p>285</text:p>
              </table:table-cell>
              <table:table-cell office:value-type="float" office:value="0.265984">
                <text:p>0.265984</text:p>
              </table:table-cell>
              <table:table-cell office:value-type="float" office:value="285">
                <text:p>285</text:p>
              </table:table-cell>
              <table:table-cell office:value-type="float" office:value="0.364116">
                <text:p>0.364116</text:p>
              </table:table-cell>
              <table:table-cell office:value-type="float" office:value="285">
                <text:p>285</text:p>
              </table:table-cell>
              <table:table-cell office:value-type="float" office:value="0.476134">
                <text:p>0.476134</text:p>
              </table:table-cell>
              <table:table-cell office:value-type="float" office:value="285">
                <text:p>285</text:p>
              </table:table-cell>
              <table:table-cell office:value-type="float" office:value="1.218495">
                <text:p>1.21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6">
                <text:p>286</text:p>
              </table:table-cell>
              <table:table-cell office:value-type="float" office:value="0.057031">
                <text:p>0.057031</text:p>
              </table:table-cell>
              <table:table-cell office:value-type="float" office:value="286">
                <text:p>286</text:p>
              </table:table-cell>
              <table:table-cell office:value-type="float" office:value="0.140675">
                <text:p>0.140675</text:p>
              </table:table-cell>
              <table:table-cell office:value-type="float" office:value="286">
                <text:p>286</text:p>
              </table:table-cell>
              <table:table-cell office:value-type="float" office:value="0.226507">
                <text:p>0.226507</text:p>
              </table:table-cell>
              <table:table-cell office:value-type="float" office:value="286">
                <text:p>286</text:p>
              </table:table-cell>
              <table:table-cell office:value-type="float" office:value="0.309256">
                <text:p>0.309256</text:p>
              </table:table-cell>
              <table:table-cell office:value-type="float" office:value="286">
                <text:p>286</text:p>
              </table:table-cell>
              <table:table-cell office:value-type="float" office:value="0.405916">
                <text:p>0.405916</text:p>
              </table:table-cell>
              <table:table-cell office:value-type="float" office:value="286">
                <text:p>286</text:p>
              </table:table-cell>
              <table:table-cell office:value-type="float" office:value="1.031144">
                <text:p>1.031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">
                <text:p>287</text:p>
              </table:table-cell>
              <table:table-cell office:value-type="float" office:value="0.045299">
                <text:p>0.045299</text:p>
              </table:table-cell>
              <table:table-cell office:value-type="float" office:value="287">
                <text:p>287</text:p>
              </table:table-cell>
              <table:table-cell office:value-type="float" office:value="0.114295">
                <text:p>0.114295</text:p>
              </table:table-cell>
              <table:table-cell office:value-type="float" office:value="287">
                <text:p>287</text:p>
              </table:table-cell>
              <table:table-cell office:value-type="float" office:value="0.18602">
                <text:p>0.18602</text:p>
              </table:table-cell>
              <table:table-cell office:value-type="float" office:value="287">
                <text:p>287</text:p>
              </table:table-cell>
              <table:table-cell office:value-type="float" office:value="0.252601">
                <text:p>0.252601</text:p>
              </table:table-cell>
              <table:table-cell office:value-type="float" office:value="287">
                <text:p>287</text:p>
              </table:table-cell>
              <table:table-cell office:value-type="float" office:value="0.335249">
                <text:p>0.335249</text:p>
              </table:table-cell>
              <table:table-cell office:value-type="float" office:value="287">
                <text:p>287</text:p>
              </table:table-cell>
              <table:table-cell office:value-type="float" office:value="0.849541">
                <text:p>0.8495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0.035603">
                <text:p>0.035603</text:p>
              </table:table-cell>
              <table:table-cell office:value-type="float" office:value="288">
                <text:p>288</text:p>
              </table:table-cell>
              <table:table-cell office:value-type="float" office:value="0.090095">
                <text:p>0.090095</text:p>
              </table:table-cell>
              <table:table-cell office:value-type="float" office:value="288">
                <text:p>288</text:p>
              </table:table-cell>
              <table:table-cell office:value-type="float" office:value="0.147583">
                <text:p>0.147583</text:p>
              </table:table-cell>
              <table:table-cell office:value-type="float" office:value="288">
                <text:p>288</text:p>
              </table:table-cell>
              <table:table-cell office:value-type="float" office:value="0.201292">
                <text:p>0.201292</text:p>
              </table:table-cell>
              <table:table-cell office:value-type="float" office:value="288">
                <text:p>288</text:p>
              </table:table-cell>
              <table:table-cell office:value-type="float" office:value="0.267183">
                <text:p>0.267183</text:p>
              </table:table-cell>
              <table:table-cell office:value-type="float" office:value="288">
                <text:p>288</text:p>
              </table:table-cell>
              <table:table-cell office:value-type="float" office:value="0.675186">
                <text:p>0.675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0.027098">
                <text:p>0.027098</text:p>
              </table:table-cell>
              <table:table-cell office:value-type="float" office:value="289">
                <text:p>289</text:p>
              </table:table-cell>
              <table:table-cell office:value-type="float" office:value="0.068766">
                <text:p>0.068766</text:p>
              </table:table-cell>
              <table:table-cell office:value-type="float" office:value="289">
                <text:p>289</text:p>
              </table:table-cell>
              <table:table-cell office:value-type="float" office:value="0.112892">
                <text:p>0.112892</text:p>
              </table:table-cell>
              <table:table-cell office:value-type="float" office:value="289">
                <text:p>289</text:p>
              </table:table-cell>
              <table:table-cell office:value-type="float" office:value="0.156388">
                <text:p>0.156388</text:p>
              </table:table-cell>
              <table:table-cell office:value-type="float" office:value="289">
                <text:p>289</text:p>
              </table:table-cell>
              <table:table-cell office:value-type="float" office:value="0.205955">
                <text:p>0.205955</text:p>
              </table:table-cell>
              <table:table-cell office:value-type="float" office:value="289">
                <text:p>289</text:p>
              </table:table-cell>
              <table:table-cell office:value-type="float" office:value="0.519682">
                <text:p>0.519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0">
                <text:p>290</text:p>
              </table:table-cell>
              <table:table-cell office:value-type="float" office:value="0.018903">
                <text:p>0.018903</text:p>
              </table:table-cell>
              <table:table-cell office:value-type="float" office:value="290">
                <text:p>290</text:p>
              </table:table-cell>
              <table:table-cell office:value-type="float" office:value="0.050142">
                <text:p>0.050142</text:p>
              </table:table-cell>
              <table:table-cell office:value-type="float" office:value="290">
                <text:p>290</text:p>
              </table:table-cell>
              <table:table-cell office:value-type="float" office:value="0.082167">
                <text:p>0.082167</text:p>
              </table:table-cell>
              <table:table-cell office:value-type="float" office:value="290">
                <text:p>290</text:p>
              </table:table-cell>
              <table:table-cell office:value-type="float" office:value="0.115948">
                <text:p>0.115948</text:p>
              </table:table-cell>
              <table:table-cell office:value-type="float" office:value="290">
                <text:p>290</text:p>
              </table:table-cell>
              <table:table-cell office:value-type="float" office:value="0.152414">
                <text:p>0.152414</text:p>
              </table:table-cell>
              <table:table-cell office:value-type="float" office:value="290">
                <text:p>290</text:p>
              </table:table-cell>
              <table:table-cell office:value-type="float" office:value="0.386285">
                <text:p>0.386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">
                <text:p>291</text:p>
              </table:table-cell>
              <table:table-cell office:value-type="float" office:value="0.012861">
                <text:p>0.012861</text:p>
              </table:table-cell>
              <table:table-cell office:value-type="float" office:value="291">
                <text:p>291</text:p>
              </table:table-cell>
              <table:table-cell office:value-type="float" office:value="0.035125">
                <text:p>0.035125</text:p>
              </table:table-cell>
              <table:table-cell office:value-type="float" office:value="291">
                <text:p>291</text:p>
              </table:table-cell>
              <table:table-cell office:value-type="float" office:value="0.057284">
                <text:p>0.057284</text:p>
              </table:table-cell>
              <table:table-cell office:value-type="float" office:value="291">
                <text:p>291</text:p>
              </table:table-cell>
              <table:table-cell office:value-type="float" office:value="0.082088">
                <text:p>0.082088</text:p>
              </table:table-cell>
              <table:table-cell office:value-type="float" office:value="291">
                <text:p>291</text:p>
              </table:table-cell>
              <table:table-cell office:value-type="float" office:value="0.107562">
                <text:p>0.107562</text:p>
              </table:table-cell>
              <table:table-cell office:value-type="float" office:value="291">
                <text:p>291</text:p>
              </table:table-cell>
              <table:table-cell office:value-type="float" office:value="0.277929">
                <text:p>0.277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2">
                <text:p>292</text:p>
              </table:table-cell>
              <table:table-cell office:value-type="float" office:value="0.008726">
                <text:p>0.008726</text:p>
              </table:table-cell>
              <table:table-cell office:value-type="float" office:value="292">
                <text:p>292</text:p>
              </table:table-cell>
              <table:table-cell office:value-type="float" office:value="0.024165">
                <text:p>0.024165</text:p>
              </table:table-cell>
              <table:table-cell office:value-type="float" office:value="292">
                <text:p>292</text:p>
              </table:table-cell>
              <table:table-cell office:value-type="float" office:value="0.039475">
                <text:p>0.039475</text:p>
              </table:table-cell>
              <table:table-cell office:value-type="float" office:value="292">
                <text:p>292</text:p>
              </table:table-cell>
              <table:table-cell office:value-type="float" office:value="0.057818">
                <text:p>0.057818</text:p>
              </table:table-cell>
              <table:table-cell office:value-type="float" office:value="292">
                <text:p>292</text:p>
              </table:table-cell>
              <table:table-cell office:value-type="float" office:value="0.075527">
                <text:p>0.075527</text:p>
              </table:table-cell>
              <table:table-cell office:value-type="float" office:value="292">
                <text:p>292</text:p>
              </table:table-cell>
              <table:table-cell office:value-type="float" office:value="0.198432">
                <text:p>0.198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3">
                <text:p>293</text:p>
              </table:table-cell>
              <table:table-cell office:value-type="float" office:value="0.005273">
                <text:p>0.005273</text:p>
              </table:table-cell>
              <table:table-cell office:value-type="float" office:value="293">
                <text:p>293</text:p>
              </table:table-cell>
              <table:table-cell office:value-type="float" office:value="0.016846">
                <text:p>0.016846</text:p>
              </table:table-cell>
              <table:table-cell office:value-type="float" office:value="293">
                <text:p>293</text:p>
              </table:table-cell>
              <table:table-cell office:value-type="float" office:value="0.026188">
                <text:p>0.026188</text:p>
              </table:table-cell>
              <table:table-cell office:value-type="float" office:value="293">
                <text:p>293</text:p>
              </table:table-cell>
              <table:table-cell office:value-type="float" office:value="0.040587">
                <text:p>0.040587</text:p>
              </table:table-cell>
              <table:table-cell office:value-type="float" office:value="293">
                <text:p>293</text:p>
              </table:table-cell>
              <table:table-cell office:value-type="float" office:value="0.05322">
                <text:p>0.05322</text:p>
              </table:table-cell>
              <table:table-cell office:value-type="float" office:value="293">
                <text:p>293</text:p>
              </table:table-cell>
              <table:table-cell office:value-type="float" office:value="0.140709">
                <text:p>0.1407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">
                <text:p>294</text:p>
              </table:table-cell>
              <table:table-cell office:value-type="float" office:value="0.002657">
                <text:p>0.002657</text:p>
              </table:table-cell>
              <table:table-cell office:value-type="float" office:value="294">
                <text:p>294</text:p>
              </table:table-cell>
              <table:table-cell office:value-type="float" office:value="0.009753">
                <text:p>0.009753</text:p>
              </table:table-cell>
              <table:table-cell office:value-type="float" office:value="294">
                <text:p>294</text:p>
              </table:table-cell>
              <table:table-cell office:value-type="float" office:value="0.015539">
                <text:p>0.015539</text:p>
              </table:table-cell>
              <table:table-cell office:value-type="float" office:value="294">
                <text:p>294</text:p>
              </table:table-cell>
              <table:table-cell office:value-type="float" office:value="0.027148">
                <text:p>0.027148</text:p>
              </table:table-cell>
              <table:table-cell office:value-type="float" office:value="294">
                <text:p>294</text:p>
              </table:table-cell>
              <table:table-cell office:value-type="float" office:value="0.035202">
                <text:p>0.035202</text:p>
              </table:table-cell>
              <table:table-cell office:value-type="float" office:value="294">
                <text:p>294</text:p>
              </table:table-cell>
              <table:table-cell office:value-type="float" office:value="0.096015">
                <text:p>0.096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0.000675">
                <text:p>0.000675</text:p>
              </table:table-cell>
              <table:table-cell office:value-type="float" office:value="295">
                <text:p>295</text:p>
              </table:table-cell>
              <table:table-cell office:value-type="float" office:value="0.005142">
                <text:p>0.005142</text:p>
              </table:table-cell>
              <table:table-cell office:value-type="float" office:value="295">
                <text:p>295</text:p>
              </table:table-cell>
              <table:table-cell office:value-type="float" office:value="0.008174">
                <text:p>0.008174</text:p>
              </table:table-cell>
              <table:table-cell office:value-type="float" office:value="295">
                <text:p>295</text:p>
              </table:table-cell>
              <table:table-cell office:value-type="float" office:value="0.01669">
                <text:p>0.01669</text:p>
              </table:table-cell>
              <table:table-cell office:value-type="float" office:value="295">
                <text:p>295</text:p>
              </table:table-cell>
              <table:table-cell office:value-type="float" office:value="0.021695">
                <text:p>0.021695</text:p>
              </table:table-cell>
              <table:table-cell office:value-type="float" office:value="295">
                <text:p>295</text:p>
              </table:table-cell>
              <table:table-cell office:value-type="float" office:value="0.062511">
                <text:p>0.0625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6">
                <text:p>296</text:p>
              </table:table-cell>
              <table:table-cell office:value-type="float" office:value="-0.001156">
                <text:p>-0.001156</text:p>
              </table:table-cell>
              <table:table-cell office:value-type="float" office:value="296">
                <text:p>296</text:p>
              </table:table-cell>
              <table:table-cell office:value-type="float" office:value="0.003267">
                <text:p>0.003267</text:p>
              </table:table-cell>
              <table:table-cell office:value-type="float" office:value="296">
                <text:p>296</text:p>
              </table:table-cell>
              <table:table-cell office:value-type="float" office:value="0.003995">
                <text:p>0.003995</text:p>
              </table:table-cell>
              <table:table-cell office:value-type="float" office:value="296">
                <text:p>296</text:p>
              </table:table-cell>
              <table:table-cell office:value-type="float" office:value="0.009938">
                <text:p>0.009938</text:p>
              </table:table-cell>
              <table:table-cell office:value-type="float" office:value="296">
                <text:p>296</text:p>
              </table:table-cell>
              <table:table-cell office:value-type="float" office:value="0.013743">
                <text:p>0.013743</text:p>
              </table:table-cell>
              <table:table-cell office:value-type="float" office:value="296">
                <text:p>296</text:p>
              </table:table-cell>
              <table:table-cell office:value-type="float" office:value="0.040339">
                <text:p>0.040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-0.001786">
                <text:p>-0.001786</text:p>
              </table:table-cell>
              <table:table-cell office:value-type="float" office:value="297">
                <text:p>297</text:p>
              </table:table-cell>
              <table:table-cell office:value-type="float" office:value="0.000699">
                <text:p>0.000699</text:p>
              </table:table-cell>
              <table:table-cell office:value-type="float" office:value="297">
                <text:p>297</text:p>
              </table:table-cell>
              <table:table-cell office:value-type="float" office:value="0.000111">
                <text:p>0.000111</text:p>
              </table:table-cell>
              <table:table-cell office:value-type="float" office:value="297">
                <text:p>297</text:p>
              </table:table-cell>
              <table:table-cell office:value-type="float" office:value="0.005091">
                <text:p>0.005091</text:p>
              </table:table-cell>
              <table:table-cell office:value-type="float" office:value="297">
                <text:p>297</text:p>
              </table:table-cell>
              <table:table-cell office:value-type="float" office:value="0.007704">
                <text:p>0.007704</text:p>
              </table:table-cell>
              <table:table-cell office:value-type="float" office:value="297">
                <text:p>297</text:p>
              </table:table-cell>
              <table:table-cell office:value-type="float" office:value="0.025165">
                <text:p>0.0251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8">
                <text:p>298</text:p>
              </table:table-cell>
              <table:table-cell office:value-type="float" office:value="-0.001867">
                <text:p>-0.001867</text:p>
              </table:table-cell>
              <table:table-cell office:value-type="float" office:value="298">
                <text:p>298</text:p>
              </table:table-cell>
              <table:table-cell office:value-type="float" office:value="-0.00127">
                <text:p>-0.00127</text:p>
              </table:table-cell>
              <table:table-cell office:value-type="float" office:value="298">
                <text:p>298</text:p>
              </table:table-cell>
              <table:table-cell office:value-type="float" office:value="-0.001698">
                <text:p>-0.001698</text:p>
              </table:table-cell>
              <table:table-cell office:value-type="float" office:value="298">
                <text:p>298</text:p>
              </table:table-cell>
              <table:table-cell office:value-type="float" office:value="0.001618">
                <text:p>0.001618</text:p>
              </table:table-cell>
              <table:table-cell office:value-type="float" office:value="298">
                <text:p>298</text:p>
              </table:table-cell>
              <table:table-cell office:value-type="float" office:value="0.003943">
                <text:p>0.003943</text:p>
              </table:table-cell>
              <table:table-cell office:value-type="float" office:value="298">
                <text:p>298</text:p>
              </table:table-cell>
              <table:table-cell office:value-type="float" office:value="0.016324">
                <text:p>0.0163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-0.002768">
                <text:p>-0.002768</text:p>
              </table:table-cell>
              <table:table-cell office:value-type="float" office:value="299">
                <text:p>299</text:p>
              </table:table-cell>
              <table:table-cell office:value-type="float" office:value="-0.003079">
                <text:p>-0.003079</text:p>
              </table:table-cell>
              <table:table-cell office:value-type="float" office:value="299">
                <text:p>299</text:p>
              </table:table-cell>
              <table:table-cell office:value-type="float" office:value="-0.003409">
                <text:p>-0.003409</text:p>
              </table:table-cell>
              <table:table-cell office:value-type="float" office:value="299">
                <text:p>299</text:p>
              </table:table-cell>
              <table:table-cell office:value-type="float" office:value="-0.001443">
                <text:p>-0.001443</text:p>
              </table:table-cell>
              <table:table-cell office:value-type="float" office:value="299">
                <text:p>299</text:p>
              </table:table-cell>
              <table:table-cell office:value-type="float" office:value="0.001183">
                <text:p>0.001183</text:p>
              </table:table-cell>
              <table:table-cell office:value-type="float" office:value="299">
                <text:p>299</text:p>
              </table:table-cell>
              <table:table-cell office:value-type="float" office:value="0.010263">
                <text:p>0.010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">
                <text:p>300</text:p>
              </table:table-cell>
              <table:table-cell office:value-type="float" office:value="-0.002764">
                <text:p>-0.002764</text:p>
              </table:table-cell>
              <table:table-cell office:value-type="float" office:value="300">
                <text:p>300</text:p>
              </table:table-cell>
              <table:table-cell office:value-type="float" office:value="-0.003667">
                <text:p>-0.003667</text:p>
              </table:table-cell>
              <table:table-cell office:value-type="float" office:value="300">
                <text:p>300</text:p>
              </table:table-cell>
              <table:table-cell office:value-type="float" office:value="-0.004756">
                <text:p>-0.004756</text:p>
              </table:table-cell>
              <table:table-cell office:value-type="float" office:value="300">
                <text:p>300</text:p>
              </table:table-cell>
              <table:table-cell office:value-type="float" office:value="-0.002165">
                <text:p>-0.002165</text:p>
              </table:table-cell>
              <table:table-cell office:value-type="float" office:value="300">
                <text:p>300</text:p>
              </table:table-cell>
              <table:table-cell office:value-type="float" office:value="-0.000457">
                <text:p>-0.000457</text:p>
              </table:table-cell>
              <table:table-cell office:value-type="float" office:value="300">
                <text:p>300</text:p>
              </table:table-cell>
              <table:table-cell office:value-type="float" office:value="0.006267">
                <text:p>0.0062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-0.00278">
                <text:p>-0.00278</text:p>
              </table:table-cell>
              <table:table-cell office:value-type="float" office:value="301">
                <text:p>301</text:p>
              </table:table-cell>
              <table:table-cell office:value-type="float" office:value="-0.003545">
                <text:p>-0.003545</text:p>
              </table:table-cell>
              <table:table-cell office:value-type="float" office:value="301">
                <text:p>301</text:p>
              </table:table-cell>
              <table:table-cell office:value-type="float" office:value="-0.005011">
                <text:p>-0.005011</text:p>
              </table:table-cell>
              <table:table-cell office:value-type="float" office:value="301">
                <text:p>301</text:p>
              </table:table-cell>
              <table:table-cell office:value-type="float" office:value="-0.002124">
                <text:p>-0.002124</text:p>
              </table:table-cell>
              <table:table-cell office:value-type="float" office:value="301">
                <text:p>301</text:p>
              </table:table-cell>
              <table:table-cell office:value-type="float" office:value="-0.001179">
                <text:p>-0.001179</text:p>
              </table:table-cell>
              <table:table-cell office:value-type="float" office:value="301">
                <text:p>301</text:p>
              </table:table-cell>
              <table:table-cell office:value-type="float" office:value="0.004474">
                <text:p>0.004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">
                <text:p>302</text:p>
              </table:table-cell>
              <table:table-cell office:value-type="float" office:value="-0.003115">
                <text:p>-0.003115</text:p>
              </table:table-cell>
              <table:table-cell office:value-type="float" office:value="302">
                <text:p>302</text:p>
              </table:table-cell>
              <table:table-cell office:value-type="float" office:value="-0.002705">
                <text:p>-0.002705</text:p>
              </table:table-cell>
              <table:table-cell office:value-type="float" office:value="302">
                <text:p>302</text:p>
              </table:table-cell>
              <table:table-cell office:value-type="float" office:value="-0.005868">
                <text:p>-0.005868</text:p>
              </table:table-cell>
              <table:table-cell office:value-type="float" office:value="302">
                <text:p>302</text:p>
              </table:table-cell>
              <table:table-cell office:value-type="float" office:value="-0.002835">
                <text:p>-0.002835</text:p>
              </table:table-cell>
              <table:table-cell office:value-type="float" office:value="302">
                <text:p>302</text:p>
              </table:table-cell>
              <table:table-cell office:value-type="float" office:value="-0.002178">
                <text:p>-0.002178</text:p>
              </table:table-cell>
              <table:table-cell office:value-type="float" office:value="302">
                <text:p>302</text:p>
              </table:table-cell>
              <table:table-cell office:value-type="float" office:value="0.002172">
                <text:p>0.002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-0.002285">
                <text:p>-0.002285</text:p>
              </table:table-cell>
              <table:table-cell office:value-type="float" office:value="303">
                <text:p>303</text:p>
              </table:table-cell>
              <table:table-cell office:value-type="float" office:value="-0.002126">
                <text:p>-0.002126</text:p>
              </table:table-cell>
              <table:table-cell office:value-type="float" office:value="303">
                <text:p>303</text:p>
              </table:table-cell>
              <table:table-cell office:value-type="float" office:value="-0.005201">
                <text:p>-0.005201</text:p>
              </table:table-cell>
              <table:table-cell office:value-type="float" office:value="303">
                <text:p>303</text:p>
              </table:table-cell>
              <table:table-cell office:value-type="float" office:value="-0.002381">
                <text:p>-0.002381</text:p>
              </table:table-cell>
              <table:table-cell office:value-type="float" office:value="303">
                <text:p>303</text:p>
              </table:table-cell>
              <table:table-cell office:value-type="float" office:value="-0.001841">
                <text:p>-0.001841</text:p>
              </table:table-cell>
              <table:table-cell office:value-type="float" office:value="303">
                <text:p>303</text:p>
              </table:table-cell>
              <table:table-cell office:value-type="float" office:value="0.002134">
                <text:p>0.002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-0.001781">
                <text:p>-0.001781</text:p>
              </table:table-cell>
              <table:table-cell office:value-type="float" office:value="304">
                <text:p>304</text:p>
              </table:table-cell>
              <table:table-cell office:value-type="float" office:value="-0.002522">
                <text:p>-0.002522</text:p>
              </table:table-cell>
              <table:table-cell office:value-type="float" office:value="304">
                <text:p>304</text:p>
              </table:table-cell>
              <table:table-cell office:value-type="float" office:value="-0.004885">
                <text:p>-0.004885</text:p>
              </table:table-cell>
              <table:table-cell office:value-type="float" office:value="304">
                <text:p>304</text:p>
              </table:table-cell>
              <table:table-cell office:value-type="float" office:value="-0.002194">
                <text:p>-0.002194</text:p>
              </table:table-cell>
              <table:table-cell office:value-type="float" office:value="304">
                <text:p>304</text:p>
              </table:table-cell>
              <table:table-cell office:value-type="float" office:value="-0.001623">
                <text:p>-0.001623</text:p>
              </table:table-cell>
              <table:table-cell office:value-type="float" office:value="304">
                <text:p>30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  <table:table-cell office:value-type="float" office:value="-0.002175">
                <text:p>-0.002175</text:p>
              </table:table-cell>
              <table:table-cell office:value-type="float" office:value="305">
                <text:p>305</text:p>
              </table:table-cell>
              <table:table-cell office:value-type="float" office:value="-0.002556">
                <text:p>-0.002556</text:p>
              </table:table-cell>
              <table:table-cell office:value-type="float" office:value="305">
                <text:p>305</text:p>
              </table:table-cell>
              <table:table-cell office:value-type="float" office:value="-0.00552">
                <text:p>-0.00552</text:p>
              </table:table-cell>
              <table:table-cell office:value-type="float" office:value="305">
                <text:p>305</text:p>
              </table:table-cell>
              <table:table-cell office:value-type="float" office:value="-0.002154">
                <text:p>-0.002154</text:p>
              </table:table-cell>
              <table:table-cell office:value-type="float" office:value="305">
                <text:p>305</text:p>
              </table:table-cell>
              <table:table-cell office:value-type="float" office:value="-0.002121">
                <text:p>-0.002121</text:p>
              </table:table-cell>
              <table:table-cell office:value-type="float" office:value="305">
                <text:p>305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">
                <text:p>306</text:p>
              </table:table-cell>
              <table:table-cell office:value-type="float" office:value="-0.003255">
                <text:p>-0.003255</text:p>
              </table:table-cell>
              <table:table-cell office:value-type="float" office:value="306">
                <text:p>306</text:p>
              </table:table-cell>
              <table:table-cell office:value-type="float" office:value="-0.003381">
                <text:p>-0.003381</text:p>
              </table:table-cell>
              <table:table-cell office:value-type="float" office:value="306">
                <text:p>306</text:p>
              </table:table-cell>
              <table:table-cell office:value-type="float" office:value="-0.005473">
                <text:p>-0.005473</text:p>
              </table:table-cell>
              <table:table-cell office:value-type="float" office:value="306">
                <text:p>306</text:p>
              </table:table-cell>
              <table:table-cell office:value-type="float" office:value="-0.002454">
                <text:p>-0.002454</text:p>
              </table:table-cell>
              <table:table-cell office:value-type="float" office:value="306">
                <text:p>306</text:p>
              </table:table-cell>
              <table:table-cell office:value-type="float" office:value="-0.002931">
                <text:p>-0.002931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  <table:table-cell office:value-type="float" office:value="-0.00345">
                <text:p>-0.00345</text:p>
              </table:table-cell>
              <table:table-cell office:value-type="float" office:value="307">
                <text:p>307</text:p>
              </table:table-cell>
              <table:table-cell office:value-type="float" office:value="-0.003825">
                <text:p>-0.003825</text:p>
              </table:table-cell>
              <table:table-cell office:value-type="float" office:value="307">
                <text:p>307</text:p>
              </table:table-cell>
              <table:table-cell office:value-type="float" office:value="-0.004661">
                <text:p>-0.004661</text:p>
              </table:table-cell>
              <table:table-cell office:value-type="float" office:value="307">
                <text:p>307</text:p>
              </table:table-cell>
              <table:table-cell office:value-type="float" office:value="-0.002613">
                <text:p>-0.002613</text:p>
              </table:table-cell>
              <table:table-cell office:value-type="float" office:value="307">
                <text:p>307</text:p>
              </table:table-cell>
              <table:table-cell office:value-type="float" office:value="-0.003226">
                <text:p>-0.003226</text:p>
              </table:table-cell>
              <table:table-cell office:value-type="float" office:value="307">
                <text:p>307</text:p>
              </table:table-cell>
              <table:table-cell office:value-type="float" office:value="-0.000904">
                <text:p>-0.0009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">
                <text:p>308</text:p>
              </table:table-cell>
              <table:table-cell office:value-type="float" office:value="-0.002416">
                <text:p>-0.002416</text:p>
              </table:table-cell>
              <table:table-cell office:value-type="float" office:value="308">
                <text:p>308</text:p>
              </table:table-cell>
              <table:table-cell office:value-type="float" office:value="-0.003663">
                <text:p>-0.003663</text:p>
              </table:table-cell>
              <table:table-cell office:value-type="float" office:value="308">
                <text:p>308</text:p>
              </table:table-cell>
              <table:table-cell office:value-type="float" office:value="-0.004627">
                <text:p>-0.004627</text:p>
              </table:table-cell>
              <table:table-cell office:value-type="float" office:value="308">
                <text:p>308</text:p>
              </table:table-cell>
              <table:table-cell office:value-type="float" office:value="-0.002541">
                <text:p>-0.002541</text:p>
              </table:table-cell>
              <table:table-cell office:value-type="float" office:value="308">
                <text:p>308</text:p>
              </table:table-cell>
              <table:table-cell office:value-type="float" office:value="-0.002604">
                <text:p>-0.002604</text:p>
              </table:table-cell>
              <table:table-cell office:value-type="float" office:value="308">
                <text:p>308</text:p>
              </table:table-cell>
              <table:table-cell office:value-type="float" office:value="-0.000999">
                <text:p>-0.000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9">
                <text:p>309</text:p>
              </table:table-cell>
              <table:table-cell office:value-type="float" office:value="-0.001766">
                <text:p>-0.001766</text:p>
              </table:table-cell>
              <table:table-cell office:value-type="float" office:value="309">
                <text:p>309</text:p>
              </table:table-cell>
              <table:table-cell office:value-type="float" office:value="-0.003375">
                <text:p>-0.003375</text:p>
              </table:table-cell>
              <table:table-cell office:value-type="float" office:value="309">
                <text:p>309</text:p>
              </table:table-cell>
              <table:table-cell office:value-type="float" office:value="-0.00501">
                <text:p>-0.00501</text:p>
              </table:table-cell>
              <table:table-cell office:value-type="float" office:value="309">
                <text:p>309</text:p>
              </table:table-cell>
              <table:table-cell office:value-type="float" office:value="-0.002422">
                <text:p>-0.002422</text:p>
              </table:table-cell>
              <table:table-cell office:value-type="float" office:value="309">
                <text:p>309</text:p>
              </table:table-cell>
              <table:table-cell office:value-type="float" office:value="-0.001941">
                <text:p>-0.001941</text:p>
              </table:table-cell>
              <table:table-cell office:value-type="float" office:value="309">
                <text:p>309</text:p>
              </table:table-cell>
              <table:table-cell office:value-type="float" office:value="-0.000721">
                <text:p>-0.000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0">
                <text:p>310</text:p>
              </table:table-cell>
              <table:table-cell office:value-type="float" office:value="-0.001837">
                <text:p>-0.001837</text:p>
              </table:table-cell>
              <table:table-cell office:value-type="float" office:value="310">
                <text:p>310</text:p>
              </table:table-cell>
              <table:table-cell office:value-type="float" office:value="-0.003055">
                <text:p>-0.003055</text:p>
              </table:table-cell>
              <table:table-cell office:value-type="float" office:value="310">
                <text:p>310</text:p>
              </table:table-cell>
              <table:table-cell office:value-type="float" office:value="-0.004678">
                <text:p>-0.004678</text:p>
              </table:table-cell>
              <table:table-cell office:value-type="float" office:value="310">
                <text:p>310</text:p>
              </table:table-cell>
              <table:table-cell office:value-type="float" office:value="-0.002271">
                <text:p>-0.002271</text:p>
              </table:table-cell>
              <table:table-cell office:value-type="float" office:value="310">
                <text:p>310</text:p>
              </table:table-cell>
              <table:table-cell office:value-type="float" office:value="-0.002305">
                <text:p>-0.002305</text:p>
              </table:table-cell>
              <table:table-cell office:value-type="float" office:value="310">
                <text:p>310</text:p>
              </table:table-cell>
              <table:table-cell office:value-type="float" office:value="-0.000561">
                <text:p>-0.0005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">
                <text:p>311</text:p>
              </table:table-cell>
              <table:table-cell office:value-type="float" office:value="-0.002315">
                <text:p>-0.002315</text:p>
              </table:table-cell>
              <table:table-cell office:value-type="float" office:value="311">
                <text:p>311</text:p>
              </table:table-cell>
              <table:table-cell office:value-type="float" office:value="-0.003232">
                <text:p>-0.003232</text:p>
              </table:table-cell>
              <table:table-cell office:value-type="float" office:value="311">
                <text:p>311</text:p>
              </table:table-cell>
              <table:table-cell office:value-type="float" office:value="-0.005294">
                <text:p>-0.005294</text:p>
              </table:table-cell>
              <table:table-cell office:value-type="float" office:value="311">
                <text:p>311</text:p>
              </table:table-cell>
              <table:table-cell office:value-type="float" office:value="-0.002636">
                <text:p>-0.002636</text:p>
              </table:table-cell>
              <table:table-cell office:value-type="float" office:value="311">
                <text:p>311</text:p>
              </table:table-cell>
              <table:table-cell office:value-type="float" office:value="-0.003277">
                <text:p>-0.003277</text:p>
              </table:table-cell>
              <table:table-cell office:value-type="float" office:value="311">
                <text:p>311</text:p>
              </table:table-cell>
              <table:table-cell office:value-type="float" office:value="-0.001214">
                <text:p>-0.0012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">
                <text:p>312</text:p>
              </table:table-cell>
              <table:table-cell office:value-type="float" office:value="-0.002873">
                <text:p>-0.002873</text:p>
              </table:table-cell>
              <table:table-cell office:value-type="float" office:value="312">
                <text:p>312</text:p>
              </table:table-cell>
              <table:table-cell office:value-type="float" office:value="-0.003371">
                <text:p>-0.003371</text:p>
              </table:table-cell>
              <table:table-cell office:value-type="float" office:value="312">
                <text:p>312</text:p>
              </table:table-cell>
              <table:table-cell office:value-type="float" office:value="-0.005642">
                <text:p>-0.005642</text:p>
              </table:table-cell>
              <table:table-cell office:value-type="float" office:value="312">
                <text:p>312</text:p>
              </table:table-cell>
              <table:table-cell office:value-type="float" office:value="-0.002436">
                <text:p>-0.002436</text:p>
              </table:table-cell>
              <table:table-cell office:value-type="float" office:value="312">
                <text:p>312</text:p>
              </table:table-cell>
              <table:table-cell office:value-type="float" office:value="-0.003164">
                <text:p>-0.003164</text:p>
              </table:table-cell>
              <table:table-cell office:value-type="float" office:value="312">
                <text:p>312</text:p>
              </table:table-cell>
              <table:table-cell office:value-type="float" office:value="-0.001907">
                <text:p>-0.0019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">
                <text:p>313</text:p>
              </table:table-cell>
              <table:table-cell office:value-type="float" office:value="-0.002374">
                <text:p>-0.002374</text:p>
              </table:table-cell>
              <table:table-cell office:value-type="float" office:value="313">
                <text:p>313</text:p>
              </table:table-cell>
              <table:table-cell office:value-type="float" office:value="-0.002847">
                <text:p>-0.002847</text:p>
              </table:table-cell>
              <table:table-cell office:value-type="float" office:value="313">
                <text:p>313</text:p>
              </table:table-cell>
              <table:table-cell office:value-type="float" office:value="-0.004561">
                <text:p>-0.004561</text:p>
              </table:table-cell>
              <table:table-cell office:value-type="float" office:value="313">
                <text:p>313</text:p>
              </table:table-cell>
              <table:table-cell office:value-type="float" office:value="-0.001967">
                <text:p>-0.001967</text:p>
              </table:table-cell>
              <table:table-cell office:value-type="float" office:value="313">
                <text:p>313</text:p>
              </table:table-cell>
              <table:table-cell office:value-type="float" office:value="-0.002518">
                <text:p>-0.002518</text:p>
              </table:table-cell>
              <table:table-cell office:value-type="float" office:value="313">
                <text:p>313</text:p>
              </table:table-cell>
              <table:table-cell office:value-type="float" office:value="-0.001234">
                <text:p>-0.0012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">
                <text:p>314</text:p>
              </table:table-cell>
              <table:table-cell office:value-type="float" office:value="-0.00273">
                <text:p>-0.00273</text:p>
              </table:table-cell>
              <table:table-cell office:value-type="float" office:value="314">
                <text:p>314</text:p>
              </table:table-cell>
              <table:table-cell office:value-type="float" office:value="-0.002753">
                <text:p>-0.002753</text:p>
              </table:table-cell>
              <table:table-cell office:value-type="float" office:value="314">
                <text:p>314</text:p>
              </table:table-cell>
              <table:table-cell office:value-type="float" office:value="-0.005037">
                <text:p>-0.005037</text:p>
              </table:table-cell>
              <table:table-cell office:value-type="float" office:value="314">
                <text:p>314</text:p>
              </table:table-cell>
              <table:table-cell office:value-type="float" office:value="-0.002237">
                <text:p>-0.002237</text:p>
              </table:table-cell>
              <table:table-cell office:value-type="float" office:value="314">
                <text:p>314</text:p>
              </table:table-cell>
              <table:table-cell office:value-type="float" office:value="-0.003189">
                <text:p>-0.003189</text:p>
              </table:table-cell>
              <table:table-cell office:value-type="float" office:value="314">
                <text:p>314</text:p>
              </table:table-cell>
              <table:table-cell office:value-type="float" office:value="-0.001309">
                <text:p>-0.0013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">
                <text:p>315</text:p>
              </table:table-cell>
              <table:table-cell office:value-type="float" office:value="-0.003165">
                <text:p>-0.003165</text:p>
              </table:table-cell>
              <table:table-cell office:value-type="float" office:value="315">
                <text:p>315</text:p>
              </table:table-cell>
              <table:table-cell office:value-type="float" office:value="-0.002588">
                <text:p>-0.002588</text:p>
              </table:table-cell>
              <table:table-cell office:value-type="float" office:value="315">
                <text:p>315</text:p>
              </table:table-cell>
              <table:table-cell office:value-type="float" office:value="-0.005429">
                <text:p>-0.005429</text:p>
              </table:table-cell>
              <table:table-cell office:value-type="float" office:value="315">
                <text:p>315</text:p>
              </table:table-cell>
              <table:table-cell office:value-type="float" office:value="-0.002329">
                <text:p>-0.002329</text:p>
              </table:table-cell>
              <table:table-cell office:value-type="float" office:value="315">
                <text:p>315</text:p>
              </table:table-cell>
              <table:table-cell office:value-type="float" office:value="-0.003333">
                <text:p>-0.003333</text:p>
              </table:table-cell>
              <table:table-cell office:value-type="float" office:value="315">
                <text:p>315</text:p>
              </table:table-cell>
              <table:table-cell office:value-type="float" office:value="-0.001451">
                <text:p>-0.001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6">
                <text:p>316</text:p>
              </table:table-cell>
              <table:table-cell office:value-type="float" office:value="-0.002585">
                <text:p>-0.002585</text:p>
              </table:table-cell>
              <table:table-cell office:value-type="float" office:value="316">
                <text:p>316</text:p>
              </table:table-cell>
              <table:table-cell office:value-type="float" office:value="-0.002129">
                <text:p>-0.002129</text:p>
              </table:table-cell>
              <table:table-cell office:value-type="float" office:value="316">
                <text:p>316</text:p>
              </table:table-cell>
              <table:table-cell office:value-type="float" office:value="-0.004966">
                <text:p>-0.004966</text:p>
              </table:table-cell>
              <table:table-cell office:value-type="float" office:value="316">
                <text:p>316</text:p>
              </table:table-cell>
              <table:table-cell office:value-type="float" office:value="-0.002444">
                <text:p>-0.002444</text:p>
              </table:table-cell>
              <table:table-cell office:value-type="float" office:value="316">
                <text:p>316</text:p>
              </table:table-cell>
              <table:table-cell office:value-type="float" office:value="-0.002905">
                <text:p>-0.002905</text:p>
              </table:table-cell>
              <table:table-cell office:value-type="float" office:value="316">
                <text:p>316</text:p>
              </table:table-cell>
              <table:table-cell office:value-type="float" office:value="-0.001303">
                <text:p>-0.001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7">
                <text:p>317</text:p>
              </table:table-cell>
              <table:table-cell office:value-type="float" office:value="-0.00255">
                <text:p>-0.00255</text:p>
              </table:table-cell>
              <table:table-cell office:value-type="float" office:value="317">
                <text:p>317</text:p>
              </table:table-cell>
              <table:table-cell office:value-type="float" office:value="-0.002547">
                <text:p>-0.002547</text:p>
              </table:table-cell>
              <table:table-cell office:value-type="float" office:value="317">
                <text:p>317</text:p>
              </table:table-cell>
              <table:table-cell office:value-type="float" office:value="-0.005379">
                <text:p>-0.005379</text:p>
              </table:table-cell>
              <table:table-cell office:value-type="float" office:value="317">
                <text:p>317</text:p>
              </table:table-cell>
              <table:table-cell office:value-type="float" office:value="-0.003156">
                <text:p>-0.003156</text:p>
              </table:table-cell>
              <table:table-cell office:value-type="float" office:value="317">
                <text:p>317</text:p>
              </table:table-cell>
              <table:table-cell office:value-type="float" office:value="-0.003193">
                <text:p>-0.003193</text:p>
              </table:table-cell>
              <table:table-cell office:value-type="float" office:value="317">
                <text:p>317</text:p>
              </table:table-cell>
              <table:table-cell office:value-type="float" office:value="-0.001774">
                <text:p>-0.0017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8">
                <text:p>318</text:p>
              </table:table-cell>
              <table:table-cell office:value-type="float" office:value="-0.002281">
                <text:p>-0.002281</text:p>
              </table:table-cell>
              <table:table-cell office:value-type="float" office:value="318">
                <text:p>318</text:p>
              </table:table-cell>
              <table:table-cell office:value-type="float" office:value="-0.002323">
                <text:p>-0.002323</text:p>
              </table:table-cell>
              <table:table-cell office:value-type="float" office:value="318">
                <text:p>318</text:p>
              </table:table-cell>
              <table:table-cell office:value-type="float" office:value="-0.00426">
                <text:p>-0.00426</text:p>
              </table:table-cell>
              <table:table-cell office:value-type="float" office:value="318">
                <text:p>318</text:p>
              </table:table-cell>
              <table:table-cell office:value-type="float" office:value="-0.003269">
                <text:p>-0.003269</text:p>
              </table:table-cell>
              <table:table-cell office:value-type="float" office:value="318">
                <text:p>318</text:p>
              </table:table-cell>
              <table:table-cell office:value-type="float" office:value="-0.002647">
                <text:p>-0.002647</text:p>
              </table:table-cell>
              <table:table-cell office:value-type="float" office:value="318">
                <text:p>318</text:p>
              </table:table-cell>
              <table:table-cell office:value-type="float" office:value="-0.000878">
                <text:p>-0.0008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9">
                <text:p>319</text:p>
              </table:table-cell>
              <table:table-cell office:value-type="float" office:value="-0.002431">
                <text:p>-0.002431</text:p>
              </table:table-cell>
              <table:table-cell office:value-type="float" office:value="319">
                <text:p>319</text:p>
              </table:table-cell>
              <table:table-cell office:value-type="float" office:value="-0.002429">
                <text:p>-0.002429</text:p>
              </table:table-cell>
              <table:table-cell office:value-type="float" office:value="319">
                <text:p>319</text:p>
              </table:table-cell>
              <table:table-cell office:value-type="float" office:value="-0.003328">
                <text:p>-0.003328</text:p>
              </table:table-cell>
              <table:table-cell office:value-type="float" office:value="319">
                <text:p>319</text:p>
              </table:table-cell>
              <table:table-cell office:value-type="float" office:value="-0.002778">
                <text:p>-0.002778</text:p>
              </table:table-cell>
              <table:table-cell office:value-type="float" office:value="319">
                <text:p>319</text:p>
              </table:table-cell>
              <table:table-cell office:value-type="float" office:value="-0.002243">
                <text:p>-0.002243</text:p>
              </table:table-cell>
              <table:table-cell office:value-type="float" office:value="319">
                <text:p>319</text:p>
              </table:table-cell>
              <table:table-cell office:value-type="float" office:value="-0.001018">
                <text:p>-0.001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">
                <text:p>320</text:p>
              </table:table-cell>
              <table:table-cell office:value-type="float" office:value="-0.002149">
                <text:p>-0.002149</text:p>
              </table:table-cell>
              <table:table-cell office:value-type="float" office:value="320">
                <text:p>320</text:p>
              </table:table-cell>
              <table:table-cell office:value-type="float" office:value="-0.002457">
                <text:p>-0.002457</text:p>
              </table:table-cell>
              <table:table-cell office:value-type="float" office:value="320">
                <text:p>320</text:p>
              </table:table-cell>
              <table:table-cell office:value-type="float" office:value="-0.003719">
                <text:p>-0.003719</text:p>
              </table:table-cell>
              <table:table-cell office:value-type="float" office:value="320">
                <text:p>320</text:p>
              </table:table-cell>
              <table:table-cell office:value-type="float" office:value="-0.002312">
                <text:p>-0.002312</text:p>
              </table:table-cell>
              <table:table-cell office:value-type="float" office:value="320">
                <text:p>320</text:p>
              </table:table-cell>
              <table:table-cell office:value-type="float" office:value="-0.00238">
                <text:p>-0.00238</text:p>
              </table:table-cell>
              <table:table-cell office:value-type="float" office:value="320">
                <text:p>320</text:p>
              </table:table-cell>
              <table:table-cell office:value-type="float" office:value="-0.001655">
                <text:p>-0.001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1">
                <text:p>321</text:p>
              </table:table-cell>
              <table:table-cell office:value-type="float" office:value="-0.002169">
                <text:p>-0.002169</text:p>
              </table:table-cell>
              <table:table-cell office:value-type="float" office:value="321">
                <text:p>321</text:p>
              </table:table-cell>
              <table:table-cell office:value-type="float" office:value="-0.002796">
                <text:p>-0.002796</text:p>
              </table:table-cell>
              <table:table-cell office:value-type="float" office:value="321">
                <text:p>321</text:p>
              </table:table-cell>
              <table:table-cell office:value-type="float" office:value="-0.004129">
                <text:p>-0.004129</text:p>
              </table:table-cell>
              <table:table-cell office:value-type="float" office:value="321">
                <text:p>321</text:p>
              </table:table-cell>
              <table:table-cell office:value-type="float" office:value="-0.002663">
                <text:p>-0.002663</text:p>
              </table:table-cell>
              <table:table-cell office:value-type="float" office:value="321">
                <text:p>321</text:p>
              </table:table-cell>
              <table:table-cell office:value-type="float" office:value="-0.002464">
                <text:p>-0.002464</text:p>
              </table:table-cell>
              <table:table-cell office:value-type="float" office:value="321">
                <text:p>321</text:p>
              </table:table-cell>
              <table:table-cell office:value-type="float" office:value="-0.001902">
                <text:p>-0.0019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  <table:table-cell office:value-type="float" office:value="-0.002499">
                <text:p>-0.002499</text:p>
              </table:table-cell>
              <table:table-cell office:value-type="float" office:value="322">
                <text:p>322</text:p>
              </table:table-cell>
              <table:table-cell office:value-type="float" office:value="-0.003625">
                <text:p>-0.003625</text:p>
              </table:table-cell>
              <table:table-cell office:value-type="float" office:value="322">
                <text:p>322</text:p>
              </table:table-cell>
              <table:table-cell office:value-type="float" office:value="-0.00389">
                <text:p>-0.00389</text:p>
              </table:table-cell>
              <table:table-cell office:value-type="float" office:value="322">
                <text:p>322</text:p>
              </table:table-cell>
              <table:table-cell office:value-type="float" office:value="-0.002914">
                <text:p>-0.002914</text:p>
              </table:table-cell>
              <table:table-cell office:value-type="float" office:value="322">
                <text:p>322</text:p>
              </table:table-cell>
              <table:table-cell office:value-type="float" office:value="-0.002527">
                <text:p>-0.002527</text:p>
              </table:table-cell>
              <table:table-cell office:value-type="float" office:value="322">
                <text:p>322</text:p>
              </table:table-cell>
              <table:table-cell office:value-type="float" office:value="-0.001587">
                <text:p>-0.001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3">
                <text:p>323</text:p>
              </table:table-cell>
              <table:table-cell office:value-type="float" office:value="-0.001946">
                <text:p>-0.001946</text:p>
              </table:table-cell>
              <table:table-cell office:value-type="float" office:value="323">
                <text:p>323</text:p>
              </table:table-cell>
              <table:table-cell office:value-type="float" office:value="-0.002893">
                <text:p>-0.002893</text:p>
              </table:table-cell>
              <table:table-cell office:value-type="float" office:value="323">
                <text:p>323</text:p>
              </table:table-cell>
              <table:table-cell office:value-type="float" office:value="-0.003454">
                <text:p>-0.003454</text:p>
              </table:table-cell>
              <table:table-cell office:value-type="float" office:value="323">
                <text:p>323</text:p>
              </table:table-cell>
              <table:table-cell office:value-type="float" office:value="-0.002829">
                <text:p>-0.002829</text:p>
              </table:table-cell>
              <table:table-cell office:value-type="float" office:value="323">
                <text:p>323</text:p>
              </table:table-cell>
              <table:table-cell office:value-type="float" office:value="-0.002208">
                <text:p>-0.002208</text:p>
              </table:table-cell>
              <table:table-cell office:value-type="float" office:value="323">
                <text:p>323</text:p>
              </table:table-cell>
              <table:table-cell office:value-type="float" office:value="-0.00108">
                <text:p>-0.00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-0.002078">
                <text:p>-0.002078</text:p>
              </table:table-cell>
              <table:table-cell office:value-type="float" office:value="324">
                <text:p>324</text:p>
              </table:table-cell>
              <table:table-cell office:value-type="float" office:value="-0.002905">
                <text:p>-0.002905</text:p>
              </table:table-cell>
              <table:table-cell office:value-type="float" office:value="324">
                <text:p>324</text:p>
              </table:table-cell>
              <table:table-cell office:value-type="float" office:value="-0.003701">
                <text:p>-0.003701</text:p>
              </table:table-cell>
              <table:table-cell office:value-type="float" office:value="324">
                <text:p>324</text:p>
              </table:table-cell>
              <table:table-cell office:value-type="float" office:value="-0.002635">
                <text:p>-0.002635</text:p>
              </table:table-cell>
              <table:table-cell office:value-type="float" office:value="324">
                <text:p>324</text:p>
              </table:table-cell>
              <table:table-cell office:value-type="float" office:value="-0.001844">
                <text:p>-0.001844</text:p>
              </table:table-cell>
              <table:table-cell office:value-type="float" office:value="324">
                <text:p>324</text:p>
              </table:table-cell>
              <table:table-cell office:value-type="float" office:value="-0.002041">
                <text:p>-0.0020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5">
                <text:p>325</text:p>
              </table:table-cell>
              <table:table-cell office:value-type="float" office:value="-0.002021">
                <text:p>-0.002021</text:p>
              </table:table-cell>
              <table:table-cell office:value-type="float" office:value="325">
                <text:p>325</text:p>
              </table:table-cell>
              <table:table-cell office:value-type="float" office:value="-0.003332">
                <text:p>-0.003332</text:p>
              </table:table-cell>
              <table:table-cell office:value-type="float" office:value="325">
                <text:p>325</text:p>
              </table:table-cell>
              <table:table-cell office:value-type="float" office:value="-0.003818">
                <text:p>-0.003818</text:p>
              </table:table-cell>
              <table:table-cell office:value-type="float" office:value="325">
                <text:p>325</text:p>
              </table:table-cell>
              <table:table-cell office:value-type="float" office:value="-0.002513">
                <text:p>-0.002513</text:p>
              </table:table-cell>
              <table:table-cell office:value-type="float" office:value="325">
                <text:p>325</text:p>
              </table:table-cell>
              <table:table-cell office:value-type="float" office:value="-0.002005">
                <text:p>-0.002005</text:p>
              </table:table-cell>
              <table:table-cell office:value-type="float" office:value="325">
                <text:p>325</text:p>
              </table:table-cell>
              <table:table-cell office:value-type="float" office:value="-0.002218">
                <text:p>-0.002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6">
                <text:p>326</text:p>
              </table:table-cell>
              <table:table-cell office:value-type="float" office:value="-0.00111">
                <text:p>-0.00111</text:p>
              </table:table-cell>
              <table:table-cell office:value-type="float" office:value="326">
                <text:p>326</text:p>
              </table:table-cell>
              <table:table-cell office:value-type="float" office:value="-0.002771">
                <text:p>-0.002771</text:p>
              </table:table-cell>
              <table:table-cell office:value-type="float" office:value="326">
                <text:p>326</text:p>
              </table:table-cell>
              <table:table-cell office:value-type="float" office:value="-0.003196">
                <text:p>-0.003196</text:p>
              </table:table-cell>
              <table:table-cell office:value-type="float" office:value="326">
                <text:p>326</text:p>
              </table:table-cell>
              <table:table-cell office:value-type="float" office:value="-0.00294">
                <text:p>-0.00294</text:p>
              </table:table-cell>
              <table:table-cell office:value-type="float" office:value="326">
                <text:p>326</text:p>
              </table:table-cell>
              <table:table-cell office:value-type="float" office:value="-0.002231">
                <text:p>-0.002231</text:p>
              </table:table-cell>
              <table:table-cell office:value-type="float" office:value="326">
                <text:p>326</text:p>
              </table:table-cell>
              <table:table-cell office:value-type="float" office:value="-0.001667">
                <text:p>-0.001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-0.0006">
                <text:p>-0.0006</text:p>
              </table:table-cell>
              <table:table-cell office:value-type="float" office:value="327">
                <text:p>327</text:p>
              </table:table-cell>
              <table:table-cell office:value-type="float" office:value="-0.002799">
                <text:p>-0.002799</text:p>
              </table:table-cell>
              <table:table-cell office:value-type="float" office:value="327">
                <text:p>327</text:p>
              </table:table-cell>
              <table:table-cell office:value-type="float" office:value="-0.002762">
                <text:p>-0.002762</text:p>
              </table:table-cell>
              <table:table-cell office:value-type="float" office:value="327">
                <text:p>327</text:p>
              </table:table-cell>
              <table:table-cell office:value-type="float" office:value="-0.003123">
                <text:p>-0.003123</text:p>
              </table:table-cell>
              <table:table-cell office:value-type="float" office:value="327">
                <text:p>327</text:p>
              </table:table-cell>
              <table:table-cell office:value-type="float" office:value="-0.002563">
                <text:p>-0.002563</text:p>
              </table:table-cell>
              <table:table-cell office:value-type="float" office:value="327">
                <text:p>327</text:p>
              </table:table-cell>
              <table:table-cell office:value-type="float" office:value="-0.001608">
                <text:p>-0.001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">
                <text:p>328</text:p>
              </table:table-cell>
              <table:table-cell office:value-type="float" office:value="-0.001521">
                <text:p>-0.001521</text:p>
              </table:table-cell>
              <table:table-cell office:value-type="float" office:value="328">
                <text:p>328</text:p>
              </table:table-cell>
              <table:table-cell office:value-type="float" office:value="-0.00309">
                <text:p>-0.00309</text:p>
              </table:table-cell>
              <table:table-cell office:value-type="float" office:value="328">
                <text:p>328</text:p>
              </table:table-cell>
              <table:table-cell office:value-type="float" office:value="-0.004005">
                <text:p>-0.004005</text:p>
              </table:table-cell>
              <table:table-cell office:value-type="float" office:value="328">
                <text:p>328</text:p>
              </table:table-cell>
              <table:table-cell office:value-type="float" office:value="-0.003307">
                <text:p>-0.003307</text:p>
              </table:table-cell>
              <table:table-cell office:value-type="float" office:value="328">
                <text:p>328</text:p>
              </table:table-cell>
              <table:table-cell office:value-type="float" office:value="-0.003356">
                <text:p>-0.003356</text:p>
              </table:table-cell>
              <table:table-cell office:value-type="float" office:value="328">
                <text:p>328</text:p>
              </table:table-cell>
              <table:table-cell office:value-type="float" office:value="-0.002035">
                <text:p>-0.002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9">
                <text:p>329</text:p>
              </table:table-cell>
              <table:table-cell office:value-type="float" office:value="-0.001914">
                <text:p>-0.001914</text:p>
              </table:table-cell>
              <table:table-cell office:value-type="float" office:value="329">
                <text:p>329</text:p>
              </table:table-cell>
              <table:table-cell office:value-type="float" office:value="-0.003046">
                <text:p>-0.003046</text:p>
              </table:table-cell>
              <table:table-cell office:value-type="float" office:value="329">
                <text:p>329</text:p>
              </table:table-cell>
              <table:table-cell office:value-type="float" office:value="-0.004633">
                <text:p>-0.004633</text:p>
              </table:table-cell>
              <table:table-cell office:value-type="float" office:value="329">
                <text:p>329</text:p>
              </table:table-cell>
              <table:table-cell office:value-type="float" office:value="-0.003016">
                <text:p>-0.003016</text:p>
              </table:table-cell>
              <table:table-cell office:value-type="float" office:value="329">
                <text:p>329</text:p>
              </table:table-cell>
              <table:table-cell office:value-type="float" office:value="-0.002676">
                <text:p>-0.002676</text:p>
              </table:table-cell>
              <table:table-cell office:value-type="float" office:value="329">
                <text:p>329</text:p>
              </table:table-cell>
              <table:table-cell office:value-type="float" office:value="-0.002416">
                <text:p>-0.002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0">
                <text:p>330</text:p>
              </table:table-cell>
              <table:table-cell office:value-type="float" office:value="-0.001589">
                <text:p>-0.001589</text:p>
              </table:table-cell>
              <table:table-cell office:value-type="float" office:value="330">
                <text:p>330</text:p>
              </table:table-cell>
              <table:table-cell office:value-type="float" office:value="-0.002716">
                <text:p>-0.002716</text:p>
              </table:table-cell>
              <table:table-cell office:value-type="float" office:value="330">
                <text:p>330</text:p>
              </table:table-cell>
              <table:table-cell office:value-type="float" office:value="-0.003305">
                <text:p>-0.003305</text:p>
              </table:table-cell>
              <table:table-cell office:value-type="float" office:value="330">
                <text:p>330</text:p>
              </table:table-cell>
              <table:table-cell office:value-type="float" office:value="-0.002161">
                <text:p>-0.002161</text:p>
              </table:table-cell>
              <table:table-cell office:value-type="float" office:value="330">
                <text:p>330</text:p>
              </table:table-cell>
              <table:table-cell office:value-type="float" office:value="-0.001404">
                <text:p>-0.001404</text:p>
              </table:table-cell>
              <table:table-cell office:value-type="float" office:value="330">
                <text:p>330</text:p>
              </table:table-cell>
              <table:table-cell office:value-type="float" office:value="-0.001642">
                <text:p>-0.001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">
                <text:p>331</text:p>
              </table:table-cell>
              <table:table-cell office:value-type="float" office:value="-0.002555">
                <text:p>-0.002555</text:p>
              </table:table-cell>
              <table:table-cell office:value-type="float" office:value="331">
                <text:p>331</text:p>
              </table:table-cell>
              <table:table-cell office:value-type="float" office:value="-0.00292">
                <text:p>-0.00292</text:p>
              </table:table-cell>
              <table:table-cell office:value-type="float" office:value="331">
                <text:p>331</text:p>
              </table:table-cell>
              <table:table-cell office:value-type="float" office:value="-0.003527">
                <text:p>-0.003527</text:p>
              </table:table-cell>
              <table:table-cell office:value-type="float" office:value="331">
                <text:p>331</text:p>
              </table:table-cell>
              <table:table-cell office:value-type="float" office:value="-0.002045">
                <text:p>-0.002045</text:p>
              </table:table-cell>
              <table:table-cell office:value-type="float" office:value="331">
                <text:p>331</text:p>
              </table:table-cell>
              <table:table-cell office:value-type="float" office:value="-0.001642">
                <text:p>-0.001642</text:p>
              </table:table-cell>
              <table:table-cell office:value-type="float" office:value="331">
                <text:p>331</text:p>
              </table:table-cell>
              <table:table-cell office:value-type="float" office:value="-0.00157">
                <text:p>-0.00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">
                <text:p>332</text:p>
              </table:table-cell>
              <table:table-cell office:value-type="float" office:value="-0.002738">
                <text:p>-0.002738</text:p>
              </table:table-cell>
              <table:table-cell office:value-type="float" office:value="332">
                <text:p>332</text:p>
              </table:table-cell>
              <table:table-cell office:value-type="float" office:value="-0.002959">
                <text:p>-0.002959</text:p>
              </table:table-cell>
              <table:table-cell office:value-type="float" office:value="332">
                <text:p>332</text:p>
              </table:table-cell>
              <table:table-cell office:value-type="float" office:value="-0.004234">
                <text:p>-0.004234</text:p>
              </table:table-cell>
              <table:table-cell office:value-type="float" office:value="332">
                <text:p>332</text:p>
              </table:table-cell>
              <table:table-cell office:value-type="float" office:value="-0.002433">
                <text:p>-0.002433</text:p>
              </table:table-cell>
              <table:table-cell office:value-type="float" office:value="332">
                <text:p>332</text:p>
              </table:table-cell>
              <table:table-cell office:value-type="float" office:value="-0.002611">
                <text:p>-0.002611</text:p>
              </table:table-cell>
              <table:table-cell office:value-type="float" office:value="332">
                <text:p>332</text:p>
              </table:table-cell>
              <table:table-cell office:value-type="float" office:value="-0.001925">
                <text:p>-0.001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-0.001984">
                <text:p>-0.001984</text:p>
              </table:table-cell>
              <table:table-cell office:value-type="float" office:value="333">
                <text:p>333</text:p>
              </table:table-cell>
              <table:table-cell office:value-type="float" office:value="-0.002354">
                <text:p>-0.002354</text:p>
              </table:table-cell>
              <table:table-cell office:value-type="float" office:value="333">
                <text:p>333</text:p>
              </table:table-cell>
              <table:table-cell office:value-type="float" office:value="-0.00396">
                <text:p>-0.00396</text:p>
              </table:table-cell>
              <table:table-cell office:value-type="float" office:value="333">
                <text:p>333</text:p>
              </table:table-cell>
              <table:table-cell office:value-type="float" office:value="-0.00215">
                <text:p>-0.00215</text:p>
              </table:table-cell>
              <table:table-cell office:value-type="float" office:value="333">
                <text:p>333</text:p>
              </table:table-cell>
              <table:table-cell office:value-type="float" office:value="-0.002184">
                <text:p>-0.002184</text:p>
              </table:table-cell>
              <table:table-cell office:value-type="float" office:value="333">
                <text:p>333</text:p>
              </table:table-cell>
              <table:table-cell office:value-type="float" office:value="-0.001599">
                <text:p>-0.0015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4">
                <text:p>334</text:p>
              </table:table-cell>
              <table:table-cell office:value-type="float" office:value="-0.001791">
                <text:p>-0.001791</text:p>
              </table:table-cell>
              <table:table-cell office:value-type="float" office:value="334">
                <text:p>334</text:p>
              </table:table-cell>
              <table:table-cell office:value-type="float" office:value="-0.002253">
                <text:p>-0.002253</text:p>
              </table:table-cell>
              <table:table-cell office:value-type="float" office:value="334">
                <text:p>334</text:p>
              </table:table-cell>
              <table:table-cell office:value-type="float" office:value="-0.003774">
                <text:p>-0.003774</text:p>
              </table:table-cell>
              <table:table-cell office:value-type="float" office:value="334">
                <text:p>334</text:p>
              </table:table-cell>
              <table:table-cell office:value-type="float" office:value="-0.002052">
                <text:p>-0.002052</text:p>
              </table:table-cell>
              <table:table-cell office:value-type="float" office:value="334">
                <text:p>334</text:p>
              </table:table-cell>
              <table:table-cell office:value-type="float" office:value="-0.001573">
                <text:p>-0.001573</text:p>
              </table:table-cell>
              <table:table-cell office:value-type="float" office:value="334">
                <text:p>334</text:p>
              </table:table-cell>
              <table:table-cell office:value-type="float" office:value="-0.001002">
                <text:p>-0.001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5">
                <text:p>335</text:p>
              </table:table-cell>
              <table:table-cell office:value-type="float" office:value="-0.001202">
                <text:p>-0.001202</text:p>
              </table:table-cell>
              <table:table-cell office:value-type="float" office:value="335">
                <text:p>335</text:p>
              </table:table-cell>
              <table:table-cell office:value-type="float" office:value="-0.002308">
                <text:p>-0.002308</text:p>
              </table:table-cell>
              <table:table-cell office:value-type="float" office:value="335">
                <text:p>335</text:p>
              </table:table-cell>
              <table:table-cell office:value-type="float" office:value="-0.003499">
                <text:p>-0.003499</text:p>
              </table:table-cell>
              <table:table-cell office:value-type="float" office:value="335">
                <text:p>335</text:p>
              </table:table-cell>
              <table:table-cell office:value-type="float" office:value="-0.002283">
                <text:p>-0.002283</text:p>
              </table:table-cell>
              <table:table-cell office:value-type="float" office:value="335">
                <text:p>335</text:p>
              </table:table-cell>
              <table:table-cell office:value-type="float" office:value="-0.001277">
                <text:p>-0.001277</text:p>
              </table:table-cell>
              <table:table-cell office:value-type="float" office:value="335">
                <text:p>335</text:p>
              </table:table-cell>
              <table:table-cell office:value-type="float" office:value="-0.000616">
                <text:p>-0.0006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">
                <text:p>336</text:p>
              </table:table-cell>
              <table:table-cell office:value-type="float" office:value="-0.001788">
                <text:p>-0.001788</text:p>
              </table:table-cell>
              <table:table-cell office:value-type="float" office:value="336">
                <text:p>336</text:p>
              </table:table-cell>
              <table:table-cell office:value-type="float" office:value="-0.002462">
                <text:p>-0.002462</text:p>
              </table:table-cell>
              <table:table-cell office:value-type="float" office:value="336">
                <text:p>336</text:p>
              </table:table-cell>
              <table:table-cell office:value-type="float" office:value="-0.003636">
                <text:p>-0.003636</text:p>
              </table:table-cell>
              <table:table-cell office:value-type="float" office:value="336">
                <text:p>336</text:p>
              </table:table-cell>
              <table:table-cell office:value-type="float" office:value="-0.002129">
                <text:p>-0.002129</text:p>
              </table:table-cell>
              <table:table-cell office:value-type="float" office:value="336">
                <text:p>336</text:p>
              </table:table-cell>
              <table:table-cell office:value-type="float" office:value="-0.001581">
                <text:p>-0.001581</text:p>
              </table:table-cell>
              <table:table-cell office:value-type="float" office:value="336">
                <text:p>336</text:p>
              </table:table-cell>
              <table:table-cell office:value-type="float" office:value="-0.001285">
                <text:p>-0.0012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">
                <text:p>337</text:p>
              </table:table-cell>
              <table:table-cell office:value-type="float" office:value="-0.00338">
                <text:p>-0.00338</text:p>
              </table:table-cell>
              <table:table-cell office:value-type="float" office:value="337">
                <text:p>337</text:p>
              </table:table-cell>
              <table:table-cell office:value-type="float" office:value="-0.002673">
                <text:p>-0.002673</text:p>
              </table:table-cell>
              <table:table-cell office:value-type="float" office:value="337">
                <text:p>337</text:p>
              </table:table-cell>
              <table:table-cell office:value-type="float" office:value="-0.00378">
                <text:p>-0.00378</text:p>
              </table:table-cell>
              <table:table-cell office:value-type="float" office:value="337">
                <text:p>337</text:p>
              </table:table-cell>
              <table:table-cell office:value-type="float" office:value="-0.002882">
                <text:p>-0.002882</text:p>
              </table:table-cell>
              <table:table-cell office:value-type="float" office:value="337">
                <text:p>337</text:p>
              </table:table-cell>
              <table:table-cell office:value-type="float" office:value="-0.003286">
                <text:p>-0.003286</text:p>
              </table:table-cell>
              <table:table-cell office:value-type="float" office:value="337">
                <text:p>337</text:p>
              </table:table-cell>
              <table:table-cell office:value-type="float" office:value="-0.002686">
                <text:p>-0.0026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">
                <text:p>338</text:p>
              </table:table-cell>
              <table:table-cell office:value-type="float" office:value="-0.003271">
                <text:p>-0.003271</text:p>
              </table:table-cell>
              <table:table-cell office:value-type="float" office:value="338">
                <text:p>338</text:p>
              </table:table-cell>
              <table:table-cell office:value-type="float" office:value="-0.002735">
                <text:p>-0.002735</text:p>
              </table:table-cell>
              <table:table-cell office:value-type="float" office:value="338">
                <text:p>338</text:p>
              </table:table-cell>
              <table:table-cell office:value-type="float" office:value="-0.003834">
                <text:p>-0.003834</text:p>
              </table:table-cell>
              <table:table-cell office:value-type="float" office:value="338">
                <text:p>338</text:p>
              </table:table-cell>
              <table:table-cell office:value-type="float" office:value="-0.003462">
                <text:p>-0.003462</text:p>
              </table:table-cell>
              <table:table-cell office:value-type="float" office:value="338">
                <text:p>338</text:p>
              </table:table-cell>
              <table:table-cell office:value-type="float" office:value="-0.003699">
                <text:p>-0.003699</text:p>
              </table:table-cell>
              <table:table-cell office:value-type="float" office:value="338">
                <text:p>338</text:p>
              </table:table-cell>
              <table:table-cell office:value-type="float" office:value="-0.002978">
                <text:p>-0.002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-0.002104">
                <text:p>-0.002104</text:p>
              </table:table-cell>
              <table:table-cell office:value-type="float" office:value="339">
                <text:p>339</text:p>
              </table:table-cell>
              <table:table-cell office:value-type="float" office:value="-0.001514">
                <text:p>-0.001514</text:p>
              </table:table-cell>
              <table:table-cell office:value-type="float" office:value="339">
                <text:p>339</text:p>
              </table:table-cell>
              <table:table-cell office:value-type="float" office:value="-0.003267">
                <text:p>-0.003267</text:p>
              </table:table-cell>
              <table:table-cell office:value-type="float" office:value="339">
                <text:p>339</text:p>
              </table:table-cell>
              <table:table-cell office:value-type="float" office:value="-0.002714">
                <text:p>-0.002714</text:p>
              </table:table-cell>
              <table:table-cell office:value-type="float" office:value="339">
                <text:p>339</text:p>
              </table:table-cell>
              <table:table-cell office:value-type="float" office:value="-0.002397">
                <text:p>-0.002397</text:p>
              </table:table-cell>
              <table:table-cell office:value-type="float" office:value="339">
                <text:p>339</text:p>
              </table:table-cell>
              <table:table-cell office:value-type="float" office:value="-0.00198">
                <text:p>-0.00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001394">
                <text:p>-0.001394</text:p>
              </table:table-cell>
              <table:table-cell office:value-type="float" office:value="340">
                <text:p>340</text:p>
              </table:table-cell>
              <table:table-cell office:value-type="float" office:value="-0.000806">
                <text:p>-0.000806</text:p>
              </table:table-cell>
              <table:table-cell office:value-type="float" office:value="340">
                <text:p>340</text:p>
              </table:table-cell>
              <table:table-cell office:value-type="float" office:value="-0.002541">
                <text:p>-0.002541</text:p>
              </table:table-cell>
              <table:table-cell office:value-type="float" office:value="340">
                <text:p>340</text:p>
              </table:table-cell>
              <table:table-cell office:value-type="float" office:value="-0.001937">
                <text:p>-0.001937</text:p>
              </table:table-cell>
              <table:table-cell office:value-type="float" office:value="340">
                <text:p>340</text:p>
              </table:table-cell>
              <table:table-cell office:value-type="float" office:value="-0.001541">
                <text:p>-0.001541</text:p>
              </table:table-cell>
              <table:table-cell office:value-type="float" office:value="340">
                <text:p>340</text:p>
              </table:table-cell>
              <table:table-cell office:value-type="float" office:value="-0.001381">
                <text:p>-0.0013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-0.001745">
                <text:p>-0.001745</text:p>
              </table:table-cell>
              <table:table-cell office:value-type="float" office:value="341">
                <text:p>341</text:p>
              </table:table-cell>
              <table:table-cell office:value-type="float" office:value="-0.001764">
                <text:p>-0.001764</text:p>
              </table:table-cell>
              <table:table-cell office:value-type="float" office:value="341">
                <text:p>341</text:p>
              </table:table-cell>
              <table:table-cell office:value-type="float" office:value="-0.003032">
                <text:p>-0.003032</text:p>
              </table:table-cell>
              <table:table-cell office:value-type="float" office:value="341">
                <text:p>341</text:p>
              </table:table-cell>
              <table:table-cell office:value-type="float" office:value="-0.001889">
                <text:p>-0.001889</text:p>
              </table:table-cell>
              <table:table-cell office:value-type="float" office:value="341">
                <text:p>341</text:p>
              </table:table-cell>
              <table:table-cell office:value-type="float" office:value="-0.001498">
                <text:p>-0.001498</text:p>
              </table:table-cell>
              <table:table-cell office:value-type="float" office:value="341">
                <text:p>341</text:p>
              </table:table-cell>
              <table:table-cell office:value-type="float" office:value="-0.001122">
                <text:p>-0.001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">
                <text:p>342</text:p>
              </table:table-cell>
              <table:table-cell office:value-type="float" office:value="-0.001119">
                <text:p>-0.001119</text:p>
              </table:table-cell>
              <table:table-cell office:value-type="float" office:value="342">
                <text:p>342</text:p>
              </table:table-cell>
              <table:table-cell office:value-type="float" office:value="-0.001578">
                <text:p>-0.001578</text:p>
              </table:table-cell>
              <table:table-cell office:value-type="float" office:value="342">
                <text:p>342</text:p>
              </table:table-cell>
              <table:table-cell office:value-type="float" office:value="-0.002908">
                <text:p>-0.002908</text:p>
              </table:table-cell>
              <table:table-cell office:value-type="float" office:value="342">
                <text:p>342</text:p>
              </table:table-cell>
              <table:table-cell office:value-type="float" office:value="-0.002241">
                <text:p>-0.002241</text:p>
              </table:table-cell>
              <table:table-cell office:value-type="float" office:value="342">
                <text:p>342</text:p>
              </table:table-cell>
              <table:table-cell office:value-type="float" office:value="-0.001497">
                <text:p>-0.001497</text:p>
              </table:table-cell>
              <table:table-cell office:value-type="float" office:value="342">
                <text:p>342</text:p>
              </table:table-cell>
              <table:table-cell office:value-type="float" office:value="-0.000621">
                <text:p>-0.0006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3">
                <text:p>343</text:p>
              </table:table-cell>
              <table:table-cell office:value-type="float" office:value="-0.00057">
                <text:p>-0.00057</text:p>
              </table:table-cell>
              <table:table-cell office:value-type="float" office:value="343">
                <text:p>343</text:p>
              </table:table-cell>
              <table:table-cell office:value-type="float" office:value="-0.001138">
                <text:p>-0.001138</text:p>
              </table:table-cell>
              <table:table-cell office:value-type="float" office:value="343">
                <text:p>343</text:p>
              </table:table-cell>
              <table:table-cell office:value-type="float" office:value="-0.002913">
                <text:p>-0.002913</text:p>
              </table:table-cell>
              <table:table-cell office:value-type="float" office:value="343">
                <text:p>343</text:p>
              </table:table-cell>
              <table:table-cell office:value-type="float" office:value="-0.001693">
                <text:p>-0.001693</text:p>
              </table:table-cell>
              <table:table-cell office:value-type="float" office:value="343">
                <text:p>343</text:p>
              </table:table-cell>
              <table:table-cell office:value-type="float" office:value="-0.001675">
                <text:p>-0.001675</text:p>
              </table:table-cell>
              <table:table-cell office:value-type="float" office:value="343">
                <text:p>343</text:p>
              </table:table-cell>
              <table:table-cell office:value-type="float" office:value="-0.000142">
                <text:p>-0.000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4">
                <text:p>344</text:p>
              </table:table-cell>
              <table:table-cell office:value-type="float" office:value="-0.000528">
                <text:p>-0.000528</text:p>
              </table:table-cell>
              <table:table-cell office:value-type="float" office:value="344">
                <text:p>344</text:p>
              </table:table-cell>
              <table:table-cell office:value-type="float" office:value="-0.000781">
                <text:p>-0.000781</text:p>
              </table:table-cell>
              <table:table-cell office:value-type="float" office:value="344">
                <text:p>344</text:p>
              </table:table-cell>
              <table:table-cell office:value-type="float" office:value="-0.002787">
                <text:p>-0.002787</text:p>
              </table:table-cell>
              <table:table-cell office:value-type="float" office:value="344">
                <text:p>344</text:p>
              </table:table-cell>
              <table:table-cell office:value-type="float" office:value="-0.001152">
                <text:p>-0.001152</text:p>
              </table:table-cell>
              <table:table-cell office:value-type="float" office:value="344">
                <text:p>344</text:p>
              </table:table-cell>
              <table:table-cell office:value-type="float" office:value="-0.001543">
                <text:p>-0.001543</text:p>
              </table:table-cell>
              <table:table-cell office:value-type="float" office:value="344">
                <text:p>344</text:p>
              </table:table-cell>
              <table:table-cell office:value-type="float" office:value="-0.000262">
                <text:p>-0.0002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">
                <text:p>345</text:p>
              </table:table-cell>
              <table:table-cell office:value-type="float" office:value="-0.000555">
                <text:p>-0.000555</text:p>
              </table:table-cell>
              <table:table-cell office:value-type="float" office:value="345">
                <text:p>345</text:p>
              </table:table-cell>
              <table:table-cell office:value-type="float" office:value="-0.000146">
                <text:p>-0.000146</text:p>
              </table:table-cell>
              <table:table-cell office:value-type="float" office:value="345">
                <text:p>345</text:p>
              </table:table-cell>
              <table:table-cell office:value-type="float" office:value="-0.002449">
                <text:p>-0.002449</text:p>
              </table:table-cell>
              <table:table-cell office:value-type="float" office:value="345">
                <text:p>345</text:p>
              </table:table-cell>
              <table:table-cell office:value-type="float" office:value="-0.001242">
                <text:p>-0.001242</text:p>
              </table:table-cell>
              <table:table-cell office:value-type="float" office:value="345">
                <text:p>345</text:p>
              </table:table-cell>
              <table:table-cell office:value-type="float" office:value="-0.001714">
                <text:p>-0.001714</text:p>
              </table:table-cell>
              <table:table-cell office:value-type="float" office:value="345">
                <text:p>345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6">
                <text:p>346</text:p>
              </table:table-cell>
              <table:table-cell office:value-type="float" office:value="-0.001214">
                <text:p>-0.001214</text:p>
              </table:table-cell>
              <table:table-cell office:value-type="float" office:value="346">
                <text:p>346</text:p>
              </table:table-cell>
              <table:table-cell office:value-type="float" office:value="-0.000867">
                <text:p>-0.000867</text:p>
              </table:table-cell>
              <table:table-cell office:value-type="float" office:value="346">
                <text:p>346</text:p>
              </table:table-cell>
              <table:table-cell office:value-type="float" office:value="-0.003344">
                <text:p>-0.003344</text:p>
              </table:table-cell>
              <table:table-cell office:value-type="float" office:value="346">
                <text:p>346</text:p>
              </table:table-cell>
              <table:table-cell office:value-type="float" office:value="-0.001534">
                <text:p>-0.001534</text:p>
              </table:table-cell>
              <table:table-cell office:value-type="float" office:value="346">
                <text:p>346</text:p>
              </table:table-cell>
              <table:table-cell office:value-type="float" office:value="-0.001577">
                <text:p>-0.001577</text:p>
              </table:table-cell>
              <table:table-cell office:value-type="float" office:value="346">
                <text:p>346</text:p>
              </table:table-cell>
              <table:table-cell office:value-type="float" office:value="-0.000193">
                <text:p>-0.0001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">
                <text:p>347</text:p>
              </table:table-cell>
              <table:table-cell office:value-type="float" office:value="-0.001859">
                <text:p>-0.001859</text:p>
              </table:table-cell>
              <table:table-cell office:value-type="float" office:value="347">
                <text:p>347</text:p>
              </table:table-cell>
              <table:table-cell office:value-type="float" office:value="-0.002024">
                <text:p>-0.002024</text:p>
              </table:table-cell>
              <table:table-cell office:value-type="float" office:value="347">
                <text:p>347</text:p>
              </table:table-cell>
              <table:table-cell office:value-type="float" office:value="-0.003839">
                <text:p>-0.003839</text:p>
              </table:table-cell>
              <table:table-cell office:value-type="float" office:value="347">
                <text:p>347</text:p>
              </table:table-cell>
              <table:table-cell office:value-type="float" office:value="-0.002436">
                <text:p>-0.002436</text:p>
              </table:table-cell>
              <table:table-cell office:value-type="float" office:value="347">
                <text:p>347</text:p>
              </table:table-cell>
              <table:table-cell office:value-type="float" office:value="-0.001309">
                <text:p>-0.001309</text:p>
              </table:table-cell>
              <table:table-cell office:value-type="float" office:value="347">
                <text:p>347</text:p>
              </table:table-cell>
              <table:table-cell office:value-type="float" office:value="-0.001352">
                <text:p>-0.0013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8">
                <text:p>348</text:p>
              </table:table-cell>
              <table:table-cell office:value-type="float" office:value="-0.00223">
                <text:p>-0.00223</text:p>
              </table:table-cell>
              <table:table-cell office:value-type="float" office:value="348">
                <text:p>348</text:p>
              </table:table-cell>
              <table:table-cell office:value-type="float" office:value="-0.002575">
                <text:p>-0.002575</text:p>
              </table:table-cell>
              <table:table-cell office:value-type="float" office:value="348">
                <text:p>348</text:p>
              </table:table-cell>
              <table:table-cell office:value-type="float" office:value="-0.003832">
                <text:p>-0.003832</text:p>
              </table:table-cell>
              <table:table-cell office:value-type="float" office:value="348">
                <text:p>348</text:p>
              </table:table-cell>
              <table:table-cell office:value-type="float" office:value="-0.002751">
                <text:p>-0.002751</text:p>
              </table:table-cell>
              <table:table-cell office:value-type="float" office:value="348">
                <text:p>348</text:p>
              </table:table-cell>
              <table:table-cell office:value-type="float" office:value="-0.002018">
                <text:p>-0.002018</text:p>
              </table:table-cell>
              <table:table-cell office:value-type="float" office:value="348">
                <text:p>348</text:p>
              </table:table-cell>
              <table:table-cell office:value-type="float" office:value="-0.001485">
                <text:p>-0.0014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">
                <text:p>349</text:p>
              </table:table-cell>
              <table:table-cell office:value-type="float" office:value="-0.001711">
                <text:p>-0.001711</text:p>
              </table:table-cell>
              <table:table-cell office:value-type="float" office:value="349">
                <text:p>349</text:p>
              </table:table-cell>
              <table:table-cell office:value-type="float" office:value="-0.001945">
                <text:p>-0.001945</text:p>
              </table:table-cell>
              <table:table-cell office:value-type="float" office:value="349">
                <text:p>349</text:p>
              </table:table-cell>
              <table:table-cell office:value-type="float" office:value="-0.002911">
                <text:p>-0.002911</text:p>
              </table:table-cell>
              <table:table-cell office:value-type="float" office:value="349">
                <text:p>349</text:p>
              </table:table-cell>
              <table:table-cell office:value-type="float" office:value="-0.001425">
                <text:p>-0.001425</text:p>
              </table:table-cell>
              <table:table-cell office:value-type="float" office:value="349">
                <text:p>349</text:p>
              </table:table-cell>
              <table:table-cell office:value-type="float" office:value="-0.001624">
                <text:p>-0.001624</text:p>
              </table:table-cell>
              <table:table-cell office:value-type="float" office:value="349">
                <text:p>349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">
                <text:p>350</text:p>
              </table:table-cell>
              <table:table-cell office:value-type="float" office:value="-0.001129">
                <text:p>-0.001129</text:p>
              </table:table-cell>
              <table:table-cell office:value-type="float" office:value="350">
                <text:p>350</text:p>
              </table:table-cell>
              <table:table-cell office:value-type="float" office:value="-0.001244">
                <text:p>-0.001244</text:p>
              </table:table-cell>
              <table:table-cell office:value-type="float" office:value="350">
                <text:p>350</text:p>
              </table:table-cell>
              <table:table-cell office:value-type="float" office:value="-0.002083">
                <text:p>-0.002083</text:p>
              </table:table-cell>
              <table:table-cell office:value-type="float" office:value="350">
                <text:p>350</text:p>
              </table:table-cell>
              <table:table-cell office:value-type="float" office:value="-0.000862">
                <text:p>-0.000862</text:p>
              </table:table-cell>
              <table:table-cell office:value-type="float" office:value="350">
                <text:p>350</text:p>
              </table:table-cell>
              <table:table-cell office:value-type="float" office:value="-0.000813">
                <text:p>-0.000813</text:p>
              </table:table-cell>
              <table:table-cell office:value-type="float" office:value="350">
                <text:p>350</text:p>
              </table:table-cell>
              <table:table-cell office:value-type="float" office:value="-0.000549">
                <text:p>-0.0005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">
                <text:p>351</text:p>
              </table:table-cell>
              <table:table-cell office:value-type="float" office:value="-0.001105">
                <text:p>-0.001105</text:p>
              </table:table-cell>
              <table:table-cell office:value-type="float" office:value="351">
                <text:p>351</text:p>
              </table:table-cell>
              <table:table-cell office:value-type="float" office:value="-0.000939">
                <text:p>-0.000939</text:p>
              </table:table-cell>
              <table:table-cell office:value-type="float" office:value="351">
                <text:p>351</text:p>
              </table:table-cell>
              <table:table-cell office:value-type="float" office:value="-0.002493">
                <text:p>-0.002493</text:p>
              </table:table-cell>
              <table:table-cell office:value-type="float" office:value="351">
                <text:p>351</text:p>
              </table:table-cell>
              <table:table-cell office:value-type="float" office:value="-0.001416">
                <text:p>-0.001416</text:p>
              </table:table-cell>
              <table:table-cell office:value-type="float" office:value="351">
                <text:p>351</text:p>
              </table:table-cell>
              <table:table-cell office:value-type="float" office:value="-0.001274">
                <text:p>-0.001274</text:p>
              </table:table-cell>
              <table:table-cell office:value-type="float" office:value="351">
                <text:p>351</text:p>
              </table:table-cell>
              <table:table-cell office:value-type="float" office:value="-0.001189">
                <text:p>-0.001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2">
                <text:p>352</text:p>
              </table:table-cell>
              <table:table-cell office:value-type="float" office:value="-0.001599">
                <text:p>-0.001599</text:p>
              </table:table-cell>
              <table:table-cell office:value-type="float" office:value="352">
                <text:p>352</text:p>
              </table:table-cell>
              <table:table-cell office:value-type="float" office:value="-0.000369">
                <text:p>-0.000369</text:p>
              </table:table-cell>
              <table:table-cell office:value-type="float" office:value="352">
                <text:p>352</text:p>
              </table:table-cell>
              <table:table-cell office:value-type="float" office:value="-0.002682">
                <text:p>-0.002682</text:p>
              </table:table-cell>
              <table:table-cell office:value-type="float" office:value="352">
                <text:p>352</text:p>
              </table:table-cell>
              <table:table-cell office:value-type="float" office:value="-0.00156">
                <text:p>-0.00156</text:p>
              </table:table-cell>
              <table:table-cell office:value-type="float" office:value="352">
                <text:p>352</text:p>
              </table:table-cell>
              <table:table-cell office:value-type="float" office:value="-0.001451">
                <text:p>-0.001451</text:p>
              </table:table-cell>
              <table:table-cell office:value-type="float" office:value="352">
                <text:p>352</text:p>
              </table:table-cell>
              <table:table-cell office:value-type="float" office:value="-0.001601">
                <text:p>-0.00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3">
                <text:p>353</text:p>
              </table:table-cell>
              <table:table-cell office:value-type="float" office:value="-0.001431">
                <text:p>-0.001431</text:p>
              </table:table-cell>
              <table:table-cell office:value-type="float" office:value="353">
                <text:p>353</text:p>
              </table:table-cell>
              <table:table-cell office:value-type="float" office:value="-0.000603">
                <text:p>-0.000603</text:p>
              </table:table-cell>
              <table:table-cell office:value-type="float" office:value="353">
                <text:p>353</text:p>
              </table:table-cell>
              <table:table-cell office:value-type="float" office:value="-0.002474">
                <text:p>-0.002474</text:p>
              </table:table-cell>
              <table:table-cell office:value-type="float" office:value="353">
                <text:p>353</text:p>
              </table:table-cell>
              <table:table-cell office:value-type="float" office:value="-0.001403">
                <text:p>-0.001403</text:p>
              </table:table-cell>
              <table:table-cell office:value-type="float" office:value="353">
                <text:p>353</text:p>
              </table:table-cell>
              <table:table-cell office:value-type="float" office:value="-0.001451">
                <text:p>-0.001451</text:p>
              </table:table-cell>
              <table:table-cell office:value-type="float" office:value="353">
                <text:p>353</text:p>
              </table:table-cell>
              <table:table-cell office:value-type="float" office:value="-0.001061">
                <text:p>-0.001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">
                <text:p>354</text:p>
              </table:table-cell>
              <table:table-cell office:value-type="float" office:value="-0.001776">
                <text:p>-0.001776</text:p>
              </table:table-cell>
              <table:table-cell office:value-type="float" office:value="354">
                <text:p>354</text:p>
              </table:table-cell>
              <table:table-cell office:value-type="float" office:value="-0.00139">
                <text:p>-0.00139</text:p>
              </table:table-cell>
              <table:table-cell office:value-type="float" office:value="354">
                <text:p>354</text:p>
              </table:table-cell>
              <table:table-cell office:value-type="float" office:value="-0.002972">
                <text:p>-0.002972</text:p>
              </table:table-cell>
              <table:table-cell office:value-type="float" office:value="354">
                <text:p>354</text:p>
              </table:table-cell>
              <table:table-cell office:value-type="float" office:value="-0.001999">
                <text:p>-0.001999</text:p>
              </table:table-cell>
              <table:table-cell office:value-type="float" office:value="354">
                <text:p>354</text:p>
              </table:table-cell>
              <table:table-cell office:value-type="float" office:value="-0.001749">
                <text:p>-0.001749</text:p>
              </table:table-cell>
              <table:table-cell office:value-type="float" office:value="354">
                <text:p>354</text:p>
              </table:table-cell>
              <table:table-cell office:value-type="float" office:value="-0.000953">
                <text:p>-0.0009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">
                <text:p>355</text:p>
              </table:table-cell>
              <table:table-cell office:value-type="float" office:value="-0.0023">
                <text:p>-0.0023</text:p>
              </table:table-cell>
              <table:table-cell office:value-type="float" office:value="355">
                <text:p>355</text:p>
              </table:table-cell>
              <table:table-cell office:value-type="float" office:value="-0.001666">
                <text:p>-0.001666</text:p>
              </table:table-cell>
              <table:table-cell office:value-type="float" office:value="355">
                <text:p>355</text:p>
              </table:table-cell>
              <table:table-cell office:value-type="float" office:value="-0.003374">
                <text:p>-0.003374</text:p>
              </table:table-cell>
              <table:table-cell office:value-type="float" office:value="355">
                <text:p>355</text:p>
              </table:table-cell>
              <table:table-cell office:value-type="float" office:value="-0.002064">
                <text:p>-0.002064</text:p>
              </table:table-cell>
              <table:table-cell office:value-type="float" office:value="355">
                <text:p>355</text:p>
              </table:table-cell>
              <table:table-cell office:value-type="float" office:value="-0.002095">
                <text:p>-0.002095</text:p>
              </table:table-cell>
              <table:table-cell office:value-type="float" office:value="355">
                <text:p>355</text:p>
              </table:table-cell>
              <table:table-cell office:value-type="float" office:value="-0.00109">
                <text:p>-0.00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6">
                <text:p>356</text:p>
              </table:table-cell>
              <table:table-cell office:value-type="float" office:value="-0.001656">
                <text:p>-0.001656</text:p>
              </table:table-cell>
              <table:table-cell office:value-type="float" office:value="356">
                <text:p>356</text:p>
              </table:table-cell>
              <table:table-cell office:value-type="float" office:value="-0.001244">
                <text:p>-0.001244</text:p>
              </table:table-cell>
              <table:table-cell office:value-type="float" office:value="356">
                <text:p>356</text:p>
              </table:table-cell>
              <table:table-cell office:value-type="float" office:value="-0.002706">
                <text:p>-0.002706</text:p>
              </table:table-cell>
              <table:table-cell office:value-type="float" office:value="356">
                <text:p>356</text:p>
              </table:table-cell>
              <table:table-cell office:value-type="float" office:value="-0.001636">
                <text:p>-0.001636</text:p>
              </table:table-cell>
              <table:table-cell office:value-type="float" office:value="356">
                <text:p>356</text:p>
              </table:table-cell>
              <table:table-cell office:value-type="float" office:value="-0.001884">
                <text:p>-0.001884</text:p>
              </table:table-cell>
              <table:table-cell office:value-type="float" office:value="356">
                <text:p>356</text:p>
              </table:table-cell>
              <table:table-cell office:value-type="float" office:value="-0.001023">
                <text:p>-0.001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">
                <text:p>357</text:p>
              </table:table-cell>
              <table:table-cell office:value-type="float" office:value="-0.001189">
                <text:p>-0.001189</text:p>
              </table:table-cell>
              <table:table-cell office:value-type="float" office:value="357">
                <text:p>357</text:p>
              </table:table-cell>
              <table:table-cell office:value-type="float" office:value="-0.000715">
                <text:p>-0.000715</text:p>
              </table:table-cell>
              <table:table-cell office:value-type="float" office:value="357">
                <text:p>357</text:p>
              </table:table-cell>
              <table:table-cell office:value-type="float" office:value="-0.0026">
                <text:p>-0.0026</text:p>
              </table:table-cell>
              <table:table-cell office:value-type="float" office:value="357">
                <text:p>357</text:p>
              </table:table-cell>
              <table:table-cell office:value-type="float" office:value="-0.001605">
                <text:p>-0.001605</text:p>
              </table:table-cell>
              <table:table-cell office:value-type="float" office:value="357">
                <text:p>357</text:p>
              </table:table-cell>
              <table:table-cell office:value-type="float" office:value="-0.001757">
                <text:p>-0.001757</text:p>
              </table:table-cell>
              <table:table-cell office:value-type="float" office:value="357">
                <text:p>357</text:p>
              </table:table-cell>
              <table:table-cell office:value-type="float" office:value="-0.000705">
                <text:p>-0.0007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">
                <text:p>358</text:p>
              </table:table-cell>
              <table:table-cell office:value-type="float" office:value="-0.00113">
                <text:p>-0.00113</text:p>
              </table:table-cell>
              <table:table-cell office:value-type="float" office:value="358">
                <text:p>358</text:p>
              </table:table-cell>
              <table:table-cell office:value-type="float" office:value="-0.000326">
                <text:p>-0.000326</text:p>
              </table:table-cell>
              <table:table-cell office:value-type="float" office:value="358">
                <text:p>358</text:p>
              </table:table-cell>
              <table:table-cell office:value-type="float" office:value="-0.002649">
                <text:p>-0.002649</text:p>
              </table:table-cell>
              <table:table-cell office:value-type="float" office:value="358">
                <text:p>358</text:p>
              </table:table-cell>
              <table:table-cell office:value-type="float" office:value="-0.001281">
                <text:p>-0.001281</text:p>
              </table:table-cell>
              <table:table-cell office:value-type="float" office:value="358">
                <text:p>358</text:p>
              </table:table-cell>
              <table:table-cell office:value-type="float" office:value="-0.001463">
                <text:p>-0.001463</text:p>
              </table:table-cell>
              <table:table-cell office:value-type="float" office:value="358">
                <text:p>358</text:p>
              </table:table-cell>
              <table:table-cell office:value-type="float" office:value="-0.000043">
                <text:p>-0.0000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-0.002032">
                <text:p>-0.002032</text:p>
              </table:table-cell>
              <table:table-cell office:value-type="float" office:value="359">
                <text:p>359</text:p>
              </table:table-cell>
              <table:table-cell office:value-type="float" office:value="-0.00086">
                <text:p>-0.00086</text:p>
              </table:table-cell>
              <table:table-cell office:value-type="float" office:value="359">
                <text:p>359</text:p>
              </table:table-cell>
              <table:table-cell office:value-type="float" office:value="-0.002502">
                <text:p>-0.002502</text:p>
              </table:table-cell>
              <table:table-cell office:value-type="float" office:value="359">
                <text:p>359</text:p>
              </table:table-cell>
              <table:table-cell office:value-type="float" office:value="-0.00155">
                <text:p>-0.00155</text:p>
              </table:table-cell>
              <table:table-cell office:value-type="float" office:value="359">
                <text:p>359</text:p>
              </table:table-cell>
              <table:table-cell office:value-type="float" office:value="-0.001971">
                <text:p>-0.001971</text:p>
              </table:table-cell>
              <table:table-cell office:value-type="float" office:value="359">
                <text:p>359</text:p>
              </table:table-cell>
              <table:table-cell office:value-type="float" office:value="-0.000313">
                <text:p>-0.000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">
                <text:p>360</text:p>
              </table:table-cell>
              <table:table-cell office:value-type="float" office:value="-0.002104">
                <text:p>-0.002104</text:p>
              </table:table-cell>
              <table:table-cell office:value-type="float" office:value="360">
                <text:p>360</text:p>
              </table:table-cell>
              <table:table-cell office:value-type="float" office:value="-0.001887">
                <text:p>-0.001887</text:p>
              </table:table-cell>
              <table:table-cell office:value-type="float" office:value="360">
                <text:p>360</text:p>
              </table:table-cell>
              <table:table-cell office:value-type="float" office:value="-0.002785">
                <text:p>-0.002785</text:p>
              </table:table-cell>
              <table:table-cell office:value-type="float" office:value="360">
                <text:p>360</text:p>
              </table:table-cell>
              <table:table-cell office:value-type="float" office:value="-0.002279">
                <text:p>-0.002279</text:p>
              </table:table-cell>
              <table:table-cell office:value-type="float" office:value="360">
                <text:p>360</text:p>
              </table:table-cell>
              <table:table-cell office:value-type="float" office:value="-0.002652">
                <text:p>-0.002652</text:p>
              </table:table-cell>
              <table:table-cell office:value-type="float" office:value="360">
                <text:p>360</text:p>
              </table:table-cell>
              <table:table-cell office:value-type="float" office:value="-0.000714">
                <text:p>-0.000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">
                <text:p>361</text:p>
              </table:table-cell>
              <table:table-cell office:value-type="float" office:value="-0.0013">
                <text:p>-0.0013</text:p>
              </table:table-cell>
              <table:table-cell office:value-type="float" office:value="361">
                <text:p>361</text:p>
              </table:table-cell>
              <table:table-cell office:value-type="float" office:value="-0.001863">
                <text:p>-0.001863</text:p>
              </table:table-cell>
              <table:table-cell office:value-type="float" office:value="361">
                <text:p>361</text:p>
              </table:table-cell>
              <table:table-cell office:value-type="float" office:value="-0.00271">
                <text:p>-0.00271</text:p>
              </table:table-cell>
              <table:table-cell office:value-type="float" office:value="361">
                <text:p>361</text:p>
              </table:table-cell>
              <table:table-cell office:value-type="float" office:value="-0.001777">
                <text:p>-0.001777</text:p>
              </table:table-cell>
              <table:table-cell office:value-type="float" office:value="361">
                <text:p>361</text:p>
              </table:table-cell>
              <table:table-cell office:value-type="float" office:value="-0.002214">
                <text:p>-0.002214</text:p>
              </table:table-cell>
              <table:table-cell office:value-type="float" office:value="361">
                <text:p>361</text:p>
              </table:table-cell>
              <table:table-cell office:value-type="float" office:value="-0.00088">
                <text:p>-0.000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">
                <text:p>362</text:p>
              </table:table-cell>
              <table:table-cell office:value-type="float" office:value="-0.00171">
                <text:p>-0.00171</text:p>
              </table:table-cell>
              <table:table-cell office:value-type="float" office:value="362">
                <text:p>362</text:p>
              </table:table-cell>
              <table:table-cell office:value-type="float" office:value="-0.001573">
                <text:p>-0.001573</text:p>
              </table:table-cell>
              <table:table-cell office:value-type="float" office:value="362">
                <text:p>362</text:p>
              </table:table-cell>
              <table:table-cell office:value-type="float" office:value="-0.002926">
                <text:p>-0.002926</text:p>
              </table:table-cell>
              <table:table-cell office:value-type="float" office:value="362">
                <text:p>362</text:p>
              </table:table-cell>
              <table:table-cell office:value-type="float" office:value="-0.001565">
                <text:p>-0.001565</text:p>
              </table:table-cell>
              <table:table-cell office:value-type="float" office:value="362">
                <text:p>362</text:p>
              </table:table-cell>
              <table:table-cell office:value-type="float" office:value="-0.002222">
                <text:p>-0.002222</text:p>
              </table:table-cell>
              <table:table-cell office:value-type="float" office:value="362">
                <text:p>362</text:p>
              </table:table-cell>
              <table:table-cell office:value-type="float" office:value="-0.00087">
                <text:p>-0.00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3">
                <text:p>363</text:p>
              </table:table-cell>
              <table:table-cell office:value-type="float" office:value="-0.001878">
                <text:p>-0.001878</text:p>
              </table:table-cell>
              <table:table-cell office:value-type="float" office:value="363">
                <text:p>363</text:p>
              </table:table-cell>
              <table:table-cell office:value-type="float" office:value="-0.001785">
                <text:p>-0.001785</text:p>
              </table:table-cell>
              <table:table-cell office:value-type="float" office:value="363">
                <text:p>363</text:p>
              </table:table-cell>
              <table:table-cell office:value-type="float" office:value="-0.003421">
                <text:p>-0.003421</text:p>
              </table:table-cell>
              <table:table-cell office:value-type="float" office:value="363">
                <text:p>363</text:p>
              </table:table-cell>
              <table:table-cell office:value-type="float" office:value="-0.002401">
                <text:p>-0.002401</text:p>
              </table:table-cell>
              <table:table-cell office:value-type="float" office:value="363">
                <text:p>363</text:p>
              </table:table-cell>
              <table:table-cell office:value-type="float" office:value="-0.001863">
                <text:p>-0.001863</text:p>
              </table:table-cell>
              <table:table-cell office:value-type="float" office:value="363">
                <text:p>363</text:p>
              </table:table-cell>
              <table:table-cell office:value-type="float" office:value="-0.000901">
                <text:p>-0.0009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4">
                <text:p>364</text:p>
              </table:table-cell>
              <table:table-cell office:value-type="float" office:value="-0.001949">
                <text:p>-0.001949</text:p>
              </table:table-cell>
              <table:table-cell office:value-type="float" office:value="364">
                <text:p>364</text:p>
              </table:table-cell>
              <table:table-cell office:value-type="float" office:value="-0.001176">
                <text:p>-0.001176</text:p>
              </table:table-cell>
              <table:table-cell office:value-type="float" office:value="364">
                <text:p>364</text:p>
              </table:table-cell>
              <table:table-cell office:value-type="float" office:value="-0.002934">
                <text:p>-0.002934</text:p>
              </table:table-cell>
              <table:table-cell office:value-type="float" office:value="364">
                <text:p>364</text:p>
              </table:table-cell>
              <table:table-cell office:value-type="float" office:value="-0.002425">
                <text:p>-0.002425</text:p>
              </table:table-cell>
              <table:table-cell office:value-type="float" office:value="364">
                <text:p>364</text:p>
              </table:table-cell>
              <table:table-cell office:value-type="float" office:value="-0.001453">
                <text:p>-0.001453</text:p>
              </table:table-cell>
              <table:table-cell office:value-type="float" office:value="364">
                <text:p>364</text:p>
              </table:table-cell>
              <table:table-cell office:value-type="float" office:value="-0.000503">
                <text:p>-0.0005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">
                <text:p>365</text:p>
              </table:table-cell>
              <table:table-cell office:value-type="float" office:value="-0.002479">
                <text:p>-0.002479</text:p>
              </table:table-cell>
              <table:table-cell office:value-type="float" office:value="365">
                <text:p>365</text:p>
              </table:table-cell>
              <table:table-cell office:value-type="float" office:value="-0.00057">
                <text:p>-0.00057</text:p>
              </table:table-cell>
              <table:table-cell office:value-type="float" office:value="365">
                <text:p>365</text:p>
              </table:table-cell>
              <table:table-cell office:value-type="float" office:value="-0.002444">
                <text:p>-0.002444</text:p>
              </table:table-cell>
              <table:table-cell office:value-type="float" office:value="365">
                <text:p>365</text:p>
              </table:table-cell>
              <table:table-cell office:value-type="float" office:value="-0.00225">
                <text:p>-0.00225</text:p>
              </table:table-cell>
              <table:table-cell office:value-type="float" office:value="365">
                <text:p>365</text:p>
              </table:table-cell>
              <table:table-cell office:value-type="float" office:value="-0.001819">
                <text:p>-0.001819</text:p>
              </table:table-cell>
              <table:table-cell office:value-type="float" office:value="365">
                <text:p>365</text:p>
              </table:table-cell>
              <table:table-cell office:value-type="float" office:value="-0.000488">
                <text:p>-0.0004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-0.002712">
                <text:p>-0.002712</text:p>
              </table:table-cell>
              <table:table-cell office:value-type="float" office:value="366">
                <text:p>366</text:p>
              </table:table-cell>
              <table:table-cell office:value-type="float" office:value="-0.001422">
                <text:p>-0.001422</text:p>
              </table:table-cell>
              <table:table-cell office:value-type="float" office:value="366">
                <text:p>366</text:p>
              </table:table-cell>
              <table:table-cell office:value-type="float" office:value="-0.002713">
                <text:p>-0.002713</text:p>
              </table:table-cell>
              <table:table-cell office:value-type="float" office:value="366">
                <text:p>366</text:p>
              </table:table-cell>
              <table:table-cell office:value-type="float" office:value="-0.002441">
                <text:p>-0.002441</text:p>
              </table:table-cell>
              <table:table-cell office:value-type="float" office:value="366">
                <text:p>366</text:p>
              </table:table-cell>
              <table:table-cell office:value-type="float" office:value="-0.002165">
                <text:p>-0.002165</text:p>
              </table:table-cell>
              <table:table-cell office:value-type="float" office:value="366">
                <text:p>366</text:p>
              </table:table-cell>
              <table:table-cell office:value-type="float" office:value="-0.001312">
                <text:p>-0.0013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7">
                <text:p>367</text:p>
              </table:table-cell>
              <table:table-cell office:value-type="float" office:value="-0.002158">
                <text:p>-0.002158</text:p>
              </table:table-cell>
              <table:table-cell office:value-type="float" office:value="367">
                <text:p>367</text:p>
              </table:table-cell>
              <table:table-cell office:value-type="float" office:value="-0.001534">
                <text:p>-0.001534</text:p>
              </table:table-cell>
              <table:table-cell office:value-type="float" office:value="367">
                <text:p>367</text:p>
              </table:table-cell>
              <table:table-cell office:value-type="float" office:value="-0.002727">
                <text:p>-0.002727</text:p>
              </table:table-cell>
              <table:table-cell office:value-type="float" office:value="367">
                <text:p>367</text:p>
              </table:table-cell>
              <table:table-cell office:value-type="float" office:value="-0.002269">
                <text:p>-0.002269</text:p>
              </table:table-cell>
              <table:table-cell office:value-type="float" office:value="367">
                <text:p>367</text:p>
              </table:table-cell>
              <table:table-cell office:value-type="float" office:value="-0.001537">
                <text:p>-0.001537</text:p>
              </table:table-cell>
              <table:table-cell office:value-type="float" office:value="367">
                <text:p>367</text:p>
              </table:table-cell>
              <table:table-cell office:value-type="float" office:value="-0.000631">
                <text:p>-0.0006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">
                <text:p>368</text:p>
              </table:table-cell>
              <table:table-cell office:value-type="float" office:value="-0.00139">
                <text:p>-0.00139</text:p>
              </table:table-cell>
              <table:table-cell office:value-type="float" office:value="368">
                <text:p>368</text:p>
              </table:table-cell>
              <table:table-cell office:value-type="float" office:value="-0.000167">
                <text:p>-0.000167</text:p>
              </table:table-cell>
              <table:table-cell office:value-type="float" office:value="368">
                <text:p>368</text:p>
              </table:table-cell>
              <table:table-cell office:value-type="float" office:value="-0.002086">
                <text:p>-0.002086</text:p>
              </table:table-cell>
              <table:table-cell office:value-type="float" office:value="368">
                <text:p>368</text:p>
              </table:table-cell>
              <table:table-cell office:value-type="float" office:value="-0.001535">
                <text:p>-0.001535</text:p>
              </table:table-cell>
              <table:table-cell office:value-type="float" office:value="368">
                <text:p>368</text:p>
              </table:table-cell>
              <table:table-cell office:value-type="float" office:value="-0.001526">
                <text:p>-0.001526</text:p>
              </table:table-cell>
              <table:table-cell office:value-type="float" office:value="368">
                <text:p>368</text:p>
              </table:table-cell>
              <table:table-cell office:value-type="float" office:value="-0.000197">
                <text:p>-0.000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">
                <text:p>369</text:p>
              </table:table-cell>
              <table:table-cell office:value-type="float" office:value="-0.001287">
                <text:p>-0.001287</text:p>
              </table:table-cell>
              <table:table-cell office:value-type="float" office:value="369">
                <text:p>369</text:p>
              </table:table-cell>
              <table:table-cell office:value-type="float" office:value="-0.000192">
                <text:p>-0.000192</text:p>
              </table:table-cell>
              <table:table-cell office:value-type="float" office:value="369">
                <text:p>369</text:p>
              </table:table-cell>
              <table:table-cell office:value-type="float" office:value="-0.002256">
                <text:p>-0.002256</text:p>
              </table:table-cell>
              <table:table-cell office:value-type="float" office:value="369">
                <text:p>369</text:p>
              </table:table-cell>
              <table:table-cell office:value-type="float" office:value="-0.001553">
                <text:p>-0.001553</text:p>
              </table:table-cell>
              <table:table-cell office:value-type="float" office:value="369">
                <text:p>369</text:p>
              </table:table-cell>
              <table:table-cell office:value-type="float" office:value="-0.002266">
                <text:p>-0.002266</text:p>
              </table:table-cell>
              <table:table-cell office:value-type="float" office:value="369">
                <text:p>369</text:p>
              </table:table-cell>
              <table:table-cell office:value-type="float" office:value="-0.000479">
                <text:p>-0.0004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0">
                <text:p>370</text:p>
              </table:table-cell>
              <table:table-cell office:value-type="float" office:value="-0.001252">
                <text:p>-0.001252</text:p>
              </table:table-cell>
              <table:table-cell office:value-type="float" office:value="370">
                <text:p>370</text:p>
              </table:table-cell>
              <table:table-cell office:value-type="float" office:value="-0.000125">
                <text:p>-0.000125</text:p>
              </table:table-cell>
              <table:table-cell office:value-type="float" office:value="370">
                <text:p>370</text:p>
              </table:table-cell>
              <table:table-cell office:value-type="float" office:value="-0.001839">
                <text:p>-0.001839</text:p>
              </table:table-cell>
              <table:table-cell office:value-type="float" office:value="370">
                <text:p>370</text:p>
              </table:table-cell>
              <table:table-cell office:value-type="float" office:value="-0.001482">
                <text:p>-0.001482</text:p>
              </table:table-cell>
              <table:table-cell office:value-type="float" office:value="370">
                <text:p>370</text:p>
              </table:table-cell>
              <table:table-cell office:value-type="float" office:value="-0.001872">
                <text:p>-0.001872</text:p>
              </table:table-cell>
              <table:table-cell office:value-type="float" office:value="370">
                <text:p>370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">
                <text:p>371</text:p>
              </table:table-cell>
              <table:table-cell office:value-type="float" office:value="-0.001297">
                <text:p>-0.001297</text:p>
              </table:table-cell>
              <table:table-cell office:value-type="float" office:value="371">
                <text:p>371</text:p>
              </table:table-cell>
              <table:table-cell office:value-type="float" office:value="-0.000566">
                <text:p>-0.000566</text:p>
              </table:table-cell>
              <table:table-cell office:value-type="float" office:value="371">
                <text:p>371</text:p>
              </table:table-cell>
              <table:table-cell office:value-type="float" office:value="-0.001632">
                <text:p>-0.001632</text:p>
              </table:table-cell>
              <table:table-cell office:value-type="float" office:value="371">
                <text:p>371</text:p>
              </table:table-cell>
              <table:table-cell office:value-type="float" office:value="-0.001138">
                <text:p>-0.001138</text:p>
              </table:table-cell>
              <table:table-cell office:value-type="float" office:value="371">
                <text:p>371</text:p>
              </table:table-cell>
              <table:table-cell office:value-type="float" office:value="-0.001577">
                <text:p>-0.001577</text:p>
              </table:table-cell>
              <table:table-cell office:value-type="float" office:value="371">
                <text:p>371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2">
                <text:p>372</text:p>
              </table:table-cell>
              <table:table-cell office:value-type="float" office:value="-0.001931">
                <text:p>-0.001931</text:p>
              </table:table-cell>
              <table:table-cell office:value-type="float" office:value="372">
                <text:p>372</text:p>
              </table:table-cell>
              <table:table-cell office:value-type="float" office:value="-0.00188">
                <text:p>-0.00188</text:p>
              </table:table-cell>
              <table:table-cell office:value-type="float" office:value="372">
                <text:p>372</text:p>
              </table:table-cell>
              <table:table-cell office:value-type="float" office:value="-0.002345">
                <text:p>-0.002345</text:p>
              </table:table-cell>
              <table:table-cell office:value-type="float" office:value="372">
                <text:p>372</text:p>
              </table:table-cell>
              <table:table-cell office:value-type="float" office:value="-0.000783">
                <text:p>-0.000783</text:p>
              </table:table-cell>
              <table:table-cell office:value-type="float" office:value="372">
                <text:p>372</text:p>
              </table:table-cell>
              <table:table-cell office:value-type="float" office:value="-0.002076">
                <text:p>-0.002076</text:p>
              </table:table-cell>
              <table:table-cell office:value-type="float" office:value="372">
                <text:p>372</text:p>
              </table:table-cell>
              <table:table-cell office:value-type="float" office:value="-0.000306">
                <text:p>-0.0003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">
                <text:p>373</text:p>
              </table:table-cell>
              <table:table-cell office:value-type="float" office:value="-0.00177">
                <text:p>-0.00177</text:p>
              </table:table-cell>
              <table:table-cell office:value-type="float" office:value="373">
                <text:p>373</text:p>
              </table:table-cell>
              <table:table-cell office:value-type="float" office:value="-0.001423">
                <text:p>-0.001423</text:p>
              </table:table-cell>
              <table:table-cell office:value-type="float" office:value="373">
                <text:p>373</text:p>
              </table:table-cell>
              <table:table-cell office:value-type="float" office:value="-0.001821">
                <text:p>-0.001821</text:p>
              </table:table-cell>
              <table:table-cell office:value-type="float" office:value="373">
                <text:p>373</text:p>
              </table:table-cell>
              <table:table-cell office:value-type="float" office:value="-0.000565">
                <text:p>-0.000565</text:p>
              </table:table-cell>
              <table:table-cell office:value-type="float" office:value="373">
                <text:p>373</text:p>
              </table:table-cell>
              <table:table-cell office:value-type="float" office:value="-0.001854">
                <text:p>-0.001854</text:p>
              </table:table-cell>
              <table:table-cell office:value-type="float" office:value="373">
                <text:p>373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4">
                <text:p>374</text:p>
              </table:table-cell>
              <table:table-cell office:value-type="float" office:value="-0.001269">
                <text:p>-0.001269</text:p>
              </table:table-cell>
              <table:table-cell office:value-type="float" office:value="374">
                <text:p>374</text:p>
              </table:table-cell>
              <table:table-cell office:value-type="float" office:value="-0.001078">
                <text:p>-0.001078</text:p>
              </table:table-cell>
              <table:table-cell office:value-type="float" office:value="374">
                <text:p>374</text:p>
              </table:table-cell>
              <table:table-cell office:value-type="float" office:value="-0.002081">
                <text:p>-0.002081</text:p>
              </table:table-cell>
              <table:table-cell office:value-type="float" office:value="374">
                <text:p>374</text:p>
              </table:table-cell>
              <table:table-cell office:value-type="float" office:value="-0.000809">
                <text:p>-0.000809</text:p>
              </table:table-cell>
              <table:table-cell office:value-type="float" office:value="374">
                <text:p>374</text:p>
              </table:table-cell>
              <table:table-cell office:value-type="float" office:value="-0.000974">
                <text:p>-0.000974</text:p>
              </table:table-cell>
              <table:table-cell office:value-type="float" office:value="374">
                <text:p>37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-0.001613">
                <text:p>-0.001613</text:p>
              </table:table-cell>
              <table:table-cell office:value-type="float" office:value="375">
                <text:p>375</text:p>
              </table:table-cell>
              <table:table-cell office:value-type="float" office:value="-0.000833">
                <text:p>-0.000833</text:p>
              </table:table-cell>
              <table:table-cell office:value-type="float" office:value="375">
                <text:p>375</text:p>
              </table:table-cell>
              <table:table-cell office:value-type="float" office:value="-0.002726">
                <text:p>-0.002726</text:p>
              </table:table-cell>
              <table:table-cell office:value-type="float" office:value="375">
                <text:p>375</text:p>
              </table:table-cell>
              <table:table-cell office:value-type="float" office:value="-0.001">
                <text:p>-0.001</text:p>
              </table:table-cell>
              <table:table-cell office:value-type="float" office:value="375">
                <text:p>375</text:p>
              </table:table-cell>
              <table:table-cell office:value-type="float" office:value="-0.000857">
                <text:p>-0.000857</text:p>
              </table:table-cell>
              <table:table-cell office:value-type="float" office:value="375">
                <text:p>375</text:p>
              </table:table-cell>
              <table:table-cell office:value-type="float" office:value="-0.000045">
                <text:p>-0.0000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  <table:table-cell office:value-type="float" office:value="-0.001406">
                <text:p>-0.001406</text:p>
              </table:table-cell>
              <table:table-cell office:value-type="float" office:value="376">
                <text:p>376</text:p>
              </table:table-cell>
              <table:table-cell office:value-type="float" office:value="-0.000016">
                <text:p>-0.000016</text:p>
              </table:table-cell>
              <table:table-cell office:value-type="float" office:value="376">
                <text:p>376</text:p>
              </table:table-cell>
              <table:table-cell office:value-type="float" office:value="-0.002282">
                <text:p>-0.002282</text:p>
              </table:table-cell>
              <table:table-cell office:value-type="float" office:value="376">
                <text:p>376</text:p>
              </table:table-cell>
              <table:table-cell office:value-type="float" office:value="-0.000909">
                <text:p>-0.000909</text:p>
              </table:table-cell>
              <table:table-cell office:value-type="float" office:value="376">
                <text:p>376</text:p>
              </table:table-cell>
              <table:table-cell office:value-type="float" office:value="-0.000405">
                <text:p>-0.000405</text:p>
              </table:table-cell>
              <table:table-cell office:value-type="float" office:value="376">
                <text:p>37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7">
                <text:p>377</text:p>
              </table:table-cell>
              <table:table-cell office:value-type="float" office:value="-0.001243">
                <text:p>-0.001243</text:p>
              </table:table-cell>
              <table:table-cell office:value-type="float" office:value="377">
                <text:p>377</text:p>
              </table:table-cell>
              <table:table-cell office:value-type="float" office:value="-0.000188">
                <text:p>-0.000188</text:p>
              </table:table-cell>
              <table:table-cell office:value-type="float" office:value="377">
                <text:p>377</text:p>
              </table:table-cell>
              <table:table-cell office:value-type="float" office:value="-0.001953">
                <text:p>-0.001953</text:p>
              </table:table-cell>
              <table:table-cell office:value-type="float" office:value="377">
                <text:p>377</text:p>
              </table:table-cell>
              <table:table-cell office:value-type="float" office:value="-0.001371">
                <text:p>-0.001371</text:p>
              </table:table-cell>
              <table:table-cell office:value-type="float" office:value="377">
                <text:p>377</text:p>
              </table:table-cell>
              <table:table-cell office:value-type="float" office:value="-0.000632">
                <text:p>-0.000632</text:p>
              </table:table-cell>
              <table:table-cell office:value-type="float" office:value="377">
                <text:p>37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8">
                <text:p>378</text:p>
              </table:table-cell>
              <table:table-cell office:value-type="float" office:value="-0.001884">
                <text:p>-0.001884</text:p>
              </table:table-cell>
              <table:table-cell office:value-type="float" office:value="378">
                <text:p>378</text:p>
              </table:table-cell>
              <table:table-cell office:value-type="float" office:value="-0.001214">
                <text:p>-0.001214</text:p>
              </table:table-cell>
              <table:table-cell office:value-type="float" office:value="378">
                <text:p>378</text:p>
              </table:table-cell>
              <table:table-cell office:value-type="float" office:value="-0.002065">
                <text:p>-0.002065</text:p>
              </table:table-cell>
              <table:table-cell office:value-type="float" office:value="378">
                <text:p>378</text:p>
              </table:table-cell>
              <table:table-cell office:value-type="float" office:value="-0.00216">
                <text:p>-0.00216</text:p>
              </table:table-cell>
              <table:table-cell office:value-type="float" office:value="378">
                <text:p>378</text:p>
              </table:table-cell>
              <table:table-cell office:value-type="float" office:value="-0.001738">
                <text:p>-0.001738</text:p>
              </table:table-cell>
              <table:table-cell office:value-type="float" office:value="378">
                <text:p>378</text:p>
              </table:table-cell>
              <table:table-cell office:value-type="float" office:value="-0.000296">
                <text:p>-0.0002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">
                <text:p>379</text:p>
              </table:table-cell>
              <table:table-cell office:value-type="float" office:value="-0.002102">
                <text:p>-0.002102</text:p>
              </table:table-cell>
              <table:table-cell office:value-type="float" office:value="379">
                <text:p>379</text:p>
              </table:table-cell>
              <table:table-cell office:value-type="float" office:value="-0.001291">
                <text:p>-0.001291</text:p>
              </table:table-cell>
              <table:table-cell office:value-type="float" office:value="379">
                <text:p>379</text:p>
              </table:table-cell>
              <table:table-cell office:value-type="float" office:value="-0.002246">
                <text:p>-0.002246</text:p>
              </table:table-cell>
              <table:table-cell office:value-type="float" office:value="379">
                <text:p>379</text:p>
              </table:table-cell>
              <table:table-cell office:value-type="float" office:value="-0.001999">
                <text:p>-0.001999</text:p>
              </table:table-cell>
              <table:table-cell office:value-type="float" office:value="379">
                <text:p>379</text:p>
              </table:table-cell>
              <table:table-cell office:value-type="float" office:value="-0.00197">
                <text:p>-0.00197</text:p>
              </table:table-cell>
              <table:table-cell office:value-type="float" office:value="379">
                <text:p>379</text:p>
              </table:table-cell>
              <table:table-cell office:value-type="float" office:value="-0.000475">
                <text:p>-0.0004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-0.001294">
                <text:p>-0.001294</text:p>
              </table:table-cell>
              <table:table-cell office:value-type="float" office:value="380">
                <text:p>380</text:p>
              </table:table-cell>
              <table:table-cell office:value-type="float" office:value="-0.0006">
                <text:p>-0.0006</text:p>
              </table:table-cell>
              <table:table-cell office:value-type="float" office:value="380">
                <text:p>380</text:p>
              </table:table-cell>
              <table:table-cell office:value-type="float" office:value="-0.002083">
                <text:p>-0.002083</text:p>
              </table:table-cell>
              <table:table-cell office:value-type="float" office:value="380">
                <text:p>380</text:p>
              </table:table-cell>
              <table:table-cell office:value-type="float" office:value="-0.001389">
                <text:p>-0.001389</text:p>
              </table:table-cell>
              <table:table-cell office:value-type="float" office:value="380">
                <text:p>380</text:p>
              </table:table-cell>
              <table:table-cell office:value-type="float" office:value="-0.001659">
                <text:p>-0.001659</text:p>
              </table:table-cell>
              <table:table-cell office:value-type="float" office:value="380">
                <text:p>380</text:p>
              </table:table-cell>
              <table:table-cell office:value-type="float" office:value="-0.000253">
                <text:p>-0.000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1">
                <text:p>381</text:p>
              </table:table-cell>
              <table:table-cell office:value-type="float" office:value="-0.001718">
                <text:p>-0.001718</text:p>
              </table:table-cell>
              <table:table-cell office:value-type="float" office:value="381">
                <text:p>381</text:p>
              </table:table-cell>
              <table:table-cell office:value-type="float" office:value="-0.00091">
                <text:p>-0.00091</text:p>
              </table:table-cell>
              <table:table-cell office:value-type="float" office:value="381">
                <text:p>381</text:p>
              </table:table-cell>
              <table:table-cell office:value-type="float" office:value="-0.001919">
                <text:p>-0.001919</text:p>
              </table:table-cell>
              <table:table-cell office:value-type="float" office:value="381">
                <text:p>381</text:p>
              </table:table-cell>
              <table:table-cell office:value-type="float" office:value="-0.001489">
                <text:p>-0.001489</text:p>
              </table:table-cell>
              <table:table-cell office:value-type="float" office:value="381">
                <text:p>381</text:p>
              </table:table-cell>
              <table:table-cell office:value-type="float" office:value="-0.001857">
                <text:p>-0.001857</text:p>
              </table:table-cell>
              <table:table-cell office:value-type="float" office:value="381">
                <text:p>381</text:p>
              </table:table-cell>
              <table:table-cell office:value-type="float" office:value="-0.000277">
                <text:p>-0.000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-0.002378">
                <text:p>-0.002378</text:p>
              </table:table-cell>
              <table:table-cell office:value-type="float" office:value="382">
                <text:p>382</text:p>
              </table:table-cell>
              <table:table-cell office:value-type="float" office:value="-0.001128">
                <text:p>-0.001128</text:p>
              </table:table-cell>
              <table:table-cell office:value-type="float" office:value="382">
                <text:p>382</text:p>
              </table:table-cell>
              <table:table-cell office:value-type="float" office:value="-0.002437">
                <text:p>-0.002437</text:p>
              </table:table-cell>
              <table:table-cell office:value-type="float" office:value="382">
                <text:p>382</text:p>
              </table:table-cell>
              <table:table-cell office:value-type="float" office:value="-0.002123">
                <text:p>-0.002123</text:p>
              </table:table-cell>
              <table:table-cell office:value-type="float" office:value="382">
                <text:p>382</text:p>
              </table:table-cell>
              <table:table-cell office:value-type="float" office:value="-0.001945">
                <text:p>-0.001945</text:p>
              </table:table-cell>
              <table:table-cell office:value-type="float" office:value="382">
                <text:p>382</text:p>
              </table:table-cell>
              <table:table-cell office:value-type="float" office:value="-0.000493">
                <text:p>-0.0004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">
                <text:p>383</text:p>
              </table:table-cell>
              <table:table-cell office:value-type="float" office:value="-0.001595">
                <text:p>-0.001595</text:p>
              </table:table-cell>
              <table:table-cell office:value-type="float" office:value="383">
                <text:p>383</text:p>
              </table:table-cell>
              <table:table-cell office:value-type="float" office:value="0.000136">
                <text:p>0.000136</text:p>
              </table:table-cell>
              <table:table-cell office:value-type="float" office:value="383">
                <text:p>383</text:p>
              </table:table-cell>
              <table:table-cell office:value-type="float" office:value="-0.001913">
                <text:p>-0.001913</text:p>
              </table:table-cell>
              <table:table-cell office:value-type="float" office:value="383">
                <text:p>383</text:p>
              </table:table-cell>
              <table:table-cell office:value-type="float" office:value="-0.001753">
                <text:p>-0.001753</text:p>
              </table:table-cell>
              <table:table-cell office:value-type="float" office:value="383">
                <text:p>383</text:p>
              </table:table-cell>
              <table:table-cell office:value-type="float" office:value="-0.00114">
                <text:p>-0.00114</text:p>
              </table:table-cell>
              <table:table-cell office:value-type="float" office:value="383">
                <text:p>383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">
                <text:p>384</text:p>
              </table:table-cell>
              <table:table-cell office:value-type="float" office:value="-0.001439">
                <text:p>-0.001439</text:p>
              </table:table-cell>
              <table:table-cell office:value-type="float" office:value="384">
                <text:p>384</text:p>
              </table:table-cell>
              <table:table-cell office:value-type="float" office:value="0.0004">
                <text:p>0.0004</text:p>
              </table:table-cell>
              <table:table-cell office:value-type="float" office:value="384">
                <text:p>384</text:p>
              </table:table-cell>
              <table:table-cell office:value-type="float" office:value="-0.001198">
                <text:p>-0.001198</text:p>
              </table:table-cell>
              <table:table-cell office:value-type="float" office:value="384">
                <text:p>384</text:p>
              </table:table-cell>
              <table:table-cell office:value-type="float" office:value="-0.001247">
                <text:p>-0.001247</text:p>
              </table:table-cell>
              <table:table-cell office:value-type="float" office:value="384">
                <text:p>384</text:p>
              </table:table-cell>
              <table:table-cell office:value-type="float" office:value="-0.001111">
                <text:p>-0.001111</text:p>
              </table:table-cell>
              <table:table-cell office:value-type="float" office:value="384">
                <text:p>384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  <table:table-cell office:value-type="float" office:value="-0.001331">
                <text:p>-0.001331</text:p>
              </table:table-cell>
              <table:table-cell office:value-type="float" office:value="385">
                <text:p>385</text:p>
              </table:table-cell>
              <table:table-cell office:value-type="float" office:value="-0.000229">
                <text:p>-0.000229</text:p>
              </table:table-cell>
              <table:table-cell office:value-type="float" office:value="385">
                <text:p>385</text:p>
              </table:table-cell>
              <table:table-cell office:value-type="float" office:value="-0.001673">
                <text:p>-0.001673</text:p>
              </table:table-cell>
              <table:table-cell office:value-type="float" office:value="385">
                <text:p>385</text:p>
              </table:table-cell>
              <table:table-cell office:value-type="float" office:value="-0.000966">
                <text:p>-0.000966</text:p>
              </table:table-cell>
              <table:table-cell office:value-type="float" office:value="385">
                <text:p>385</text:p>
              </table:table-cell>
              <table:table-cell office:value-type="float" office:value="-0.000995">
                <text:p>-0.000995</text:p>
              </table:table-cell>
              <table:table-cell office:value-type="float" office:value="385">
                <text:p>38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6">
                <text:p>386</text:p>
              </table:table-cell>
              <table:table-cell office:value-type="float" office:value="-0.000495">
                <text:p>-0.000495</text:p>
              </table:table-cell>
              <table:table-cell office:value-type="float" office:value="386">
                <text:p>386</text:p>
              </table:table-cell>
              <table:table-cell office:value-type="float" office:value="-0.000255">
                <text:p>-0.000255</text:p>
              </table:table-cell>
              <table:table-cell office:value-type="float" office:value="386">
                <text:p>386</text:p>
              </table:table-cell>
              <table:table-cell office:value-type="float" office:value="-0.001429">
                <text:p>-0.001429</text:p>
              </table:table-cell>
              <table:table-cell office:value-type="float" office:value="386">
                <text:p>386</text:p>
              </table:table-cell>
              <table:table-cell office:value-type="float" office:value="-0.000628">
                <text:p>-0.000628</text:p>
              </table:table-cell>
              <table:table-cell office:value-type="float" office:value="386">
                <text:p>386</text:p>
              </table:table-cell>
              <table:table-cell office:value-type="float" office:value="-0.00088">
                <text:p>-0.00088</text:p>
              </table:table-cell>
              <table:table-cell office:value-type="float" office:value="386">
                <text:p>386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7">
                <text:p>387</text:p>
              </table:table-cell>
              <table:table-cell office:value-type="float" office:value="-0.000031">
                <text:p>-0.000031</text:p>
              </table:table-cell>
              <table:table-cell office:value-type="float" office:value="387">
                <text:p>387</text:p>
              </table:table-cell>
              <table:table-cell office:value-type="float" office:value="0.000255">
                <text:p>0.000255</text:p>
              </table:table-cell>
              <table:table-cell office:value-type="float" office:value="387">
                <text:p>387</text:p>
              </table:table-cell>
              <table:table-cell office:value-type="float" office:value="-0.000576">
                <text:p>-0.000576</text:p>
              </table:table-cell>
              <table:table-cell office:value-type="float" office:value="387">
                <text:p>387</text:p>
              </table:table-cell>
              <table:table-cell office:value-type="float" office:value="-0.00053">
                <text:p>-0.00053</text:p>
              </table:table-cell>
              <table:table-cell office:value-type="float" office:value="387">
                <text:p>387</text:p>
              </table:table-cell>
              <table:table-cell office:value-type="float" office:value="-0.000446">
                <text:p>-0.000446</text:p>
              </table:table-cell>
              <table:table-cell office:value-type="float" office:value="387">
                <text:p>387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">
                <text:p>388</text:p>
              </table:table-cell>
              <table:table-cell office:value-type="float" office:value="-0.000431">
                <text:p>-0.000431</text:p>
              </table:table-cell>
              <table:table-cell office:value-type="float" office:value="388">
                <text:p>388</text:p>
              </table:table-cell>
              <table:table-cell office:value-type="float" office:value="0.000248">
                <text:p>0.000248</text:p>
              </table:table-cell>
              <table:table-cell office:value-type="float" office:value="388">
                <text:p>388</text:p>
              </table:table-cell>
              <table:table-cell office:value-type="float" office:value="-0.000819">
                <text:p>-0.000819</text:p>
              </table:table-cell>
              <table:table-cell office:value-type="float" office:value="388">
                <text:p>388</text:p>
              </table:table-cell>
              <table:table-cell office:value-type="float" office:value="-0.000732">
                <text:p>-0.000732</text:p>
              </table:table-cell>
              <table:table-cell office:value-type="float" office:value="388">
                <text:p>388</text:p>
              </table:table-cell>
              <table:table-cell office:value-type="float" office:value="-0.000565">
                <text:p>-0.000565</text:p>
              </table:table-cell>
              <table:table-cell office:value-type="float" office:value="388">
                <text:p>388</text:p>
              </table:table-cell>
              <table:table-cell office:value-type="float" office:value="0.001555">
                <text:p>0.001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">
                <text:p>389</text:p>
              </table:table-cell>
              <table:table-cell office:value-type="float" office:value="-0.000867">
                <text:p>-0.000867</text:p>
              </table:table-cell>
              <table:table-cell office:value-type="float" office:value="389">
                <text:p>389</text:p>
              </table:table-cell>
              <table:table-cell office:value-type="float" office:value="-0.000365">
                <text:p>-0.000365</text:p>
              </table:table-cell>
              <table:table-cell office:value-type="float" office:value="389">
                <text:p>389</text:p>
              </table:table-cell>
              <table:table-cell office:value-type="float" office:value="-0.000941">
                <text:p>-0.000941</text:p>
              </table:table-cell>
              <table:table-cell office:value-type="float" office:value="389">
                <text:p>389</text:p>
              </table:table-cell>
              <table:table-cell office:value-type="float" office:value="-0.000927">
                <text:p>-0.000927</text:p>
              </table:table-cell>
              <table:table-cell office:value-type="float" office:value="389">
                <text:p>389</text:p>
              </table:table-cell>
              <table:table-cell office:value-type="float" office:value="-0.001016">
                <text:p>-0.001016</text:p>
              </table:table-cell>
              <table:table-cell office:value-type="float" office:value="389">
                <text:p>389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">
                <text:p>390</text:p>
              </table:table-cell>
              <table:table-cell office:value-type="float" office:value="-0.001118">
                <text:p>-0.001118</text:p>
              </table:table-cell>
              <table:table-cell office:value-type="float" office:value="390">
                <text:p>390</text:p>
              </table:table-cell>
              <table:table-cell office:value-type="float" office:value="-0.001014">
                <text:p>-0.001014</text:p>
              </table:table-cell>
              <table:table-cell office:value-type="float" office:value="390">
                <text:p>390</text:p>
              </table:table-cell>
              <table:table-cell office:value-type="float" office:value="-0.00086">
                <text:p>-0.00086</text:p>
              </table:table-cell>
              <table:table-cell office:value-type="float" office:value="390">
                <text:p>390</text:p>
              </table:table-cell>
              <table:table-cell office:value-type="float" office:value="-0.000861">
                <text:p>-0.000861</text:p>
              </table:table-cell>
              <table:table-cell office:value-type="float" office:value="390">
                <text:p>390</text:p>
              </table:table-cell>
              <table:table-cell office:value-type="float" office:value="-0.000975">
                <text:p>-0.000975</text:p>
              </table:table-cell>
              <table:table-cell office:value-type="float" office:value="390">
                <text:p>390</text:p>
              </table:table-cell>
              <table:table-cell office:value-type="float" office:value="-0.000125">
                <text:p>-0.000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1">
                <text:p>391</text:p>
              </table:table-cell>
              <table:table-cell office:value-type="float" office:value="-0.001445">
                <text:p>-0.001445</text:p>
              </table:table-cell>
              <table:table-cell office:value-type="float" office:value="391">
                <text:p>391</text:p>
              </table:table-cell>
              <table:table-cell office:value-type="float" office:value="-0.001142">
                <text:p>-0.001142</text:p>
              </table:table-cell>
              <table:table-cell office:value-type="float" office:value="391">
                <text:p>391</text:p>
              </table:table-cell>
              <table:table-cell office:value-type="float" office:value="-0.001128">
                <text:p>-0.001128</text:p>
              </table:table-cell>
              <table:table-cell office:value-type="float" office:value="391">
                <text:p>391</text:p>
              </table:table-cell>
              <table:table-cell office:value-type="float" office:value="-0.001022">
                <text:p>-0.001022</text:p>
              </table:table-cell>
              <table:table-cell office:value-type="float" office:value="391">
                <text:p>391</text:p>
              </table:table-cell>
              <table:table-cell office:value-type="float" office:value="-0.001687">
                <text:p>-0.001687</text:p>
              </table:table-cell>
              <table:table-cell office:value-type="float" office:value="391">
                <text:p>391</text:p>
              </table:table-cell>
              <table:table-cell office:value-type="float" office:value="-0.000093">
                <text:p>-0.000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">
                <text:p>392</text:p>
              </table:table-cell>
              <table:table-cell office:value-type="float" office:value="-0.001554">
                <text:p>-0.001554</text:p>
              </table:table-cell>
              <table:table-cell office:value-type="float" office:value="392">
                <text:p>392</text:p>
              </table:table-cell>
              <table:table-cell office:value-type="float" office:value="-0.0008">
                <text:p>-0.0008</text:p>
              </table:table-cell>
              <table:table-cell office:value-type="float" office:value="392">
                <text:p>392</text:p>
              </table:table-cell>
              <table:table-cell office:value-type="float" office:value="-0.001107">
                <text:p>-0.001107</text:p>
              </table:table-cell>
              <table:table-cell office:value-type="float" office:value="392">
                <text:p>392</text:p>
              </table:table-cell>
              <table:table-cell office:value-type="float" office:value="-0.001363">
                <text:p>-0.001363</text:p>
              </table:table-cell>
              <table:table-cell office:value-type="float" office:value="392">
                <text:p>392</text:p>
              </table:table-cell>
              <table:table-cell office:value-type="float" office:value="-0.0018">
                <text:p>-0.0018</text:p>
              </table:table-cell>
              <table:table-cell office:value-type="float" office:value="392">
                <text:p>39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3">
                <text:p>393</text:p>
              </table:table-cell>
              <table:table-cell office:value-type="float" office:value="-0.001309">
                <text:p>-0.001309</text:p>
              </table:table-cell>
              <table:table-cell office:value-type="float" office:value="393">
                <text:p>393</text:p>
              </table:table-cell>
              <table:table-cell office:value-type="float" office:value="-0.000131">
                <text:p>-0.000131</text:p>
              </table:table-cell>
              <table:table-cell office:value-type="float" office:value="393">
                <text:p>393</text:p>
              </table:table-cell>
              <table:table-cell office:value-type="float" office:value="-0.000812">
                <text:p>-0.000812</text:p>
              </table:table-cell>
              <table:table-cell office:value-type="float" office:value="393">
                <text:p>393</text:p>
              </table:table-cell>
              <table:table-cell office:value-type="float" office:value="-0.001484">
                <text:p>-0.001484</text:p>
              </table:table-cell>
              <table:table-cell office:value-type="float" office:value="393">
                <text:p>393</text:p>
              </table:table-cell>
              <table:table-cell office:value-type="float" office:value="-0.00148">
                <text:p>-0.00148</text:p>
              </table:table-cell>
              <table:table-cell office:value-type="float" office:value="393">
                <text:p>393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">
                <text:p>394</text:p>
              </table:table-cell>
              <table:table-cell office:value-type="float" office:value="-0.000892">
                <text:p>-0.000892</text:p>
              </table:table-cell>
              <table:table-cell office:value-type="float" office:value="394">
                <text:p>394</text:p>
              </table:table-cell>
              <table:table-cell office:value-type="float" office:value="0.001027">
                <text:p>0.001027</text:p>
              </table:table-cell>
              <table:table-cell office:value-type="float" office:value="394">
                <text:p>394</text:p>
              </table:table-cell>
              <table:table-cell office:value-type="float" office:value="-0.000004">
                <text:p>-0.000004</text:p>
              </table:table-cell>
              <table:table-cell office:value-type="float" office:value="394">
                <text:p>394</text:p>
              </table:table-cell>
              <table:table-cell office:value-type="float" office:value="-0.001112">
                <text:p>-0.001112</text:p>
              </table:table-cell>
              <table:table-cell office:value-type="float" office:value="394">
                <text:p>394</text:p>
              </table:table-cell>
              <table:table-cell office:value-type="float" office:value="-0.001177">
                <text:p>-0.001177</text:p>
              </table:table-cell>
              <table:table-cell office:value-type="float" office:value="394">
                <text:p>394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">
                <text:p>395</text:p>
              </table:table-cell>
              <table:table-cell office:value-type="float" office:value="-0.000498">
                <text:p>-0.000498</text:p>
              </table:table-cell>
              <table:table-cell office:value-type="float" office:value="395">
                <text:p>395</text:p>
              </table:table-cell>
              <table:table-cell office:value-type="float" office:value="0.001227">
                <text:p>0.001227</text:p>
              </table:table-cell>
              <table:table-cell office:value-type="float" office:value="395">
                <text:p>395</text:p>
              </table:table-cell>
              <table:table-cell office:value-type="float" office:value="-0.000069">
                <text:p>-0.000069</text:p>
              </table:table-cell>
              <table:table-cell office:value-type="float" office:value="395">
                <text:p>395</text:p>
              </table:table-cell>
              <table:table-cell office:value-type="float" office:value="-0.00047">
                <text:p>-0.00047</text:p>
              </table:table-cell>
              <table:table-cell office:value-type="float" office:value="395">
                <text:p>395</text:p>
              </table:table-cell>
              <table:table-cell office:value-type="float" office:value="-0.000896">
                <text:p>-0.000896</text:p>
              </table:table-cell>
              <table:table-cell office:value-type="float" office:value="395">
                <text:p>395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6">
                <text:p>396</text:p>
              </table:table-cell>
              <table:table-cell office:value-type="float" office:value="-0.000682">
                <text:p>-0.000682</text:p>
              </table:table-cell>
              <table:table-cell office:value-type="float" office:value="396">
                <text:p>396</text:p>
              </table:table-cell>
              <table:table-cell office:value-type="float" office:value="0.001139">
                <text:p>0.001139</text:p>
              </table:table-cell>
              <table:table-cell office:value-type="float" office:value="396">
                <text:p>396</text:p>
              </table:table-cell>
              <table:table-cell office:value-type="float" office:value="-0.000901">
                <text:p>-0.000901</text:p>
              </table:table-cell>
              <table:table-cell office:value-type="float" office:value="396">
                <text:p>396</text:p>
              </table:table-cell>
              <table:table-cell office:value-type="float" office:value="-0.000472">
                <text:p>-0.000472</text:p>
              </table:table-cell>
              <table:table-cell office:value-type="float" office:value="396">
                <text:p>396</text:p>
              </table:table-cell>
              <table:table-cell office:value-type="float" office:value="-0.000855">
                <text:p>-0.000855</text:p>
              </table:table-cell>
              <table:table-cell office:value-type="float" office:value="396">
                <text:p>396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-0.001407">
                <text:p>-0.001407</text:p>
              </table:table-cell>
              <table:table-cell office:value-type="float" office:value="397">
                <text:p>397</text:p>
              </table:table-cell>
              <table:table-cell office:value-type="float" office:value="0.000629">
                <text:p>0.000629</text:p>
              </table:table-cell>
              <table:table-cell office:value-type="float" office:value="397">
                <text:p>397</text:p>
              </table:table-cell>
              <table:table-cell office:value-type="float" office:value="-0.001166">
                <text:p>-0.001166</text:p>
              </table:table-cell>
              <table:table-cell office:value-type="float" office:value="397">
                <text:p>397</text:p>
              </table:table-cell>
              <table:table-cell office:value-type="float" office:value="-0.000615">
                <text:p>-0.000615</text:p>
              </table:table-cell>
              <table:table-cell office:value-type="float" office:value="397">
                <text:p>397</text:p>
              </table:table-cell>
              <table:table-cell office:value-type="float" office:value="-0.001172">
                <text:p>-0.001172</text:p>
              </table:table-cell>
              <table:table-cell office:value-type="float" office:value="397">
                <text:p>397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-0.001668">
                <text:p>-0.001668</text:p>
              </table:table-cell>
              <table:table-cell office:value-type="float" office:value="398">
                <text:p>398</text:p>
              </table:table-cell>
              <table:table-cell office:value-type="float" office:value="0.000353">
                <text:p>0.000353</text:p>
              </table:table-cell>
              <table:table-cell office:value-type="float" office:value="398">
                <text:p>398</text:p>
              </table:table-cell>
              <table:table-cell office:value-type="float" office:value="-0.001258">
                <text:p>-0.001258</text:p>
              </table:table-cell>
              <table:table-cell office:value-type="float" office:value="398">
                <text:p>398</text:p>
              </table:table-cell>
              <table:table-cell office:value-type="float" office:value="-0.000621">
                <text:p>-0.000621</text:p>
              </table:table-cell>
              <table:table-cell office:value-type="float" office:value="398">
                <text:p>398</text:p>
              </table:table-cell>
              <table:table-cell office:value-type="float" office:value="-0.001">
                <text:p>-0.001</text:p>
              </table:table-cell>
              <table:table-cell office:value-type="float" office:value="398">
                <text:p>398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0.00145">
                <text:p>-0.00145</text:p>
              </table:table-cell>
              <table:table-cell office:value-type="float" office:value="399">
                <text:p>399</text:p>
              </table:table-cell>
              <table:table-cell office:value-type="float" office:value="0.000958">
                <text:p>0.000958</text:p>
              </table:table-cell>
              <table:table-cell office:value-type="float" office:value="399">
                <text:p>399</text:p>
              </table:table-cell>
              <table:table-cell office:value-type="float" office:value="-0.001321">
                <text:p>-0.001321</text:p>
              </table:table-cell>
              <table:table-cell office:value-type="float" office:value="399">
                <text:p>399</text:p>
              </table:table-cell>
              <table:table-cell office:value-type="float" office:value="-0.000904">
                <text:p>-0.000904</text:p>
              </table:table-cell>
              <table:table-cell office:value-type="float" office:value="399">
                <text:p>399</text:p>
              </table:table-cell>
              <table:table-cell office:value-type="float" office:value="-0.000242">
                <text:p>-0.000242</text:p>
              </table:table-cell>
              <table:table-cell office:value-type="float" office:value="399">
                <text:p>399</text:p>
              </table:table-cell>
              <table:table-cell office:value-type="float" office:value="0.000594">
                <text:p>0.0005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-0.001378">
                <text:p>-0.001378</text:p>
              </table:table-cell>
              <table:table-cell office:value-type="float" office:value="400">
                <text:p>400</text:p>
              </table:table-cell>
              <table:table-cell office:value-type="float" office:value="0.00116">
                <text:p>0.00116</text:p>
              </table:table-cell>
              <table:table-cell office:value-type="float" office:value="400">
                <text:p>400</text:p>
              </table:table-cell>
              <table:table-cell office:value-type="float" office:value="-0.001342">
                <text:p>-0.001342</text:p>
              </table:table-cell>
              <table:table-cell office:value-type="float" office:value="400">
                <text:p>400</text:p>
              </table:table-cell>
              <table:table-cell office:value-type="float" office:value="-0.000998">
                <text:p>-0.000998</text:p>
              </table:table-cell>
              <table:table-cell office:value-type="float" office:value="400">
                <text:p>400</text:p>
              </table:table-cell>
              <table:table-cell office:value-type="float" office:value="0.000011">
                <text:p>0.000011</text:p>
              </table:table-cell>
              <table:table-cell office:value-type="float" office:value="400">
                <text:p>400</text:p>
              </table:table-cell>
              <table:table-cell office:value-type="float" office:value="0.000775">
                <text:p>0.0007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400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72cm" svg:height="10.953cm" xlink:href=".." xlink:type="simple" chart:class="chart:scatter" chart:style-name="ch1">
        <chart:legend chart:legend-position="end" svg:x="17.228cm" svg:y="3.854cm" style:legend-expansion="high" chart:style-name="ch2"/>
        <chart:plot-area chart:style-name="ch3" table:cell-range-address="Лист2.A1841:Лист2.B2041 Лист2.A1839:Лист2.A1839 Лист2.A2043:Лист2.A2043 Лист2.B2045:Лист2.B2245 Лист2.A2247:Лист2.A2247 Лист2.B2249:Лист2.B2449 Лист2.A1227:Лист2.A1227 Лист2.B1229:Лист2.B1429 Лист2.A1431:Лист2.A1431 Лист2.B1433:Лист2.B1633 Лист2.A1635:Лист2.A1635 Лист2.B1637:Лист2.B1837" chart:data-source-has-labels="row" svg:x="1.522cm" svg:y="1.011cm" svg:width="14.928cm" svg:height="8.62cm">
          <chartooo:coordinate-region svg:x="2.249cm" svg:y="1.223cm" svg:width="13.922cm" svg:height="7.735cm"/>
          <chart:axis chart:dimension="x" chart:name="primary-x" chart:style-name="ch4">
            <chart:title svg:x="7.249cm" svg:y="9.85cm" chart:style-name="ch5">
              <text:p>Длина волны λ, нм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8.54cm" chart:style-name="ch8">
              <text:p>Оптическая плотность раствора D</text:p>
            </chart:title>
            <chart:grid chart:style-name="ch6" chart:class="major"/>
            <chart:grid chart:style-name="ch6" chart:class="minor"/>
          </chart:axis>
          <chart:series chart:style-name="ch9" chart:values-cell-range-address="Лист2.B1841:Лист2.B2041" chart:label-cell-address="Лист2.A1839:Лист2.A1839" chart:class="chart:scatter">
            <chart:domain table:cell-range-address="Лист2.A1841:Лист2.A2041"/>
            <chart:data-point chart:repeated="201"/>
          </chart:series>
          <chart:series chart:style-name="ch10" chart:values-cell-range-address="Лист2.B2045:Лист2.B2245" chart:label-cell-address="Лист2.A2043:Лист2.A2043" chart:class="chart:scatter">
            <chart:domain table:cell-range-address="Лист2.A2045:Лист2.A2245"/>
            <chart:data-point chart:repeated="201"/>
          </chart:series>
          <chart:series chart:style-name="ch11" chart:values-cell-range-address="Лист2.B2249:Лист2.B2449" chart:label-cell-address="Лист2.A2247:Лист2.A2247" chart:class="chart:scatter">
            <chart:domain table:cell-range-address="Лист2.A2249:Лист2.A2449"/>
            <chart:data-point chart:repeated="201"/>
          </chart:series>
          <chart:series chart:style-name="ch12" chart:values-cell-range-address="Лист2.B1229:Лист2.B1429" chart:label-cell-address="Лист2.A1227:Лист2.A1227" chart:class="chart:scatter">
            <chart:domain table:cell-range-address="Лист2.A1229:Лист2.A1429"/>
            <chart:data-point chart:repeated="201"/>
          </chart:series>
          <chart:series chart:style-name="ch13" chart:values-cell-range-address="Лист2.B1433:Лист2.B1633" chart:label-cell-address="Лист2.A1431:Лист2.A1431" chart:class="chart:scatter">
            <chart:domain table:cell-range-address="Лист2.A1433:Лист2.A1633"/>
            <chart:data-point chart:repeated="201"/>
          </chart:series>
          <chart:series chart:style-name="ch14" chart:values-cell-range-address="Лист2.B1637:Лист2.B1837" chart:label-cell-address="Лист2.A1635:Лист2.A1635" chart:class="chart:scatter">
            <chart:domain table:cell-range-address="Лист2.A1637:Лист2.A1837"/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2 мл</text:p>
                <draw:g>
                  <svg:desc>Лист2.A1839:Лист2.A1839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4 мл</text:p>
                <draw:g>
                  <svg:desc>Лист2.A2043:Лист2.A2043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6 мл</text:p>
                <draw:g>
                  <svg:desc>Лист2.A2247:Лист2.A2247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8 мл</text:p>
                <draw:g>
                  <svg:desc>Лист2.A1227:Лист2.A1227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10 мл</text:p>
                <draw:g>
                  <svg:desc>Лист2.A1431:Лист2.A143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25 мл</text:p>
                <draw:g>
                  <svg:desc>Лист2.A1635:Лист2.A16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Лист2.A1841:Лист2.A2041</svg:desc>
                </draw:g>
              </table:table-cell>
              <table:table-cell office:value-type="float" office:value="2.78324">
                <text:p>2.78324</text:p>
                <draw:g>
                  <svg:desc>Лист2.B1841:Лист2.B2041</svg:desc>
                </draw:g>
              </table:table-cell>
              <table:table-cell office:value-type="float" office:value="200">
                <text:p>200</text:p>
                <draw:g>
                  <svg:desc>Лист2.A2045:Лист2.A2245</svg:desc>
                </draw:g>
              </table:table-cell>
              <table:table-cell office:value-type="float" office:value="2.413693">
                <text:p>2.413693</text:p>
                <draw:g>
                  <svg:desc>Лист2.B2045:Лист2.B2245</svg:desc>
                </draw:g>
              </table:table-cell>
              <table:table-cell office:value-type="float" office:value="200">
                <text:p>200</text:p>
                <draw:g>
                  <svg:desc>Лист2.A2249:Лист2.A2449</svg:desc>
                </draw:g>
              </table:table-cell>
              <table:table-cell office:value-type="float" office:value="2.566975">
                <text:p>2.566975</text:p>
                <draw:g>
                  <svg:desc>Лист2.B2249:Лист2.B2449</svg:desc>
                </draw:g>
              </table:table-cell>
              <table:table-cell office:value-type="float" office:value="200">
                <text:p>200</text:p>
                <draw:g>
                  <svg:desc>Лист2.A1229:Лист2.A1429</svg:desc>
                </draw:g>
              </table:table-cell>
              <table:table-cell office:value-type="float" office:value="3.386378">
                <text:p>3.386378</text:p>
                <draw:g>
                  <svg:desc>Лист2.B1229:Лист2.B1429</svg:desc>
                </draw:g>
              </table:table-cell>
              <table:table-cell office:value-type="float" office:value="200">
                <text:p>200</text:p>
                <draw:g>
                  <svg:desc>Лист2.A1433:Лист2.A1633</svg:desc>
                </draw:g>
              </table:table-cell>
              <table:table-cell office:value-type="float" office:value="3.402226">
                <text:p>3.402226</text:p>
                <draw:g>
                  <svg:desc>Лист2.B1433:Лист2.B1633</svg:desc>
                </draw:g>
              </table:table-cell>
              <table:table-cell office:value-type="float" office:value="200">
                <text:p>200</text:p>
                <draw:g>
                  <svg:desc>Лист2.A1637:Лист2.A1837</svg:desc>
                </draw:g>
              </table:table-cell>
              <table:table-cell office:value-type="float" office:value="3.402018">
                <text:p>3.402018</text:p>
                <draw:g>
                  <svg:desc>Лист2.B1637:Лист2.B18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2.02694">
                <text:p>2.02694</text:p>
              </table:table-cell>
              <table:table-cell office:value-type="float" office:value="201">
                <text:p>201</text:p>
              </table:table-cell>
              <table:table-cell office:value-type="float" office:value="2.174369">
                <text:p>2.174369</text:p>
              </table:table-cell>
              <table:table-cell office:value-type="float" office:value="201">
                <text:p>201</text:p>
              </table:table-cell>
              <table:table-cell office:value-type="float" office:value="2.949208">
                <text:p>2.949208</text:p>
              </table:table-cell>
              <table:table-cell office:value-type="float" office:value="201">
                <text:p>201</text:p>
              </table:table-cell>
              <table:table-cell office:value-type="float" office:value="3.422774">
                <text:p>3.422774</text:p>
              </table:table-cell>
              <table:table-cell office:value-type="float" office:value="201">
                <text:p>201</text:p>
              </table:table-cell>
              <table:table-cell office:value-type="float" office:value="2.571794">
                <text:p>2.571794</text:p>
              </table:table-cell>
              <table:table-cell office:value-type="float" office:value="201">
                <text:p>201</text:p>
              </table:table-cell>
              <table:table-cell office:value-type="float" office:value="2.836753">
                <text:p>2.836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1.845867">
                <text:p>1.845867</text:p>
              </table:table-cell>
              <table:table-cell office:value-type="float" office:value="202">
                <text:p>202</text:p>
              </table:table-cell>
              <table:table-cell office:value-type="float" office:value="2.114281">
                <text:p>2.114281</text:p>
              </table:table-cell>
              <table:table-cell office:value-type="float" office:value="202">
                <text:p>202</text:p>
              </table:table-cell>
              <table:table-cell office:value-type="float" office:value="3.240268">
                <text:p>3.240268</text:p>
              </table:table-cell>
              <table:table-cell office:value-type="float" office:value="202">
                <text:p>202</text:p>
              </table:table-cell>
              <table:table-cell office:value-type="float" office:value="3.475372">
                <text:p>3.475372</text:p>
              </table:table-cell>
              <table:table-cell office:value-type="float" office:value="202">
                <text:p>202</text:p>
              </table:table-cell>
              <table:table-cell office:value-type="float" office:value="2.969776">
                <text:p>2.969776</text:p>
              </table:table-cell>
              <table:table-cell office:value-type="float" office:value="202">
                <text:p>202</text:p>
              </table:table-cell>
              <table:table-cell office:value-type="float" office:value="2.490477">
                <text:p>2.49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1.635545">
                <text:p>1.635545</text:p>
              </table:table-cell>
              <table:table-cell office:value-type="float" office:value="203">
                <text:p>203</text:p>
              </table:table-cell>
              <table:table-cell office:value-type="float" office:value="1.968332">
                <text:p>1.968332</text:p>
              </table:table-cell>
              <table:table-cell office:value-type="float" office:value="203">
                <text:p>203</text:p>
              </table:table-cell>
              <table:table-cell office:value-type="float" office:value="2.328325">
                <text:p>2.328325</text:p>
              </table:table-cell>
              <table:table-cell office:value-type="float" office:value="203">
                <text:p>203</text:p>
              </table:table-cell>
              <table:table-cell office:value-type="float" office:value="3.556148">
                <text:p>3.556148</text:p>
              </table:table-cell>
              <table:table-cell office:value-type="float" office:value="203">
                <text:p>203</text:p>
              </table:table-cell>
              <table:table-cell office:value-type="float" office:value="3.288171">
                <text:p>3.288171</text:p>
              </table:table-cell>
              <table:table-cell office:value-type="float" office:value="203">
                <text:p>203</text:p>
              </table:table-cell>
              <table:table-cell office:value-type="float" office:value="2.571993">
                <text:p>2.571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1.528233">
                <text:p>1.528233</text:p>
              </table:table-cell>
              <table:table-cell office:value-type="float" office:value="204">
                <text:p>204</text:p>
              </table:table-cell>
              <table:table-cell office:value-type="float" office:value="1.74856">
                <text:p>1.74856</text:p>
              </table:table-cell>
              <table:table-cell office:value-type="float" office:value="204">
                <text:p>204</text:p>
              </table:table-cell>
              <table:table-cell office:value-type="float" office:value="1.983958">
                <text:p>1.983958</text:p>
              </table:table-cell>
              <table:table-cell office:value-type="float" office:value="204">
                <text:p>204</text:p>
              </table:table-cell>
              <table:table-cell office:value-type="float" office:value="3.639128">
                <text:p>3.639128</text:p>
              </table:table-cell>
              <table:table-cell office:value-type="float" office:value="204">
                <text:p>204</text:p>
              </table:table-cell>
              <table:table-cell office:value-type="float" office:value="2.816022">
                <text:p>2.816022</text:p>
              </table:table-cell>
              <table:table-cell office:value-type="float" office:value="204">
                <text:p>204</text:p>
              </table:table-cell>
              <table:table-cell office:value-type="float" office:value="2.994385">
                <text:p>2.994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1.441963">
                <text:p>1.441963</text:p>
              </table:table-cell>
              <table:table-cell office:value-type="float" office:value="205">
                <text:p>205</text:p>
              </table:table-cell>
              <table:table-cell office:value-type="float" office:value="1.548026">
                <text:p>1.548026</text:p>
              </table:table-cell>
              <table:table-cell office:value-type="float" office:value="205">
                <text:p>205</text:p>
              </table:table-cell>
              <table:table-cell office:value-type="float" office:value="1.80772">
                <text:p>1.80772</text:p>
              </table:table-cell>
              <table:table-cell office:value-type="float" office:value="205">
                <text:p>205</text:p>
              </table:table-cell>
              <table:table-cell office:value-type="float" office:value="2.557749">
                <text:p>2.557749</text:p>
              </table:table-cell>
              <table:table-cell office:value-type="float" office:value="205">
                <text:p>205</text:p>
              </table:table-cell>
              <table:table-cell office:value-type="float" office:value="2.68416">
                <text:p>2.68416</text:p>
              </table:table-cell>
              <table:table-cell office:value-type="float" office:value="205">
                <text:p>205</text:p>
              </table:table-cell>
              <table:table-cell office:value-type="float" office:value="3.220661">
                <text:p>3.220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1.356774">
                <text:p>1.356774</text:p>
              </table:table-cell>
              <table:table-cell office:value-type="float" office:value="206">
                <text:p>206</text:p>
              </table:table-cell>
              <table:table-cell office:value-type="float" office:value="1.428855">
                <text:p>1.428855</text:p>
              </table:table-cell>
              <table:table-cell office:value-type="float" office:value="206">
                <text:p>206</text:p>
              </table:table-cell>
              <table:table-cell office:value-type="float" office:value="1.669389">
                <text:p>1.669389</text:p>
              </table:table-cell>
              <table:table-cell office:value-type="float" office:value="206">
                <text:p>206</text:p>
              </table:table-cell>
              <table:table-cell office:value-type="float" office:value="2.226057">
                <text:p>2.226057</text:p>
              </table:table-cell>
              <table:table-cell office:value-type="float" office:value="206">
                <text:p>206</text:p>
              </table:table-cell>
              <table:table-cell office:value-type="float" office:value="2.887392">
                <text:p>2.887392</text:p>
              </table:table-cell>
              <table:table-cell office:value-type="float" office:value="206">
                <text:p>206</text:p>
              </table:table-cell>
              <table:table-cell office:value-type="float" office:value="3.351747">
                <text:p>3.351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1.286554">
                <text:p>1.286554</text:p>
              </table:table-cell>
              <table:table-cell office:value-type="float" office:value="207">
                <text:p>207</text:p>
              </table:table-cell>
              <table:table-cell office:value-type="float" office:value="1.355338">
                <text:p>1.355338</text:p>
              </table:table-cell>
              <table:table-cell office:value-type="float" office:value="207">
                <text:p>207</text:p>
              </table:table-cell>
              <table:table-cell office:value-type="float" office:value="1.564326">
                <text:p>1.564326</text:p>
              </table:table-cell>
              <table:table-cell office:value-type="float" office:value="207">
                <text:p>207</text:p>
              </table:table-cell>
              <table:table-cell office:value-type="float" office:value="2.092422">
                <text:p>2.092422</text:p>
              </table:table-cell>
              <table:table-cell office:value-type="float" office:value="207">
                <text:p>207</text:p>
              </table:table-cell>
              <table:table-cell office:value-type="float" office:value="3.111197">
                <text:p>3.111197</text:p>
              </table:table-cell>
              <table:table-cell office:value-type="float" office:value="207">
                <text:p>207</text:p>
              </table:table-cell>
              <table:table-cell office:value-type="float" office:value="3.364711">
                <text:p>3.364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1.242404">
                <text:p>1.242404</text:p>
              </table:table-cell>
              <table:table-cell office:value-type="float" office:value="208">
                <text:p>208</text:p>
              </table:table-cell>
              <table:table-cell office:value-type="float" office:value="1.294995">
                <text:p>1.294995</text:p>
              </table:table-cell>
              <table:table-cell office:value-type="float" office:value="208">
                <text:p>208</text:p>
              </table:table-cell>
              <table:table-cell office:value-type="float" office:value="1.482574">
                <text:p>1.482574</text:p>
              </table:table-cell>
              <table:table-cell office:value-type="float" office:value="208">
                <text:p>208</text:p>
              </table:table-cell>
              <table:table-cell office:value-type="float" office:value="2.025124">
                <text:p>2.025124</text:p>
              </table:table-cell>
              <table:table-cell office:value-type="float" office:value="208">
                <text:p>208</text:p>
              </table:table-cell>
              <table:table-cell office:value-type="float" office:value="2.737949">
                <text:p>2.737949</text:p>
              </table:table-cell>
              <table:table-cell office:value-type="float" office:value="208">
                <text:p>208</text:p>
              </table:table-cell>
              <table:table-cell office:value-type="float" office:value="3.273463">
                <text:p>3.273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1.202059">
                <text:p>1.202059</text:p>
              </table:table-cell>
              <table:table-cell office:value-type="float" office:value="209">
                <text:p>209</text:p>
              </table:table-cell>
              <table:table-cell office:value-type="float" office:value="1.236635">
                <text:p>1.236635</text:p>
              </table:table-cell>
              <table:table-cell office:value-type="float" office:value="209">
                <text:p>209</text:p>
              </table:table-cell>
              <table:table-cell office:value-type="float" office:value="1.425185">
                <text:p>1.425185</text:p>
              </table:table-cell>
              <table:table-cell office:value-type="float" office:value="209">
                <text:p>209</text:p>
              </table:table-cell>
              <table:table-cell office:value-type="float" office:value="1.989881">
                <text:p>1.989881</text:p>
              </table:table-cell>
              <table:table-cell office:value-type="float" office:value="209">
                <text:p>209</text:p>
              </table:table-cell>
              <table:table-cell office:value-type="float" office:value="2.56677">
                <text:p>2.56677</text:p>
              </table:table-cell>
              <table:table-cell office:value-type="float" office:value="209">
                <text:p>209</text:p>
              </table:table-cell>
              <table:table-cell office:value-type="float" office:value="3.442037">
                <text:p>3.44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1.164792">
                <text:p>1.164792</text:p>
              </table:table-cell>
              <table:table-cell office:value-type="float" office:value="210">
                <text:p>210</text:p>
              </table:table-cell>
              <table:table-cell office:value-type="float" office:value="1.197051">
                <text:p>1.197051</text:p>
              </table:table-cell>
              <table:table-cell office:value-type="float" office:value="210">
                <text:p>210</text:p>
              </table:table-cell>
              <table:table-cell office:value-type="float" office:value="1.389364">
                <text:p>1.389364</text:p>
              </table:table-cell>
              <table:table-cell office:value-type="float" office:value="210">
                <text:p>210</text:p>
              </table:table-cell>
              <table:table-cell office:value-type="float" office:value="1.950076">
                <text:p>1.950076</text:p>
              </table:table-cell>
              <table:table-cell office:value-type="float" office:value="210">
                <text:p>210</text:p>
              </table:table-cell>
              <table:table-cell office:value-type="float" office:value="2.532883">
                <text:p>2.532883</text:p>
              </table:table-cell>
              <table:table-cell office:value-type="float" office:value="210">
                <text:p>210</text:p>
              </table:table-cell>
              <table:table-cell office:value-type="float" office:value="2.99596">
                <text:p>2.99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.144254">
                <text:p>1.144254</text:p>
              </table:table-cell>
              <table:table-cell office:value-type="float" office:value="211">
                <text:p>211</text:p>
              </table:table-cell>
              <table:table-cell office:value-type="float" office:value="1.181568">
                <text:p>1.181568</text:p>
              </table:table-cell>
              <table:table-cell office:value-type="float" office:value="211">
                <text:p>211</text:p>
              </table:table-cell>
              <table:table-cell office:value-type="float" office:value="1.367875">
                <text:p>1.367875</text:p>
              </table:table-cell>
              <table:table-cell office:value-type="float" office:value="211">
                <text:p>211</text:p>
              </table:table-cell>
              <table:table-cell office:value-type="float" office:value="1.927235">
                <text:p>1.927235</text:p>
              </table:table-cell>
              <table:table-cell office:value-type="float" office:value="211">
                <text:p>211</text:p>
              </table:table-cell>
              <table:table-cell office:value-type="float" office:value="2.559553">
                <text:p>2.559553</text:p>
              </table:table-cell>
              <table:table-cell office:value-type="float" office:value="211">
                <text:p>211</text:p>
              </table:table-cell>
              <table:table-cell office:value-type="float" office:value="2.921762">
                <text:p>2.921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1.119385">
                <text:p>1.119385</text:p>
              </table:table-cell>
              <table:table-cell office:value-type="float" office:value="212">
                <text:p>212</text:p>
              </table:table-cell>
              <table:table-cell office:value-type="float" office:value="1.177439">
                <text:p>1.177439</text:p>
              </table:table-cell>
              <table:table-cell office:value-type="float" office:value="212">
                <text:p>212</text:p>
              </table:table-cell>
              <table:table-cell office:value-type="float" office:value="1.352992">
                <text:p>1.352992</text:p>
              </table:table-cell>
              <table:table-cell office:value-type="float" office:value="212">
                <text:p>212</text:p>
              </table:table-cell>
              <table:table-cell office:value-type="float" office:value="1.901012">
                <text:p>1.901012</text:p>
              </table:table-cell>
              <table:table-cell office:value-type="float" office:value="212">
                <text:p>212</text:p>
              </table:table-cell>
              <table:table-cell office:value-type="float" office:value="2.700597">
                <text:p>2.700597</text:p>
              </table:table-cell>
              <table:table-cell office:value-type="float" office:value="212">
                <text:p>212</text:p>
              </table:table-cell>
              <table:table-cell office:value-type="float" office:value="3.35023">
                <text:p>3.35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">
                <text:p>213</text:p>
              </table:table-cell>
              <table:table-cell office:value-type="float" office:value="1.095856">
                <text:p>1.095856</text:p>
              </table:table-cell>
              <table:table-cell office:value-type="float" office:value="213">
                <text:p>213</text:p>
              </table:table-cell>
              <table:table-cell office:value-type="float" office:value="1.171472">
                <text:p>1.171472</text:p>
              </table:table-cell>
              <table:table-cell office:value-type="float" office:value="213">
                <text:p>213</text:p>
              </table:table-cell>
              <table:table-cell office:value-type="float" office:value="1.351923">
                <text:p>1.351923</text:p>
              </table:table-cell>
              <table:table-cell office:value-type="float" office:value="213">
                <text:p>213</text:p>
              </table:table-cell>
              <table:table-cell office:value-type="float" office:value="1.880916">
                <text:p>1.880916</text:p>
              </table:table-cell>
              <table:table-cell office:value-type="float" office:value="213">
                <text:p>213</text:p>
              </table:table-cell>
              <table:table-cell office:value-type="float" office:value="2.839849">
                <text:p>2.839849</text:p>
              </table:table-cell>
              <table:table-cell office:value-type="float" office:value="213">
                <text:p>213</text:p>
              </table:table-cell>
              <table:table-cell office:value-type="float" office:value="3.709352">
                <text:p>3.709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">
                <text:p>214</text:p>
              </table:table-cell>
              <table:table-cell office:value-type="float" office:value="1.083029">
                <text:p>1.083029</text:p>
              </table:table-cell>
              <table:table-cell office:value-type="float" office:value="214">
                <text:p>214</text:p>
              </table:table-cell>
              <table:table-cell office:value-type="float" office:value="1.176813">
                <text:p>1.176813</text:p>
              </table:table-cell>
              <table:table-cell office:value-type="float" office:value="214">
                <text:p>214</text:p>
              </table:table-cell>
              <table:table-cell office:value-type="float" office:value="1.364059">
                <text:p>1.364059</text:p>
              </table:table-cell>
              <table:table-cell office:value-type="float" office:value="214">
                <text:p>214</text:p>
              </table:table-cell>
              <table:table-cell office:value-type="float" office:value="1.890419">
                <text:p>1.890419</text:p>
              </table:table-cell>
              <table:table-cell office:value-type="float" office:value="214">
                <text:p>214</text:p>
              </table:table-cell>
              <table:table-cell office:value-type="float" office:value="2.894129">
                <text:p>2.894129</text:p>
              </table:table-cell>
              <table:table-cell office:value-type="float" office:value="214">
                <text:p>214</text:p>
              </table:table-cell>
              <table:table-cell office:value-type="float" office:value="3.962263">
                <text:p>3.962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">
                <text:p>215</text:p>
              </table:table-cell>
              <table:table-cell office:value-type="float" office:value="1.077047">
                <text:p>1.077047</text:p>
              </table:table-cell>
              <table:table-cell office:value-type="float" office:value="215">
                <text:p>215</text:p>
              </table:table-cell>
              <table:table-cell office:value-type="float" office:value="1.204805">
                <text:p>1.204805</text:p>
              </table:table-cell>
              <table:table-cell office:value-type="float" office:value="215">
                <text:p>215</text:p>
              </table:table-cell>
              <table:table-cell office:value-type="float" office:value="1.39331">
                <text:p>1.39331</text:p>
              </table:table-cell>
              <table:table-cell office:value-type="float" office:value="215">
                <text:p>215</text:p>
              </table:table-cell>
              <table:table-cell office:value-type="float" office:value="1.906915">
                <text:p>1.906915</text:p>
              </table:table-cell>
              <table:table-cell office:value-type="float" office:value="215">
                <text:p>215</text:p>
              </table:table-cell>
              <table:table-cell office:value-type="float" office:value="2.832859">
                <text:p>2.832859</text:p>
              </table:table-cell>
              <table:table-cell office:value-type="float" office:value="215">
                <text:p>215</text:p>
              </table:table-cell>
              <table:table-cell office:value-type="float" office:value="3.539146">
                <text:p>3.539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1.070586">
                <text:p>1.070586</text:p>
              </table:table-cell>
              <table:table-cell office:value-type="float" office:value="216">
                <text:p>216</text:p>
              </table:table-cell>
              <table:table-cell office:value-type="float" office:value="1.235085">
                <text:p>1.235085</text:p>
              </table:table-cell>
              <table:table-cell office:value-type="float" office:value="216">
                <text:p>216</text:p>
              </table:table-cell>
              <table:table-cell office:value-type="float" office:value="1.436354">
                <text:p>1.436354</text:p>
              </table:table-cell>
              <table:table-cell office:value-type="float" office:value="216">
                <text:p>216</text:p>
              </table:table-cell>
              <table:table-cell office:value-type="float" office:value="1.964593">
                <text:p>1.964593</text:p>
              </table:table-cell>
              <table:table-cell office:value-type="float" office:value="216">
                <text:p>216</text:p>
              </table:table-cell>
              <table:table-cell office:value-type="float" office:value="2.941786">
                <text:p>2.941786</text:p>
              </table:table-cell>
              <table:table-cell office:value-type="float" office:value="216">
                <text:p>216</text:p>
              </table:table-cell>
              <table:table-cell office:value-type="float" office:value="3.466931">
                <text:p>3.466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  <table:table-cell office:value-type="float" office:value="1.067001">
                <text:p>1.067001</text:p>
              </table:table-cell>
              <table:table-cell office:value-type="float" office:value="217">
                <text:p>217</text:p>
              </table:table-cell>
              <table:table-cell office:value-type="float" office:value="1.269626">
                <text:p>1.269626</text:p>
              </table:table-cell>
              <table:table-cell office:value-type="float" office:value="217">
                <text:p>217</text:p>
              </table:table-cell>
              <table:table-cell office:value-type="float" office:value="1.483188">
                <text:p>1.483188</text:p>
              </table:table-cell>
              <table:table-cell office:value-type="float" office:value="217">
                <text:p>217</text:p>
              </table:table-cell>
              <table:table-cell office:value-type="float" office:value="2.077309">
                <text:p>2.077309</text:p>
              </table:table-cell>
              <table:table-cell office:value-type="float" office:value="217">
                <text:p>217</text:p>
              </table:table-cell>
              <table:table-cell office:value-type="float" office:value="3.154716">
                <text:p>3.154716</text:p>
              </table:table-cell>
              <table:table-cell office:value-type="float" office:value="217">
                <text:p>217</text:p>
              </table:table-cell>
              <table:table-cell office:value-type="float" office:value="3.318557">
                <text:p>3.318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1.067482">
                <text:p>1.067482</text:p>
              </table:table-cell>
              <table:table-cell office:value-type="float" office:value="218">
                <text:p>218</text:p>
              </table:table-cell>
              <table:table-cell office:value-type="float" office:value="1.31844">
                <text:p>1.31844</text:p>
              </table:table-cell>
              <table:table-cell office:value-type="float" office:value="218">
                <text:p>218</text:p>
              </table:table-cell>
              <table:table-cell office:value-type="float" office:value="1.541683">
                <text:p>1.541683</text:p>
              </table:table-cell>
              <table:table-cell office:value-type="float" office:value="218">
                <text:p>218</text:p>
              </table:table-cell>
              <table:table-cell office:value-type="float" office:value="2.148786">
                <text:p>2.148786</text:p>
              </table:table-cell>
              <table:table-cell office:value-type="float" office:value="218">
                <text:p>218</text:p>
              </table:table-cell>
              <table:table-cell office:value-type="float" office:value="3.158369">
                <text:p>3.158369</text:p>
              </table:table-cell>
              <table:table-cell office:value-type="float" office:value="218">
                <text:p>218</text:p>
              </table:table-cell>
              <table:table-cell office:value-type="float" office:value="3.287391">
                <text:p>3.287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1.069207">
                <text:p>1.069207</text:p>
              </table:table-cell>
              <table:table-cell office:value-type="float" office:value="219">
                <text:p>219</text:p>
              </table:table-cell>
              <table:table-cell office:value-type="float" office:value="1.362007">
                <text:p>1.362007</text:p>
              </table:table-cell>
              <table:table-cell office:value-type="float" office:value="219">
                <text:p>219</text:p>
              </table:table-cell>
              <table:table-cell office:value-type="float" office:value="1.611906">
                <text:p>1.611906</text:p>
              </table:table-cell>
              <table:table-cell office:value-type="float" office:value="219">
                <text:p>219</text:p>
              </table:table-cell>
              <table:table-cell office:value-type="float" office:value="2.247235">
                <text:p>2.247235</text:p>
              </table:table-cell>
              <table:table-cell office:value-type="float" office:value="219">
                <text:p>219</text:p>
              </table:table-cell>
              <table:table-cell office:value-type="float" office:value="3.074123">
                <text:p>3.074123</text:p>
              </table:table-cell>
              <table:table-cell office:value-type="float" office:value="219">
                <text:p>219</text:p>
              </table:table-cell>
              <table:table-cell office:value-type="float" office:value="3.693573">
                <text:p>3.693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1.06777">
                <text:p>1.06777</text:p>
              </table:table-cell>
              <table:table-cell office:value-type="float" office:value="220">
                <text:p>220</text:p>
              </table:table-cell>
              <table:table-cell office:value-type="float" office:value="1.401897">
                <text:p>1.401897</text:p>
              </table:table-cell>
              <table:table-cell office:value-type="float" office:value="220">
                <text:p>220</text:p>
              </table:table-cell>
              <table:table-cell office:value-type="float" office:value="1.673724">
                <text:p>1.673724</text:p>
              </table:table-cell>
              <table:table-cell office:value-type="float" office:value="220">
                <text:p>220</text:p>
              </table:table-cell>
              <table:table-cell office:value-type="float" office:value="2.340515">
                <text:p>2.340515</text:p>
              </table:table-cell>
              <table:table-cell office:value-type="float" office:value="220">
                <text:p>220</text:p>
              </table:table-cell>
              <table:table-cell office:value-type="float" office:value="3.092745">
                <text:p>3.092745</text:p>
              </table:table-cell>
              <table:table-cell office:value-type="float" office:value="220">
                <text:p>220</text:p>
              </table:table-cell>
              <table:table-cell office:value-type="float" office:value="3.996266">
                <text:p>3.996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1.061723">
                <text:p>1.061723</text:p>
              </table:table-cell>
              <table:table-cell office:value-type="float" office:value="221">
                <text:p>221</text:p>
              </table:table-cell>
              <table:table-cell office:value-type="float" office:value="1.433067">
                <text:p>1.433067</text:p>
              </table:table-cell>
              <table:table-cell office:value-type="float" office:value="221">
                <text:p>221</text:p>
              </table:table-cell>
              <table:table-cell office:value-type="float" office:value="1.724827">
                <text:p>1.724827</text:p>
              </table:table-cell>
              <table:table-cell office:value-type="float" office:value="221">
                <text:p>221</text:p>
              </table:table-cell>
              <table:table-cell office:value-type="float" office:value="2.41392">
                <text:p>2.41392</text:p>
              </table:table-cell>
              <table:table-cell office:value-type="float" office:value="221">
                <text:p>221</text:p>
              </table:table-cell>
              <table:table-cell office:value-type="float" office:value="3.04849">
                <text:p>3.04849</text:p>
              </table:table-cell>
              <table:table-cell office:value-type="float" office:value="221">
                <text:p>221</text:p>
              </table:table-cell>
              <table:table-cell office:value-type="float" office:value="4.181758">
                <text:p>4.181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  <table:table-cell office:value-type="float" office:value="1.053482">
                <text:p>1.053482</text:p>
              </table:table-cell>
              <table:table-cell office:value-type="float" office:value="222">
                <text:p>222</text:p>
              </table:table-cell>
              <table:table-cell office:value-type="float" office:value="1.462">
                <text:p>1.462</text:p>
              </table:table-cell>
              <table:table-cell office:value-type="float" office:value="222">
                <text:p>222</text:p>
              </table:table-cell>
              <table:table-cell office:value-type="float" office:value="1.765054">
                <text:p>1.765054</text:p>
              </table:table-cell>
              <table:table-cell office:value-type="float" office:value="222">
                <text:p>222</text:p>
              </table:table-cell>
              <table:table-cell office:value-type="float" office:value="2.480795">
                <text:p>2.480795</text:p>
              </table:table-cell>
              <table:table-cell office:value-type="float" office:value="222">
                <text:p>222</text:p>
              </table:table-cell>
              <table:table-cell office:value-type="float" office:value="2.988426">
                <text:p>2.988426</text:p>
              </table:table-cell>
              <table:table-cell office:value-type="float" office:value="222">
                <text:p>222</text:p>
              </table:table-cell>
              <table:table-cell office:value-type="float" office:value="4.269075">
                <text:p>4.269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">
                <text:p>223</text:p>
              </table:table-cell>
              <table:table-cell office:value-type="float" office:value="1.043594">
                <text:p>1.043594</text:p>
              </table:table-cell>
              <table:table-cell office:value-type="float" office:value="223">
                <text:p>223</text:p>
              </table:table-cell>
              <table:table-cell office:value-type="float" office:value="1.482959">
                <text:p>1.482959</text:p>
              </table:table-cell>
              <table:table-cell office:value-type="float" office:value="223">
                <text:p>223</text:p>
              </table:table-cell>
              <table:table-cell office:value-type="float" office:value="1.790926">
                <text:p>1.790926</text:p>
              </table:table-cell>
              <table:table-cell office:value-type="float" office:value="223">
                <text:p>223</text:p>
              </table:table-cell>
              <table:table-cell office:value-type="float" office:value="2.52306">
                <text:p>2.52306</text:p>
              </table:table-cell>
              <table:table-cell office:value-type="float" office:value="223">
                <text:p>223</text:p>
              </table:table-cell>
              <table:table-cell office:value-type="float" office:value="3.090935">
                <text:p>3.090935</text:p>
              </table:table-cell>
              <table:table-cell office:value-type="float" office:value="223">
                <text:p>223</text:p>
              </table:table-cell>
              <table:table-cell office:value-type="float" office:value="4.300565">
                <text:p>4.300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1.031208">
                <text:p>1.031208</text:p>
              </table:table-cell>
              <table:table-cell office:value-type="float" office:value="224">
                <text:p>224</text:p>
              </table:table-cell>
              <table:table-cell office:value-type="float" office:value="1.494602">
                <text:p>1.494602</text:p>
              </table:table-cell>
              <table:table-cell office:value-type="float" office:value="224">
                <text:p>224</text:p>
              </table:table-cell>
              <table:table-cell office:value-type="float" office:value="1.78369">
                <text:p>1.78369</text:p>
              </table:table-cell>
              <table:table-cell office:value-type="float" office:value="224">
                <text:p>224</text:p>
              </table:table-cell>
              <table:table-cell office:value-type="float" office:value="2.538294">
                <text:p>2.538294</text:p>
              </table:table-cell>
              <table:table-cell office:value-type="float" office:value="224">
                <text:p>224</text:p>
              </table:table-cell>
              <table:table-cell office:value-type="float" office:value="3.527091">
                <text:p>3.527091</text:p>
              </table:table-cell>
              <table:table-cell office:value-type="float" office:value="224">
                <text:p>224</text:p>
              </table:table-cell>
              <table:table-cell office:value-type="float" office:value="4.333841">
                <text:p>4.333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1.01383">
                <text:p>1.01383</text:p>
              </table:table-cell>
              <table:table-cell office:value-type="float" office:value="225">
                <text:p>225</text:p>
              </table:table-cell>
              <table:table-cell office:value-type="float" office:value="1.496861">
                <text:p>1.496861</text:p>
              </table:table-cell>
              <table:table-cell office:value-type="float" office:value="225">
                <text:p>225</text:p>
              </table:table-cell>
              <table:table-cell office:value-type="float" office:value="1.77705">
                <text:p>1.77705</text:p>
              </table:table-cell>
              <table:table-cell office:value-type="float" office:value="225">
                <text:p>225</text:p>
              </table:table-cell>
              <table:table-cell office:value-type="float" office:value="2.430401">
                <text:p>2.430401</text:p>
              </table:table-cell>
              <table:table-cell office:value-type="float" office:value="225">
                <text:p>225</text:p>
              </table:table-cell>
              <table:table-cell office:value-type="float" office:value="3.889318">
                <text:p>3.889318</text:p>
              </table:table-cell>
              <table:table-cell office:value-type="float" office:value="225">
                <text:p>225</text:p>
              </table:table-cell>
              <table:table-cell office:value-type="float" office:value="4.326537">
                <text:p>4.326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0.991437">
                <text:p>0.991437</text:p>
              </table:table-cell>
              <table:table-cell office:value-type="float" office:value="226">
                <text:p>226</text:p>
              </table:table-cell>
              <table:table-cell office:value-type="float" office:value="1.481659">
                <text:p>1.481659</text:p>
              </table:table-cell>
              <table:table-cell office:value-type="float" office:value="226">
                <text:p>226</text:p>
              </table:table-cell>
              <table:table-cell office:value-type="float" office:value="1.775408">
                <text:p>1.775408</text:p>
              </table:table-cell>
              <table:table-cell office:value-type="float" office:value="226">
                <text:p>226</text:p>
              </table:table-cell>
              <table:table-cell office:value-type="float" office:value="2.407644">
                <text:p>2.407644</text:p>
              </table:table-cell>
              <table:table-cell office:value-type="float" office:value="226">
                <text:p>226</text:p>
              </table:table-cell>
              <table:table-cell office:value-type="float" office:value="3.47242">
                <text:p>3.47242</text:p>
              </table:table-cell>
              <table:table-cell office:value-type="float" office:value="226">
                <text:p>226</text:p>
              </table:table-cell>
              <table:table-cell office:value-type="float" office:value="4.281441">
                <text:p>4.281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.968424">
                <text:p>0.968424</text:p>
              </table:table-cell>
              <table:table-cell office:value-type="float" office:value="227">
                <text:p>227</text:p>
              </table:table-cell>
              <table:table-cell office:value-type="float" office:value="1.451008">
                <text:p>1.451008</text:p>
              </table:table-cell>
              <table:table-cell office:value-type="float" office:value="227">
                <text:p>227</text:p>
              </table:table-cell>
              <table:table-cell office:value-type="float" office:value="1.745073">
                <text:p>1.745073</text:p>
              </table:table-cell>
              <table:table-cell office:value-type="float" office:value="227">
                <text:p>227</text:p>
              </table:table-cell>
              <table:table-cell office:value-type="float" office:value="2.448237">
                <text:p>2.448237</text:p>
              </table:table-cell>
              <table:table-cell office:value-type="float" office:value="227">
                <text:p>227</text:p>
              </table:table-cell>
              <table:table-cell office:value-type="float" office:value="3.074992">
                <text:p>3.074992</text:p>
              </table:table-cell>
              <table:table-cell office:value-type="float" office:value="227">
                <text:p>227</text:p>
              </table:table-cell>
              <table:table-cell office:value-type="float" office:value="4.248954">
                <text:p>4.248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">
                <text:p>228</text:p>
              </table:table-cell>
              <table:table-cell office:value-type="float" office:value="0.945429">
                <text:p>0.945429</text:p>
              </table:table-cell>
              <table:table-cell office:value-type="float" office:value="228">
                <text:p>228</text:p>
              </table:table-cell>
              <table:table-cell office:value-type="float" office:value="1.415481">
                <text:p>1.415481</text:p>
              </table:table-cell>
              <table:table-cell office:value-type="float" office:value="228">
                <text:p>228</text:p>
              </table:table-cell>
              <table:table-cell office:value-type="float" office:value="1.702189">
                <text:p>1.702189</text:p>
              </table:table-cell>
              <table:table-cell office:value-type="float" office:value="228">
                <text:p>228</text:p>
              </table:table-cell>
              <table:table-cell office:value-type="float" office:value="2.411952">
                <text:p>2.411952</text:p>
              </table:table-cell>
              <table:table-cell office:value-type="float" office:value="228">
                <text:p>228</text:p>
              </table:table-cell>
              <table:table-cell office:value-type="float" office:value="3.05636">
                <text:p>3.05636</text:p>
              </table:table-cell>
              <table:table-cell office:value-type="float" office:value="228">
                <text:p>228</text:p>
              </table:table-cell>
              <table:table-cell office:value-type="float" office:value="3.78358">
                <text:p>3.78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0.925538">
                <text:p>0.925538</text:p>
              </table:table-cell>
              <table:table-cell office:value-type="float" office:value="229">
                <text:p>229</text:p>
              </table:table-cell>
              <table:table-cell office:value-type="float" office:value="1.388186">
                <text:p>1.388186</text:p>
              </table:table-cell>
              <table:table-cell office:value-type="float" office:value="229">
                <text:p>229</text:p>
              </table:table-cell>
              <table:table-cell office:value-type="float" office:value="1.659124">
                <text:p>1.659124</text:p>
              </table:table-cell>
              <table:table-cell office:value-type="float" office:value="229">
                <text:p>229</text:p>
              </table:table-cell>
              <table:table-cell office:value-type="float" office:value="2.307933">
                <text:p>2.307933</text:p>
              </table:table-cell>
              <table:table-cell office:value-type="float" office:value="229">
                <text:p>229</text:p>
              </table:table-cell>
              <table:table-cell office:value-type="float" office:value="3.098798">
                <text:p>3.098798</text:p>
              </table:table-cell>
              <table:table-cell office:value-type="float" office:value="229">
                <text:p>229</text:p>
              </table:table-cell>
              <table:table-cell office:value-type="float" office:value="3.715018">
                <text:p>3.715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0.905476">
                <text:p>0.905476</text:p>
              </table:table-cell>
              <table:table-cell office:value-type="float" office:value="230">
                <text:p>230</text:p>
              </table:table-cell>
              <table:table-cell office:value-type="float" office:value="1.360505">
                <text:p>1.360505</text:p>
              </table:table-cell>
              <table:table-cell office:value-type="float" office:value="230">
                <text:p>230</text:p>
              </table:table-cell>
              <table:table-cell office:value-type="float" office:value="1.596826">
                <text:p>1.596826</text:p>
              </table:table-cell>
              <table:table-cell office:value-type="float" office:value="230">
                <text:p>230</text:p>
              </table:table-cell>
              <table:table-cell office:value-type="float" office:value="2.201822">
                <text:p>2.201822</text:p>
              </table:table-cell>
              <table:table-cell office:value-type="float" office:value="230">
                <text:p>230</text:p>
              </table:table-cell>
              <table:table-cell office:value-type="float" office:value="3.124489">
                <text:p>3.124489</text:p>
              </table:table-cell>
              <table:table-cell office:value-type="float" office:value="230">
                <text:p>230</text:p>
              </table:table-cell>
              <table:table-cell office:value-type="float" office:value="4.044164">
                <text:p>4.044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">
                <text:p>231</text:p>
              </table:table-cell>
              <table:table-cell office:value-type="float" office:value="0.877186">
                <text:p>0.877186</text:p>
              </table:table-cell>
              <table:table-cell office:value-type="float" office:value="231">
                <text:p>231</text:p>
              </table:table-cell>
              <table:table-cell office:value-type="float" office:value="1.313976">
                <text:p>1.313976</text:p>
              </table:table-cell>
              <table:table-cell office:value-type="float" office:value="231">
                <text:p>231</text:p>
              </table:table-cell>
              <table:table-cell office:value-type="float" office:value="1.519203">
                <text:p>1.519203</text:p>
              </table:table-cell>
              <table:table-cell office:value-type="float" office:value="231">
                <text:p>231</text:p>
              </table:table-cell>
              <table:table-cell office:value-type="float" office:value="2.068783">
                <text:p>2.068783</text:p>
              </table:table-cell>
              <table:table-cell office:value-type="float" office:value="231">
                <text:p>231</text:p>
              </table:table-cell>
              <table:table-cell office:value-type="float" office:value="3.120994">
                <text:p>3.120994</text:p>
              </table:table-cell>
              <table:table-cell office:value-type="float" office:value="231">
                <text:p>231</text:p>
              </table:table-cell>
              <table:table-cell office:value-type="float" office:value="4.245765">
                <text:p>4.245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  <table:table-cell office:value-type="float" office:value="0.844092">
                <text:p>0.844092</text:p>
              </table:table-cell>
              <table:table-cell office:value-type="float" office:value="232">
                <text:p>232</text:p>
              </table:table-cell>
              <table:table-cell office:value-type="float" office:value="1.252237">
                <text:p>1.252237</text:p>
              </table:table-cell>
              <table:table-cell office:value-type="float" office:value="232">
                <text:p>232</text:p>
              </table:table-cell>
              <table:table-cell office:value-type="float" office:value="1.43424">
                <text:p>1.43424</text:p>
              </table:table-cell>
              <table:table-cell office:value-type="float" office:value="232">
                <text:p>232</text:p>
              </table:table-cell>
              <table:table-cell office:value-type="float" office:value="1.936136">
                <text:p>1.936136</text:p>
              </table:table-cell>
              <table:table-cell office:value-type="float" office:value="232">
                <text:p>232</text:p>
              </table:table-cell>
              <table:table-cell office:value-type="float" office:value="2.833617">
                <text:p>2.833617</text:p>
              </table:table-cell>
              <table:table-cell office:value-type="float" office:value="232">
                <text:p>232</text:p>
              </table:table-cell>
              <table:table-cell office:value-type="float" office:value="3.369837">
                <text:p>3.369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">
                <text:p>233</text:p>
              </table:table-cell>
              <table:table-cell office:value-type="float" office:value="0.808262">
                <text:p>0.808262</text:p>
              </table:table-cell>
              <table:table-cell office:value-type="float" office:value="233">
                <text:p>233</text:p>
              </table:table-cell>
              <table:table-cell office:value-type="float" office:value="1.183831">
                <text:p>1.183831</text:p>
              </table:table-cell>
              <table:table-cell office:value-type="float" office:value="233">
                <text:p>233</text:p>
              </table:table-cell>
              <table:table-cell office:value-type="float" office:value="1.343141">
                <text:p>1.343141</text:p>
              </table:table-cell>
              <table:table-cell office:value-type="float" office:value="233">
                <text:p>233</text:p>
              </table:table-cell>
              <table:table-cell office:value-type="float" office:value="1.807357">
                <text:p>1.807357</text:p>
              </table:table-cell>
              <table:table-cell office:value-type="float" office:value="233">
                <text:p>233</text:p>
              </table:table-cell>
              <table:table-cell office:value-type="float" office:value="2.578879">
                <text:p>2.578879</text:p>
              </table:table-cell>
              <table:table-cell office:value-type="float" office:value="233">
                <text:p>233</text:p>
              </table:table-cell>
              <table:table-cell office:value-type="float" office:value="3.262371">
                <text:p>3.262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">
                <text:p>234</text:p>
              </table:table-cell>
              <table:table-cell office:value-type="float" office:value="0.772022">
                <text:p>0.772022</text:p>
              </table:table-cell>
              <table:table-cell office:value-type="float" office:value="234">
                <text:p>234</text:p>
              </table:table-cell>
              <table:table-cell office:value-type="float" office:value="1.11893">
                <text:p>1.11893</text:p>
              </table:table-cell>
              <table:table-cell office:value-type="float" office:value="234">
                <text:p>234</text:p>
              </table:table-cell>
              <table:table-cell office:value-type="float" office:value="1.251514">
                <text:p>1.251514</text:p>
              </table:table-cell>
              <table:table-cell office:value-type="float" office:value="234">
                <text:p>234</text:p>
              </table:table-cell>
              <table:table-cell office:value-type="float" office:value="1.659352">
                <text:p>1.659352</text:p>
              </table:table-cell>
              <table:table-cell office:value-type="float" office:value="234">
                <text:p>234</text:p>
              </table:table-cell>
              <table:table-cell office:value-type="float" office:value="2.423133">
                <text:p>2.423133</text:p>
              </table:table-cell>
              <table:table-cell office:value-type="float" office:value="234">
                <text:p>234</text:p>
              </table:table-cell>
              <table:table-cell office:value-type="float" office:value="3.679612">
                <text:p>3.679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">
                <text:p>235</text:p>
              </table:table-cell>
              <table:table-cell office:value-type="float" office:value="0.739641">
                <text:p>0.739641</text:p>
              </table:table-cell>
              <table:table-cell office:value-type="float" office:value="235">
                <text:p>235</text:p>
              </table:table-cell>
              <table:table-cell office:value-type="float" office:value="1.057357">
                <text:p>1.057357</text:p>
              </table:table-cell>
              <table:table-cell office:value-type="float" office:value="235">
                <text:p>235</text:p>
              </table:table-cell>
              <table:table-cell office:value-type="float" office:value="1.162041">
                <text:p>1.162041</text:p>
              </table:table-cell>
              <table:table-cell office:value-type="float" office:value="235">
                <text:p>235</text:p>
              </table:table-cell>
              <table:table-cell office:value-type="float" office:value="1.524907">
                <text:p>1.524907</text:p>
              </table:table-cell>
              <table:table-cell office:value-type="float" office:value="235">
                <text:p>235</text:p>
              </table:table-cell>
              <table:table-cell office:value-type="float" office:value="2.267625">
                <text:p>2.267625</text:p>
              </table:table-cell>
              <table:table-cell office:value-type="float" office:value="235">
                <text:p>235</text:p>
              </table:table-cell>
              <table:table-cell office:value-type="float" office:value="3.24531">
                <text:p>3.24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">
                <text:p>236</text:p>
              </table:table-cell>
              <table:table-cell office:value-type="float" office:value="0.70921">
                <text:p>0.70921</text:p>
              </table:table-cell>
              <table:table-cell office:value-type="float" office:value="236">
                <text:p>236</text:p>
              </table:table-cell>
              <table:table-cell office:value-type="float" office:value="0.996256">
                <text:p>0.996256</text:p>
              </table:table-cell>
              <table:table-cell office:value-type="float" office:value="236">
                <text:p>236</text:p>
              </table:table-cell>
              <table:table-cell office:value-type="float" office:value="1.076786">
                <text:p>1.076786</text:p>
              </table:table-cell>
              <table:table-cell office:value-type="float" office:value="236">
                <text:p>236</text:p>
              </table:table-cell>
              <table:table-cell office:value-type="float" office:value="1.401566">
                <text:p>1.401566</text:p>
              </table:table-cell>
              <table:table-cell office:value-type="float" office:value="236">
                <text:p>236</text:p>
              </table:table-cell>
              <table:table-cell office:value-type="float" office:value="2.068107">
                <text:p>2.068107</text:p>
              </table:table-cell>
              <table:table-cell office:value-type="float" office:value="236">
                <text:p>236</text:p>
              </table:table-cell>
              <table:table-cell office:value-type="float" office:value="3.164551">
                <text:p>3.164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">
                <text:p>237</text:p>
              </table:table-cell>
              <table:table-cell office:value-type="float" office:value="0.676756">
                <text:p>0.676756</text:p>
              </table:table-cell>
              <table:table-cell office:value-type="float" office:value="237">
                <text:p>237</text:p>
              </table:table-cell>
              <table:table-cell office:value-type="float" office:value="0.932062">
                <text:p>0.932062</text:p>
              </table:table-cell>
              <table:table-cell office:value-type="float" office:value="237">
                <text:p>237</text:p>
              </table:table-cell>
              <table:table-cell office:value-type="float" office:value="0.987133">
                <text:p>0.987133</text:p>
              </table:table-cell>
              <table:table-cell office:value-type="float" office:value="237">
                <text:p>237</text:p>
              </table:table-cell>
              <table:table-cell office:value-type="float" office:value="1.267666">
                <text:p>1.267666</text:p>
              </table:table-cell>
              <table:table-cell office:value-type="float" office:value="237">
                <text:p>237</text:p>
              </table:table-cell>
              <table:table-cell office:value-type="float" office:value="1.893266">
                <text:p>1.893266</text:p>
              </table:table-cell>
              <table:table-cell office:value-type="float" office:value="237">
                <text:p>237</text:p>
              </table:table-cell>
              <table:table-cell office:value-type="float" office:value="3.111501">
                <text:p>3.111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644303">
                <text:p>0.644303</text:p>
              </table:table-cell>
              <table:table-cell office:value-type="float" office:value="238">
                <text:p>238</text:p>
              </table:table-cell>
              <table:table-cell office:value-type="float" office:value="0.867494">
                <text:p>0.867494</text:p>
              </table:table-cell>
              <table:table-cell office:value-type="float" office:value="238">
                <text:p>238</text:p>
              </table:table-cell>
              <table:table-cell office:value-type="float" office:value="0.895478">
                <text:p>0.895478</text:p>
              </table:table-cell>
              <table:table-cell office:value-type="float" office:value="238">
                <text:p>238</text:p>
              </table:table-cell>
              <table:table-cell office:value-type="float" office:value="1.131609">
                <text:p>1.131609</text:p>
              </table:table-cell>
              <table:table-cell office:value-type="float" office:value="238">
                <text:p>238</text:p>
              </table:table-cell>
              <table:table-cell office:value-type="float" office:value="1.748666">
                <text:p>1.748666</text:p>
              </table:table-cell>
              <table:table-cell office:value-type="float" office:value="238">
                <text:p>238</text:p>
              </table:table-cell>
              <table:table-cell office:value-type="float" office:value="2.910382">
                <text:p>2.910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0.614379">
                <text:p>0.614379</text:p>
              </table:table-cell>
              <table:table-cell office:value-type="float" office:value="239">
                <text:p>239</text:p>
              </table:table-cell>
              <table:table-cell office:value-type="float" office:value="0.804278">
                <text:p>0.804278</text:p>
              </table:table-cell>
              <table:table-cell office:value-type="float" office:value="239">
                <text:p>239</text:p>
              </table:table-cell>
              <table:table-cell office:value-type="float" office:value="0.803076">
                <text:p>0.803076</text:p>
              </table:table-cell>
              <table:table-cell office:value-type="float" office:value="239">
                <text:p>239</text:p>
              </table:table-cell>
              <table:table-cell office:value-type="float" office:value="0.994079">
                <text:p>0.994079</text:p>
              </table:table-cell>
              <table:table-cell office:value-type="float" office:value="239">
                <text:p>239</text:p>
              </table:table-cell>
              <table:table-cell office:value-type="float" office:value="1.590502">
                <text:p>1.590502</text:p>
              </table:table-cell>
              <table:table-cell office:value-type="float" office:value="239">
                <text:p>239</text:p>
              </table:table-cell>
              <table:table-cell office:value-type="float" office:value="2.730959">
                <text:p>2.730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585299">
                <text:p>0.585299</text:p>
              </table:table-cell>
              <table:table-cell office:value-type="float" office:value="240">
                <text:p>240</text:p>
              </table:table-cell>
              <table:table-cell office:value-type="float" office:value="0.743296">
                <text:p>0.743296</text:p>
              </table:table-cell>
              <table:table-cell office:value-type="float" office:value="240">
                <text:p>240</text:p>
              </table:table-cell>
              <table:table-cell office:value-type="float" office:value="0.717311">
                <text:p>0.717311</text:p>
              </table:table-cell>
              <table:table-cell office:value-type="float" office:value="240">
                <text:p>240</text:p>
              </table:table-cell>
              <table:table-cell office:value-type="float" office:value="0.869048">
                <text:p>0.869048</text:p>
              </table:table-cell>
              <table:table-cell office:value-type="float" office:value="240">
                <text:p>240</text:p>
              </table:table-cell>
              <table:table-cell office:value-type="float" office:value="1.434722">
                <text:p>1.434722</text:p>
              </table:table-cell>
              <table:table-cell office:value-type="float" office:value="240">
                <text:p>240</text:p>
              </table:table-cell>
              <table:table-cell office:value-type="float" office:value="2.415662">
                <text:p>2.415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">
                <text:p>241</text:p>
              </table:table-cell>
              <table:table-cell office:value-type="float" office:value="0.557678">
                <text:p>0.557678</text:p>
              </table:table-cell>
              <table:table-cell office:value-type="float" office:value="241">
                <text:p>241</text:p>
              </table:table-cell>
              <table:table-cell office:value-type="float" office:value="0.692135">
                <text:p>0.692135</text:p>
              </table:table-cell>
              <table:table-cell office:value-type="float" office:value="241">
                <text:p>241</text:p>
              </table:table-cell>
              <table:table-cell office:value-type="float" office:value="0.647326">
                <text:p>0.647326</text:p>
              </table:table-cell>
              <table:table-cell office:value-type="float" office:value="241">
                <text:p>241</text:p>
              </table:table-cell>
              <table:table-cell office:value-type="float" office:value="0.766938">
                <text:p>0.766938</text:p>
              </table:table-cell>
              <table:table-cell office:value-type="float" office:value="241">
                <text:p>241</text:p>
              </table:table-cell>
              <table:table-cell office:value-type="float" office:value="1.301962">
                <text:p>1.301962</text:p>
              </table:table-cell>
              <table:table-cell office:value-type="float" office:value="241">
                <text:p>241</text:p>
              </table:table-cell>
              <table:table-cell office:value-type="float" office:value="2.11892">
                <text:p>2.11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">
                <text:p>242</text:p>
              </table:table-cell>
              <table:table-cell office:value-type="float" office:value="0.535328">
                <text:p>0.535328</text:p>
              </table:table-cell>
              <table:table-cell office:value-type="float" office:value="242">
                <text:p>242</text:p>
              </table:table-cell>
              <table:table-cell office:value-type="float" office:value="0.649889">
                <text:p>0.649889</text:p>
              </table:table-cell>
              <table:table-cell office:value-type="float" office:value="242">
                <text:p>242</text:p>
              </table:table-cell>
              <table:table-cell office:value-type="float" office:value="0.590727">
                <text:p>0.590727</text:p>
              </table:table-cell>
              <table:table-cell office:value-type="float" office:value="242">
                <text:p>242</text:p>
              </table:table-cell>
              <table:table-cell office:value-type="float" office:value="0.683619">
                <text:p>0.683619</text:p>
              </table:table-cell>
              <table:table-cell office:value-type="float" office:value="242">
                <text:p>242</text:p>
              </table:table-cell>
              <table:table-cell office:value-type="float" office:value="1.194094">
                <text:p>1.194094</text:p>
              </table:table-cell>
              <table:table-cell office:value-type="float" office:value="242">
                <text:p>242</text:p>
              </table:table-cell>
              <table:table-cell office:value-type="float" office:value="1.866154">
                <text:p>1.866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">
                <text:p>243</text:p>
              </table:table-cell>
              <table:table-cell office:value-type="float" office:value="0.519413">
                <text:p>0.519413</text:p>
              </table:table-cell>
              <table:table-cell office:value-type="float" office:value="243">
                <text:p>243</text:p>
              </table:table-cell>
              <table:table-cell office:value-type="float" office:value="0.617368">
                <text:p>0.617368</text:p>
              </table:table-cell>
              <table:table-cell office:value-type="float" office:value="243">
                <text:p>243</text:p>
              </table:table-cell>
              <table:table-cell office:value-type="float" office:value="0.546656">
                <text:p>0.546656</text:p>
              </table:table-cell>
              <table:table-cell office:value-type="float" office:value="243">
                <text:p>243</text:p>
              </table:table-cell>
              <table:table-cell office:value-type="float" office:value="0.620212">
                <text:p>0.620212</text:p>
              </table:table-cell>
              <table:table-cell office:value-type="float" office:value="243">
                <text:p>243</text:p>
              </table:table-cell>
              <table:table-cell office:value-type="float" office:value="1.114908">
                <text:p>1.114908</text:p>
              </table:table-cell>
              <table:table-cell office:value-type="float" office:value="243">
                <text:p>243</text:p>
              </table:table-cell>
              <table:table-cell office:value-type="float" office:value="1.674066">
                <text:p>1.674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">
                <text:p>244</text:p>
              </table:table-cell>
              <table:table-cell office:value-type="float" office:value="0.506557">
                <text:p>0.506557</text:p>
              </table:table-cell>
              <table:table-cell office:value-type="float" office:value="244">
                <text:p>244</text:p>
              </table:table-cell>
              <table:table-cell office:value-type="float" office:value="0.591251">
                <text:p>0.591251</text:p>
              </table:table-cell>
              <table:table-cell office:value-type="float" office:value="244">
                <text:p>244</text:p>
              </table:table-cell>
              <table:table-cell office:value-type="float" office:value="0.509805">
                <text:p>0.509805</text:p>
              </table:table-cell>
              <table:table-cell office:value-type="float" office:value="244">
                <text:p>244</text:p>
              </table:table-cell>
              <table:table-cell office:value-type="float" office:value="0.566531">
                <text:p>0.566531</text:p>
              </table:table-cell>
              <table:table-cell office:value-type="float" office:value="244">
                <text:p>244</text:p>
              </table:table-cell>
              <table:table-cell office:value-type="float" office:value="1.048716">
                <text:p>1.048716</text:p>
              </table:table-cell>
              <table:table-cell office:value-type="float" office:value="244">
                <text:p>244</text:p>
              </table:table-cell>
              <table:table-cell office:value-type="float" office:value="1.504027">
                <text:p>1.504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">
                <text:p>245</text:p>
              </table:table-cell>
              <table:table-cell office:value-type="float" office:value="0.4926">
                <text:p>0.4926</text:p>
              </table:table-cell>
              <table:table-cell office:value-type="float" office:value="245">
                <text:p>245</text:p>
              </table:table-cell>
              <table:table-cell office:value-type="float" office:value="0.565116">
                <text:p>0.565116</text:p>
              </table:table-cell>
              <table:table-cell office:value-type="float" office:value="245">
                <text:p>245</text:p>
              </table:table-cell>
              <table:table-cell office:value-type="float" office:value="0.472241">
                <text:p>0.472241</text:p>
              </table:table-cell>
              <table:table-cell office:value-type="float" office:value="245">
                <text:p>245</text:p>
              </table:table-cell>
              <table:table-cell office:value-type="float" office:value="0.512316">
                <text:p>0.512316</text:p>
              </table:table-cell>
              <table:table-cell office:value-type="float" office:value="245">
                <text:p>245</text:p>
              </table:table-cell>
              <table:table-cell office:value-type="float" office:value="0.980372">
                <text:p>0.980372</text:p>
              </table:table-cell>
              <table:table-cell office:value-type="float" office:value="245">
                <text:p>245</text:p>
              </table:table-cell>
              <table:table-cell office:value-type="float" office:value="1.323926">
                <text:p>1.3239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6">
                <text:p>246</text:p>
              </table:table-cell>
              <table:table-cell office:value-type="float" office:value="0.476026">
                <text:p>0.476026</text:p>
              </table:table-cell>
              <table:table-cell office:value-type="float" office:value="246">
                <text:p>246</text:p>
              </table:table-cell>
              <table:table-cell office:value-type="float" office:value="0.541793">
                <text:p>0.541793</text:p>
              </table:table-cell>
              <table:table-cell office:value-type="float" office:value="246">
                <text:p>246</text:p>
              </table:table-cell>
              <table:table-cell office:value-type="float" office:value="0.436481">
                <text:p>0.436481</text:p>
              </table:table-cell>
              <table:table-cell office:value-type="float" office:value="246">
                <text:p>246</text:p>
              </table:table-cell>
              <table:table-cell office:value-type="float" office:value="0.461506">
                <text:p>0.461506</text:p>
              </table:table-cell>
              <table:table-cell office:value-type="float" office:value="246">
                <text:p>246</text:p>
              </table:table-cell>
              <table:table-cell office:value-type="float" office:value="0.916132">
                <text:p>0.916132</text:p>
              </table:table-cell>
              <table:table-cell office:value-type="float" office:value="246">
                <text:p>246</text:p>
              </table:table-cell>
              <table:table-cell office:value-type="float" office:value="1.159439">
                <text:p>1.159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">
                <text:p>247</text:p>
              </table:table-cell>
              <table:table-cell office:value-type="float" office:value="0.465177">
                <text:p>0.465177</text:p>
              </table:table-cell>
              <table:table-cell office:value-type="float" office:value="247">
                <text:p>247</text:p>
              </table:table-cell>
              <table:table-cell office:value-type="float" office:value="0.526339">
                <text:p>0.526339</text:p>
              </table:table-cell>
              <table:table-cell office:value-type="float" office:value="247">
                <text:p>247</text:p>
              </table:table-cell>
              <table:table-cell office:value-type="float" office:value="0.412054">
                <text:p>0.412054</text:p>
              </table:table-cell>
              <table:table-cell office:value-type="float" office:value="247">
                <text:p>247</text:p>
              </table:table-cell>
              <table:table-cell office:value-type="float" office:value="0.424413">
                <text:p>0.424413</text:p>
              </table:table-cell>
              <table:table-cell office:value-type="float" office:value="247">
                <text:p>247</text:p>
              </table:table-cell>
              <table:table-cell office:value-type="float" office:value="0.870282">
                <text:p>0.870282</text:p>
              </table:table-cell>
              <table:table-cell office:value-type="float" office:value="247">
                <text:p>247</text:p>
              </table:table-cell>
              <table:table-cell office:value-type="float" office:value="1.048904">
                <text:p>1.04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">
                <text:p>248</text:p>
              </table:table-cell>
              <table:table-cell office:value-type="float" office:value="0.461137">
                <text:p>0.461137</text:p>
              </table:table-cell>
              <table:table-cell office:value-type="float" office:value="248">
                <text:p>248</text:p>
              </table:table-cell>
              <table:table-cell office:value-type="float" office:value="0.515233">
                <text:p>0.515233</text:p>
              </table:table-cell>
              <table:table-cell office:value-type="float" office:value="248">
                <text:p>248</text:p>
              </table:table-cell>
              <table:table-cell office:value-type="float" office:value="0.396326">
                <text:p>0.396326</text:p>
              </table:table-cell>
              <table:table-cell office:value-type="float" office:value="248">
                <text:p>248</text:p>
              </table:table-cell>
              <table:table-cell office:value-type="float" office:value="0.398255">
                <text:p>0.398255</text:p>
              </table:table-cell>
              <table:table-cell office:value-type="float" office:value="248">
                <text:p>248</text:p>
              </table:table-cell>
              <table:table-cell office:value-type="float" office:value="0.839956">
                <text:p>0.839956</text:p>
              </table:table-cell>
              <table:table-cell office:value-type="float" office:value="248">
                <text:p>248</text:p>
              </table:table-cell>
              <table:table-cell office:value-type="float" office:value="0.976452">
                <text:p>0.9764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0.457613">
                <text:p>0.457613</text:p>
              </table:table-cell>
              <table:table-cell office:value-type="float" office:value="249">
                <text:p>249</text:p>
              </table:table-cell>
              <table:table-cell office:value-type="float" office:value="0.505937">
                <text:p>0.505937</text:p>
              </table:table-cell>
              <table:table-cell office:value-type="float" office:value="249">
                <text:p>249</text:p>
              </table:table-cell>
              <table:table-cell office:value-type="float" office:value="0.3832">
                <text:p>0.3832</text:p>
              </table:table-cell>
              <table:table-cell office:value-type="float" office:value="249">
                <text:p>249</text:p>
              </table:table-cell>
              <table:table-cell office:value-type="float" office:value="0.377457">
                <text:p>0.377457</text:p>
              </table:table-cell>
              <table:table-cell office:value-type="float" office:value="249">
                <text:p>249</text:p>
              </table:table-cell>
              <table:table-cell office:value-type="float" office:value="0.813085">
                <text:p>0.813085</text:p>
              </table:table-cell>
              <table:table-cell office:value-type="float" office:value="249">
                <text:p>249</text:p>
              </table:table-cell>
              <table:table-cell office:value-type="float" office:value="0.910787">
                <text:p>0.910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451781">
                <text:p>0.451781</text:p>
              </table:table-cell>
              <table:table-cell office:value-type="float" office:value="250">
                <text:p>250</text:p>
              </table:table-cell>
              <table:table-cell office:value-type="float" office:value="0.49736">
                <text:p>0.49736</text:p>
              </table:table-cell>
              <table:table-cell office:value-type="float" office:value="250">
                <text:p>250</text:p>
              </table:table-cell>
              <table:table-cell office:value-type="float" office:value="0.369167">
                <text:p>0.369167</text:p>
              </table:table-cell>
              <table:table-cell office:value-type="float" office:value="250">
                <text:p>250</text:p>
              </table:table-cell>
              <table:table-cell office:value-type="float" office:value="0.35629">
                <text:p>0.35629</text:p>
              </table:table-cell>
              <table:table-cell office:value-type="float" office:value="250">
                <text:p>250</text:p>
              </table:table-cell>
              <table:table-cell office:value-type="float" office:value="0.786377">
                <text:p>0.786377</text:p>
              </table:table-cell>
              <table:table-cell office:value-type="float" office:value="250">
                <text:p>250</text:p>
              </table:table-cell>
              <table:table-cell office:value-type="float" office:value="0.842268">
                <text:p>0.842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  <table:table-cell office:value-type="float" office:value="0.444621">
                <text:p>0.444621</text:p>
              </table:table-cell>
              <table:table-cell office:value-type="float" office:value="251">
                <text:p>251</text:p>
              </table:table-cell>
              <table:table-cell office:value-type="float" office:value="0.488751">
                <text:p>0.488751</text:p>
              </table:table-cell>
              <table:table-cell office:value-type="float" office:value="251">
                <text:p>251</text:p>
              </table:table-cell>
              <table:table-cell office:value-type="float" office:value="0.355334">
                <text:p>0.355334</text:p>
              </table:table-cell>
              <table:table-cell office:value-type="float" office:value="251">
                <text:p>251</text:p>
              </table:table-cell>
              <table:table-cell office:value-type="float" office:value="0.334608">
                <text:p>0.334608</text:p>
              </table:table-cell>
              <table:table-cell office:value-type="float" office:value="251">
                <text:p>251</text:p>
              </table:table-cell>
              <table:table-cell office:value-type="float" office:value="0.762712">
                <text:p>0.762712</text:p>
              </table:table-cell>
              <table:table-cell office:value-type="float" office:value="251">
                <text:p>251</text:p>
              </table:table-cell>
              <table:table-cell office:value-type="float" office:value="0.776765">
                <text:p>0.776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  <table:table-cell office:value-type="float" office:value="0.44034">
                <text:p>0.44034</text:p>
              </table:table-cell>
              <table:table-cell office:value-type="float" office:value="252">
                <text:p>252</text:p>
              </table:table-cell>
              <table:table-cell office:value-type="float" office:value="0.482335">
                <text:p>0.482335</text:p>
              </table:table-cell>
              <table:table-cell office:value-type="float" office:value="252">
                <text:p>252</text:p>
              </table:table-cell>
              <table:table-cell office:value-type="float" office:value="0.346747">
                <text:p>0.346747</text:p>
              </table:table-cell>
              <table:table-cell office:value-type="float" office:value="252">
                <text:p>252</text:p>
              </table:table-cell>
              <table:table-cell office:value-type="float" office:value="0.318073">
                <text:p>0.318073</text:p>
              </table:table-cell>
              <table:table-cell office:value-type="float" office:value="252">
                <text:p>252</text:p>
              </table:table-cell>
              <table:table-cell office:value-type="float" office:value="0.745701">
                <text:p>0.745701</text:p>
              </table:table-cell>
              <table:table-cell office:value-type="float" office:value="252">
                <text:p>252</text:p>
              </table:table-cell>
              <table:table-cell office:value-type="float" office:value="0.725099">
                <text:p>0.725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">
                <text:p>253</text:p>
              </table:table-cell>
              <table:table-cell office:value-type="float" office:value="0.436646">
                <text:p>0.436646</text:p>
              </table:table-cell>
              <table:table-cell office:value-type="float" office:value="253">
                <text:p>253</text:p>
              </table:table-cell>
              <table:table-cell office:value-type="float" office:value="0.476697">
                <text:p>0.476697</text:p>
              </table:table-cell>
              <table:table-cell office:value-type="float" office:value="253">
                <text:p>253</text:p>
              </table:table-cell>
              <table:table-cell office:value-type="float" office:value="0.339246">
                <text:p>0.339246</text:p>
              </table:table-cell>
              <table:table-cell office:value-type="float" office:value="253">
                <text:p>253</text:p>
              </table:table-cell>
              <table:table-cell office:value-type="float" office:value="0.304895">
                <text:p>0.304895</text:p>
              </table:table-cell>
              <table:table-cell office:value-type="float" office:value="253">
                <text:p>253</text:p>
              </table:table-cell>
              <table:table-cell office:value-type="float" office:value="0.730825">
                <text:p>0.730825</text:p>
              </table:table-cell>
              <table:table-cell office:value-type="float" office:value="253">
                <text:p>253</text:p>
              </table:table-cell>
              <table:table-cell office:value-type="float" office:value="0.686427">
                <text:p>0.686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  <table:table-cell office:value-type="float" office:value="0.431006">
                <text:p>0.431006</text:p>
              </table:table-cell>
              <table:table-cell office:value-type="float" office:value="254">
                <text:p>254</text:p>
              </table:table-cell>
              <table:table-cell office:value-type="float" office:value="0.470182">
                <text:p>0.470182</text:p>
              </table:table-cell>
              <table:table-cell office:value-type="float" office:value="254">
                <text:p>254</text:p>
              </table:table-cell>
              <table:table-cell office:value-type="float" office:value="0.330724">
                <text:p>0.330724</text:p>
              </table:table-cell>
              <table:table-cell office:value-type="float" office:value="254">
                <text:p>254</text:p>
              </table:table-cell>
              <table:table-cell office:value-type="float" office:value="0.29344">
                <text:p>0.29344</text:p>
              </table:table-cell>
              <table:table-cell office:value-type="float" office:value="254">
                <text:p>254</text:p>
              </table:table-cell>
              <table:table-cell office:value-type="float" office:value="0.715957">
                <text:p>0.715957</text:p>
              </table:table-cell>
              <table:table-cell office:value-type="float" office:value="254">
                <text:p>254</text:p>
              </table:table-cell>
              <table:table-cell office:value-type="float" office:value="0.653366">
                <text:p>0.653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0.426071">
                <text:p>0.426071</text:p>
              </table:table-cell>
              <table:table-cell office:value-type="float" office:value="255">
                <text:p>255</text:p>
              </table:table-cell>
              <table:table-cell office:value-type="float" office:value="0.464365">
                <text:p>0.464365</text:p>
              </table:table-cell>
              <table:table-cell office:value-type="float" office:value="255">
                <text:p>255</text:p>
              </table:table-cell>
              <table:table-cell office:value-type="float" office:value="0.322987">
                <text:p>0.322987</text:p>
              </table:table-cell>
              <table:table-cell office:value-type="float" office:value="255">
                <text:p>255</text:p>
              </table:table-cell>
              <table:table-cell office:value-type="float" office:value="0.282356">
                <text:p>0.282356</text:p>
              </table:table-cell>
              <table:table-cell office:value-type="float" office:value="255">
                <text:p>255</text:p>
              </table:table-cell>
              <table:table-cell office:value-type="float" office:value="0.702115">
                <text:p>0.702115</text:p>
              </table:table-cell>
              <table:table-cell office:value-type="float" office:value="255">
                <text:p>255</text:p>
              </table:table-cell>
              <table:table-cell office:value-type="float" office:value="0.621068">
                <text:p>0.62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422436">
                <text:p>0.422436</text:p>
              </table:table-cell>
              <table:table-cell office:value-type="float" office:value="256">
                <text:p>256</text:p>
              </table:table-cell>
              <table:table-cell office:value-type="float" office:value="0.460633">
                <text:p>0.460633</text:p>
              </table:table-cell>
              <table:table-cell office:value-type="float" office:value="256">
                <text:p>256</text:p>
              </table:table-cell>
              <table:table-cell office:value-type="float" office:value="0.316436">
                <text:p>0.316436</text:p>
              </table:table-cell>
              <table:table-cell office:value-type="float" office:value="256">
                <text:p>256</text:p>
              </table:table-cell>
              <table:table-cell office:value-type="float" office:value="0.271797">
                <text:p>0.271797</text:p>
              </table:table-cell>
              <table:table-cell office:value-type="float" office:value="256">
                <text:p>256</text:p>
              </table:table-cell>
              <table:table-cell office:value-type="float" office:value="0.690466">
                <text:p>0.690466</text:p>
              </table:table-cell>
              <table:table-cell office:value-type="float" office:value="256">
                <text:p>256</text:p>
              </table:table-cell>
              <table:table-cell office:value-type="float" office:value="0.592582">
                <text:p>0.592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">
                <text:p>257</text:p>
              </table:table-cell>
              <table:table-cell office:value-type="float" office:value="0.418028">
                <text:p>0.418028</text:p>
              </table:table-cell>
              <table:table-cell office:value-type="float" office:value="257">
                <text:p>257</text:p>
              </table:table-cell>
              <table:table-cell office:value-type="float" office:value="0.457884">
                <text:p>0.457884</text:p>
              </table:table-cell>
              <table:table-cell office:value-type="float" office:value="257">
                <text:p>257</text:p>
              </table:table-cell>
              <table:table-cell office:value-type="float" office:value="0.311609">
                <text:p>0.311609</text:p>
              </table:table-cell>
              <table:table-cell office:value-type="float" office:value="257">
                <text:p>257</text:p>
              </table:table-cell>
              <table:table-cell office:value-type="float" office:value="0.262652">
                <text:p>0.262652</text:p>
              </table:table-cell>
              <table:table-cell office:value-type="float" office:value="257">
                <text:p>257</text:p>
              </table:table-cell>
              <table:table-cell office:value-type="float" office:value="0.680535">
                <text:p>0.680535</text:p>
              </table:table-cell>
              <table:table-cell office:value-type="float" office:value="257">
                <text:p>257</text:p>
              </table:table-cell>
              <table:table-cell office:value-type="float" office:value="0.56888">
                <text:p>0.568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">
                <text:p>258</text:p>
              </table:table-cell>
              <table:table-cell office:value-type="float" office:value="0.415716">
                <text:p>0.415716</text:p>
              </table:table-cell>
              <table:table-cell office:value-type="float" office:value="258">
                <text:p>258</text:p>
              </table:table-cell>
              <table:table-cell office:value-type="float" office:value="0.45633">
                <text:p>0.45633</text:p>
              </table:table-cell>
              <table:table-cell office:value-type="float" office:value="258">
                <text:p>258</text:p>
              </table:table-cell>
              <table:table-cell office:value-type="float" office:value="0.309192">
                <text:p>0.309192</text:p>
              </table:table-cell>
              <table:table-cell office:value-type="float" office:value="258">
                <text:p>258</text:p>
              </table:table-cell>
              <table:table-cell office:value-type="float" office:value="0.255344">
                <text:p>0.255344</text:p>
              </table:table-cell>
              <table:table-cell office:value-type="float" office:value="258">
                <text:p>258</text:p>
              </table:table-cell>
              <table:table-cell office:value-type="float" office:value="0.672521">
                <text:p>0.672521</text:p>
              </table:table-cell>
              <table:table-cell office:value-type="float" office:value="258">
                <text:p>258</text:p>
              </table:table-cell>
              <table:table-cell office:value-type="float" office:value="0.549581">
                <text:p>0.549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9">
                <text:p>259</text:p>
              </table:table-cell>
              <table:table-cell office:value-type="float" office:value="0.414212">
                <text:p>0.414212</text:p>
              </table:table-cell>
              <table:table-cell office:value-type="float" office:value="259">
                <text:p>259</text:p>
              </table:table-cell>
              <table:table-cell office:value-type="float" office:value="0.455615">
                <text:p>0.455615</text:p>
              </table:table-cell>
              <table:table-cell office:value-type="float" office:value="259">
                <text:p>259</text:p>
              </table:table-cell>
              <table:table-cell office:value-type="float" office:value="0.307191">
                <text:p>0.307191</text:p>
              </table:table-cell>
              <table:table-cell office:value-type="float" office:value="259">
                <text:p>259</text:p>
              </table:table-cell>
              <table:table-cell office:value-type="float" office:value="0.250218">
                <text:p>0.250218</text:p>
              </table:table-cell>
              <table:table-cell office:value-type="float" office:value="259">
                <text:p>259</text:p>
              </table:table-cell>
              <table:table-cell office:value-type="float" office:value="0.666783">
                <text:p>0.666783</text:p>
              </table:table-cell>
              <table:table-cell office:value-type="float" office:value="259">
                <text:p>259</text:p>
              </table:table-cell>
              <table:table-cell office:value-type="float" office:value="0.536762">
                <text:p>0.5367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0.410398">
                <text:p>0.410398</text:p>
              </table:table-cell>
              <table:table-cell office:value-type="float" office:value="260">
                <text:p>260</text:p>
              </table:table-cell>
              <table:table-cell office:value-type="float" office:value="0.454868">
                <text:p>0.454868</text:p>
              </table:table-cell>
              <table:table-cell office:value-type="float" office:value="260">
                <text:p>260</text:p>
              </table:table-cell>
              <table:table-cell office:value-type="float" office:value="0.304353">
                <text:p>0.304353</text:p>
              </table:table-cell>
              <table:table-cell office:value-type="float" office:value="260">
                <text:p>260</text:p>
              </table:table-cell>
              <table:table-cell office:value-type="float" office:value="0.247828">
                <text:p>0.247828</text:p>
              </table:table-cell>
              <table:table-cell office:value-type="float" office:value="260">
                <text:p>260</text:p>
              </table:table-cell>
              <table:table-cell office:value-type="float" office:value="0.662287">
                <text:p>0.662287</text:p>
              </table:table-cell>
              <table:table-cell office:value-type="float" office:value="260">
                <text:p>260</text:p>
              </table:table-cell>
              <table:table-cell office:value-type="float" office:value="0.529197">
                <text:p>0.529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  <table:table-cell office:value-type="float" office:value="0.407316">
                <text:p>0.407316</text:p>
              </table:table-cell>
              <table:table-cell office:value-type="float" office:value="261">
                <text:p>261</text:p>
              </table:table-cell>
              <table:table-cell office:value-type="float" office:value="0.453363">
                <text:p>0.453363</text:p>
              </table:table-cell>
              <table:table-cell office:value-type="float" office:value="261">
                <text:p>261</text:p>
              </table:table-cell>
              <table:table-cell office:value-type="float" office:value="0.302004">
                <text:p>0.302004</text:p>
              </table:table-cell>
              <table:table-cell office:value-type="float" office:value="261">
                <text:p>261</text:p>
              </table:table-cell>
              <table:table-cell office:value-type="float" office:value="0.245334">
                <text:p>0.245334</text:p>
              </table:table-cell>
              <table:table-cell office:value-type="float" office:value="261">
                <text:p>261</text:p>
              </table:table-cell>
              <table:table-cell office:value-type="float" office:value="0.660115">
                <text:p>0.660115</text:p>
              </table:table-cell>
              <table:table-cell office:value-type="float" office:value="261">
                <text:p>261</text:p>
              </table:table-cell>
              <table:table-cell office:value-type="float" office:value="0.524245">
                <text:p>0.524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">
                <text:p>262</text:p>
              </table:table-cell>
              <table:table-cell office:value-type="float" office:value="0.40618">
                <text:p>0.40618</text:p>
              </table:table-cell>
              <table:table-cell office:value-type="float" office:value="262">
                <text:p>262</text:p>
              </table:table-cell>
              <table:table-cell office:value-type="float" office:value="0.451788">
                <text:p>0.451788</text:p>
              </table:table-cell>
              <table:table-cell office:value-type="float" office:value="262">
                <text:p>262</text:p>
              </table:table-cell>
              <table:table-cell office:value-type="float" office:value="0.301224">
                <text:p>0.301224</text:p>
              </table:table-cell>
              <table:table-cell office:value-type="float" office:value="262">
                <text:p>262</text:p>
              </table:table-cell>
              <table:table-cell office:value-type="float" office:value="0.243073">
                <text:p>0.243073</text:p>
              </table:table-cell>
              <table:table-cell office:value-type="float" office:value="262">
                <text:p>262</text:p>
              </table:table-cell>
              <table:table-cell office:value-type="float" office:value="0.658705">
                <text:p>0.658705</text:p>
              </table:table-cell>
              <table:table-cell office:value-type="float" office:value="262">
                <text:p>262</text:p>
              </table:table-cell>
              <table:table-cell office:value-type="float" office:value="0.52095">
                <text:p>0.52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0.404762">
                <text:p>0.404762</text:p>
              </table:table-cell>
              <table:table-cell office:value-type="float" office:value="263">
                <text:p>263</text:p>
              </table:table-cell>
              <table:table-cell office:value-type="float" office:value="0.449459">
                <text:p>0.449459</text:p>
              </table:table-cell>
              <table:table-cell office:value-type="float" office:value="263">
                <text:p>263</text:p>
              </table:table-cell>
              <table:table-cell office:value-type="float" office:value="0.30078">
                <text:p>0.30078</text:p>
              </table:table-cell>
              <table:table-cell office:value-type="float" office:value="263">
                <text:p>263</text:p>
              </table:table-cell>
              <table:table-cell office:value-type="float" office:value="0.241218">
                <text:p>0.241218</text:p>
              </table:table-cell>
              <table:table-cell office:value-type="float" office:value="263">
                <text:p>263</text:p>
              </table:table-cell>
              <table:table-cell office:value-type="float" office:value="0.655817">
                <text:p>0.655817</text:p>
              </table:table-cell>
              <table:table-cell office:value-type="float" office:value="263">
                <text:p>263</text:p>
              </table:table-cell>
              <table:table-cell office:value-type="float" office:value="0.517211">
                <text:p>0.517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403564">
                <text:p>0.403564</text:p>
              </table:table-cell>
              <table:table-cell office:value-type="float" office:value="264">
                <text:p>264</text:p>
              </table:table-cell>
              <table:table-cell office:value-type="float" office:value="0.449091">
                <text:p>0.449091</text:p>
              </table:table-cell>
              <table:table-cell office:value-type="float" office:value="264">
                <text:p>264</text:p>
              </table:table-cell>
              <table:table-cell office:value-type="float" office:value="0.300999">
                <text:p>0.300999</text:p>
              </table:table-cell>
              <table:table-cell office:value-type="float" office:value="264">
                <text:p>264</text:p>
              </table:table-cell>
              <table:table-cell office:value-type="float" office:value="0.240048">
                <text:p>0.240048</text:p>
              </table:table-cell>
              <table:table-cell office:value-type="float" office:value="264">
                <text:p>264</text:p>
              </table:table-cell>
              <table:table-cell office:value-type="float" office:value="0.653697">
                <text:p>0.653697</text:p>
              </table:table-cell>
              <table:table-cell office:value-type="float" office:value="264">
                <text:p>264</text:p>
              </table:table-cell>
              <table:table-cell office:value-type="float" office:value="0.512803">
                <text:p>0.512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">
                <text:p>265</text:p>
              </table:table-cell>
              <table:table-cell office:value-type="float" office:value="0.402143">
                <text:p>0.402143</text:p>
              </table:table-cell>
              <table:table-cell office:value-type="float" office:value="265">
                <text:p>265</text:p>
              </table:table-cell>
              <table:table-cell office:value-type="float" office:value="0.450017">
                <text:p>0.450017</text:p>
              </table:table-cell>
              <table:table-cell office:value-type="float" office:value="265">
                <text:p>265</text:p>
              </table:table-cell>
              <table:table-cell office:value-type="float" office:value="0.300617">
                <text:p>0.300617</text:p>
              </table:table-cell>
              <table:table-cell office:value-type="float" office:value="265">
                <text:p>265</text:p>
              </table:table-cell>
              <table:table-cell office:value-type="float" office:value="0.238572">
                <text:p>0.238572</text:p>
              </table:table-cell>
              <table:table-cell office:value-type="float" office:value="265">
                <text:p>265</text:p>
              </table:table-cell>
              <table:table-cell office:value-type="float" office:value="0.651797">
                <text:p>0.651797</text:p>
              </table:table-cell>
              <table:table-cell office:value-type="float" office:value="265">
                <text:p>265</text:p>
              </table:table-cell>
              <table:table-cell office:value-type="float" office:value="0.508894">
                <text:p>0.508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0.399588">
                <text:p>0.399588</text:p>
              </table:table-cell>
              <table:table-cell office:value-type="float" office:value="266">
                <text:p>266</text:p>
              </table:table-cell>
              <table:table-cell office:value-type="float" office:value="0.448841">
                <text:p>0.448841</text:p>
              </table:table-cell>
              <table:table-cell office:value-type="float" office:value="266">
                <text:p>266</text:p>
              </table:table-cell>
              <table:table-cell office:value-type="float" office:value="0.298826">
                <text:p>0.298826</text:p>
              </table:table-cell>
              <table:table-cell office:value-type="float" office:value="266">
                <text:p>266</text:p>
              </table:table-cell>
              <table:table-cell office:value-type="float" office:value="0.23559">
                <text:p>0.23559</text:p>
              </table:table-cell>
              <table:table-cell office:value-type="float" office:value="266">
                <text:p>266</text:p>
              </table:table-cell>
              <table:table-cell office:value-type="float" office:value="0.650133">
                <text:p>0.650133</text:p>
              </table:table-cell>
              <table:table-cell office:value-type="float" office:value="266">
                <text:p>266</text:p>
              </table:table-cell>
              <table:table-cell office:value-type="float" office:value="0.506402">
                <text:p>0.5064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">
                <text:p>267</text:p>
              </table:table-cell>
              <table:table-cell office:value-type="float" office:value="0.398457">
                <text:p>0.398457</text:p>
              </table:table-cell>
              <table:table-cell office:value-type="float" office:value="267">
                <text:p>267</text:p>
              </table:table-cell>
              <table:table-cell office:value-type="float" office:value="0.44876">
                <text:p>0.44876</text:p>
              </table:table-cell>
              <table:table-cell office:value-type="float" office:value="267">
                <text:p>267</text:p>
              </table:table-cell>
              <table:table-cell office:value-type="float" office:value="0.298333">
                <text:p>0.298333</text:p>
              </table:table-cell>
              <table:table-cell office:value-type="float" office:value="267">
                <text:p>267</text:p>
              </table:table-cell>
              <table:table-cell office:value-type="float" office:value="0.234592">
                <text:p>0.234592</text:p>
              </table:table-cell>
              <table:table-cell office:value-type="float" office:value="267">
                <text:p>267</text:p>
              </table:table-cell>
              <table:table-cell office:value-type="float" office:value="0.649732">
                <text:p>0.649732</text:p>
              </table:table-cell>
              <table:table-cell office:value-type="float" office:value="267">
                <text:p>267</text:p>
              </table:table-cell>
              <table:table-cell office:value-type="float" office:value="0.505774">
                <text:p>0.505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">
                <text:p>268</text:p>
              </table:table-cell>
              <table:table-cell office:value-type="float" office:value="0.397782">
                <text:p>0.397782</text:p>
              </table:table-cell>
              <table:table-cell office:value-type="float" office:value="268">
                <text:p>268</text:p>
              </table:table-cell>
              <table:table-cell office:value-type="float" office:value="0.450085">
                <text:p>0.450085</text:p>
              </table:table-cell>
              <table:table-cell office:value-type="float" office:value="268">
                <text:p>268</text:p>
              </table:table-cell>
              <table:table-cell office:value-type="float" office:value="0.298737">
                <text:p>0.298737</text:p>
              </table:table-cell>
              <table:table-cell office:value-type="float" office:value="268">
                <text:p>268</text:p>
              </table:table-cell>
              <table:table-cell office:value-type="float" office:value="0.235103">
                <text:p>0.235103</text:p>
              </table:table-cell>
              <table:table-cell office:value-type="float" office:value="268">
                <text:p>268</text:p>
              </table:table-cell>
              <table:table-cell office:value-type="float" office:value="0.650551">
                <text:p>0.650551</text:p>
              </table:table-cell>
              <table:table-cell office:value-type="float" office:value="268">
                <text:p>268</text:p>
              </table:table-cell>
              <table:table-cell office:value-type="float" office:value="0.507994">
                <text:p>0.507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0.395396">
                <text:p>0.395396</text:p>
              </table:table-cell>
              <table:table-cell office:value-type="float" office:value="269">
                <text:p>269</text:p>
              </table:table-cell>
              <table:table-cell office:value-type="float" office:value="0.449116">
                <text:p>0.449116</text:p>
              </table:table-cell>
              <table:table-cell office:value-type="float" office:value="269">
                <text:p>269</text:p>
              </table:table-cell>
              <table:table-cell office:value-type="float" office:value="0.299468">
                <text:p>0.299468</text:p>
              </table:table-cell>
              <table:table-cell office:value-type="float" office:value="269">
                <text:p>269</text:p>
              </table:table-cell>
              <table:table-cell office:value-type="float" office:value="0.234815">
                <text:p>0.234815</text:p>
              </table:table-cell>
              <table:table-cell office:value-type="float" office:value="269">
                <text:p>269</text:p>
              </table:table-cell>
              <table:table-cell office:value-type="float" office:value="0.650442">
                <text:p>0.650442</text:p>
              </table:table-cell>
              <table:table-cell office:value-type="float" office:value="269">
                <text:p>269</text:p>
              </table:table-cell>
              <table:table-cell office:value-type="float" office:value="0.510725">
                <text:p>0.510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">
                <text:p>270</text:p>
              </table:table-cell>
              <table:table-cell office:value-type="float" office:value="0.392903">
                <text:p>0.392903</text:p>
              </table:table-cell>
              <table:table-cell office:value-type="float" office:value="270">
                <text:p>270</text:p>
              </table:table-cell>
              <table:table-cell office:value-type="float" office:value="0.447126">
                <text:p>0.447126</text:p>
              </table:table-cell>
              <table:table-cell office:value-type="float" office:value="270">
                <text:p>270</text:p>
              </table:table-cell>
              <table:table-cell office:value-type="float" office:value="0.299035">
                <text:p>0.299035</text:p>
              </table:table-cell>
              <table:table-cell office:value-type="float" office:value="270">
                <text:p>270</text:p>
              </table:table-cell>
              <table:table-cell office:value-type="float" office:value="0.233277">
                <text:p>0.233277</text:p>
              </table:table-cell>
              <table:table-cell office:value-type="float" office:value="270">
                <text:p>270</text:p>
              </table:table-cell>
              <table:table-cell office:value-type="float" office:value="0.647823">
                <text:p>0.647823</text:p>
              </table:table-cell>
              <table:table-cell office:value-type="float" office:value="270">
                <text:p>270</text:p>
              </table:table-cell>
              <table:table-cell office:value-type="float" office:value="0.507555">
                <text:p>0.507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1">
                <text:p>271</text:p>
              </table:table-cell>
              <table:table-cell office:value-type="float" office:value="0.390468">
                <text:p>0.390468</text:p>
              </table:table-cell>
              <table:table-cell office:value-type="float" office:value="271">
                <text:p>271</text:p>
              </table:table-cell>
              <table:table-cell office:value-type="float" office:value="0.445037">
                <text:p>0.445037</text:p>
              </table:table-cell>
              <table:table-cell office:value-type="float" office:value="271">
                <text:p>271</text:p>
              </table:table-cell>
              <table:table-cell office:value-type="float" office:value="0.295779">
                <text:p>0.295779</text:p>
              </table:table-cell>
              <table:table-cell office:value-type="float" office:value="271">
                <text:p>271</text:p>
              </table:table-cell>
              <table:table-cell office:value-type="float" office:value="0.227963">
                <text:p>0.227963</text:p>
              </table:table-cell>
              <table:table-cell office:value-type="float" office:value="271">
                <text:p>271</text:p>
              </table:table-cell>
              <table:table-cell office:value-type="float" office:value="0.64284">
                <text:p>0.64284</text:p>
              </table:table-cell>
              <table:table-cell office:value-type="float" office:value="271">
                <text:p>271</text:p>
              </table:table-cell>
              <table:table-cell office:value-type="float" office:value="0.494731">
                <text:p>0.494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  <table:table-cell office:value-type="float" office:value="0.387103">
                <text:p>0.387103</text:p>
              </table:table-cell>
              <table:table-cell office:value-type="float" office:value="272">
                <text:p>272</text:p>
              </table:table-cell>
              <table:table-cell office:value-type="float" office:value="0.442206">
                <text:p>0.442206</text:p>
              </table:table-cell>
              <table:table-cell office:value-type="float" office:value="272">
                <text:p>272</text:p>
              </table:table-cell>
              <table:table-cell office:value-type="float" office:value="0.289492">
                <text:p>0.289492</text:p>
              </table:table-cell>
              <table:table-cell office:value-type="float" office:value="272">
                <text:p>272</text:p>
              </table:table-cell>
              <table:table-cell office:value-type="float" office:value="0.218928">
                <text:p>0.218928</text:p>
              </table:table-cell>
              <table:table-cell office:value-type="float" office:value="272">
                <text:p>272</text:p>
              </table:table-cell>
              <table:table-cell office:value-type="float" office:value="0.633761">
                <text:p>0.633761</text:p>
              </table:table-cell>
              <table:table-cell office:value-type="float" office:value="272">
                <text:p>272</text:p>
              </table:table-cell>
              <table:table-cell office:value-type="float" office:value="0.473367">
                <text:p>0.4733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">
                <text:p>273</text:p>
              </table:table-cell>
              <table:table-cell office:value-type="float" office:value="0.384166">
                <text:p>0.384166</text:p>
              </table:table-cell>
              <table:table-cell office:value-type="float" office:value="273">
                <text:p>273</text:p>
              </table:table-cell>
              <table:table-cell office:value-type="float" office:value="0.439104">
                <text:p>0.439104</text:p>
              </table:table-cell>
              <table:table-cell office:value-type="float" office:value="273">
                <text:p>273</text:p>
              </table:table-cell>
              <table:table-cell office:value-type="float" office:value="0.28232">
                <text:p>0.28232</text:p>
              </table:table-cell>
              <table:table-cell office:value-type="float" office:value="273">
                <text:p>273</text:p>
              </table:table-cell>
              <table:table-cell office:value-type="float" office:value="0.209906">
                <text:p>0.209906</text:p>
              </table:table-cell>
              <table:table-cell office:value-type="float" office:value="273">
                <text:p>273</text:p>
              </table:table-cell>
              <table:table-cell office:value-type="float" office:value="0.622666">
                <text:p>0.622666</text:p>
              </table:table-cell>
              <table:table-cell office:value-type="float" office:value="273">
                <text:p>273</text:p>
              </table:table-cell>
              <table:table-cell office:value-type="float" office:value="0.449096">
                <text:p>0.449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4">
                <text:p>274</text:p>
              </table:table-cell>
              <table:table-cell office:value-type="float" office:value="0.380805">
                <text:p>0.380805</text:p>
              </table:table-cell>
              <table:table-cell office:value-type="float" office:value="274">
                <text:p>274</text:p>
              </table:table-cell>
              <table:table-cell office:value-type="float" office:value="0.435313">
                <text:p>0.435313</text:p>
              </table:table-cell>
              <table:table-cell office:value-type="float" office:value="274">
                <text:p>274</text:p>
              </table:table-cell>
              <table:table-cell office:value-type="float" office:value="0.276718">
                <text:p>0.276718</text:p>
              </table:table-cell>
              <table:table-cell office:value-type="float" office:value="274">
                <text:p>274</text:p>
              </table:table-cell>
              <table:table-cell office:value-type="float" office:value="0.202051">
                <text:p>0.202051</text:p>
              </table:table-cell>
              <table:table-cell office:value-type="float" office:value="274">
                <text:p>274</text:p>
              </table:table-cell>
              <table:table-cell office:value-type="float" office:value="0.611756">
                <text:p>0.611756</text:p>
              </table:table-cell>
              <table:table-cell office:value-type="float" office:value="274">
                <text:p>274</text:p>
              </table:table-cell>
              <table:table-cell office:value-type="float" office:value="0.426549">
                <text:p>0.4265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">
                <text:p>275</text:p>
              </table:table-cell>
              <table:table-cell office:value-type="float" office:value="0.377464">
                <text:p>0.377464</text:p>
              </table:table-cell>
              <table:table-cell office:value-type="float" office:value="275">
                <text:p>275</text:p>
              </table:table-cell>
              <table:table-cell office:value-type="float" office:value="0.432729">
                <text:p>0.432729</text:p>
              </table:table-cell>
              <table:table-cell office:value-type="float" office:value="275">
                <text:p>275</text:p>
              </table:table-cell>
              <table:table-cell office:value-type="float" office:value="0.27461">
                <text:p>0.27461</text:p>
              </table:table-cell>
              <table:table-cell office:value-type="float" office:value="275">
                <text:p>275</text:p>
              </table:table-cell>
              <table:table-cell office:value-type="float" office:value="0.196008">
                <text:p>0.196008</text:p>
              </table:table-cell>
              <table:table-cell office:value-type="float" office:value="275">
                <text:p>275</text:p>
              </table:table-cell>
              <table:table-cell office:value-type="float" office:value="0.604084">
                <text:p>0.604084</text:p>
              </table:table-cell>
              <table:table-cell office:value-type="float" office:value="275">
                <text:p>275</text:p>
              </table:table-cell>
              <table:table-cell office:value-type="float" office:value="0.408935">
                <text:p>0.408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">
                <text:p>276</text:p>
              </table:table-cell>
              <table:table-cell office:value-type="float" office:value="0.374641">
                <text:p>0.374641</text:p>
              </table:table-cell>
              <table:table-cell office:value-type="float" office:value="276">
                <text:p>276</text:p>
              </table:table-cell>
              <table:table-cell office:value-type="float" office:value="0.429808">
                <text:p>0.429808</text:p>
              </table:table-cell>
              <table:table-cell office:value-type="float" office:value="276">
                <text:p>276</text:p>
              </table:table-cell>
              <table:table-cell office:value-type="float" office:value="0.272682">
                <text:p>0.272682</text:p>
              </table:table-cell>
              <table:table-cell office:value-type="float" office:value="276">
                <text:p>276</text:p>
              </table:table-cell>
              <table:table-cell office:value-type="float" office:value="0.191091">
                <text:p>0.191091</text:p>
              </table:table-cell>
              <table:table-cell office:value-type="float" office:value="276">
                <text:p>276</text:p>
              </table:table-cell>
              <table:table-cell office:value-type="float" office:value="0.59763">
                <text:p>0.59763</text:p>
              </table:table-cell>
              <table:table-cell office:value-type="float" office:value="276">
                <text:p>276</text:p>
              </table:table-cell>
              <table:table-cell office:value-type="float" office:value="0.394851">
                <text:p>0.394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">
                <text:p>277</text:p>
              </table:table-cell>
              <table:table-cell office:value-type="float" office:value="0.371205">
                <text:p>0.371205</text:p>
              </table:table-cell>
              <table:table-cell office:value-type="float" office:value="277">
                <text:p>277</text:p>
              </table:table-cell>
              <table:table-cell office:value-type="float" office:value="0.426311">
                <text:p>0.426311</text:p>
              </table:table-cell>
              <table:table-cell office:value-type="float" office:value="277">
                <text:p>277</text:p>
              </table:table-cell>
              <table:table-cell office:value-type="float" office:value="0.268416">
                <text:p>0.268416</text:p>
              </table:table-cell>
              <table:table-cell office:value-type="float" office:value="277">
                <text:p>277</text:p>
              </table:table-cell>
              <table:table-cell office:value-type="float" office:value="0.18599">
                <text:p>0.18599</text:p>
              </table:table-cell>
              <table:table-cell office:value-type="float" office:value="277">
                <text:p>277</text:p>
              </table:table-cell>
              <table:table-cell office:value-type="float" office:value="0.590697">
                <text:p>0.590697</text:p>
              </table:table-cell>
              <table:table-cell office:value-type="float" office:value="277">
                <text:p>277</text:p>
              </table:table-cell>
              <table:table-cell office:value-type="float" office:value="0.381167">
                <text:p>0.381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8">
                <text:p>278</text:p>
              </table:table-cell>
              <table:table-cell office:value-type="float" office:value="0.368003">
                <text:p>0.368003</text:p>
              </table:table-cell>
              <table:table-cell office:value-type="float" office:value="278">
                <text:p>278</text:p>
              </table:table-cell>
              <table:table-cell office:value-type="float" office:value="0.423758">
                <text:p>0.423758</text:p>
              </table:table-cell>
              <table:table-cell office:value-type="float" office:value="278">
                <text:p>278</text:p>
              </table:table-cell>
              <table:table-cell office:value-type="float" office:value="0.263733">
                <text:p>0.263733</text:p>
              </table:table-cell>
              <table:table-cell office:value-type="float" office:value="278">
                <text:p>278</text:p>
              </table:table-cell>
              <table:table-cell office:value-type="float" office:value="0.179891">
                <text:p>0.179891</text:p>
              </table:table-cell>
              <table:table-cell office:value-type="float" office:value="278">
                <text:p>278</text:p>
              </table:table-cell>
              <table:table-cell office:value-type="float" office:value="0.583957">
                <text:p>0.583957</text:p>
              </table:table-cell>
              <table:table-cell office:value-type="float" office:value="278">
                <text:p>278</text:p>
              </table:table-cell>
              <table:table-cell office:value-type="float" office:value="0.365044">
                <text:p>0.365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0.364911">
                <text:p>0.364911</text:p>
              </table:table-cell>
              <table:table-cell office:value-type="float" office:value="279">
                <text:p>279</text:p>
              </table:table-cell>
              <table:table-cell office:value-type="float" office:value="0.420852">
                <text:p>0.420852</text:p>
              </table:table-cell>
              <table:table-cell office:value-type="float" office:value="279">
                <text:p>279</text:p>
              </table:table-cell>
              <table:table-cell office:value-type="float" office:value="0.257972">
                <text:p>0.257972</text:p>
              </table:table-cell>
              <table:table-cell office:value-type="float" office:value="279">
                <text:p>279</text:p>
              </table:table-cell>
              <table:table-cell office:value-type="float" office:value="0.172496">
                <text:p>0.172496</text:p>
              </table:table-cell>
              <table:table-cell office:value-type="float" office:value="279">
                <text:p>279</text:p>
              </table:table-cell>
              <table:table-cell office:value-type="float" office:value="0.574244">
                <text:p>0.574244</text:p>
              </table:table-cell>
              <table:table-cell office:value-type="float" office:value="279">
                <text:p>279</text:p>
              </table:table-cell>
              <table:table-cell office:value-type="float" office:value="0.342497">
                <text:p>0.342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  <table:table-cell office:value-type="float" office:value="0.361428">
                <text:p>0.361428</text:p>
              </table:table-cell>
              <table:table-cell office:value-type="float" office:value="280">
                <text:p>280</text:p>
              </table:table-cell>
              <table:table-cell office:value-type="float" office:value="0.416091">
                <text:p>0.416091</text:p>
              </table:table-cell>
              <table:table-cell office:value-type="float" office:value="280">
                <text:p>280</text:p>
              </table:table-cell>
              <table:table-cell office:value-type="float" office:value="0.250273">
                <text:p>0.250273</text:p>
              </table:table-cell>
              <table:table-cell office:value-type="float" office:value="280">
                <text:p>280</text:p>
              </table:table-cell>
              <table:table-cell office:value-type="float" office:value="0.161754">
                <text:p>0.161754</text:p>
              </table:table-cell>
              <table:table-cell office:value-type="float" office:value="280">
                <text:p>280</text:p>
              </table:table-cell>
              <table:table-cell office:value-type="float" office:value="0.559731">
                <text:p>0.559731</text:p>
              </table:table-cell>
              <table:table-cell office:value-type="float" office:value="280">
                <text:p>280</text:p>
              </table:table-cell>
              <table:table-cell office:value-type="float" office:value="0.309735">
                <text:p>0.309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0.355387">
                <text:p>0.355387</text:p>
              </table:table-cell>
              <table:table-cell office:value-type="float" office:value="281">
                <text:p>281</text:p>
              </table:table-cell>
              <table:table-cell office:value-type="float" office:value="0.407693">
                <text:p>0.407693</text:p>
              </table:table-cell>
              <table:table-cell office:value-type="float" office:value="281">
                <text:p>281</text:p>
              </table:table-cell>
              <table:table-cell office:value-type="float" office:value="0.240437">
                <text:p>0.240437</text:p>
              </table:table-cell>
              <table:table-cell office:value-type="float" office:value="281">
                <text:p>281</text:p>
              </table:table-cell>
              <table:table-cell office:value-type="float" office:value="0.144661">
                <text:p>0.144661</text:p>
              </table:table-cell>
              <table:table-cell office:value-type="float" office:value="281">
                <text:p>281</text:p>
              </table:table-cell>
              <table:table-cell office:value-type="float" office:value="0.539374">
                <text:p>0.539374</text:p>
              </table:table-cell>
              <table:table-cell office:value-type="float" office:value="281">
                <text:p>281</text:p>
              </table:table-cell>
              <table:table-cell office:value-type="float" office:value="0.264056">
                <text:p>0.264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0.349265">
                <text:p>0.349265</text:p>
              </table:table-cell>
              <table:table-cell office:value-type="float" office:value="282">
                <text:p>282</text:p>
              </table:table-cell>
              <table:table-cell office:value-type="float" office:value="0.398568">
                <text:p>0.398568</text:p>
              </table:table-cell>
              <table:table-cell office:value-type="float" office:value="282">
                <text:p>282</text:p>
              </table:table-cell>
              <table:table-cell office:value-type="float" office:value="0.229912">
                <text:p>0.229912</text:p>
              </table:table-cell>
              <table:table-cell office:value-type="float" office:value="282">
                <text:p>282</text:p>
              </table:table-cell>
              <table:table-cell office:value-type="float" office:value="0.127097">
                <text:p>0.127097</text:p>
              </table:table-cell>
              <table:table-cell office:value-type="float" office:value="282">
                <text:p>282</text:p>
              </table:table-cell>
              <table:table-cell office:value-type="float" office:value="0.51755">
                <text:p>0.51755</text:p>
              </table:table-cell>
              <table:table-cell office:value-type="float" office:value="282">
                <text:p>282</text:p>
              </table:table-cell>
              <table:table-cell office:value-type="float" office:value="0.217356">
                <text:p>0.217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">
                <text:p>283</text:p>
              </table:table-cell>
              <table:table-cell office:value-type="float" office:value="0.344018">
                <text:p>0.344018</text:p>
              </table:table-cell>
              <table:table-cell office:value-type="float" office:value="283">
                <text:p>283</text:p>
              </table:table-cell>
              <table:table-cell office:value-type="float" office:value="0.39108">
                <text:p>0.39108</text:p>
              </table:table-cell>
              <table:table-cell office:value-type="float" office:value="283">
                <text:p>283</text:p>
              </table:table-cell>
              <table:table-cell office:value-type="float" office:value="0.218605">
                <text:p>0.218605</text:p>
              </table:table-cell>
              <table:table-cell office:value-type="float" office:value="283">
                <text:p>283</text:p>
              </table:table-cell>
              <table:table-cell office:value-type="float" office:value="0.11204">
                <text:p>0.11204</text:p>
              </table:table-cell>
              <table:table-cell office:value-type="float" office:value="283">
                <text:p>283</text:p>
              </table:table-cell>
              <table:table-cell office:value-type="float" office:value="0.497537">
                <text:p>0.497537</text:p>
              </table:table-cell>
              <table:table-cell office:value-type="float" office:value="283">
                <text:p>283</text:p>
              </table:table-cell>
              <table:table-cell office:value-type="float" office:value="0.17432">
                <text:p>0.17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  <table:table-cell office:value-type="float" office:value="0.338489">
                <text:p>0.338489</text:p>
              </table:table-cell>
              <table:table-cell office:value-type="float" office:value="284">
                <text:p>284</text:p>
              </table:table-cell>
              <table:table-cell office:value-type="float" office:value="0.384743">
                <text:p>0.384743</text:p>
              </table:table-cell>
              <table:table-cell office:value-type="float" office:value="284">
                <text:p>284</text:p>
              </table:table-cell>
              <table:table-cell office:value-type="float" office:value="0.209578">
                <text:p>0.209578</text:p>
              </table:table-cell>
              <table:table-cell office:value-type="float" office:value="284">
                <text:p>284</text:p>
              </table:table-cell>
              <table:table-cell office:value-type="float" office:value="0.098518">
                <text:p>0.098518</text:p>
              </table:table-cell>
              <table:table-cell office:value-type="float" office:value="284">
                <text:p>284</text:p>
              </table:table-cell>
              <table:table-cell office:value-type="float" office:value="0.481469">
                <text:p>0.481469</text:p>
              </table:table-cell>
              <table:table-cell office:value-type="float" office:value="284">
                <text:p>284</text:p>
              </table:table-cell>
              <table:table-cell office:value-type="float" office:value="0.136827">
                <text:p>0.136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0.333348">
                <text:p>0.333348</text:p>
              </table:table-cell>
              <table:table-cell office:value-type="float" office:value="285">
                <text:p>285</text:p>
              </table:table-cell>
              <table:table-cell office:value-type="float" office:value="0.378963">
                <text:p>0.378963</text:p>
              </table:table-cell>
              <table:table-cell office:value-type="float" office:value="285">
                <text:p>285</text:p>
              </table:table-cell>
              <table:table-cell office:value-type="float" office:value="0.20276">
                <text:p>0.20276</text:p>
              </table:table-cell>
              <table:table-cell office:value-type="float" office:value="285">
                <text:p>285</text:p>
              </table:table-cell>
              <table:table-cell office:value-type="float" office:value="0.088069">
                <text:p>0.088069</text:p>
              </table:table-cell>
              <table:table-cell office:value-type="float" office:value="285">
                <text:p>285</text:p>
              </table:table-cell>
              <table:table-cell office:value-type="float" office:value="0.468794">
                <text:p>0.468794</text:p>
              </table:table-cell>
              <table:table-cell office:value-type="float" office:value="285">
                <text:p>285</text:p>
              </table:table-cell>
              <table:table-cell office:value-type="float" office:value="0.108447">
                <text:p>0.1084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6">
                <text:p>286</text:p>
              </table:table-cell>
              <table:table-cell office:value-type="float" office:value="0.329467">
                <text:p>0.329467</text:p>
              </table:table-cell>
              <table:table-cell office:value-type="float" office:value="286">
                <text:p>286</text:p>
              </table:table-cell>
              <table:table-cell office:value-type="float" office:value="0.375115">
                <text:p>0.375115</text:p>
              </table:table-cell>
              <table:table-cell office:value-type="float" office:value="286">
                <text:p>286</text:p>
              </table:table-cell>
              <table:table-cell office:value-type="float" office:value="0.197958">
                <text:p>0.197958</text:p>
              </table:table-cell>
              <table:table-cell office:value-type="float" office:value="286">
                <text:p>286</text:p>
              </table:table-cell>
              <table:table-cell office:value-type="float" office:value="0.080928">
                <text:p>0.080928</text:p>
              </table:table-cell>
              <table:table-cell office:value-type="float" office:value="286">
                <text:p>286</text:p>
              </table:table-cell>
              <table:table-cell office:value-type="float" office:value="0.45975">
                <text:p>0.45975</text:p>
              </table:table-cell>
              <table:table-cell office:value-type="float" office:value="286">
                <text:p>286</text:p>
              </table:table-cell>
              <table:table-cell office:value-type="float" office:value="0.085763">
                <text:p>0.085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">
                <text:p>287</text:p>
              </table:table-cell>
              <table:table-cell office:value-type="float" office:value="0.326502">
                <text:p>0.326502</text:p>
              </table:table-cell>
              <table:table-cell office:value-type="float" office:value="287">
                <text:p>287</text:p>
              </table:table-cell>
              <table:table-cell office:value-type="float" office:value="0.372791">
                <text:p>0.372791</text:p>
              </table:table-cell>
              <table:table-cell office:value-type="float" office:value="287">
                <text:p>287</text:p>
              </table:table-cell>
              <table:table-cell office:value-type="float" office:value="0.19546">
                <text:p>0.19546</text:p>
              </table:table-cell>
              <table:table-cell office:value-type="float" office:value="287">
                <text:p>287</text:p>
              </table:table-cell>
              <table:table-cell office:value-type="float" office:value="0.075757">
                <text:p>0.075757</text:p>
              </table:table-cell>
              <table:table-cell office:value-type="float" office:value="287">
                <text:p>287</text:p>
              </table:table-cell>
              <table:table-cell office:value-type="float" office:value="0.4537">
                <text:p>0.4537</text:p>
              </table:table-cell>
              <table:table-cell office:value-type="float" office:value="287">
                <text:p>287</text:p>
              </table:table-cell>
              <table:table-cell office:value-type="float" office:value="0.068005">
                <text:p>0.068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0.323149">
                <text:p>0.323149</text:p>
              </table:table-cell>
              <table:table-cell office:value-type="float" office:value="288">
                <text:p>288</text:p>
              </table:table-cell>
              <table:table-cell office:value-type="float" office:value="0.370117">
                <text:p>0.370117</text:p>
              </table:table-cell>
              <table:table-cell office:value-type="float" office:value="288">
                <text:p>288</text:p>
              </table:table-cell>
              <table:table-cell office:value-type="float" office:value="0.193323">
                <text:p>0.193323</text:p>
              </table:table-cell>
              <table:table-cell office:value-type="float" office:value="288">
                <text:p>288</text:p>
              </table:table-cell>
              <table:table-cell office:value-type="float" office:value="0.071731">
                <text:p>0.071731</text:p>
              </table:table-cell>
              <table:table-cell office:value-type="float" office:value="288">
                <text:p>288</text:p>
              </table:table-cell>
              <table:table-cell office:value-type="float" office:value="0.448574">
                <text:p>0.448574</text:p>
              </table:table-cell>
              <table:table-cell office:value-type="float" office:value="288">
                <text:p>288</text:p>
              </table:table-cell>
              <table:table-cell office:value-type="float" office:value="0.055108">
                <text:p>0.055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0.320623">
                <text:p>0.320623</text:p>
              </table:table-cell>
              <table:table-cell office:value-type="float" office:value="289">
                <text:p>289</text:p>
              </table:table-cell>
              <table:table-cell office:value-type="float" office:value="0.368598">
                <text:p>0.368598</text:p>
              </table:table-cell>
              <table:table-cell office:value-type="float" office:value="289">
                <text:p>289</text:p>
              </table:table-cell>
              <table:table-cell office:value-type="float" office:value="0.192578">
                <text:p>0.192578</text:p>
              </table:table-cell>
              <table:table-cell office:value-type="float" office:value="289">
                <text:p>289</text:p>
              </table:table-cell>
              <table:table-cell office:value-type="float" office:value="0.069411">
                <text:p>0.069411</text:p>
              </table:table-cell>
              <table:table-cell office:value-type="float" office:value="289">
                <text:p>289</text:p>
              </table:table-cell>
              <table:table-cell office:value-type="float" office:value="0.445622">
                <text:p>0.445622</text:p>
              </table:table-cell>
              <table:table-cell office:value-type="float" office:value="289">
                <text:p>289</text:p>
              </table:table-cell>
              <table:table-cell office:value-type="float" office:value="0.045722">
                <text:p>0.045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0">
                <text:p>290</text:p>
              </table:table-cell>
              <table:table-cell office:value-type="float" office:value="0.317927">
                <text:p>0.317927</text:p>
              </table:table-cell>
              <table:table-cell office:value-type="float" office:value="290">
                <text:p>290</text:p>
              </table:table-cell>
              <table:table-cell office:value-type="float" office:value="0.367619">
                <text:p>0.367619</text:p>
              </table:table-cell>
              <table:table-cell office:value-type="float" office:value="290">
                <text:p>290</text:p>
              </table:table-cell>
              <table:table-cell office:value-type="float" office:value="0.191569">
                <text:p>0.191569</text:p>
              </table:table-cell>
              <table:table-cell office:value-type="float" office:value="290">
                <text:p>290</text:p>
              </table:table-cell>
              <table:table-cell office:value-type="float" office:value="0.067997">
                <text:p>0.067997</text:p>
              </table:table-cell>
              <table:table-cell office:value-type="float" office:value="290">
                <text:p>290</text:p>
              </table:table-cell>
              <table:table-cell office:value-type="float" office:value="0.444001">
                <text:p>0.444001</text:p>
              </table:table-cell>
              <table:table-cell office:value-type="float" office:value="290">
                <text:p>290</text:p>
              </table:table-cell>
              <table:table-cell office:value-type="float" office:value="0.038299">
                <text:p>0.0382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">
                <text:p>291</text:p>
              </table:table-cell>
              <table:table-cell office:value-type="float" office:value="0.314529">
                <text:p>0.314529</text:p>
              </table:table-cell>
              <table:table-cell office:value-type="float" office:value="291">
                <text:p>291</text:p>
              </table:table-cell>
              <table:table-cell office:value-type="float" office:value="0.365584">
                <text:p>0.365584</text:p>
              </table:table-cell>
              <table:table-cell office:value-type="float" office:value="291">
                <text:p>291</text:p>
              </table:table-cell>
              <table:table-cell office:value-type="float" office:value="0.18986">
                <text:p>0.18986</text:p>
              </table:table-cell>
              <table:table-cell office:value-type="float" office:value="291">
                <text:p>291</text:p>
              </table:table-cell>
              <table:table-cell office:value-type="float" office:value="0.066429">
                <text:p>0.066429</text:p>
              </table:table-cell>
              <table:table-cell office:value-type="float" office:value="291">
                <text:p>291</text:p>
              </table:table-cell>
              <table:table-cell office:value-type="float" office:value="0.442284">
                <text:p>0.442284</text:p>
              </table:table-cell>
              <table:table-cell office:value-type="float" office:value="291">
                <text:p>291</text:p>
              </table:table-cell>
              <table:table-cell office:value-type="float" office:value="0.031579">
                <text:p>0.031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2">
                <text:p>292</text:p>
              </table:table-cell>
              <table:table-cell office:value-type="float" office:value="0.310751">
                <text:p>0.310751</text:p>
              </table:table-cell>
              <table:table-cell office:value-type="float" office:value="292">
                <text:p>292</text:p>
              </table:table-cell>
              <table:table-cell office:value-type="float" office:value="0.363063">
                <text:p>0.363063</text:p>
              </table:table-cell>
              <table:table-cell office:value-type="float" office:value="292">
                <text:p>292</text:p>
              </table:table-cell>
              <table:table-cell office:value-type="float" office:value="0.188688">
                <text:p>0.188688</text:p>
              </table:table-cell>
              <table:table-cell office:value-type="float" office:value="292">
                <text:p>292</text:p>
              </table:table-cell>
              <table:table-cell office:value-type="float" office:value="0.064293">
                <text:p>0.064293</text:p>
              </table:table-cell>
              <table:table-cell office:value-type="float" office:value="292">
                <text:p>292</text:p>
              </table:table-cell>
              <table:table-cell office:value-type="float" office:value="0.439715">
                <text:p>0.439715</text:p>
              </table:table-cell>
              <table:table-cell office:value-type="float" office:value="292">
                <text:p>292</text:p>
              </table:table-cell>
              <table:table-cell office:value-type="float" office:value="0.026146">
                <text:p>0.026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3">
                <text:p>293</text:p>
              </table:table-cell>
              <table:table-cell office:value-type="float" office:value="0.307031">
                <text:p>0.307031</text:p>
              </table:table-cell>
              <table:table-cell office:value-type="float" office:value="293">
                <text:p>293</text:p>
              </table:table-cell>
              <table:table-cell office:value-type="float" office:value="0.36123">
                <text:p>0.36123</text:p>
              </table:table-cell>
              <table:table-cell office:value-type="float" office:value="293">
                <text:p>293</text:p>
              </table:table-cell>
              <table:table-cell office:value-type="float" office:value="0.188165">
                <text:p>0.188165</text:p>
              </table:table-cell>
              <table:table-cell office:value-type="float" office:value="293">
                <text:p>293</text:p>
              </table:table-cell>
              <table:table-cell office:value-type="float" office:value="0.062673">
                <text:p>0.062673</text:p>
              </table:table-cell>
              <table:table-cell office:value-type="float" office:value="293">
                <text:p>293</text:p>
              </table:table-cell>
              <table:table-cell office:value-type="float" office:value="0.43727">
                <text:p>0.43727</text:p>
              </table:table-cell>
              <table:table-cell office:value-type="float" office:value="293">
                <text:p>293</text:p>
              </table:table-cell>
              <table:table-cell office:value-type="float" office:value="0.021811">
                <text:p>0.021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">
                <text:p>294</text:p>
              </table:table-cell>
              <table:table-cell office:value-type="float" office:value="0.304253">
                <text:p>0.304253</text:p>
              </table:table-cell>
              <table:table-cell office:value-type="float" office:value="294">
                <text:p>294</text:p>
              </table:table-cell>
              <table:table-cell office:value-type="float" office:value="0.360436">
                <text:p>0.360436</text:p>
              </table:table-cell>
              <table:table-cell office:value-type="float" office:value="294">
                <text:p>294</text:p>
              </table:table-cell>
              <table:table-cell office:value-type="float" office:value="0.188324">
                <text:p>0.188324</text:p>
              </table:table-cell>
              <table:table-cell office:value-type="float" office:value="294">
                <text:p>294</text:p>
              </table:table-cell>
              <table:table-cell office:value-type="float" office:value="0.0621">
                <text:p>0.0621</text:p>
              </table:table-cell>
              <table:table-cell office:value-type="float" office:value="294">
                <text:p>294</text:p>
              </table:table-cell>
              <table:table-cell office:value-type="float" office:value="0.436053">
                <text:p>0.436053</text:p>
              </table:table-cell>
              <table:table-cell office:value-type="float" office:value="294">
                <text:p>294</text:p>
              </table:table-cell>
              <table:table-cell office:value-type="float" office:value="0.019688">
                <text:p>0.019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0.302662">
                <text:p>0.302662</text:p>
              </table:table-cell>
              <table:table-cell office:value-type="float" office:value="295">
                <text:p>295</text:p>
              </table:table-cell>
              <table:table-cell office:value-type="float" office:value="0.361679">
                <text:p>0.361679</text:p>
              </table:table-cell>
              <table:table-cell office:value-type="float" office:value="295">
                <text:p>295</text:p>
              </table:table-cell>
              <table:table-cell office:value-type="float" office:value="0.189285">
                <text:p>0.189285</text:p>
              </table:table-cell>
              <table:table-cell office:value-type="float" office:value="295">
                <text:p>295</text:p>
              </table:table-cell>
              <table:table-cell office:value-type="float" office:value="0.063783">
                <text:p>0.063783</text:p>
              </table:table-cell>
              <table:table-cell office:value-type="float" office:value="295">
                <text:p>295</text:p>
              </table:table-cell>
              <table:table-cell office:value-type="float" office:value="0.436812">
                <text:p>0.436812</text:p>
              </table:table-cell>
              <table:table-cell office:value-type="float" office:value="295">
                <text:p>295</text:p>
              </table:table-cell>
              <table:table-cell office:value-type="float" office:value="0.020406">
                <text:p>0.020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6">
                <text:p>296</text:p>
              </table:table-cell>
              <table:table-cell office:value-type="float" office:value="0.30061">
                <text:p>0.30061</text:p>
              </table:table-cell>
              <table:table-cell office:value-type="float" office:value="296">
                <text:p>296</text:p>
              </table:table-cell>
              <table:table-cell office:value-type="float" office:value="0.362273">
                <text:p>0.362273</text:p>
              </table:table-cell>
              <table:table-cell office:value-type="float" office:value="296">
                <text:p>296</text:p>
              </table:table-cell>
              <table:table-cell office:value-type="float" office:value="0.188638">
                <text:p>0.188638</text:p>
              </table:table-cell>
              <table:table-cell office:value-type="float" office:value="296">
                <text:p>296</text:p>
              </table:table-cell>
              <table:table-cell office:value-type="float" office:value="0.064009">
                <text:p>0.064009</text:p>
              </table:table-cell>
              <table:table-cell office:value-type="float" office:value="296">
                <text:p>296</text:p>
              </table:table-cell>
              <table:table-cell office:value-type="float" office:value="0.436008">
                <text:p>0.436008</text:p>
              </table:table-cell>
              <table:table-cell office:value-type="float" office:value="296">
                <text:p>296</text:p>
              </table:table-cell>
              <table:table-cell office:value-type="float" office:value="0.019407">
                <text:p>0.019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0.296751">
                <text:p>0.296751</text:p>
              </table:table-cell>
              <table:table-cell office:value-type="float" office:value="297">
                <text:p>297</text:p>
              </table:table-cell>
              <table:table-cell office:value-type="float" office:value="0.361827">
                <text:p>0.361827</text:p>
              </table:table-cell>
              <table:table-cell office:value-type="float" office:value="297">
                <text:p>297</text:p>
              </table:table-cell>
              <table:table-cell office:value-type="float" office:value="0.187286">
                <text:p>0.187286</text:p>
              </table:table-cell>
              <table:table-cell office:value-type="float" office:value="297">
                <text:p>297</text:p>
              </table:table-cell>
              <table:table-cell office:value-type="float" office:value="0.061782">
                <text:p>0.061782</text:p>
              </table:table-cell>
              <table:table-cell office:value-type="float" office:value="297">
                <text:p>297</text:p>
              </table:table-cell>
              <table:table-cell office:value-type="float" office:value="0.434527">
                <text:p>0.434527</text:p>
              </table:table-cell>
              <table:table-cell office:value-type="float" office:value="297">
                <text:p>297</text:p>
              </table:table-cell>
              <table:table-cell office:value-type="float" office:value="0.017206">
                <text:p>0.0172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8">
                <text:p>298</text:p>
              </table:table-cell>
              <table:table-cell office:value-type="float" office:value="0.294405">
                <text:p>0.294405</text:p>
              </table:table-cell>
              <table:table-cell office:value-type="float" office:value="298">
                <text:p>298</text:p>
              </table:table-cell>
              <table:table-cell office:value-type="float" office:value="0.361817">
                <text:p>0.361817</text:p>
              </table:table-cell>
              <table:table-cell office:value-type="float" office:value="298">
                <text:p>298</text:p>
              </table:table-cell>
              <table:table-cell office:value-type="float" office:value="0.187347">
                <text:p>0.187347</text:p>
              </table:table-cell>
              <table:table-cell office:value-type="float" office:value="298">
                <text:p>298</text:p>
              </table:table-cell>
              <table:table-cell office:value-type="float" office:value="0.061291">
                <text:p>0.061291</text:p>
              </table:table-cell>
              <table:table-cell office:value-type="float" office:value="298">
                <text:p>298</text:p>
              </table:table-cell>
              <table:table-cell office:value-type="float" office:value="0.435009">
                <text:p>0.435009</text:p>
              </table:table-cell>
              <table:table-cell office:value-type="float" office:value="298">
                <text:p>298</text:p>
              </table:table-cell>
              <table:table-cell office:value-type="float" office:value="0.016765">
                <text:p>0.0167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0.29278">
                <text:p>0.29278</text:p>
              </table:table-cell>
              <table:table-cell office:value-type="float" office:value="299">
                <text:p>299</text:p>
              </table:table-cell>
              <table:table-cell office:value-type="float" office:value="0.361351">
                <text:p>0.361351</text:p>
              </table:table-cell>
              <table:table-cell office:value-type="float" office:value="299">
                <text:p>299</text:p>
              </table:table-cell>
              <table:table-cell office:value-type="float" office:value="0.18739">
                <text:p>0.18739</text:p>
              </table:table-cell>
              <table:table-cell office:value-type="float" office:value="299">
                <text:p>299</text:p>
              </table:table-cell>
              <table:table-cell office:value-type="float" office:value="0.061394">
                <text:p>0.061394</text:p>
              </table:table-cell>
              <table:table-cell office:value-type="float" office:value="299">
                <text:p>299</text:p>
              </table:table-cell>
              <table:table-cell office:value-type="float" office:value="0.434788">
                <text:p>0.434788</text:p>
              </table:table-cell>
              <table:table-cell office:value-type="float" office:value="299">
                <text:p>299</text:p>
              </table:table-cell>
              <table:table-cell office:value-type="float" office:value="0.016339">
                <text:p>0.0163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">
                <text:p>300</text:p>
              </table:table-cell>
              <table:table-cell office:value-type="float" office:value="0.290424">
                <text:p>0.290424</text:p>
              </table:table-cell>
              <table:table-cell office:value-type="float" office:value="300">
                <text:p>300</text:p>
              </table:table-cell>
              <table:table-cell office:value-type="float" office:value="0.361316">
                <text:p>0.361316</text:p>
              </table:table-cell>
              <table:table-cell office:value-type="float" office:value="300">
                <text:p>300</text:p>
              </table:table-cell>
              <table:table-cell office:value-type="float" office:value="0.18702">
                <text:p>0.18702</text:p>
              </table:table-cell>
              <table:table-cell office:value-type="float" office:value="300">
                <text:p>300</text:p>
              </table:table-cell>
              <table:table-cell office:value-type="float" office:value="0.060637">
                <text:p>0.060637</text:p>
              </table:table-cell>
              <table:table-cell office:value-type="float" office:value="300">
                <text:p>300</text:p>
              </table:table-cell>
              <table:table-cell office:value-type="float" office:value="0.434166">
                <text:p>0.434166</text:p>
              </table:table-cell>
              <table:table-cell office:value-type="float" office:value="300">
                <text:p>300</text:p>
              </table:table-cell>
              <table:table-cell office:value-type="float" office:value="0.015826">
                <text:p>0.015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0.288749">
                <text:p>0.288749</text:p>
              </table:table-cell>
              <table:table-cell office:value-type="float" office:value="301">
                <text:p>301</text:p>
              </table:table-cell>
              <table:table-cell office:value-type="float" office:value="0.361913">
                <text:p>0.361913</text:p>
              </table:table-cell>
              <table:table-cell office:value-type="float" office:value="301">
                <text:p>301</text:p>
              </table:table-cell>
              <table:table-cell office:value-type="float" office:value="0.186779">
                <text:p>0.186779</text:p>
              </table:table-cell>
              <table:table-cell office:value-type="float" office:value="301">
                <text:p>301</text:p>
              </table:table-cell>
              <table:table-cell office:value-type="float" office:value="0.060673">
                <text:p>0.060673</text:p>
              </table:table-cell>
              <table:table-cell office:value-type="float" office:value="301">
                <text:p>301</text:p>
              </table:table-cell>
              <table:table-cell office:value-type="float" office:value="0.433823">
                <text:p>0.433823</text:p>
              </table:table-cell>
              <table:table-cell office:value-type="float" office:value="301">
                <text:p>301</text:p>
              </table:table-cell>
              <table:table-cell office:value-type="float" office:value="0.016232">
                <text:p>0.016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">
                <text:p>302</text:p>
              </table:table-cell>
              <table:table-cell office:value-type="float" office:value="0.286473">
                <text:p>0.286473</text:p>
              </table:table-cell>
              <table:table-cell office:value-type="float" office:value="302">
                <text:p>302</text:p>
              </table:table-cell>
              <table:table-cell office:value-type="float" office:value="0.361736">
                <text:p>0.361736</text:p>
              </table:table-cell>
              <table:table-cell office:value-type="float" office:value="302">
                <text:p>302</text:p>
              </table:table-cell>
              <table:table-cell office:value-type="float" office:value="0.186876">
                <text:p>0.186876</text:p>
              </table:table-cell>
              <table:table-cell office:value-type="float" office:value="302">
                <text:p>302</text:p>
              </table:table-cell>
              <table:table-cell office:value-type="float" office:value="0.060478">
                <text:p>0.060478</text:p>
              </table:table-cell>
              <table:table-cell office:value-type="float" office:value="302">
                <text:p>302</text:p>
              </table:table-cell>
              <table:table-cell office:value-type="float" office:value="0.432319">
                <text:p>0.432319</text:p>
              </table:table-cell>
              <table:table-cell office:value-type="float" office:value="302">
                <text:p>302</text:p>
              </table:table-cell>
              <table:table-cell office:value-type="float" office:value="0.015722">
                <text:p>0.015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0.284098">
                <text:p>0.284098</text:p>
              </table:table-cell>
              <table:table-cell office:value-type="float" office:value="303">
                <text:p>303</text:p>
              </table:table-cell>
              <table:table-cell office:value-type="float" office:value="0.361202">
                <text:p>0.361202</text:p>
              </table:table-cell>
              <table:table-cell office:value-type="float" office:value="303">
                <text:p>303</text:p>
              </table:table-cell>
              <table:table-cell office:value-type="float" office:value="0.186373">
                <text:p>0.186373</text:p>
              </table:table-cell>
              <table:table-cell office:value-type="float" office:value="303">
                <text:p>303</text:p>
              </table:table-cell>
              <table:table-cell office:value-type="float" office:value="0.059282">
                <text:p>0.059282</text:p>
              </table:table-cell>
              <table:table-cell office:value-type="float" office:value="303">
                <text:p>303</text:p>
              </table:table-cell>
              <table:table-cell office:value-type="float" office:value="0.43129">
                <text:p>0.43129</text:p>
              </table:table-cell>
              <table:table-cell office:value-type="float" office:value="303">
                <text:p>303</text:p>
              </table:table-cell>
              <table:table-cell office:value-type="float" office:value="0.014647">
                <text:p>0.014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0.281708">
                <text:p>0.281708</text:p>
              </table:table-cell>
              <table:table-cell office:value-type="float" office:value="304">
                <text:p>304</text:p>
              </table:table-cell>
              <table:table-cell office:value-type="float" office:value="0.360589">
                <text:p>0.360589</text:p>
              </table:table-cell>
              <table:table-cell office:value-type="float" office:value="304">
                <text:p>304</text:p>
              </table:table-cell>
              <table:table-cell office:value-type="float" office:value="0.185495">
                <text:p>0.185495</text:p>
              </table:table-cell>
              <table:table-cell office:value-type="float" office:value="304">
                <text:p>304</text:p>
              </table:table-cell>
              <table:table-cell office:value-type="float" office:value="0.058536">
                <text:p>0.058536</text:p>
              </table:table-cell>
              <table:table-cell office:value-type="float" office:value="304">
                <text:p>304</text:p>
              </table:table-cell>
              <table:table-cell office:value-type="float" office:value="0.430794">
                <text:p>0.430794</text:p>
              </table:table-cell>
              <table:table-cell office:value-type="float" office:value="304">
                <text:p>304</text:p>
              </table:table-cell>
              <table:table-cell office:value-type="float" office:value="0.014196">
                <text:p>0.014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  <table:table-cell office:value-type="float" office:value="0.279956">
                <text:p>0.279956</text:p>
              </table:table-cell>
              <table:table-cell office:value-type="float" office:value="305">
                <text:p>305</text:p>
              </table:table-cell>
              <table:table-cell office:value-type="float" office:value="0.360604">
                <text:p>0.360604</text:p>
              </table:table-cell>
              <table:table-cell office:value-type="float" office:value="305">
                <text:p>305</text:p>
              </table:table-cell>
              <table:table-cell office:value-type="float" office:value="0.185567">
                <text:p>0.185567</text:p>
              </table:table-cell>
              <table:table-cell office:value-type="float" office:value="305">
                <text:p>305</text:p>
              </table:table-cell>
              <table:table-cell office:value-type="float" office:value="0.058762">
                <text:p>0.058762</text:p>
              </table:table-cell>
              <table:table-cell office:value-type="float" office:value="305">
                <text:p>305</text:p>
              </table:table-cell>
              <table:table-cell office:value-type="float" office:value="0.430445">
                <text:p>0.430445</text:p>
              </table:table-cell>
              <table:table-cell office:value-type="float" office:value="305">
                <text:p>305</text:p>
              </table:table-cell>
              <table:table-cell office:value-type="float" office:value="0.014167">
                <text:p>0.014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">
                <text:p>306</text:p>
              </table:table-cell>
              <table:table-cell office:value-type="float" office:value="0.278571">
                <text:p>0.278571</text:p>
              </table:table-cell>
              <table:table-cell office:value-type="float" office:value="306">
                <text:p>306</text:p>
              </table:table-cell>
              <table:table-cell office:value-type="float" office:value="0.361182">
                <text:p>0.361182</text:p>
              </table:table-cell>
              <table:table-cell office:value-type="float" office:value="306">
                <text:p>306</text:p>
              </table:table-cell>
              <table:table-cell office:value-type="float" office:value="0.185471">
                <text:p>0.185471</text:p>
              </table:table-cell>
              <table:table-cell office:value-type="float" office:value="306">
                <text:p>306</text:p>
              </table:table-cell>
              <table:table-cell office:value-type="float" office:value="0.058815">
                <text:p>0.058815</text:p>
              </table:table-cell>
              <table:table-cell office:value-type="float" office:value="306">
                <text:p>306</text:p>
              </table:table-cell>
              <table:table-cell office:value-type="float" office:value="0.430038">
                <text:p>0.430038</text:p>
              </table:table-cell>
              <table:table-cell office:value-type="float" office:value="306">
                <text:p>306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  <table:table-cell office:value-type="float" office:value="0.276274">
                <text:p>0.276274</text:p>
              </table:table-cell>
              <table:table-cell office:value-type="float" office:value="307">
                <text:p>307</text:p>
              </table:table-cell>
              <table:table-cell office:value-type="float" office:value="0.360575">
                <text:p>0.360575</text:p>
              </table:table-cell>
              <table:table-cell office:value-type="float" office:value="307">
                <text:p>307</text:p>
              </table:table-cell>
              <table:table-cell office:value-type="float" office:value="0.185532">
                <text:p>0.185532</text:p>
              </table:table-cell>
              <table:table-cell office:value-type="float" office:value="307">
                <text:p>307</text:p>
              </table:table-cell>
              <table:table-cell office:value-type="float" office:value="0.057817">
                <text:p>0.057817</text:p>
              </table:table-cell>
              <table:table-cell office:value-type="float" office:value="307">
                <text:p>307</text:p>
              </table:table-cell>
              <table:table-cell office:value-type="float" office:value="0.429061">
                <text:p>0.429061</text:p>
              </table:table-cell>
              <table:table-cell office:value-type="float" office:value="307">
                <text:p>307</text:p>
              </table:table-cell>
              <table:table-cell office:value-type="float" office:value="0.013696">
                <text:p>0.013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">
                <text:p>308</text:p>
              </table:table-cell>
              <table:table-cell office:value-type="float" office:value="0.274152">
                <text:p>0.274152</text:p>
              </table:table-cell>
              <table:table-cell office:value-type="float" office:value="308">
                <text:p>308</text:p>
              </table:table-cell>
              <table:table-cell office:value-type="float" office:value="0.360243">
                <text:p>0.360243</text:p>
              </table:table-cell>
              <table:table-cell office:value-type="float" office:value="308">
                <text:p>308</text:p>
              </table:table-cell>
              <table:table-cell office:value-type="float" office:value="0.185532">
                <text:p>0.185532</text:p>
              </table:table-cell>
              <table:table-cell office:value-type="float" office:value="308">
                <text:p>308</text:p>
              </table:table-cell>
              <table:table-cell office:value-type="float" office:value="0.057339">
                <text:p>0.057339</text:p>
              </table:table-cell>
              <table:table-cell office:value-type="float" office:value="308">
                <text:p>308</text:p>
              </table:table-cell>
              <table:table-cell office:value-type="float" office:value="0.428641">
                <text:p>0.428641</text:p>
              </table:table-cell>
              <table:table-cell office:value-type="float" office:value="308">
                <text:p>308</text:p>
              </table:table-cell>
              <table:table-cell office:value-type="float" office:value="0.013366">
                <text:p>0.0133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9">
                <text:p>309</text:p>
              </table:table-cell>
              <table:table-cell office:value-type="float" office:value="0.273024">
                <text:p>0.273024</text:p>
              </table:table-cell>
              <table:table-cell office:value-type="float" office:value="309">
                <text:p>309</text:p>
              </table:table-cell>
              <table:table-cell office:value-type="float" office:value="0.360863">
                <text:p>0.360863</text:p>
              </table:table-cell>
              <table:table-cell office:value-type="float" office:value="309">
                <text:p>309</text:p>
              </table:table-cell>
              <table:table-cell office:value-type="float" office:value="0.185248">
                <text:p>0.185248</text:p>
              </table:table-cell>
              <table:table-cell office:value-type="float" office:value="309">
                <text:p>309</text:p>
              </table:table-cell>
              <table:table-cell office:value-type="float" office:value="0.057434">
                <text:p>0.057434</text:p>
              </table:table-cell>
              <table:table-cell office:value-type="float" office:value="309">
                <text:p>309</text:p>
              </table:table-cell>
              <table:table-cell office:value-type="float" office:value="0.428639">
                <text:p>0.428639</text:p>
              </table:table-cell>
              <table:table-cell office:value-type="float" office:value="309">
                <text:p>309</text:p>
              </table:table-cell>
              <table:table-cell office:value-type="float" office:value="0.014189">
                <text:p>0.014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0">
                <text:p>310</text:p>
              </table:table-cell>
              <table:table-cell office:value-type="float" office:value="0.272174">
                <text:p>0.272174</text:p>
              </table:table-cell>
              <table:table-cell office:value-type="float" office:value="310">
                <text:p>310</text:p>
              </table:table-cell>
              <table:table-cell office:value-type="float" office:value="0.361268">
                <text:p>0.361268</text:p>
              </table:table-cell>
              <table:table-cell office:value-type="float" office:value="310">
                <text:p>310</text:p>
              </table:table-cell>
              <table:table-cell office:value-type="float" office:value="0.185676">
                <text:p>0.185676</text:p>
              </table:table-cell>
              <table:table-cell office:value-type="float" office:value="310">
                <text:p>310</text:p>
              </table:table-cell>
              <table:table-cell office:value-type="float" office:value="0.057834">
                <text:p>0.057834</text:p>
              </table:table-cell>
              <table:table-cell office:value-type="float" office:value="310">
                <text:p>310</text:p>
              </table:table-cell>
              <table:table-cell office:value-type="float" office:value="0.428963">
                <text:p>0.428963</text:p>
              </table:table-cell>
              <table:table-cell office:value-type="float" office:value="310">
                <text:p>310</text:p>
              </table:table-cell>
              <table:table-cell office:value-type="float" office:value="0.014618">
                <text:p>0.014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">
                <text:p>311</text:p>
              </table:table-cell>
              <table:table-cell office:value-type="float" office:value="0.270345">
                <text:p>0.270345</text:p>
              </table:table-cell>
              <table:table-cell office:value-type="float" office:value="311">
                <text:p>311</text:p>
              </table:table-cell>
              <table:table-cell office:value-type="float" office:value="0.360851">
                <text:p>0.360851</text:p>
              </table:table-cell>
              <table:table-cell office:value-type="float" office:value="311">
                <text:p>311</text:p>
              </table:table-cell>
              <table:table-cell office:value-type="float" office:value="0.185947">
                <text:p>0.185947</text:p>
              </table:table-cell>
              <table:table-cell office:value-type="float" office:value="311">
                <text:p>311</text:p>
              </table:table-cell>
              <table:table-cell office:value-type="float" office:value="0.057345">
                <text:p>0.057345</text:p>
              </table:table-cell>
              <table:table-cell office:value-type="float" office:value="311">
                <text:p>311</text:p>
              </table:table-cell>
              <table:table-cell office:value-type="float" office:value="0.428691">
                <text:p>0.428691</text:p>
              </table:table-cell>
              <table:table-cell office:value-type="float" office:value="311">
                <text:p>311</text:p>
              </table:table-cell>
              <table:table-cell office:value-type="float" office:value="0.014139">
                <text:p>0.0141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">
                <text:p>312</text:p>
              </table:table-cell>
              <table:table-cell office:value-type="float" office:value="0.268128">
                <text:p>0.268128</text:p>
              </table:table-cell>
              <table:table-cell office:value-type="float" office:value="312">
                <text:p>312</text:p>
              </table:table-cell>
              <table:table-cell office:value-type="float" office:value="0.359989">
                <text:p>0.359989</text:p>
              </table:table-cell>
              <table:table-cell office:value-type="float" office:value="312">
                <text:p>312</text:p>
              </table:table-cell>
              <table:table-cell office:value-type="float" office:value="0.185165">
                <text:p>0.185165</text:p>
              </table:table-cell>
              <table:table-cell office:value-type="float" office:value="312">
                <text:p>312</text:p>
              </table:table-cell>
              <table:table-cell office:value-type="float" office:value="0.056197">
                <text:p>0.056197</text:p>
              </table:table-cell>
              <table:table-cell office:value-type="float" office:value="312">
                <text:p>312</text:p>
              </table:table-cell>
              <table:table-cell office:value-type="float" office:value="0.427387">
                <text:p>0.427387</text:p>
              </table:table-cell>
              <table:table-cell office:value-type="float" office:value="312">
                <text:p>312</text:p>
              </table:table-cell>
              <table:table-cell office:value-type="float" office:value="0.013239">
                <text:p>0.0132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">
                <text:p>313</text:p>
              </table:table-cell>
              <table:table-cell office:value-type="float" office:value="0.266575">
                <text:p>0.266575</text:p>
              </table:table-cell>
              <table:table-cell office:value-type="float" office:value="313">
                <text:p>313</text:p>
              </table:table-cell>
              <table:table-cell office:value-type="float" office:value="0.359224">
                <text:p>0.359224</text:p>
              </table:table-cell>
              <table:table-cell office:value-type="float" office:value="313">
                <text:p>313</text:p>
              </table:table-cell>
              <table:table-cell office:value-type="float" office:value="0.184634">
                <text:p>0.184634</text:p>
              </table:table-cell>
              <table:table-cell office:value-type="float" office:value="313">
                <text:p>313</text:p>
              </table:table-cell>
              <table:table-cell office:value-type="float" office:value="0.055234">
                <text:p>0.055234</text:p>
              </table:table-cell>
              <table:table-cell office:value-type="float" office:value="313">
                <text:p>313</text:p>
              </table:table-cell>
              <table:table-cell office:value-type="float" office:value="0.426137">
                <text:p>0.426137</text:p>
              </table:table-cell>
              <table:table-cell office:value-type="float" office:value="313">
                <text:p>313</text:p>
              </table:table-cell>
              <table:table-cell office:value-type="float" office:value="0.012587">
                <text:p>0.012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">
                <text:p>314</text:p>
              </table:table-cell>
              <table:table-cell office:value-type="float" office:value="0.265325">
                <text:p>0.265325</text:p>
              </table:table-cell>
              <table:table-cell office:value-type="float" office:value="314">
                <text:p>314</text:p>
              </table:table-cell>
              <table:table-cell office:value-type="float" office:value="0.358872">
                <text:p>0.358872</text:p>
              </table:table-cell>
              <table:table-cell office:value-type="float" office:value="314">
                <text:p>314</text:p>
              </table:table-cell>
              <table:table-cell office:value-type="float" office:value="0.185005">
                <text:p>0.185005</text:p>
              </table:table-cell>
              <table:table-cell office:value-type="float" office:value="314">
                <text:p>314</text:p>
              </table:table-cell>
              <table:table-cell office:value-type="float" office:value="0.054912">
                <text:p>0.054912</text:p>
              </table:table-cell>
              <table:table-cell office:value-type="float" office:value="314">
                <text:p>314</text:p>
              </table:table-cell>
              <table:table-cell office:value-type="float" office:value="0.425758">
                <text:p>0.425758</text:p>
              </table:table-cell>
              <table:table-cell office:value-type="float" office:value="314">
                <text:p>314</text:p>
              </table:table-cell>
              <table:table-cell office:value-type="float" office:value="0.012755">
                <text:p>0.012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">
                <text:p>315</text:p>
              </table:table-cell>
              <table:table-cell office:value-type="float" office:value="0.263313">
                <text:p>0.263313</text:p>
              </table:table-cell>
              <table:table-cell office:value-type="float" office:value="315">
                <text:p>315</text:p>
              </table:table-cell>
              <table:table-cell office:value-type="float" office:value="0.358349">
                <text:p>0.358349</text:p>
              </table:table-cell>
              <table:table-cell office:value-type="float" office:value="315">
                <text:p>315</text:p>
              </table:table-cell>
              <table:table-cell office:value-type="float" office:value="0.184151">
                <text:p>0.184151</text:p>
              </table:table-cell>
              <table:table-cell office:value-type="float" office:value="315">
                <text:p>315</text:p>
              </table:table-cell>
              <table:table-cell office:value-type="float" office:value="0.054796">
                <text:p>0.054796</text:p>
              </table:table-cell>
              <table:table-cell office:value-type="float" office:value="315">
                <text:p>315</text:p>
              </table:table-cell>
              <table:table-cell office:value-type="float" office:value="0.425456">
                <text:p>0.425456</text:p>
              </table:table-cell>
              <table:table-cell office:value-type="float" office:value="315">
                <text:p>315</text:p>
              </table:table-cell>
              <table:table-cell office:value-type="float" office:value="0.012148">
                <text:p>0.012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6">
                <text:p>316</text:p>
              </table:table-cell>
              <table:table-cell office:value-type="float" office:value="0.261626">
                <text:p>0.261626</text:p>
              </table:table-cell>
              <table:table-cell office:value-type="float" office:value="316">
                <text:p>316</text:p>
              </table:table-cell>
              <table:table-cell office:value-type="float" office:value="0.357763">
                <text:p>0.357763</text:p>
              </table:table-cell>
              <table:table-cell office:value-type="float" office:value="316">
                <text:p>316</text:p>
              </table:table-cell>
              <table:table-cell office:value-type="float" office:value="0.183806">
                <text:p>0.183806</text:p>
              </table:table-cell>
              <table:table-cell office:value-type="float" office:value="316">
                <text:p>316</text:p>
              </table:table-cell>
              <table:table-cell office:value-type="float" office:value="0.054346">
                <text:p>0.054346</text:p>
              </table:table-cell>
              <table:table-cell office:value-type="float" office:value="316">
                <text:p>316</text:p>
              </table:table-cell>
              <table:table-cell office:value-type="float" office:value="0.424531">
                <text:p>0.424531</text:p>
              </table:table-cell>
              <table:table-cell office:value-type="float" office:value="316">
                <text:p>316</text:p>
              </table:table-cell>
              <table:table-cell office:value-type="float" office:value="0.011754">
                <text:p>0.011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7">
                <text:p>317</text:p>
              </table:table-cell>
              <table:table-cell office:value-type="float" office:value="0.260588">
                <text:p>0.260588</text:p>
              </table:table-cell>
              <table:table-cell office:value-type="float" office:value="317">
                <text:p>317</text:p>
              </table:table-cell>
              <table:table-cell office:value-type="float" office:value="0.35782">
                <text:p>0.35782</text:p>
              </table:table-cell>
              <table:table-cell office:value-type="float" office:value="317">
                <text:p>317</text:p>
              </table:table-cell>
              <table:table-cell office:value-type="float" office:value="0.184233">
                <text:p>0.184233</text:p>
              </table:table-cell>
              <table:table-cell office:value-type="float" office:value="317">
                <text:p>317</text:p>
              </table:table-cell>
              <table:table-cell office:value-type="float" office:value="0.054715">
                <text:p>0.054715</text:p>
              </table:table-cell>
              <table:table-cell office:value-type="float" office:value="317">
                <text:p>317</text:p>
              </table:table-cell>
              <table:table-cell office:value-type="float" office:value="0.424356">
                <text:p>0.424356</text:p>
              </table:table-cell>
              <table:table-cell office:value-type="float" office:value="317">
                <text:p>317</text:p>
              </table:table-cell>
              <table:table-cell office:value-type="float" office:value="0.011906">
                <text:p>0.0119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8">
                <text:p>318</text:p>
              </table:table-cell>
              <table:table-cell office:value-type="float" office:value="0.259728">
                <text:p>0.259728</text:p>
              </table:table-cell>
              <table:table-cell office:value-type="float" office:value="318">
                <text:p>318</text:p>
              </table:table-cell>
              <table:table-cell office:value-type="float" office:value="0.357593">
                <text:p>0.357593</text:p>
              </table:table-cell>
              <table:table-cell office:value-type="float" office:value="318">
                <text:p>318</text:p>
              </table:table-cell>
              <table:table-cell office:value-type="float" office:value="0.184089">
                <text:p>0.184089</text:p>
              </table:table-cell>
              <table:table-cell office:value-type="float" office:value="318">
                <text:p>318</text:p>
              </table:table-cell>
              <table:table-cell office:value-type="float" office:value="0.054971">
                <text:p>0.054971</text:p>
              </table:table-cell>
              <table:table-cell office:value-type="float" office:value="318">
                <text:p>318</text:p>
              </table:table-cell>
              <table:table-cell office:value-type="float" office:value="0.424389">
                <text:p>0.424389</text:p>
              </table:table-cell>
              <table:table-cell office:value-type="float" office:value="318">
                <text:p>318</text:p>
              </table:table-cell>
              <table:table-cell office:value-type="float" office:value="0.011993">
                <text:p>0.0119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9">
                <text:p>319</text:p>
              </table:table-cell>
              <table:table-cell office:value-type="float" office:value="0.258366">
                <text:p>0.258366</text:p>
              </table:table-cell>
              <table:table-cell office:value-type="float" office:value="319">
                <text:p>319</text:p>
              </table:table-cell>
              <table:table-cell office:value-type="float" office:value="0.356271">
                <text:p>0.356271</text:p>
              </table:table-cell>
              <table:table-cell office:value-type="float" office:value="319">
                <text:p>319</text:p>
              </table:table-cell>
              <table:table-cell office:value-type="float" office:value="0.183225">
                <text:p>0.183225</text:p>
              </table:table-cell>
              <table:table-cell office:value-type="float" office:value="319">
                <text:p>319</text:p>
              </table:table-cell>
              <table:table-cell office:value-type="float" office:value="0.054178">
                <text:p>0.054178</text:p>
              </table:table-cell>
              <table:table-cell office:value-type="float" office:value="319">
                <text:p>319</text:p>
              </table:table-cell>
              <table:table-cell office:value-type="float" office:value="0.423163">
                <text:p>0.423163</text:p>
              </table:table-cell>
              <table:table-cell office:value-type="float" office:value="319">
                <text:p>319</text:p>
              </table:table-cell>
              <table:table-cell office:value-type="float" office:value="0.011126">
                <text:p>0.011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">
                <text:p>320</text:p>
              </table:table-cell>
              <table:table-cell office:value-type="float" office:value="0.256592">
                <text:p>0.256592</text:p>
              </table:table-cell>
              <table:table-cell office:value-type="float" office:value="320">
                <text:p>320</text:p>
              </table:table-cell>
              <table:table-cell office:value-type="float" office:value="0.355767">
                <text:p>0.355767</text:p>
              </table:table-cell>
              <table:table-cell office:value-type="float" office:value="320">
                <text:p>320</text:p>
              </table:table-cell>
              <table:table-cell office:value-type="float" office:value="0.183176">
                <text:p>0.183176</text:p>
              </table:table-cell>
              <table:table-cell office:value-type="float" office:value="320">
                <text:p>320</text:p>
              </table:table-cell>
              <table:table-cell office:value-type="float" office:value="0.053353">
                <text:p>0.053353</text:p>
              </table:table-cell>
              <table:table-cell office:value-type="float" office:value="320">
                <text:p>320</text:p>
              </table:table-cell>
              <table:table-cell office:value-type="float" office:value="0.42242">
                <text:p>0.42242</text:p>
              </table:table-cell>
              <table:table-cell office:value-type="float" office:value="320">
                <text:p>320</text:p>
              </table:table-cell>
              <table:table-cell office:value-type="float" office:value="0.010693">
                <text:p>0.0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1">
                <text:p>321</text:p>
              </table:table-cell>
              <table:table-cell office:value-type="float" office:value="0.255328">
                <text:p>0.255328</text:p>
              </table:table-cell>
              <table:table-cell office:value-type="float" office:value="321">
                <text:p>321</text:p>
              </table:table-cell>
              <table:table-cell office:value-type="float" office:value="0.355897">
                <text:p>0.355897</text:p>
              </table:table-cell>
              <table:table-cell office:value-type="float" office:value="321">
                <text:p>321</text:p>
              </table:table-cell>
              <table:table-cell office:value-type="float" office:value="0.183615">
                <text:p>0.183615</text:p>
              </table:table-cell>
              <table:table-cell office:value-type="float" office:value="321">
                <text:p>321</text:p>
              </table:table-cell>
              <table:table-cell office:value-type="float" office:value="0.053435">
                <text:p>0.053435</text:p>
              </table:table-cell>
              <table:table-cell office:value-type="float" office:value="321">
                <text:p>321</text:p>
              </table:table-cell>
              <table:table-cell office:value-type="float" office:value="0.422492">
                <text:p>0.422492</text:p>
              </table:table-cell>
              <table:table-cell office:value-type="float" office:value="321">
                <text:p>321</text:p>
              </table:table-cell>
              <table:table-cell office:value-type="float" office:value="0.011318">
                <text:p>0.011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  <table:table-cell office:value-type="float" office:value="0.254043">
                <text:p>0.254043</text:p>
              </table:table-cell>
              <table:table-cell office:value-type="float" office:value="322">
                <text:p>322</text:p>
              </table:table-cell>
              <table:table-cell office:value-type="float" office:value="0.355633">
                <text:p>0.355633</text:p>
              </table:table-cell>
              <table:table-cell office:value-type="float" office:value="322">
                <text:p>322</text:p>
              </table:table-cell>
              <table:table-cell office:value-type="float" office:value="0.182818">
                <text:p>0.182818</text:p>
              </table:table-cell>
              <table:table-cell office:value-type="float" office:value="322">
                <text:p>322</text:p>
              </table:table-cell>
              <table:table-cell office:value-type="float" office:value="0.053388">
                <text:p>0.053388</text:p>
              </table:table-cell>
              <table:table-cell office:value-type="float" office:value="322">
                <text:p>322</text:p>
              </table:table-cell>
              <table:table-cell office:value-type="float" office:value="0.422152">
                <text:p>0.422152</text:p>
              </table:table-cell>
              <table:table-cell office:value-type="float" office:value="322">
                <text:p>322</text:p>
              </table:table-cell>
              <table:table-cell office:value-type="float" office:value="0.011676">
                <text:p>0.0116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3">
                <text:p>323</text:p>
              </table:table-cell>
              <table:table-cell office:value-type="float" office:value="0.252852">
                <text:p>0.252852</text:p>
              </table:table-cell>
              <table:table-cell office:value-type="float" office:value="323">
                <text:p>323</text:p>
              </table:table-cell>
              <table:table-cell office:value-type="float" office:value="0.355765">
                <text:p>0.355765</text:p>
              </table:table-cell>
              <table:table-cell office:value-type="float" office:value="323">
                <text:p>323</text:p>
              </table:table-cell>
              <table:table-cell office:value-type="float" office:value="0.182918">
                <text:p>0.182918</text:p>
              </table:table-cell>
              <table:table-cell office:value-type="float" office:value="323">
                <text:p>323</text:p>
              </table:table-cell>
              <table:table-cell office:value-type="float" office:value="0.053602">
                <text:p>0.053602</text:p>
              </table:table-cell>
              <table:table-cell office:value-type="float" office:value="323">
                <text:p>323</text:p>
              </table:table-cell>
              <table:table-cell office:value-type="float" office:value="0.421718">
                <text:p>0.421718</text:p>
              </table:table-cell>
              <table:table-cell office:value-type="float" office:value="323">
                <text:p>323</text:p>
              </table:table-cell>
              <table:table-cell office:value-type="float" office:value="0.011775">
                <text:p>0.011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0.251451">
                <text:p>0.251451</text:p>
              </table:table-cell>
              <table:table-cell office:value-type="float" office:value="324">
                <text:p>324</text:p>
              </table:table-cell>
              <table:table-cell office:value-type="float" office:value="0.355904">
                <text:p>0.355904</text:p>
              </table:table-cell>
              <table:table-cell office:value-type="float" office:value="324">
                <text:p>324</text:p>
              </table:table-cell>
              <table:table-cell office:value-type="float" office:value="0.183404">
                <text:p>0.183404</text:p>
              </table:table-cell>
              <table:table-cell office:value-type="float" office:value="324">
                <text:p>324</text:p>
              </table:table-cell>
              <table:table-cell office:value-type="float" office:value="0.053736">
                <text:p>0.053736</text:p>
              </table:table-cell>
              <table:table-cell office:value-type="float" office:value="324">
                <text:p>324</text:p>
              </table:table-cell>
              <table:table-cell office:value-type="float" office:value="0.421528">
                <text:p>0.421528</text:p>
              </table:table-cell>
              <table:table-cell office:value-type="float" office:value="324">
                <text:p>324</text:p>
              </table:table-cell>
              <table:table-cell office:value-type="float" office:value="0.011385">
                <text:p>0.011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5">
                <text:p>325</text:p>
              </table:table-cell>
              <table:table-cell office:value-type="float" office:value="0.249928">
                <text:p>0.249928</text:p>
              </table:table-cell>
              <table:table-cell office:value-type="float" office:value="325">
                <text:p>325</text:p>
              </table:table-cell>
              <table:table-cell office:value-type="float" office:value="0.355842">
                <text:p>0.355842</text:p>
              </table:table-cell>
              <table:table-cell office:value-type="float" office:value="325">
                <text:p>325</text:p>
              </table:table-cell>
              <table:table-cell office:value-type="float" office:value="0.18316">
                <text:p>0.18316</text:p>
              </table:table-cell>
              <table:table-cell office:value-type="float" office:value="325">
                <text:p>325</text:p>
              </table:table-cell>
              <table:table-cell office:value-type="float" office:value="0.053325">
                <text:p>0.053325</text:p>
              </table:table-cell>
              <table:table-cell office:value-type="float" office:value="325">
                <text:p>325</text:p>
              </table:table-cell>
              <table:table-cell office:value-type="float" office:value="0.421241">
                <text:p>0.421241</text:p>
              </table:table-cell>
              <table:table-cell office:value-type="float" office:value="325">
                <text:p>325</text:p>
              </table:table-cell>
              <table:table-cell office:value-type="float" office:value="0.011494">
                <text:p>0.011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6">
                <text:p>326</text:p>
              </table:table-cell>
              <table:table-cell office:value-type="float" office:value="0.248217">
                <text:p>0.248217</text:p>
              </table:table-cell>
              <table:table-cell office:value-type="float" office:value="326">
                <text:p>326</text:p>
              </table:table-cell>
              <table:table-cell office:value-type="float" office:value="0.355405">
                <text:p>0.355405</text:p>
              </table:table-cell>
              <table:table-cell office:value-type="float" office:value="326">
                <text:p>326</text:p>
              </table:table-cell>
              <table:table-cell office:value-type="float" office:value="0.182992">
                <text:p>0.182992</text:p>
              </table:table-cell>
              <table:table-cell office:value-type="float" office:value="326">
                <text:p>326</text:p>
              </table:table-cell>
              <table:table-cell office:value-type="float" office:value="0.053002">
                <text:p>0.053002</text:p>
              </table:table-cell>
              <table:table-cell office:value-type="float" office:value="326">
                <text:p>326</text:p>
              </table:table-cell>
              <table:table-cell office:value-type="float" office:value="0.420387">
                <text:p>0.420387</text:p>
              </table:table-cell>
              <table:table-cell office:value-type="float" office:value="326">
                <text:p>326</text:p>
              </table:table-cell>
              <table:table-cell office:value-type="float" office:value="0.011151">
                <text:p>0.0111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0.246063">
                <text:p>0.246063</text:p>
              </table:table-cell>
              <table:table-cell office:value-type="float" office:value="327">
                <text:p>327</text:p>
              </table:table-cell>
              <table:table-cell office:value-type="float" office:value="0.354345">
                <text:p>0.354345</text:p>
              </table:table-cell>
              <table:table-cell office:value-type="float" office:value="327">
                <text:p>327</text:p>
              </table:table-cell>
              <table:table-cell office:value-type="float" office:value="0.182346">
                <text:p>0.182346</text:p>
              </table:table-cell>
              <table:table-cell office:value-type="float" office:value="327">
                <text:p>327</text:p>
              </table:table-cell>
              <table:table-cell office:value-type="float" office:value="0.052061">
                <text:p>0.052061</text:p>
              </table:table-cell>
              <table:table-cell office:value-type="float" office:value="327">
                <text:p>327</text:p>
              </table:table-cell>
              <table:table-cell office:value-type="float" office:value="0.419034">
                <text:p>0.419034</text:p>
              </table:table-cell>
              <table:table-cell office:value-type="float" office:value="327">
                <text:p>327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">
                <text:p>328</text:p>
              </table:table-cell>
              <table:table-cell office:value-type="float" office:value="0.243981">
                <text:p>0.243981</text:p>
              </table:table-cell>
              <table:table-cell office:value-type="float" office:value="328">
                <text:p>328</text:p>
              </table:table-cell>
              <table:table-cell office:value-type="float" office:value="0.35355">
                <text:p>0.35355</text:p>
              </table:table-cell>
              <table:table-cell office:value-type="float" office:value="328">
                <text:p>328</text:p>
              </table:table-cell>
              <table:table-cell office:value-type="float" office:value="0.181616">
                <text:p>0.181616</text:p>
              </table:table-cell>
              <table:table-cell office:value-type="float" office:value="328">
                <text:p>328</text:p>
              </table:table-cell>
              <table:table-cell office:value-type="float" office:value="0.051108">
                <text:p>0.051108</text:p>
              </table:table-cell>
              <table:table-cell office:value-type="float" office:value="328">
                <text:p>328</text:p>
              </table:table-cell>
              <table:table-cell office:value-type="float" office:value="0.418209">
                <text:p>0.418209</text:p>
              </table:table-cell>
              <table:table-cell office:value-type="float" office:value="328">
                <text:p>328</text:p>
              </table:table-cell>
              <table:table-cell office:value-type="float" office:value="0.009589">
                <text:p>0.009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9">
                <text:p>329</text:p>
              </table:table-cell>
              <table:table-cell office:value-type="float" office:value="0.242849">
                <text:p>0.242849</text:p>
              </table:table-cell>
              <table:table-cell office:value-type="float" office:value="329">
                <text:p>329</text:p>
              </table:table-cell>
              <table:table-cell office:value-type="float" office:value="0.353274">
                <text:p>0.353274</text:p>
              </table:table-cell>
              <table:table-cell office:value-type="float" office:value="329">
                <text:p>329</text:p>
              </table:table-cell>
              <table:table-cell office:value-type="float" office:value="0.181243">
                <text:p>0.181243</text:p>
              </table:table-cell>
              <table:table-cell office:value-type="float" office:value="329">
                <text:p>329</text:p>
              </table:table-cell>
              <table:table-cell office:value-type="float" office:value="0.05046">
                <text:p>0.05046</text:p>
              </table:table-cell>
              <table:table-cell office:value-type="float" office:value="329">
                <text:p>329</text:p>
              </table:table-cell>
              <table:table-cell office:value-type="float" office:value="0.417769">
                <text:p>0.417769</text:p>
              </table:table-cell>
              <table:table-cell office:value-type="float" office:value="329">
                <text:p>329</text:p>
              </table:table-cell>
              <table:table-cell office:value-type="float" office:value="0.00997">
                <text:p>0.00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0">
                <text:p>330</text:p>
              </table:table-cell>
              <table:table-cell office:value-type="float" office:value="0.242192">
                <text:p>0.242192</text:p>
              </table:table-cell>
              <table:table-cell office:value-type="float" office:value="330">
                <text:p>330</text:p>
              </table:table-cell>
              <table:table-cell office:value-type="float" office:value="0.353631">
                <text:p>0.353631</text:p>
              </table:table-cell>
              <table:table-cell office:value-type="float" office:value="330">
                <text:p>330</text:p>
              </table:table-cell>
              <table:table-cell office:value-type="float" office:value="0.181766">
                <text:p>0.181766</text:p>
              </table:table-cell>
              <table:table-cell office:value-type="float" office:value="330">
                <text:p>330</text:p>
              </table:table-cell>
              <table:table-cell office:value-type="float" office:value="0.051205">
                <text:p>0.051205</text:p>
              </table:table-cell>
              <table:table-cell office:value-type="float" office:value="330">
                <text:p>330</text:p>
              </table:table-cell>
              <table:table-cell office:value-type="float" office:value="0.41829">
                <text:p>0.41829</text:p>
              </table:table-cell>
              <table:table-cell office:value-type="float" office:value="330">
                <text:p>330</text:p>
              </table:table-cell>
              <table:table-cell office:value-type="float" office:value="0.010732">
                <text:p>0.0107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">
                <text:p>331</text:p>
              </table:table-cell>
              <table:table-cell office:value-type="float" office:value="0.241151">
                <text:p>0.241151</text:p>
              </table:table-cell>
              <table:table-cell office:value-type="float" office:value="331">
                <text:p>331</text:p>
              </table:table-cell>
              <table:table-cell office:value-type="float" office:value="0.353736">
                <text:p>0.353736</text:p>
              </table:table-cell>
              <table:table-cell office:value-type="float" office:value="331">
                <text:p>331</text:p>
              </table:table-cell>
              <table:table-cell office:value-type="float" office:value="0.182389">
                <text:p>0.182389</text:p>
              </table:table-cell>
              <table:table-cell office:value-type="float" office:value="331">
                <text:p>331</text:p>
              </table:table-cell>
              <table:table-cell office:value-type="float" office:value="0.051892">
                <text:p>0.051892</text:p>
              </table:table-cell>
              <table:table-cell office:value-type="float" office:value="331">
                <text:p>331</text:p>
              </table:table-cell>
              <table:table-cell office:value-type="float" office:value="0.418875">
                <text:p>0.418875</text:p>
              </table:table-cell>
              <table:table-cell office:value-type="float" office:value="331">
                <text:p>331</text:p>
              </table:table-cell>
              <table:table-cell office:value-type="float" office:value="0.011109">
                <text:p>0.011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">
                <text:p>332</text:p>
              </table:table-cell>
              <table:table-cell office:value-type="float" office:value="0.239498">
                <text:p>0.239498</text:p>
              </table:table-cell>
              <table:table-cell office:value-type="float" office:value="332">
                <text:p>332</text:p>
              </table:table-cell>
              <table:table-cell office:value-type="float" office:value="0.353513">
                <text:p>0.353513</text:p>
              </table:table-cell>
              <table:table-cell office:value-type="float" office:value="332">
                <text:p>332</text:p>
              </table:table-cell>
              <table:table-cell office:value-type="float" office:value="0.181938">
                <text:p>0.181938</text:p>
              </table:table-cell>
              <table:table-cell office:value-type="float" office:value="332">
                <text:p>332</text:p>
              </table:table-cell>
              <table:table-cell office:value-type="float" office:value="0.051916">
                <text:p>0.051916</text:p>
              </table:table-cell>
              <table:table-cell office:value-type="float" office:value="332">
                <text:p>332</text:p>
              </table:table-cell>
              <table:table-cell office:value-type="float" office:value="0.418232">
                <text:p>0.418232</text:p>
              </table:table-cell>
              <table:table-cell office:value-type="float" office:value="332">
                <text:p>332</text:p>
              </table:table-cell>
              <table:table-cell office:value-type="float" office:value="0.011237">
                <text:p>0.0112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0.23805">
                <text:p>0.23805</text:p>
              </table:table-cell>
              <table:table-cell office:value-type="float" office:value="333">
                <text:p>333</text:p>
              </table:table-cell>
              <table:table-cell office:value-type="float" office:value="0.353485">
                <text:p>0.353485</text:p>
              </table:table-cell>
              <table:table-cell office:value-type="float" office:value="333">
                <text:p>333</text:p>
              </table:table-cell>
              <table:table-cell office:value-type="float" office:value="0.182133">
                <text:p>0.182133</text:p>
              </table:table-cell>
              <table:table-cell office:value-type="float" office:value="333">
                <text:p>333</text:p>
              </table:table-cell>
              <table:table-cell office:value-type="float" office:value="0.0519">
                <text:p>0.0519</text:p>
              </table:table-cell>
              <table:table-cell office:value-type="float" office:value="333">
                <text:p>333</text:p>
              </table:table-cell>
              <table:table-cell office:value-type="float" office:value="0.417725">
                <text:p>0.417725</text:p>
              </table:table-cell>
              <table:table-cell office:value-type="float" office:value="333">
                <text:p>333</text:p>
              </table:table-cell>
              <table:table-cell office:value-type="float" office:value="0.011121">
                <text:p>0.011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4">
                <text:p>334</text:p>
              </table:table-cell>
              <table:table-cell office:value-type="float" office:value="0.236524">
                <text:p>0.236524</text:p>
              </table:table-cell>
              <table:table-cell office:value-type="float" office:value="334">
                <text:p>334</text:p>
              </table:table-cell>
              <table:table-cell office:value-type="float" office:value="0.353329">
                <text:p>0.353329</text:p>
              </table:table-cell>
              <table:table-cell office:value-type="float" office:value="334">
                <text:p>334</text:p>
              </table:table-cell>
              <table:table-cell office:value-type="float" office:value="0.181925">
                <text:p>0.181925</text:p>
              </table:table-cell>
              <table:table-cell office:value-type="float" office:value="334">
                <text:p>334</text:p>
              </table:table-cell>
              <table:table-cell office:value-type="float" office:value="0.051119">
                <text:p>0.051119</text:p>
              </table:table-cell>
              <table:table-cell office:value-type="float" office:value="334">
                <text:p>334</text:p>
              </table:table-cell>
              <table:table-cell office:value-type="float" office:value="0.417206">
                <text:p>0.417206</text:p>
              </table:table-cell>
              <table:table-cell office:value-type="float" office:value="334">
                <text:p>334</text:p>
              </table:table-cell>
              <table:table-cell office:value-type="float" office:value="0.010747">
                <text:p>0.0107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5">
                <text:p>335</text:p>
              </table:table-cell>
              <table:table-cell office:value-type="float" office:value="0.234953">
                <text:p>0.234953</text:p>
              </table:table-cell>
              <table:table-cell office:value-type="float" office:value="335">
                <text:p>335</text:p>
              </table:table-cell>
              <table:table-cell office:value-type="float" office:value="0.35366">
                <text:p>0.35366</text:p>
              </table:table-cell>
              <table:table-cell office:value-type="float" office:value="335">
                <text:p>335</text:p>
              </table:table-cell>
              <table:table-cell office:value-type="float" office:value="0.181669">
                <text:p>0.181669</text:p>
              </table:table-cell>
              <table:table-cell office:value-type="float" office:value="335">
                <text:p>335</text:p>
              </table:table-cell>
              <table:table-cell office:value-type="float" office:value="0.051">
                <text:p>0.051</text:p>
              </table:table-cell>
              <table:table-cell office:value-type="float" office:value="335">
                <text:p>335</text:p>
              </table:table-cell>
              <table:table-cell office:value-type="float" office:value="0.417298">
                <text:p>0.417298</text:p>
              </table:table-cell>
              <table:table-cell office:value-type="float" office:value="335">
                <text:p>335</text:p>
              </table:table-cell>
              <table:table-cell office:value-type="float" office:value="0.010683">
                <text:p>0.0106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">
                <text:p>336</text:p>
              </table:table-cell>
              <table:table-cell office:value-type="float" office:value="0.233711">
                <text:p>0.233711</text:p>
              </table:table-cell>
              <table:table-cell office:value-type="float" office:value="336">
                <text:p>336</text:p>
              </table:table-cell>
              <table:table-cell office:value-type="float" office:value="0.353463">
                <text:p>0.353463</text:p>
              </table:table-cell>
              <table:table-cell office:value-type="float" office:value="336">
                <text:p>336</text:p>
              </table:table-cell>
              <table:table-cell office:value-type="float" office:value="0.181805">
                <text:p>0.181805</text:p>
              </table:table-cell>
              <table:table-cell office:value-type="float" office:value="336">
                <text:p>336</text:p>
              </table:table-cell>
              <table:table-cell office:value-type="float" office:value="0.051414">
                <text:p>0.051414</text:p>
              </table:table-cell>
              <table:table-cell office:value-type="float" office:value="336">
                <text:p>336</text:p>
              </table:table-cell>
              <table:table-cell office:value-type="float" office:value="0.417319">
                <text:p>0.417319</text:p>
              </table:table-cell>
              <table:table-cell office:value-type="float" office:value="336">
                <text:p>336</text:p>
              </table:table-cell>
              <table:table-cell office:value-type="float" office:value="0.011037">
                <text:p>0.0110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">
                <text:p>337</text:p>
              </table:table-cell>
              <table:table-cell office:value-type="float" office:value="0.232647">
                <text:p>0.232647</text:p>
              </table:table-cell>
              <table:table-cell office:value-type="float" office:value="337">
                <text:p>337</text:p>
              </table:table-cell>
              <table:table-cell office:value-type="float" office:value="0.352948">
                <text:p>0.352948</text:p>
              </table:table-cell>
              <table:table-cell office:value-type="float" office:value="337">
                <text:p>337</text:p>
              </table:table-cell>
              <table:table-cell office:value-type="float" office:value="0.18194">
                <text:p>0.18194</text:p>
              </table:table-cell>
              <table:table-cell office:value-type="float" office:value="337">
                <text:p>337</text:p>
              </table:table-cell>
              <table:table-cell office:value-type="float" office:value="0.05118">
                <text:p>0.05118</text:p>
              </table:table-cell>
              <table:table-cell office:value-type="float" office:value="337">
                <text:p>337</text:p>
              </table:table-cell>
              <table:table-cell office:value-type="float" office:value="0.416926">
                <text:p>0.416926</text:p>
              </table:table-cell>
              <table:table-cell office:value-type="float" office:value="337">
                <text:p>337</text:p>
              </table:table-cell>
              <table:table-cell office:value-type="float" office:value="0.01126">
                <text:p>0.011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">
                <text:p>338</text:p>
              </table:table-cell>
              <table:table-cell office:value-type="float" office:value="0.230936">
                <text:p>0.230936</text:p>
              </table:table-cell>
              <table:table-cell office:value-type="float" office:value="338">
                <text:p>338</text:p>
              </table:table-cell>
              <table:table-cell office:value-type="float" office:value="0.352226">
                <text:p>0.352226</text:p>
              </table:table-cell>
              <table:table-cell office:value-type="float" office:value="338">
                <text:p>338</text:p>
              </table:table-cell>
              <table:table-cell office:value-type="float" office:value="0.181859">
                <text:p>0.181859</text:p>
              </table:table-cell>
              <table:table-cell office:value-type="float" office:value="338">
                <text:p>338</text:p>
              </table:table-cell>
              <table:table-cell office:value-type="float" office:value="0.050594">
                <text:p>0.050594</text:p>
              </table:table-cell>
              <table:table-cell office:value-type="float" office:value="338">
                <text:p>338</text:p>
              </table:table-cell>
              <table:table-cell office:value-type="float" office:value="0.416207">
                <text:p>0.416207</text:p>
              </table:table-cell>
              <table:table-cell office:value-type="float" office:value="338">
                <text:p>338</text:p>
              </table:table-cell>
              <table:table-cell office:value-type="float" office:value="0.010987">
                <text:p>0.0109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0.228709">
                <text:p>0.228709</text:p>
              </table:table-cell>
              <table:table-cell office:value-type="float" office:value="339">
                <text:p>339</text:p>
              </table:table-cell>
              <table:table-cell office:value-type="float" office:value="0.351349">
                <text:p>0.351349</text:p>
              </table:table-cell>
              <table:table-cell office:value-type="float" office:value="339">
                <text:p>339</text:p>
              </table:table-cell>
              <table:table-cell office:value-type="float" office:value="0.181537">
                <text:p>0.181537</text:p>
              </table:table-cell>
              <table:table-cell office:value-type="float" office:value="339">
                <text:p>339</text:p>
              </table:table-cell>
              <table:table-cell office:value-type="float" office:value="0.049735">
                <text:p>0.049735</text:p>
              </table:table-cell>
              <table:table-cell office:value-type="float" office:value="339">
                <text:p>339</text:p>
              </table:table-cell>
              <table:table-cell office:value-type="float" office:value="0.415536">
                <text:p>0.415536</text:p>
              </table:table-cell>
              <table:table-cell office:value-type="float" office:value="339">
                <text:p>339</text:p>
              </table:table-cell>
              <table:table-cell office:value-type="float" office:value="0.010694">
                <text:p>0.010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0.226515">
                <text:p>0.226515</text:p>
              </table:table-cell>
              <table:table-cell office:value-type="float" office:value="340">
                <text:p>340</text:p>
              </table:table-cell>
              <table:table-cell office:value-type="float" office:value="0.35017">
                <text:p>0.35017</text:p>
              </table:table-cell>
              <table:table-cell office:value-type="float" office:value="340">
                <text:p>340</text:p>
              </table:table-cell>
              <table:table-cell office:value-type="float" office:value="0.180975">
                <text:p>0.180975</text:p>
              </table:table-cell>
              <table:table-cell office:value-type="float" office:value="340">
                <text:p>340</text:p>
              </table:table-cell>
              <table:table-cell office:value-type="float" office:value="0.048751">
                <text:p>0.048751</text:p>
              </table:table-cell>
              <table:table-cell office:value-type="float" office:value="340">
                <text:p>340</text:p>
              </table:table-cell>
              <table:table-cell office:value-type="float" office:value="0.414594">
                <text:p>0.414594</text:p>
              </table:table-cell>
              <table:table-cell office:value-type="float" office:value="340">
                <text:p>340</text:p>
              </table:table-cell>
              <table:table-cell office:value-type="float" office:value="0.009921">
                <text:p>0.0099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0.224338">
                <text:p>0.224338</text:p>
              </table:table-cell>
              <table:table-cell office:value-type="float" office:value="341">
                <text:p>341</text:p>
              </table:table-cell>
              <table:table-cell office:value-type="float" office:value="0.349054">
                <text:p>0.349054</text:p>
              </table:table-cell>
              <table:table-cell office:value-type="float" office:value="341">
                <text:p>341</text:p>
              </table:table-cell>
              <table:table-cell office:value-type="float" office:value="0.179591">
                <text:p>0.179591</text:p>
              </table:table-cell>
              <table:table-cell office:value-type="float" office:value="341">
                <text:p>341</text:p>
              </table:table-cell>
              <table:table-cell office:value-type="float" office:value="0.048334">
                <text:p>0.048334</text:p>
              </table:table-cell>
              <table:table-cell office:value-type="float" office:value="341">
                <text:p>341</text:p>
              </table:table-cell>
              <table:table-cell office:value-type="float" office:value="0.413398">
                <text:p>0.413398</text:p>
              </table:table-cell>
              <table:table-cell office:value-type="float" office:value="341">
                <text:p>341</text:p>
              </table:table-cell>
              <table:table-cell office:value-type="float" office:value="0.00897">
                <text:p>0.00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">
                <text:p>342</text:p>
              </table:table-cell>
              <table:table-cell office:value-type="float" office:value="0.223455">
                <text:p>0.223455</text:p>
              </table:table-cell>
              <table:table-cell office:value-type="float" office:value="342">
                <text:p>342</text:p>
              </table:table-cell>
              <table:table-cell office:value-type="float" office:value="0.349237">
                <text:p>0.349237</text:p>
              </table:table-cell>
              <table:table-cell office:value-type="float" office:value="342">
                <text:p>342</text:p>
              </table:table-cell>
              <table:table-cell office:value-type="float" office:value="0.179743">
                <text:p>0.179743</text:p>
              </table:table-cell>
              <table:table-cell office:value-type="float" office:value="342">
                <text:p>342</text:p>
              </table:table-cell>
              <table:table-cell office:value-type="float" office:value="0.047856">
                <text:p>0.047856</text:p>
              </table:table-cell>
              <table:table-cell office:value-type="float" office:value="342">
                <text:p>342</text:p>
              </table:table-cell>
              <table:table-cell office:value-type="float" office:value="0.41333">
                <text:p>0.41333</text:p>
              </table:table-cell>
              <table:table-cell office:value-type="float" office:value="342">
                <text:p>342</text:p>
              </table:table-cell>
              <table:table-cell office:value-type="float" office:value="0.009038">
                <text:p>0.009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3">
                <text:p>343</text:p>
              </table:table-cell>
              <table:table-cell office:value-type="float" office:value="0.222426">
                <text:p>0.222426</text:p>
              </table:table-cell>
              <table:table-cell office:value-type="float" office:value="343">
                <text:p>343</text:p>
              </table:table-cell>
              <table:table-cell office:value-type="float" office:value="0.349707">
                <text:p>0.349707</text:p>
              </table:table-cell>
              <table:table-cell office:value-type="float" office:value="343">
                <text:p>343</text:p>
              </table:table-cell>
              <table:table-cell office:value-type="float" office:value="0.180264">
                <text:p>0.180264</text:p>
              </table:table-cell>
              <table:table-cell office:value-type="float" office:value="343">
                <text:p>343</text:p>
              </table:table-cell>
              <table:table-cell office:value-type="float" office:value="0.048324">
                <text:p>0.048324</text:p>
              </table:table-cell>
              <table:table-cell office:value-type="float" office:value="343">
                <text:p>343</text:p>
              </table:table-cell>
              <table:table-cell office:value-type="float" office:value="0.413538">
                <text:p>0.413538</text:p>
              </table:table-cell>
              <table:table-cell office:value-type="float" office:value="343">
                <text:p>343</text:p>
              </table:table-cell>
              <table:table-cell office:value-type="float" office:value="0.009925">
                <text:p>0.009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4">
                <text:p>344</text:p>
              </table:table-cell>
              <table:table-cell office:value-type="float" office:value="0.221495">
                <text:p>0.221495</text:p>
              </table:table-cell>
              <table:table-cell office:value-type="float" office:value="344">
                <text:p>344</text:p>
              </table:table-cell>
              <table:table-cell office:value-type="float" office:value="0.350006">
                <text:p>0.350006</text:p>
              </table:table-cell>
              <table:table-cell office:value-type="float" office:value="344">
                <text:p>344</text:p>
              </table:table-cell>
              <table:table-cell office:value-type="float" office:value="0.180854">
                <text:p>0.180854</text:p>
              </table:table-cell>
              <table:table-cell office:value-type="float" office:value="344">
                <text:p>344</text:p>
              </table:table-cell>
              <table:table-cell office:value-type="float" office:value="0.049307">
                <text:p>0.049307</text:p>
              </table:table-cell>
              <table:table-cell office:value-type="float" office:value="344">
                <text:p>344</text:p>
              </table:table-cell>
              <table:table-cell office:value-type="float" office:value="0.413656">
                <text:p>0.413656</text:p>
              </table:table-cell>
              <table:table-cell office:value-type="float" office:value="344">
                <text:p>344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">
                <text:p>345</text:p>
              </table:table-cell>
              <table:table-cell office:value-type="float" office:value="0.220616">
                <text:p>0.220616</text:p>
              </table:table-cell>
              <table:table-cell office:value-type="float" office:value="345">
                <text:p>345</text:p>
              </table:table-cell>
              <table:table-cell office:value-type="float" office:value="0.350168">
                <text:p>0.350168</text:p>
              </table:table-cell>
              <table:table-cell office:value-type="float" office:value="345">
                <text:p>345</text:p>
              </table:table-cell>
              <table:table-cell office:value-type="float" office:value="0.181483">
                <text:p>0.181483</text:p>
              </table:table-cell>
              <table:table-cell office:value-type="float" office:value="345">
                <text:p>345</text:p>
              </table:table-cell>
              <table:table-cell office:value-type="float" office:value="0.049198">
                <text:p>0.049198</text:p>
              </table:table-cell>
              <table:table-cell office:value-type="float" office:value="345">
                <text:p>345</text:p>
              </table:table-cell>
              <table:table-cell office:value-type="float" office:value="0.413831">
                <text:p>0.413831</text:p>
              </table:table-cell>
              <table:table-cell office:value-type="float" office:value="345">
                <text:p>345</text:p>
              </table:table-cell>
              <table:table-cell office:value-type="float" office:value="0.010707">
                <text:p>0.010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6">
                <text:p>346</text:p>
              </table:table-cell>
              <table:table-cell office:value-type="float" office:value="0.219348">
                <text:p>0.219348</text:p>
              </table:table-cell>
              <table:table-cell office:value-type="float" office:value="346">
                <text:p>346</text:p>
              </table:table-cell>
              <table:table-cell office:value-type="float" office:value="0.349773">
                <text:p>0.349773</text:p>
              </table:table-cell>
              <table:table-cell office:value-type="float" office:value="346">
                <text:p>346</text:p>
              </table:table-cell>
              <table:table-cell office:value-type="float" office:value="0.18163">
                <text:p>0.18163</text:p>
              </table:table-cell>
              <table:table-cell office:value-type="float" office:value="346">
                <text:p>346</text:p>
              </table:table-cell>
              <table:table-cell office:value-type="float" office:value="0.049042">
                <text:p>0.049042</text:p>
              </table:table-cell>
              <table:table-cell office:value-type="float" office:value="346">
                <text:p>346</text:p>
              </table:table-cell>
              <table:table-cell office:value-type="float" office:value="0.413533">
                <text:p>0.413533</text:p>
              </table:table-cell>
              <table:table-cell office:value-type="float" office:value="346">
                <text:p>346</text:p>
              </table:table-cell>
              <table:table-cell office:value-type="float" office:value="0.011121">
                <text:p>0.011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">
                <text:p>347</text:p>
              </table:table-cell>
              <table:table-cell office:value-type="float" office:value="0.218089">
                <text:p>0.218089</text:p>
              </table:table-cell>
              <table:table-cell office:value-type="float" office:value="347">
                <text:p>347</text:p>
              </table:table-cell>
              <table:table-cell office:value-type="float" office:value="0.348992">
                <text:p>0.348992</text:p>
              </table:table-cell>
              <table:table-cell office:value-type="float" office:value="347">
                <text:p>347</text:p>
              </table:table-cell>
              <table:table-cell office:value-type="float" office:value="0.181293">
                <text:p>0.181293</text:p>
              </table:table-cell>
              <table:table-cell office:value-type="float" office:value="347">
                <text:p>347</text:p>
              </table:table-cell>
              <table:table-cell office:value-type="float" office:value="0.048782">
                <text:p>0.048782</text:p>
              </table:table-cell>
              <table:table-cell office:value-type="float" office:value="347">
                <text:p>347</text:p>
              </table:table-cell>
              <table:table-cell office:value-type="float" office:value="0.412597">
                <text:p>0.412597</text:p>
              </table:table-cell>
              <table:table-cell office:value-type="float" office:value="347">
                <text:p>347</text:p>
              </table:table-cell>
              <table:table-cell office:value-type="float" office:value="0.010014">
                <text:p>0.010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8">
                <text:p>348</text:p>
              </table:table-cell>
              <table:table-cell office:value-type="float" office:value="0.21657">
                <text:p>0.21657</text:p>
              </table:table-cell>
              <table:table-cell office:value-type="float" office:value="348">
                <text:p>348</text:p>
              </table:table-cell>
              <table:table-cell office:value-type="float" office:value="0.348609">
                <text:p>0.348609</text:p>
              </table:table-cell>
              <table:table-cell office:value-type="float" office:value="348">
                <text:p>348</text:p>
              </table:table-cell>
              <table:table-cell office:value-type="float" office:value="0.180519">
                <text:p>0.180519</text:p>
              </table:table-cell>
              <table:table-cell office:value-type="float" office:value="348">
                <text:p>348</text:p>
              </table:table-cell>
              <table:table-cell office:value-type="float" office:value="0.048262">
                <text:p>0.048262</text:p>
              </table:table-cell>
              <table:table-cell office:value-type="float" office:value="348">
                <text:p>348</text:p>
              </table:table-cell>
              <table:table-cell office:value-type="float" office:value="0.412569">
                <text:p>0.412569</text:p>
              </table:table-cell>
              <table:table-cell office:value-type="float" office:value="348">
                <text:p>348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">
                <text:p>349</text:p>
              </table:table-cell>
              <table:table-cell office:value-type="float" office:value="0.215572">
                <text:p>0.215572</text:p>
              </table:table-cell>
              <table:table-cell office:value-type="float" office:value="349">
                <text:p>349</text:p>
              </table:table-cell>
              <table:table-cell office:value-type="float" office:value="0.348474">
                <text:p>0.348474</text:p>
              </table:table-cell>
              <table:table-cell office:value-type="float" office:value="349">
                <text:p>349</text:p>
              </table:table-cell>
              <table:table-cell office:value-type="float" office:value="0.180165">
                <text:p>0.180165</text:p>
              </table:table-cell>
              <table:table-cell office:value-type="float" office:value="349">
                <text:p>349</text:p>
              </table:table-cell>
              <table:table-cell office:value-type="float" office:value="0.048235">
                <text:p>0.048235</text:p>
              </table:table-cell>
              <table:table-cell office:value-type="float" office:value="349">
                <text:p>349</text:p>
              </table:table-cell>
              <table:table-cell office:value-type="float" office:value="0.412801">
                <text:p>0.412801</text:p>
              </table:table-cell>
              <table:table-cell office:value-type="float" office:value="349">
                <text:p>349</text:p>
              </table:table-cell>
              <table:table-cell office:value-type="float" office:value="0.009973">
                <text:p>0.0099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">
                <text:p>350</text:p>
              </table:table-cell>
              <table:table-cell office:value-type="float" office:value="0.214435">
                <text:p>0.214435</text:p>
              </table:table-cell>
              <table:table-cell office:value-type="float" office:value="350">
                <text:p>350</text:p>
              </table:table-cell>
              <table:table-cell office:value-type="float" office:value="0.347868">
                <text:p>0.347868</text:p>
              </table:table-cell>
              <table:table-cell office:value-type="float" office:value="350">
                <text:p>350</text:p>
              </table:table-cell>
              <table:table-cell office:value-type="float" office:value="0.179355">
                <text:p>0.179355</text:p>
              </table:table-cell>
              <table:table-cell office:value-type="float" office:value="350">
                <text:p>350</text:p>
              </table:table-cell>
              <table:table-cell office:value-type="float" office:value="0.048139">
                <text:p>0.048139</text:p>
              </table:table-cell>
              <table:table-cell office:value-type="float" office:value="350">
                <text:p>350</text:p>
              </table:table-cell>
              <table:table-cell office:value-type="float" office:value="0.412107">
                <text:p>0.412107</text:p>
              </table:table-cell>
              <table:table-cell office:value-type="float" office:value="350">
                <text:p>350</text:p>
              </table:table-cell>
              <table:table-cell office:value-type="float" office:value="0.009521">
                <text:p>0.0095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">
                <text:p>351</text:p>
              </table:table-cell>
              <table:table-cell office:value-type="float" office:value="0.212858">
                <text:p>0.212858</text:p>
              </table:table-cell>
              <table:table-cell office:value-type="float" office:value="351">
                <text:p>351</text:p>
              </table:table-cell>
              <table:table-cell office:value-type="float" office:value="0.347189">
                <text:p>0.347189</text:p>
              </table:table-cell>
              <table:table-cell office:value-type="float" office:value="351">
                <text:p>351</text:p>
              </table:table-cell>
              <table:table-cell office:value-type="float" office:value="0.178728">
                <text:p>0.178728</text:p>
              </table:table-cell>
              <table:table-cell office:value-type="float" office:value="351">
                <text:p>351</text:p>
              </table:table-cell>
              <table:table-cell office:value-type="float" office:value="0.047327">
                <text:p>0.047327</text:p>
              </table:table-cell>
              <table:table-cell office:value-type="float" office:value="351">
                <text:p>351</text:p>
              </table:table-cell>
              <table:table-cell office:value-type="float" office:value="0.411474">
                <text:p>0.411474</text:p>
              </table:table-cell>
              <table:table-cell office:value-type="float" office:value="351">
                <text:p>351</text:p>
              </table:table-cell>
              <table:table-cell office:value-type="float" office:value="0.00867">
                <text:p>0.008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2">
                <text:p>352</text:p>
              </table:table-cell>
              <table:table-cell office:value-type="float" office:value="0.212102">
                <text:p>0.212102</text:p>
              </table:table-cell>
              <table:table-cell office:value-type="float" office:value="352">
                <text:p>352</text:p>
              </table:table-cell>
              <table:table-cell office:value-type="float" office:value="0.347181">
                <text:p>0.347181</text:p>
              </table:table-cell>
              <table:table-cell office:value-type="float" office:value="352">
                <text:p>352</text:p>
              </table:table-cell>
              <table:table-cell office:value-type="float" office:value="0.179064">
                <text:p>0.179064</text:p>
              </table:table-cell>
              <table:table-cell office:value-type="float" office:value="352">
                <text:p>352</text:p>
              </table:table-cell>
              <table:table-cell office:value-type="float" office:value="0.047533">
                <text:p>0.047533</text:p>
              </table:table-cell>
              <table:table-cell office:value-type="float" office:value="352">
                <text:p>352</text:p>
              </table:table-cell>
              <table:table-cell office:value-type="float" office:value="0.411429">
                <text:p>0.411429</text:p>
              </table:table-cell>
              <table:table-cell office:value-type="float" office:value="352">
                <text:p>352</text:p>
              </table:table-cell>
              <table:table-cell office:value-type="float" office:value="0.008577">
                <text:p>0.0085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3">
                <text:p>353</text:p>
              </table:table-cell>
              <table:table-cell office:value-type="float" office:value="0.211663">
                <text:p>0.211663</text:p>
              </table:table-cell>
              <table:table-cell office:value-type="float" office:value="353">
                <text:p>353</text:p>
              </table:table-cell>
              <table:table-cell office:value-type="float" office:value="0.347349">
                <text:p>0.347349</text:p>
              </table:table-cell>
              <table:table-cell office:value-type="float" office:value="353">
                <text:p>353</text:p>
              </table:table-cell>
              <table:table-cell office:value-type="float" office:value="0.179342">
                <text:p>0.179342</text:p>
              </table:table-cell>
              <table:table-cell office:value-type="float" office:value="353">
                <text:p>353</text:p>
              </table:table-cell>
              <table:table-cell office:value-type="float" office:value="0.047855">
                <text:p>0.047855</text:p>
              </table:table-cell>
              <table:table-cell office:value-type="float" office:value="353">
                <text:p>353</text:p>
              </table:table-cell>
              <table:table-cell office:value-type="float" office:value="0.411208">
                <text:p>0.411208</text:p>
              </table:table-cell>
              <table:table-cell office:value-type="float" office:value="353">
                <text:p>353</text:p>
              </table:table-cell>
              <table:table-cell office:value-type="float" office:value="0.009292">
                <text:p>0.0092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">
                <text:p>354</text:p>
              </table:table-cell>
              <table:table-cell office:value-type="float" office:value="0.210703">
                <text:p>0.210703</text:p>
              </table:table-cell>
              <table:table-cell office:value-type="float" office:value="354">
                <text:p>354</text:p>
              </table:table-cell>
              <table:table-cell office:value-type="float" office:value="0.346958">
                <text:p>0.346958</text:p>
              </table:table-cell>
              <table:table-cell office:value-type="float" office:value="354">
                <text:p>354</text:p>
              </table:table-cell>
              <table:table-cell office:value-type="float" office:value="0.17862">
                <text:p>0.17862</text:p>
              </table:table-cell>
              <table:table-cell office:value-type="float" office:value="354">
                <text:p>354</text:p>
              </table:table-cell>
              <table:table-cell office:value-type="float" office:value="0.046827">
                <text:p>0.046827</text:p>
              </table:table-cell>
              <table:table-cell office:value-type="float" office:value="354">
                <text:p>354</text:p>
              </table:table-cell>
              <table:table-cell office:value-type="float" office:value="0.410469">
                <text:p>0.410469</text:p>
              </table:table-cell>
              <table:table-cell office:value-type="float" office:value="354">
                <text:p>354</text:p>
              </table:table-cell>
              <table:table-cell office:value-type="float" office:value="0.009278">
                <text:p>0.0092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">
                <text:p>355</text:p>
              </table:table-cell>
              <table:table-cell office:value-type="float" office:value="0.210236">
                <text:p>0.210236</text:p>
              </table:table-cell>
              <table:table-cell office:value-type="float" office:value="355">
                <text:p>355</text:p>
              </table:table-cell>
              <table:table-cell office:value-type="float" office:value="0.347101">
                <text:p>0.347101</text:p>
              </table:table-cell>
              <table:table-cell office:value-type="float" office:value="355">
                <text:p>355</text:p>
              </table:table-cell>
              <table:table-cell office:value-type="float" office:value="0.178508">
                <text:p>0.178508</text:p>
              </table:table-cell>
              <table:table-cell office:value-type="float" office:value="355">
                <text:p>355</text:p>
              </table:table-cell>
              <table:table-cell office:value-type="float" office:value="0.046566">
                <text:p>0.046566</text:p>
              </table:table-cell>
              <table:table-cell office:value-type="float" office:value="355">
                <text:p>355</text:p>
              </table:table-cell>
              <table:table-cell office:value-type="float" office:value="0.410293">
                <text:p>0.410293</text:p>
              </table:table-cell>
              <table:table-cell office:value-type="float" office:value="355">
                <text:p>355</text:p>
              </table:table-cell>
              <table:table-cell office:value-type="float" office:value="0.009444">
                <text:p>0.009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6">
                <text:p>356</text:p>
              </table:table-cell>
              <table:table-cell office:value-type="float" office:value="0.209679">
                <text:p>0.209679</text:p>
              </table:table-cell>
              <table:table-cell office:value-type="float" office:value="356">
                <text:p>356</text:p>
              </table:table-cell>
              <table:table-cell office:value-type="float" office:value="0.346927">
                <text:p>0.346927</text:p>
              </table:table-cell>
              <table:table-cell office:value-type="float" office:value="356">
                <text:p>356</text:p>
              </table:table-cell>
              <table:table-cell office:value-type="float" office:value="0.179139">
                <text:p>0.179139</text:p>
              </table:table-cell>
              <table:table-cell office:value-type="float" office:value="356">
                <text:p>356</text:p>
              </table:table-cell>
              <table:table-cell office:value-type="float" office:value="0.047096">
                <text:p>0.047096</text:p>
              </table:table-cell>
              <table:table-cell office:value-type="float" office:value="356">
                <text:p>356</text:p>
              </table:table-cell>
              <table:table-cell office:value-type="float" office:value="0.410439">
                <text:p>0.410439</text:p>
              </table:table-cell>
              <table:table-cell office:value-type="float" office:value="356">
                <text:p>356</text:p>
              </table:table-cell>
              <table:table-cell office:value-type="float" office:value="0.009906">
                <text:p>0.0099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">
                <text:p>357</text:p>
              </table:table-cell>
              <table:table-cell office:value-type="float" office:value="0.208444">
                <text:p>0.208444</text:p>
              </table:table-cell>
              <table:table-cell office:value-type="float" office:value="357">
                <text:p>357</text:p>
              </table:table-cell>
              <table:table-cell office:value-type="float" office:value="0.346086">
                <text:p>0.346086</text:p>
              </table:table-cell>
              <table:table-cell office:value-type="float" office:value="357">
                <text:p>357</text:p>
              </table:table-cell>
              <table:table-cell office:value-type="float" office:value="0.178939">
                <text:p>0.178939</text:p>
              </table:table-cell>
              <table:table-cell office:value-type="float" office:value="357">
                <text:p>357</text:p>
              </table:table-cell>
              <table:table-cell office:value-type="float" office:value="0.046531">
                <text:p>0.046531</text:p>
              </table:table-cell>
              <table:table-cell office:value-type="float" office:value="357">
                <text:p>357</text:p>
              </table:table-cell>
              <table:table-cell office:value-type="float" office:value="0.409919">
                <text:p>0.409919</text:p>
              </table:table-cell>
              <table:table-cell office:value-type="float" office:value="357">
                <text:p>357</text:p>
              </table:table-cell>
              <table:table-cell office:value-type="float" office:value="0.009829">
                <text:p>0.00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">
                <text:p>358</text:p>
              </table:table-cell>
              <table:table-cell office:value-type="float" office:value="0.207167">
                <text:p>0.207167</text:p>
              </table:table-cell>
              <table:table-cell office:value-type="float" office:value="358">
                <text:p>358</text:p>
              </table:table-cell>
              <table:table-cell office:value-type="float" office:value="0.345558">
                <text:p>0.345558</text:p>
              </table:table-cell>
              <table:table-cell office:value-type="float" office:value="358">
                <text:p>358</text:p>
              </table:table-cell>
              <table:table-cell office:value-type="float" office:value="0.178929">
                <text:p>0.178929</text:p>
              </table:table-cell>
              <table:table-cell office:value-type="float" office:value="358">
                <text:p>358</text:p>
              </table:table-cell>
              <table:table-cell office:value-type="float" office:value="0.045975">
                <text:p>0.045975</text:p>
              </table:table-cell>
              <table:table-cell office:value-type="float" office:value="358">
                <text:p>358</text:p>
              </table:table-cell>
              <table:table-cell office:value-type="float" office:value="0.409353">
                <text:p>0.409353</text:p>
              </table:table-cell>
              <table:table-cell office:value-type="float" office:value="358">
                <text:p>358</text:p>
              </table:table-cell>
              <table:table-cell office:value-type="float" office:value="0.008883">
                <text:p>0.0088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0.207046">
                <text:p>0.207046</text:p>
              </table:table-cell>
              <table:table-cell office:value-type="float" office:value="359">
                <text:p>359</text:p>
              </table:table-cell>
              <table:table-cell office:value-type="float" office:value="0.345358">
                <text:p>0.345358</text:p>
              </table:table-cell>
              <table:table-cell office:value-type="float" office:value="359">
                <text:p>359</text:p>
              </table:table-cell>
              <table:table-cell office:value-type="float" office:value="0.178851">
                <text:p>0.178851</text:p>
              </table:table-cell>
              <table:table-cell office:value-type="float" office:value="359">
                <text:p>359</text:p>
              </table:table-cell>
              <table:table-cell office:value-type="float" office:value="0.045985">
                <text:p>0.045985</text:p>
              </table:table-cell>
              <table:table-cell office:value-type="float" office:value="359">
                <text:p>359</text:p>
              </table:table-cell>
              <table:table-cell office:value-type="float" office:value="0.409154">
                <text:p>0.409154</text:p>
              </table:table-cell>
              <table:table-cell office:value-type="float" office:value="359">
                <text:p>359</text:p>
              </table:table-cell>
              <table:table-cell office:value-type="float" office:value="0.00845">
                <text:p>0.00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">
                <text:p>360</text:p>
              </table:table-cell>
              <table:table-cell office:value-type="float" office:value="0.206726">
                <text:p>0.206726</text:p>
              </table:table-cell>
              <table:table-cell office:value-type="float" office:value="360">
                <text:p>360</text:p>
              </table:table-cell>
              <table:table-cell office:value-type="float" office:value="0.34537">
                <text:p>0.34537</text:p>
              </table:table-cell>
              <table:table-cell office:value-type="float" office:value="360">
                <text:p>360</text:p>
              </table:table-cell>
              <table:table-cell office:value-type="float" office:value="0.178198">
                <text:p>0.178198</text:p>
              </table:table-cell>
              <table:table-cell office:value-type="float" office:value="360">
                <text:p>360</text:p>
              </table:table-cell>
              <table:table-cell office:value-type="float" office:value="0.045452">
                <text:p>0.045452</text:p>
              </table:table-cell>
              <table:table-cell office:value-type="float" office:value="360">
                <text:p>360</text:p>
              </table:table-cell>
              <table:table-cell office:value-type="float" office:value="0.408886">
                <text:p>0.408886</text:p>
              </table:table-cell>
              <table:table-cell office:value-type="float" office:value="360">
                <text:p>360</text:p>
              </table:table-cell>
              <table:table-cell office:value-type="float" office:value="0.008913">
                <text:p>0.0089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">
                <text:p>361</text:p>
              </table:table-cell>
              <table:table-cell office:value-type="float" office:value="0.206111">
                <text:p>0.206111</text:p>
              </table:table-cell>
              <table:table-cell office:value-type="float" office:value="361">
                <text:p>361</text:p>
              </table:table-cell>
              <table:table-cell office:value-type="float" office:value="0.345505">
                <text:p>0.345505</text:p>
              </table:table-cell>
              <table:table-cell office:value-type="float" office:value="361">
                <text:p>361</text:p>
              </table:table-cell>
              <table:table-cell office:value-type="float" office:value="0.178422">
                <text:p>0.178422</text:p>
              </table:table-cell>
              <table:table-cell office:value-type="float" office:value="361">
                <text:p>361</text:p>
              </table:table-cell>
              <table:table-cell office:value-type="float" office:value="0.045355">
                <text:p>0.045355</text:p>
              </table:table-cell>
              <table:table-cell office:value-type="float" office:value="361">
                <text:p>361</text:p>
              </table:table-cell>
              <table:table-cell office:value-type="float" office:value="0.408719">
                <text:p>0.408719</text:p>
              </table:table-cell>
              <table:table-cell office:value-type="float" office:value="361">
                <text:p>361</text:p>
              </table:table-cell>
              <table:table-cell office:value-type="float" office:value="0.009386">
                <text:p>0.0093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">
                <text:p>362</text:p>
              </table:table-cell>
              <table:table-cell office:value-type="float" office:value="0.205767">
                <text:p>0.205767</text:p>
              </table:table-cell>
              <table:table-cell office:value-type="float" office:value="362">
                <text:p>362</text:p>
              </table:table-cell>
              <table:table-cell office:value-type="float" office:value="0.345612">
                <text:p>0.345612</text:p>
              </table:table-cell>
              <table:table-cell office:value-type="float" office:value="362">
                <text:p>362</text:p>
              </table:table-cell>
              <table:table-cell office:value-type="float" office:value="0.178909">
                <text:p>0.178909</text:p>
              </table:table-cell>
              <table:table-cell office:value-type="float" office:value="362">
                <text:p>362</text:p>
              </table:table-cell>
              <table:table-cell office:value-type="float" office:value="0.045731">
                <text:p>0.045731</text:p>
              </table:table-cell>
              <table:table-cell office:value-type="float" office:value="362">
                <text:p>362</text:p>
              </table:table-cell>
              <table:table-cell office:value-type="float" office:value="0.408996">
                <text:p>0.408996</text:p>
              </table:table-cell>
              <table:table-cell office:value-type="float" office:value="362">
                <text:p>362</text:p>
              </table:table-cell>
              <table:table-cell office:value-type="float" office:value="0.009522">
                <text:p>0.0095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3">
                <text:p>363</text:p>
              </table:table-cell>
              <table:table-cell office:value-type="float" office:value="0.204861">
                <text:p>0.204861</text:p>
              </table:table-cell>
              <table:table-cell office:value-type="float" office:value="363">
                <text:p>363</text:p>
              </table:table-cell>
              <table:table-cell office:value-type="float" office:value="0.345478">
                <text:p>0.345478</text:p>
              </table:table-cell>
              <table:table-cell office:value-type="float" office:value="363">
                <text:p>363</text:p>
              </table:table-cell>
              <table:table-cell office:value-type="float" office:value="0.178917">
                <text:p>0.178917</text:p>
              </table:table-cell>
              <table:table-cell office:value-type="float" office:value="363">
                <text:p>363</text:p>
              </table:table-cell>
              <table:table-cell office:value-type="float" office:value="0.04589">
                <text:p>0.04589</text:p>
              </table:table-cell>
              <table:table-cell office:value-type="float" office:value="363">
                <text:p>363</text:p>
              </table:table-cell>
              <table:table-cell office:value-type="float" office:value="0.409139">
                <text:p>0.409139</text:p>
              </table:table-cell>
              <table:table-cell office:value-type="float" office:value="363">
                <text:p>363</text:p>
              </table:table-cell>
              <table:table-cell office:value-type="float" office:value="0.009719">
                <text:p>0.0097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4">
                <text:p>364</text:p>
              </table:table-cell>
              <table:table-cell office:value-type="float" office:value="0.204281">
                <text:p>0.204281</text:p>
              </table:table-cell>
              <table:table-cell office:value-type="float" office:value="364">
                <text:p>364</text:p>
              </table:table-cell>
              <table:table-cell office:value-type="float" office:value="0.345045">
                <text:p>0.345045</text:p>
              </table:table-cell>
              <table:table-cell office:value-type="float" office:value="364">
                <text:p>364</text:p>
              </table:table-cell>
              <table:table-cell office:value-type="float" office:value="0.17905">
                <text:p>0.17905</text:p>
              </table:table-cell>
              <table:table-cell office:value-type="float" office:value="364">
                <text:p>364</text:p>
              </table:table-cell>
              <table:table-cell office:value-type="float" office:value="0.045825">
                <text:p>0.045825</text:p>
              </table:table-cell>
              <table:table-cell office:value-type="float" office:value="364">
                <text:p>364</text:p>
              </table:table-cell>
              <table:table-cell office:value-type="float" office:value="0.408783">
                <text:p>0.408783</text:p>
              </table:table-cell>
              <table:table-cell office:value-type="float" office:value="364">
                <text:p>364</text:p>
              </table:table-cell>
              <table:table-cell office:value-type="float" office:value="0.009727">
                <text:p>0.0097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">
                <text:p>365</text:p>
              </table:table-cell>
              <table:table-cell office:value-type="float" office:value="0.203504">
                <text:p>0.203504</text:p>
              </table:table-cell>
              <table:table-cell office:value-type="float" office:value="365">
                <text:p>365</text:p>
              </table:table-cell>
              <table:table-cell office:value-type="float" office:value="0.344563">
                <text:p>0.344563</text:p>
              </table:table-cell>
              <table:table-cell office:value-type="float" office:value="365">
                <text:p>365</text:p>
              </table:table-cell>
              <table:table-cell office:value-type="float" office:value="0.178722">
                <text:p>0.178722</text:p>
              </table:table-cell>
              <table:table-cell office:value-type="float" office:value="365">
                <text:p>365</text:p>
              </table:table-cell>
              <table:table-cell office:value-type="float" office:value="0.045701">
                <text:p>0.045701</text:p>
              </table:table-cell>
              <table:table-cell office:value-type="float" office:value="365">
                <text:p>365</text:p>
              </table:table-cell>
              <table:table-cell office:value-type="float" office:value="0.40842">
                <text:p>0.40842</text:p>
              </table:table-cell>
              <table:table-cell office:value-type="float" office:value="365">
                <text:p>365</text:p>
              </table:table-cell>
              <table:table-cell office:value-type="float" office:value="0.009537">
                <text:p>0.0095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0.202203">
                <text:p>0.202203</text:p>
              </table:table-cell>
              <table:table-cell office:value-type="float" office:value="366">
                <text:p>366</text:p>
              </table:table-cell>
              <table:table-cell office:value-type="float" office:value="0.34392">
                <text:p>0.34392</text:p>
              </table:table-cell>
              <table:table-cell office:value-type="float" office:value="366">
                <text:p>366</text:p>
              </table:table-cell>
              <table:table-cell office:value-type="float" office:value="0.178092">
                <text:p>0.178092</text:p>
              </table:table-cell>
              <table:table-cell office:value-type="float" office:value="366">
                <text:p>366</text:p>
              </table:table-cell>
              <table:table-cell office:value-type="float" office:value="0.045173">
                <text:p>0.045173</text:p>
              </table:table-cell>
              <table:table-cell office:value-type="float" office:value="366">
                <text:p>366</text:p>
              </table:table-cell>
              <table:table-cell office:value-type="float" office:value="0.407547">
                <text:p>0.407547</text:p>
              </table:table-cell>
              <table:table-cell office:value-type="float" office:value="366">
                <text:p>366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7">
                <text:p>367</text:p>
              </table:table-cell>
              <table:table-cell office:value-type="float" office:value="0.201725">
                <text:p>0.201725</text:p>
              </table:table-cell>
              <table:table-cell office:value-type="float" office:value="367">
                <text:p>367</text:p>
              </table:table-cell>
              <table:table-cell office:value-type="float" office:value="0.343618">
                <text:p>0.343618</text:p>
              </table:table-cell>
              <table:table-cell office:value-type="float" office:value="367">
                <text:p>367</text:p>
              </table:table-cell>
              <table:table-cell office:value-type="float" office:value="0.177863">
                <text:p>0.177863</text:p>
              </table:table-cell>
              <table:table-cell office:value-type="float" office:value="367">
                <text:p>367</text:p>
              </table:table-cell>
              <table:table-cell office:value-type="float" office:value="0.045309">
                <text:p>0.045309</text:p>
              </table:table-cell>
              <table:table-cell office:value-type="float" office:value="367">
                <text:p>367</text:p>
              </table:table-cell>
              <table:table-cell office:value-type="float" office:value="0.406561">
                <text:p>0.406561</text:p>
              </table:table-cell>
              <table:table-cell office:value-type="float" office:value="367">
                <text:p>367</text:p>
              </table:table-cell>
              <table:table-cell office:value-type="float" office:value="0.009276">
                <text:p>0.0092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">
                <text:p>368</text:p>
              </table:table-cell>
              <table:table-cell office:value-type="float" office:value="0.200728">
                <text:p>0.200728</text:p>
              </table:table-cell>
              <table:table-cell office:value-type="float" office:value="368">
                <text:p>368</text:p>
              </table:table-cell>
              <table:table-cell office:value-type="float" office:value="0.343285">
                <text:p>0.343285</text:p>
              </table:table-cell>
              <table:table-cell office:value-type="float" office:value="368">
                <text:p>368</text:p>
              </table:table-cell>
              <table:table-cell office:value-type="float" office:value="0.177362">
                <text:p>0.177362</text:p>
              </table:table-cell>
              <table:table-cell office:value-type="float" office:value="368">
                <text:p>368</text:p>
              </table:table-cell>
              <table:table-cell office:value-type="float" office:value="0.045163">
                <text:p>0.045163</text:p>
              </table:table-cell>
              <table:table-cell office:value-type="float" office:value="368">
                <text:p>368</text:p>
              </table:table-cell>
              <table:table-cell office:value-type="float" office:value="0.405761">
                <text:p>0.405761</text:p>
              </table:table-cell>
              <table:table-cell office:value-type="float" office:value="368">
                <text:p>368</text:p>
              </table:table-cell>
              <table:table-cell office:value-type="float" office:value="0.00955">
                <text:p>0.009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">
                <text:p>369</text:p>
              </table:table-cell>
              <table:table-cell office:value-type="float" office:value="0.199421">
                <text:p>0.199421</text:p>
              </table:table-cell>
              <table:table-cell office:value-type="float" office:value="369">
                <text:p>369</text:p>
              </table:table-cell>
              <table:table-cell office:value-type="float" office:value="0.342738">
                <text:p>0.342738</text:p>
              </table:table-cell>
              <table:table-cell office:value-type="float" office:value="369">
                <text:p>369</text:p>
              </table:table-cell>
              <table:table-cell office:value-type="float" office:value="0.176918">
                <text:p>0.176918</text:p>
              </table:table-cell>
              <table:table-cell office:value-type="float" office:value="369">
                <text:p>369</text:p>
              </table:table-cell>
              <table:table-cell office:value-type="float" office:value="0.044298">
                <text:p>0.044298</text:p>
              </table:table-cell>
              <table:table-cell office:value-type="float" office:value="369">
                <text:p>369</text:p>
              </table:table-cell>
              <table:table-cell office:value-type="float" office:value="0.405261">
                <text:p>0.405261</text:p>
              </table:table-cell>
              <table:table-cell office:value-type="float" office:value="369">
                <text:p>369</text:p>
              </table:table-cell>
              <table:table-cell office:value-type="float" office:value="0.009479">
                <text:p>0.0094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0">
                <text:p>370</text:p>
              </table:table-cell>
              <table:table-cell office:value-type="float" office:value="0.198681">
                <text:p>0.198681</text:p>
              </table:table-cell>
              <table:table-cell office:value-type="float" office:value="370">
                <text:p>370</text:p>
              </table:table-cell>
              <table:table-cell office:value-type="float" office:value="0.342555">
                <text:p>0.342555</text:p>
              </table:table-cell>
              <table:table-cell office:value-type="float" office:value="370">
                <text:p>370</text:p>
              </table:table-cell>
              <table:table-cell office:value-type="float" office:value="0.177091">
                <text:p>0.177091</text:p>
              </table:table-cell>
              <table:table-cell office:value-type="float" office:value="370">
                <text:p>370</text:p>
              </table:table-cell>
              <table:table-cell office:value-type="float" office:value="0.044865">
                <text:p>0.044865</text:p>
              </table:table-cell>
              <table:table-cell office:value-type="float" office:value="370">
                <text:p>370</text:p>
              </table:table-cell>
              <table:table-cell office:value-type="float" office:value="0.405467">
                <text:p>0.405467</text:p>
              </table:table-cell>
              <table:table-cell office:value-type="float" office:value="370">
                <text:p>370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">
                <text:p>371</text:p>
              </table:table-cell>
              <table:table-cell office:value-type="float" office:value="0.197916">
                <text:p>0.197916</text:p>
              </table:table-cell>
              <table:table-cell office:value-type="float" office:value="371">
                <text:p>371</text:p>
              </table:table-cell>
              <table:table-cell office:value-type="float" office:value="0.342892">
                <text:p>0.342892</text:p>
              </table:table-cell>
              <table:table-cell office:value-type="float" office:value="371">
                <text:p>371</text:p>
              </table:table-cell>
              <table:table-cell office:value-type="float" office:value="0.177815">
                <text:p>0.177815</text:p>
              </table:table-cell>
              <table:table-cell office:value-type="float" office:value="371">
                <text:p>371</text:p>
              </table:table-cell>
              <table:table-cell office:value-type="float" office:value="0.045564">
                <text:p>0.045564</text:p>
              </table:table-cell>
              <table:table-cell office:value-type="float" office:value="371">
                <text:p>371</text:p>
              </table:table-cell>
              <table:table-cell office:value-type="float" office:value="0.405918">
                <text:p>0.405918</text:p>
              </table:table-cell>
              <table:table-cell office:value-type="float" office:value="371">
                <text:p>371</text:p>
              </table:table-cell>
              <table:table-cell office:value-type="float" office:value="0.009824">
                <text:p>0.009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2">
                <text:p>372</text:p>
              </table:table-cell>
              <table:table-cell office:value-type="float" office:value="0.197405">
                <text:p>0.197405</text:p>
              </table:table-cell>
              <table:table-cell office:value-type="float" office:value="372">
                <text:p>372</text:p>
              </table:table-cell>
              <table:table-cell office:value-type="float" office:value="0.343255">
                <text:p>0.343255</text:p>
              </table:table-cell>
              <table:table-cell office:value-type="float" office:value="372">
                <text:p>372</text:p>
              </table:table-cell>
              <table:table-cell office:value-type="float" office:value="0.17812">
                <text:p>0.17812</text:p>
              </table:table-cell>
              <table:table-cell office:value-type="float" office:value="372">
                <text:p>372</text:p>
              </table:table-cell>
              <table:table-cell office:value-type="float" office:value="0.045264">
                <text:p>0.045264</text:p>
              </table:table-cell>
              <table:table-cell office:value-type="float" office:value="372">
                <text:p>372</text:p>
              </table:table-cell>
              <table:table-cell office:value-type="float" office:value="0.406172">
                <text:p>0.406172</text:p>
              </table:table-cell>
              <table:table-cell office:value-type="float" office:value="372">
                <text:p>372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">
                <text:p>373</text:p>
              </table:table-cell>
              <table:table-cell office:value-type="float" office:value="0.19626">
                <text:p>0.19626</text:p>
              </table:table-cell>
              <table:table-cell office:value-type="float" office:value="373">
                <text:p>373</text:p>
              </table:table-cell>
              <table:table-cell office:value-type="float" office:value="0.343291">
                <text:p>0.343291</text:p>
              </table:table-cell>
              <table:table-cell office:value-type="float" office:value="373">
                <text:p>373</text:p>
              </table:table-cell>
              <table:table-cell office:value-type="float" office:value="0.178003">
                <text:p>0.178003</text:p>
              </table:table-cell>
              <table:table-cell office:value-type="float" office:value="373">
                <text:p>373</text:p>
              </table:table-cell>
              <table:table-cell office:value-type="float" office:value="0.044932">
                <text:p>0.044932</text:p>
              </table:table-cell>
              <table:table-cell office:value-type="float" office:value="373">
                <text:p>373</text:p>
              </table:table-cell>
              <table:table-cell office:value-type="float" office:value="0.405775">
                <text:p>0.405775</text:p>
              </table:table-cell>
              <table:table-cell office:value-type="float" office:value="373">
                <text:p>373</text:p>
              </table:table-cell>
              <table:table-cell office:value-type="float" office:value="0.010252">
                <text:p>0.010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4">
                <text:p>374</text:p>
              </table:table-cell>
              <table:table-cell office:value-type="float" office:value="0.194638">
                <text:p>0.194638</text:p>
              </table:table-cell>
              <table:table-cell office:value-type="float" office:value="374">
                <text:p>374</text:p>
              </table:table-cell>
              <table:table-cell office:value-type="float" office:value="0.342815">
                <text:p>0.342815</text:p>
              </table:table-cell>
              <table:table-cell office:value-type="float" office:value="374">
                <text:p>374</text:p>
              </table:table-cell>
              <table:table-cell office:value-type="float" office:value="0.177803">
                <text:p>0.177803</text:p>
              </table:table-cell>
              <table:table-cell office:value-type="float" office:value="374">
                <text:p>374</text:p>
              </table:table-cell>
              <table:table-cell office:value-type="float" office:value="0.044544">
                <text:p>0.044544</text:p>
              </table:table-cell>
              <table:table-cell office:value-type="float" office:value="374">
                <text:p>374</text:p>
              </table:table-cell>
              <table:table-cell office:value-type="float" office:value="0.404847">
                <text:p>0.404847</text:p>
              </table:table-cell>
              <table:table-cell office:value-type="float" office:value="374">
                <text:p>374</text:p>
              </table:table-cell>
              <table:table-cell office:value-type="float" office:value="0.009481">
                <text:p>0.0094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0.192647">
                <text:p>0.192647</text:p>
              </table:table-cell>
              <table:table-cell office:value-type="float" office:value="375">
                <text:p>375</text:p>
              </table:table-cell>
              <table:table-cell office:value-type="float" office:value="0.341454">
                <text:p>0.341454</text:p>
              </table:table-cell>
              <table:table-cell office:value-type="float" office:value="375">
                <text:p>375</text:p>
              </table:table-cell>
              <table:table-cell office:value-type="float" office:value="0.176819">
                <text:p>0.176819</text:p>
              </table:table-cell>
              <table:table-cell office:value-type="float" office:value="375">
                <text:p>375</text:p>
              </table:table-cell>
              <table:table-cell office:value-type="float" office:value="0.043482">
                <text:p>0.043482</text:p>
              </table:table-cell>
              <table:table-cell office:value-type="float" office:value="375">
                <text:p>375</text:p>
              </table:table-cell>
              <table:table-cell office:value-type="float" office:value="0.40383">
                <text:p>0.40383</text:p>
              </table:table-cell>
              <table:table-cell office:value-type="float" office:value="375">
                <text:p>375</text:p>
              </table:table-cell>
              <table:table-cell office:value-type="float" office:value="0.008855">
                <text:p>0.0088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  <table:table-cell office:value-type="float" office:value="0.190881">
                <text:p>0.190881</text:p>
              </table:table-cell>
              <table:table-cell office:value-type="float" office:value="376">
                <text:p>376</text:p>
              </table:table-cell>
              <table:table-cell office:value-type="float" office:value="0.340317">
                <text:p>0.340317</text:p>
              </table:table-cell>
              <table:table-cell office:value-type="float" office:value="376">
                <text:p>376</text:p>
              </table:table-cell>
              <table:table-cell office:value-type="float" office:value="0.175985">
                <text:p>0.175985</text:p>
              </table:table-cell>
              <table:table-cell office:value-type="float" office:value="376">
                <text:p>376</text:p>
              </table:table-cell>
              <table:table-cell office:value-type="float" office:value="0.042899">
                <text:p>0.042899</text:p>
              </table:table-cell>
              <table:table-cell office:value-type="float" office:value="376">
                <text:p>376</text:p>
              </table:table-cell>
              <table:table-cell office:value-type="float" office:value="0.402999">
                <text:p>0.402999</text:p>
              </table:table-cell>
              <table:table-cell office:value-type="float" office:value="376">
                <text:p>376</text:p>
              </table:table-cell>
              <table:table-cell office:value-type="float" office:value="0.008339">
                <text:p>0.0083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7">
                <text:p>377</text:p>
              </table:table-cell>
              <table:table-cell office:value-type="float" office:value="0.189721">
                <text:p>0.189721</text:p>
              </table:table-cell>
              <table:table-cell office:value-type="float" office:value="377">
                <text:p>377</text:p>
              </table:table-cell>
              <table:table-cell office:value-type="float" office:value="0.339907">
                <text:p>0.339907</text:p>
              </table:table-cell>
              <table:table-cell office:value-type="float" office:value="377">
                <text:p>377</text:p>
              </table:table-cell>
              <table:table-cell office:value-type="float" office:value="0.175689">
                <text:p>0.175689</text:p>
              </table:table-cell>
              <table:table-cell office:value-type="float" office:value="377">
                <text:p>377</text:p>
              </table:table-cell>
              <table:table-cell office:value-type="float" office:value="0.043095">
                <text:p>0.043095</text:p>
              </table:table-cell>
              <table:table-cell office:value-type="float" office:value="377">
                <text:p>377</text:p>
              </table:table-cell>
              <table:table-cell office:value-type="float" office:value="0.402817">
                <text:p>0.402817</text:p>
              </table:table-cell>
              <table:table-cell office:value-type="float" office:value="377">
                <text:p>377</text:p>
              </table:table-cell>
              <table:table-cell office:value-type="float" office:value="0.008871">
                <text:p>0.0088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8">
                <text:p>378</text:p>
              </table:table-cell>
              <table:table-cell office:value-type="float" office:value="0.188559">
                <text:p>0.188559</text:p>
              </table:table-cell>
              <table:table-cell office:value-type="float" office:value="378">
                <text:p>378</text:p>
              </table:table-cell>
              <table:table-cell office:value-type="float" office:value="0.340114">
                <text:p>0.340114</text:p>
              </table:table-cell>
              <table:table-cell office:value-type="float" office:value="378">
                <text:p>378</text:p>
              </table:table-cell>
              <table:table-cell office:value-type="float" office:value="0.175861">
                <text:p>0.175861</text:p>
              </table:table-cell>
              <table:table-cell office:value-type="float" office:value="378">
                <text:p>378</text:p>
              </table:table-cell>
              <table:table-cell office:value-type="float" office:value="0.043226">
                <text:p>0.043226</text:p>
              </table:table-cell>
              <table:table-cell office:value-type="float" office:value="378">
                <text:p>378</text:p>
              </table:table-cell>
              <table:table-cell office:value-type="float" office:value="0.402896">
                <text:p>0.402896</text:p>
              </table:table-cell>
              <table:table-cell office:value-type="float" office:value="378">
                <text:p>378</text:p>
              </table:table-cell>
              <table:table-cell office:value-type="float" office:value="0.009304">
                <text:p>0.0093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">
                <text:p>379</text:p>
              </table:table-cell>
              <table:table-cell office:value-type="float" office:value="0.187345">
                <text:p>0.187345</text:p>
              </table:table-cell>
              <table:table-cell office:value-type="float" office:value="379">
                <text:p>379</text:p>
              </table:table-cell>
              <table:table-cell office:value-type="float" office:value="0.340225">
                <text:p>0.340225</text:p>
              </table:table-cell>
              <table:table-cell office:value-type="float" office:value="379">
                <text:p>379</text:p>
              </table:table-cell>
              <table:table-cell office:value-type="float" office:value="0.176194">
                <text:p>0.176194</text:p>
              </table:table-cell>
              <table:table-cell office:value-type="float" office:value="379">
                <text:p>379</text:p>
              </table:table-cell>
              <table:table-cell office:value-type="float" office:value="0.043064">
                <text:p>0.043064</text:p>
              </table:table-cell>
              <table:table-cell office:value-type="float" office:value="379">
                <text:p>379</text:p>
              </table:table-cell>
              <table:table-cell office:value-type="float" office:value="0.402693">
                <text:p>0.402693</text:p>
              </table:table-cell>
              <table:table-cell office:value-type="float" office:value="379">
                <text:p>379</text:p>
              </table:table-cell>
              <table:table-cell office:value-type="float" office:value="0.009485">
                <text:p>0.0094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0.186266">
                <text:p>0.186266</text:p>
              </table:table-cell>
              <table:table-cell office:value-type="float" office:value="380">
                <text:p>380</text:p>
              </table:table-cell>
              <table:table-cell office:value-type="float" office:value="0.339967">
                <text:p>0.339967</text:p>
              </table:table-cell>
              <table:table-cell office:value-type="float" office:value="380">
                <text:p>380</text:p>
              </table:table-cell>
              <table:table-cell office:value-type="float" office:value="0.175731">
                <text:p>0.175731</text:p>
              </table:table-cell>
              <table:table-cell office:value-type="float" office:value="380">
                <text:p>380</text:p>
              </table:table-cell>
              <table:table-cell office:value-type="float" office:value="0.043147">
                <text:p>0.043147</text:p>
              </table:table-cell>
              <table:table-cell office:value-type="float" office:value="380">
                <text:p>380</text:p>
              </table:table-cell>
              <table:table-cell office:value-type="float" office:value="0.402711">
                <text:p>0.402711</text:p>
              </table:table-cell>
              <table:table-cell office:value-type="float" office:value="380">
                <text:p>380</text:p>
              </table:table-cell>
              <table:table-cell office:value-type="float" office:value="0.009647">
                <text:p>0.009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1">
                <text:p>381</text:p>
              </table:table-cell>
              <table:table-cell office:value-type="float" office:value="0.185819">
                <text:p>0.185819</text:p>
              </table:table-cell>
              <table:table-cell office:value-type="float" office:value="381">
                <text:p>381</text:p>
              </table:table-cell>
              <table:table-cell office:value-type="float" office:value="0.340055">
                <text:p>0.340055</text:p>
              </table:table-cell>
              <table:table-cell office:value-type="float" office:value="381">
                <text:p>381</text:p>
              </table:table-cell>
              <table:table-cell office:value-type="float" office:value="0.17609">
                <text:p>0.17609</text:p>
              </table:table-cell>
              <table:table-cell office:value-type="float" office:value="381">
                <text:p>381</text:p>
              </table:table-cell>
              <table:table-cell office:value-type="float" office:value="0.043511">
                <text:p>0.043511</text:p>
              </table:table-cell>
              <table:table-cell office:value-type="float" office:value="381">
                <text:p>381</text:p>
              </table:table-cell>
              <table:table-cell office:value-type="float" office:value="0.403008">
                <text:p>0.403008</text:p>
              </table:table-cell>
              <table:table-cell office:value-type="float" office:value="381">
                <text:p>381</text:p>
              </table:table-cell>
              <table:table-cell office:value-type="float" office:value="0.009359">
                <text:p>0.0093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0.185127">
                <text:p>0.185127</text:p>
              </table:table-cell>
              <table:table-cell office:value-type="float" office:value="382">
                <text:p>382</text:p>
              </table:table-cell>
              <table:table-cell office:value-type="float" office:value="0.339981">
                <text:p>0.339981</text:p>
              </table:table-cell>
              <table:table-cell office:value-type="float" office:value="382">
                <text:p>382</text:p>
              </table:table-cell>
              <table:table-cell office:value-type="float" office:value="0.17643">
                <text:p>0.17643</text:p>
              </table:table-cell>
              <table:table-cell office:value-type="float" office:value="382">
                <text:p>382</text:p>
              </table:table-cell>
              <table:table-cell office:value-type="float" office:value="0.043143">
                <text:p>0.043143</text:p>
              </table:table-cell>
              <table:table-cell office:value-type="float" office:value="382">
                <text:p>382</text:p>
              </table:table-cell>
              <table:table-cell office:value-type="float" office:value="0.402704">
                <text:p>0.402704</text:p>
              </table:table-cell>
              <table:table-cell office:value-type="float" office:value="382">
                <text:p>382</text:p>
              </table:table-cell>
              <table:table-cell office:value-type="float" office:value="0.009229">
                <text:p>0.009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">
                <text:p>383</text:p>
              </table:table-cell>
              <table:table-cell office:value-type="float" office:value="0.183958">
                <text:p>0.183958</text:p>
              </table:table-cell>
              <table:table-cell office:value-type="float" office:value="383">
                <text:p>383</text:p>
              </table:table-cell>
              <table:table-cell office:value-type="float" office:value="0.339717">
                <text:p>0.339717</text:p>
              </table:table-cell>
              <table:table-cell office:value-type="float" office:value="383">
                <text:p>383</text:p>
              </table:table-cell>
              <table:table-cell office:value-type="float" office:value="0.175872">
                <text:p>0.175872</text:p>
              </table:table-cell>
              <table:table-cell office:value-type="float" office:value="383">
                <text:p>383</text:p>
              </table:table-cell>
              <table:table-cell office:value-type="float" office:value="0.042641">
                <text:p>0.042641</text:p>
              </table:table-cell>
              <table:table-cell office:value-type="float" office:value="383">
                <text:p>383</text:p>
              </table:table-cell>
              <table:table-cell office:value-type="float" office:value="0.401903">
                <text:p>0.401903</text:p>
              </table:table-cell>
              <table:table-cell office:value-type="float" office:value="383">
                <text:p>383</text:p>
              </table:table-cell>
              <table:table-cell office:value-type="float" office:value="0.009056">
                <text:p>0.009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">
                <text:p>384</text:p>
              </table:table-cell>
              <table:table-cell office:value-type="float" office:value="0.182631">
                <text:p>0.182631</text:p>
              </table:table-cell>
              <table:table-cell office:value-type="float" office:value="384">
                <text:p>384</text:p>
              </table:table-cell>
              <table:table-cell office:value-type="float" office:value="0.3396">
                <text:p>0.3396</text:p>
              </table:table-cell>
              <table:table-cell office:value-type="float" office:value="384">
                <text:p>384</text:p>
              </table:table-cell>
              <table:table-cell office:value-type="float" office:value="0.176138">
                <text:p>0.176138</text:p>
              </table:table-cell>
              <table:table-cell office:value-type="float" office:value="384">
                <text:p>384</text:p>
              </table:table-cell>
              <table:table-cell office:value-type="float" office:value="0.042813">
                <text:p>0.042813</text:p>
              </table:table-cell>
              <table:table-cell office:value-type="float" office:value="384">
                <text:p>384</text:p>
              </table:table-cell>
              <table:table-cell office:value-type="float" office:value="0.401553">
                <text:p>0.401553</text:p>
              </table:table-cell>
              <table:table-cell office:value-type="float" office:value="384">
                <text:p>384</text:p>
              </table:table-cell>
              <table:table-cell office:value-type="float" office:value="0.009135">
                <text:p>0.009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  <table:table-cell office:value-type="float" office:value="0.180975">
                <text:p>0.180975</text:p>
              </table:table-cell>
              <table:table-cell office:value-type="float" office:value="385">
                <text:p>385</text:p>
              </table:table-cell>
              <table:table-cell office:value-type="float" office:value="0.33906">
                <text:p>0.33906</text:p>
              </table:table-cell>
              <table:table-cell office:value-type="float" office:value="385">
                <text:p>385</text:p>
              </table:table-cell>
              <table:table-cell office:value-type="float" office:value="0.176102">
                <text:p>0.176102</text:p>
              </table:table-cell>
              <table:table-cell office:value-type="float" office:value="385">
                <text:p>385</text:p>
              </table:table-cell>
              <table:table-cell office:value-type="float" office:value="0.042786">
                <text:p>0.042786</text:p>
              </table:table-cell>
              <table:table-cell office:value-type="float" office:value="385">
                <text:p>385</text:p>
              </table:table-cell>
              <table:table-cell office:value-type="float" office:value="0.401232">
                <text:p>0.401232</text:p>
              </table:table-cell>
              <table:table-cell office:value-type="float" office:value="385">
                <text:p>385</text:p>
              </table:table-cell>
              <table:table-cell office:value-type="float" office:value="0.008649">
                <text:p>0.0086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6">
                <text:p>386</text:p>
              </table:table-cell>
              <table:table-cell office:value-type="float" office:value="0.180036">
                <text:p>0.180036</text:p>
              </table:table-cell>
              <table:table-cell office:value-type="float" office:value="386">
                <text:p>386</text:p>
              </table:table-cell>
              <table:table-cell office:value-type="float" office:value="0.338934">
                <text:p>0.338934</text:p>
              </table:table-cell>
              <table:table-cell office:value-type="float" office:value="386">
                <text:p>386</text:p>
              </table:table-cell>
              <table:table-cell office:value-type="float" office:value="0.175575">
                <text:p>0.175575</text:p>
              </table:table-cell>
              <table:table-cell office:value-type="float" office:value="386">
                <text:p>386</text:p>
              </table:table-cell>
              <table:table-cell office:value-type="float" office:value="0.042869">
                <text:p>0.042869</text:p>
              </table:table-cell>
              <table:table-cell office:value-type="float" office:value="386">
                <text:p>386</text:p>
              </table:table-cell>
              <table:table-cell office:value-type="float" office:value="0.401026">
                <text:p>0.401026</text:p>
              </table:table-cell>
              <table:table-cell office:value-type="float" office:value="386">
                <text:p>386</text:p>
              </table:table-cell>
              <table:table-cell office:value-type="float" office:value="0.008565">
                <text:p>0.008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7">
                <text:p>387</text:p>
              </table:table-cell>
              <table:table-cell office:value-type="float" office:value="0.179194">
                <text:p>0.179194</text:p>
              </table:table-cell>
              <table:table-cell office:value-type="float" office:value="387">
                <text:p>387</text:p>
              </table:table-cell>
              <table:table-cell office:value-type="float" office:value="0.33888">
                <text:p>0.33888</text:p>
              </table:table-cell>
              <table:table-cell office:value-type="float" office:value="387">
                <text:p>387</text:p>
              </table:table-cell>
              <table:table-cell office:value-type="float" office:value="0.175088">
                <text:p>0.175088</text:p>
              </table:table-cell>
              <table:table-cell office:value-type="float" office:value="387">
                <text:p>387</text:p>
              </table:table-cell>
              <table:table-cell office:value-type="float" office:value="0.042413">
                <text:p>0.042413</text:p>
              </table:table-cell>
              <table:table-cell office:value-type="float" office:value="387">
                <text:p>387</text:p>
              </table:table-cell>
              <table:table-cell office:value-type="float" office:value="0.400537">
                <text:p>0.400537</text:p>
              </table:table-cell>
              <table:table-cell office:value-type="float" office:value="387">
                <text:p>387</text:p>
              </table:table-cell>
              <table:table-cell office:value-type="float" office:value="0.008771">
                <text:p>0.008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">
                <text:p>388</text:p>
              </table:table-cell>
              <table:table-cell office:value-type="float" office:value="0.178146">
                <text:p>0.178146</text:p>
              </table:table-cell>
              <table:table-cell office:value-type="float" office:value="388">
                <text:p>388</text:p>
              </table:table-cell>
              <table:table-cell office:value-type="float" office:value="0.338209">
                <text:p>0.338209</text:p>
              </table:table-cell>
              <table:table-cell office:value-type="float" office:value="388">
                <text:p>388</text:p>
              </table:table-cell>
              <table:table-cell office:value-type="float" office:value="0.174758">
                <text:p>0.174758</text:p>
              </table:table-cell>
              <table:table-cell office:value-type="float" office:value="388">
                <text:p>388</text:p>
              </table:table-cell>
              <table:table-cell office:value-type="float" office:value="0.04222">
                <text:p>0.04222</text:p>
              </table:table-cell>
              <table:table-cell office:value-type="float" office:value="388">
                <text:p>388</text:p>
              </table:table-cell>
              <table:table-cell office:value-type="float" office:value="0.39979">
                <text:p>0.39979</text:p>
              </table:table-cell>
              <table:table-cell office:value-type="float" office:value="388">
                <text:p>388</text:p>
              </table:table-cell>
              <table:table-cell office:value-type="float" office:value="0.008503">
                <text:p>0.0085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">
                <text:p>389</text:p>
              </table:table-cell>
              <table:table-cell office:value-type="float" office:value="0.17723">
                <text:p>0.17723</text:p>
              </table:table-cell>
              <table:table-cell office:value-type="float" office:value="389">
                <text:p>389</text:p>
              </table:table-cell>
              <table:table-cell office:value-type="float" office:value="0.337675">
                <text:p>0.337675</text:p>
              </table:table-cell>
              <table:table-cell office:value-type="float" office:value="389">
                <text:p>389</text:p>
              </table:table-cell>
              <table:table-cell office:value-type="float" office:value="0.175426">
                <text:p>0.175426</text:p>
              </table:table-cell>
              <table:table-cell office:value-type="float" office:value="389">
                <text:p>389</text:p>
              </table:table-cell>
              <table:table-cell office:value-type="float" office:value="0.042857">
                <text:p>0.042857</text:p>
              </table:table-cell>
              <table:table-cell office:value-type="float" office:value="389">
                <text:p>389</text:p>
              </table:table-cell>
              <table:table-cell office:value-type="float" office:value="0.399852">
                <text:p>0.399852</text:p>
              </table:table-cell>
              <table:table-cell office:value-type="float" office:value="389">
                <text:p>389</text:p>
              </table:table-cell>
              <table:table-cell office:value-type="float" office:value="0.008519">
                <text:p>0.0085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">
                <text:p>390</text:p>
              </table:table-cell>
              <table:table-cell office:value-type="float" office:value="0.176512">
                <text:p>0.176512</text:p>
              </table:table-cell>
              <table:table-cell office:value-type="float" office:value="390">
                <text:p>390</text:p>
              </table:table-cell>
              <table:table-cell office:value-type="float" office:value="0.337466">
                <text:p>0.337466</text:p>
              </table:table-cell>
              <table:table-cell office:value-type="float" office:value="390">
                <text:p>390</text:p>
              </table:table-cell>
              <table:table-cell office:value-type="float" office:value="0.175287">
                <text:p>0.175287</text:p>
              </table:table-cell>
              <table:table-cell office:value-type="float" office:value="390">
                <text:p>390</text:p>
              </table:table-cell>
              <table:table-cell office:value-type="float" office:value="0.042328">
                <text:p>0.042328</text:p>
              </table:table-cell>
              <table:table-cell office:value-type="float" office:value="390">
                <text:p>390</text:p>
              </table:table-cell>
              <table:table-cell office:value-type="float" office:value="0.399469">
                <text:p>0.399469</text:p>
              </table:table-cell>
              <table:table-cell office:value-type="float" office:value="390">
                <text:p>390</text:p>
              </table:table-cell>
              <table:table-cell office:value-type="float" office:value="0.008352">
                <text:p>0.0083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1">
                <text:p>391</text:p>
              </table:table-cell>
              <table:table-cell office:value-type="float" office:value="0.176045">
                <text:p>0.176045</text:p>
              </table:table-cell>
              <table:table-cell office:value-type="float" office:value="391">
                <text:p>391</text:p>
              </table:table-cell>
              <table:table-cell office:value-type="float" office:value="0.337606">
                <text:p>0.337606</text:p>
              </table:table-cell>
              <table:table-cell office:value-type="float" office:value="391">
                <text:p>391</text:p>
              </table:table-cell>
              <table:table-cell office:value-type="float" office:value="0.174678">
                <text:p>0.174678</text:p>
              </table:table-cell>
              <table:table-cell office:value-type="float" office:value="391">
                <text:p>391</text:p>
              </table:table-cell>
              <table:table-cell office:value-type="float" office:value="0.042376">
                <text:p>0.042376</text:p>
              </table:table-cell>
              <table:table-cell office:value-type="float" office:value="391">
                <text:p>391</text:p>
              </table:table-cell>
              <table:table-cell office:value-type="float" office:value="0.399351">
                <text:p>0.399351</text:p>
              </table:table-cell>
              <table:table-cell office:value-type="float" office:value="391">
                <text:p>391</text:p>
              </table:table-cell>
              <table:table-cell office:value-type="float" office:value="0.008817">
                <text:p>0.008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">
                <text:p>392</text:p>
              </table:table-cell>
              <table:table-cell office:value-type="float" office:value="0.175458">
                <text:p>0.175458</text:p>
              </table:table-cell>
              <table:table-cell office:value-type="float" office:value="392">
                <text:p>392</text:p>
              </table:table-cell>
              <table:table-cell office:value-type="float" office:value="0.33764">
                <text:p>0.33764</text:p>
              </table:table-cell>
              <table:table-cell office:value-type="float" office:value="392">
                <text:p>392</text:p>
              </table:table-cell>
              <table:table-cell office:value-type="float" office:value="0.174523">
                <text:p>0.174523</text:p>
              </table:table-cell>
              <table:table-cell office:value-type="float" office:value="392">
                <text:p>392</text:p>
              </table:table-cell>
              <table:table-cell office:value-type="float" office:value="0.042851">
                <text:p>0.042851</text:p>
              </table:table-cell>
              <table:table-cell office:value-type="float" office:value="392">
                <text:p>392</text:p>
              </table:table-cell>
              <table:table-cell office:value-type="float" office:value="0.399257">
                <text:p>0.399257</text:p>
              </table:table-cell>
              <table:table-cell office:value-type="float" office:value="392">
                <text:p>392</text:p>
              </table:table-cell>
              <table:table-cell office:value-type="float" office:value="0.009086">
                <text:p>0.009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3">
                <text:p>393</text:p>
              </table:table-cell>
              <table:table-cell office:value-type="float" office:value="0.174778">
                <text:p>0.174778</text:p>
              </table:table-cell>
              <table:table-cell office:value-type="float" office:value="393">
                <text:p>393</text:p>
              </table:table-cell>
              <table:table-cell office:value-type="float" office:value="0.337077">
                <text:p>0.337077</text:p>
              </table:table-cell>
              <table:table-cell office:value-type="float" office:value="393">
                <text:p>393</text:p>
              </table:table-cell>
              <table:table-cell office:value-type="float" office:value="0.173986">
                <text:p>0.173986</text:p>
              </table:table-cell>
              <table:table-cell office:value-type="float" office:value="393">
                <text:p>393</text:p>
              </table:table-cell>
              <table:table-cell office:value-type="float" office:value="0.041877">
                <text:p>0.041877</text:p>
              </table:table-cell>
              <table:table-cell office:value-type="float" office:value="393">
                <text:p>393</text:p>
              </table:table-cell>
              <table:table-cell office:value-type="float" office:value="0.398637">
                <text:p>0.398637</text:p>
              </table:table-cell>
              <table:table-cell office:value-type="float" office:value="393">
                <text:p>393</text:p>
              </table:table-cell>
              <table:table-cell office:value-type="float" office:value="0.00841">
                <text:p>0.008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">
                <text:p>394</text:p>
              </table:table-cell>
              <table:table-cell office:value-type="float" office:value="0.173739">
                <text:p>0.173739</text:p>
              </table:table-cell>
              <table:table-cell office:value-type="float" office:value="394">
                <text:p>394</text:p>
              </table:table-cell>
              <table:table-cell office:value-type="float" office:value="0.336406">
                <text:p>0.336406</text:p>
              </table:table-cell>
              <table:table-cell office:value-type="float" office:value="394">
                <text:p>394</text:p>
              </table:table-cell>
              <table:table-cell office:value-type="float" office:value="0.173833">
                <text:p>0.173833</text:p>
              </table:table-cell>
              <table:table-cell office:value-type="float" office:value="394">
                <text:p>394</text:p>
              </table:table-cell>
              <table:table-cell office:value-type="float" office:value="0.041446">
                <text:p>0.041446</text:p>
              </table:table-cell>
              <table:table-cell office:value-type="float" office:value="394">
                <text:p>394</text:p>
              </table:table-cell>
              <table:table-cell office:value-type="float" office:value="0.398118">
                <text:p>0.398118</text:p>
              </table:table-cell>
              <table:table-cell office:value-type="float" office:value="394">
                <text:p>394</text:p>
              </table:table-cell>
              <table:table-cell office:value-type="float" office:value="0.008087">
                <text:p>0.008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">
                <text:p>395</text:p>
              </table:table-cell>
              <table:table-cell office:value-type="float" office:value="0.172527">
                <text:p>0.172527</text:p>
              </table:table-cell>
              <table:table-cell office:value-type="float" office:value="395">
                <text:p>395</text:p>
              </table:table-cell>
              <table:table-cell office:value-type="float" office:value="0.336046">
                <text:p>0.336046</text:p>
              </table:table-cell>
              <table:table-cell office:value-type="float" office:value="395">
                <text:p>395</text:p>
              </table:table-cell>
              <table:table-cell office:value-type="float" office:value="0.173717">
                <text:p>0.173717</text:p>
              </table:table-cell>
              <table:table-cell office:value-type="float" office:value="395">
                <text:p>395</text:p>
              </table:table-cell>
              <table:table-cell office:value-type="float" office:value="0.04182">
                <text:p>0.04182</text:p>
              </table:table-cell>
              <table:table-cell office:value-type="float" office:value="395">
                <text:p>395</text:p>
              </table:table-cell>
              <table:table-cell office:value-type="float" office:value="0.397701">
                <text:p>0.397701</text:p>
              </table:table-cell>
              <table:table-cell office:value-type="float" office:value="395">
                <text:p>395</text:p>
              </table:table-cell>
              <table:table-cell office:value-type="float" office:value="0.008029">
                <text:p>0.0080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6">
                <text:p>396</text:p>
              </table:table-cell>
              <table:table-cell office:value-type="float" office:value="0.171755">
                <text:p>0.171755</text:p>
              </table:table-cell>
              <table:table-cell office:value-type="float" office:value="396">
                <text:p>396</text:p>
              </table:table-cell>
              <table:table-cell office:value-type="float" office:value="0.336069">
                <text:p>0.336069</text:p>
              </table:table-cell>
              <table:table-cell office:value-type="float" office:value="396">
                <text:p>396</text:p>
              </table:table-cell>
              <table:table-cell office:value-type="float" office:value="0.173998">
                <text:p>0.173998</text:p>
              </table:table-cell>
              <table:table-cell office:value-type="float" office:value="396">
                <text:p>396</text:p>
              </table:table-cell>
              <table:table-cell office:value-type="float" office:value="0.041935">
                <text:p>0.041935</text:p>
              </table:table-cell>
              <table:table-cell office:value-type="float" office:value="396">
                <text:p>396</text:p>
              </table:table-cell>
              <table:table-cell office:value-type="float" office:value="0.397889">
                <text:p>0.397889</text:p>
              </table:table-cell>
              <table:table-cell office:value-type="float" office:value="396">
                <text:p>396</text:p>
              </table:table-cell>
              <table:table-cell office:value-type="float" office:value="0.008642">
                <text:p>0.008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0.170981">
                <text:p>0.170981</text:p>
              </table:table-cell>
              <table:table-cell office:value-type="float" office:value="397">
                <text:p>397</text:p>
              </table:table-cell>
              <table:table-cell office:value-type="float" office:value="0.335671">
                <text:p>0.335671</text:p>
              </table:table-cell>
              <table:table-cell office:value-type="float" office:value="397">
                <text:p>397</text:p>
              </table:table-cell>
              <table:table-cell office:value-type="float" office:value="0.173988">
                <text:p>0.173988</text:p>
              </table:table-cell>
              <table:table-cell office:value-type="float" office:value="397">
                <text:p>397</text:p>
              </table:table-cell>
              <table:table-cell office:value-type="float" office:value="0.041759">
                <text:p>0.041759</text:p>
              </table:table-cell>
              <table:table-cell office:value-type="float" office:value="397">
                <text:p>397</text:p>
              </table:table-cell>
              <table:table-cell office:value-type="float" office:value="0.39733">
                <text:p>0.39733</text:p>
              </table:table-cell>
              <table:table-cell office:value-type="float" office:value="397">
                <text:p>397</text:p>
              </table:table-cell>
              <table:table-cell office:value-type="float" office:value="0.008857">
                <text:p>0.0088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0.170424">
                <text:p>0.170424</text:p>
              </table:table-cell>
              <table:table-cell office:value-type="float" office:value="398">
                <text:p>398</text:p>
              </table:table-cell>
              <table:table-cell office:value-type="float" office:value="0.335314">
                <text:p>0.335314</text:p>
              </table:table-cell>
              <table:table-cell office:value-type="float" office:value="398">
                <text:p>398</text:p>
              </table:table-cell>
              <table:table-cell office:value-type="float" office:value="0.173242">
                <text:p>0.173242</text:p>
              </table:table-cell>
              <table:table-cell office:value-type="float" office:value="398">
                <text:p>398</text:p>
              </table:table-cell>
              <table:table-cell office:value-type="float" office:value="0.041394">
                <text:p>0.041394</text:p>
              </table:table-cell>
              <table:table-cell office:value-type="float" office:value="398">
                <text:p>398</text:p>
              </table:table-cell>
              <table:table-cell office:value-type="float" office:value="0.396698">
                <text:p>0.396698</text:p>
              </table:table-cell>
              <table:table-cell office:value-type="float" office:value="398">
                <text:p>398</text:p>
              </table:table-cell>
              <table:table-cell office:value-type="float" office:value="0.008438">
                <text:p>0.0084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0.170313">
                <text:p>0.170313</text:p>
              </table:table-cell>
              <table:table-cell office:value-type="float" office:value="399">
                <text:p>399</text:p>
              </table:table-cell>
              <table:table-cell office:value-type="float" office:value="0.335344">
                <text:p>0.335344</text:p>
              </table:table-cell>
              <table:table-cell office:value-type="float" office:value="399">
                <text:p>399</text:p>
              </table:table-cell>
              <table:table-cell office:value-type="float" office:value="0.172877">
                <text:p>0.172877</text:p>
              </table:table-cell>
              <table:table-cell office:value-type="float" office:value="399">
                <text:p>399</text:p>
              </table:table-cell>
              <table:table-cell office:value-type="float" office:value="0.041298">
                <text:p>0.041298</text:p>
              </table:table-cell>
              <table:table-cell office:value-type="float" office:value="399">
                <text:p>399</text:p>
              </table:table-cell>
              <table:table-cell office:value-type="float" office:value="0.396578">
                <text:p>0.396578</text:p>
              </table:table-cell>
              <table:table-cell office:value-type="float" office:value="399">
                <text:p>399</text:p>
              </table:table-cell>
              <table:table-cell office:value-type="float" office:value="0.008202">
                <text:p>0.0082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0.170276">
                <text:p>0.170276</text:p>
              </table:table-cell>
              <table:table-cell office:value-type="float" office:value="400">
                <text:p>400</text:p>
              </table:table-cell>
              <table:table-cell office:value-type="float" office:value="0.335355">
                <text:p>0.335355</text:p>
              </table:table-cell>
              <table:table-cell office:value-type="float" office:value="400">
                <text:p>400</text:p>
              </table:table-cell>
              <table:table-cell office:value-type="float" office:value="0.172756">
                <text:p>0.172756</text:p>
              </table:table-cell>
              <table:table-cell office:value-type="float" office:value="400">
                <text:p>400</text:p>
              </table:table-cell>
              <table:table-cell office:value-type="float" office:value="0.041265">
                <text:p>0.041265</text:p>
              </table:table-cell>
              <table:table-cell office:value-type="float" office:value="400">
                <text:p>400</text:p>
              </table:table-cell>
              <table:table-cell office:value-type="float" office:value="0.396538">
                <text:p>0.396538</text:p>
              </table:table-cell>
              <table:table-cell office:value-type="float" office:value="400">
                <text:p>400</text:p>
              </table:table-cell>
              <table:table-cell office:value-type="float" office:value="0.008123">
                <text:p>0.008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400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0.5" chart:reverse-direction="false" text:line-break="false" chart:axis-position="0"/>
      <style:graphic-properties svg:stroke-color="#666666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94cm" svg:height="10.546cm" xlink:href=".." xlink:type="simple" chart:class="chart:scatter" chart:style-name="ch1">
        <chart:legend chart:legend-position="end" svg:x="16.55cm" svg:y="3.651cm" style:legend-expansion="high" chart:style-name="ch2"/>
        <chart:plot-area chart:style-name="ch3" table:cell-range-address="Лист2.A1841:Лист2.A2041 Лист2.A1839:Лист2.A1839 Лист2.C1841:Лист2.C2041 Лист2.A2043:Лист2.A2043 Лист2.C2045:Лист2.C2245 Лист2.A2247:Лист2.A2247 Лист2.C2249:Лист2.C2449 Лист2.A1227:Лист2.A1227 Лист2.C1229:Лист2.C1429 Лист2.A1431:Лист2.A1431 Лист2.C1433:Лист2.C1633 Лист2.A1635:Лист2.A1635 Лист2.C1637:Лист2.C1837" chart:data-source-has-labels="row" svg:x="1.508cm" svg:y="0.975cm" svg:width="14.292cm" svg:height="8.258cm">
          <chartooo:coordinate-region svg:x="2.341cm" svg:y="1.187cm" svg:width="13.179cm" svg:height="7.834cm"/>
          <chart:axis chart:dimension="x" chart:name="primary-x" chart:style-name="ch4">
            <chart:title svg:x="6.917cm" svg:y="9.443cm" chart:style-name="ch5">
              <text:p>Длина волны λ, нм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8.323cm" chart:style-name="ch8">
              <text:p>Оптическая плотность раствора D</text:p>
            </chart:title>
            <chart:grid chart:style-name="ch6" chart:class="major"/>
            <chart:grid chart:style-name="ch6" chart:class="minor"/>
          </chart:axis>
          <chart:series chart:style-name="ch9" chart:values-cell-range-address="Лист2.C1841:Лист2.C2041" chart:label-cell-address="Лист2.A1839:Лист2.A1839" chart:class="chart:scatter">
            <chart:domain table:cell-range-address="Лист2.A1841:Лист2.A2041"/>
            <chart:data-point chart:repeated="201"/>
          </chart:series>
          <chart:series chart:style-name="ch10" chart:values-cell-range-address="Лист2.C2045:Лист2.C2245" chart:label-cell-address="Лист2.A2043:Лист2.A2043" chart:class="chart:scatter">
            <chart:domain table:cell-range-address="Лист2.A2045:Лист2.A2245"/>
            <chart:data-point chart:repeated="201"/>
          </chart:series>
          <chart:series chart:style-name="ch11" chart:values-cell-range-address="Лист2.C2249:Лист2.C2449" chart:label-cell-address="Лист2.A2247:Лист2.A2247" chart:class="chart:scatter">
            <chart:domain table:cell-range-address="Лист2.A2249:Лист2.A2449"/>
            <chart:data-point chart:repeated="201"/>
          </chart:series>
          <chart:series chart:style-name="ch12" chart:values-cell-range-address="Лист2.C1229:Лист2.C1429" chart:label-cell-address="Лист2.A1227:Лист2.A1227" chart:class="chart:scatter">
            <chart:domain table:cell-range-address="Лист2.A1229:Лист2.A1429"/>
            <chart:data-point chart:repeated="201"/>
          </chart:series>
          <chart:series chart:style-name="ch13" chart:values-cell-range-address="Лист2.C1433:Лист2.C1633" chart:label-cell-address="Лист2.A1431:Лист2.A1431" chart:class="chart:scatter">
            <chart:domain table:cell-range-address="Лист2.A1433:Лист2.A1633"/>
            <chart:data-point chart:repeated="201"/>
          </chart:series>
          <chart:series chart:style-name="ch14" chart:values-cell-range-address="Лист2.C1637:Лист2.C1837" chart:label-cell-address="Лист2.A1635:Лист2.A1635" chart:class="chart:scatter">
            <chart:domain table:cell-range-address="Лист2.A1637:Лист2.A1837"/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2 мл</text:p>
                <draw:g>
                  <svg:desc>Лист2.A1839:Лист2.A1839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4 мл</text:p>
                <draw:g>
                  <svg:desc>Лист2.A2043:Лист2.A2043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6 мл</text:p>
                <draw:g>
                  <svg:desc>Лист2.A2247:Лист2.A2247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8 мл</text:p>
                <draw:g>
                  <svg:desc>Лист2.A1227:Лист2.A1227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10 мл</text:p>
                <draw:g>
                  <svg:desc>Лист2.A1431:Лист2.A143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25 мл</text:p>
                <draw:g>
                  <svg:desc>Лист2.A1635:Лист2.A16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Лист2.A1841:Лист2.A2041</svg:desc>
                </draw:g>
              </table:table-cell>
              <table:table-cell office:value-type="float" office:value="2.492816">
                <text:p>2.492816</text:p>
                <draw:g>
                  <svg:desc>Лист2.C1841:Лист2.C2041</svg:desc>
                </draw:g>
              </table:table-cell>
              <table:table-cell office:value-type="float" office:value="200">
                <text:p>200</text:p>
                <draw:g>
                  <svg:desc>Лист2.A2045:Лист2.A2245</svg:desc>
                </draw:g>
              </table:table-cell>
              <table:table-cell office:value-type="float" office:value="2.052377">
                <text:p>2.052377</text:p>
                <draw:g>
                  <svg:desc>Лист2.C2045:Лист2.C2245</svg:desc>
                </draw:g>
              </table:table-cell>
              <table:table-cell office:value-type="float" office:value="200">
                <text:p>200</text:p>
                <draw:g>
                  <svg:desc>Лист2.A2249:Лист2.A2449</svg:desc>
                </draw:g>
              </table:table-cell>
              <table:table-cell office:value-type="float" office:value="2.379955">
                <text:p>2.379955</text:p>
                <draw:g>
                  <svg:desc>Лист2.C2249:Лист2.C2449</svg:desc>
                </draw:g>
              </table:table-cell>
              <table:table-cell office:value-type="float" office:value="200">
                <text:p>200</text:p>
                <draw:g>
                  <svg:desc>Лист2.A1229:Лист2.A1429</svg:desc>
                </draw:g>
              </table:table-cell>
              <table:table-cell office:value-type="float" office:value="3.325741">
                <text:p>3.325741</text:p>
                <draw:g>
                  <svg:desc>Лист2.C1229:Лист2.C1429</svg:desc>
                </draw:g>
              </table:table-cell>
              <table:table-cell office:value-type="float" office:value="200">
                <text:p>200</text:p>
                <draw:g>
                  <svg:desc>Лист2.A1433:Лист2.A1633</svg:desc>
                </draw:g>
              </table:table-cell>
              <table:table-cell office:value-type="float" office:value="2.96806">
                <text:p>2.96806</text:p>
                <draw:g>
                  <svg:desc>Лист2.C1433:Лист2.C1633</svg:desc>
                </draw:g>
              </table:table-cell>
              <table:table-cell office:value-type="float" office:value="200">
                <text:p>200</text:p>
                <draw:g>
                  <svg:desc>Лист2.A1637:Лист2.A1837</svg:desc>
                </draw:g>
              </table:table-cell>
              <table:table-cell office:value-type="float" office:value="3.386192">
                <text:p>3.386192</text:p>
                <draw:g>
                  <svg:desc>Лист2.C1637:Лист2.C18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1.736516">
                <text:p>1.736516</text:p>
              </table:table-cell>
              <table:table-cell office:value-type="float" office:value="201">
                <text:p>201</text:p>
              </table:table-cell>
              <table:table-cell office:value-type="float" office:value="1.813053">
                <text:p>1.813053</text:p>
              </table:table-cell>
              <table:table-cell office:value-type="float" office:value="201">
                <text:p>201</text:p>
              </table:table-cell>
              <table:table-cell office:value-type="float" office:value="2.762188">
                <text:p>2.762188</text:p>
              </table:table-cell>
              <table:table-cell office:value-type="float" office:value="201">
                <text:p>201</text:p>
              </table:table-cell>
              <table:table-cell office:value-type="float" office:value="3.362137">
                <text:p>3.362137</text:p>
              </table:table-cell>
              <table:table-cell office:value-type="float" office:value="201">
                <text:p>201</text:p>
              </table:table-cell>
              <table:table-cell office:value-type="float" office:value="2.137628">
                <text:p>2.137628</text:p>
              </table:table-cell>
              <table:table-cell office:value-type="float" office:value="201">
                <text:p>201</text:p>
              </table:table-cell>
              <table:table-cell office:value-type="float" office:value="2.820927">
                <text:p>2.820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1.555443">
                <text:p>1.555443</text:p>
              </table:table-cell>
              <table:table-cell office:value-type="float" office:value="202">
                <text:p>202</text:p>
              </table:table-cell>
              <table:table-cell office:value-type="float" office:value="1.752965">
                <text:p>1.752965</text:p>
              </table:table-cell>
              <table:table-cell office:value-type="float" office:value="202">
                <text:p>202</text:p>
              </table:table-cell>
              <table:table-cell office:value-type="float" office:value="3.053248">
                <text:p>3.053248</text:p>
              </table:table-cell>
              <table:table-cell office:value-type="float" office:value="202">
                <text:p>202</text:p>
              </table:table-cell>
              <table:table-cell office:value-type="float" office:value="3.414735">
                <text:p>3.414735</text:p>
              </table:table-cell>
              <table:table-cell office:value-type="float" office:value="202">
                <text:p>202</text:p>
              </table:table-cell>
              <table:table-cell office:value-type="float" office:value="2.53561">
                <text:p>2.53561</text:p>
              </table:table-cell>
              <table:table-cell office:value-type="float" office:value="202">
                <text:p>202</text:p>
              </table:table-cell>
              <table:table-cell office:value-type="float" office:value="2.474651">
                <text:p>2.474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1.345121">
                <text:p>1.345121</text:p>
              </table:table-cell>
              <table:table-cell office:value-type="float" office:value="203">
                <text:p>203</text:p>
              </table:table-cell>
              <table:table-cell office:value-type="float" office:value="1.607016">
                <text:p>1.607016</text:p>
              </table:table-cell>
              <table:table-cell office:value-type="float" office:value="203">
                <text:p>203</text:p>
              </table:table-cell>
              <table:table-cell office:value-type="float" office:value="2.141305">
                <text:p>2.141305</text:p>
              </table:table-cell>
              <table:table-cell office:value-type="float" office:value="203">
                <text:p>203</text:p>
              </table:table-cell>
              <table:table-cell office:value-type="float" office:value="3.495511">
                <text:p>3.495511</text:p>
              </table:table-cell>
              <table:table-cell office:value-type="float" office:value="203">
                <text:p>203</text:p>
              </table:table-cell>
              <table:table-cell office:value-type="float" office:value="2.854005">
                <text:p>2.854005</text:p>
              </table:table-cell>
              <table:table-cell office:value-type="float" office:value="203">
                <text:p>203</text:p>
              </table:table-cell>
              <table:table-cell office:value-type="float" office:value="2.556167">
                <text:p>2.55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1.237809">
                <text:p>1.237809</text:p>
              </table:table-cell>
              <table:table-cell office:value-type="float" office:value="204">
                <text:p>204</text:p>
              </table:table-cell>
              <table:table-cell office:value-type="float" office:value="1.387244">
                <text:p>1.387244</text:p>
              </table:table-cell>
              <table:table-cell office:value-type="float" office:value="204">
                <text:p>204</text:p>
              </table:table-cell>
              <table:table-cell office:value-type="float" office:value="1.796938">
                <text:p>1.796938</text:p>
              </table:table-cell>
              <table:table-cell office:value-type="float" office:value="204">
                <text:p>204</text:p>
              </table:table-cell>
              <table:table-cell office:value-type="float" office:value="3.578491">
                <text:p>3.578491</text:p>
              </table:table-cell>
              <table:table-cell office:value-type="float" office:value="204">
                <text:p>204</text:p>
              </table:table-cell>
              <table:table-cell office:value-type="float" office:value="2.381856">
                <text:p>2.381856</text:p>
              </table:table-cell>
              <table:table-cell office:value-type="float" office:value="204">
                <text:p>204</text:p>
              </table:table-cell>
              <table:table-cell office:value-type="float" office:value="2.978559">
                <text:p>2.978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1.151539">
                <text:p>1.151539</text:p>
              </table:table-cell>
              <table:table-cell office:value-type="float" office:value="205">
                <text:p>205</text:p>
              </table:table-cell>
              <table:table-cell office:value-type="float" office:value="1.18671">
                <text:p>1.18671</text:p>
              </table:table-cell>
              <table:table-cell office:value-type="float" office:value="205">
                <text:p>205</text:p>
              </table:table-cell>
              <table:table-cell office:value-type="float" office:value="1.6207">
                <text:p>1.6207</text:p>
              </table:table-cell>
              <table:table-cell office:value-type="float" office:value="205">
                <text:p>205</text:p>
              </table:table-cell>
              <table:table-cell office:value-type="float" office:value="2.497112">
                <text:p>2.497112</text:p>
              </table:table-cell>
              <table:table-cell office:value-type="float" office:value="205">
                <text:p>205</text:p>
              </table:table-cell>
              <table:table-cell office:value-type="float" office:value="2.249994">
                <text:p>2.249994</text:p>
              </table:table-cell>
              <table:table-cell office:value-type="float" office:value="205">
                <text:p>205</text:p>
              </table:table-cell>
              <table:table-cell office:value-type="float" office:value="3.204835">
                <text:p>3.20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1.06635">
                <text:p>1.06635</text:p>
              </table:table-cell>
              <table:table-cell office:value-type="float" office:value="206">
                <text:p>206</text:p>
              </table:table-cell>
              <table:table-cell office:value-type="float" office:value="1.067539">
                <text:p>1.067539</text:p>
              </table:table-cell>
              <table:table-cell office:value-type="float" office:value="206">
                <text:p>206</text:p>
              </table:table-cell>
              <table:table-cell office:value-type="float" office:value="1.482369">
                <text:p>1.482369</text:p>
              </table:table-cell>
              <table:table-cell office:value-type="float" office:value="206">
                <text:p>206</text:p>
              </table:table-cell>
              <table:table-cell office:value-type="float" office:value="2.16542">
                <text:p>2.16542</text:p>
              </table:table-cell>
              <table:table-cell office:value-type="float" office:value="206">
                <text:p>206</text:p>
              </table:table-cell>
              <table:table-cell office:value-type="float" office:value="2.453226">
                <text:p>2.453226</text:p>
              </table:table-cell>
              <table:table-cell office:value-type="float" office:value="206">
                <text:p>206</text:p>
              </table:table-cell>
              <table:table-cell office:value-type="float" office:value="3.335921">
                <text:p>3.335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0.99613">
                <text:p>0.99613</text:p>
              </table:table-cell>
              <table:table-cell office:value-type="float" office:value="207">
                <text:p>207</text:p>
              </table:table-cell>
              <table:table-cell office:value-type="float" office:value="0.994022">
                <text:p>0.994022</text:p>
              </table:table-cell>
              <table:table-cell office:value-type="float" office:value="207">
                <text:p>207</text:p>
              </table:table-cell>
              <table:table-cell office:value-type="float" office:value="1.377306">
                <text:p>1.377306</text:p>
              </table:table-cell>
              <table:table-cell office:value-type="float" office:value="207">
                <text:p>207</text:p>
              </table:table-cell>
              <table:table-cell office:value-type="float" office:value="2.031785">
                <text:p>2.031785</text:p>
              </table:table-cell>
              <table:table-cell office:value-type="float" office:value="207">
                <text:p>207</text:p>
              </table:table-cell>
              <table:table-cell office:value-type="float" office:value="2.677031">
                <text:p>2.677031</text:p>
              </table:table-cell>
              <table:table-cell office:value-type="float" office:value="207">
                <text:p>207</text:p>
              </table:table-cell>
              <table:table-cell office:value-type="float" office:value="3.348885">
                <text:p>3.348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0.95198">
                <text:p>0.95198</text:p>
              </table:table-cell>
              <table:table-cell office:value-type="float" office:value="208">
                <text:p>208</text:p>
              </table:table-cell>
              <table:table-cell office:value-type="float" office:value="0.933679">
                <text:p>0.933679</text:p>
              </table:table-cell>
              <table:table-cell office:value-type="float" office:value="208">
                <text:p>208</text:p>
              </table:table-cell>
              <table:table-cell office:value-type="float" office:value="1.295554">
                <text:p>1.295554</text:p>
              </table:table-cell>
              <table:table-cell office:value-type="float" office:value="208">
                <text:p>208</text:p>
              </table:table-cell>
              <table:table-cell office:value-type="float" office:value="1.964487">
                <text:p>1.964487</text:p>
              </table:table-cell>
              <table:table-cell office:value-type="float" office:value="208">
                <text:p>208</text:p>
              </table:table-cell>
              <table:table-cell office:value-type="float" office:value="2.303783">
                <text:p>2.303783</text:p>
              </table:table-cell>
              <table:table-cell office:value-type="float" office:value="208">
                <text:p>208</text:p>
              </table:table-cell>
              <table:table-cell office:value-type="float" office:value="3.257637">
                <text:p>3.257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0.911635">
                <text:p>0.911635</text:p>
              </table:table-cell>
              <table:table-cell office:value-type="float" office:value="209">
                <text:p>209</text:p>
              </table:table-cell>
              <table:table-cell office:value-type="float" office:value="0.875319">
                <text:p>0.875319</text:p>
              </table:table-cell>
              <table:table-cell office:value-type="float" office:value="209">
                <text:p>209</text:p>
              </table:table-cell>
              <table:table-cell office:value-type="float" office:value="1.238165">
                <text:p>1.238165</text:p>
              </table:table-cell>
              <table:table-cell office:value-type="float" office:value="209">
                <text:p>209</text:p>
              </table:table-cell>
              <table:table-cell office:value-type="float" office:value="1.929244">
                <text:p>1.929244</text:p>
              </table:table-cell>
              <table:table-cell office:value-type="float" office:value="209">
                <text:p>209</text:p>
              </table:table-cell>
              <table:table-cell office:value-type="float" office:value="2.132604">
                <text:p>2.132604</text:p>
              </table:table-cell>
              <table:table-cell office:value-type="float" office:value="209">
                <text:p>209</text:p>
              </table:table-cell>
              <table:table-cell office:value-type="float" office:value="3.426211">
                <text:p>3.426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0.874368">
                <text:p>0.874368</text:p>
              </table:table-cell>
              <table:table-cell office:value-type="float" office:value="210">
                <text:p>210</text:p>
              </table:table-cell>
              <table:table-cell office:value-type="float" office:value="0.835735">
                <text:p>0.835735</text:p>
              </table:table-cell>
              <table:table-cell office:value-type="float" office:value="210">
                <text:p>210</text:p>
              </table:table-cell>
              <table:table-cell office:value-type="float" office:value="1.202344">
                <text:p>1.202344</text:p>
              </table:table-cell>
              <table:table-cell office:value-type="float" office:value="210">
                <text:p>210</text:p>
              </table:table-cell>
              <table:table-cell office:value-type="float" office:value="1.889439">
                <text:p>1.889439</text:p>
              </table:table-cell>
              <table:table-cell office:value-type="float" office:value="210">
                <text:p>210</text:p>
              </table:table-cell>
              <table:table-cell office:value-type="float" office:value="2.098717">
                <text:p>2.098717</text:p>
              </table:table-cell>
              <table:table-cell office:value-type="float" office:value="210">
                <text:p>210</text:p>
              </table:table-cell>
              <table:table-cell office:value-type="float" office:value="2.980134">
                <text:p>2.980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85383">
                <text:p>0.85383</text:p>
              </table:table-cell>
              <table:table-cell office:value-type="float" office:value="211">
                <text:p>211</text:p>
              </table:table-cell>
              <table:table-cell office:value-type="float" office:value="0.820252">
                <text:p>0.820252</text:p>
              </table:table-cell>
              <table:table-cell office:value-type="float" office:value="211">
                <text:p>211</text:p>
              </table:table-cell>
              <table:table-cell office:value-type="float" office:value="1.180855">
                <text:p>1.180855</text:p>
              </table:table-cell>
              <table:table-cell office:value-type="float" office:value="211">
                <text:p>211</text:p>
              </table:table-cell>
              <table:table-cell office:value-type="float" office:value="1.866598">
                <text:p>1.866598</text:p>
              </table:table-cell>
              <table:table-cell office:value-type="float" office:value="211">
                <text:p>211</text:p>
              </table:table-cell>
              <table:table-cell office:value-type="float" office:value="2.125387">
                <text:p>2.125387</text:p>
              </table:table-cell>
              <table:table-cell office:value-type="float" office:value="211">
                <text:p>211</text:p>
              </table:table-cell>
              <table:table-cell office:value-type="float" office:value="2.905936">
                <text:p>2.905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0.828961">
                <text:p>0.828961</text:p>
              </table:table-cell>
              <table:table-cell office:value-type="float" office:value="212">
                <text:p>212</text:p>
              </table:table-cell>
              <table:table-cell office:value-type="float" office:value="0.816123">
                <text:p>0.816123</text:p>
              </table:table-cell>
              <table:table-cell office:value-type="float" office:value="212">
                <text:p>212</text:p>
              </table:table-cell>
              <table:table-cell office:value-type="float" office:value="1.165972">
                <text:p>1.165972</text:p>
              </table:table-cell>
              <table:table-cell office:value-type="float" office:value="212">
                <text:p>212</text:p>
              </table:table-cell>
              <table:table-cell office:value-type="float" office:value="1.840375">
                <text:p>1.840375</text:p>
              </table:table-cell>
              <table:table-cell office:value-type="float" office:value="212">
                <text:p>212</text:p>
              </table:table-cell>
              <table:table-cell office:value-type="float" office:value="2.266431">
                <text:p>2.266431</text:p>
              </table:table-cell>
              <table:table-cell office:value-type="float" office:value="212">
                <text:p>212</text:p>
              </table:table-cell>
              <table:table-cell office:value-type="float" office:value="3.334404">
                <text:p>3.334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">
                <text:p>213</text:p>
              </table:table-cell>
              <table:table-cell office:value-type="float" office:value="0.805432">
                <text:p>0.805432</text:p>
              </table:table-cell>
              <table:table-cell office:value-type="float" office:value="213">
                <text:p>213</text:p>
              </table:table-cell>
              <table:table-cell office:value-type="float" office:value="0.810156">
                <text:p>0.810156</text:p>
              </table:table-cell>
              <table:table-cell office:value-type="float" office:value="213">
                <text:p>213</text:p>
              </table:table-cell>
              <table:table-cell office:value-type="float" office:value="1.164903">
                <text:p>1.164903</text:p>
              </table:table-cell>
              <table:table-cell office:value-type="float" office:value="213">
                <text:p>213</text:p>
              </table:table-cell>
              <table:table-cell office:value-type="float" office:value="1.820279">
                <text:p>1.820279</text:p>
              </table:table-cell>
              <table:table-cell office:value-type="float" office:value="213">
                <text:p>213</text:p>
              </table:table-cell>
              <table:table-cell office:value-type="float" office:value="2.405683">
                <text:p>2.405683</text:p>
              </table:table-cell>
              <table:table-cell office:value-type="float" office:value="213">
                <text:p>213</text:p>
              </table:table-cell>
              <table:table-cell office:value-type="float" office:value="3.693526">
                <text:p>3.693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">
                <text:p>214</text:p>
              </table:table-cell>
              <table:table-cell office:value-type="float" office:value="0.792605">
                <text:p>0.792605</text:p>
              </table:table-cell>
              <table:table-cell office:value-type="float" office:value="214">
                <text:p>214</text:p>
              </table:table-cell>
              <table:table-cell office:value-type="float" office:value="0.815497">
                <text:p>0.815497</text:p>
              </table:table-cell>
              <table:table-cell office:value-type="float" office:value="214">
                <text:p>214</text:p>
              </table:table-cell>
              <table:table-cell office:value-type="float" office:value="1.177039">
                <text:p>1.177039</text:p>
              </table:table-cell>
              <table:table-cell office:value-type="float" office:value="214">
                <text:p>214</text:p>
              </table:table-cell>
              <table:table-cell office:value-type="float" office:value="1.829782">
                <text:p>1.829782</text:p>
              </table:table-cell>
              <table:table-cell office:value-type="float" office:value="214">
                <text:p>214</text:p>
              </table:table-cell>
              <table:table-cell office:value-type="float" office:value="2.459963">
                <text:p>2.459963</text:p>
              </table:table-cell>
              <table:table-cell office:value-type="float" office:value="214">
                <text:p>214</text:p>
              </table:table-cell>
              <table:table-cell office:value-type="float" office:value="3.946437">
                <text:p>3.946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">
                <text:p>215</text:p>
              </table:table-cell>
              <table:table-cell office:value-type="float" office:value="0.786623">
                <text:p>0.786623</text:p>
              </table:table-cell>
              <table:table-cell office:value-type="float" office:value="215">
                <text:p>215</text:p>
              </table:table-cell>
              <table:table-cell office:value-type="float" office:value="0.843489">
                <text:p>0.843489</text:p>
              </table:table-cell>
              <table:table-cell office:value-type="float" office:value="215">
                <text:p>215</text:p>
              </table:table-cell>
              <table:table-cell office:value-type="float" office:value="1.20629">
                <text:p>1.20629</text:p>
              </table:table-cell>
              <table:table-cell office:value-type="float" office:value="215">
                <text:p>215</text:p>
              </table:table-cell>
              <table:table-cell office:value-type="float" office:value="1.846278">
                <text:p>1.846278</text:p>
              </table:table-cell>
              <table:table-cell office:value-type="float" office:value="215">
                <text:p>215</text:p>
              </table:table-cell>
              <table:table-cell office:value-type="float" office:value="2.398693">
                <text:p>2.398693</text:p>
              </table:table-cell>
              <table:table-cell office:value-type="float" office:value="215">
                <text:p>215</text:p>
              </table:table-cell>
              <table:table-cell office:value-type="float" office:value="3.52332">
                <text:p>3.52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0.780162">
                <text:p>0.780162</text:p>
              </table:table-cell>
              <table:table-cell office:value-type="float" office:value="216">
                <text:p>216</text:p>
              </table:table-cell>
              <table:table-cell office:value-type="float" office:value="0.873769">
                <text:p>0.873769</text:p>
              </table:table-cell>
              <table:table-cell office:value-type="float" office:value="216">
                <text:p>216</text:p>
              </table:table-cell>
              <table:table-cell office:value-type="float" office:value="1.249334">
                <text:p>1.249334</text:p>
              </table:table-cell>
              <table:table-cell office:value-type="float" office:value="216">
                <text:p>216</text:p>
              </table:table-cell>
              <table:table-cell office:value-type="float" office:value="1.903956">
                <text:p>1.903956</text:p>
              </table:table-cell>
              <table:table-cell office:value-type="float" office:value="216">
                <text:p>216</text:p>
              </table:table-cell>
              <table:table-cell office:value-type="float" office:value="2.50762">
                <text:p>2.50762</text:p>
              </table:table-cell>
              <table:table-cell office:value-type="float" office:value="216">
                <text:p>216</text:p>
              </table:table-cell>
              <table:table-cell office:value-type="float" office:value="3.451105">
                <text:p>3.451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  <table:table-cell office:value-type="float" office:value="0.776577">
                <text:p>0.776577</text:p>
              </table:table-cell>
              <table:table-cell office:value-type="float" office:value="217">
                <text:p>217</text:p>
              </table:table-cell>
              <table:table-cell office:value-type="float" office:value="0.90831">
                <text:p>0.90831</text:p>
              </table:table-cell>
              <table:table-cell office:value-type="float" office:value="217">
                <text:p>217</text:p>
              </table:table-cell>
              <table:table-cell office:value-type="float" office:value="1.296168">
                <text:p>1.296168</text:p>
              </table:table-cell>
              <table:table-cell office:value-type="float" office:value="217">
                <text:p>217</text:p>
              </table:table-cell>
              <table:table-cell office:value-type="float" office:value="2.016672">
                <text:p>2.016672</text:p>
              </table:table-cell>
              <table:table-cell office:value-type="float" office:value="217">
                <text:p>217</text:p>
              </table:table-cell>
              <table:table-cell office:value-type="float" office:value="2.72055">
                <text:p>2.72055</text:p>
              </table:table-cell>
              <table:table-cell office:value-type="float" office:value="217">
                <text:p>217</text:p>
              </table:table-cell>
              <table:table-cell office:value-type="float" office:value="3.302731">
                <text:p>3.302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0.777058">
                <text:p>0.777058</text:p>
              </table:table-cell>
              <table:table-cell office:value-type="float" office:value="218">
                <text:p>218</text:p>
              </table:table-cell>
              <table:table-cell office:value-type="float" office:value="0.957124">
                <text:p>0.957124</text:p>
              </table:table-cell>
              <table:table-cell office:value-type="float" office:value="218">
                <text:p>218</text:p>
              </table:table-cell>
              <table:table-cell office:value-type="float" office:value="1.354663">
                <text:p>1.354663</text:p>
              </table:table-cell>
              <table:table-cell office:value-type="float" office:value="218">
                <text:p>218</text:p>
              </table:table-cell>
              <table:table-cell office:value-type="float" office:value="2.088149">
                <text:p>2.088149</text:p>
              </table:table-cell>
              <table:table-cell office:value-type="float" office:value="218">
                <text:p>218</text:p>
              </table:table-cell>
              <table:table-cell office:value-type="float" office:value="2.724203">
                <text:p>2.724203</text:p>
              </table:table-cell>
              <table:table-cell office:value-type="float" office:value="218">
                <text:p>218</text:p>
              </table:table-cell>
              <table:table-cell office:value-type="float" office:value="3.271565">
                <text:p>3.271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0.778783">
                <text:p>0.778783</text:p>
              </table:table-cell>
              <table:table-cell office:value-type="float" office:value="219">
                <text:p>219</text:p>
              </table:table-cell>
              <table:table-cell office:value-type="float" office:value="1.000691">
                <text:p>1.000691</text:p>
              </table:table-cell>
              <table:table-cell office:value-type="float" office:value="219">
                <text:p>219</text:p>
              </table:table-cell>
              <table:table-cell office:value-type="float" office:value="1.424886">
                <text:p>1.424886</text:p>
              </table:table-cell>
              <table:table-cell office:value-type="float" office:value="219">
                <text:p>219</text:p>
              </table:table-cell>
              <table:table-cell office:value-type="float" office:value="2.186598">
                <text:p>2.186598</text:p>
              </table:table-cell>
              <table:table-cell office:value-type="float" office:value="219">
                <text:p>219</text:p>
              </table:table-cell>
              <table:table-cell office:value-type="float" office:value="2.639957">
                <text:p>2.639957</text:p>
              </table:table-cell>
              <table:table-cell office:value-type="float" office:value="219">
                <text:p>219</text:p>
              </table:table-cell>
              <table:table-cell office:value-type="float" office:value="3.677747">
                <text:p>3.677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0.777346">
                <text:p>0.777346</text:p>
              </table:table-cell>
              <table:table-cell office:value-type="float" office:value="220">
                <text:p>220</text:p>
              </table:table-cell>
              <table:table-cell office:value-type="float" office:value="1.040581">
                <text:p>1.040581</text:p>
              </table:table-cell>
              <table:table-cell office:value-type="float" office:value="220">
                <text:p>220</text:p>
              </table:table-cell>
              <table:table-cell office:value-type="float" office:value="1.486704">
                <text:p>1.486704</text:p>
              </table:table-cell>
              <table:table-cell office:value-type="float" office:value="220">
                <text:p>220</text:p>
              </table:table-cell>
              <table:table-cell office:value-type="float" office:value="2.279878">
                <text:p>2.279878</text:p>
              </table:table-cell>
              <table:table-cell office:value-type="float" office:value="220">
                <text:p>220</text:p>
              </table:table-cell>
              <table:table-cell office:value-type="float" office:value="2.658579">
                <text:p>2.658579</text:p>
              </table:table-cell>
              <table:table-cell office:value-type="float" office:value="220">
                <text:p>220</text:p>
              </table:table-cell>
              <table:table-cell office:value-type="float" office:value="3.98044">
                <text:p>3.98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0.771299">
                <text:p>0.771299</text:p>
              </table:table-cell>
              <table:table-cell office:value-type="float" office:value="221">
                <text:p>221</text:p>
              </table:table-cell>
              <table:table-cell office:value-type="float" office:value="1.071751">
                <text:p>1.071751</text:p>
              </table:table-cell>
              <table:table-cell office:value-type="float" office:value="221">
                <text:p>221</text:p>
              </table:table-cell>
              <table:table-cell office:value-type="float" office:value="1.537807">
                <text:p>1.537807</text:p>
              </table:table-cell>
              <table:table-cell office:value-type="float" office:value="221">
                <text:p>221</text:p>
              </table:table-cell>
              <table:table-cell office:value-type="float" office:value="2.353283">
                <text:p>2.353283</text:p>
              </table:table-cell>
              <table:table-cell office:value-type="float" office:value="221">
                <text:p>221</text:p>
              </table:table-cell>
              <table:table-cell office:value-type="float" office:value="2.614324">
                <text:p>2.614324</text:p>
              </table:table-cell>
              <table:table-cell office:value-type="float" office:value="221">
                <text:p>221</text:p>
              </table:table-cell>
              <table:table-cell office:value-type="float" office:value="4.165932">
                <text:p>4.165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  <table:table-cell office:value-type="float" office:value="0.763058">
                <text:p>0.763058</text:p>
              </table:table-cell>
              <table:table-cell office:value-type="float" office:value="222">
                <text:p>222</text:p>
              </table:table-cell>
              <table:table-cell office:value-type="float" office:value="1.100684">
                <text:p>1.100684</text:p>
              </table:table-cell>
              <table:table-cell office:value-type="float" office:value="222">
                <text:p>222</text:p>
              </table:table-cell>
              <table:table-cell office:value-type="float" office:value="1.578034">
                <text:p>1.578034</text:p>
              </table:table-cell>
              <table:table-cell office:value-type="float" office:value="222">
                <text:p>222</text:p>
              </table:table-cell>
              <table:table-cell office:value-type="float" office:value="2.420158">
                <text:p>2.420158</text:p>
              </table:table-cell>
              <table:table-cell office:value-type="float" office:value="222">
                <text:p>222</text:p>
              </table:table-cell>
              <table:table-cell office:value-type="float" office:value="2.55426">
                <text:p>2.55426</text:p>
              </table:table-cell>
              <table:table-cell office:value-type="float" office:value="222">
                <text:p>222</text:p>
              </table:table-cell>
              <table:table-cell office:value-type="float" office:value="4.253249">
                <text:p>4.253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">
                <text:p>223</text:p>
              </table:table-cell>
              <table:table-cell office:value-type="float" office:value="0.75317">
                <text:p>0.75317</text:p>
              </table:table-cell>
              <table:table-cell office:value-type="float" office:value="223">
                <text:p>223</text:p>
              </table:table-cell>
              <table:table-cell office:value-type="float" office:value="1.121643">
                <text:p>1.121643</text:p>
              </table:table-cell>
              <table:table-cell office:value-type="float" office:value="223">
                <text:p>223</text:p>
              </table:table-cell>
              <table:table-cell office:value-type="float" office:value="1.603906">
                <text:p>1.603906</text:p>
              </table:table-cell>
              <table:table-cell office:value-type="float" office:value="223">
                <text:p>223</text:p>
              </table:table-cell>
              <table:table-cell office:value-type="float" office:value="2.462423">
                <text:p>2.462423</text:p>
              </table:table-cell>
              <table:table-cell office:value-type="float" office:value="223">
                <text:p>223</text:p>
              </table:table-cell>
              <table:table-cell office:value-type="float" office:value="2.656769">
                <text:p>2.656769</text:p>
              </table:table-cell>
              <table:table-cell office:value-type="float" office:value="223">
                <text:p>223</text:p>
              </table:table-cell>
              <table:table-cell office:value-type="float" office:value="4.284739">
                <text:p>4.284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0.740784">
                <text:p>0.740784</text:p>
              </table:table-cell>
              <table:table-cell office:value-type="float" office:value="224">
                <text:p>224</text:p>
              </table:table-cell>
              <table:table-cell office:value-type="float" office:value="1.133286">
                <text:p>1.133286</text:p>
              </table:table-cell>
              <table:table-cell office:value-type="float" office:value="224">
                <text:p>224</text:p>
              </table:table-cell>
              <table:table-cell office:value-type="float" office:value="1.59667">
                <text:p>1.59667</text:p>
              </table:table-cell>
              <table:table-cell office:value-type="float" office:value="224">
                <text:p>224</text:p>
              </table:table-cell>
              <table:table-cell office:value-type="float" office:value="2.477657">
                <text:p>2.477657</text:p>
              </table:table-cell>
              <table:table-cell office:value-type="float" office:value="224">
                <text:p>224</text:p>
              </table:table-cell>
              <table:table-cell office:value-type="float" office:value="3.092925">
                <text:p>3.092925</text:p>
              </table:table-cell>
              <table:table-cell office:value-type="float" office:value="224">
                <text:p>224</text:p>
              </table:table-cell>
              <table:table-cell office:value-type="float" office:value="4.318015">
                <text:p>4.318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0.723406">
                <text:p>0.723406</text:p>
              </table:table-cell>
              <table:table-cell office:value-type="float" office:value="225">
                <text:p>225</text:p>
              </table:table-cell>
              <table:table-cell office:value-type="float" office:value="1.135545">
                <text:p>1.135545</text:p>
              </table:table-cell>
              <table:table-cell office:value-type="float" office:value="225">
                <text:p>225</text:p>
              </table:table-cell>
              <table:table-cell office:value-type="float" office:value="1.59003">
                <text:p>1.59003</text:p>
              </table:table-cell>
              <table:table-cell office:value-type="float" office:value="225">
                <text:p>225</text:p>
              </table:table-cell>
              <table:table-cell office:value-type="float" office:value="2.369764">
                <text:p>2.369764</text:p>
              </table:table-cell>
              <table:table-cell office:value-type="float" office:value="225">
                <text:p>225</text:p>
              </table:table-cell>
              <table:table-cell office:value-type="float" office:value="3.455152">
                <text:p>3.455152</text:p>
              </table:table-cell>
              <table:table-cell office:value-type="float" office:value="225">
                <text:p>225</text:p>
              </table:table-cell>
              <table:table-cell office:value-type="float" office:value="4.310711">
                <text:p>4.310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0.701013">
                <text:p>0.701013</text:p>
              </table:table-cell>
              <table:table-cell office:value-type="float" office:value="226">
                <text:p>226</text:p>
              </table:table-cell>
              <table:table-cell office:value-type="float" office:value="1.120343">
                <text:p>1.120343</text:p>
              </table:table-cell>
              <table:table-cell office:value-type="float" office:value="226">
                <text:p>226</text:p>
              </table:table-cell>
              <table:table-cell office:value-type="float" office:value="1.588388">
                <text:p>1.588388</text:p>
              </table:table-cell>
              <table:table-cell office:value-type="float" office:value="226">
                <text:p>226</text:p>
              </table:table-cell>
              <table:table-cell office:value-type="float" office:value="2.347007">
                <text:p>2.347007</text:p>
              </table:table-cell>
              <table:table-cell office:value-type="float" office:value="226">
                <text:p>226</text:p>
              </table:table-cell>
              <table:table-cell office:value-type="float" office:value="3.038254">
                <text:p>3.038254</text:p>
              </table:table-cell>
              <table:table-cell office:value-type="float" office:value="226">
                <text:p>226</text:p>
              </table:table-cell>
              <table:table-cell office:value-type="float" office:value="4.265615">
                <text:p>4.265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.678">
                <text:p>0.678</text:p>
              </table:table-cell>
              <table:table-cell office:value-type="float" office:value="227">
                <text:p>227</text:p>
              </table:table-cell>
              <table:table-cell office:value-type="float" office:value="1.089692">
                <text:p>1.089692</text:p>
              </table:table-cell>
              <table:table-cell office:value-type="float" office:value="227">
                <text:p>227</text:p>
              </table:table-cell>
              <table:table-cell office:value-type="float" office:value="1.558053">
                <text:p>1.558053</text:p>
              </table:table-cell>
              <table:table-cell office:value-type="float" office:value="227">
                <text:p>227</text:p>
              </table:table-cell>
              <table:table-cell office:value-type="float" office:value="2.3876">
                <text:p>2.3876</text:p>
              </table:table-cell>
              <table:table-cell office:value-type="float" office:value="227">
                <text:p>227</text:p>
              </table:table-cell>
              <table:table-cell office:value-type="float" office:value="2.640826">
                <text:p>2.640826</text:p>
              </table:table-cell>
              <table:table-cell office:value-type="float" office:value="227">
                <text:p>227</text:p>
              </table:table-cell>
              <table:table-cell office:value-type="float" office:value="4.233128">
                <text:p>4.233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">
                <text:p>228</text:p>
              </table:table-cell>
              <table:table-cell office:value-type="float" office:value="0.655005">
                <text:p>0.655005</text:p>
              </table:table-cell>
              <table:table-cell office:value-type="float" office:value="228">
                <text:p>228</text:p>
              </table:table-cell>
              <table:table-cell office:value-type="float" office:value="1.054165">
                <text:p>1.054165</text:p>
              </table:table-cell>
              <table:table-cell office:value-type="float" office:value="228">
                <text:p>228</text:p>
              </table:table-cell>
              <table:table-cell office:value-type="float" office:value="1.515169">
                <text:p>1.515169</text:p>
              </table:table-cell>
              <table:table-cell office:value-type="float" office:value="228">
                <text:p>228</text:p>
              </table:table-cell>
              <table:table-cell office:value-type="float" office:value="2.351315">
                <text:p>2.351315</text:p>
              </table:table-cell>
              <table:table-cell office:value-type="float" office:value="228">
                <text:p>228</text:p>
              </table:table-cell>
              <table:table-cell office:value-type="float" office:value="2.622194">
                <text:p>2.622194</text:p>
              </table:table-cell>
              <table:table-cell office:value-type="float" office:value="228">
                <text:p>228</text:p>
              </table:table-cell>
              <table:table-cell office:value-type="float" office:value="3.767754">
                <text:p>3.767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0.635114">
                <text:p>0.635114</text:p>
              </table:table-cell>
              <table:table-cell office:value-type="float" office:value="229">
                <text:p>229</text:p>
              </table:table-cell>
              <table:table-cell office:value-type="float" office:value="1.02687">
                <text:p>1.02687</text:p>
              </table:table-cell>
              <table:table-cell office:value-type="float" office:value="229">
                <text:p>229</text:p>
              </table:table-cell>
              <table:table-cell office:value-type="float" office:value="1.472104">
                <text:p>1.472104</text:p>
              </table:table-cell>
              <table:table-cell office:value-type="float" office:value="229">
                <text:p>229</text:p>
              </table:table-cell>
              <table:table-cell office:value-type="float" office:value="2.247296">
                <text:p>2.247296</text:p>
              </table:table-cell>
              <table:table-cell office:value-type="float" office:value="229">
                <text:p>229</text:p>
              </table:table-cell>
              <table:table-cell office:value-type="float" office:value="2.664632">
                <text:p>2.664632</text:p>
              </table:table-cell>
              <table:table-cell office:value-type="float" office:value="229">
                <text:p>229</text:p>
              </table:table-cell>
              <table:table-cell office:value-type="float" office:value="3.699192">
                <text:p>3.699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0.615052">
                <text:p>0.615052</text:p>
              </table:table-cell>
              <table:table-cell office:value-type="float" office:value="230">
                <text:p>230</text:p>
              </table:table-cell>
              <table:table-cell office:value-type="float" office:value="0.999189">
                <text:p>0.999189</text:p>
              </table:table-cell>
              <table:table-cell office:value-type="float" office:value="230">
                <text:p>230</text:p>
              </table:table-cell>
              <table:table-cell office:value-type="float" office:value="1.409806">
                <text:p>1.409806</text:p>
              </table:table-cell>
              <table:table-cell office:value-type="float" office:value="230">
                <text:p>230</text:p>
              </table:table-cell>
              <table:table-cell office:value-type="float" office:value="2.141185">
                <text:p>2.141185</text:p>
              </table:table-cell>
              <table:table-cell office:value-type="float" office:value="230">
                <text:p>230</text:p>
              </table:table-cell>
              <table:table-cell office:value-type="float" office:value="2.690323">
                <text:p>2.690323</text:p>
              </table:table-cell>
              <table:table-cell office:value-type="float" office:value="230">
                <text:p>230</text:p>
              </table:table-cell>
              <table:table-cell office:value-type="float" office:value="4.028338">
                <text:p>4.028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">
                <text:p>231</text:p>
              </table:table-cell>
              <table:table-cell office:value-type="float" office:value="0.586762">
                <text:p>0.586762</text:p>
              </table:table-cell>
              <table:table-cell office:value-type="float" office:value="231">
                <text:p>231</text:p>
              </table:table-cell>
              <table:table-cell office:value-type="float" office:value="0.95266">
                <text:p>0.95266</text:p>
              </table:table-cell>
              <table:table-cell office:value-type="float" office:value="231">
                <text:p>231</text:p>
              </table:table-cell>
              <table:table-cell office:value-type="float" office:value="1.332183">
                <text:p>1.332183</text:p>
              </table:table-cell>
              <table:table-cell office:value-type="float" office:value="231">
                <text:p>231</text:p>
              </table:table-cell>
              <table:table-cell office:value-type="float" office:value="2.008146">
                <text:p>2.008146</text:p>
              </table:table-cell>
              <table:table-cell office:value-type="float" office:value="231">
                <text:p>231</text:p>
              </table:table-cell>
              <table:table-cell office:value-type="float" office:value="2.686828">
                <text:p>2.686828</text:p>
              </table:table-cell>
              <table:table-cell office:value-type="float" office:value="231">
                <text:p>231</text:p>
              </table:table-cell>
              <table:table-cell office:value-type="float" office:value="4.229939">
                <text:p>4.229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  <table:table-cell office:value-type="float" office:value="0.553668">
                <text:p>0.553668</text:p>
              </table:table-cell>
              <table:table-cell office:value-type="float" office:value="232">
                <text:p>232</text:p>
              </table:table-cell>
              <table:table-cell office:value-type="float" office:value="0.890921">
                <text:p>0.890921</text:p>
              </table:table-cell>
              <table:table-cell office:value-type="float" office:value="232">
                <text:p>232</text:p>
              </table:table-cell>
              <table:table-cell office:value-type="float" office:value="1.24722">
                <text:p>1.24722</text:p>
              </table:table-cell>
              <table:table-cell office:value-type="float" office:value="232">
                <text:p>232</text:p>
              </table:table-cell>
              <table:table-cell office:value-type="float" office:value="1.875499">
                <text:p>1.875499</text:p>
              </table:table-cell>
              <table:table-cell office:value-type="float" office:value="232">
                <text:p>232</text:p>
              </table:table-cell>
              <table:table-cell office:value-type="float" office:value="2.399451">
                <text:p>2.399451</text:p>
              </table:table-cell>
              <table:table-cell office:value-type="float" office:value="232">
                <text:p>232</text:p>
              </table:table-cell>
              <table:table-cell office:value-type="float" office:value="3.354011">
                <text:p>3.354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">
                <text:p>233</text:p>
              </table:table-cell>
              <table:table-cell office:value-type="float" office:value="0.517838">
                <text:p>0.517838</text:p>
              </table:table-cell>
              <table:table-cell office:value-type="float" office:value="233">
                <text:p>233</text:p>
              </table:table-cell>
              <table:table-cell office:value-type="float" office:value="0.822515">
                <text:p>0.822515</text:p>
              </table:table-cell>
              <table:table-cell office:value-type="float" office:value="233">
                <text:p>233</text:p>
              </table:table-cell>
              <table:table-cell office:value-type="float" office:value="1.156121">
                <text:p>1.156121</text:p>
              </table:table-cell>
              <table:table-cell office:value-type="float" office:value="233">
                <text:p>233</text:p>
              </table:table-cell>
              <table:table-cell office:value-type="float" office:value="1.74672">
                <text:p>1.74672</text:p>
              </table:table-cell>
              <table:table-cell office:value-type="float" office:value="233">
                <text:p>233</text:p>
              </table:table-cell>
              <table:table-cell office:value-type="float" office:value="2.144713">
                <text:p>2.144713</text:p>
              </table:table-cell>
              <table:table-cell office:value-type="float" office:value="233">
                <text:p>233</text:p>
              </table:table-cell>
              <table:table-cell office:value-type="float" office:value="3.246545">
                <text:p>3.246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">
                <text:p>234</text:p>
              </table:table-cell>
              <table:table-cell office:value-type="float" office:value="0.481598">
                <text:p>0.481598</text:p>
              </table:table-cell>
              <table:table-cell office:value-type="float" office:value="234">
                <text:p>234</text:p>
              </table:table-cell>
              <table:table-cell office:value-type="float" office:value="0.757614">
                <text:p>0.757614</text:p>
              </table:table-cell>
              <table:table-cell office:value-type="float" office:value="234">
                <text:p>234</text:p>
              </table:table-cell>
              <table:table-cell office:value-type="float" office:value="1.064494">
                <text:p>1.064494</text:p>
              </table:table-cell>
              <table:table-cell office:value-type="float" office:value="234">
                <text:p>234</text:p>
              </table:table-cell>
              <table:table-cell office:value-type="float" office:value="1.598715">
                <text:p>1.598715</text:p>
              </table:table-cell>
              <table:table-cell office:value-type="float" office:value="234">
                <text:p>234</text:p>
              </table:table-cell>
              <table:table-cell office:value-type="float" office:value="1.988967">
                <text:p>1.988967</text:p>
              </table:table-cell>
              <table:table-cell office:value-type="float" office:value="234">
                <text:p>234</text:p>
              </table:table-cell>
              <table:table-cell office:value-type="float" office:value="3.663786">
                <text:p>3.6637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">
                <text:p>235</text:p>
              </table:table-cell>
              <table:table-cell office:value-type="float" office:value="0.449217">
                <text:p>0.449217</text:p>
              </table:table-cell>
              <table:table-cell office:value-type="float" office:value="235">
                <text:p>235</text:p>
              </table:table-cell>
              <table:table-cell office:value-type="float" office:value="0.696041">
                <text:p>0.696041</text:p>
              </table:table-cell>
              <table:table-cell office:value-type="float" office:value="235">
                <text:p>235</text:p>
              </table:table-cell>
              <table:table-cell office:value-type="float" office:value="0.975021">
                <text:p>0.975021</text:p>
              </table:table-cell>
              <table:table-cell office:value-type="float" office:value="235">
                <text:p>235</text:p>
              </table:table-cell>
              <table:table-cell office:value-type="float" office:value="1.46427">
                <text:p>1.46427</text:p>
              </table:table-cell>
              <table:table-cell office:value-type="float" office:value="235">
                <text:p>235</text:p>
              </table:table-cell>
              <table:table-cell office:value-type="float" office:value="1.833459">
                <text:p>1.833459</text:p>
              </table:table-cell>
              <table:table-cell office:value-type="float" office:value="235">
                <text:p>235</text:p>
              </table:table-cell>
              <table:table-cell office:value-type="float" office:value="3.229484">
                <text:p>3.229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">
                <text:p>236</text:p>
              </table:table-cell>
              <table:table-cell office:value-type="float" office:value="0.418786">
                <text:p>0.418786</text:p>
              </table:table-cell>
              <table:table-cell office:value-type="float" office:value="236">
                <text:p>236</text:p>
              </table:table-cell>
              <table:table-cell office:value-type="float" office:value="0.63494">
                <text:p>0.63494</text:p>
              </table:table-cell>
              <table:table-cell office:value-type="float" office:value="236">
                <text:p>236</text:p>
              </table:table-cell>
              <table:table-cell office:value-type="float" office:value="0.889766">
                <text:p>0.889766</text:p>
              </table:table-cell>
              <table:table-cell office:value-type="float" office:value="236">
                <text:p>236</text:p>
              </table:table-cell>
              <table:table-cell office:value-type="float" office:value="1.340929">
                <text:p>1.340929</text:p>
              </table:table-cell>
              <table:table-cell office:value-type="float" office:value="236">
                <text:p>236</text:p>
              </table:table-cell>
              <table:table-cell office:value-type="float" office:value="1.633941">
                <text:p>1.633941</text:p>
              </table:table-cell>
              <table:table-cell office:value-type="float" office:value="236">
                <text:p>236</text:p>
              </table:table-cell>
              <table:table-cell office:value-type="float" office:value="3.148725">
                <text:p>3.148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">
                <text:p>237</text:p>
              </table:table-cell>
              <table:table-cell office:value-type="float" office:value="0.386332">
                <text:p>0.386332</text:p>
              </table:table-cell>
              <table:table-cell office:value-type="float" office:value="237">
                <text:p>237</text:p>
              </table:table-cell>
              <table:table-cell office:value-type="float" office:value="0.570746">
                <text:p>0.570746</text:p>
              </table:table-cell>
              <table:table-cell office:value-type="float" office:value="237">
                <text:p>237</text:p>
              </table:table-cell>
              <table:table-cell office:value-type="float" office:value="0.800113">
                <text:p>0.800113</text:p>
              </table:table-cell>
              <table:table-cell office:value-type="float" office:value="237">
                <text:p>237</text:p>
              </table:table-cell>
              <table:table-cell office:value-type="float" office:value="1.207029">
                <text:p>1.207029</text:p>
              </table:table-cell>
              <table:table-cell office:value-type="float" office:value="237">
                <text:p>237</text:p>
              </table:table-cell>
              <table:table-cell office:value-type="float" office:value="1.4591">
                <text:p>1.4591</text:p>
              </table:table-cell>
              <table:table-cell office:value-type="float" office:value="237">
                <text:p>237</text:p>
              </table:table-cell>
              <table:table-cell office:value-type="float" office:value="3.095675">
                <text:p>3.095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353879">
                <text:p>0.353879</text:p>
              </table:table-cell>
              <table:table-cell office:value-type="float" office:value="238">
                <text:p>238</text:p>
              </table:table-cell>
              <table:table-cell office:value-type="float" office:value="0.506178">
                <text:p>0.506178</text:p>
              </table:table-cell>
              <table:table-cell office:value-type="float" office:value="238">
                <text:p>238</text:p>
              </table:table-cell>
              <table:table-cell office:value-type="float" office:value="0.708458">
                <text:p>0.708458</text:p>
              </table:table-cell>
              <table:table-cell office:value-type="float" office:value="238">
                <text:p>238</text:p>
              </table:table-cell>
              <table:table-cell office:value-type="float" office:value="1.070972">
                <text:p>1.070972</text:p>
              </table:table-cell>
              <table:table-cell office:value-type="float" office:value="238">
                <text:p>238</text:p>
              </table:table-cell>
              <table:table-cell office:value-type="float" office:value="1.3145">
                <text:p>1.3145</text:p>
              </table:table-cell>
              <table:table-cell office:value-type="float" office:value="238">
                <text:p>238</text:p>
              </table:table-cell>
              <table:table-cell office:value-type="float" office:value="2.894556">
                <text:p>2.894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0.323955">
                <text:p>0.323955</text:p>
              </table:table-cell>
              <table:table-cell office:value-type="float" office:value="239">
                <text:p>239</text:p>
              </table:table-cell>
              <table:table-cell office:value-type="float" office:value="0.442962">
                <text:p>0.442962</text:p>
              </table:table-cell>
              <table:table-cell office:value-type="float" office:value="239">
                <text:p>239</text:p>
              </table:table-cell>
              <table:table-cell office:value-type="float" office:value="0.616056">
                <text:p>0.616056</text:p>
              </table:table-cell>
              <table:table-cell office:value-type="float" office:value="239">
                <text:p>239</text:p>
              </table:table-cell>
              <table:table-cell office:value-type="float" office:value="0.933442">
                <text:p>0.933442</text:p>
              </table:table-cell>
              <table:table-cell office:value-type="float" office:value="239">
                <text:p>239</text:p>
              </table:table-cell>
              <table:table-cell office:value-type="float" office:value="1.156336">
                <text:p>1.156336</text:p>
              </table:table-cell>
              <table:table-cell office:value-type="float" office:value="239">
                <text:p>239</text:p>
              </table:table-cell>
              <table:table-cell office:value-type="float" office:value="2.715133">
                <text:p>2.715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294875">
                <text:p>0.294875</text:p>
              </table:table-cell>
              <table:table-cell office:value-type="float" office:value="240">
                <text:p>240</text:p>
              </table:table-cell>
              <table:table-cell office:value-type="float" office:value="0.38198">
                <text:p>0.38198</text:p>
              </table:table-cell>
              <table:table-cell office:value-type="float" office:value="240">
                <text:p>240</text:p>
              </table:table-cell>
              <table:table-cell office:value-type="float" office:value="0.530291">
                <text:p>0.530291</text:p>
              </table:table-cell>
              <table:table-cell office:value-type="float" office:value="240">
                <text:p>240</text:p>
              </table:table-cell>
              <table:table-cell office:value-type="float" office:value="0.808411">
                <text:p>0.808411</text:p>
              </table:table-cell>
              <table:table-cell office:value-type="float" office:value="240">
                <text:p>240</text:p>
              </table:table-cell>
              <table:table-cell office:value-type="float" office:value="1.000556">
                <text:p>1.000556</text:p>
              </table:table-cell>
              <table:table-cell office:value-type="float" office:value="240">
                <text:p>240</text:p>
              </table:table-cell>
              <table:table-cell office:value-type="float" office:value="2.399836">
                <text:p>2.399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">
                <text:p>241</text:p>
              </table:table-cell>
              <table:table-cell office:value-type="float" office:value="0.267254">
                <text:p>0.267254</text:p>
              </table:table-cell>
              <table:table-cell office:value-type="float" office:value="241">
                <text:p>241</text:p>
              </table:table-cell>
              <table:table-cell office:value-type="float" office:value="0.330819">
                <text:p>0.330819</text:p>
              </table:table-cell>
              <table:table-cell office:value-type="float" office:value="241">
                <text:p>241</text:p>
              </table:table-cell>
              <table:table-cell office:value-type="float" office:value="0.460306">
                <text:p>0.460306</text:p>
              </table:table-cell>
              <table:table-cell office:value-type="float" office:value="241">
                <text:p>241</text:p>
              </table:table-cell>
              <table:table-cell office:value-type="float" office:value="0.706301">
                <text:p>0.706301</text:p>
              </table:table-cell>
              <table:table-cell office:value-type="float" office:value="241">
                <text:p>241</text:p>
              </table:table-cell>
              <table:table-cell office:value-type="float" office:value="0.867796">
                <text:p>0.867796</text:p>
              </table:table-cell>
              <table:table-cell office:value-type="float" office:value="241">
                <text:p>241</text:p>
              </table:table-cell>
              <table:table-cell office:value-type="float" office:value="2.103094">
                <text:p>2.103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">
                <text:p>242</text:p>
              </table:table-cell>
              <table:table-cell office:value-type="float" office:value="0.244904">
                <text:p>0.244904</text:p>
              </table:table-cell>
              <table:table-cell office:value-type="float" office:value="242">
                <text:p>242</text:p>
              </table:table-cell>
              <table:table-cell office:value-type="float" office:value="0.288573">
                <text:p>0.288573</text:p>
              </table:table-cell>
              <table:table-cell office:value-type="float" office:value="242">
                <text:p>242</text:p>
              </table:table-cell>
              <table:table-cell office:value-type="float" office:value="0.403707">
                <text:p>0.403707</text:p>
              </table:table-cell>
              <table:table-cell office:value-type="float" office:value="242">
                <text:p>242</text:p>
              </table:table-cell>
              <table:table-cell office:value-type="float" office:value="0.622982">
                <text:p>0.622982</text:p>
              </table:table-cell>
              <table:table-cell office:value-type="float" office:value="242">
                <text:p>242</text:p>
              </table:table-cell>
              <table:table-cell office:value-type="float" office:value="0.759928">
                <text:p>0.759928</text:p>
              </table:table-cell>
              <table:table-cell office:value-type="float" office:value="242">
                <text:p>242</text:p>
              </table:table-cell>
              <table:table-cell office:value-type="float" office:value="1.850328">
                <text:p>1.850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">
                <text:p>243</text:p>
              </table:table-cell>
              <table:table-cell office:value-type="float" office:value="0.228989">
                <text:p>0.228989</text:p>
              </table:table-cell>
              <table:table-cell office:value-type="float" office:value="243">
                <text:p>243</text:p>
              </table:table-cell>
              <table:table-cell office:value-type="float" office:value="0.256052">
                <text:p>0.256052</text:p>
              </table:table-cell>
              <table:table-cell office:value-type="float" office:value="243">
                <text:p>243</text:p>
              </table:table-cell>
              <table:table-cell office:value-type="float" office:value="0.359636">
                <text:p>0.359636</text:p>
              </table:table-cell>
              <table:table-cell office:value-type="float" office:value="243">
                <text:p>243</text:p>
              </table:table-cell>
              <table:table-cell office:value-type="float" office:value="0.559575">
                <text:p>0.559575</text:p>
              </table:table-cell>
              <table:table-cell office:value-type="float" office:value="243">
                <text:p>243</text:p>
              </table:table-cell>
              <table:table-cell office:value-type="float" office:value="0.680742">
                <text:p>0.680742</text:p>
              </table:table-cell>
              <table:table-cell office:value-type="float" office:value="243">
                <text:p>243</text:p>
              </table:table-cell>
              <table:table-cell office:value-type="float" office:value="1.65824">
                <text:p>1.65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">
                <text:p>244</text:p>
              </table:table-cell>
              <table:table-cell office:value-type="float" office:value="0.216133">
                <text:p>0.216133</text:p>
              </table:table-cell>
              <table:table-cell office:value-type="float" office:value="244">
                <text:p>244</text:p>
              </table:table-cell>
              <table:table-cell office:value-type="float" office:value="0.229935">
                <text:p>0.229935</text:p>
              </table:table-cell>
              <table:table-cell office:value-type="float" office:value="244">
                <text:p>244</text:p>
              </table:table-cell>
              <table:table-cell office:value-type="float" office:value="0.322785">
                <text:p>0.322785</text:p>
              </table:table-cell>
              <table:table-cell office:value-type="float" office:value="244">
                <text:p>244</text:p>
              </table:table-cell>
              <table:table-cell office:value-type="float" office:value="0.505894">
                <text:p>0.505894</text:p>
              </table:table-cell>
              <table:table-cell office:value-type="float" office:value="244">
                <text:p>244</text:p>
              </table:table-cell>
              <table:table-cell office:value-type="float" office:value="0.61455">
                <text:p>0.61455</text:p>
              </table:table-cell>
              <table:table-cell office:value-type="float" office:value="244">
                <text:p>244</text:p>
              </table:table-cell>
              <table:table-cell office:value-type="float" office:value="1.488201">
                <text:p>1.488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">
                <text:p>245</text:p>
              </table:table-cell>
              <table:table-cell office:value-type="float" office:value="0.202176">
                <text:p>0.202176</text:p>
              </table:table-cell>
              <table:table-cell office:value-type="float" office:value="245">
                <text:p>245</text:p>
              </table:table-cell>
              <table:table-cell office:value-type="float" office:value="0.2038">
                <text:p>0.2038</text:p>
              </table:table-cell>
              <table:table-cell office:value-type="float" office:value="245">
                <text:p>245</text:p>
              </table:table-cell>
              <table:table-cell office:value-type="float" office:value="0.285221">
                <text:p>0.285221</text:p>
              </table:table-cell>
              <table:table-cell office:value-type="float" office:value="245">
                <text:p>245</text:p>
              </table:table-cell>
              <table:table-cell office:value-type="float" office:value="0.451679">
                <text:p>0.451679</text:p>
              </table:table-cell>
              <table:table-cell office:value-type="float" office:value="245">
                <text:p>245</text:p>
              </table:table-cell>
              <table:table-cell office:value-type="float" office:value="0.546206">
                <text:p>0.546206</text:p>
              </table:table-cell>
              <table:table-cell office:value-type="float" office:value="245">
                <text:p>245</text:p>
              </table:table-cell>
              <table:table-cell office:value-type="float" office:value="1.3081">
                <text:p>1.3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6">
                <text:p>246</text:p>
              </table:table-cell>
              <table:table-cell office:value-type="float" office:value="0.185602">
                <text:p>0.185602</text:p>
              </table:table-cell>
              <table:table-cell office:value-type="float" office:value="246">
                <text:p>246</text:p>
              </table:table-cell>
              <table:table-cell office:value-type="float" office:value="0.180477">
                <text:p>0.180477</text:p>
              </table:table-cell>
              <table:table-cell office:value-type="float" office:value="246">
                <text:p>246</text:p>
              </table:table-cell>
              <table:table-cell office:value-type="float" office:value="0.249461">
                <text:p>0.249461</text:p>
              </table:table-cell>
              <table:table-cell office:value-type="float" office:value="246">
                <text:p>246</text:p>
              </table:table-cell>
              <table:table-cell office:value-type="float" office:value="0.400869">
                <text:p>0.400869</text:p>
              </table:table-cell>
              <table:table-cell office:value-type="float" office:value="246">
                <text:p>246</text:p>
              </table:table-cell>
              <table:table-cell office:value-type="float" office:value="0.481966">
                <text:p>0.481966</text:p>
              </table:table-cell>
              <table:table-cell office:value-type="float" office:value="246">
                <text:p>246</text:p>
              </table:table-cell>
              <table:table-cell office:value-type="float" office:value="1.143613">
                <text:p>1.143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">
                <text:p>247</text:p>
              </table:table-cell>
              <table:table-cell office:value-type="float" office:value="0.174753">
                <text:p>0.174753</text:p>
              </table:table-cell>
              <table:table-cell office:value-type="float" office:value="247">
                <text:p>247</text:p>
              </table:table-cell>
              <table:table-cell office:value-type="float" office:value="0.165023">
                <text:p>0.165023</text:p>
              </table:table-cell>
              <table:table-cell office:value-type="float" office:value="247">
                <text:p>247</text:p>
              </table:table-cell>
              <table:table-cell office:value-type="float" office:value="0.225034">
                <text:p>0.225034</text:p>
              </table:table-cell>
              <table:table-cell office:value-type="float" office:value="247">
                <text:p>247</text:p>
              </table:table-cell>
              <table:table-cell office:value-type="float" office:value="0.363776">
                <text:p>0.363776</text:p>
              </table:table-cell>
              <table:table-cell office:value-type="float" office:value="247">
                <text:p>247</text:p>
              </table:table-cell>
              <table:table-cell office:value-type="float" office:value="0.436116">
                <text:p>0.436116</text:p>
              </table:table-cell>
              <table:table-cell office:value-type="float" office:value="247">
                <text:p>247</text:p>
              </table:table-cell>
              <table:table-cell office:value-type="float" office:value="1.033078">
                <text:p>1.033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">
                <text:p>248</text:p>
              </table:table-cell>
              <table:table-cell office:value-type="float" office:value="0.170713">
                <text:p>0.170713</text:p>
              </table:table-cell>
              <table:table-cell office:value-type="float" office:value="248">
                <text:p>248</text:p>
              </table:table-cell>
              <table:table-cell office:value-type="float" office:value="0.153917">
                <text:p>0.153917</text:p>
              </table:table-cell>
              <table:table-cell office:value-type="float" office:value="248">
                <text:p>248</text:p>
              </table:table-cell>
              <table:table-cell office:value-type="float" office:value="0.209306">
                <text:p>0.209306</text:p>
              </table:table-cell>
              <table:table-cell office:value-type="float" office:value="248">
                <text:p>248</text:p>
              </table:table-cell>
              <table:table-cell office:value-type="float" office:value="0.337618">
                <text:p>0.337618</text:p>
              </table:table-cell>
              <table:table-cell office:value-type="float" office:value="248">
                <text:p>248</text:p>
              </table:table-cell>
              <table:table-cell office:value-type="float" office:value="0.40579">
                <text:p>0.40579</text:p>
              </table:table-cell>
              <table:table-cell office:value-type="float" office:value="248">
                <text:p>248</text:p>
              </table:table-cell>
              <table:table-cell office:value-type="float" office:value="0.960626">
                <text:p>0.960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0.167189">
                <text:p>0.167189</text:p>
              </table:table-cell>
              <table:table-cell office:value-type="float" office:value="249">
                <text:p>249</text:p>
              </table:table-cell>
              <table:table-cell office:value-type="float" office:value="0.144621">
                <text:p>0.144621</text:p>
              </table:table-cell>
              <table:table-cell office:value-type="float" office:value="249">
                <text:p>249</text:p>
              </table:table-cell>
              <table:table-cell office:value-type="float" office:value="0.19618">
                <text:p>0.19618</text:p>
              </table:table-cell>
              <table:table-cell office:value-type="float" office:value="249">
                <text:p>249</text:p>
              </table:table-cell>
              <table:table-cell office:value-type="float" office:value="0.31682">
                <text:p>0.31682</text:p>
              </table:table-cell>
              <table:table-cell office:value-type="float" office:value="249">
                <text:p>249</text:p>
              </table:table-cell>
              <table:table-cell office:value-type="float" office:value="0.378919">
                <text:p>0.378919</text:p>
              </table:table-cell>
              <table:table-cell office:value-type="float" office:value="249">
                <text:p>249</text:p>
              </table:table-cell>
              <table:table-cell office:value-type="float" office:value="0.894961">
                <text:p>0.894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161357">
                <text:p>0.161357</text:p>
              </table:table-cell>
              <table:table-cell office:value-type="float" office:value="250">
                <text:p>250</text:p>
              </table:table-cell>
              <table:table-cell office:value-type="float" office:value="0.136044">
                <text:p>0.136044</text:p>
              </table:table-cell>
              <table:table-cell office:value-type="float" office:value="250">
                <text:p>250</text:p>
              </table:table-cell>
              <table:table-cell office:value-type="float" office:value="0.182147">
                <text:p>0.182147</text:p>
              </table:table-cell>
              <table:table-cell office:value-type="float" office:value="250">
                <text:p>250</text:p>
              </table:table-cell>
              <table:table-cell office:value-type="float" office:value="0.295653">
                <text:p>0.295653</text:p>
              </table:table-cell>
              <table:table-cell office:value-type="float" office:value="250">
                <text:p>250</text:p>
              </table:table-cell>
              <table:table-cell office:value-type="float" office:value="0.352211">
                <text:p>0.352211</text:p>
              </table:table-cell>
              <table:table-cell office:value-type="float" office:value="250">
                <text:p>250</text:p>
              </table:table-cell>
              <table:table-cell office:value-type="float" office:value="0.826442">
                <text:p>0.826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  <table:table-cell office:value-type="float" office:value="0.154197">
                <text:p>0.154197</text:p>
              </table:table-cell>
              <table:table-cell office:value-type="float" office:value="251">
                <text:p>251</text:p>
              </table:table-cell>
              <table:table-cell office:value-type="float" office:value="0.127435">
                <text:p>0.127435</text:p>
              </table:table-cell>
              <table:table-cell office:value-type="float" office:value="251">
                <text:p>251</text:p>
              </table:table-cell>
              <table:table-cell office:value-type="float" office:value="0.168314">
                <text:p>0.168314</text:p>
              </table:table-cell>
              <table:table-cell office:value-type="float" office:value="251">
                <text:p>251</text:p>
              </table:table-cell>
              <table:table-cell office:value-type="float" office:value="0.273971">
                <text:p>0.273971</text:p>
              </table:table-cell>
              <table:table-cell office:value-type="float" office:value="251">
                <text:p>251</text:p>
              </table:table-cell>
              <table:table-cell office:value-type="float" office:value="0.328546">
                <text:p>0.328546</text:p>
              </table:table-cell>
              <table:table-cell office:value-type="float" office:value="251">
                <text:p>251</text:p>
              </table:table-cell>
              <table:table-cell office:value-type="float" office:value="0.760939">
                <text:p>0.760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  <table:table-cell office:value-type="float" office:value="0.149916">
                <text:p>0.149916</text:p>
              </table:table-cell>
              <table:table-cell office:value-type="float" office:value="252">
                <text:p>252</text:p>
              </table:table-cell>
              <table:table-cell office:value-type="float" office:value="0.121019">
                <text:p>0.121019</text:p>
              </table:table-cell>
              <table:table-cell office:value-type="float" office:value="252">
                <text:p>252</text:p>
              </table:table-cell>
              <table:table-cell office:value-type="float" office:value="0.159727">
                <text:p>0.159727</text:p>
              </table:table-cell>
              <table:table-cell office:value-type="float" office:value="252">
                <text:p>252</text:p>
              </table:table-cell>
              <table:table-cell office:value-type="float" office:value="0.257436">
                <text:p>0.257436</text:p>
              </table:table-cell>
              <table:table-cell office:value-type="float" office:value="252">
                <text:p>252</text:p>
              </table:table-cell>
              <table:table-cell office:value-type="float" office:value="0.311535">
                <text:p>0.311535</text:p>
              </table:table-cell>
              <table:table-cell office:value-type="float" office:value="252">
                <text:p>252</text:p>
              </table:table-cell>
              <table:table-cell office:value-type="float" office:value="0.709273">
                <text:p>0.709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">
                <text:p>253</text:p>
              </table:table-cell>
              <table:table-cell office:value-type="float" office:value="0.146222">
                <text:p>0.146222</text:p>
              </table:table-cell>
              <table:table-cell office:value-type="float" office:value="253">
                <text:p>253</text:p>
              </table:table-cell>
              <table:table-cell office:value-type="float" office:value="0.115381">
                <text:p>0.115381</text:p>
              </table:table-cell>
              <table:table-cell office:value-type="float" office:value="253">
                <text:p>253</text:p>
              </table:table-cell>
              <table:table-cell office:value-type="float" office:value="0.152226">
                <text:p>0.152226</text:p>
              </table:table-cell>
              <table:table-cell office:value-type="float" office:value="253">
                <text:p>253</text:p>
              </table:table-cell>
              <table:table-cell office:value-type="float" office:value="0.244258">
                <text:p>0.244258</text:p>
              </table:table-cell>
              <table:table-cell office:value-type="float" office:value="253">
                <text:p>253</text:p>
              </table:table-cell>
              <table:table-cell office:value-type="float" office:value="0.296659">
                <text:p>0.296659</text:p>
              </table:table-cell>
              <table:table-cell office:value-type="float" office:value="253">
                <text:p>253</text:p>
              </table:table-cell>
              <table:table-cell office:value-type="float" office:value="0.670601">
                <text:p>0.670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  <table:table-cell office:value-type="float" office:value="0.140582">
                <text:p>0.140582</text:p>
              </table:table-cell>
              <table:table-cell office:value-type="float" office:value="254">
                <text:p>254</text:p>
              </table:table-cell>
              <table:table-cell office:value-type="float" office:value="0.108866">
                <text:p>0.108866</text:p>
              </table:table-cell>
              <table:table-cell office:value-type="float" office:value="254">
                <text:p>254</text:p>
              </table:table-cell>
              <table:table-cell office:value-type="float" office:value="0.143704">
                <text:p>0.143704</text:p>
              </table:table-cell>
              <table:table-cell office:value-type="float" office:value="254">
                <text:p>254</text:p>
              </table:table-cell>
              <table:table-cell office:value-type="float" office:value="0.232803">
                <text:p>0.232803</text:p>
              </table:table-cell>
              <table:table-cell office:value-type="float" office:value="254">
                <text:p>254</text:p>
              </table:table-cell>
              <table:table-cell office:value-type="float" office:value="0.281791">
                <text:p>0.281791</text:p>
              </table:table-cell>
              <table:table-cell office:value-type="float" office:value="254">
                <text:p>254</text:p>
              </table:table-cell>
              <table:table-cell office:value-type="float" office:value="0.63754">
                <text:p>0.63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0.135647">
                <text:p>0.135647</text:p>
              </table:table-cell>
              <table:table-cell office:value-type="float" office:value="255">
                <text:p>255</text:p>
              </table:table-cell>
              <table:table-cell office:value-type="float" office:value="0.103049">
                <text:p>0.103049</text:p>
              </table:table-cell>
              <table:table-cell office:value-type="float" office:value="255">
                <text:p>255</text:p>
              </table:table-cell>
              <table:table-cell office:value-type="float" office:value="0.135967">
                <text:p>0.135967</text:p>
              </table:table-cell>
              <table:table-cell office:value-type="float" office:value="255">
                <text:p>255</text:p>
              </table:table-cell>
              <table:table-cell office:value-type="float" office:value="0.221719">
                <text:p>0.221719</text:p>
              </table:table-cell>
              <table:table-cell office:value-type="float" office:value="255">
                <text:p>255</text:p>
              </table:table-cell>
              <table:table-cell office:value-type="float" office:value="0.267949">
                <text:p>0.267949</text:p>
              </table:table-cell>
              <table:table-cell office:value-type="float" office:value="255">
                <text:p>255</text:p>
              </table:table-cell>
              <table:table-cell office:value-type="float" office:value="0.605242">
                <text:p>0.605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132012">
                <text:p>0.132012</text:p>
              </table:table-cell>
              <table:table-cell office:value-type="float" office:value="256">
                <text:p>256</text:p>
              </table:table-cell>
              <table:table-cell office:value-type="float" office:value="0.099317">
                <text:p>0.099317</text:p>
              </table:table-cell>
              <table:table-cell office:value-type="float" office:value="256">
                <text:p>256</text:p>
              </table:table-cell>
              <table:table-cell office:value-type="float" office:value="0.129416">
                <text:p>0.129416</text:p>
              </table:table-cell>
              <table:table-cell office:value-type="float" office:value="256">
                <text:p>256</text:p>
              </table:table-cell>
              <table:table-cell office:value-type="float" office:value="0.21116">
                <text:p>0.21116</text:p>
              </table:table-cell>
              <table:table-cell office:value-type="float" office:value="256">
                <text:p>256</text:p>
              </table:table-cell>
              <table:table-cell office:value-type="float" office:value="0.2563">
                <text:p>0.2563</text:p>
              </table:table-cell>
              <table:table-cell office:value-type="float" office:value="256">
                <text:p>256</text:p>
              </table:table-cell>
              <table:table-cell office:value-type="float" office:value="0.576756">
                <text:p>0.576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">
                <text:p>257</text:p>
              </table:table-cell>
              <table:table-cell office:value-type="float" office:value="0.127604">
                <text:p>0.127604</text:p>
              </table:table-cell>
              <table:table-cell office:value-type="float" office:value="257">
                <text:p>257</text:p>
              </table:table-cell>
              <table:table-cell office:value-type="float" office:value="0.096568">
                <text:p>0.096568</text:p>
              </table:table-cell>
              <table:table-cell office:value-type="float" office:value="257">
                <text:p>257</text:p>
              </table:table-cell>
              <table:table-cell office:value-type="float" office:value="0.124589">
                <text:p>0.124589</text:p>
              </table:table-cell>
              <table:table-cell office:value-type="float" office:value="257">
                <text:p>257</text:p>
              </table:table-cell>
              <table:table-cell office:value-type="float" office:value="0.202015">
                <text:p>0.202015</text:p>
              </table:table-cell>
              <table:table-cell office:value-type="float" office:value="257">
                <text:p>257</text:p>
              </table:table-cell>
              <table:table-cell office:value-type="float" office:value="0.246369">
                <text:p>0.246369</text:p>
              </table:table-cell>
              <table:table-cell office:value-type="float" office:value="257">
                <text:p>257</text:p>
              </table:table-cell>
              <table:table-cell office:value-type="float" office:value="0.553054">
                <text:p>0.553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">
                <text:p>258</text:p>
              </table:table-cell>
              <table:table-cell office:value-type="float" office:value="0.125292">
                <text:p>0.125292</text:p>
              </table:table-cell>
              <table:table-cell office:value-type="float" office:value="258">
                <text:p>258</text:p>
              </table:table-cell>
              <table:table-cell office:value-type="float" office:value="0.095014">
                <text:p>0.095014</text:p>
              </table:table-cell>
              <table:table-cell office:value-type="float" office:value="258">
                <text:p>258</text:p>
              </table:table-cell>
              <table:table-cell office:value-type="float" office:value="0.122172">
                <text:p>0.122172</text:p>
              </table:table-cell>
              <table:table-cell office:value-type="float" office:value="258">
                <text:p>258</text:p>
              </table:table-cell>
              <table:table-cell office:value-type="float" office:value="0.194707">
                <text:p>0.194707</text:p>
              </table:table-cell>
              <table:table-cell office:value-type="float" office:value="258">
                <text:p>258</text:p>
              </table:table-cell>
              <table:table-cell office:value-type="float" office:value="0.238355">
                <text:p>0.238355</text:p>
              </table:table-cell>
              <table:table-cell office:value-type="float" office:value="258">
                <text:p>258</text:p>
              </table:table-cell>
              <table:table-cell office:value-type="float" office:value="0.533755">
                <text:p>0.533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9">
                <text:p>259</text:p>
              </table:table-cell>
              <table:table-cell office:value-type="float" office:value="0.123788">
                <text:p>0.123788</text:p>
              </table:table-cell>
              <table:table-cell office:value-type="float" office:value="259">
                <text:p>259</text:p>
              </table:table-cell>
              <table:table-cell office:value-type="float" office:value="0.094299">
                <text:p>0.094299</text:p>
              </table:table-cell>
              <table:table-cell office:value-type="float" office:value="259">
                <text:p>259</text:p>
              </table:table-cell>
              <table:table-cell office:value-type="float" office:value="0.120171">
                <text:p>0.120171</text:p>
              </table:table-cell>
              <table:table-cell office:value-type="float" office:value="259">
                <text:p>259</text:p>
              </table:table-cell>
              <table:table-cell office:value-type="float" office:value="0.189581">
                <text:p>0.189581</text:p>
              </table:table-cell>
              <table:table-cell office:value-type="float" office:value="259">
                <text:p>259</text:p>
              </table:table-cell>
              <table:table-cell office:value-type="float" office:value="0.232617">
                <text:p>0.232617</text:p>
              </table:table-cell>
              <table:table-cell office:value-type="float" office:value="259">
                <text:p>259</text:p>
              </table:table-cell>
              <table:table-cell office:value-type="float" office:value="0.520936">
                <text:p>0.520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0.119974">
                <text:p>0.119974</text:p>
              </table:table-cell>
              <table:table-cell office:value-type="float" office:value="260">
                <text:p>260</text:p>
              </table:table-cell>
              <table:table-cell office:value-type="float" office:value="0.093552">
                <text:p>0.093552</text:p>
              </table:table-cell>
              <table:table-cell office:value-type="float" office:value="260">
                <text:p>260</text:p>
              </table:table-cell>
              <table:table-cell office:value-type="float" office:value="0.117333">
                <text:p>0.117333</text:p>
              </table:table-cell>
              <table:table-cell office:value-type="float" office:value="260">
                <text:p>260</text:p>
              </table:table-cell>
              <table:table-cell office:value-type="float" office:value="0.187191">
                <text:p>0.187191</text:p>
              </table:table-cell>
              <table:table-cell office:value-type="float" office:value="260">
                <text:p>260</text:p>
              </table:table-cell>
              <table:table-cell office:value-type="float" office:value="0.228121">
                <text:p>0.228121</text:p>
              </table:table-cell>
              <table:table-cell office:value-type="float" office:value="260">
                <text:p>260</text:p>
              </table:table-cell>
              <table:table-cell office:value-type="float" office:value="0.513371">
                <text:p>0.513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  <table:table-cell office:value-type="float" office:value="0.116892">
                <text:p>0.116892</text:p>
              </table:table-cell>
              <table:table-cell office:value-type="float" office:value="261">
                <text:p>261</text:p>
              </table:table-cell>
              <table:table-cell office:value-type="float" office:value="0.092047">
                <text:p>0.092047</text:p>
              </table:table-cell>
              <table:table-cell office:value-type="float" office:value="261">
                <text:p>261</text:p>
              </table:table-cell>
              <table:table-cell office:value-type="float" office:value="0.114984">
                <text:p>0.114984</text:p>
              </table:table-cell>
              <table:table-cell office:value-type="float" office:value="261">
                <text:p>261</text:p>
              </table:table-cell>
              <table:table-cell office:value-type="float" office:value="0.184697">
                <text:p>0.184697</text:p>
              </table:table-cell>
              <table:table-cell office:value-type="float" office:value="261">
                <text:p>261</text:p>
              </table:table-cell>
              <table:table-cell office:value-type="float" office:value="0.225949">
                <text:p>0.225949</text:p>
              </table:table-cell>
              <table:table-cell office:value-type="float" office:value="261">
                <text:p>261</text:p>
              </table:table-cell>
              <table:table-cell office:value-type="float" office:value="0.508419">
                <text:p>0.508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">
                <text:p>262</text:p>
              </table:table-cell>
              <table:table-cell office:value-type="float" office:value="0.115756">
                <text:p>0.115756</text:p>
              </table:table-cell>
              <table:table-cell office:value-type="float" office:value="262">
                <text:p>262</text:p>
              </table:table-cell>
              <table:table-cell office:value-type="float" office:value="0.090472">
                <text:p>0.090472</text:p>
              </table:table-cell>
              <table:table-cell office:value-type="float" office:value="262">
                <text:p>262</text:p>
              </table:table-cell>
              <table:table-cell office:value-type="float" office:value="0.114204">
                <text:p>0.114204</text:p>
              </table:table-cell>
              <table:table-cell office:value-type="float" office:value="262">
                <text:p>262</text:p>
              </table:table-cell>
              <table:table-cell office:value-type="float" office:value="0.182436">
                <text:p>0.182436</text:p>
              </table:table-cell>
              <table:table-cell office:value-type="float" office:value="262">
                <text:p>262</text:p>
              </table:table-cell>
              <table:table-cell office:value-type="float" office:value="0.224539">
                <text:p>0.224539</text:p>
              </table:table-cell>
              <table:table-cell office:value-type="float" office:value="262">
                <text:p>262</text:p>
              </table:table-cell>
              <table:table-cell office:value-type="float" office:value="0.505124">
                <text:p>0.505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0.114338">
                <text:p>0.114338</text:p>
              </table:table-cell>
              <table:table-cell office:value-type="float" office:value="263">
                <text:p>263</text:p>
              </table:table-cell>
              <table:table-cell office:value-type="float" office:value="0.088143">
                <text:p>0.088143</text:p>
              </table:table-cell>
              <table:table-cell office:value-type="float" office:value="263">
                <text:p>263</text:p>
              </table:table-cell>
              <table:table-cell office:value-type="float" office:value="0.11376">
                <text:p>0.11376</text:p>
              </table:table-cell>
              <table:table-cell office:value-type="float" office:value="263">
                <text:p>263</text:p>
              </table:table-cell>
              <table:table-cell office:value-type="float" office:value="0.180581">
                <text:p>0.180581</text:p>
              </table:table-cell>
              <table:table-cell office:value-type="float" office:value="263">
                <text:p>263</text:p>
              </table:table-cell>
              <table:table-cell office:value-type="float" office:value="0.221651">
                <text:p>0.221651</text:p>
              </table:table-cell>
              <table:table-cell office:value-type="float" office:value="263">
                <text:p>263</text:p>
              </table:table-cell>
              <table:table-cell office:value-type="float" office:value="0.501385">
                <text:p>0.501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11314">
                <text:p>0.11314</text:p>
              </table:table-cell>
              <table:table-cell office:value-type="float" office:value="264">
                <text:p>264</text:p>
              </table:table-cell>
              <table:table-cell office:value-type="float" office:value="0.087775">
                <text:p>0.087775</text:p>
              </table:table-cell>
              <table:table-cell office:value-type="float" office:value="264">
                <text:p>264</text:p>
              </table:table-cell>
              <table:table-cell office:value-type="float" office:value="0.113979">
                <text:p>0.113979</text:p>
              </table:table-cell>
              <table:table-cell office:value-type="float" office:value="264">
                <text:p>264</text:p>
              </table:table-cell>
              <table:table-cell office:value-type="float" office:value="0.179411">
                <text:p>0.179411</text:p>
              </table:table-cell>
              <table:table-cell office:value-type="float" office:value="264">
                <text:p>264</text:p>
              </table:table-cell>
              <table:table-cell office:value-type="float" office:value="0.219531">
                <text:p>0.219531</text:p>
              </table:table-cell>
              <table:table-cell office:value-type="float" office:value="264">
                <text:p>264</text:p>
              </table:table-cell>
              <table:table-cell office:value-type="float" office:value="0.496977">
                <text:p>0.496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">
                <text:p>265</text:p>
              </table:table-cell>
              <table:table-cell office:value-type="float" office:value="0.111719">
                <text:p>0.111719</text:p>
              </table:table-cell>
              <table:table-cell office:value-type="float" office:value="265">
                <text:p>265</text:p>
              </table:table-cell>
              <table:table-cell office:value-type="float" office:value="0.088701">
                <text:p>0.088701</text:p>
              </table:table-cell>
              <table:table-cell office:value-type="float" office:value="265">
                <text:p>265</text:p>
              </table:table-cell>
              <table:table-cell office:value-type="float" office:value="0.113597">
                <text:p>0.113597</text:p>
              </table:table-cell>
              <table:table-cell office:value-type="float" office:value="265">
                <text:p>265</text:p>
              </table:table-cell>
              <table:table-cell office:value-type="float" office:value="0.177935">
                <text:p>0.177935</text:p>
              </table:table-cell>
              <table:table-cell office:value-type="float" office:value="265">
                <text:p>265</text:p>
              </table:table-cell>
              <table:table-cell office:value-type="float" office:value="0.217631">
                <text:p>0.217631</text:p>
              </table:table-cell>
              <table:table-cell office:value-type="float" office:value="265">
                <text:p>265</text:p>
              </table:table-cell>
              <table:table-cell office:value-type="float" office:value="0.493068">
                <text:p>0.493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0.109164">
                <text:p>0.109164</text:p>
              </table:table-cell>
              <table:table-cell office:value-type="float" office:value="266">
                <text:p>266</text:p>
              </table:table-cell>
              <table:table-cell office:value-type="float" office:value="0.087525">
                <text:p>0.087525</text:p>
              </table:table-cell>
              <table:table-cell office:value-type="float" office:value="266">
                <text:p>266</text:p>
              </table:table-cell>
              <table:table-cell office:value-type="float" office:value="0.111806">
                <text:p>0.111806</text:p>
              </table:table-cell>
              <table:table-cell office:value-type="float" office:value="266">
                <text:p>266</text:p>
              </table:table-cell>
              <table:table-cell office:value-type="float" office:value="0.174953">
                <text:p>0.174953</text:p>
              </table:table-cell>
              <table:table-cell office:value-type="float" office:value="266">
                <text:p>266</text:p>
              </table:table-cell>
              <table:table-cell office:value-type="float" office:value="0.215967">
                <text:p>0.215967</text:p>
              </table:table-cell>
              <table:table-cell office:value-type="float" office:value="266">
                <text:p>266</text:p>
              </table:table-cell>
              <table:table-cell office:value-type="float" office:value="0.490576">
                <text:p>0.490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">
                <text:p>267</text:p>
              </table:table-cell>
              <table:table-cell office:value-type="float" office:value="0.108033">
                <text:p>0.108033</text:p>
              </table:table-cell>
              <table:table-cell office:value-type="float" office:value="267">
                <text:p>267</text:p>
              </table:table-cell>
              <table:table-cell office:value-type="float" office:value="0.0874440000000001">
                <text:p>0.0874440000000001</text:p>
              </table:table-cell>
              <table:table-cell office:value-type="float" office:value="267">
                <text:p>267</text:p>
              </table:table-cell>
              <table:table-cell office:value-type="float" office:value="0.111313">
                <text:p>0.111313</text:p>
              </table:table-cell>
              <table:table-cell office:value-type="float" office:value="267">
                <text:p>267</text:p>
              </table:table-cell>
              <table:table-cell office:value-type="float" office:value="0.173955">
                <text:p>0.173955</text:p>
              </table:table-cell>
              <table:table-cell office:value-type="float" office:value="267">
                <text:p>267</text:p>
              </table:table-cell>
              <table:table-cell office:value-type="float" office:value="0.215566">
                <text:p>0.215566</text:p>
              </table:table-cell>
              <table:table-cell office:value-type="float" office:value="267">
                <text:p>267</text:p>
              </table:table-cell>
              <table:table-cell office:value-type="float" office:value="0.489948">
                <text:p>0.489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">
                <text:p>268</text:p>
              </table:table-cell>
              <table:table-cell office:value-type="float" office:value="0.107358">
                <text:p>0.107358</text:p>
              </table:table-cell>
              <table:table-cell office:value-type="float" office:value="268">
                <text:p>268</text:p>
              </table:table-cell>
              <table:table-cell office:value-type="float" office:value="0.088769">
                <text:p>0.088769</text:p>
              </table:table-cell>
              <table:table-cell office:value-type="float" office:value="268">
                <text:p>268</text:p>
              </table:table-cell>
              <table:table-cell office:value-type="float" office:value="0.111717">
                <text:p>0.111717</text:p>
              </table:table-cell>
              <table:table-cell office:value-type="float" office:value="268">
                <text:p>268</text:p>
              </table:table-cell>
              <table:table-cell office:value-type="float" office:value="0.174466">
                <text:p>0.174466</text:p>
              </table:table-cell>
              <table:table-cell office:value-type="float" office:value="268">
                <text:p>268</text:p>
              </table:table-cell>
              <table:table-cell office:value-type="float" office:value="0.216385">
                <text:p>0.216385</text:p>
              </table:table-cell>
              <table:table-cell office:value-type="float" office:value="268">
                <text:p>268</text:p>
              </table:table-cell>
              <table:table-cell office:value-type="float" office:value="0.492168">
                <text:p>0.492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0.104972">
                <text:p>0.104972</text:p>
              </table:table-cell>
              <table:table-cell office:value-type="float" office:value="269">
                <text:p>269</text:p>
              </table:table-cell>
              <table:table-cell office:value-type="float" office:value="0.0878">
                <text:p>0.0878</text:p>
              </table:table-cell>
              <table:table-cell office:value-type="float" office:value="269">
                <text:p>269</text:p>
              </table:table-cell>
              <table:table-cell office:value-type="float" office:value="0.112448">
                <text:p>0.112448</text:p>
              </table:table-cell>
              <table:table-cell office:value-type="float" office:value="269">
                <text:p>269</text:p>
              </table:table-cell>
              <table:table-cell office:value-type="float" office:value="0.174178">
                <text:p>0.174178</text:p>
              </table:table-cell>
              <table:table-cell office:value-type="float" office:value="269">
                <text:p>269</text:p>
              </table:table-cell>
              <table:table-cell office:value-type="float" office:value="0.216276">
                <text:p>0.216276</text:p>
              </table:table-cell>
              <table:table-cell office:value-type="float" office:value="269">
                <text:p>269</text:p>
              </table:table-cell>
              <table:table-cell office:value-type="float" office:value="0.494899">
                <text:p>0.4948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">
                <text:p>270</text:p>
              </table:table-cell>
              <table:table-cell office:value-type="float" office:value="0.102479">
                <text:p>0.102479</text:p>
              </table:table-cell>
              <table:table-cell office:value-type="float" office:value="270">
                <text:p>270</text:p>
              </table:table-cell>
              <table:table-cell office:value-type="float" office:value="0.08581">
                <text:p>0.08581</text:p>
              </table:table-cell>
              <table:table-cell office:value-type="float" office:value="270">
                <text:p>270</text:p>
              </table:table-cell>
              <table:table-cell office:value-type="float" office:value="0.112015">
                <text:p>0.112015</text:p>
              </table:table-cell>
              <table:table-cell office:value-type="float" office:value="270">
                <text:p>270</text:p>
              </table:table-cell>
              <table:table-cell office:value-type="float" office:value="0.17264">
                <text:p>0.17264</text:p>
              </table:table-cell>
              <table:table-cell office:value-type="float" office:value="270">
                <text:p>270</text:p>
              </table:table-cell>
              <table:table-cell office:value-type="float" office:value="0.213657">
                <text:p>0.213657</text:p>
              </table:table-cell>
              <table:table-cell office:value-type="float" office:value="270">
                <text:p>270</text:p>
              </table:table-cell>
              <table:table-cell office:value-type="float" office:value="0.491729">
                <text:p>0.491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1">
                <text:p>271</text:p>
              </table:table-cell>
              <table:table-cell office:value-type="float" office:value="0.100044">
                <text:p>0.100044</text:p>
              </table:table-cell>
              <table:table-cell office:value-type="float" office:value="271">
                <text:p>271</text:p>
              </table:table-cell>
              <table:table-cell office:value-type="float" office:value="0.083721">
                <text:p>0.083721</text:p>
              </table:table-cell>
              <table:table-cell office:value-type="float" office:value="271">
                <text:p>271</text:p>
              </table:table-cell>
              <table:table-cell office:value-type="float" office:value="0.108759">
                <text:p>0.108759</text:p>
              </table:table-cell>
              <table:table-cell office:value-type="float" office:value="271">
                <text:p>271</text:p>
              </table:table-cell>
              <table:table-cell office:value-type="float" office:value="0.167326">
                <text:p>0.167326</text:p>
              </table:table-cell>
              <table:table-cell office:value-type="float" office:value="271">
                <text:p>271</text:p>
              </table:table-cell>
              <table:table-cell office:value-type="float" office:value="0.208674">
                <text:p>0.208674</text:p>
              </table:table-cell>
              <table:table-cell office:value-type="float" office:value="271">
                <text:p>271</text:p>
              </table:table-cell>
              <table:table-cell office:value-type="float" office:value="0.478905">
                <text:p>0.478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  <table:table-cell office:value-type="float" office:value="0.096679">
                <text:p>0.096679</text:p>
              </table:table-cell>
              <table:table-cell office:value-type="float" office:value="272">
                <text:p>272</text:p>
              </table:table-cell>
              <table:table-cell office:value-type="float" office:value="0.08089">
                <text:p>0.08089</text:p>
              </table:table-cell>
              <table:table-cell office:value-type="float" office:value="272">
                <text:p>272</text:p>
              </table:table-cell>
              <table:table-cell office:value-type="float" office:value="0.102472">
                <text:p>0.102472</text:p>
              </table:table-cell>
              <table:table-cell office:value-type="float" office:value="272">
                <text:p>272</text:p>
              </table:table-cell>
              <table:table-cell office:value-type="float" office:value="0.158291">
                <text:p>0.158291</text:p>
              </table:table-cell>
              <table:table-cell office:value-type="float" office:value="272">
                <text:p>272</text:p>
              </table:table-cell>
              <table:table-cell office:value-type="float" office:value="0.199595">
                <text:p>0.199595</text:p>
              </table:table-cell>
              <table:table-cell office:value-type="float" office:value="272">
                <text:p>272</text:p>
              </table:table-cell>
              <table:table-cell office:value-type="float" office:value="0.457541">
                <text:p>0.457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">
                <text:p>273</text:p>
              </table:table-cell>
              <table:table-cell office:value-type="float" office:value="0.0937420000000001">
                <text:p>0.0937420000000001</text:p>
              </table:table-cell>
              <table:table-cell office:value-type="float" office:value="273">
                <text:p>273</text:p>
              </table:table-cell>
              <table:table-cell office:value-type="float" office:value="0.077788">
                <text:p>0.077788</text:p>
              </table:table-cell>
              <table:table-cell office:value-type="float" office:value="273">
                <text:p>273</text:p>
              </table:table-cell>
              <table:table-cell office:value-type="float" office:value="0.0953">
                <text:p>0.0953</text:p>
              </table:table-cell>
              <table:table-cell office:value-type="float" office:value="273">
                <text:p>273</text:p>
              </table:table-cell>
              <table:table-cell office:value-type="float" office:value="0.149269">
                <text:p>0.149269</text:p>
              </table:table-cell>
              <table:table-cell office:value-type="float" office:value="273">
                <text:p>273</text:p>
              </table:table-cell>
              <table:table-cell office:value-type="float" office:value="0.1885">
                <text:p>0.1885</text:p>
              </table:table-cell>
              <table:table-cell office:value-type="float" office:value="273">
                <text:p>273</text:p>
              </table:table-cell>
              <table:table-cell office:value-type="float" office:value="0.43327">
                <text:p>0.43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4">
                <text:p>274</text:p>
              </table:table-cell>
              <table:table-cell office:value-type="float" office:value="0.090381">
                <text:p>0.090381</text:p>
              </table:table-cell>
              <table:table-cell office:value-type="float" office:value="274">
                <text:p>274</text:p>
              </table:table-cell>
              <table:table-cell office:value-type="float" office:value="0.073997">
                <text:p>0.073997</text:p>
              </table:table-cell>
              <table:table-cell office:value-type="float" office:value="274">
                <text:p>274</text:p>
              </table:table-cell>
              <table:table-cell office:value-type="float" office:value="0.0896979999999999">
                <text:p>0.0896979999999999</text:p>
              </table:table-cell>
              <table:table-cell office:value-type="float" office:value="274">
                <text:p>274</text:p>
              </table:table-cell>
              <table:table-cell office:value-type="float" office:value="0.141414">
                <text:p>0.141414</text:p>
              </table:table-cell>
              <table:table-cell office:value-type="float" office:value="274">
                <text:p>274</text:p>
              </table:table-cell>
              <table:table-cell office:value-type="float" office:value="0.17759">
                <text:p>0.17759</text:p>
              </table:table-cell>
              <table:table-cell office:value-type="float" office:value="274">
                <text:p>274</text:p>
              </table:table-cell>
              <table:table-cell office:value-type="float" office:value="0.410723">
                <text:p>0.410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">
                <text:p>275</text:p>
              </table:table-cell>
              <table:table-cell office:value-type="float" office:value="0.08704">
                <text:p>0.08704</text:p>
              </table:table-cell>
              <table:table-cell office:value-type="float" office:value="275">
                <text:p>275</text:p>
              </table:table-cell>
              <table:table-cell office:value-type="float" office:value="0.071413">
                <text:p>0.071413</text:p>
              </table:table-cell>
              <table:table-cell office:value-type="float" office:value="275">
                <text:p>275</text:p>
              </table:table-cell>
              <table:table-cell office:value-type="float" office:value="0.08759">
                <text:p>0.08759</text:p>
              </table:table-cell>
              <table:table-cell office:value-type="float" office:value="275">
                <text:p>275</text:p>
              </table:table-cell>
              <table:table-cell office:value-type="float" office:value="0.135371">
                <text:p>0.135371</text:p>
              </table:table-cell>
              <table:table-cell office:value-type="float" office:value="275">
                <text:p>275</text:p>
              </table:table-cell>
              <table:table-cell office:value-type="float" office:value="0.169918">
                <text:p>0.169918</text:p>
              </table:table-cell>
              <table:table-cell office:value-type="float" office:value="275">
                <text:p>275</text:p>
              </table:table-cell>
              <table:table-cell office:value-type="float" office:value="0.393109">
                <text:p>0.393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">
                <text:p>276</text:p>
              </table:table-cell>
              <table:table-cell office:value-type="float" office:value="0.0842170000000001">
                <text:p>0.0842170000000001</text:p>
              </table:table-cell>
              <table:table-cell office:value-type="float" office:value="276">
                <text:p>276</text:p>
              </table:table-cell>
              <table:table-cell office:value-type="float" office:value="0.068492">
                <text:p>0.068492</text:p>
              </table:table-cell>
              <table:table-cell office:value-type="float" office:value="276">
                <text:p>276</text:p>
              </table:table-cell>
              <table:table-cell office:value-type="float" office:value="0.085662">
                <text:p>0.085662</text:p>
              </table:table-cell>
              <table:table-cell office:value-type="float" office:value="276">
                <text:p>276</text:p>
              </table:table-cell>
              <table:table-cell office:value-type="float" office:value="0.130454">
                <text:p>0.130454</text:p>
              </table:table-cell>
              <table:table-cell office:value-type="float" office:value="276">
                <text:p>276</text:p>
              </table:table-cell>
              <table:table-cell office:value-type="float" office:value="0.163464">
                <text:p>0.163464</text:p>
              </table:table-cell>
              <table:table-cell office:value-type="float" office:value="276">
                <text:p>276</text:p>
              </table:table-cell>
              <table:table-cell office:value-type="float" office:value="0.379025">
                <text:p>0.379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">
                <text:p>277</text:p>
              </table:table-cell>
              <table:table-cell office:value-type="float" office:value="0.080781">
                <text:p>0.080781</text:p>
              </table:table-cell>
              <table:table-cell office:value-type="float" office:value="277">
                <text:p>277</text:p>
              </table:table-cell>
              <table:table-cell office:value-type="float" office:value="0.064995">
                <text:p>0.064995</text:p>
              </table:table-cell>
              <table:table-cell office:value-type="float" office:value="277">
                <text:p>277</text:p>
              </table:table-cell>
              <table:table-cell office:value-type="float" office:value="0.081396">
                <text:p>0.081396</text:p>
              </table:table-cell>
              <table:table-cell office:value-type="float" office:value="277">
                <text:p>277</text:p>
              </table:table-cell>
              <table:table-cell office:value-type="float" office:value="0.125353">
                <text:p>0.125353</text:p>
              </table:table-cell>
              <table:table-cell office:value-type="float" office:value="277">
                <text:p>277</text:p>
              </table:table-cell>
              <table:table-cell office:value-type="float" office:value="0.156531">
                <text:p>0.156531</text:p>
              </table:table-cell>
              <table:table-cell office:value-type="float" office:value="277">
                <text:p>277</text:p>
              </table:table-cell>
              <table:table-cell office:value-type="float" office:value="0.365341">
                <text:p>0.365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8">
                <text:p>278</text:p>
              </table:table-cell>
              <table:table-cell office:value-type="float" office:value="0.077579">
                <text:p>0.077579</text:p>
              </table:table-cell>
              <table:table-cell office:value-type="float" office:value="278">
                <text:p>278</text:p>
              </table:table-cell>
              <table:table-cell office:value-type="float" office:value="0.062442">
                <text:p>0.062442</text:p>
              </table:table-cell>
              <table:table-cell office:value-type="float" office:value="278">
                <text:p>278</text:p>
              </table:table-cell>
              <table:table-cell office:value-type="float" office:value="0.076713">
                <text:p>0.076713</text:p>
              </table:table-cell>
              <table:table-cell office:value-type="float" office:value="278">
                <text:p>278</text:p>
              </table:table-cell>
              <table:table-cell office:value-type="float" office:value="0.119254">
                <text:p>0.119254</text:p>
              </table:table-cell>
              <table:table-cell office:value-type="float" office:value="278">
                <text:p>278</text:p>
              </table:table-cell>
              <table:table-cell office:value-type="float" office:value="0.149791">
                <text:p>0.149791</text:p>
              </table:table-cell>
              <table:table-cell office:value-type="float" office:value="278">
                <text:p>278</text:p>
              </table:table-cell>
              <table:table-cell office:value-type="float" office:value="0.349218">
                <text:p>0.349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0.074487">
                <text:p>0.074487</text:p>
              </table:table-cell>
              <table:table-cell office:value-type="float" office:value="279">
                <text:p>279</text:p>
              </table:table-cell>
              <table:table-cell office:value-type="float" office:value="0.059536">
                <text:p>0.059536</text:p>
              </table:table-cell>
              <table:table-cell office:value-type="float" office:value="279">
                <text:p>279</text:p>
              </table:table-cell>
              <table:table-cell office:value-type="float" office:value="0.070952">
                <text:p>0.070952</text:p>
              </table:table-cell>
              <table:table-cell office:value-type="float" office:value="279">
                <text:p>279</text:p>
              </table:table-cell>
              <table:table-cell office:value-type="float" office:value="0.111859">
                <text:p>0.111859</text:p>
              </table:table-cell>
              <table:table-cell office:value-type="float" office:value="279">
                <text:p>279</text:p>
              </table:table-cell>
              <table:table-cell office:value-type="float" office:value="0.140078">
                <text:p>0.140078</text:p>
              </table:table-cell>
              <table:table-cell office:value-type="float" office:value="279">
                <text:p>279</text:p>
              </table:table-cell>
              <table:table-cell office:value-type="float" office:value="0.326671">
                <text:p>0.326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  <table:table-cell office:value-type="float" office:value="0.071004">
                <text:p>0.071004</text:p>
              </table:table-cell>
              <table:table-cell office:value-type="float" office:value="280">
                <text:p>280</text:p>
              </table:table-cell>
              <table:table-cell office:value-type="float" office:value="0.054775">
                <text:p>0.054775</text:p>
              </table:table-cell>
              <table:table-cell office:value-type="float" office:value="280">
                <text:p>280</text:p>
              </table:table-cell>
              <table:table-cell office:value-type="float" office:value="0.063253">
                <text:p>0.063253</text:p>
              </table:table-cell>
              <table:table-cell office:value-type="float" office:value="280">
                <text:p>280</text:p>
              </table:table-cell>
              <table:table-cell office:value-type="float" office:value="0.101117">
                <text:p>0.101117</text:p>
              </table:table-cell>
              <table:table-cell office:value-type="float" office:value="280">
                <text:p>280</text:p>
              </table:table-cell>
              <table:table-cell office:value-type="float" office:value="0.125565">
                <text:p>0.125565</text:p>
              </table:table-cell>
              <table:table-cell office:value-type="float" office:value="280">
                <text:p>280</text:p>
              </table:table-cell>
              <table:table-cell office:value-type="float" office:value="0.293909">
                <text:p>0.293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0.0649630000000001">
                <text:p>0.0649630000000001</text:p>
              </table:table-cell>
              <table:table-cell office:value-type="float" office:value="281">
                <text:p>281</text:p>
              </table:table-cell>
              <table:table-cell office:value-type="float" office:value="0.046377">
                <text:p>0.046377</text:p>
              </table:table-cell>
              <table:table-cell office:value-type="float" office:value="281">
                <text:p>281</text:p>
              </table:table-cell>
              <table:table-cell office:value-type="float" office:value="0.053417">
                <text:p>0.053417</text:p>
              </table:table-cell>
              <table:table-cell office:value-type="float" office:value="281">
                <text:p>281</text:p>
              </table:table-cell>
              <table:table-cell office:value-type="float" office:value="0.084024">
                <text:p>0.084024</text:p>
              </table:table-cell>
              <table:table-cell office:value-type="float" office:value="281">
                <text:p>281</text:p>
              </table:table-cell>
              <table:table-cell office:value-type="float" office:value="0.105208">
                <text:p>0.105208</text:p>
              </table:table-cell>
              <table:table-cell office:value-type="float" office:value="281">
                <text:p>281</text:p>
              </table:table-cell>
              <table:table-cell office:value-type="float" office:value="0.24823">
                <text:p>0.24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0.058841">
                <text:p>0.058841</text:p>
              </table:table-cell>
              <table:table-cell office:value-type="float" office:value="282">
                <text:p>282</text:p>
              </table:table-cell>
              <table:table-cell office:value-type="float" office:value="0.037252">
                <text:p>0.037252</text:p>
              </table:table-cell>
              <table:table-cell office:value-type="float" office:value="282">
                <text:p>282</text:p>
              </table:table-cell>
              <table:table-cell office:value-type="float" office:value="0.042892">
                <text:p>0.042892</text:p>
              </table:table-cell>
              <table:table-cell office:value-type="float" office:value="282">
                <text:p>282</text:p>
              </table:table-cell>
              <table:table-cell office:value-type="float" office:value="0.06646">
                <text:p>0.06646</text:p>
              </table:table-cell>
              <table:table-cell office:value-type="float" office:value="282">
                <text:p>282</text:p>
              </table:table-cell>
              <table:table-cell office:value-type="float" office:value="0.0833840000000001">
                <text:p>0.0833840000000001</text:p>
              </table:table-cell>
              <table:table-cell office:value-type="float" office:value="282">
                <text:p>282</text:p>
              </table:table-cell>
              <table:table-cell office:value-type="float" office:value="0.20153">
                <text:p>0.20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">
                <text:p>283</text:p>
              </table:table-cell>
              <table:table-cell office:value-type="float" office:value="0.053594">
                <text:p>0.053594</text:p>
              </table:table-cell>
              <table:table-cell office:value-type="float" office:value="283">
                <text:p>283</text:p>
              </table:table-cell>
              <table:table-cell office:value-type="float" office:value="0.0297640000000001">
                <text:p>0.0297640000000001</text:p>
              </table:table-cell>
              <table:table-cell office:value-type="float" office:value="283">
                <text:p>283</text:p>
              </table:table-cell>
              <table:table-cell office:value-type="float" office:value="0.031585">
                <text:p>0.031585</text:p>
              </table:table-cell>
              <table:table-cell office:value-type="float" office:value="283">
                <text:p>283</text:p>
              </table:table-cell>
              <table:table-cell office:value-type="float" office:value="0.051403">
                <text:p>0.051403</text:p>
              </table:table-cell>
              <table:table-cell office:value-type="float" office:value="283">
                <text:p>283</text:p>
              </table:table-cell>
              <table:table-cell office:value-type="float" office:value="0.063371">
                <text:p>0.063371</text:p>
              </table:table-cell>
              <table:table-cell office:value-type="float" office:value="283">
                <text:p>283</text:p>
              </table:table-cell>
              <table:table-cell office:value-type="float" office:value="0.158494">
                <text:p>0.158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  <table:table-cell office:value-type="float" office:value="0.048065">
                <text:p>0.048065</text:p>
              </table:table-cell>
              <table:table-cell office:value-type="float" office:value="284">
                <text:p>284</text:p>
              </table:table-cell>
              <table:table-cell office:value-type="float" office:value="0.023427">
                <text:p>0.023427</text:p>
              </table:table-cell>
              <table:table-cell office:value-type="float" office:value="284">
                <text:p>284</text:p>
              </table:table-cell>
              <table:table-cell office:value-type="float" office:value="0.022558">
                <text:p>0.022558</text:p>
              </table:table-cell>
              <table:table-cell office:value-type="float" office:value="284">
                <text:p>284</text:p>
              </table:table-cell>
              <table:table-cell office:value-type="float" office:value="0.037881">
                <text:p>0.037881</text:p>
              </table:table-cell>
              <table:table-cell office:value-type="float" office:value="284">
                <text:p>284</text:p>
              </table:table-cell>
              <table:table-cell office:value-type="float" office:value="0.047303">
                <text:p>0.047303</text:p>
              </table:table-cell>
              <table:table-cell office:value-type="float" office:value="284">
                <text:p>284</text:p>
              </table:table-cell>
              <table:table-cell office:value-type="float" office:value="0.121001">
                <text:p>0.121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0.042924">
                <text:p>0.042924</text:p>
              </table:table-cell>
              <table:table-cell office:value-type="float" office:value="285">
                <text:p>285</text:p>
              </table:table-cell>
              <table:table-cell office:value-type="float" office:value="0.017647">
                <text:p>0.017647</text:p>
              </table:table-cell>
              <table:table-cell office:value-type="float" office:value="285">
                <text:p>285</text:p>
              </table:table-cell>
              <table:table-cell office:value-type="float" office:value="0.01574">
                <text:p>0.01574</text:p>
              </table:table-cell>
              <table:table-cell office:value-type="float" office:value="285">
                <text:p>285</text:p>
              </table:table-cell>
              <table:table-cell office:value-type="float" office:value="0.027432">
                <text:p>0.027432</text:p>
              </table:table-cell>
              <table:table-cell office:value-type="float" office:value="285">
                <text:p>285</text:p>
              </table:table-cell>
              <table:table-cell office:value-type="float" office:value="0.034628">
                <text:p>0.034628</text:p>
              </table:table-cell>
              <table:table-cell office:value-type="float" office:value="285">
                <text:p>285</text:p>
              </table:table-cell>
              <table:table-cell office:value-type="float" office:value="0.092621">
                <text:p>0.092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6">
                <text:p>286</text:p>
              </table:table-cell>
              <table:table-cell office:value-type="float" office:value="0.039043">
                <text:p>0.039043</text:p>
              </table:table-cell>
              <table:table-cell office:value-type="float" office:value="286">
                <text:p>286</text:p>
              </table:table-cell>
              <table:table-cell office:value-type="float" office:value="0.013799">
                <text:p>0.013799</text:p>
              </table:table-cell>
              <table:table-cell office:value-type="float" office:value="286">
                <text:p>286</text:p>
              </table:table-cell>
              <table:table-cell office:value-type="float" office:value="0.010938">
                <text:p>0.010938</text:p>
              </table:table-cell>
              <table:table-cell office:value-type="float" office:value="286">
                <text:p>286</text:p>
              </table:table-cell>
              <table:table-cell office:value-type="float" office:value="0.020291">
                <text:p>0.020291</text:p>
              </table:table-cell>
              <table:table-cell office:value-type="float" office:value="286">
                <text:p>286</text:p>
              </table:table-cell>
              <table:table-cell office:value-type="float" office:value="0.025584">
                <text:p>0.025584</text:p>
              </table:table-cell>
              <table:table-cell office:value-type="float" office:value="286">
                <text:p>286</text:p>
              </table:table-cell>
              <table:table-cell office:value-type="float" office:value="0.069937">
                <text:p>0.069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">
                <text:p>287</text:p>
              </table:table-cell>
              <table:table-cell office:value-type="float" office:value="0.036078">
                <text:p>0.036078</text:p>
              </table:table-cell>
              <table:table-cell office:value-type="float" office:value="287">
                <text:p>287</text:p>
              </table:table-cell>
              <table:table-cell office:value-type="float" office:value="0.011475">
                <text:p>0.011475</text:p>
              </table:table-cell>
              <table:table-cell office:value-type="float" office:value="287">
                <text:p>287</text:p>
              </table:table-cell>
              <table:table-cell office:value-type="float" office:value="0.00844">
                <text:p>0.00844</text:p>
              </table:table-cell>
              <table:table-cell office:value-type="float" office:value="287">
                <text:p>287</text:p>
              </table:table-cell>
              <table:table-cell office:value-type="float" office:value="0.01512">
                <text:p>0.01512</text:p>
              </table:table-cell>
              <table:table-cell office:value-type="float" office:value="287">
                <text:p>287</text:p>
              </table:table-cell>
              <table:table-cell office:value-type="float" office:value="0.0195340000000001">
                <text:p>0.0195340000000001</text:p>
              </table:table-cell>
              <table:table-cell office:value-type="float" office:value="287">
                <text:p>287</text:p>
              </table:table-cell>
              <table:table-cell office:value-type="float" office:value="0.052179">
                <text:p>0.052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0.032725">
                <text:p>0.032725</text:p>
              </table:table-cell>
              <table:table-cell office:value-type="float" office:value="288">
                <text:p>288</text:p>
              </table:table-cell>
              <table:table-cell office:value-type="float" office:value="0.008801">
                <text:p>0.008801</text:p>
              </table:table-cell>
              <table:table-cell office:value-type="float" office:value="288">
                <text:p>288</text:p>
              </table:table-cell>
              <table:table-cell office:value-type="float" office:value="0.00630299999999998">
                <text:p>0.00630299999999998</text:p>
              </table:table-cell>
              <table:table-cell office:value-type="float" office:value="288">
                <text:p>288</text:p>
              </table:table-cell>
              <table:table-cell office:value-type="float" office:value="0.011094">
                <text:p>0.011094</text:p>
              </table:table-cell>
              <table:table-cell office:value-type="float" office:value="288">
                <text:p>288</text:p>
              </table:table-cell>
              <table:table-cell office:value-type="float" office:value="0.014408">
                <text:p>0.014408</text:p>
              </table:table-cell>
              <table:table-cell office:value-type="float" office:value="288">
                <text:p>288</text:p>
              </table:table-cell>
              <table:table-cell office:value-type="float" office:value="0.039282">
                <text:p>0.039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0.030199">
                <text:p>0.030199</text:p>
              </table:table-cell>
              <table:table-cell office:value-type="float" office:value="289">
                <text:p>289</text:p>
              </table:table-cell>
              <table:table-cell office:value-type="float" office:value="0.00728200000000001">
                <text:p>0.00728200000000001</text:p>
              </table:table-cell>
              <table:table-cell office:value-type="float" office:value="289">
                <text:p>289</text:p>
              </table:table-cell>
              <table:table-cell office:value-type="float" office:value="0.00555799999999998">
                <text:p>0.00555799999999998</text:p>
              </table:table-cell>
              <table:table-cell office:value-type="float" office:value="289">
                <text:p>289</text:p>
              </table:table-cell>
              <table:table-cell office:value-type="float" office:value="0.008774">
                <text:p>0.008774</text:p>
              </table:table-cell>
              <table:table-cell office:value-type="float" office:value="289">
                <text:p>289</text:p>
              </table:table-cell>
              <table:table-cell office:value-type="float" office:value="0.011456">
                <text:p>0.011456</text:p>
              </table:table-cell>
              <table:table-cell office:value-type="float" office:value="289">
                <text:p>289</text:p>
              </table:table-cell>
              <table:table-cell office:value-type="float" office:value="0.029896">
                <text:p>0.0298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0">
                <text:p>290</text:p>
              </table:table-cell>
              <table:table-cell office:value-type="float" office:value="0.027503">
                <text:p>0.027503</text:p>
              </table:table-cell>
              <table:table-cell office:value-type="float" office:value="290">
                <text:p>290</text:p>
              </table:table-cell>
              <table:table-cell office:value-type="float" office:value="0.006303">
                <text:p>0.006303</text:p>
              </table:table-cell>
              <table:table-cell office:value-type="float" office:value="290">
                <text:p>290</text:p>
              </table:table-cell>
              <table:table-cell office:value-type="float" office:value="0.00454899999999997">
                <text:p>0.00454899999999997</text:p>
              </table:table-cell>
              <table:table-cell office:value-type="float" office:value="290">
                <text:p>290</text:p>
              </table:table-cell>
              <table:table-cell office:value-type="float" office:value="0.00736000000000001">
                <text:p>0.00736000000000001</text:p>
              </table:table-cell>
              <table:table-cell office:value-type="float" office:value="290">
                <text:p>290</text:p>
              </table:table-cell>
              <table:table-cell office:value-type="float" office:value="0.00983499999999998">
                <text:p>0.00983499999999998</text:p>
              </table:table-cell>
              <table:table-cell office:value-type="float" office:value="290">
                <text:p>290</text:p>
              </table:table-cell>
              <table:table-cell office:value-type="float" office:value="0.022473">
                <text:p>0.02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">
                <text:p>291</text:p>
              </table:table-cell>
              <table:table-cell office:value-type="float" office:value="0.024105">
                <text:p>0.024105</text:p>
              </table:table-cell>
              <table:table-cell office:value-type="float" office:value="291">
                <text:p>291</text:p>
              </table:table-cell>
              <table:table-cell office:value-type="float" office:value="0.00426799999999999">
                <text:p>0.00426799999999999</text:p>
              </table:table-cell>
              <table:table-cell office:value-type="float" office:value="291">
                <text:p>291</text:p>
              </table:table-cell>
              <table:table-cell office:value-type="float" office:value="0.00284000000000001">
                <text:p>0.00284000000000001</text:p>
              </table:table-cell>
              <table:table-cell office:value-type="float" office:value="291">
                <text:p>291</text:p>
              </table:table-cell>
              <table:table-cell office:value-type="float" office:value="0.00579200000000001">
                <text:p>0.00579200000000001</text:p>
              </table:table-cell>
              <table:table-cell office:value-type="float" office:value="291">
                <text:p>291</text:p>
              </table:table-cell>
              <table:table-cell office:value-type="float" office:value="0.00811799999999996">
                <text:p>0.00811799999999996</text:p>
              </table:table-cell>
              <table:table-cell office:value-type="float" office:value="291">
                <text:p>291</text:p>
              </table:table-cell>
              <table:table-cell office:value-type="float" office:value="0.015753">
                <text:p>0.015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2">
                <text:p>292</text:p>
              </table:table-cell>
              <table:table-cell office:value-type="float" office:value="0.020327">
                <text:p>0.020327</text:p>
              </table:table-cell>
              <table:table-cell office:value-type="float" office:value="292">
                <text:p>292</text:p>
              </table:table-cell>
              <table:table-cell office:value-type="float" office:value="0.001747">
                <text:p>0.001747</text:p>
              </table:table-cell>
              <table:table-cell office:value-type="float" office:value="292">
                <text:p>292</text:p>
              </table:table-cell>
              <table:table-cell office:value-type="float" office:value="0.00166799999999998">
                <text:p>0.00166799999999998</text:p>
              </table:table-cell>
              <table:table-cell office:value-type="float" office:value="292">
                <text:p>292</text:p>
              </table:table-cell>
              <table:table-cell office:value-type="float" office:value="0.00365600000000001">
                <text:p>0.00365600000000001</text:p>
              </table:table-cell>
              <table:table-cell office:value-type="float" office:value="292">
                <text:p>292</text:p>
              </table:table-cell>
              <table:table-cell office:value-type="float" office:value="0.00554899999999997">
                <text:p>0.00554899999999997</text:p>
              </table:table-cell>
              <table:table-cell office:value-type="float" office:value="292">
                <text:p>292</text:p>
              </table:table-cell>
              <table:table-cell office:value-type="float" office:value="0.01032">
                <text:p>0.01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3">
                <text:p>293</text:p>
              </table:table-cell>
              <table:table-cell office:value-type="float" office:value="0.016607">
                <text:p>0.016607</text:p>
              </table:table-cell>
              <table:table-cell office:value-type="float" office:value="293">
                <text:p>293</text:p>
              </table:table-cell>
              <table:table-cell office:value-type="float" office:value="-0.0000859999999999195">
                <text:p>-0.0000859999999999195</text:p>
              </table:table-cell>
              <table:table-cell office:value-type="float" office:value="293">
                <text:p>293</text:p>
              </table:table-cell>
              <table:table-cell office:value-type="float" office:value="0.00114499999999998">
                <text:p>0.00114499999999998</text:p>
              </table:table-cell>
              <table:table-cell office:value-type="float" office:value="293">
                <text:p>293</text:p>
              </table:table-cell>
              <table:table-cell office:value-type="float" office:value="0.002036">
                <text:p>0.002036</text:p>
              </table:table-cell>
              <table:table-cell office:value-type="float" office:value="293">
                <text:p>293</text:p>
              </table:table-cell>
              <table:table-cell office:value-type="float" office:value="0.00310400000000005">
                <text:p>0.00310400000000005</text:p>
              </table:table-cell>
              <table:table-cell office:value-type="float" office:value="293">
                <text:p>293</text:p>
              </table:table-cell>
              <table:table-cell office:value-type="float" office:value="0.005985">
                <text:p>0.005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">
                <text:p>294</text:p>
              </table:table-cell>
              <table:table-cell office:value-type="float" office:value="0.013829">
                <text:p>0.013829</text:p>
              </table:table-cell>
              <table:table-cell office:value-type="float" office:value="294">
                <text:p>294</text:p>
              </table:table-cell>
              <table:table-cell office:value-type="float" office:value="-0.000879999999999992">
                <text:p>-0.000879999999999992</text:p>
              </table:table-cell>
              <table:table-cell office:value-type="float" office:value="294">
                <text:p>294</text:p>
              </table:table-cell>
              <table:table-cell office:value-type="float" office:value="0.00130399999999997">
                <text:p>0.00130399999999997</text:p>
              </table:table-cell>
              <table:table-cell office:value-type="float" office:value="294">
                <text:p>294</text:p>
              </table:table-cell>
              <table:table-cell office:value-type="float" office:value="0.00146300000000001">
                <text:p>0.00146300000000001</text:p>
              </table:table-cell>
              <table:table-cell office:value-type="float" office:value="294">
                <text:p>294</text:p>
              </table:table-cell>
              <table:table-cell office:value-type="float" office:value="0.00188699999999997">
                <text:p>0.00188699999999997</text:p>
              </table:table-cell>
              <table:table-cell office:value-type="float" office:value="294">
                <text:p>294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0.012238">
                <text:p>0.012238</text:p>
              </table:table-cell>
              <table:table-cell office:value-type="float" office:value="295">
                <text:p>295</text:p>
              </table:table-cell>
              <table:table-cell office:value-type="float" office:value="0.000363000000000002">
                <text:p>0.000363000000000002</text:p>
              </table:table-cell>
              <table:table-cell office:value-type="float" office:value="295">
                <text:p>295</text:p>
              </table:table-cell>
              <table:table-cell office:value-type="float" office:value="0.00226499999999996">
                <text:p>0.00226499999999996</text:p>
              </table:table-cell>
              <table:table-cell office:value-type="float" office:value="295">
                <text:p>295</text:p>
              </table:table-cell>
              <table:table-cell office:value-type="float" office:value="0.003146">
                <text:p>0.003146</text:p>
              </table:table-cell>
              <table:table-cell office:value-type="float" office:value="295">
                <text:p>295</text:p>
              </table:table-cell>
              <table:table-cell office:value-type="float" office:value="0.00264599999999998">
                <text:p>0.00264599999999998</text:p>
              </table:table-cell>
              <table:table-cell office:value-type="float" office:value="295">
                <text:p>295</text:p>
              </table:table-cell>
              <table:table-cell office:value-type="float" office:value="0.00458">
                <text:p>0.004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6">
                <text:p>296</text:p>
              </table:table-cell>
              <table:table-cell office:value-type="float" office:value="0.0101860000000001">
                <text:p>0.0101860000000001</text:p>
              </table:table-cell>
              <table:table-cell office:value-type="float" office:value="296">
                <text:p>296</text:p>
              </table:table-cell>
              <table:table-cell office:value-type="float" office:value="0.000956999999999986">
                <text:p>0.000956999999999986</text:p>
              </table:table-cell>
              <table:table-cell office:value-type="float" office:value="296">
                <text:p>296</text:p>
              </table:table-cell>
              <table:table-cell office:value-type="float" office:value="0.00161799999999998">
                <text:p>0.00161799999999998</text:p>
              </table:table-cell>
              <table:table-cell office:value-type="float" office:value="296">
                <text:p>296</text:p>
              </table:table-cell>
              <table:table-cell office:value-type="float" office:value="0.003372">
                <text:p>0.003372</text:p>
              </table:table-cell>
              <table:table-cell office:value-type="float" office:value="296">
                <text:p>296</text:p>
              </table:table-cell>
              <table:table-cell office:value-type="float" office:value="0.00184200000000001">
                <text:p>0.00184200000000001</text:p>
              </table:table-cell>
              <table:table-cell office:value-type="float" office:value="296">
                <text:p>296</text:p>
              </table:table-cell>
              <table:table-cell office:value-type="float" office:value="0.003581">
                <text:p>0.003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0.00632700000000003">
                <text:p>0.00632700000000003</text:p>
              </table:table-cell>
              <table:table-cell office:value-type="float" office:value="297">
                <text:p>297</text:p>
              </table:table-cell>
              <table:table-cell office:value-type="float" office:value="0.000511000000000039">
                <text:p>0.000511000000000039</text:p>
              </table:table-cell>
              <table:table-cell office:value-type="float" office:value="297">
                <text:p>297</text:p>
              </table:table-cell>
              <table:table-cell office:value-type="float" office:value="0.000265999999999961">
                <text:p>0.000265999999999961</text:p>
              </table:table-cell>
              <table:table-cell office:value-type="float" office:value="297">
                <text:p>297</text:p>
              </table:table-cell>
              <table:table-cell office:value-type="float" office:value="0.001145">
                <text:p>0.001145</text:p>
              </table:table-cell>
              <table:table-cell office:value-type="float" office:value="297">
                <text:p>297</text:p>
              </table:table-cell>
              <table:table-cell office:value-type="float" office:value="0.000361">
                <text:p>0.000361</text:p>
              </table:table-cell>
              <table:table-cell office:value-type="float" office:value="297">
                <text:p>29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8">
                <text:p>298</text:p>
              </table:table-cell>
              <table:table-cell office:value-type="float" office:value="0.00398100000000001">
                <text:p>0.00398100000000001</text:p>
              </table:table-cell>
              <table:table-cell office:value-type="float" office:value="298">
                <text:p>298</text:p>
              </table:table-cell>
              <table:table-cell office:value-type="float" office:value="0.000501000000000029">
                <text:p>0.000501000000000029</text:p>
              </table:table-cell>
              <table:table-cell office:value-type="float" office:value="298">
                <text:p>298</text:p>
              </table:table-cell>
              <table:table-cell office:value-type="float" office:value="0.000326999999999966">
                <text:p>0.000326999999999966</text:p>
              </table:table-cell>
              <table:table-cell office:value-type="float" office:value="298">
                <text:p>298</text:p>
              </table:table-cell>
              <table:table-cell office:value-type="float" office:value="0.000654000000000002">
                <text:p>0.000654000000000002</text:p>
              </table:table-cell>
              <table:table-cell office:value-type="float" office:value="298">
                <text:p>298</text:p>
              </table:table-cell>
              <table:table-cell office:value-type="float" office:value="0.000842999999999983">
                <text:p>0.000842999999999983</text:p>
              </table:table-cell>
              <table:table-cell office:value-type="float" office:value="298">
                <text:p>298</text:p>
              </table:table-cell>
              <table:table-cell office:value-type="float" office:value="0.000938999999999999">
                <text:p>0.000938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0.00235600000000008">
                <text:p>0.00235600000000008</text:p>
              </table:table-cell>
              <table:table-cell office:value-type="float" office:value="299">
                <text:p>299</text:p>
              </table:table-cell>
              <table:table-cell office:value-type="float" office:value="0.0000350000000000072">
                <text:p>0.0000350000000000072</text:p>
              </table:table-cell>
              <table:table-cell office:value-type="float" office:value="299">
                <text:p>299</text:p>
              </table:table-cell>
              <table:table-cell office:value-type="float" office:value="0.000370000000000009">
                <text:p>0.000370000000000009</text:p>
              </table:table-cell>
              <table:table-cell office:value-type="float" office:value="299">
                <text:p>299</text:p>
              </table:table-cell>
              <table:table-cell office:value-type="float" office:value="0.000757000000000001">
                <text:p>0.000757000000000001</text:p>
              </table:table-cell>
              <table:table-cell office:value-type="float" office:value="299">
                <text:p>299</text:p>
              </table:table-cell>
              <table:table-cell office:value-type="float" office:value="0.000622000000000011">
                <text:p>0.000622000000000011</text:p>
              </table:table-cell>
              <table:table-cell office:value-type="float" office:value="299">
                <text:p>299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-0.00167499999999998">
                <text:p>-0.00167499999999998</text:p>
              </table:table-cell>
              <table:table-cell office:value-type="float" office:value="301">
                <text:p>301</text:p>
              </table:table-cell>
              <table:table-cell office:value-type="float" office:value="0.000597000000000014">
                <text:p>0.000597000000000014</text:p>
              </table:table-cell>
              <table:table-cell office:value-type="float" office:value="301">
                <text:p>301</text:p>
              </table:table-cell>
              <table:table-cell office:value-type="float" office:value="-0.000241000000000019">
                <text:p>-0.000241000000000019</text:p>
              </table:table-cell>
              <table:table-cell office:value-type="float" office:value="301">
                <text:p>301</text:p>
              </table:table-cell>
              <table:table-cell office:value-type="float" office:value="0.0000360000000000013">
                <text:p>0.0000360000000000013</text:p>
              </table:table-cell>
              <table:table-cell office:value-type="float" office:value="301">
                <text:p>301</text:p>
              </table:table-cell>
              <table:table-cell office:value-type="float" office:value="-0.000343000000000038">
                <text:p>-0.000343000000000038</text:p>
              </table:table-cell>
              <table:table-cell office:value-type="float" office:value="301">
                <text:p>301</text:p>
              </table:table-cell>
              <table:table-cell office:value-type="float" office:value="0.000406">
                <text:p>0.000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">
                <text:p>302</text:p>
              </table:table-cell>
              <table:table-cell office:value-type="float" office:value="-0.00395099999999998">
                <text:p>-0.00395099999999998</text:p>
              </table:table-cell>
              <table:table-cell office:value-type="float" office:value="302">
                <text:p>302</text:p>
              </table:table-cell>
              <table:table-cell office:value-type="float" office:value="0.000420000000000031">
                <text:p>0.000420000000000031</text:p>
              </table:table-cell>
              <table:table-cell office:value-type="float" office:value="302">
                <text:p>302</text:p>
              </table:table-cell>
              <table:table-cell office:value-type="float" office:value="-0.000144000000000033">
                <text:p>-0.000144000000000033</text:p>
              </table:table-cell>
              <table:table-cell office:value-type="float" office:value="302">
                <text:p>302</text:p>
              </table:table-cell>
              <table:table-cell office:value-type="float" office:value="-0.000158999999999999">
                <text:p>-0.000158999999999999</text:p>
              </table:table-cell>
              <table:table-cell office:value-type="float" office:value="302">
                <text:p>302</text:p>
              </table:table-cell>
              <table:table-cell office:value-type="float" office:value="-0.00184700000000004">
                <text:p>-0.00184700000000004</text:p>
              </table:table-cell>
              <table:table-cell office:value-type="float" office:value="302">
                <text:p>302</text:p>
              </table:table-cell>
              <table:table-cell office:value-type="float" office:value="-0.000104">
                <text:p>-0.00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-0.006326">
                <text:p>-0.006326</text:p>
              </table:table-cell>
              <table:table-cell office:value-type="float" office:value="303">
                <text:p>303</text:p>
              </table:table-cell>
              <table:table-cell office:value-type="float" office:value="-0.000114000000000003">
                <text:p>-0.000114000000000003</text:p>
              </table:table-cell>
              <table:table-cell office:value-type="float" office:value="303">
                <text:p>303</text:p>
              </table:table-cell>
              <table:table-cell office:value-type="float" office:value="-0.000647000000000036">
                <text:p>-0.000647000000000036</text:p>
              </table:table-cell>
              <table:table-cell office:value-type="float" office:value="303">
                <text:p>303</text:p>
              </table:table-cell>
              <table:table-cell office:value-type="float" office:value="-0.001355">
                <text:p>-0.001355</text:p>
              </table:table-cell>
              <table:table-cell office:value-type="float" office:value="303">
                <text:p>303</text:p>
              </table:table-cell>
              <table:table-cell office:value-type="float" office:value="-0.00287599999999993">
                <text:p>-0.00287599999999993</text:p>
              </table:table-cell>
              <table:table-cell office:value-type="float" office:value="303">
                <text:p>303</text:p>
              </table:table-cell>
              <table:table-cell office:value-type="float" office:value="-0.001179">
                <text:p>-0.0011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-0.00871599999999995">
                <text:p>-0.00871599999999995</text:p>
              </table:table-cell>
              <table:table-cell office:value-type="float" office:value="304">
                <text:p>304</text:p>
              </table:table-cell>
              <table:table-cell office:value-type="float" office:value="-0.000726999999999978">
                <text:p>-0.000726999999999978</text:p>
              </table:table-cell>
              <table:table-cell office:value-type="float" office:value="304">
                <text:p>304</text:p>
              </table:table-cell>
              <table:table-cell office:value-type="float" office:value="-0.00152500000000003">
                <text:p>-0.00152500000000003</text:p>
              </table:table-cell>
              <table:table-cell office:value-type="float" office:value="304">
                <text:p>304</text:p>
              </table:table-cell>
              <table:table-cell office:value-type="float" office:value="-0.002101">
                <text:p>-0.002101</text:p>
              </table:table-cell>
              <table:table-cell office:value-type="float" office:value="304">
                <text:p>304</text:p>
              </table:table-cell>
              <table:table-cell office:value-type="float" office:value="-0.00337200000000004">
                <text:p>-0.00337200000000004</text:p>
              </table:table-cell>
              <table:table-cell office:value-type="float" office:value="304">
                <text:p>304</text:p>
              </table:table-cell>
              <table:table-cell office:value-type="float" office:value="-0.00163">
                <text:p>-0.001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  <table:table-cell office:value-type="float" office:value="-0.010468">
                <text:p>-0.010468</text:p>
              </table:table-cell>
              <table:table-cell office:value-type="float" office:value="305">
                <text:p>305</text:p>
              </table:table-cell>
              <table:table-cell office:value-type="float" office:value="-0.00071199999999999">
                <text:p>-0.00071199999999999</text:p>
              </table:table-cell>
              <table:table-cell office:value-type="float" office:value="305">
                <text:p>305</text:p>
              </table:table-cell>
              <table:table-cell office:value-type="float" office:value="-0.00145300000000004">
                <text:p>-0.00145300000000004</text:p>
              </table:table-cell>
              <table:table-cell office:value-type="float" office:value="305">
                <text:p>305</text:p>
              </table:table-cell>
              <table:table-cell office:value-type="float" office:value="-0.001875">
                <text:p>-0.001875</text:p>
              </table:table-cell>
              <table:table-cell office:value-type="float" office:value="305">
                <text:p>305</text:p>
              </table:table-cell>
              <table:table-cell office:value-type="float" office:value="-0.00372100000000003">
                <text:p>-0.00372100000000003</text:p>
              </table:table-cell>
              <table:table-cell office:value-type="float" office:value="305">
                <text:p>305</text:p>
              </table:table-cell>
              <table:table-cell office:value-type="float" office:value="-0.001659">
                <text:p>-0.001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">
                <text:p>306</text:p>
              </table:table-cell>
              <table:table-cell office:value-type="float" office:value="-0.0118529999999999">
                <text:p>-0.0118529999999999</text:p>
              </table:table-cell>
              <table:table-cell office:value-type="float" office:value="306">
                <text:p>306</text:p>
              </table:table-cell>
              <table:table-cell office:value-type="float" office:value="-0.000133999999999967">
                <text:p>-0.000133999999999967</text:p>
              </table:table-cell>
              <table:table-cell office:value-type="float" office:value="306">
                <text:p>306</text:p>
              </table:table-cell>
              <table:table-cell office:value-type="float" office:value="-0.00154900000000002">
                <text:p>-0.00154900000000002</text:p>
              </table:table-cell>
              <table:table-cell office:value-type="float" office:value="306">
                <text:p>306</text:p>
              </table:table-cell>
              <table:table-cell office:value-type="float" office:value="-0.001822">
                <text:p>-0.001822</text:p>
              </table:table-cell>
              <table:table-cell office:value-type="float" office:value="306">
                <text:p>306</text:p>
              </table:table-cell>
              <table:table-cell office:value-type="float" office:value="-0.00412800000000002">
                <text:p>-0.00412800000000002</text:p>
              </table:table-cell>
              <table:table-cell office:value-type="float" office:value="306">
                <text:p>306</text:p>
              </table:table-cell>
              <table:table-cell office:value-type="float" office:value="-0.001761">
                <text:p>-0.0017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  <table:table-cell office:value-type="float" office:value="-0.01415">
                <text:p>-0.01415</text:p>
              </table:table-cell>
              <table:table-cell office:value-type="float" office:value="307">
                <text:p>307</text:p>
              </table:table-cell>
              <table:table-cell office:value-type="float" office:value="-0.000740999999999992">
                <text:p>-0.000740999999999992</text:p>
              </table:table-cell>
              <table:table-cell office:value-type="float" office:value="307">
                <text:p>307</text:p>
              </table:table-cell>
              <table:table-cell office:value-type="float" office:value="-0.00148800000000002">
                <text:p>-0.00148800000000002</text:p>
              </table:table-cell>
              <table:table-cell office:value-type="float" office:value="307">
                <text:p>307</text:p>
              </table:table-cell>
              <table:table-cell office:value-type="float" office:value="-0.00282">
                <text:p>-0.00282</text:p>
              </table:table-cell>
              <table:table-cell office:value-type="float" office:value="307">
                <text:p>307</text:p>
              </table:table-cell>
              <table:table-cell office:value-type="float" office:value="-0.00510500000000003">
                <text:p>-0.00510500000000003</text:p>
              </table:table-cell>
              <table:table-cell office:value-type="float" office:value="307">
                <text:p>307</text:p>
              </table:table-cell>
              <table:table-cell office:value-type="float" office:value="-0.00213">
                <text:p>-0.00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">
                <text:p>308</text:p>
              </table:table-cell>
              <table:table-cell office:value-type="float" office:value="-0.016272">
                <text:p>-0.016272</text:p>
              </table:table-cell>
              <table:table-cell office:value-type="float" office:value="308">
                <text:p>308</text:p>
              </table:table-cell>
              <table:table-cell office:value-type="float" office:value="-0.00107299999999999">
                <text:p>-0.00107299999999999</text:p>
              </table:table-cell>
              <table:table-cell office:value-type="float" office:value="308">
                <text:p>308</text:p>
              </table:table-cell>
              <table:table-cell office:value-type="float" office:value="-0.00148800000000002">
                <text:p>-0.00148800000000002</text:p>
              </table:table-cell>
              <table:table-cell office:value-type="float" office:value="308">
                <text:p>308</text:p>
              </table:table-cell>
              <table:table-cell office:value-type="float" office:value="-0.003298">
                <text:p>-0.003298</text:p>
              </table:table-cell>
              <table:table-cell office:value-type="float" office:value="308">
                <text:p>308</text:p>
              </table:table-cell>
              <table:table-cell office:value-type="float" office:value="-0.005525">
                <text:p>-0.005525</text:p>
              </table:table-cell>
              <table:table-cell office:value-type="float" office:value="308">
                <text:p>308</text:p>
              </table:table-cell>
              <table:table-cell office:value-type="float" office:value="-0.00246">
                <text:p>-0.002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9">
                <text:p>309</text:p>
              </table:table-cell>
              <table:table-cell office:value-type="float" office:value="-0.0174">
                <text:p>-0.0174</text:p>
              </table:table-cell>
              <table:table-cell office:value-type="float" office:value="309">
                <text:p>309</text:p>
              </table:table-cell>
              <table:table-cell office:value-type="float" office:value="-0.000452999999999981">
                <text:p>-0.000452999999999981</text:p>
              </table:table-cell>
              <table:table-cell office:value-type="float" office:value="309">
                <text:p>309</text:p>
              </table:table-cell>
              <table:table-cell office:value-type="float" office:value="-0.00177200000000002">
                <text:p>-0.00177200000000002</text:p>
              </table:table-cell>
              <table:table-cell office:value-type="float" office:value="309">
                <text:p>309</text:p>
              </table:table-cell>
              <table:table-cell office:value-type="float" office:value="-0.003203">
                <text:p>-0.003203</text:p>
              </table:table-cell>
              <table:table-cell office:value-type="float" office:value="309">
                <text:p>309</text:p>
              </table:table-cell>
              <table:table-cell office:value-type="float" office:value="-0.005527">
                <text:p>-0.005527</text:p>
              </table:table-cell>
              <table:table-cell office:value-type="float" office:value="309">
                <text:p>309</text:p>
              </table:table-cell>
              <table:table-cell office:value-type="float" office:value="-0.001637">
                <text:p>-0.001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0">
                <text:p>310</text:p>
              </table:table-cell>
              <table:table-cell office:value-type="float" office:value="-0.01825">
                <text:p>-0.01825</text:p>
              </table:table-cell>
              <table:table-cell office:value-type="float" office:value="310">
                <text:p>310</text:p>
              </table:table-cell>
              <table:table-cell office:value-type="float" office:value="-0.0000479999999999925">
                <text:p>-0.0000479999999999925</text:p>
              </table:table-cell>
              <table:table-cell office:value-type="float" office:value="310">
                <text:p>310</text:p>
              </table:table-cell>
              <table:table-cell office:value-type="float" office:value="-0.00134400000000004">
                <text:p>-0.00134400000000004</text:p>
              </table:table-cell>
              <table:table-cell office:value-type="float" office:value="310">
                <text:p>310</text:p>
              </table:table-cell>
              <table:table-cell office:value-type="float" office:value="-0.002803">
                <text:p>-0.002803</text:p>
              </table:table-cell>
              <table:table-cell office:value-type="float" office:value="310">
                <text:p>310</text:p>
              </table:table-cell>
              <table:table-cell office:value-type="float" office:value="-0.00520300000000001">
                <text:p>-0.00520300000000001</text:p>
              </table:table-cell>
              <table:table-cell office:value-type="float" office:value="310">
                <text:p>310</text:p>
              </table:table-cell>
              <table:table-cell office:value-type="float" office:value="-0.001208">
                <text:p>-0.001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">
                <text:p>311</text:p>
              </table:table-cell>
              <table:table-cell office:value-type="float" office:value="-0.020079">
                <text:p>-0.020079</text:p>
              </table:table-cell>
              <table:table-cell office:value-type="float" office:value="311">
                <text:p>311</text:p>
              </table:table-cell>
              <table:table-cell office:value-type="float" office:value="-0.000464999999999993">
                <text:p>-0.000464999999999993</text:p>
              </table:table-cell>
              <table:table-cell office:value-type="float" office:value="311">
                <text:p>311</text:p>
              </table:table-cell>
              <table:table-cell office:value-type="float" office:value="-0.00107300000000002">
                <text:p>-0.00107300000000002</text:p>
              </table:table-cell>
              <table:table-cell office:value-type="float" office:value="311">
                <text:p>311</text:p>
              </table:table-cell>
              <table:table-cell office:value-type="float" office:value="-0.003292">
                <text:p>-0.003292</text:p>
              </table:table-cell>
              <table:table-cell office:value-type="float" office:value="311">
                <text:p>311</text:p>
              </table:table-cell>
              <table:table-cell office:value-type="float" office:value="-0.00547500000000001">
                <text:p>-0.00547500000000001</text:p>
              </table:table-cell>
              <table:table-cell office:value-type="float" office:value="311">
                <text:p>311</text:p>
              </table:table-cell>
              <table:table-cell office:value-type="float" office:value="-0.001687">
                <text:p>-0.0016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">
                <text:p>312</text:p>
              </table:table-cell>
              <table:table-cell office:value-type="float" office:value="-0.022296">
                <text:p>-0.022296</text:p>
              </table:table-cell>
              <table:table-cell office:value-type="float" office:value="312">
                <text:p>312</text:p>
              </table:table-cell>
              <table:table-cell office:value-type="float" office:value="-0.00132699999999997">
                <text:p>-0.00132699999999997</text:p>
              </table:table-cell>
              <table:table-cell office:value-type="float" office:value="312">
                <text:p>312</text:p>
              </table:table-cell>
              <table:table-cell office:value-type="float" office:value="-0.00185500000000002">
                <text:p>-0.00185500000000002</text:p>
              </table:table-cell>
              <table:table-cell office:value-type="float" office:value="312">
                <text:p>312</text:p>
              </table:table-cell>
              <table:table-cell office:value-type="float" office:value="-0.00444">
                <text:p>-0.00444</text:p>
              </table:table-cell>
              <table:table-cell office:value-type="float" office:value="312">
                <text:p>312</text:p>
              </table:table-cell>
              <table:table-cell office:value-type="float" office:value="-0.00677900000000003">
                <text:p>-0.00677900000000003</text:p>
              </table:table-cell>
              <table:table-cell office:value-type="float" office:value="312">
                <text:p>312</text:p>
              </table:table-cell>
              <table:table-cell office:value-type="float" office:value="-0.002587">
                <text:p>-0.0025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">
                <text:p>313</text:p>
              </table:table-cell>
              <table:table-cell office:value-type="float" office:value="-0.023849">
                <text:p>-0.023849</text:p>
              </table:table-cell>
              <table:table-cell office:value-type="float" office:value="313">
                <text:p>313</text:p>
              </table:table-cell>
              <table:table-cell office:value-type="float" office:value="-0.00209199999999998">
                <text:p>-0.00209199999999998</text:p>
              </table:table-cell>
              <table:table-cell office:value-type="float" office:value="313">
                <text:p>313</text:p>
              </table:table-cell>
              <table:table-cell office:value-type="float" office:value="-0.00238600000000003">
                <text:p>-0.00238600000000003</text:p>
              </table:table-cell>
              <table:table-cell office:value-type="float" office:value="313">
                <text:p>313</text:p>
              </table:table-cell>
              <table:table-cell office:value-type="float" office:value="-0.005403">
                <text:p>-0.005403</text:p>
              </table:table-cell>
              <table:table-cell office:value-type="float" office:value="313">
                <text:p>313</text:p>
              </table:table-cell>
              <table:table-cell office:value-type="float" office:value="-0.00802900000000001">
                <text:p>-0.00802900000000001</text:p>
              </table:table-cell>
              <table:table-cell office:value-type="float" office:value="313">
                <text:p>313</text:p>
              </table:table-cell>
              <table:table-cell office:value-type="float" office:value="-0.003239">
                <text:p>-0.0032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">
                <text:p>314</text:p>
              </table:table-cell>
              <table:table-cell office:value-type="float" office:value="-0.025099">
                <text:p>-0.025099</text:p>
              </table:table-cell>
              <table:table-cell office:value-type="float" office:value="314">
                <text:p>314</text:p>
              </table:table-cell>
              <table:table-cell office:value-type="float" office:value="-0.002444">
                <text:p>-0.002444</text:p>
              </table:table-cell>
              <table:table-cell office:value-type="float" office:value="314">
                <text:p>314</text:p>
              </table:table-cell>
              <table:table-cell office:value-type="float" office:value="-0.00201500000000002">
                <text:p>-0.00201500000000002</text:p>
              </table:table-cell>
              <table:table-cell office:value-type="float" office:value="314">
                <text:p>314</text:p>
              </table:table-cell>
              <table:table-cell office:value-type="float" office:value="-0.005725">
                <text:p>-0.005725</text:p>
              </table:table-cell>
              <table:table-cell office:value-type="float" office:value="314">
                <text:p>314</text:p>
              </table:table-cell>
              <table:table-cell office:value-type="float" office:value="-0.00840800000000003">
                <text:p>-0.00840800000000003</text:p>
              </table:table-cell>
              <table:table-cell office:value-type="float" office:value="314">
                <text:p>314</text:p>
              </table:table-cell>
              <table:table-cell office:value-type="float" office:value="-0.003071">
                <text:p>-0.0030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">
                <text:p>315</text:p>
              </table:table-cell>
              <table:table-cell office:value-type="float" office:value="-0.027111">
                <text:p>-0.027111</text:p>
              </table:table-cell>
              <table:table-cell office:value-type="float" office:value="315">
                <text:p>315</text:p>
              </table:table-cell>
              <table:table-cell office:value-type="float" office:value="-0.002967">
                <text:p>-0.002967</text:p>
              </table:table-cell>
              <table:table-cell office:value-type="float" office:value="315">
                <text:p>315</text:p>
              </table:table-cell>
              <table:table-cell office:value-type="float" office:value="-0.00286900000000004">
                <text:p>-0.00286900000000004</text:p>
              </table:table-cell>
              <table:table-cell office:value-type="float" office:value="315">
                <text:p>315</text:p>
              </table:table-cell>
              <table:table-cell office:value-type="float" office:value="-0.005841">
                <text:p>-0.005841</text:p>
              </table:table-cell>
              <table:table-cell office:value-type="float" office:value="315">
                <text:p>315</text:p>
              </table:table-cell>
              <table:table-cell office:value-type="float" office:value="-0.00871">
                <text:p>-0.00871</text:p>
              </table:table-cell>
              <table:table-cell office:value-type="float" office:value="315">
                <text:p>315</text:p>
              </table:table-cell>
              <table:table-cell office:value-type="float" office:value="-0.003678">
                <text:p>-0.0036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6">
                <text:p>316</text:p>
              </table:table-cell>
              <table:table-cell office:value-type="float" office:value="-0.028798">
                <text:p>-0.028798</text:p>
              </table:table-cell>
              <table:table-cell office:value-type="float" office:value="316">
                <text:p>316</text:p>
              </table:table-cell>
              <table:table-cell office:value-type="float" office:value="-0.00355299999999997">
                <text:p>-0.00355299999999997</text:p>
              </table:table-cell>
              <table:table-cell office:value-type="float" office:value="316">
                <text:p>316</text:p>
              </table:table-cell>
              <table:table-cell office:value-type="float" office:value="-0.00321400000000002">
                <text:p>-0.00321400000000002</text:p>
              </table:table-cell>
              <table:table-cell office:value-type="float" office:value="316">
                <text:p>316</text:p>
              </table:table-cell>
              <table:table-cell office:value-type="float" office:value="-0.006291">
                <text:p>-0.006291</text:p>
              </table:table-cell>
              <table:table-cell office:value-type="float" office:value="316">
                <text:p>316</text:p>
              </table:table-cell>
              <table:table-cell office:value-type="float" office:value="-0.00963500000000001">
                <text:p>-0.00963500000000001</text:p>
              </table:table-cell>
              <table:table-cell office:value-type="float" office:value="316">
                <text:p>316</text:p>
              </table:table-cell>
              <table:table-cell office:value-type="float" office:value="-0.004072">
                <text:p>-0.0040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7">
                <text:p>317</text:p>
              </table:table-cell>
              <table:table-cell office:value-type="float" office:value="-0.029836">
                <text:p>-0.029836</text:p>
              </table:table-cell>
              <table:table-cell office:value-type="float" office:value="317">
                <text:p>317</text:p>
              </table:table-cell>
              <table:table-cell office:value-type="float" office:value="-0.00349599999999994">
                <text:p>-0.00349599999999994</text:p>
              </table:table-cell>
              <table:table-cell office:value-type="float" office:value="317">
                <text:p>317</text:p>
              </table:table-cell>
              <table:table-cell office:value-type="float" office:value="-0.00278700000000004">
                <text:p>-0.00278700000000004</text:p>
              </table:table-cell>
              <table:table-cell office:value-type="float" office:value="317">
                <text:p>317</text:p>
              </table:table-cell>
              <table:table-cell office:value-type="float" office:value="-0.005922">
                <text:p>-0.005922</text:p>
              </table:table-cell>
              <table:table-cell office:value-type="float" office:value="317">
                <text:p>317</text:p>
              </table:table-cell>
              <table:table-cell office:value-type="float" office:value="-0.00981000000000004">
                <text:p>-0.00981000000000004</text:p>
              </table:table-cell>
              <table:table-cell office:value-type="float" office:value="317">
                <text:p>317</text:p>
              </table:table-cell>
              <table:table-cell office:value-type="float" office:value="-0.00392">
                <text:p>-0.003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8">
                <text:p>318</text:p>
              </table:table-cell>
              <table:table-cell office:value-type="float" office:value="-0.0306959999999999">
                <text:p>-0.0306959999999999</text:p>
              </table:table-cell>
              <table:table-cell office:value-type="float" office:value="318">
                <text:p>318</text:p>
              </table:table-cell>
              <table:table-cell office:value-type="float" office:value="-0.00372299999999998">
                <text:p>-0.00372299999999998</text:p>
              </table:table-cell>
              <table:table-cell office:value-type="float" office:value="318">
                <text:p>318</text:p>
              </table:table-cell>
              <table:table-cell office:value-type="float" office:value="-0.00293100000000002">
                <text:p>-0.00293100000000002</text:p>
              </table:table-cell>
              <table:table-cell office:value-type="float" office:value="318">
                <text:p>318</text:p>
              </table:table-cell>
              <table:table-cell office:value-type="float" office:value="-0.005666">
                <text:p>-0.005666</text:p>
              </table:table-cell>
              <table:table-cell office:value-type="float" office:value="318">
                <text:p>318</text:p>
              </table:table-cell>
              <table:table-cell office:value-type="float" office:value="-0.00977700000000004">
                <text:p>-0.00977700000000004</text:p>
              </table:table-cell>
              <table:table-cell office:value-type="float" office:value="318">
                <text:p>318</text:p>
              </table:table-cell>
              <table:table-cell office:value-type="float" office:value="-0.003833">
                <text:p>-0.003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9">
                <text:p>319</text:p>
              </table:table-cell>
              <table:table-cell office:value-type="float" office:value="-0.032058">
                <text:p>-0.032058</text:p>
              </table:table-cell>
              <table:table-cell office:value-type="float" office:value="319">
                <text:p>319</text:p>
              </table:table-cell>
              <table:table-cell office:value-type="float" office:value="-0.00504499999999997">
                <text:p>-0.00504499999999997</text:p>
              </table:table-cell>
              <table:table-cell office:value-type="float" office:value="319">
                <text:p>319</text:p>
              </table:table-cell>
              <table:table-cell office:value-type="float" office:value="-0.00379500000000002">
                <text:p>-0.00379500000000002</text:p>
              </table:table-cell>
              <table:table-cell office:value-type="float" office:value="319">
                <text:p>319</text:p>
              </table:table-cell>
              <table:table-cell office:value-type="float" office:value="-0.006459">
                <text:p>-0.006459</text:p>
              </table:table-cell>
              <table:table-cell office:value-type="float" office:value="319">
                <text:p>319</text:p>
              </table:table-cell>
              <table:table-cell office:value-type="float" office:value="-0.011003">
                <text:p>-0.011003</text:p>
              </table:table-cell>
              <table:table-cell office:value-type="float" office:value="319">
                <text:p>319</text:p>
              </table:table-cell>
              <table:table-cell office:value-type="float" office:value="-0.0047">
                <text:p>-0.0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">
                <text:p>320</text:p>
              </table:table-cell>
              <table:table-cell office:value-type="float" office:value="-0.033832">
                <text:p>-0.033832</text:p>
              </table:table-cell>
              <table:table-cell office:value-type="float" office:value="320">
                <text:p>320</text:p>
              </table:table-cell>
              <table:table-cell office:value-type="float" office:value="-0.00554899999999997">
                <text:p>-0.00554899999999997</text:p>
              </table:table-cell>
              <table:table-cell office:value-type="float" office:value="320">
                <text:p>320</text:p>
              </table:table-cell>
              <table:table-cell office:value-type="float" office:value="-0.00384400000000001">
                <text:p>-0.00384400000000001</text:p>
              </table:table-cell>
              <table:table-cell office:value-type="float" office:value="320">
                <text:p>320</text:p>
              </table:table-cell>
              <table:table-cell office:value-type="float" office:value="-0.007284">
                <text:p>-0.007284</text:p>
              </table:table-cell>
              <table:table-cell office:value-type="float" office:value="320">
                <text:p>320</text:p>
              </table:table-cell>
              <table:table-cell office:value-type="float" office:value="-0.011746">
                <text:p>-0.011746</text:p>
              </table:table-cell>
              <table:table-cell office:value-type="float" office:value="320">
                <text:p>320</text:p>
              </table:table-cell>
              <table:table-cell office:value-type="float" office:value="-0.005133">
                <text:p>-0.0051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1">
                <text:p>321</text:p>
              </table:table-cell>
              <table:table-cell office:value-type="float" office:value="-0.035096">
                <text:p>-0.035096</text:p>
              </table:table-cell>
              <table:table-cell office:value-type="float" office:value="321">
                <text:p>321</text:p>
              </table:table-cell>
              <table:table-cell office:value-type="float" office:value="-0.00541900000000001">
                <text:p>-0.00541900000000001</text:p>
              </table:table-cell>
              <table:table-cell office:value-type="float" office:value="321">
                <text:p>321</text:p>
              </table:table-cell>
              <table:table-cell office:value-type="float" office:value="-0.00340500000000002">
                <text:p>-0.00340500000000002</text:p>
              </table:table-cell>
              <table:table-cell office:value-type="float" office:value="321">
                <text:p>321</text:p>
              </table:table-cell>
              <table:table-cell office:value-type="float" office:value="-0.007202">
                <text:p>-0.007202</text:p>
              </table:table-cell>
              <table:table-cell office:value-type="float" office:value="321">
                <text:p>321</text:p>
              </table:table-cell>
              <table:table-cell office:value-type="float" office:value="-0.011674">
                <text:p>-0.011674</text:p>
              </table:table-cell>
              <table:table-cell office:value-type="float" office:value="321">
                <text:p>321</text:p>
              </table:table-cell>
              <table:table-cell office:value-type="float" office:value="-0.004508">
                <text:p>-0.0045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  <table:table-cell office:value-type="float" office:value="-0.036381">
                <text:p>-0.036381</text:p>
              </table:table-cell>
              <table:table-cell office:value-type="float" office:value="322">
                <text:p>322</text:p>
              </table:table-cell>
              <table:table-cell office:value-type="float" office:value="-0.00568299999999999">
                <text:p>-0.00568299999999999</text:p>
              </table:table-cell>
              <table:table-cell office:value-type="float" office:value="322">
                <text:p>322</text:p>
              </table:table-cell>
              <table:table-cell office:value-type="float" office:value="-0.00420200000000004">
                <text:p>-0.00420200000000004</text:p>
              </table:table-cell>
              <table:table-cell office:value-type="float" office:value="322">
                <text:p>322</text:p>
              </table:table-cell>
              <table:table-cell office:value-type="float" office:value="-0.007249">
                <text:p>-0.007249</text:p>
              </table:table-cell>
              <table:table-cell office:value-type="float" office:value="322">
                <text:p>322</text:p>
              </table:table-cell>
              <table:table-cell office:value-type="float" office:value="-0.012014">
                <text:p>-0.012014</text:p>
              </table:table-cell>
              <table:table-cell office:value-type="float" office:value="322">
                <text:p>322</text:p>
              </table:table-cell>
              <table:table-cell office:value-type="float" office:value="-0.00415">
                <text:p>-0.00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3">
                <text:p>323</text:p>
              </table:table-cell>
              <table:table-cell office:value-type="float" office:value="-0.037572">
                <text:p>-0.037572</text:p>
              </table:table-cell>
              <table:table-cell office:value-type="float" office:value="323">
                <text:p>323</text:p>
              </table:table-cell>
              <table:table-cell office:value-type="float" office:value="-0.00555099999999997">
                <text:p>-0.00555099999999997</text:p>
              </table:table-cell>
              <table:table-cell office:value-type="float" office:value="323">
                <text:p>323</text:p>
              </table:table-cell>
              <table:table-cell office:value-type="float" office:value="-0.00410200000000002">
                <text:p>-0.00410200000000002</text:p>
              </table:table-cell>
              <table:table-cell office:value-type="float" office:value="323">
                <text:p>323</text:p>
              </table:table-cell>
              <table:table-cell office:value-type="float" office:value="-0.007035">
                <text:p>-0.007035</text:p>
              </table:table-cell>
              <table:table-cell office:value-type="float" office:value="323">
                <text:p>323</text:p>
              </table:table-cell>
              <table:table-cell office:value-type="float" office:value="-0.012448">
                <text:p>-0.012448</text:p>
              </table:table-cell>
              <table:table-cell office:value-type="float" office:value="323">
                <text:p>323</text:p>
              </table:table-cell>
              <table:table-cell office:value-type="float" office:value="-0.004051">
                <text:p>-0.0040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-0.038973">
                <text:p>-0.038973</text:p>
              </table:table-cell>
              <table:table-cell office:value-type="float" office:value="324">
                <text:p>324</text:p>
              </table:table-cell>
              <table:table-cell office:value-type="float" office:value="-0.00541199999999997">
                <text:p>-0.00541199999999997</text:p>
              </table:table-cell>
              <table:table-cell office:value-type="float" office:value="324">
                <text:p>324</text:p>
              </table:table-cell>
              <table:table-cell office:value-type="float" office:value="-0.00361600000000004">
                <text:p>-0.00361600000000004</text:p>
              </table:table-cell>
              <table:table-cell office:value-type="float" office:value="324">
                <text:p>324</text:p>
              </table:table-cell>
              <table:table-cell office:value-type="float" office:value="-0.006901">
                <text:p>-0.006901</text:p>
              </table:table-cell>
              <table:table-cell office:value-type="float" office:value="324">
                <text:p>324</text:p>
              </table:table-cell>
              <table:table-cell office:value-type="float" office:value="-0.012638">
                <text:p>-0.012638</text:p>
              </table:table-cell>
              <table:table-cell office:value-type="float" office:value="324">
                <text:p>324</text:p>
              </table:table-cell>
              <table:table-cell office:value-type="float" office:value="-0.004441">
                <text:p>-0.0044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5">
                <text:p>325</text:p>
              </table:table-cell>
              <table:table-cell office:value-type="float" office:value="-0.040496">
                <text:p>-0.040496</text:p>
              </table:table-cell>
              <table:table-cell office:value-type="float" office:value="325">
                <text:p>325</text:p>
              </table:table-cell>
              <table:table-cell office:value-type="float" office:value="-0.00547399999999998">
                <text:p>-0.00547399999999998</text:p>
              </table:table-cell>
              <table:table-cell office:value-type="float" office:value="325">
                <text:p>325</text:p>
              </table:table-cell>
              <table:table-cell office:value-type="float" office:value="-0.00386">
                <text:p>-0.00386</text:p>
              </table:table-cell>
              <table:table-cell office:value-type="float" office:value="325">
                <text:p>325</text:p>
              </table:table-cell>
              <table:table-cell office:value-type="float" office:value="-0.007312">
                <text:p>-0.007312</text:p>
              </table:table-cell>
              <table:table-cell office:value-type="float" office:value="325">
                <text:p>325</text:p>
              </table:table-cell>
              <table:table-cell office:value-type="float" office:value="-0.012925">
                <text:p>-0.012925</text:p>
              </table:table-cell>
              <table:table-cell office:value-type="float" office:value="325">
                <text:p>325</text:p>
              </table:table-cell>
              <table:table-cell office:value-type="float" office:value="-0.004332">
                <text:p>-0.004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6">
                <text:p>326</text:p>
              </table:table-cell>
              <table:table-cell office:value-type="float" office:value="-0.042207">
                <text:p>-0.042207</text:p>
              </table:table-cell>
              <table:table-cell office:value-type="float" office:value="326">
                <text:p>326</text:p>
              </table:table-cell>
              <table:table-cell office:value-type="float" office:value="-0.005911">
                <text:p>-0.005911</text:p>
              </table:table-cell>
              <table:table-cell office:value-type="float" office:value="326">
                <text:p>326</text:p>
              </table:table-cell>
              <table:table-cell office:value-type="float" office:value="-0.00402800000000003">
                <text:p>-0.00402800000000003</text:p>
              </table:table-cell>
              <table:table-cell office:value-type="float" office:value="326">
                <text:p>326</text:p>
              </table:table-cell>
              <table:table-cell office:value-type="float" office:value="-0.007635">
                <text:p>-0.007635</text:p>
              </table:table-cell>
              <table:table-cell office:value-type="float" office:value="326">
                <text:p>326</text:p>
              </table:table-cell>
              <table:table-cell office:value-type="float" office:value="-0.013779">
                <text:p>-0.013779</text:p>
              </table:table-cell>
              <table:table-cell office:value-type="float" office:value="326">
                <text:p>326</text:p>
              </table:table-cell>
              <table:table-cell office:value-type="float" office:value="-0.004675">
                <text:p>-0.004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-0.044361">
                <text:p>-0.044361</text:p>
              </table:table-cell>
              <table:table-cell office:value-type="float" office:value="327">
                <text:p>327</text:p>
              </table:table-cell>
              <table:table-cell office:value-type="float" office:value="-0.006971">
                <text:p>-0.006971</text:p>
              </table:table-cell>
              <table:table-cell office:value-type="float" office:value="327">
                <text:p>327</text:p>
              </table:table-cell>
              <table:table-cell office:value-type="float" office:value="-0.00467400000000004">
                <text:p>-0.00467400000000004</text:p>
              </table:table-cell>
              <table:table-cell office:value-type="float" office:value="327">
                <text:p>327</text:p>
              </table:table-cell>
              <table:table-cell office:value-type="float" office:value="-0.008576">
                <text:p>-0.008576</text:p>
              </table:table-cell>
              <table:table-cell office:value-type="float" office:value="327">
                <text:p>327</text:p>
              </table:table-cell>
              <table:table-cell office:value-type="float" office:value="-0.015132">
                <text:p>-0.015132</text:p>
              </table:table-cell>
              <table:table-cell office:value-type="float" office:value="327">
                <text:p>327</text:p>
              </table:table-cell>
              <table:table-cell office:value-type="float" office:value="-0.005825">
                <text:p>-0.005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">
                <text:p>328</text:p>
              </table:table-cell>
              <table:table-cell office:value-type="float" office:value="-0.046443">
                <text:p>-0.046443</text:p>
              </table:table-cell>
              <table:table-cell office:value-type="float" office:value="328">
                <text:p>328</text:p>
              </table:table-cell>
              <table:table-cell office:value-type="float" office:value="-0.00776599999999994">
                <text:p>-0.00776599999999994</text:p>
              </table:table-cell>
              <table:table-cell office:value-type="float" office:value="328">
                <text:p>328</text:p>
              </table:table-cell>
              <table:table-cell office:value-type="float" office:value="-0.00540400000000002">
                <text:p>-0.00540400000000002</text:p>
              </table:table-cell>
              <table:table-cell office:value-type="float" office:value="328">
                <text:p>328</text:p>
              </table:table-cell>
              <table:table-cell office:value-type="float" office:value="-0.009529">
                <text:p>-0.009529</text:p>
              </table:table-cell>
              <table:table-cell office:value-type="float" office:value="328">
                <text:p>328</text:p>
              </table:table-cell>
              <table:table-cell office:value-type="float" office:value="-0.015957">
                <text:p>-0.015957</text:p>
              </table:table-cell>
              <table:table-cell office:value-type="float" office:value="328">
                <text:p>328</text:p>
              </table:table-cell>
              <table:table-cell office:value-type="float" office:value="-0.006237">
                <text:p>-0.006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9">
                <text:p>329</text:p>
              </table:table-cell>
              <table:table-cell office:value-type="float" office:value="-0.047575">
                <text:p>-0.047575</text:p>
              </table:table-cell>
              <table:table-cell office:value-type="float" office:value="329">
                <text:p>329</text:p>
              </table:table-cell>
              <table:table-cell office:value-type="float" office:value="-0.00804199999999999">
                <text:p>-0.00804199999999999</text:p>
              </table:table-cell>
              <table:table-cell office:value-type="float" office:value="329">
                <text:p>329</text:p>
              </table:table-cell>
              <table:table-cell office:value-type="float" office:value="-0.00577700000000003">
                <text:p>-0.00577700000000003</text:p>
              </table:table-cell>
              <table:table-cell office:value-type="float" office:value="329">
                <text:p>329</text:p>
              </table:table-cell>
              <table:table-cell office:value-type="float" office:value="-0.010177">
                <text:p>-0.010177</text:p>
              </table:table-cell>
              <table:table-cell office:value-type="float" office:value="329">
                <text:p>329</text:p>
              </table:table-cell>
              <table:table-cell office:value-type="float" office:value="-0.016397">
                <text:p>-0.016397</text:p>
              </table:table-cell>
              <table:table-cell office:value-type="float" office:value="329">
                <text:p>329</text:p>
              </table:table-cell>
              <table:table-cell office:value-type="float" office:value="-0.005856">
                <text:p>-0.005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0">
                <text:p>330</text:p>
              </table:table-cell>
              <table:table-cell office:value-type="float" office:value="-0.048232">
                <text:p>-0.048232</text:p>
              </table:table-cell>
              <table:table-cell office:value-type="float" office:value="330">
                <text:p>330</text:p>
              </table:table-cell>
              <table:table-cell office:value-type="float" office:value="-0.007685">
                <text:p>-0.007685</text:p>
              </table:table-cell>
              <table:table-cell office:value-type="float" office:value="330">
                <text:p>330</text:p>
              </table:table-cell>
              <table:table-cell office:value-type="float" office:value="-0.00525400000000004">
                <text:p>-0.00525400000000004</text:p>
              </table:table-cell>
              <table:table-cell office:value-type="float" office:value="330">
                <text:p>330</text:p>
              </table:table-cell>
              <table:table-cell office:value-type="float" office:value="-0.009432">
                <text:p>-0.009432</text:p>
              </table:table-cell>
              <table:table-cell office:value-type="float" office:value="330">
                <text:p>330</text:p>
              </table:table-cell>
              <table:table-cell office:value-type="float" office:value="-0.0158759999999999">
                <text:p>-0.0158759999999999</text:p>
              </table:table-cell>
              <table:table-cell office:value-type="float" office:value="330">
                <text:p>330</text:p>
              </table:table-cell>
              <table:table-cell office:value-type="float" office:value="-0.005094">
                <text:p>-0.005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">
                <text:p>331</text:p>
              </table:table-cell>
              <table:table-cell office:value-type="float" office:value="-0.049273">
                <text:p>-0.049273</text:p>
              </table:table-cell>
              <table:table-cell office:value-type="float" office:value="331">
                <text:p>331</text:p>
              </table:table-cell>
              <table:table-cell office:value-type="float" office:value="-0.00757999999999998">
                <text:p>-0.00757999999999998</text:p>
              </table:table-cell>
              <table:table-cell office:value-type="float" office:value="331">
                <text:p>331</text:p>
              </table:table-cell>
              <table:table-cell office:value-type="float" office:value="-0.00463100000000002">
                <text:p>-0.00463100000000002</text:p>
              </table:table-cell>
              <table:table-cell office:value-type="float" office:value="331">
                <text:p>331</text:p>
              </table:table-cell>
              <table:table-cell office:value-type="float" office:value="-0.008745">
                <text:p>-0.008745</text:p>
              </table:table-cell>
              <table:table-cell office:value-type="float" office:value="331">
                <text:p>331</text:p>
              </table:table-cell>
              <table:table-cell office:value-type="float" office:value="-0.015291">
                <text:p>-0.015291</text:p>
              </table:table-cell>
              <table:table-cell office:value-type="float" office:value="331">
                <text:p>331</text:p>
              </table:table-cell>
              <table:table-cell office:value-type="float" office:value="-0.004717">
                <text:p>-0.0047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">
                <text:p>332</text:p>
              </table:table-cell>
              <table:table-cell office:value-type="float" office:value="-0.050926">
                <text:p>-0.050926</text:p>
              </table:table-cell>
              <table:table-cell office:value-type="float" office:value="332">
                <text:p>332</text:p>
              </table:table-cell>
              <table:table-cell office:value-type="float" office:value="-0.007803">
                <text:p>-0.007803</text:p>
              </table:table-cell>
              <table:table-cell office:value-type="float" office:value="332">
                <text:p>332</text:p>
              </table:table-cell>
              <table:table-cell office:value-type="float" office:value="-0.00508200000000003">
                <text:p>-0.00508200000000003</text:p>
              </table:table-cell>
              <table:table-cell office:value-type="float" office:value="332">
                <text:p>332</text:p>
              </table:table-cell>
              <table:table-cell office:value-type="float" office:value="-0.008721">
                <text:p>-0.008721</text:p>
              </table:table-cell>
              <table:table-cell office:value-type="float" office:value="332">
                <text:p>332</text:p>
              </table:table-cell>
              <table:table-cell office:value-type="float" office:value="-0.015934">
                <text:p>-0.015934</text:p>
              </table:table-cell>
              <table:table-cell office:value-type="float" office:value="332">
                <text:p>332</text:p>
              </table:table-cell>
              <table:table-cell office:value-type="float" office:value="-0.004589">
                <text:p>-0.004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-0.052374">
                <text:p>-0.052374</text:p>
              </table:table-cell>
              <table:table-cell office:value-type="float" office:value="333">
                <text:p>333</text:p>
              </table:table-cell>
              <table:table-cell office:value-type="float" office:value="-0.00783099999999998">
                <text:p>-0.00783099999999998</text:p>
              </table:table-cell>
              <table:table-cell office:value-type="float" office:value="333">
                <text:p>333</text:p>
              </table:table-cell>
              <table:table-cell office:value-type="float" office:value="-0.00488700000000003">
                <text:p>-0.00488700000000003</text:p>
              </table:table-cell>
              <table:table-cell office:value-type="float" office:value="333">
                <text:p>333</text:p>
              </table:table-cell>
              <table:table-cell office:value-type="float" office:value="-0.008737">
                <text:p>-0.008737</text:p>
              </table:table-cell>
              <table:table-cell office:value-type="float" office:value="333">
                <text:p>333</text:p>
              </table:table-cell>
              <table:table-cell office:value-type="float" office:value="-0.016441">
                <text:p>-0.016441</text:p>
              </table:table-cell>
              <table:table-cell office:value-type="float" office:value="333">
                <text:p>333</text:p>
              </table:table-cell>
              <table:table-cell office:value-type="float" office:value="-0.004705">
                <text:p>-0.0047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4">
                <text:p>334</text:p>
              </table:table-cell>
              <table:table-cell office:value-type="float" office:value="-0.0539">
                <text:p>-0.0539</text:p>
              </table:table-cell>
              <table:table-cell office:value-type="float" office:value="334">
                <text:p>334</text:p>
              </table:table-cell>
              <table:table-cell office:value-type="float" office:value="-0.00798699999999997">
                <text:p>-0.00798699999999997</text:p>
              </table:table-cell>
              <table:table-cell office:value-type="float" office:value="334">
                <text:p>334</text:p>
              </table:table-cell>
              <table:table-cell office:value-type="float" office:value="-0.00509500000000002">
                <text:p>-0.00509500000000002</text:p>
              </table:table-cell>
              <table:table-cell office:value-type="float" office:value="334">
                <text:p>334</text:p>
              </table:table-cell>
              <table:table-cell office:value-type="float" office:value="-0.009518">
                <text:p>-0.009518</text:p>
              </table:table-cell>
              <table:table-cell office:value-type="float" office:value="334">
                <text:p>334</text:p>
              </table:table-cell>
              <table:table-cell office:value-type="float" office:value="-0.01696">
                <text:p>-0.01696</text:p>
              </table:table-cell>
              <table:table-cell office:value-type="float" office:value="334">
                <text:p>334</text:p>
              </table:table-cell>
              <table:table-cell office:value-type="float" office:value="-0.005079">
                <text:p>-0.0050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5">
                <text:p>335</text:p>
              </table:table-cell>
              <table:table-cell office:value-type="float" office:value="-0.055471">
                <text:p>-0.055471</text:p>
              </table:table-cell>
              <table:table-cell office:value-type="float" office:value="335">
                <text:p>335</text:p>
              </table:table-cell>
              <table:table-cell office:value-type="float" office:value="-0.00765599999999994">
                <text:p>-0.00765599999999994</text:p>
              </table:table-cell>
              <table:table-cell office:value-type="float" office:value="335">
                <text:p>335</text:p>
              </table:table-cell>
              <table:table-cell office:value-type="float" office:value="-0.00535100000000002">
                <text:p>-0.00535100000000002</text:p>
              </table:table-cell>
              <table:table-cell office:value-type="float" office:value="335">
                <text:p>335</text:p>
              </table:table-cell>
              <table:table-cell office:value-type="float" office:value="-0.00963699999999999">
                <text:p>-0.00963699999999999</text:p>
              </table:table-cell>
              <table:table-cell office:value-type="float" office:value="335">
                <text:p>335</text:p>
              </table:table-cell>
              <table:table-cell office:value-type="float" office:value="-0.016868">
                <text:p>-0.016868</text:p>
              </table:table-cell>
              <table:table-cell office:value-type="float" office:value="335">
                <text:p>335</text:p>
              </table:table-cell>
              <table:table-cell office:value-type="float" office:value="-0.005143">
                <text:p>-0.005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">
                <text:p>336</text:p>
              </table:table-cell>
              <table:table-cell office:value-type="float" office:value="-0.056713">
                <text:p>-0.056713</text:p>
              </table:table-cell>
              <table:table-cell office:value-type="float" office:value="336">
                <text:p>336</text:p>
              </table:table-cell>
              <table:table-cell office:value-type="float" office:value="-0.007853">
                <text:p>-0.007853</text:p>
              </table:table-cell>
              <table:table-cell office:value-type="float" office:value="336">
                <text:p>336</text:p>
              </table:table-cell>
              <table:table-cell office:value-type="float" office:value="-0.00521500000000003">
                <text:p>-0.00521500000000003</text:p>
              </table:table-cell>
              <table:table-cell office:value-type="float" office:value="336">
                <text:p>336</text:p>
              </table:table-cell>
              <table:table-cell office:value-type="float" office:value="-0.009223">
                <text:p>-0.009223</text:p>
              </table:table-cell>
              <table:table-cell office:value-type="float" office:value="336">
                <text:p>336</text:p>
              </table:table-cell>
              <table:table-cell office:value-type="float" office:value="-0.016847">
                <text:p>-0.016847</text:p>
              </table:table-cell>
              <table:table-cell office:value-type="float" office:value="336">
                <text:p>336</text:p>
              </table:table-cell>
              <table:table-cell office:value-type="float" office:value="-0.004789">
                <text:p>-0.0047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">
                <text:p>337</text:p>
              </table:table-cell>
              <table:table-cell office:value-type="float" office:value="-0.057777">
                <text:p>-0.057777</text:p>
              </table:table-cell>
              <table:table-cell office:value-type="float" office:value="337">
                <text:p>337</text:p>
              </table:table-cell>
              <table:table-cell office:value-type="float" office:value="-0.00836799999999999">
                <text:p>-0.00836799999999999</text:p>
              </table:table-cell>
              <table:table-cell office:value-type="float" office:value="337">
                <text:p>337</text:p>
              </table:table-cell>
              <table:table-cell office:value-type="float" office:value="-0.00508">
                <text:p>-0.00508</text:p>
              </table:table-cell>
              <table:table-cell office:value-type="float" office:value="337">
                <text:p>337</text:p>
              </table:table-cell>
              <table:table-cell office:value-type="float" office:value="-0.00945699999999999">
                <text:p>-0.00945699999999999</text:p>
              </table:table-cell>
              <table:table-cell office:value-type="float" office:value="337">
                <text:p>337</text:p>
              </table:table-cell>
              <table:table-cell office:value-type="float" office:value="-0.01724">
                <text:p>-0.01724</text:p>
              </table:table-cell>
              <table:table-cell office:value-type="float" office:value="337">
                <text:p>337</text:p>
              </table:table-cell>
              <table:table-cell office:value-type="float" office:value="-0.004566">
                <text:p>-0.0045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">
                <text:p>338</text:p>
              </table:table-cell>
              <table:table-cell office:value-type="float" office:value="-0.059488">
                <text:p>-0.059488</text:p>
              </table:table-cell>
              <table:table-cell office:value-type="float" office:value="338">
                <text:p>338</text:p>
              </table:table-cell>
              <table:table-cell office:value-type="float" office:value="-0.00908999999999999">
                <text:p>-0.00908999999999999</text:p>
              </table:table-cell>
              <table:table-cell office:value-type="float" office:value="338">
                <text:p>338</text:p>
              </table:table-cell>
              <table:table-cell office:value-type="float" office:value="-0.00516100000000003">
                <text:p>-0.00516100000000003</text:p>
              </table:table-cell>
              <table:table-cell office:value-type="float" office:value="338">
                <text:p>338</text:p>
              </table:table-cell>
              <table:table-cell office:value-type="float" office:value="-0.010043">
                <text:p>-0.010043</text:p>
              </table:table-cell>
              <table:table-cell office:value-type="float" office:value="338">
                <text:p>338</text:p>
              </table:table-cell>
              <table:table-cell office:value-type="float" office:value="-0.017959">
                <text:p>-0.017959</text:p>
              </table:table-cell>
              <table:table-cell office:value-type="float" office:value="338">
                <text:p>338</text:p>
              </table:table-cell>
              <table:table-cell office:value-type="float" office:value="-0.004839">
                <text:p>-0.0048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-0.061715">
                <text:p>-0.061715</text:p>
              </table:table-cell>
              <table:table-cell office:value-type="float" office:value="339">
                <text:p>339</text:p>
              </table:table-cell>
              <table:table-cell office:value-type="float" office:value="-0.009967">
                <text:p>-0.009967</text:p>
              </table:table-cell>
              <table:table-cell office:value-type="float" office:value="339">
                <text:p>339</text:p>
              </table:table-cell>
              <table:table-cell office:value-type="float" office:value="-0.00548300000000002">
                <text:p>-0.00548300000000002</text:p>
              </table:table-cell>
              <table:table-cell office:value-type="float" office:value="339">
                <text:p>339</text:p>
              </table:table-cell>
              <table:table-cell office:value-type="float" office:value="-0.010902">
                <text:p>-0.010902</text:p>
              </table:table-cell>
              <table:table-cell office:value-type="float" office:value="339">
                <text:p>339</text:p>
              </table:table-cell>
              <table:table-cell office:value-type="float" office:value="-0.01863">
                <text:p>-0.01863</text:p>
              </table:table-cell>
              <table:table-cell office:value-type="float" office:value="339">
                <text:p>339</text:p>
              </table:table-cell>
              <table:table-cell office:value-type="float" office:value="-0.005132">
                <text:p>-0.0051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063909">
                <text:p>-0.063909</text:p>
              </table:table-cell>
              <table:table-cell office:value-type="float" office:value="340">
                <text:p>340</text:p>
              </table:table-cell>
              <table:table-cell office:value-type="float" office:value="-0.0111459999999999">
                <text:p>-0.0111459999999999</text:p>
              </table:table-cell>
              <table:table-cell office:value-type="float" office:value="340">
                <text:p>340</text:p>
              </table:table-cell>
              <table:table-cell office:value-type="float" office:value="-0.00604500000000002">
                <text:p>-0.00604500000000002</text:p>
              </table:table-cell>
              <table:table-cell office:value-type="float" office:value="340">
                <text:p>340</text:p>
              </table:table-cell>
              <table:table-cell office:value-type="float" office:value="-0.011886">
                <text:p>-0.011886</text:p>
              </table:table-cell>
              <table:table-cell office:value-type="float" office:value="340">
                <text:p>340</text:p>
              </table:table-cell>
              <table:table-cell office:value-type="float" office:value="-0.019572">
                <text:p>-0.019572</text:p>
              </table:table-cell>
              <table:table-cell office:value-type="float" office:value="340">
                <text:p>340</text:p>
              </table:table-cell>
              <table:table-cell office:value-type="float" office:value="-0.005905">
                <text:p>-0.0059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-0.066086">
                <text:p>-0.066086</text:p>
              </table:table-cell>
              <table:table-cell office:value-type="float" office:value="341">
                <text:p>341</text:p>
              </table:table-cell>
              <table:table-cell office:value-type="float" office:value="-0.012262">
                <text:p>-0.012262</text:p>
              </table:table-cell>
              <table:table-cell office:value-type="float" office:value="341">
                <text:p>341</text:p>
              </table:table-cell>
              <table:table-cell office:value-type="float" office:value="-0.00742900000000002">
                <text:p>-0.00742900000000002</text:p>
              </table:table-cell>
              <table:table-cell office:value-type="float" office:value="341">
                <text:p>341</text:p>
              </table:table-cell>
              <table:table-cell office:value-type="float" office:value="-0.012303">
                <text:p>-0.012303</text:p>
              </table:table-cell>
              <table:table-cell office:value-type="float" office:value="341">
                <text:p>341</text:p>
              </table:table-cell>
              <table:table-cell office:value-type="float" office:value="-0.020768">
                <text:p>-0.020768</text:p>
              </table:table-cell>
              <table:table-cell office:value-type="float" office:value="341">
                <text:p>341</text:p>
              </table:table-cell>
              <table:table-cell office:value-type="float" office:value="-0.006856">
                <text:p>-0.0068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">
                <text:p>342</text:p>
              </table:table-cell>
              <table:table-cell office:value-type="float" office:value="-0.066969">
                <text:p>-0.066969</text:p>
              </table:table-cell>
              <table:table-cell office:value-type="float" office:value="342">
                <text:p>342</text:p>
              </table:table-cell>
              <table:table-cell office:value-type="float" office:value="-0.012079">
                <text:p>-0.012079</text:p>
              </table:table-cell>
              <table:table-cell office:value-type="float" office:value="342">
                <text:p>342</text:p>
              </table:table-cell>
              <table:table-cell office:value-type="float" office:value="-0.00727700000000003">
                <text:p>-0.00727700000000003</text:p>
              </table:table-cell>
              <table:table-cell office:value-type="float" office:value="342">
                <text:p>342</text:p>
              </table:table-cell>
              <table:table-cell office:value-type="float" office:value="-0.012781">
                <text:p>-0.012781</text:p>
              </table:table-cell>
              <table:table-cell office:value-type="float" office:value="342">
                <text:p>342</text:p>
              </table:table-cell>
              <table:table-cell office:value-type="float" office:value="-0.020836">
                <text:p>-0.020836</text:p>
              </table:table-cell>
              <table:table-cell office:value-type="float" office:value="342">
                <text:p>342</text:p>
              </table:table-cell>
              <table:table-cell office:value-type="float" office:value="-0.006788">
                <text:p>-0.006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3">
                <text:p>343</text:p>
              </table:table-cell>
              <table:table-cell office:value-type="float" office:value="-0.067998">
                <text:p>-0.067998</text:p>
              </table:table-cell>
              <table:table-cell office:value-type="float" office:value="343">
                <text:p>343</text:p>
              </table:table-cell>
              <table:table-cell office:value-type="float" office:value="-0.011609">
                <text:p>-0.011609</text:p>
              </table:table-cell>
              <table:table-cell office:value-type="float" office:value="343">
                <text:p>343</text:p>
              </table:table-cell>
              <table:table-cell office:value-type="float" office:value="-0.00675600000000004">
                <text:p>-0.00675600000000004</text:p>
              </table:table-cell>
              <table:table-cell office:value-type="float" office:value="343">
                <text:p>343</text:p>
              </table:table-cell>
              <table:table-cell office:value-type="float" office:value="-0.012313">
                <text:p>-0.012313</text:p>
              </table:table-cell>
              <table:table-cell office:value-type="float" office:value="343">
                <text:p>343</text:p>
              </table:table-cell>
              <table:table-cell office:value-type="float" office:value="-0.020628">
                <text:p>-0.020628</text:p>
              </table:table-cell>
              <table:table-cell office:value-type="float" office:value="343">
                <text:p>343</text:p>
              </table:table-cell>
              <table:table-cell office:value-type="float" office:value="-0.005901">
                <text:p>-0.0059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4">
                <text:p>344</text:p>
              </table:table-cell>
              <table:table-cell office:value-type="float" office:value="-0.068929">
                <text:p>-0.068929</text:p>
              </table:table-cell>
              <table:table-cell office:value-type="float" office:value="344">
                <text:p>344</text:p>
              </table:table-cell>
              <table:table-cell office:value-type="float" office:value="-0.01131">
                <text:p>-0.01131</text:p>
              </table:table-cell>
              <table:table-cell office:value-type="float" office:value="344">
                <text:p>344</text:p>
              </table:table-cell>
              <table:table-cell office:value-type="float" office:value="-0.00616600000000003">
                <text:p>-0.00616600000000003</text:p>
              </table:table-cell>
              <table:table-cell office:value-type="float" office:value="344">
                <text:p>344</text:p>
              </table:table-cell>
              <table:table-cell office:value-type="float" office:value="-0.01133">
                <text:p>-0.01133</text:p>
              </table:table-cell>
              <table:table-cell office:value-type="float" office:value="344">
                <text:p>344</text:p>
              </table:table-cell>
              <table:table-cell office:value-type="float" office:value="-0.02051">
                <text:p>-0.02051</text:p>
              </table:table-cell>
              <table:table-cell office:value-type="float" office:value="344">
                <text:p>344</text:p>
              </table:table-cell>
              <table:table-cell office:value-type="float" office:value="-0.005865">
                <text:p>-0.005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">
                <text:p>345</text:p>
              </table:table-cell>
              <table:table-cell office:value-type="float" office:value="-0.069808">
                <text:p>-0.069808</text:p>
              </table:table-cell>
              <table:table-cell office:value-type="float" office:value="345">
                <text:p>345</text:p>
              </table:table-cell>
              <table:table-cell office:value-type="float" office:value="-0.011148">
                <text:p>-0.011148</text:p>
              </table:table-cell>
              <table:table-cell office:value-type="float" office:value="345">
                <text:p>345</text:p>
              </table:table-cell>
              <table:table-cell office:value-type="float" office:value="-0.00553700000000001">
                <text:p>-0.00553700000000001</text:p>
              </table:table-cell>
              <table:table-cell office:value-type="float" office:value="345">
                <text:p>345</text:p>
              </table:table-cell>
              <table:table-cell office:value-type="float" office:value="-0.011439">
                <text:p>-0.011439</text:p>
              </table:table-cell>
              <table:table-cell office:value-type="float" office:value="345">
                <text:p>345</text:p>
              </table:table-cell>
              <table:table-cell office:value-type="float" office:value="-0.020335">
                <text:p>-0.020335</text:p>
              </table:table-cell>
              <table:table-cell office:value-type="float" office:value="345">
                <text:p>345</text:p>
              </table:table-cell>
              <table:table-cell office:value-type="float" office:value="-0.005119">
                <text:p>-0.005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6">
                <text:p>346</text:p>
              </table:table-cell>
              <table:table-cell office:value-type="float" office:value="-0.071076">
                <text:p>-0.071076</text:p>
              </table:table-cell>
              <table:table-cell office:value-type="float" office:value="346">
                <text:p>346</text:p>
              </table:table-cell>
              <table:table-cell office:value-type="float" office:value="-0.011543">
                <text:p>-0.011543</text:p>
              </table:table-cell>
              <table:table-cell office:value-type="float" office:value="346">
                <text:p>346</text:p>
              </table:table-cell>
              <table:table-cell office:value-type="float" office:value="-0.00539000000000001">
                <text:p>-0.00539000000000001</text:p>
              </table:table-cell>
              <table:table-cell office:value-type="float" office:value="346">
                <text:p>346</text:p>
              </table:table-cell>
              <table:table-cell office:value-type="float" office:value="-0.011595">
                <text:p>-0.011595</text:p>
              </table:table-cell>
              <table:table-cell office:value-type="float" office:value="346">
                <text:p>346</text:p>
              </table:table-cell>
              <table:table-cell office:value-type="float" office:value="-0.020633">
                <text:p>-0.020633</text:p>
              </table:table-cell>
              <table:table-cell office:value-type="float" office:value="346">
                <text:p>346</text:p>
              </table:table-cell>
              <table:table-cell office:value-type="float" office:value="-0.004705">
                <text:p>-0.004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">
                <text:p>347</text:p>
              </table:table-cell>
              <table:table-cell office:value-type="float" office:value="-0.072335">
                <text:p>-0.072335</text:p>
              </table:table-cell>
              <table:table-cell office:value-type="float" office:value="347">
                <text:p>347</text:p>
              </table:table-cell>
              <table:table-cell office:value-type="float" office:value="-0.012324">
                <text:p>-0.012324</text:p>
              </table:table-cell>
              <table:table-cell office:value-type="float" office:value="347">
                <text:p>347</text:p>
              </table:table-cell>
              <table:table-cell office:value-type="float" office:value="-0.00572700000000004">
                <text:p>-0.00572700000000004</text:p>
              </table:table-cell>
              <table:table-cell office:value-type="float" office:value="347">
                <text:p>347</text:p>
              </table:table-cell>
              <table:table-cell office:value-type="float" office:value="-0.011855">
                <text:p>-0.011855</text:p>
              </table:table-cell>
              <table:table-cell office:value-type="float" office:value="347">
                <text:p>347</text:p>
              </table:table-cell>
              <table:table-cell office:value-type="float" office:value="-0.021569">
                <text:p>-0.021569</text:p>
              </table:table-cell>
              <table:table-cell office:value-type="float" office:value="347">
                <text:p>347</text:p>
              </table:table-cell>
              <table:table-cell office:value-type="float" office:value="-0.005812">
                <text:p>-0.0058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8">
                <text:p>348</text:p>
              </table:table-cell>
              <table:table-cell office:value-type="float" office:value="-0.0738539999999999">
                <text:p>-0.0738539999999999</text:p>
              </table:table-cell>
              <table:table-cell office:value-type="float" office:value="348">
                <text:p>348</text:p>
              </table:table-cell>
              <table:table-cell office:value-type="float" office:value="-0.012707">
                <text:p>-0.012707</text:p>
              </table:table-cell>
              <table:table-cell office:value-type="float" office:value="348">
                <text:p>348</text:p>
              </table:table-cell>
              <table:table-cell office:value-type="float" office:value="-0.00650100000000003">
                <text:p>-0.00650100000000003</text:p>
              </table:table-cell>
              <table:table-cell office:value-type="float" office:value="348">
                <text:p>348</text:p>
              </table:table-cell>
              <table:table-cell office:value-type="float" office:value="-0.012375">
                <text:p>-0.012375</text:p>
              </table:table-cell>
              <table:table-cell office:value-type="float" office:value="348">
                <text:p>348</text:p>
              </table:table-cell>
              <table:table-cell office:value-type="float" office:value="-0.021597">
                <text:p>-0.021597</text:p>
              </table:table-cell>
              <table:table-cell office:value-type="float" office:value="348">
                <text:p>348</text:p>
              </table:table-cell>
              <table:table-cell office:value-type="float" office:value="-0.005914">
                <text:p>-0.0059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">
                <text:p>349</text:p>
              </table:table-cell>
              <table:table-cell office:value-type="float" office:value="-0.074852">
                <text:p>-0.074852</text:p>
              </table:table-cell>
              <table:table-cell office:value-type="float" office:value="349">
                <text:p>349</text:p>
              </table:table-cell>
              <table:table-cell office:value-type="float" office:value="-0.012842">
                <text:p>-0.012842</text:p>
              </table:table-cell>
              <table:table-cell office:value-type="float" office:value="349">
                <text:p>349</text:p>
              </table:table-cell>
              <table:table-cell office:value-type="float" office:value="-0.00685500000000003">
                <text:p>-0.00685500000000003</text:p>
              </table:table-cell>
              <table:table-cell office:value-type="float" office:value="349">
                <text:p>349</text:p>
              </table:table-cell>
              <table:table-cell office:value-type="float" office:value="-0.012402">
                <text:p>-0.012402</text:p>
              </table:table-cell>
              <table:table-cell office:value-type="float" office:value="349">
                <text:p>349</text:p>
              </table:table-cell>
              <table:table-cell office:value-type="float" office:value="-0.021365">
                <text:p>-0.021365</text:p>
              </table:table-cell>
              <table:table-cell office:value-type="float" office:value="349">
                <text:p>349</text:p>
              </table:table-cell>
              <table:table-cell office:value-type="float" office:value="-0.005853">
                <text:p>-0.005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">
                <text:p>350</text:p>
              </table:table-cell>
              <table:table-cell office:value-type="float" office:value="-0.075989">
                <text:p>-0.075989</text:p>
              </table:table-cell>
              <table:table-cell office:value-type="float" office:value="350">
                <text:p>350</text:p>
              </table:table-cell>
              <table:table-cell office:value-type="float" office:value="-0.013448">
                <text:p>-0.013448</text:p>
              </table:table-cell>
              <table:table-cell office:value-type="float" office:value="350">
                <text:p>350</text:p>
              </table:table-cell>
              <table:table-cell office:value-type="float" office:value="-0.00766500000000003">
                <text:p>-0.00766500000000003</text:p>
              </table:table-cell>
              <table:table-cell office:value-type="float" office:value="350">
                <text:p>350</text:p>
              </table:table-cell>
              <table:table-cell office:value-type="float" office:value="-0.012498">
                <text:p>-0.012498</text:p>
              </table:table-cell>
              <table:table-cell office:value-type="float" office:value="350">
                <text:p>350</text:p>
              </table:table-cell>
              <table:table-cell office:value-type="float" office:value="-0.022059">
                <text:p>-0.022059</text:p>
              </table:table-cell>
              <table:table-cell office:value-type="float" office:value="350">
                <text:p>350</text:p>
              </table:table-cell>
              <table:table-cell office:value-type="float" office:value="-0.006305">
                <text:p>-0.006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">
                <text:p>351</text:p>
              </table:table-cell>
              <table:table-cell office:value-type="float" office:value="-0.077566">
                <text:p>-0.077566</text:p>
              </table:table-cell>
              <table:table-cell office:value-type="float" office:value="351">
                <text:p>351</text:p>
              </table:table-cell>
              <table:table-cell office:value-type="float" office:value="-0.014127">
                <text:p>-0.014127</text:p>
              </table:table-cell>
              <table:table-cell office:value-type="float" office:value="351">
                <text:p>351</text:p>
              </table:table-cell>
              <table:table-cell office:value-type="float" office:value="-0.00829200000000002">
                <text:p>-0.00829200000000002</text:p>
              </table:table-cell>
              <table:table-cell office:value-type="float" office:value="351">
                <text:p>351</text:p>
              </table:table-cell>
              <table:table-cell office:value-type="float" office:value="-0.01331">
                <text:p>-0.01331</text:p>
              </table:table-cell>
              <table:table-cell office:value-type="float" office:value="351">
                <text:p>351</text:p>
              </table:table-cell>
              <table:table-cell office:value-type="float" office:value="-0.022692">
                <text:p>-0.022692</text:p>
              </table:table-cell>
              <table:table-cell office:value-type="float" office:value="351">
                <text:p>351</text:p>
              </table:table-cell>
              <table:table-cell office:value-type="float" office:value="-0.007156">
                <text:p>-0.0071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2">
                <text:p>352</text:p>
              </table:table-cell>
              <table:table-cell office:value-type="float" office:value="-0.078322">
                <text:p>-0.078322</text:p>
              </table:table-cell>
              <table:table-cell office:value-type="float" office:value="352">
                <text:p>352</text:p>
              </table:table-cell>
              <table:table-cell office:value-type="float" office:value="-0.014135">
                <text:p>-0.014135</text:p>
              </table:table-cell>
              <table:table-cell office:value-type="float" office:value="352">
                <text:p>352</text:p>
              </table:table-cell>
              <table:table-cell office:value-type="float" office:value="-0.00795600000000002">
                <text:p>-0.00795600000000002</text:p>
              </table:table-cell>
              <table:table-cell office:value-type="float" office:value="352">
                <text:p>352</text:p>
              </table:table-cell>
              <table:table-cell office:value-type="float" office:value="-0.013104">
                <text:p>-0.013104</text:p>
              </table:table-cell>
              <table:table-cell office:value-type="float" office:value="352">
                <text:p>352</text:p>
              </table:table-cell>
              <table:table-cell office:value-type="float" office:value="-0.022737">
                <text:p>-0.022737</text:p>
              </table:table-cell>
              <table:table-cell office:value-type="float" office:value="352">
                <text:p>352</text:p>
              </table:table-cell>
              <table:table-cell office:value-type="float" office:value="-0.007249">
                <text:p>-0.0072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3">
                <text:p>353</text:p>
              </table:table-cell>
              <table:table-cell office:value-type="float" office:value="-0.078761">
                <text:p>-0.078761</text:p>
              </table:table-cell>
              <table:table-cell office:value-type="float" office:value="353">
                <text:p>353</text:p>
              </table:table-cell>
              <table:table-cell office:value-type="float" office:value="-0.013967">
                <text:p>-0.013967</text:p>
              </table:table-cell>
              <table:table-cell office:value-type="float" office:value="353">
                <text:p>353</text:p>
              </table:table-cell>
              <table:table-cell office:value-type="float" office:value="-0.00767800000000002">
                <text:p>-0.00767800000000002</text:p>
              </table:table-cell>
              <table:table-cell office:value-type="float" office:value="353">
                <text:p>353</text:p>
              </table:table-cell>
              <table:table-cell office:value-type="float" office:value="-0.012782">
                <text:p>-0.012782</text:p>
              </table:table-cell>
              <table:table-cell office:value-type="float" office:value="353">
                <text:p>353</text:p>
              </table:table-cell>
              <table:table-cell office:value-type="float" office:value="-0.022958">
                <text:p>-0.022958</text:p>
              </table:table-cell>
              <table:table-cell office:value-type="float" office:value="353">
                <text:p>353</text:p>
              </table:table-cell>
              <table:table-cell office:value-type="float" office:value="-0.006534">
                <text:p>-0.0065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">
                <text:p>354</text:p>
              </table:table-cell>
              <table:table-cell office:value-type="float" office:value="-0.079721">
                <text:p>-0.079721</text:p>
              </table:table-cell>
              <table:table-cell office:value-type="float" office:value="354">
                <text:p>354</text:p>
              </table:table-cell>
              <table:table-cell office:value-type="float" office:value="-0.014358">
                <text:p>-0.014358</text:p>
              </table:table-cell>
              <table:table-cell office:value-type="float" office:value="354">
                <text:p>354</text:p>
              </table:table-cell>
              <table:table-cell office:value-type="float" office:value="-0.00840000000000002">
                <text:p>-0.00840000000000002</text:p>
              </table:table-cell>
              <table:table-cell office:value-type="float" office:value="354">
                <text:p>354</text:p>
              </table:table-cell>
              <table:table-cell office:value-type="float" office:value="-0.01381">
                <text:p>-0.01381</text:p>
              </table:table-cell>
              <table:table-cell office:value-type="float" office:value="354">
                <text:p>354</text:p>
              </table:table-cell>
              <table:table-cell office:value-type="float" office:value="-0.023697">
                <text:p>-0.023697</text:p>
              </table:table-cell>
              <table:table-cell office:value-type="float" office:value="354">
                <text:p>354</text:p>
              </table:table-cell>
              <table:table-cell office:value-type="float" office:value="-0.006548">
                <text:p>-0.006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">
                <text:p>355</text:p>
              </table:table-cell>
              <table:table-cell office:value-type="float" office:value="-0.080188">
                <text:p>-0.080188</text:p>
              </table:table-cell>
              <table:table-cell office:value-type="float" office:value="355">
                <text:p>355</text:p>
              </table:table-cell>
              <table:table-cell office:value-type="float" office:value="-0.014215">
                <text:p>-0.014215</text:p>
              </table:table-cell>
              <table:table-cell office:value-type="float" office:value="355">
                <text:p>355</text:p>
              </table:table-cell>
              <table:table-cell office:value-type="float" office:value="-0.00851200000000002">
                <text:p>-0.00851200000000002</text:p>
              </table:table-cell>
              <table:table-cell office:value-type="float" office:value="355">
                <text:p>355</text:p>
              </table:table-cell>
              <table:table-cell office:value-type="float" office:value="-0.014071">
                <text:p>-0.014071</text:p>
              </table:table-cell>
              <table:table-cell office:value-type="float" office:value="355">
                <text:p>355</text:p>
              </table:table-cell>
              <table:table-cell office:value-type="float" office:value="-0.023873">
                <text:p>-0.023873</text:p>
              </table:table-cell>
              <table:table-cell office:value-type="float" office:value="355">
                <text:p>355</text:p>
              </table:table-cell>
              <table:table-cell office:value-type="float" office:value="-0.006382">
                <text:p>-0.006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6">
                <text:p>356</text:p>
              </table:table-cell>
              <table:table-cell office:value-type="float" office:value="-0.080745">
                <text:p>-0.080745</text:p>
              </table:table-cell>
              <table:table-cell office:value-type="float" office:value="356">
                <text:p>356</text:p>
              </table:table-cell>
              <table:table-cell office:value-type="float" office:value="-0.014389">
                <text:p>-0.014389</text:p>
              </table:table-cell>
              <table:table-cell office:value-type="float" office:value="356">
                <text:p>356</text:p>
              </table:table-cell>
              <table:table-cell office:value-type="float" office:value="-0.00788100000000003">
                <text:p>-0.00788100000000003</text:p>
              </table:table-cell>
              <table:table-cell office:value-type="float" office:value="356">
                <text:p>356</text:p>
              </table:table-cell>
              <table:table-cell office:value-type="float" office:value="-0.013541">
                <text:p>-0.013541</text:p>
              </table:table-cell>
              <table:table-cell office:value-type="float" office:value="356">
                <text:p>356</text:p>
              </table:table-cell>
              <table:table-cell office:value-type="float" office:value="-0.023727">
                <text:p>-0.023727</text:p>
              </table:table-cell>
              <table:table-cell office:value-type="float" office:value="356">
                <text:p>356</text:p>
              </table:table-cell>
              <table:table-cell office:value-type="float" office:value="-0.00592">
                <text:p>-0.005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">
                <text:p>357</text:p>
              </table:table-cell>
              <table:table-cell office:value-type="float" office:value="-0.08198">
                <text:p>-0.08198</text:p>
              </table:table-cell>
              <table:table-cell office:value-type="float" office:value="357">
                <text:p>357</text:p>
              </table:table-cell>
              <table:table-cell office:value-type="float" office:value="-0.01523">
                <text:p>-0.01523</text:p>
              </table:table-cell>
              <table:table-cell office:value-type="float" office:value="357">
                <text:p>357</text:p>
              </table:table-cell>
              <table:table-cell office:value-type="float" office:value="-0.00808100000000003">
                <text:p>-0.00808100000000003</text:p>
              </table:table-cell>
              <table:table-cell office:value-type="float" office:value="357">
                <text:p>357</text:p>
              </table:table-cell>
              <table:table-cell office:value-type="float" office:value="-0.014106">
                <text:p>-0.014106</text:p>
              </table:table-cell>
              <table:table-cell office:value-type="float" office:value="357">
                <text:p>357</text:p>
              </table:table-cell>
              <table:table-cell office:value-type="float" office:value="-0.024247">
                <text:p>-0.024247</text:p>
              </table:table-cell>
              <table:table-cell office:value-type="float" office:value="357">
                <text:p>357</text:p>
              </table:table-cell>
              <table:table-cell office:value-type="float" office:value="-0.005997">
                <text:p>-0.0059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">
                <text:p>358</text:p>
              </table:table-cell>
              <table:table-cell office:value-type="float" office:value="-0.083257">
                <text:p>-0.083257</text:p>
              </table:table-cell>
              <table:table-cell office:value-type="float" office:value="358">
                <text:p>358</text:p>
              </table:table-cell>
              <table:table-cell office:value-type="float" office:value="-0.015758">
                <text:p>-0.015758</text:p>
              </table:table-cell>
              <table:table-cell office:value-type="float" office:value="358">
                <text:p>358</text:p>
              </table:table-cell>
              <table:table-cell office:value-type="float" office:value="-0.00809100000000002">
                <text:p>-0.00809100000000002</text:p>
              </table:table-cell>
              <table:table-cell office:value-type="float" office:value="358">
                <text:p>358</text:p>
              </table:table-cell>
              <table:table-cell office:value-type="float" office:value="-0.014662">
                <text:p>-0.014662</text:p>
              </table:table-cell>
              <table:table-cell office:value-type="float" office:value="358">
                <text:p>358</text:p>
              </table:table-cell>
              <table:table-cell office:value-type="float" office:value="-0.024813">
                <text:p>-0.024813</text:p>
              </table:table-cell>
              <table:table-cell office:value-type="float" office:value="358">
                <text:p>358</text:p>
              </table:table-cell>
              <table:table-cell office:value-type="float" office:value="-0.006943">
                <text:p>-0.0069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-0.083378">
                <text:p>-0.083378</text:p>
              </table:table-cell>
              <table:table-cell office:value-type="float" office:value="359">
                <text:p>359</text:p>
              </table:table-cell>
              <table:table-cell office:value-type="float" office:value="-0.015958">
                <text:p>-0.015958</text:p>
              </table:table-cell>
              <table:table-cell office:value-type="float" office:value="359">
                <text:p>359</text:p>
              </table:table-cell>
              <table:table-cell office:value-type="float" office:value="-0.00816900000000004">
                <text:p>-0.00816900000000004</text:p>
              </table:table-cell>
              <table:table-cell office:value-type="float" office:value="359">
                <text:p>359</text:p>
              </table:table-cell>
              <table:table-cell office:value-type="float" office:value="-0.014652">
                <text:p>-0.014652</text:p>
              </table:table-cell>
              <table:table-cell office:value-type="float" office:value="359">
                <text:p>359</text:p>
              </table:table-cell>
              <table:table-cell office:value-type="float" office:value="-0.025012">
                <text:p>-0.025012</text:p>
              </table:table-cell>
              <table:table-cell office:value-type="float" office:value="359">
                <text:p>359</text:p>
              </table:table-cell>
              <table:table-cell office:value-type="float" office:value="-0.007376">
                <text:p>-0.0073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">
                <text:p>360</text:p>
              </table:table-cell>
              <table:table-cell office:value-type="float" office:value="-0.083698">
                <text:p>-0.083698</text:p>
              </table:table-cell>
              <table:table-cell office:value-type="float" office:value="360">
                <text:p>360</text:p>
              </table:table-cell>
              <table:table-cell office:value-type="float" office:value="-0.015946">
                <text:p>-0.015946</text:p>
              </table:table-cell>
              <table:table-cell office:value-type="float" office:value="360">
                <text:p>360</text:p>
              </table:table-cell>
              <table:table-cell office:value-type="float" office:value="-0.00882200000000002">
                <text:p>-0.00882200000000002</text:p>
              </table:table-cell>
              <table:table-cell office:value-type="float" office:value="360">
                <text:p>360</text:p>
              </table:table-cell>
              <table:table-cell office:value-type="float" office:value="-0.015185">
                <text:p>-0.015185</text:p>
              </table:table-cell>
              <table:table-cell office:value-type="float" office:value="360">
                <text:p>360</text:p>
              </table:table-cell>
              <table:table-cell office:value-type="float" office:value="-0.02528">
                <text:p>-0.02528</text:p>
              </table:table-cell>
              <table:table-cell office:value-type="float" office:value="360">
                <text:p>360</text:p>
              </table:table-cell>
              <table:table-cell office:value-type="float" office:value="-0.006913">
                <text:p>-0.0069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">
                <text:p>361</text:p>
              </table:table-cell>
              <table:table-cell office:value-type="float" office:value="-0.084313">
                <text:p>-0.084313</text:p>
              </table:table-cell>
              <table:table-cell office:value-type="float" office:value="361">
                <text:p>361</text:p>
              </table:table-cell>
              <table:table-cell office:value-type="float" office:value="-0.015811">
                <text:p>-0.015811</text:p>
              </table:table-cell>
              <table:table-cell office:value-type="float" office:value="361">
                <text:p>361</text:p>
              </table:table-cell>
              <table:table-cell office:value-type="float" office:value="-0.00859800000000002">
                <text:p>-0.00859800000000002</text:p>
              </table:table-cell>
              <table:table-cell office:value-type="float" office:value="361">
                <text:p>361</text:p>
              </table:table-cell>
              <table:table-cell office:value-type="float" office:value="-0.015282">
                <text:p>-0.015282</text:p>
              </table:table-cell>
              <table:table-cell office:value-type="float" office:value="361">
                <text:p>361</text:p>
              </table:table-cell>
              <table:table-cell office:value-type="float" office:value="-0.025447">
                <text:p>-0.025447</text:p>
              </table:table-cell>
              <table:table-cell office:value-type="float" office:value="361">
                <text:p>361</text:p>
              </table:table-cell>
              <table:table-cell office:value-type="float" office:value="-0.00644">
                <text:p>-0.00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">
                <text:p>362</text:p>
              </table:table-cell>
              <table:table-cell office:value-type="float" office:value="-0.084657">
                <text:p>-0.084657</text:p>
              </table:table-cell>
              <table:table-cell office:value-type="float" office:value="362">
                <text:p>362</text:p>
              </table:table-cell>
              <table:table-cell office:value-type="float" office:value="-0.015704">
                <text:p>-0.015704</text:p>
              </table:table-cell>
              <table:table-cell office:value-type="float" office:value="362">
                <text:p>362</text:p>
              </table:table-cell>
              <table:table-cell office:value-type="float" office:value="-0.00811100000000003">
                <text:p>-0.00811100000000003</text:p>
              </table:table-cell>
              <table:table-cell office:value-type="float" office:value="362">
                <text:p>362</text:p>
              </table:table-cell>
              <table:table-cell office:value-type="float" office:value="-0.014906">
                <text:p>-0.014906</text:p>
              </table:table-cell>
              <table:table-cell office:value-type="float" office:value="362">
                <text:p>362</text:p>
              </table:table-cell>
              <table:table-cell office:value-type="float" office:value="-0.02517">
                <text:p>-0.02517</text:p>
              </table:table-cell>
              <table:table-cell office:value-type="float" office:value="362">
                <text:p>362</text:p>
              </table:table-cell>
              <table:table-cell office:value-type="float" office:value="-0.006304">
                <text:p>-0.0063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3">
                <text:p>363</text:p>
              </table:table-cell>
              <table:table-cell office:value-type="float" office:value="-0.085563">
                <text:p>-0.085563</text:p>
              </table:table-cell>
              <table:table-cell office:value-type="float" office:value="363">
                <text:p>363</text:p>
              </table:table-cell>
              <table:table-cell office:value-type="float" office:value="-0.015838">
                <text:p>-0.015838</text:p>
              </table:table-cell>
              <table:table-cell office:value-type="float" office:value="363">
                <text:p>363</text:p>
              </table:table-cell>
              <table:table-cell office:value-type="float" office:value="-0.00810300000000003">
                <text:p>-0.00810300000000003</text:p>
              </table:table-cell>
              <table:table-cell office:value-type="float" office:value="363">
                <text:p>363</text:p>
              </table:table-cell>
              <table:table-cell office:value-type="float" office:value="-0.014747">
                <text:p>-0.014747</text:p>
              </table:table-cell>
              <table:table-cell office:value-type="float" office:value="363">
                <text:p>363</text:p>
              </table:table-cell>
              <table:table-cell office:value-type="float" office:value="-0.025027">
                <text:p>-0.025027</text:p>
              </table:table-cell>
              <table:table-cell office:value-type="float" office:value="363">
                <text:p>363</text:p>
              </table:table-cell>
              <table:table-cell office:value-type="float" office:value="-0.006107">
                <text:p>-0.006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4">
                <text:p>364</text:p>
              </table:table-cell>
              <table:table-cell office:value-type="float" office:value="-0.086143">
                <text:p>-0.086143</text:p>
              </table:table-cell>
              <table:table-cell office:value-type="float" office:value="364">
                <text:p>364</text:p>
              </table:table-cell>
              <table:table-cell office:value-type="float" office:value="-0.016271">
                <text:p>-0.016271</text:p>
              </table:table-cell>
              <table:table-cell office:value-type="float" office:value="364">
                <text:p>364</text:p>
              </table:table-cell>
              <table:table-cell office:value-type="float" office:value="-0.00797000000000001">
                <text:p>-0.00797000000000001</text:p>
              </table:table-cell>
              <table:table-cell office:value-type="float" office:value="364">
                <text:p>364</text:p>
              </table:table-cell>
              <table:table-cell office:value-type="float" office:value="-0.014812">
                <text:p>-0.014812</text:p>
              </table:table-cell>
              <table:table-cell office:value-type="float" office:value="364">
                <text:p>364</text:p>
              </table:table-cell>
              <table:table-cell office:value-type="float" office:value="-0.025383">
                <text:p>-0.025383</text:p>
              </table:table-cell>
              <table:table-cell office:value-type="float" office:value="364">
                <text:p>364</text:p>
              </table:table-cell>
              <table:table-cell office:value-type="float" office:value="-0.006099">
                <text:p>-0.0060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">
                <text:p>365</text:p>
              </table:table-cell>
              <table:table-cell office:value-type="float" office:value="-0.08692">
                <text:p>-0.08692</text:p>
              </table:table-cell>
              <table:table-cell office:value-type="float" office:value="365">
                <text:p>365</text:p>
              </table:table-cell>
              <table:table-cell office:value-type="float" office:value="-0.016753">
                <text:p>-0.016753</text:p>
              </table:table-cell>
              <table:table-cell office:value-type="float" office:value="365">
                <text:p>365</text:p>
              </table:table-cell>
              <table:table-cell office:value-type="float" office:value="-0.00829800000000003">
                <text:p>-0.00829800000000003</text:p>
              </table:table-cell>
              <table:table-cell office:value-type="float" office:value="365">
                <text:p>365</text:p>
              </table:table-cell>
              <table:table-cell office:value-type="float" office:value="-0.014936">
                <text:p>-0.014936</text:p>
              </table:table-cell>
              <table:table-cell office:value-type="float" office:value="365">
                <text:p>365</text:p>
              </table:table-cell>
              <table:table-cell office:value-type="float" office:value="-0.0257459999999999">
                <text:p>-0.0257459999999999</text:p>
              </table:table-cell>
              <table:table-cell office:value-type="float" office:value="365">
                <text:p>365</text:p>
              </table:table-cell>
              <table:table-cell office:value-type="float" office:value="-0.006289">
                <text:p>-0.006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-0.088221">
                <text:p>-0.088221</text:p>
              </table:table-cell>
              <table:table-cell office:value-type="float" office:value="366">
                <text:p>366</text:p>
              </table:table-cell>
              <table:table-cell office:value-type="float" office:value="-0.017396">
                <text:p>-0.017396</text:p>
              </table:table-cell>
              <table:table-cell office:value-type="float" office:value="366">
                <text:p>366</text:p>
              </table:table-cell>
              <table:table-cell office:value-type="float" office:value="-0.00892800000000002">
                <text:p>-0.00892800000000002</text:p>
              </table:table-cell>
              <table:table-cell office:value-type="float" office:value="366">
                <text:p>366</text:p>
              </table:table-cell>
              <table:table-cell office:value-type="float" office:value="-0.015464">
                <text:p>-0.015464</text:p>
              </table:table-cell>
              <table:table-cell office:value-type="float" office:value="366">
                <text:p>366</text:p>
              </table:table-cell>
              <table:table-cell office:value-type="float" office:value="-0.026619">
                <text:p>-0.026619</text:p>
              </table:table-cell>
              <table:table-cell office:value-type="float" office:value="366">
                <text:p>366</text:p>
              </table:table-cell>
              <table:table-cell office:value-type="float" office:value="-0.006599">
                <text:p>-0.006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7">
                <text:p>367</text:p>
              </table:table-cell>
              <table:table-cell office:value-type="float" office:value="-0.088699">
                <text:p>-0.088699</text:p>
              </table:table-cell>
              <table:table-cell office:value-type="float" office:value="367">
                <text:p>367</text:p>
              </table:table-cell>
              <table:table-cell office:value-type="float" office:value="-0.017698">
                <text:p>-0.017698</text:p>
              </table:table-cell>
              <table:table-cell office:value-type="float" office:value="367">
                <text:p>367</text:p>
              </table:table-cell>
              <table:table-cell office:value-type="float" office:value="-0.00915700000000003">
                <text:p>-0.00915700000000003</text:p>
              </table:table-cell>
              <table:table-cell office:value-type="float" office:value="367">
                <text:p>367</text:p>
              </table:table-cell>
              <table:table-cell office:value-type="float" office:value="-0.015328">
                <text:p>-0.015328</text:p>
              </table:table-cell>
              <table:table-cell office:value-type="float" office:value="367">
                <text:p>367</text:p>
              </table:table-cell>
              <table:table-cell office:value-type="float" office:value="-0.027605">
                <text:p>-0.027605</text:p>
              </table:table-cell>
              <table:table-cell office:value-type="float" office:value="367">
                <text:p>367</text:p>
              </table:table-cell>
              <table:table-cell office:value-type="float" office:value="-0.00655">
                <text:p>-0.006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">
                <text:p>368</text:p>
              </table:table-cell>
              <table:table-cell office:value-type="float" office:value="-0.089696">
                <text:p>-0.089696</text:p>
              </table:table-cell>
              <table:table-cell office:value-type="float" office:value="368">
                <text:p>368</text:p>
              </table:table-cell>
              <table:table-cell office:value-type="float" office:value="-0.018031">
                <text:p>-0.018031</text:p>
              </table:table-cell>
              <table:table-cell office:value-type="float" office:value="368">
                <text:p>368</text:p>
              </table:table-cell>
              <table:table-cell office:value-type="float" office:value="-0.00965800000000003">
                <text:p>-0.00965800000000003</text:p>
              </table:table-cell>
              <table:table-cell office:value-type="float" office:value="368">
                <text:p>368</text:p>
              </table:table-cell>
              <table:table-cell office:value-type="float" office:value="-0.015474">
                <text:p>-0.015474</text:p>
              </table:table-cell>
              <table:table-cell office:value-type="float" office:value="368">
                <text:p>368</text:p>
              </table:table-cell>
              <table:table-cell office:value-type="float" office:value="-0.028405">
                <text:p>-0.028405</text:p>
              </table:table-cell>
              <table:table-cell office:value-type="float" office:value="368">
                <text:p>368</text:p>
              </table:table-cell>
              <table:table-cell office:value-type="float" office:value="-0.006276">
                <text:p>-0.0062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">
                <text:p>369</text:p>
              </table:table-cell>
              <table:table-cell office:value-type="float" office:value="-0.091003">
                <text:p>-0.091003</text:p>
              </table:table-cell>
              <table:table-cell office:value-type="float" office:value="369">
                <text:p>369</text:p>
              </table:table-cell>
              <table:table-cell office:value-type="float" office:value="-0.018578">
                <text:p>-0.018578</text:p>
              </table:table-cell>
              <table:table-cell office:value-type="float" office:value="369">
                <text:p>369</text:p>
              </table:table-cell>
              <table:table-cell office:value-type="float" office:value="-0.010102">
                <text:p>-0.010102</text:p>
              </table:table-cell>
              <table:table-cell office:value-type="float" office:value="369">
                <text:p>369</text:p>
              </table:table-cell>
              <table:table-cell office:value-type="float" office:value="-0.016339">
                <text:p>-0.016339</text:p>
              </table:table-cell>
              <table:table-cell office:value-type="float" office:value="369">
                <text:p>369</text:p>
              </table:table-cell>
              <table:table-cell office:value-type="float" office:value="-0.028905">
                <text:p>-0.028905</text:p>
              </table:table-cell>
              <table:table-cell office:value-type="float" office:value="369">
                <text:p>369</text:p>
              </table:table-cell>
              <table:table-cell office:value-type="float" office:value="-0.006347">
                <text:p>-0.0063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0">
                <text:p>370</text:p>
              </table:table-cell>
              <table:table-cell office:value-type="float" office:value="-0.091743">
                <text:p>-0.091743</text:p>
              </table:table-cell>
              <table:table-cell office:value-type="float" office:value="370">
                <text:p>370</text:p>
              </table:table-cell>
              <table:table-cell office:value-type="float" office:value="-0.018761">
                <text:p>-0.018761</text:p>
              </table:table-cell>
              <table:table-cell office:value-type="float" office:value="370">
                <text:p>370</text:p>
              </table:table-cell>
              <table:table-cell office:value-type="float" office:value="-0.00992900000000002">
                <text:p>-0.00992900000000002</text:p>
              </table:table-cell>
              <table:table-cell office:value-type="float" office:value="370">
                <text:p>370</text:p>
              </table:table-cell>
              <table:table-cell office:value-type="float" office:value="-0.015772">
                <text:p>-0.015772</text:p>
              </table:table-cell>
              <table:table-cell office:value-type="float" office:value="370">
                <text:p>370</text:p>
              </table:table-cell>
              <table:table-cell office:value-type="float" office:value="-0.028699">
                <text:p>-0.028699</text:p>
              </table:table-cell>
              <table:table-cell office:value-type="float" office:value="370">
                <text:p>370</text:p>
              </table:table-cell>
              <table:table-cell office:value-type="float" office:value="-0.006111">
                <text:p>-0.006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">
                <text:p>371</text:p>
              </table:table-cell>
              <table:table-cell office:value-type="float" office:value="-0.092508">
                <text:p>-0.092508</text:p>
              </table:table-cell>
              <table:table-cell office:value-type="float" office:value="371">
                <text:p>371</text:p>
              </table:table-cell>
              <table:table-cell office:value-type="float" office:value="-0.018424">
                <text:p>-0.018424</text:p>
              </table:table-cell>
              <table:table-cell office:value-type="float" office:value="371">
                <text:p>371</text:p>
              </table:table-cell>
              <table:table-cell office:value-type="float" office:value="-0.00920500000000002">
                <text:p>-0.00920500000000002</text:p>
              </table:table-cell>
              <table:table-cell office:value-type="float" office:value="371">
                <text:p>371</text:p>
              </table:table-cell>
              <table:table-cell office:value-type="float" office:value="-0.015073">
                <text:p>-0.015073</text:p>
              </table:table-cell>
              <table:table-cell office:value-type="float" office:value="371">
                <text:p>371</text:p>
              </table:table-cell>
              <table:table-cell office:value-type="float" office:value="-0.028248">
                <text:p>-0.028248</text:p>
              </table:table-cell>
              <table:table-cell office:value-type="float" office:value="371">
                <text:p>371</text:p>
              </table:table-cell>
              <table:table-cell office:value-type="float" office:value="-0.006002">
                <text:p>-0.006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2">
                <text:p>372</text:p>
              </table:table-cell>
              <table:table-cell office:value-type="float" office:value="-0.093019">
                <text:p>-0.093019</text:p>
              </table:table-cell>
              <table:table-cell office:value-type="float" office:value="372">
                <text:p>372</text:p>
              </table:table-cell>
              <table:table-cell office:value-type="float" office:value="-0.018061">
                <text:p>-0.018061</text:p>
              </table:table-cell>
              <table:table-cell office:value-type="float" office:value="372">
                <text:p>372</text:p>
              </table:table-cell>
              <table:table-cell office:value-type="float" office:value="-0.00889999999999999">
                <text:p>-0.00889999999999999</text:p>
              </table:table-cell>
              <table:table-cell office:value-type="float" office:value="372">
                <text:p>372</text:p>
              </table:table-cell>
              <table:table-cell office:value-type="float" office:value="-0.015373">
                <text:p>-0.015373</text:p>
              </table:table-cell>
              <table:table-cell office:value-type="float" office:value="372">
                <text:p>372</text:p>
              </table:table-cell>
              <table:table-cell office:value-type="float" office:value="-0.027994">
                <text:p>-0.027994</text:p>
              </table:table-cell>
              <table:table-cell office:value-type="float" office:value="372">
                <text:p>372</text:p>
              </table:table-cell>
              <table:table-cell office:value-type="float" office:value="-0.005609">
                <text:p>-0.0056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">
                <text:p>373</text:p>
              </table:table-cell>
              <table:table-cell office:value-type="float" office:value="-0.0941639999999999">
                <text:p>-0.0941639999999999</text:p>
              </table:table-cell>
              <table:table-cell office:value-type="float" office:value="373">
                <text:p>373</text:p>
              </table:table-cell>
              <table:table-cell office:value-type="float" office:value="-0.018025">
                <text:p>-0.018025</text:p>
              </table:table-cell>
              <table:table-cell office:value-type="float" office:value="373">
                <text:p>373</text:p>
              </table:table-cell>
              <table:table-cell office:value-type="float" office:value="-0.00901700000000002">
                <text:p>-0.00901700000000002</text:p>
              </table:table-cell>
              <table:table-cell office:value-type="float" office:value="373">
                <text:p>373</text:p>
              </table:table-cell>
              <table:table-cell office:value-type="float" office:value="-0.015705">
                <text:p>-0.015705</text:p>
              </table:table-cell>
              <table:table-cell office:value-type="float" office:value="373">
                <text:p>373</text:p>
              </table:table-cell>
              <table:table-cell office:value-type="float" office:value="-0.028391">
                <text:p>-0.028391</text:p>
              </table:table-cell>
              <table:table-cell office:value-type="float" office:value="373">
                <text:p>373</text:p>
              </table:table-cell>
              <table:table-cell office:value-type="float" office:value="-0.005574">
                <text:p>-0.005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4">
                <text:p>374</text:p>
              </table:table-cell>
              <table:table-cell office:value-type="float" office:value="-0.095786">
                <text:p>-0.095786</text:p>
              </table:table-cell>
              <table:table-cell office:value-type="float" office:value="374">
                <text:p>374</text:p>
              </table:table-cell>
              <table:table-cell office:value-type="float" office:value="-0.018501">
                <text:p>-0.018501</text:p>
              </table:table-cell>
              <table:table-cell office:value-type="float" office:value="374">
                <text:p>374</text:p>
              </table:table-cell>
              <table:table-cell office:value-type="float" office:value="-0.00921700000000003">
                <text:p>-0.00921700000000003</text:p>
              </table:table-cell>
              <table:table-cell office:value-type="float" office:value="374">
                <text:p>374</text:p>
              </table:table-cell>
              <table:table-cell office:value-type="float" office:value="-0.016093">
                <text:p>-0.016093</text:p>
              </table:table-cell>
              <table:table-cell office:value-type="float" office:value="374">
                <text:p>374</text:p>
              </table:table-cell>
              <table:table-cell office:value-type="float" office:value="-0.029319">
                <text:p>-0.029319</text:p>
              </table:table-cell>
              <table:table-cell office:value-type="float" office:value="374">
                <text:p>374</text:p>
              </table:table-cell>
              <table:table-cell office:value-type="float" office:value="-0.006345">
                <text:p>-0.0063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-0.097777">
                <text:p>-0.097777</text:p>
              </table:table-cell>
              <table:table-cell office:value-type="float" office:value="375">
                <text:p>375</text:p>
              </table:table-cell>
              <table:table-cell office:value-type="float" office:value="-0.019862">
                <text:p>-0.019862</text:p>
              </table:table-cell>
              <table:table-cell office:value-type="float" office:value="375">
                <text:p>375</text:p>
              </table:table-cell>
              <table:table-cell office:value-type="float" office:value="-0.010201">
                <text:p>-0.010201</text:p>
              </table:table-cell>
              <table:table-cell office:value-type="float" office:value="375">
                <text:p>375</text:p>
              </table:table-cell>
              <table:table-cell office:value-type="float" office:value="-0.017155">
                <text:p>-0.017155</text:p>
              </table:table-cell>
              <table:table-cell office:value-type="float" office:value="375">
                <text:p>375</text:p>
              </table:table-cell>
              <table:table-cell office:value-type="float" office:value="-0.030336">
                <text:p>-0.030336</text:p>
              </table:table-cell>
              <table:table-cell office:value-type="float" office:value="375">
                <text:p>375</text:p>
              </table:table-cell>
              <table:table-cell office:value-type="float" office:value="-0.006971">
                <text:p>-0.006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  <table:table-cell office:value-type="float" office:value="-0.099543">
                <text:p>-0.099543</text:p>
              </table:table-cell>
              <table:table-cell office:value-type="float" office:value="376">
                <text:p>376</text:p>
              </table:table-cell>
              <table:table-cell office:value-type="float" office:value="-0.020999">
                <text:p>-0.020999</text:p>
              </table:table-cell>
              <table:table-cell office:value-type="float" office:value="376">
                <text:p>376</text:p>
              </table:table-cell>
              <table:table-cell office:value-type="float" office:value="-0.011035">
                <text:p>-0.011035</text:p>
              </table:table-cell>
              <table:table-cell office:value-type="float" office:value="376">
                <text:p>376</text:p>
              </table:table-cell>
              <table:table-cell office:value-type="float" office:value="-0.017738">
                <text:p>-0.017738</text:p>
              </table:table-cell>
              <table:table-cell office:value-type="float" office:value="376">
                <text:p>376</text:p>
              </table:table-cell>
              <table:table-cell office:value-type="float" office:value="-0.031167">
                <text:p>-0.031167</text:p>
              </table:table-cell>
              <table:table-cell office:value-type="float" office:value="376">
                <text:p>376</text:p>
              </table:table-cell>
              <table:table-cell office:value-type="float" office:value="-0.007487">
                <text:p>-0.0074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7">
                <text:p>377</text:p>
              </table:table-cell>
              <table:table-cell office:value-type="float" office:value="-0.100703">
                <text:p>-0.100703</text:p>
              </table:table-cell>
              <table:table-cell office:value-type="float" office:value="377">
                <text:p>377</text:p>
              </table:table-cell>
              <table:table-cell office:value-type="float" office:value="-0.021409">
                <text:p>-0.021409</text:p>
              </table:table-cell>
              <table:table-cell office:value-type="float" office:value="377">
                <text:p>377</text:p>
              </table:table-cell>
              <table:table-cell office:value-type="float" office:value="-0.011331">
                <text:p>-0.011331</text:p>
              </table:table-cell>
              <table:table-cell office:value-type="float" office:value="377">
                <text:p>377</text:p>
              </table:table-cell>
              <table:table-cell office:value-type="float" office:value="-0.017542">
                <text:p>-0.017542</text:p>
              </table:table-cell>
              <table:table-cell office:value-type="float" office:value="377">
                <text:p>377</text:p>
              </table:table-cell>
              <table:table-cell office:value-type="float" office:value="-0.031349">
                <text:p>-0.031349</text:p>
              </table:table-cell>
              <table:table-cell office:value-type="float" office:value="377">
                <text:p>377</text:p>
              </table:table-cell>
              <table:table-cell office:value-type="float" office:value="-0.006955">
                <text:p>-0.0069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8">
                <text:p>378</text:p>
              </table:table-cell>
              <table:table-cell office:value-type="float" office:value="-0.101865">
                <text:p>-0.101865</text:p>
              </table:table-cell>
              <table:table-cell office:value-type="float" office:value="378">
                <text:p>378</text:p>
              </table:table-cell>
              <table:table-cell office:value-type="float" office:value="-0.021202">
                <text:p>-0.021202</text:p>
              </table:table-cell>
              <table:table-cell office:value-type="float" office:value="378">
                <text:p>378</text:p>
              </table:table-cell>
              <table:table-cell office:value-type="float" office:value="-0.011159">
                <text:p>-0.011159</text:p>
              </table:table-cell>
              <table:table-cell office:value-type="float" office:value="378">
                <text:p>378</text:p>
              </table:table-cell>
              <table:table-cell office:value-type="float" office:value="-0.017411">
                <text:p>-0.017411</text:p>
              </table:table-cell>
              <table:table-cell office:value-type="float" office:value="378">
                <text:p>378</text:p>
              </table:table-cell>
              <table:table-cell office:value-type="float" office:value="-0.03127">
                <text:p>-0.03127</text:p>
              </table:table-cell>
              <table:table-cell office:value-type="float" office:value="378">
                <text:p>378</text:p>
              </table:table-cell>
              <table:table-cell office:value-type="float" office:value="-0.006522">
                <text:p>-0.006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">
                <text:p>379</text:p>
              </table:table-cell>
              <table:table-cell office:value-type="float" office:value="-0.103079">
                <text:p>-0.103079</text:p>
              </table:table-cell>
              <table:table-cell office:value-type="float" office:value="379">
                <text:p>379</text:p>
              </table:table-cell>
              <table:table-cell office:value-type="float" office:value="-0.021091">
                <text:p>-0.021091</text:p>
              </table:table-cell>
              <table:table-cell office:value-type="float" office:value="379">
                <text:p>379</text:p>
              </table:table-cell>
              <table:table-cell office:value-type="float" office:value="-0.010826">
                <text:p>-0.010826</text:p>
              </table:table-cell>
              <table:table-cell office:value-type="float" office:value="379">
                <text:p>379</text:p>
              </table:table-cell>
              <table:table-cell office:value-type="float" office:value="-0.017573">
                <text:p>-0.017573</text:p>
              </table:table-cell>
              <table:table-cell office:value-type="float" office:value="379">
                <text:p>379</text:p>
              </table:table-cell>
              <table:table-cell office:value-type="float" office:value="-0.031473">
                <text:p>-0.031473</text:p>
              </table:table-cell>
              <table:table-cell office:value-type="float" office:value="379">
                <text:p>379</text:p>
              </table:table-cell>
              <table:table-cell office:value-type="float" office:value="-0.006341">
                <text:p>-0.006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-0.104158">
                <text:p>-0.104158</text:p>
              </table:table-cell>
              <table:table-cell office:value-type="float" office:value="380">
                <text:p>380</text:p>
              </table:table-cell>
              <table:table-cell office:value-type="float" office:value="-0.021349">
                <text:p>-0.021349</text:p>
              </table:table-cell>
              <table:table-cell office:value-type="float" office:value="380">
                <text:p>380</text:p>
              </table:table-cell>
              <table:table-cell office:value-type="float" office:value="-0.011289">
                <text:p>-0.011289</text:p>
              </table:table-cell>
              <table:table-cell office:value-type="float" office:value="380">
                <text:p>380</text:p>
              </table:table-cell>
              <table:table-cell office:value-type="float" office:value="-0.01749">
                <text:p>-0.01749</text:p>
              </table:table-cell>
              <table:table-cell office:value-type="float" office:value="380">
                <text:p>380</text:p>
              </table:table-cell>
              <table:table-cell office:value-type="float" office:value="-0.031455">
                <text:p>-0.031455</text:p>
              </table:table-cell>
              <table:table-cell office:value-type="float" office:value="380">
                <text:p>380</text:p>
              </table:table-cell>
              <table:table-cell office:value-type="float" office:value="-0.006179">
                <text:p>-0.0061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1">
                <text:p>381</text:p>
              </table:table-cell>
              <table:table-cell office:value-type="float" office:value="-0.104605">
                <text:p>-0.104605</text:p>
              </table:table-cell>
              <table:table-cell office:value-type="float" office:value="381">
                <text:p>381</text:p>
              </table:table-cell>
              <table:table-cell office:value-type="float" office:value="-0.021261">
                <text:p>-0.021261</text:p>
              </table:table-cell>
              <table:table-cell office:value-type="float" office:value="381">
                <text:p>381</text:p>
              </table:table-cell>
              <table:table-cell office:value-type="float" office:value="-0.01093">
                <text:p>-0.01093</text:p>
              </table:table-cell>
              <table:table-cell office:value-type="float" office:value="381">
                <text:p>381</text:p>
              </table:table-cell>
              <table:table-cell office:value-type="float" office:value="-0.017126">
                <text:p>-0.017126</text:p>
              </table:table-cell>
              <table:table-cell office:value-type="float" office:value="381">
                <text:p>381</text:p>
              </table:table-cell>
              <table:table-cell office:value-type="float" office:value="-0.031158">
                <text:p>-0.031158</text:p>
              </table:table-cell>
              <table:table-cell office:value-type="float" office:value="381">
                <text:p>381</text:p>
              </table:table-cell>
              <table:table-cell office:value-type="float" office:value="-0.006467">
                <text:p>-0.0064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-0.105297">
                <text:p>-0.105297</text:p>
              </table:table-cell>
              <table:table-cell office:value-type="float" office:value="382">
                <text:p>382</text:p>
              </table:table-cell>
              <table:table-cell office:value-type="float" office:value="-0.021335">
                <text:p>-0.021335</text:p>
              </table:table-cell>
              <table:table-cell office:value-type="float" office:value="382">
                <text:p>382</text:p>
              </table:table-cell>
              <table:table-cell office:value-type="float" office:value="-0.01059">
                <text:p>-0.01059</text:p>
              </table:table-cell>
              <table:table-cell office:value-type="float" office:value="382">
                <text:p>382</text:p>
              </table:table-cell>
              <table:table-cell office:value-type="float" office:value="-0.017494">
                <text:p>-0.017494</text:p>
              </table:table-cell>
              <table:table-cell office:value-type="float" office:value="382">
                <text:p>382</text:p>
              </table:table-cell>
              <table:table-cell office:value-type="float" office:value="-0.031462">
                <text:p>-0.031462</text:p>
              </table:table-cell>
              <table:table-cell office:value-type="float" office:value="382">
                <text:p>382</text:p>
              </table:table-cell>
              <table:table-cell office:value-type="float" office:value="-0.006597">
                <text:p>-0.0065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">
                <text:p>383</text:p>
              </table:table-cell>
              <table:table-cell office:value-type="float" office:value="-0.106466">
                <text:p>-0.106466</text:p>
              </table:table-cell>
              <table:table-cell office:value-type="float" office:value="383">
                <text:p>383</text:p>
              </table:table-cell>
              <table:table-cell office:value-type="float" office:value="-0.021599">
                <text:p>-0.021599</text:p>
              </table:table-cell>
              <table:table-cell office:value-type="float" office:value="383">
                <text:p>383</text:p>
              </table:table-cell>
              <table:table-cell office:value-type="float" office:value="-0.011148">
                <text:p>-0.011148</text:p>
              </table:table-cell>
              <table:table-cell office:value-type="float" office:value="383">
                <text:p>383</text:p>
              </table:table-cell>
              <table:table-cell office:value-type="float" office:value="-0.017996">
                <text:p>-0.017996</text:p>
              </table:table-cell>
              <table:table-cell office:value-type="float" office:value="383">
                <text:p>383</text:p>
              </table:table-cell>
              <table:table-cell office:value-type="float" office:value="-0.032263">
                <text:p>-0.032263</text:p>
              </table:table-cell>
              <table:table-cell office:value-type="float" office:value="383">
                <text:p>383</text:p>
              </table:table-cell>
              <table:table-cell office:value-type="float" office:value="-0.00677">
                <text:p>-0.006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">
                <text:p>384</text:p>
              </table:table-cell>
              <table:table-cell office:value-type="float" office:value="-0.107793">
                <text:p>-0.107793</text:p>
              </table:table-cell>
              <table:table-cell office:value-type="float" office:value="384">
                <text:p>384</text:p>
              </table:table-cell>
              <table:table-cell office:value-type="float" office:value="-0.021716">
                <text:p>-0.021716</text:p>
              </table:table-cell>
              <table:table-cell office:value-type="float" office:value="384">
                <text:p>384</text:p>
              </table:table-cell>
              <table:table-cell office:value-type="float" office:value="-0.010882">
                <text:p>-0.010882</text:p>
              </table:table-cell>
              <table:table-cell office:value-type="float" office:value="384">
                <text:p>384</text:p>
              </table:table-cell>
              <table:table-cell office:value-type="float" office:value="-0.017824">
                <text:p>-0.017824</text:p>
              </table:table-cell>
              <table:table-cell office:value-type="float" office:value="384">
                <text:p>384</text:p>
              </table:table-cell>
              <table:table-cell office:value-type="float" office:value="-0.032613">
                <text:p>-0.032613</text:p>
              </table:table-cell>
              <table:table-cell office:value-type="float" office:value="384">
                <text:p>384</text:p>
              </table:table-cell>
              <table:table-cell office:value-type="float" office:value="-0.006691">
                <text:p>-0.0066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  <table:table-cell office:value-type="float" office:value="-0.109449">
                <text:p>-0.109449</text:p>
              </table:table-cell>
              <table:table-cell office:value-type="float" office:value="385">
                <text:p>385</text:p>
              </table:table-cell>
              <table:table-cell office:value-type="float" office:value="-0.0222559999999999">
                <text:p>-0.0222559999999999</text:p>
              </table:table-cell>
              <table:table-cell office:value-type="float" office:value="385">
                <text:p>385</text:p>
              </table:table-cell>
              <table:table-cell office:value-type="float" office:value="-0.010918">
                <text:p>-0.010918</text:p>
              </table:table-cell>
              <table:table-cell office:value-type="float" office:value="385">
                <text:p>385</text:p>
              </table:table-cell>
              <table:table-cell office:value-type="float" office:value="-0.017851">
                <text:p>-0.017851</text:p>
              </table:table-cell>
              <table:table-cell office:value-type="float" office:value="385">
                <text:p>385</text:p>
              </table:table-cell>
              <table:table-cell office:value-type="float" office:value="-0.032934">
                <text:p>-0.032934</text:p>
              </table:table-cell>
              <table:table-cell office:value-type="float" office:value="385">
                <text:p>385</text:p>
              </table:table-cell>
              <table:table-cell office:value-type="float" office:value="-0.007177">
                <text:p>-0.0071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6">
                <text:p>386</text:p>
              </table:table-cell>
              <table:table-cell office:value-type="float" office:value="-0.110388">
                <text:p>-0.110388</text:p>
              </table:table-cell>
              <table:table-cell office:value-type="float" office:value="386">
                <text:p>386</text:p>
              </table:table-cell>
              <table:table-cell office:value-type="float" office:value="-0.022382">
                <text:p>-0.022382</text:p>
              </table:table-cell>
              <table:table-cell office:value-type="float" office:value="386">
                <text:p>386</text:p>
              </table:table-cell>
              <table:table-cell office:value-type="float" office:value="-0.011445">
                <text:p>-0.011445</text:p>
              </table:table-cell>
              <table:table-cell office:value-type="float" office:value="386">
                <text:p>386</text:p>
              </table:table-cell>
              <table:table-cell office:value-type="float" office:value="-0.017768">
                <text:p>-0.017768</text:p>
              </table:table-cell>
              <table:table-cell office:value-type="float" office:value="386">
                <text:p>386</text:p>
              </table:table-cell>
              <table:table-cell office:value-type="float" office:value="-0.03314">
                <text:p>-0.03314</text:p>
              </table:table-cell>
              <table:table-cell office:value-type="float" office:value="386">
                <text:p>386</text:p>
              </table:table-cell>
              <table:table-cell office:value-type="float" office:value="-0.007261">
                <text:p>-0.0072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7">
                <text:p>387</text:p>
              </table:table-cell>
              <table:table-cell office:value-type="float" office:value="-0.11123">
                <text:p>-0.11123</text:p>
              </table:table-cell>
              <table:table-cell office:value-type="float" office:value="387">
                <text:p>387</text:p>
              </table:table-cell>
              <table:table-cell office:value-type="float" office:value="-0.022436">
                <text:p>-0.022436</text:p>
              </table:table-cell>
              <table:table-cell office:value-type="float" office:value="387">
                <text:p>387</text:p>
              </table:table-cell>
              <table:table-cell office:value-type="float" office:value="-0.011932">
                <text:p>-0.011932</text:p>
              </table:table-cell>
              <table:table-cell office:value-type="float" office:value="387">
                <text:p>387</text:p>
              </table:table-cell>
              <table:table-cell office:value-type="float" office:value="-0.018224">
                <text:p>-0.018224</text:p>
              </table:table-cell>
              <table:table-cell office:value-type="float" office:value="387">
                <text:p>387</text:p>
              </table:table-cell>
              <table:table-cell office:value-type="float" office:value="-0.033629">
                <text:p>-0.033629</text:p>
              </table:table-cell>
              <table:table-cell office:value-type="float" office:value="387">
                <text:p>387</text:p>
              </table:table-cell>
              <table:table-cell office:value-type="float" office:value="-0.007055">
                <text:p>-0.007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">
                <text:p>388</text:p>
              </table:table-cell>
              <table:table-cell office:value-type="float" office:value="-0.112278">
                <text:p>-0.112278</text:p>
              </table:table-cell>
              <table:table-cell office:value-type="float" office:value="388">
                <text:p>388</text:p>
              </table:table-cell>
              <table:table-cell office:value-type="float" office:value="-0.023107">
                <text:p>-0.023107</text:p>
              </table:table-cell>
              <table:table-cell office:value-type="float" office:value="388">
                <text:p>388</text:p>
              </table:table-cell>
              <table:table-cell office:value-type="float" office:value="-0.012262">
                <text:p>-0.012262</text:p>
              </table:table-cell>
              <table:table-cell office:value-type="float" office:value="388">
                <text:p>388</text:p>
              </table:table-cell>
              <table:table-cell office:value-type="float" office:value="-0.018417">
                <text:p>-0.018417</text:p>
              </table:table-cell>
              <table:table-cell office:value-type="float" office:value="388">
                <text:p>388</text:p>
              </table:table-cell>
              <table:table-cell office:value-type="float" office:value="-0.034376">
                <text:p>-0.034376</text:p>
              </table:table-cell>
              <table:table-cell office:value-type="float" office:value="388">
                <text:p>388</text:p>
              </table:table-cell>
              <table:table-cell office:value-type="float" office:value="-0.007323">
                <text:p>-0.0073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">
                <text:p>389</text:p>
              </table:table-cell>
              <table:table-cell office:value-type="float" office:value="-0.113194">
                <text:p>-0.113194</text:p>
              </table:table-cell>
              <table:table-cell office:value-type="float" office:value="389">
                <text:p>389</text:p>
              </table:table-cell>
              <table:table-cell office:value-type="float" office:value="-0.023641">
                <text:p>-0.023641</text:p>
              </table:table-cell>
              <table:table-cell office:value-type="float" office:value="389">
                <text:p>389</text:p>
              </table:table-cell>
              <table:table-cell office:value-type="float" office:value="-0.011594">
                <text:p>-0.011594</text:p>
              </table:table-cell>
              <table:table-cell office:value-type="float" office:value="389">
                <text:p>389</text:p>
              </table:table-cell>
              <table:table-cell office:value-type="float" office:value="-0.01778">
                <text:p>-0.01778</text:p>
              </table:table-cell>
              <table:table-cell office:value-type="float" office:value="389">
                <text:p>389</text:p>
              </table:table-cell>
              <table:table-cell office:value-type="float" office:value="-0.034314">
                <text:p>-0.034314</text:p>
              </table:table-cell>
              <table:table-cell office:value-type="float" office:value="389">
                <text:p>389</text:p>
              </table:table-cell>
              <table:table-cell office:value-type="float" office:value="-0.007307">
                <text:p>-0.007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">
                <text:p>390</text:p>
              </table:table-cell>
              <table:table-cell office:value-type="float" office:value="-0.113912">
                <text:p>-0.113912</text:p>
              </table:table-cell>
              <table:table-cell office:value-type="float" office:value="390">
                <text:p>390</text:p>
              </table:table-cell>
              <table:table-cell office:value-type="float" office:value="-0.02385">
                <text:p>-0.02385</text:p>
              </table:table-cell>
              <table:table-cell office:value-type="float" office:value="390">
                <text:p>390</text:p>
              </table:table-cell>
              <table:table-cell office:value-type="float" office:value="-0.011733">
                <text:p>-0.011733</text:p>
              </table:table-cell>
              <table:table-cell office:value-type="float" office:value="390">
                <text:p>390</text:p>
              </table:table-cell>
              <table:table-cell office:value-type="float" office:value="-0.018309">
                <text:p>-0.018309</text:p>
              </table:table-cell>
              <table:table-cell office:value-type="float" office:value="390">
                <text:p>390</text:p>
              </table:table-cell>
              <table:table-cell office:value-type="float" office:value="-0.034697">
                <text:p>-0.034697</text:p>
              </table:table-cell>
              <table:table-cell office:value-type="float" office:value="390">
                <text:p>390</text:p>
              </table:table-cell>
              <table:table-cell office:value-type="float" office:value="-0.007474">
                <text:p>-0.0074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1">
                <text:p>391</text:p>
              </table:table-cell>
              <table:table-cell office:value-type="float" office:value="-0.114379">
                <text:p>-0.114379</text:p>
              </table:table-cell>
              <table:table-cell office:value-type="float" office:value="391">
                <text:p>391</text:p>
              </table:table-cell>
              <table:table-cell office:value-type="float" office:value="-0.02371">
                <text:p>-0.02371</text:p>
              </table:table-cell>
              <table:table-cell office:value-type="float" office:value="391">
                <text:p>391</text:p>
              </table:table-cell>
              <table:table-cell office:value-type="float" office:value="-0.012342">
                <text:p>-0.012342</text:p>
              </table:table-cell>
              <table:table-cell office:value-type="float" office:value="391">
                <text:p>391</text:p>
              </table:table-cell>
              <table:table-cell office:value-type="float" office:value="-0.018261">
                <text:p>-0.018261</text:p>
              </table:table-cell>
              <table:table-cell office:value-type="float" office:value="391">
                <text:p>391</text:p>
              </table:table-cell>
              <table:table-cell office:value-type="float" office:value="-0.034815">
                <text:p>-0.034815</text:p>
              </table:table-cell>
              <table:table-cell office:value-type="float" office:value="391">
                <text:p>391</text:p>
              </table:table-cell>
              <table:table-cell office:value-type="float" office:value="-0.007009">
                <text:p>-0.007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">
                <text:p>392</text:p>
              </table:table-cell>
              <table:table-cell office:value-type="float" office:value="-0.114966">
                <text:p>-0.114966</text:p>
              </table:table-cell>
              <table:table-cell office:value-type="float" office:value="392">
                <text:p>392</text:p>
              </table:table-cell>
              <table:table-cell office:value-type="float" office:value="-0.0236759999999999">
                <text:p>-0.0236759999999999</text:p>
              </table:table-cell>
              <table:table-cell office:value-type="float" office:value="392">
                <text:p>392</text:p>
              </table:table-cell>
              <table:table-cell office:value-type="float" office:value="-0.012497">
                <text:p>-0.012497</text:p>
              </table:table-cell>
              <table:table-cell office:value-type="float" office:value="392">
                <text:p>392</text:p>
              </table:table-cell>
              <table:table-cell office:value-type="float" office:value="-0.017786">
                <text:p>-0.017786</text:p>
              </table:table-cell>
              <table:table-cell office:value-type="float" office:value="392">
                <text:p>392</text:p>
              </table:table-cell>
              <table:table-cell office:value-type="float" office:value="-0.034909">
                <text:p>-0.034909</text:p>
              </table:table-cell>
              <table:table-cell office:value-type="float" office:value="392">
                <text:p>392</text:p>
              </table:table-cell>
              <table:table-cell office:value-type="float" office:value="-0.00674">
                <text:p>-0.006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3">
                <text:p>393</text:p>
              </table:table-cell>
              <table:table-cell office:value-type="float" office:value="-0.115646">
                <text:p>-0.115646</text:p>
              </table:table-cell>
              <table:table-cell office:value-type="float" office:value="393">
                <text:p>393</text:p>
              </table:table-cell>
              <table:table-cell office:value-type="float" office:value="-0.024239">
                <text:p>-0.024239</text:p>
              </table:table-cell>
              <table:table-cell office:value-type="float" office:value="393">
                <text:p>393</text:p>
              </table:table-cell>
              <table:table-cell office:value-type="float" office:value="-0.013034">
                <text:p>-0.013034</text:p>
              </table:table-cell>
              <table:table-cell office:value-type="float" office:value="393">
                <text:p>393</text:p>
              </table:table-cell>
              <table:table-cell office:value-type="float" office:value="-0.01876">
                <text:p>-0.01876</text:p>
              </table:table-cell>
              <table:table-cell office:value-type="float" office:value="393">
                <text:p>393</text:p>
              </table:table-cell>
              <table:table-cell office:value-type="float" office:value="-0.035529">
                <text:p>-0.035529</text:p>
              </table:table-cell>
              <table:table-cell office:value-type="float" office:value="393">
                <text:p>393</text:p>
              </table:table-cell>
              <table:table-cell office:value-type="float" office:value="-0.007416">
                <text:p>-0.007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">
                <text:p>394</text:p>
              </table:table-cell>
              <table:table-cell office:value-type="float" office:value="-0.116685">
                <text:p>-0.116685</text:p>
              </table:table-cell>
              <table:table-cell office:value-type="float" office:value="394">
                <text:p>394</text:p>
              </table:table-cell>
              <table:table-cell office:value-type="float" office:value="-0.02491">
                <text:p>-0.02491</text:p>
              </table:table-cell>
              <table:table-cell office:value-type="float" office:value="394">
                <text:p>394</text:p>
              </table:table-cell>
              <table:table-cell office:value-type="float" office:value="-0.013187">
                <text:p>-0.013187</text:p>
              </table:table-cell>
              <table:table-cell office:value-type="float" office:value="394">
                <text:p>394</text:p>
              </table:table-cell>
              <table:table-cell office:value-type="float" office:value="-0.019191">
                <text:p>-0.019191</text:p>
              </table:table-cell>
              <table:table-cell office:value-type="float" office:value="394">
                <text:p>394</text:p>
              </table:table-cell>
              <table:table-cell office:value-type="float" office:value="-0.036048">
                <text:p>-0.036048</text:p>
              </table:table-cell>
              <table:table-cell office:value-type="float" office:value="394">
                <text:p>394</text:p>
              </table:table-cell>
              <table:table-cell office:value-type="float" office:value="-0.007739">
                <text:p>-0.0077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">
                <text:p>395</text:p>
              </table:table-cell>
              <table:table-cell office:value-type="float" office:value="-0.117897">
                <text:p>-0.117897</text:p>
              </table:table-cell>
              <table:table-cell office:value-type="float" office:value="395">
                <text:p>395</text:p>
              </table:table-cell>
              <table:table-cell office:value-type="float" office:value="-0.02527">
                <text:p>-0.02527</text:p>
              </table:table-cell>
              <table:table-cell office:value-type="float" office:value="395">
                <text:p>395</text:p>
              </table:table-cell>
              <table:table-cell office:value-type="float" office:value="-0.013303">
                <text:p>-0.013303</text:p>
              </table:table-cell>
              <table:table-cell office:value-type="float" office:value="395">
                <text:p>395</text:p>
              </table:table-cell>
              <table:table-cell office:value-type="float" office:value="-0.018817">
                <text:p>-0.018817</text:p>
              </table:table-cell>
              <table:table-cell office:value-type="float" office:value="395">
                <text:p>395</text:p>
              </table:table-cell>
              <table:table-cell office:value-type="float" office:value="-0.036465">
                <text:p>-0.036465</text:p>
              </table:table-cell>
              <table:table-cell office:value-type="float" office:value="395">
                <text:p>395</text:p>
              </table:table-cell>
              <table:table-cell office:value-type="float" office:value="-0.007797">
                <text:p>-0.0077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6">
                <text:p>396</text:p>
              </table:table-cell>
              <table:table-cell office:value-type="float" office:value="-0.118669">
                <text:p>-0.118669</text:p>
              </table:table-cell>
              <table:table-cell office:value-type="float" office:value="396">
                <text:p>396</text:p>
              </table:table-cell>
              <table:table-cell office:value-type="float" office:value="-0.025247">
                <text:p>-0.025247</text:p>
              </table:table-cell>
              <table:table-cell office:value-type="float" office:value="396">
                <text:p>396</text:p>
              </table:table-cell>
              <table:table-cell office:value-type="float" office:value="-0.013022">
                <text:p>-0.013022</text:p>
              </table:table-cell>
              <table:table-cell office:value-type="float" office:value="396">
                <text:p>396</text:p>
              </table:table-cell>
              <table:table-cell office:value-type="float" office:value="-0.018702">
                <text:p>-0.018702</text:p>
              </table:table-cell>
              <table:table-cell office:value-type="float" office:value="396">
                <text:p>396</text:p>
              </table:table-cell>
              <table:table-cell office:value-type="float" office:value="-0.036277">
                <text:p>-0.036277</text:p>
              </table:table-cell>
              <table:table-cell office:value-type="float" office:value="396">
                <text:p>396</text:p>
              </table:table-cell>
              <table:table-cell office:value-type="float" office:value="-0.007184">
                <text:p>-0.007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-0.119443">
                <text:p>-0.119443</text:p>
              </table:table-cell>
              <table:table-cell office:value-type="float" office:value="397">
                <text:p>397</text:p>
              </table:table-cell>
              <table:table-cell office:value-type="float" office:value="-0.025645">
                <text:p>-0.025645</text:p>
              </table:table-cell>
              <table:table-cell office:value-type="float" office:value="397">
                <text:p>397</text:p>
              </table:table-cell>
              <table:table-cell office:value-type="float" office:value="-0.013032">
                <text:p>-0.013032</text:p>
              </table:table-cell>
              <table:table-cell office:value-type="float" office:value="397">
                <text:p>397</text:p>
              </table:table-cell>
              <table:table-cell office:value-type="float" office:value="-0.018878">
                <text:p>-0.018878</text:p>
              </table:table-cell>
              <table:table-cell office:value-type="float" office:value="397">
                <text:p>397</text:p>
              </table:table-cell>
              <table:table-cell office:value-type="float" office:value="-0.036836">
                <text:p>-0.036836</text:p>
              </table:table-cell>
              <table:table-cell office:value-type="float" office:value="397">
                <text:p>397</text:p>
              </table:table-cell>
              <table:table-cell office:value-type="float" office:value="-0.006969">
                <text:p>-0.0069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-0.12">
                <text:p>-0.12</text:p>
              </table:table-cell>
              <table:table-cell office:value-type="float" office:value="398">
                <text:p>398</text:p>
              </table:table-cell>
              <table:table-cell office:value-type="float" office:value="-0.026002">
                <text:p>-0.026002</text:p>
              </table:table-cell>
              <table:table-cell office:value-type="float" office:value="398">
                <text:p>398</text:p>
              </table:table-cell>
              <table:table-cell office:value-type="float" office:value="-0.013778">
                <text:p>-0.013778</text:p>
              </table:table-cell>
              <table:table-cell office:value-type="float" office:value="398">
                <text:p>398</text:p>
              </table:table-cell>
              <table:table-cell office:value-type="float" office:value="-0.019243">
                <text:p>-0.019243</text:p>
              </table:table-cell>
              <table:table-cell office:value-type="float" office:value="398">
                <text:p>398</text:p>
              </table:table-cell>
              <table:table-cell office:value-type="float" office:value="-0.037468">
                <text:p>-0.037468</text:p>
              </table:table-cell>
              <table:table-cell office:value-type="float" office:value="398">
                <text:p>398</text:p>
              </table:table-cell>
              <table:table-cell office:value-type="float" office:value="-0.007388">
                <text:p>-0.007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0.120111">
                <text:p>-0.120111</text:p>
              </table:table-cell>
              <table:table-cell office:value-type="float" office:value="399">
                <text:p>399</text:p>
              </table:table-cell>
              <table:table-cell office:value-type="float" office:value="-0.025972">
                <text:p>-0.025972</text:p>
              </table:table-cell>
              <table:table-cell office:value-type="float" office:value="399">
                <text:p>399</text:p>
              </table:table-cell>
              <table:table-cell office:value-type="float" office:value="-0.014143">
                <text:p>-0.014143</text:p>
              </table:table-cell>
              <table:table-cell office:value-type="float" office:value="399">
                <text:p>399</text:p>
              </table:table-cell>
              <table:table-cell office:value-type="float" office:value="-0.019339">
                <text:p>-0.019339</text:p>
              </table:table-cell>
              <table:table-cell office:value-type="float" office:value="399">
                <text:p>399</text:p>
              </table:table-cell>
              <table:table-cell office:value-type="float" office:value="-0.037588">
                <text:p>-0.037588</text:p>
              </table:table-cell>
              <table:table-cell office:value-type="float" office:value="399">
                <text:p>399</text:p>
              </table:table-cell>
              <table:table-cell office:value-type="float" office:value="-0.007624">
                <text:p>-0.0076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-0.120148">
                <text:p>-0.120148</text:p>
              </table:table-cell>
              <table:table-cell office:value-type="float" office:value="400">
                <text:p>400</text:p>
              </table:table-cell>
              <table:table-cell office:value-type="float" office:value="-0.025961">
                <text:p>-0.025961</text:p>
              </table:table-cell>
              <table:table-cell office:value-type="float" office:value="400">
                <text:p>400</text:p>
              </table:table-cell>
              <table:table-cell office:value-type="float" office:value="-0.014264">
                <text:p>-0.014264</text:p>
              </table:table-cell>
              <table:table-cell office:value-type="float" office:value="400">
                <text:p>400</text:p>
              </table:table-cell>
              <table:table-cell office:value-type="float" office:value="-0.019372">
                <text:p>-0.019372</text:p>
              </table:table-cell>
              <table:table-cell office:value-type="float" office:value="400">
                <text:p>400</text:p>
              </table:table-cell>
              <table:table-cell office:value-type="float" office:value="-0.037628">
                <text:p>-0.037628</text:p>
              </table:table-cell>
              <table:table-cell office:value-type="float" office:value="400">
                <text:p>400</text:p>
              </table:table-cell>
              <table:table-cell office:value-type="float" office:value="-0.007703">
                <text:p>-0.0077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